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DejaVu LGC Sans1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4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2146in"/>
    </style:style>
    <style:style style:name="co7" style:family="table-column">
      <style:table-column-properties fo:break-before="auto" style:column-width="0.4299in"/>
    </style:style>
    <style:style style:name="co8" style:family="table-column">
      <style:table-column-properties fo:break-before="auto" style:column-width="0.5591in"/>
    </style:style>
    <style:style style:name="co9" style:family="table-column">
      <style:table-column-properties fo:break-before="auto" style:column-width="0.9138in"/>
    </style:style>
    <style:style style:name="co10" style:family="table-column">
      <style:table-column-properties fo:break-before="auto" style:column-width="0.4728in"/>
    </style:style>
    <style:style style:name="co11" style:family="table-column">
      <style:table-column-properties fo:break-before="auto" style:column-width="0.1146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3299in"/>
    </style:style>
    <style:style style:name="co14" style:family="table-column">
      <style:table-column-properties fo:break-before="auto" style:column-width="0.5161in"/>
    </style:style>
    <style:style style:name="co15" style:family="table-column">
      <style:table-column-properties fo:break-before="auto" style:column-width="0.5453in"/>
    </style:style>
    <style:style style:name="co16" style:family="table-column">
      <style:table-column-properties fo:break-before="auto" style:column-width="0.813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/>
    </style:style>
    <style:style style:name="ce2" style:family="table-cell" style:parent-style-name="Default">
      <style:text-properties fo:font-style="normal" fo:font-weight="normal"/>
    </style:style>
    <style:style style:name="ce3" style:family="table-cell" style:parent-style-name="Default">
      <style:text-properties style:use-window-font-color="true" style:text-outline="false" style:text-line-through-style="none" style:font-name="Nimbus Sans L" fo:font-size="12pt" fo:language="en" fo:country="US" fo:font-style="italic" fo:text-shadow="none" style:text-underline-style="none" fo:font-weight="normal" style:text-underline-mode="continuous" style:text-line-through-mode="continuous" style:font-name-asian="DejaVu LGC Sans1" style:font-size-asian="6.80000019073486pt" style:language-asian="en" style:country-asian="US" style:font-style-asian="normal" style:font-weight-asian="normal" style:font-name-complex="DejaVu LGC Sans1" style:font-size-complex="6.80000019073486pt" style:language-complex="en" style:country-complex="US" style:font-style-complex="italic" style:font-weight-complex="normal" style:text-emphasize="none" style:font-relief="none"/>
    </style:style>
    <style:style style:name="T1" style:family="text">
      <style:text-properties style:use-window-font-color="true" style:font-name="Nimbus Roman No9 L" fo:font-size="12pt" fo:language="en" fo:country="US" fo:font-style="italic" fo:font-weight="normal" style:font-name-asian="DejaVu LGC Sans1" style:language-asian="en" style:country-asian="US" style:font-name-complex="DejaVu LGC Sans1" style:font-size-complex="6.80000019073486pt" style:font-style-complex="italic"/>
    </style:style>
    <style:style style:name="T2" style:family="text">
      <style:text-properties style:use-window-font-color="true" style:text-position="42% 100%" style:font-name="Nimbus Roman No9 L" fo:font-size="12pt" fo:language="en" fo:country="US" fo:font-style="italic" fo:font-weight="normal" style:font-name-asian="DejaVu LGC Sans1" style:language-asian="en" style:country-asian="US" style:font-name-complex="DejaVu LGC Sans1" style:font-size-complex="6.80000019073486pt" style:font-style-complex="italic"/>
    </style:style>
  </office:automatic-styles>
  <office:body>
    <office:spreadsheet>
      <table:table table:name="win cou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5" table:default-cell-style-name="Default"/>
        <table:table-column table:style-name="co4" table:default-cell-style-name="Default"/>
        <table:table-column table:style-name="co5" table:number-columns-repeated="205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206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270880361174">
            <text:p>0.03</text:p>
          </table:table-cell>
          <table:table-cell office:value-type="float" office:value="0.038374717833">
            <text:p>0.04</text:p>
          </table:table-cell>
          <table:table-cell office:value-type="float" office:value="0.0158013544018">
            <text:p>0.02</text:p>
          </table:table-cell>
          <table:table-cell office:value-type="float" office:value="0.0135440180587">
            <text:p>0.01</text:p>
          </table:table-cell>
          <table:table-cell office:value-type="float" office:value="0.0225733634312">
            <text:p>0.02</text:p>
          </table:table-cell>
          <table:table-cell office:value-type="float" office:value="0.00451467268623">
            <text:p>0</text:p>
          </table:table-cell>
          <table:table-cell office:value-type="float" office:value="0.0135440180587">
            <text:p>0.01</text:p>
          </table:table-cell>
          <table:table-cell office:value-type="float" office:value="0.0248306997743">
            <text:p>0.02</text:p>
          </table:table-cell>
          <table:table-cell office:value-type="float" office:value="0.0270880361174">
            <text:p>0.03</text:p>
          </table:table-cell>
          <table:table-cell office:value-type="float" office:value="0.038374717833">
            <text:p>0.04</text:p>
          </table:table-cell>
          <table:table-cell office:value-type="float" office:value="0">
            <text:p>0</text:p>
          </table:table-cell>
          <table:table-cell office:value-type="float" office:value="0.0316027088036">
            <text:p>0.03</text:p>
          </table:table-cell>
          <table:table-cell office:value-type="float" office:value="0.0270880361174">
            <text:p>0.03</text:p>
          </table:table-cell>
          <table:table-cell office:value-type="float" office:value="0.00902934537246">
            <text:p>0.01</text:p>
          </table:table-cell>
          <table:table-cell office:value-type="float" office:value="0.0361173814898">
            <text:p>0.04</text:p>
          </table:table-cell>
          <table:table-cell office:value-type="float" office:value="0.0541760722348">
            <text:p>0.05</text:p>
          </table:table-cell>
          <table:table-cell office:value-type="float" office:value="0.0428893905192">
            <text:p>0.04</text:p>
          </table:table-cell>
          <table:table-cell office:value-type="float" office:value="0.038374717833">
            <text:p>0.04</text:p>
          </table:table-cell>
          <table:table-cell office:value-type="float" office:value="0.0564334085779">
            <text:p>0.06</text:p>
          </table:table-cell>
          <table:table-cell office:value-type="float" office:value="0.0677200902935">
            <text:p>0.07</text:p>
          </table:table-cell>
          <table:table-cell office:value-type="float" office:value="0.106094808126">
            <text:p>0.11</text:p>
          </table:table-cell>
          <table:table-cell office:value-type="float" office:value="0.115124153499">
            <text:p>0.12</text:p>
          </table:table-cell>
          <table:table-cell office:value-type="float" office:value="0.124153498871">
            <text:p>0.12</text:p>
          </table:table-cell>
          <table:table-cell office:value-type="float" office:value="0.0428893905192">
            <text:p>0.04</text:p>
          </table:table-cell>
          <table:table-cell office:value-type="float" office:value="0.0338600451467">
            <text:p>0.03</text:p>
          </table:table-cell>
          <table:table-cell office:value-type="float" office:value="0.106094808126">
            <text:p>0.11</text:p>
          </table:table-cell>
          <table:table-cell office:value-type="float" office:value="0.160270880361">
            <text:p>0.16</text:p>
          </table:table-cell>
          <table:table-cell office:value-type="float" office:value="0.162528216704">
            <text:p>0.16</text:p>
          </table:table-cell>
          <table:table-cell office:value-type="float" office:value="0.135440180587">
            <text:p>0.14</text:p>
          </table:table-cell>
          <table:table-cell office:value-type="float" office:value="0.293453724605">
            <text:p>0.29</text:p>
          </table:table-cell>
          <table:table-cell office:value-type="float" office:value="0.316027088036">
            <text:p>0.32</text:p>
          </table:table-cell>
          <table:table-cell office:value-type="float" office:value="0.257336343115">
            <text:p>0.26</text:p>
          </table:table-cell>
          <table:table-cell office:value-type="float" office:value="0.243792325056">
            <text:p>0.24</text:p>
          </table:table-cell>
          <table:table-cell office:value-type="float" office:value="0.146726862302">
            <text:p>0.15</text:p>
          </table:table-cell>
          <table:table-cell office:value-type="float" office:value="0.167042889391">
            <text:p>0.17</text:p>
          </table:table-cell>
          <table:table-cell office:value-type="float" office:value="0.058690744921">
            <text:p>0.06</text:p>
          </table:table-cell>
          <table:table-cell office:value-type="float" office:value="0.200902934537">
            <text:p>0.2</text:p>
          </table:table-cell>
          <table:table-cell office:value-type="float" office:value="0.167042889391">
            <text:p>0.17</text:p>
          </table:table-cell>
          <table:table-cell office:value-type="float" office:value="0.162528216704">
            <text:p>0.16</text:p>
          </table:table-cell>
          <table:table-cell office:value-type="float" office:value="0.237020316027">
            <text:p>0.24</text:p>
          </table:table-cell>
          <table:table-cell office:value-type="float" office:value="0.0812641083521">
            <text:p>0.08</text:p>
          </table:table-cell>
          <table:table-cell office:value-type="float" office:value="0.471783295711">
            <text:p>0.47</text:p>
          </table:table-cell>
          <table:table-cell office:value-type="float" office:value="0.428893905192">
            <text:p>0.43</text:p>
          </table:table-cell>
          <table:table-cell office:value-type="float" office:value="0.112866817156">
            <text:p>0.11</text:p>
          </table:table-cell>
          <table:table-cell office:value-type="float" office:value="0.079006772009">
            <text:p>0.08</text:p>
          </table:table-cell>
          <table:table-cell office:value-type="float" office:value="2215">
            <text:p>2215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865051903114">
            <text:p>0.01</text:p>
          </table:table-cell>
          <table:table-cell office:value-type="float" office:value="0.0138408304498">
            <text:p>0.01</text:p>
          </table:table-cell>
          <table:table-cell office:value-type="float" office:value="0.0190311418685">
            <text:p>0.02</text:p>
          </table:table-cell>
          <table:table-cell office:value-type="float" office:value="0.0173010380623">
            <text:p>0.02</text:p>
          </table:table-cell>
          <table:table-cell table:number-columns-repeated="2" office:value-type="float" office:value="0.0103806228374">
            <text:p>0.01</text:p>
          </table:table-cell>
          <table:table-cell office:value-type="float" office:value="0.022491349481">
            <text:p>0.02</text:p>
          </table:table-cell>
          <table:table-cell office:value-type="float" office:value="0.0294117647059">
            <text:p>0.03</text:p>
          </table:table-cell>
          <table:table-cell table:number-columns-repeated="2" office:value-type="float" office:value="0.022491349481">
            <text:p>0.02</text:p>
          </table:table-cell>
          <table:table-cell office:value-type="float" office:value="0.0173010380623">
            <text:p>0.02</text:p>
          </table:table-cell>
          <table:table-cell office:value-type="float" office:value="0.0467128027682">
            <text:p>0.05</text:p>
          </table:table-cell>
          <table:table-cell office:value-type="float" office:value="0.0155709342561">
            <text:p>0.02</text:p>
          </table:table-cell>
          <table:table-cell office:value-type="float" office:value="0.0519031141869">
            <text:p>0.05</text:p>
          </table:table-cell>
          <table:table-cell office:value-type="float" office:value="0.0294117647059">
            <text:p>0.03</text:p>
          </table:table-cell>
          <table:table-cell office:value-type="float" office:value="0.038062283737">
            <text:p>0.04</text:p>
          </table:table-cell>
          <table:table-cell office:value-type="float" office:value="0.0865051903114">
            <text:p>0.09</text:p>
          </table:table-cell>
          <table:table-cell office:value-type="float" office:value="0.0242214532872">
            <text:p>0.02</text:p>
          </table:table-cell>
          <table:table-cell office:value-type="float" office:value="0.112456747405">
            <text:p>0.11</text:p>
          </table:table-cell>
          <table:table-cell office:value-type="float" office:value="0.185121107266">
            <text:p>0.19</text:p>
          </table:table-cell>
          <table:table-cell office:value-type="float" office:value="0.159169550173">
            <text:p>0.16</text:p>
          </table:table-cell>
          <table:table-cell office:value-type="float" office:value="0.157439446367">
            <text:p>0.16</text:p>
          </table:table-cell>
          <table:table-cell office:value-type="float" office:value="0.153979238754">
            <text:p>0.15</text:p>
          </table:table-cell>
          <table:table-cell office:value-type="float" office:value="0.0882352941176">
            <text:p>0.09</text:p>
          </table:table-cell>
          <table:table-cell office:value-type="float" office:value="0.138408304498">
            <text:p>0.14</text:p>
          </table:table-cell>
          <table:table-cell office:value-type="float" office:value="0.122837370242">
            <text:p>0.12</text:p>
          </table:table-cell>
          <table:table-cell office:value-type="float" office:value="0.178200692042">
            <text:p>0.18</text:p>
          </table:table-cell>
          <table:table-cell office:value-type="float" office:value="0.190311418685">
            <text:p>0.19</text:p>
          </table:table-cell>
          <table:table-cell office:value-type="float" office:value="0.186851211073">
            <text:p>0.19</text:p>
          </table:table-cell>
          <table:table-cell office:value-type="float" office:value="0.401384083045">
            <text:p>0.4</text:p>
          </table:table-cell>
          <table:table-cell office:value-type="float" office:value="0.340830449827">
            <text:p>0.34</text:p>
          </table:table-cell>
          <table:table-cell office:value-type="float" office:value="0.28892733564">
            <text:p>0.29</text:p>
          </table:table-cell>
          <table:table-cell office:value-type="float" office:value="0.358131487889">
            <text:p>0.36</text:p>
          </table:table-cell>
          <table:table-cell office:value-type="float" office:value="0.269896193772">
            <text:p>0.27</text:p>
          </table:table-cell>
          <table:table-cell office:value-type="float" office:value="0.219723183391">
            <text:p>0.22</text:p>
          </table:table-cell>
          <table:table-cell office:value-type="float" office:value="0.0346020761246">
            <text:p>0.03</text:p>
          </table:table-cell>
          <table:table-cell office:value-type="float" office:value="0.301038062284">
            <text:p>0.3</text:p>
          </table:table-cell>
          <table:table-cell office:value-type="float" office:value="0.207612456747">
            <text:p>0.21</text:p>
          </table:table-cell>
          <table:table-cell office:value-type="float" office:value="0.115916955017">
            <text:p>0.12</text:p>
          </table:table-cell>
          <table:table-cell office:value-type="float" office:value="0.307958477509">
            <text:p>0.31</text:p>
          </table:table-cell>
          <table:table-cell office:value-type="float" office:value="0.083044982699">
            <text:p>0.08</text:p>
          </table:table-cell>
          <table:table-cell office:value-type="float" office:value="0.309688581315">
            <text:p>0.31</text:p>
          </table:table-cell>
          <table:table-cell office:value-type="float" office:value="0.352941176471">
            <text:p>0.35</text:p>
          </table:table-cell>
          <table:table-cell office:value-type="float" office:value="0.13321799308">
            <text:p>0.13</text:p>
          </table:table-cell>
          <table:table-cell office:value-type="float" office:value="0.115916955017">
            <text:p>0.12</text:p>
          </table:table-cell>
          <table:table-cell office:value-type="float" office:value="3468">
            <text:p>3468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37851037851">
            <text:p>0.04</text:p>
          </table:table-cell>
          <table:table-cell office:value-type="float" office:value="0.01221001221">
            <text:p>0.01</text:p>
          </table:table-cell>
          <table:table-cell office:value-type="float" office:value="0.002442002442">
            <text:p>0</text:p>
          </table:table-cell>
          <table:table-cell office:value-type="float" office:value="0.00976800976801">
            <text:p>0.01</text:p>
          </table:table-cell>
          <table:table-cell office:value-type="float" office:value="0.02442002442">
            <text:p>0.02</text:p>
          </table:table-cell>
          <table:table-cell office:value-type="float" office:value="0.018315018315">
            <text:p>0.02</text:p>
          </table:table-cell>
          <table:table-cell table:number-columns-repeated="2" office:value-type="float" office:value="0.029304029304">
            <text:p>0.03</text:p>
          </table:table-cell>
          <table:table-cell office:value-type="float" office:value="0.00854700854701">
            <text:p>0.01</text:p>
          </table:table-cell>
          <table:table-cell office:value-type="float" office:value="0.0598290598291">
            <text:p>0.06</text:p>
          </table:table-cell>
          <table:table-cell office:value-type="float" office:value="0.023199023199">
            <text:p>0.02</text:p>
          </table:table-cell>
          <table:table-cell office:value-type="float" office:value="0.018315018315">
            <text:p>0.02</text:p>
          </table:table-cell>
          <table:table-cell office:value-type="float" office:value="0.028083028083">
            <text:p>0.03</text:p>
          </table:table-cell>
          <table:table-cell office:value-type="float" office:value="0.00976800976801">
            <text:p>0.01</text:p>
          </table:table-cell>
          <table:table-cell office:value-type="float" office:value="0.023199023199">
            <text:p>0.02</text:p>
          </table:table-cell>
          <table:table-cell office:value-type="float" office:value="0.0512820512821">
            <text:p>0.05</text:p>
          </table:table-cell>
          <table:table-cell office:value-type="float" office:value="0.040293040293">
            <text:p>0.04</text:p>
          </table:table-cell>
          <table:table-cell office:value-type="float" office:value="0.0622710622711">
            <text:p>0.06</text:p>
          </table:table-cell>
          <table:table-cell office:value-type="float" office:value="0.186813186813">
            <text:p>0.19</text:p>
          </table:table-cell>
          <table:table-cell office:value-type="float" office:value="0.159951159951">
            <text:p>0.16</text:p>
          </table:table-cell>
          <table:table-cell office:value-type="float" office:value="0.164835164835">
            <text:p>0.16</text:p>
          </table:table-cell>
          <table:table-cell office:value-type="float" office:value="0.307692307692">
            <text:p>0.31</text:p>
          </table:table-cell>
          <table:table-cell office:value-type="float" office:value="0.200244200244">
            <text:p>0.2</text:p>
          </table:table-cell>
          <table:table-cell office:value-type="float" office:value="0.178266178266">
            <text:p>0.18</text:p>
          </table:table-cell>
          <table:table-cell office:value-type="float" office:value="0.120879120879">
            <text:p>0.12</text:p>
          </table:table-cell>
          <table:table-cell office:value-type="float" office:value="0.124542124542">
            <text:p>0.12</text:p>
          </table:table-cell>
          <table:table-cell office:value-type="float" office:value="0.205128205128">
            <text:p>0.21</text:p>
          </table:table-cell>
          <table:table-cell office:value-type="float" office:value="0.409035409035">
            <text:p>0.41</text:p>
          </table:table-cell>
          <table:table-cell office:value-type="float" office:value="0.251526251526">
            <text:p>0.25</text:p>
          </table:table-cell>
          <table:table-cell office:value-type="float" office:value="0.362637362637">
            <text:p>0.36</text:p>
          </table:table-cell>
          <table:table-cell office:value-type="float" office:value="0.347985347985">
            <text:p>0.35</text:p>
          </table:table-cell>
          <table:table-cell office:value-type="float" office:value="0.328449328449">
            <text:p>0.33</text:p>
          </table:table-cell>
          <table:table-cell office:value-type="float" office:value="0.416361416361">
            <text:p>0.42</text:p>
          </table:table-cell>
          <table:table-cell office:value-type="float" office:value="0.274725274725">
            <text:p>0.27</text:p>
          </table:table-cell>
          <table:table-cell office:value-type="float" office:value="0.196581196581">
            <text:p>0.2</text:p>
          </table:table-cell>
          <table:table-cell office:value-type="float" office:value="0.0915750915751">
            <text:p>0.09</text:p>
          </table:table-cell>
          <table:table-cell office:value-type="float" office:value="0.326007326007">
            <text:p>0.33</text:p>
          </table:table-cell>
          <table:table-cell office:value-type="float" office:value="0.257631257631">
            <text:p>0.26</text:p>
          </table:table-cell>
          <table:table-cell office:value-type="float" office:value="0.145299145299">
            <text:p>0.15</text:p>
          </table:table-cell>
          <table:table-cell office:value-type="float" office:value="0.335775335775">
            <text:p>0.34</text:p>
          </table:table-cell>
          <table:table-cell office:value-type="float" office:value="0.13431013431">
            <text:p>0.13</text:p>
          </table:table-cell>
          <table:table-cell office:value-type="float" office:value="0.212454212454">
            <text:p>0.21</text:p>
          </table:table-cell>
          <table:table-cell office:value-type="float" office:value="0.47619047619">
            <text:p>0.48</text:p>
          </table:table-cell>
          <table:table-cell office:value-type="float" office:value="0.201465201465">
            <text:p>0.2</text:p>
          </table:table-cell>
          <table:table-cell office:value-type="float" office:value="0.0952380952381">
            <text:p>0.1</text:p>
          </table:table-cell>
          <table:table-cell office:value-type="float" office:value="5733">
            <text:p>5733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153714773698">
            <text:p>0.02</text:p>
          </table:table-cell>
          <table:table-cell office:value-type="float" office:value="0.0222032450897">
            <text:p>0.02</text:p>
          </table:table-cell>
          <table:table-cell office:value-type="float" office:value="0.00768573868488">
            <text:p>0.01</text:p>
          </table:table-cell>
          <table:table-cell office:value-type="float" office:value="0.00426985482494">
            <text:p>0</text:p>
          </table:table-cell>
          <table:table-cell office:value-type="float" office:value="0.00341588385995">
            <text:p>0</text:p>
          </table:table-cell>
          <table:table-cell office:value-type="float" office:value="0.00939368061486">
            <text:p>0.01</text:p>
          </table:table-cell>
          <table:table-cell office:value-type="float" office:value="0.0290350128096">
            <text:p>0.03</text:p>
          </table:table-cell>
          <table:table-cell office:value-type="float" office:value="0.0187873612297">
            <text:p>0.02</text:p>
          </table:table-cell>
          <table:table-cell office:value-type="float" office:value="0.0264730999146">
            <text:p>0.03</text:p>
          </table:table-cell>
          <table:table-cell office:value-type="float" office:value="0.0273270708796">
            <text:p>0.03</text:p>
          </table:table-cell>
          <table:table-cell office:value-type="float" office:value="0.0401366353544">
            <text:p>0.04</text:p>
          </table:table-cell>
          <table:table-cell office:value-type="float" office:value="0.0111016225448">
            <text:p>0.01</text:p>
          </table:table-cell>
          <table:table-cell office:value-type="float" office:value="0.0153714773698">
            <text:p>0.02</text:p>
          </table:table-cell>
          <table:table-cell office:value-type="float" office:value="0.0239111870196">
            <text:p>0.02</text:p>
          </table:table-cell>
          <table:table-cell office:value-type="float" office:value="0.0375747224594">
            <text:p>0.04</text:p>
          </table:table-cell>
          <table:table-cell office:value-type="float" office:value="0.0512382578992">
            <text:p>0.05</text:p>
          </table:table-cell>
          <table:table-cell office:value-type="float" office:value="0.0597779675491">
            <text:p>0.06</text:p>
          </table:table-cell>
          <table:table-cell office:value-type="float" office:value="0.0828351836038">
            <text:p>0.08</text:p>
          </table:table-cell>
          <table:table-cell office:value-type="float" office:value="0.183603757472">
            <text:p>0.18</text:p>
          </table:table-cell>
          <table:table-cell office:value-type="float" office:value="0.228864218617">
            <text:p>0.23</text:p>
          </table:table-cell>
          <table:table-cell office:value-type="float" office:value="0.240819812126">
            <text:p>0.24</text:p>
          </table:table-cell>
          <table:table-cell office:value-type="float" office:value="0.278394534586">
            <text:p>0.28</text:p>
          </table:table-cell>
          <table:table-cell office:value-type="float" office:value="0.255337318531">
            <text:p>0.26</text:p>
          </table:table-cell>
          <table:table-cell office:value-type="float" office:value="0.204099060632">
            <text:p>0.2</text:p>
          </table:table-cell>
          <table:table-cell office:value-type="float" office:value="0.162254483348">
            <text:p>0.16</text:p>
          </table:table-cell>
          <table:table-cell office:value-type="float" office:value="0.156276686593">
            <text:p>0.16</text:p>
          </table:table-cell>
          <table:table-cell office:value-type="float" office:value="0.333048676345">
            <text:p>0.33</text:p>
          </table:table-cell>
          <table:table-cell office:value-type="float" office:value="0.397950469684">
            <text:p>0.4</text:p>
          </table:table-cell>
          <table:table-cell office:value-type="float" office:value="0.32536293766">
            <text:p>0.33</text:p>
          </table:table-cell>
          <table:table-cell office:value-type="float" office:value="0.414175918019">
            <text:p>0.41</text:p>
          </table:table-cell>
          <table:table-cell office:value-type="float" office:value="0.399658411614">
            <text:p>0.4</text:p>
          </table:table-cell>
          <table:table-cell office:value-type="float" office:value="0.380871050384">
            <text:p>0.38</text:p>
          </table:table-cell>
          <table:table-cell office:value-type="float" office:value="0.480785653288">
            <text:p>0.48</text:p>
          </table:table-cell>
          <table:table-cell office:value-type="float" office:value="0.286934244236">
            <text:p>0.29</text:p>
          </table:table-cell>
          <table:table-cell office:value-type="float" office:value="0.222032450897">
            <text:p>0.22</text:p>
          </table:table-cell>
          <table:table-cell office:value-type="float" office:value="0.101622544833">
            <text:p>0.1</text:p>
          </table:table-cell>
          <table:table-cell office:value-type="float" office:value="0.310845431255">
            <text:p>0.31</text:p>
          </table:table-cell>
          <table:table-cell office:value-type="float" office:value="0.299743808711">
            <text:p>0.3</text:p>
          </table:table-cell>
          <table:table-cell office:value-type="float" office:value="0.169940222032">
            <text:p>0.17</text:p>
          </table:table-cell>
          <table:table-cell office:value-type="float" office:value="0.379163108454">
            <text:p>0.38</text:p>
          </table:table-cell>
          <table:table-cell office:value-type="float" office:value="0.118701964133">
            <text:p>0.12</text:p>
          </table:table-cell>
          <table:table-cell office:value-type="float" office:value="0.36293766012">
            <text:p>0.36</text:p>
          </table:table-cell>
          <table:table-cell office:value-type="float" office:value="0.514090520922">
            <text:p>0.51</text:p>
          </table:table-cell>
          <table:table-cell office:value-type="float" office:value="0.218616567037">
            <text:p>0.22</text:p>
          </table:table-cell>
          <table:table-cell office:value-type="float" office:value="0.0879590093937">
            <text:p>0.09</text:p>
          </table:table-cell>
          <table:table-cell office:value-type="float" office:value="9368">
            <text:p>9368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165198237885">
            <text:p>0.02</text:p>
          </table:table-cell>
          <table:table-cell office:value-type="float" office:value="0.00440528634361">
            <text:p>0</text:p>
          </table:table-cell>
          <table:table-cell office:value-type="float" office:value="0.00330396475771">
            <text:p>0</text:p>
          </table:table-cell>
          <table:table-cell office:value-type="float" office:value="0.000550660792952">
            <text:p>0</text:p>
          </table:table-cell>
          <table:table-cell office:value-type="float" office:value="0.00605726872247">
            <text:p>0.01</text:p>
          </table:table-cell>
          <table:table-cell office:value-type="float" office:value="0.00770925110132">
            <text:p>0.01</text:p>
          </table:table-cell>
          <table:table-cell office:value-type="float" office:value="0.0154185022026">
            <text:p>0.02</text:p>
          </table:table-cell>
          <table:table-cell office:value-type="float" office:value="0.00991189427313">
            <text:p>0.01</text:p>
          </table:table-cell>
          <table:table-cell office:value-type="float" office:value="0.0159691629956">
            <text:p>0.02</text:p>
          </table:table-cell>
          <table:table-cell office:value-type="float" office:value="0.0313876651982">
            <text:p>0.03</text:p>
          </table:table-cell>
          <table:table-cell office:value-type="float" office:value="0.0424008810573">
            <text:p>0.04</text:p>
          </table:table-cell>
          <table:table-cell office:value-type="float" office:value="0.0137665198238">
            <text:p>0.01</text:p>
          </table:table-cell>
          <table:table-cell office:value-type="float" office:value="0.011563876652">
            <text:p>0.01</text:p>
          </table:table-cell>
          <table:table-cell office:value-type="float" office:value="0.0137665198238">
            <text:p>0.01</text:p>
          </table:table-cell>
          <table:table-cell office:value-type="float" office:value="0.0159691629956">
            <text:p>0.02</text:p>
          </table:table-cell>
          <table:table-cell office:value-type="float" office:value="0.0561674008811">
            <text:p>0.06</text:p>
          </table:table-cell>
          <table:table-cell table:number-columns-repeated="2" office:value-type="float" office:value="0.0671806167401">
            <text:p>0.07</text:p>
          </table:table-cell>
          <table:table-cell office:value-type="float" office:value="0.151982378855">
            <text:p>0.15</text:p>
          </table:table-cell>
          <table:table-cell office:value-type="float" office:value="0.224118942731">
            <text:p>0.22</text:p>
          </table:table-cell>
          <table:table-cell office:value-type="float" office:value="0.262114537445">
            <text:p>0.26</text:p>
          </table:table-cell>
          <table:table-cell office:value-type="float" office:value="0.301211453744">
            <text:p>0.3</text:p>
          </table:table-cell>
          <table:table-cell office:value-type="float" office:value="0.333700440529">
            <text:p>0.33</text:p>
          </table:table-cell>
          <table:table-cell office:value-type="float" office:value="0.242290748899">
            <text:p>0.24</text:p>
          </table:table-cell>
          <table:table-cell office:value-type="float" office:value="0.176762114537">
            <text:p>0.18</text:p>
          </table:table-cell>
          <table:table-cell office:value-type="float" office:value="0.160242290749">
            <text:p>0.16</text:p>
          </table:table-cell>
          <table:table-cell office:value-type="float" office:value="0.418502202643">
            <text:p>0.42</text:p>
          </table:table-cell>
          <table:table-cell office:value-type="float" office:value="0.512665198238">
            <text:p>0.51</text:p>
          </table:table-cell>
          <table:table-cell office:value-type="float" office:value="0.345814977974">
            <text:p>0.35</text:p>
          </table:table-cell>
          <table:table-cell office:value-type="float" office:value="0.439427312775">
            <text:p>0.44</text:p>
          </table:table-cell>
          <table:table-cell office:value-type="float" office:value="0.438325991189">
            <text:p>0.44</text:p>
          </table:table-cell>
          <table:table-cell office:value-type="float" office:value="0.421806167401">
            <text:p>0.42</text:p>
          </table:table-cell>
          <table:table-cell office:value-type="float" office:value="0.559471365639">
            <text:p>0.56</text:p>
          </table:table-cell>
          <table:table-cell office:value-type="float" office:value="0.395374449339">
            <text:p>0.4</text:p>
          </table:table-cell>
          <table:table-cell office:value-type="float" office:value="0.316629955947">
            <text:p>0.32</text:p>
          </table:table-cell>
          <table:table-cell office:value-type="float" office:value="0.10077092511">
            <text:p>0.1</text:p>
          </table:table-cell>
          <table:table-cell office:value-type="float" office:value="0.359581497797">
            <text:p>0.36</text:p>
          </table:table-cell>
          <table:table-cell office:value-type="float" office:value="0.416850220264">
            <text:p>0.42</text:p>
          </table:table-cell>
          <table:table-cell office:value-type="float" office:value="0.263766519824">
            <text:p>0.26</text:p>
          </table:table-cell>
          <table:table-cell office:value-type="float" office:value="0.444383259912">
            <text:p>0.44</text:p>
          </table:table-cell>
          <table:table-cell office:value-type="float" office:value="0.0947136563877">
            <text:p>0.09</text:p>
          </table:table-cell>
          <table:table-cell office:value-type="float" office:value="0.314427312775">
            <text:p>0.31</text:p>
          </table:table-cell>
          <table:table-cell office:value-type="float" office:value="0.533039647577">
            <text:p>0.53</text:p>
          </table:table-cell>
          <table:table-cell office:value-type="float" office:value="0.270374449339">
            <text:p>0.27</text:p>
          </table:table-cell>
          <table:table-cell office:value-type="float" office:value="0.102422907489">
            <text:p>0.1</text:p>
          </table:table-cell>
          <table:table-cell office:value-type="float" office:value="16344">
            <text:p>16344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112170499159">
            <text:p>0.01</text:p>
          </table:table-cell>
          <table:table-cell office:value-type="float" office:value="0.00785193494111">
            <text:p>0.01</text:p>
          </table:table-cell>
          <table:table-cell office:value-type="float" office:value="0.00504767246214">
            <text:p>0.01</text:p>
          </table:table-cell>
          <table:table-cell office:value-type="float" office:value="0.00392596747056">
            <text:p>0</text:p>
          </table:table-cell>
          <table:table-cell office:value-type="float" office:value="0.00336511497476">
            <text:p>0</text:p>
          </table:table-cell>
          <table:table-cell office:value-type="float" office:value="0.00673022994952">
            <text:p>0.01</text:p>
          </table:table-cell>
          <table:table-cell office:value-type="float" office:value="0.0123387549075">
            <text:p>0.01</text:p>
          </table:table-cell>
          <table:table-cell table:number-columns-repeated="2" office:value-type="float" office:value="0.00953449242849">
            <text:p>0.01</text:p>
          </table:table-cell>
          <table:table-cell office:value-type="float" office:value="0.0269209197981">
            <text:p>0.03</text:p>
          </table:table-cell>
          <table:table-cell office:value-type="float" office:value="0.0302860347729">
            <text:p>0.03</text:p>
          </table:table-cell>
          <table:table-cell office:value-type="float" office:value="0.0241166573191">
            <text:p>0.02</text:p>
          </table:table-cell>
          <table:table-cell office:value-type="float" office:value="0.0157038698822">
            <text:p>0.02</text:p>
          </table:table-cell>
          <table:table-cell office:value-type="float" office:value="0.0291643297813">
            <text:p>0.03</text:p>
          </table:table-cell>
          <table:table-cell office:value-type="float" office:value="0.0157038698822">
            <text:p>0.02</text:p>
          </table:table-cell>
          <table:table-cell office:value-type="float" office:value="0.051598429613">
            <text:p>0.05</text:p>
          </table:table-cell>
          <table:table-cell office:value-type="float" office:value="0.0762759394279">
            <text:p>0.08</text:p>
          </table:table-cell>
          <table:table-cell office:value-type="float" office:value="0.0959057767807">
            <text:p>0.1</text:p>
          </table:table-cell>
          <table:table-cell office:value-type="float" office:value="0.153673583847">
            <text:p>0.15</text:p>
          </table:table-cell>
          <table:table-cell office:value-type="float" office:value="0.293886707796">
            <text:p>0.29</text:p>
          </table:table-cell>
          <table:table-cell office:value-type="float" office:value="0.228827818284">
            <text:p>0.23</text:p>
          </table:table-cell>
          <table:table-cell office:value-type="float" office:value="0.302299495233">
            <text:p>0.3</text:p>
          </table:table-cell>
          <table:table-cell office:value-type="float" office:value="0.298934380258">
            <text:p>0.3</text:p>
          </table:table-cell>
          <table:table-cell office:value-type="float" office:value="0.314077397644">
            <text:p>0.31</text:p>
          </table:table-cell>
          <table:table-cell office:value-type="float" office:value="0.226584408301">
            <text:p>0.23</text:p>
          </table:table-cell>
          <table:table-cell office:value-type="float" office:value="0.19461581604">
            <text:p>0.19</text:p>
          </table:table-cell>
          <table:table-cell office:value-type="float" office:value="0.463264161526">
            <text:p>0.46</text:p>
          </table:table-cell>
          <table:table-cell office:value-type="float" office:value="0.524397083567">
            <text:p>0.52</text:p>
          </table:table-cell>
          <table:table-cell office:value-type="float" office:value="0.368480089736">
            <text:p>0.37</text:p>
          </table:table-cell>
          <table:table-cell office:value-type="float" office:value="0.51205832866">
            <text:p>0.51</text:p>
          </table:table-cell>
          <table:table-cell office:value-type="float" office:value="0.495793606282">
            <text:p>0.5</text:p>
          </table:table-cell>
          <table:table-cell office:value-type="float" office:value="0.502523836231">
            <text:p>0.5</text:p>
          </table:table-cell>
          <table:table-cell office:value-type="float" office:value="0.596747055524">
            <text:p>0.6</text:p>
          </table:table-cell>
          <table:table-cell office:value-type="float" office:value="0.479528883904">
            <text:p>0.48</text:p>
          </table:table-cell>
          <table:table-cell office:value-type="float" office:value="0.360067302299">
            <text:p>0.36</text:p>
          </table:table-cell>
          <table:table-cell office:value-type="float" office:value="0.125630959058">
            <text:p>0.13</text:p>
          </table:table-cell>
          <table:table-cell office:value-type="float" office:value="0.414469994391">
            <text:p>0.41</text:p>
          </table:table-cell>
          <table:table-cell office:value-type="float" office:value="0.465507571509">
            <text:p>0.47</text:p>
          </table:table-cell>
          <table:table-cell office:value-type="float" office:value="0.234436343242">
            <text:p>0.23</text:p>
          </table:table-cell>
          <table:table-cell office:value-type="float" office:value="0.528883903533">
            <text:p>0.53</text:p>
          </table:table-cell>
          <table:table-cell office:value-type="float" office:value="0.0975883342681">
            <text:p>0.1</text:p>
          </table:table-cell>
          <table:table-cell office:value-type="float" office:value="0.362310712283">
            <text:p>0.36</text:p>
          </table:table-cell>
          <table:table-cell office:value-type="float" office:value="0.591699383062">
            <text:p>0.59</text:p>
          </table:table-cell>
          <table:table-cell office:value-type="float" office:value="0.344363432417">
            <text:p>0.34</text:p>
          </table:table-cell>
          <table:table-cell office:value-type="float" office:value="0.084127874369">
            <text:p>0.08</text:p>
          </table:table-cell>
          <table:table-cell office:value-type="float" office:value="17830">
            <text:p>17830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161870503597">
            <text:p>0.02</text:p>
          </table:table-cell>
          <table:table-cell office:value-type="float" office:value="0.00314748201439">
            <text:p>0</text:p>
          </table:table-cell>
          <table:table-cell office:value-type="float" office:value="0.00629496402878">
            <text:p>0.01</text:p>
          </table:table-cell>
          <table:table-cell office:value-type="float" office:value="0.00089928057554">
            <text:p>0</text:p>
          </table:table-cell>
          <table:table-cell table:number-columns-repeated="2" office:value-type="float" office:value="0.00494604316547">
            <text:p>0</text:p>
          </table:table-cell>
          <table:table-cell office:value-type="float" office:value="0.00764388489209">
            <text:p>0.01</text:p>
          </table:table-cell>
          <table:table-cell table:number-columns-repeated="2" office:value-type="float" office:value="0.00539568345324">
            <text:p>0.01</text:p>
          </table:table-cell>
          <table:table-cell office:value-type="float" office:value="0.033273381295">
            <text:p>0.03</text:p>
          </table:table-cell>
          <table:table-cell office:value-type="float" office:value="0.0409172661871">
            <text:p>0.04</text:p>
          </table:table-cell>
          <table:table-cell office:value-type="float" office:value="0.0179856115108">
            <text:p>0.02</text:p>
          </table:table-cell>
          <table:table-cell office:value-type="float" office:value="0.0112410071942">
            <text:p>0.01</text:p>
          </table:table-cell>
          <table:table-cell office:value-type="float" office:value="0.0323741007194">
            <text:p>0.03</text:p>
          </table:table-cell>
          <table:table-cell office:value-type="float" office:value="0.0139388489209">
            <text:p>0.01</text:p>
          </table:table-cell>
          <table:table-cell office:value-type="float" office:value="0.0386690647482">
            <text:p>0.04</text:p>
          </table:table-cell>
          <table:table-cell office:value-type="float" office:value="0.0665467625899">
            <text:p>0.07</text:p>
          </table:table-cell>
          <table:table-cell office:value-type="float" office:value="0.0854316546763">
            <text:p>0.09</text:p>
          </table:table-cell>
          <table:table-cell office:value-type="float" office:value="0.139388489209">
            <text:p>0.14</text:p>
          </table:table-cell>
          <table:table-cell office:value-type="float" office:value="0.259442446043">
            <text:p>0.26</text:p>
          </table:table-cell>
          <table:table-cell office:value-type="float" office:value="0.24190647482">
            <text:p>0.24</text:p>
          </table:table-cell>
          <table:table-cell office:value-type="float" office:value="0.386241007194">
            <text:p>0.39</text:p>
          </table:table-cell>
          <table:table-cell office:value-type="float" office:value="0.406025179856">
            <text:p>0.41</text:p>
          </table:table-cell>
          <table:table-cell office:value-type="float" office:value="0.259442446043">
            <text:p>0.26</text:p>
          </table:table-cell>
          <table:table-cell office:value-type="float" office:value="0.192895683453">
            <text:p>0.19</text:p>
          </table:table-cell>
          <table:table-cell office:value-type="float" office:value="0.259892086331">
            <text:p>0.26</text:p>
          </table:table-cell>
          <table:table-cell office:value-type="float" office:value="0.549910071942">
            <text:p>0.55</text:p>
          </table:table-cell>
          <table:table-cell office:value-type="float" office:value="0.564748201439">
            <text:p>0.56</text:p>
          </table:table-cell>
          <table:table-cell office:value-type="float" office:value="0.397482014388">
            <text:p>0.4</text:p>
          </table:table-cell>
          <table:table-cell office:value-type="float" office:value="0.525629496403">
            <text:p>0.53</text:p>
          </table:table-cell>
          <table:table-cell office:value-type="float" office:value="0.537320143885">
            <text:p>0.54</text:p>
          </table:table-cell>
          <table:table-cell office:value-type="float" office:value="0.541816546763">
            <text:p>0.54</text:p>
          </table:table-cell>
          <table:table-cell office:value-type="float" office:value="0.694694244604">
            <text:p>0.69</text:p>
          </table:table-cell>
          <table:table-cell office:value-type="float" office:value="0.532823741007">
            <text:p>0.53</text:p>
          </table:table-cell>
          <table:table-cell office:value-type="float" office:value="0.428956834532">
            <text:p>0.43</text:p>
          </table:table-cell>
          <table:table-cell office:value-type="float" office:value="0.156025179856">
            <text:p>0.16</text:p>
          </table:table-cell>
          <table:table-cell office:value-type="float" office:value="0.522032374101">
            <text:p>0.52</text:p>
          </table:table-cell>
          <table:table-cell office:value-type="float" office:value="0.560701438849">
            <text:p>0.56</text:p>
          </table:table-cell>
          <table:table-cell office:value-type="float" office:value="0.258543165468">
            <text:p>0.26</text:p>
          </table:table-cell>
          <table:table-cell office:value-type="float" office:value="0.579136690647">
            <text:p>0.58</text:p>
          </table:table-cell>
          <table:table-cell office:value-type="float" office:value="0.0971223021583">
            <text:p>0.1</text:p>
          </table:table-cell>
          <table:table-cell office:value-type="float" office:value="0.376798561151">
            <text:p>0.38</text:p>
          </table:table-cell>
          <table:table-cell office:value-type="float" office:value="0.619604316547">
            <text:p>0.62</text:p>
          </table:table-cell>
          <table:table-cell office:value-type="float" office:value="0.394784172662">
            <text:p>0.39</text:p>
          </table:table-cell>
          <table:table-cell office:value-type="float" office:value="0.121402877698">
            <text:p>0.12</text:p>
          </table:table-cell>
          <table:table-cell office:value-type="float" office:value="24464">
            <text:p>24464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0.00477897252091">
            <text:p>0</text:p>
          </table:table-cell>
          <table:table-cell office:value-type="float" office:value="0.0015929908403">
            <text:p>0</text:p>
          </table:table-cell>
          <table:table-cell table:number-columns-repeated="2" office:value-type="float" office:value="0.00358422939068">
            <text:p>0</text:p>
          </table:table-cell>
          <table:table-cell office:value-type="float" office:value="0.00677021107129">
            <text:p>0.01</text:p>
          </table:table-cell>
          <table:table-cell office:value-type="float" office:value="0.00318598168061">
            <text:p>0</text:p>
          </table:table-cell>
          <table:table-cell office:value-type="float" office:value="0.0015929908403">
            <text:p>0</text:p>
          </table:table-cell>
          <table:table-cell office:value-type="float" office:value="0.010354440462">
            <text:p>0.01</text:p>
          </table:table-cell>
          <table:table-cell office:value-type="float" office:value="0.0410195141378">
            <text:p>0.04</text:p>
          </table:table-cell>
          <table:table-cell office:value-type="float" office:value="0.0342493030665">
            <text:p>0.03</text:p>
          </table:table-cell>
          <table:table-cell office:value-type="float" office:value="0.0207088809239">
            <text:p>0.02</text:p>
          </table:table-cell>
          <table:table-cell office:value-type="float" office:value="0.0111509358821">
            <text:p>0.01</text:p>
          </table:table-cell>
          <table:table-cell office:value-type="float" office:value="0.0306650736758">
            <text:p>0.03</text:p>
          </table:table-cell>
          <table:table-cell office:value-type="float" office:value="0.0219036240542">
            <text:p>0.02</text:p>
          </table:table-cell>
          <table:table-cell office:value-type="float" office:value="0.0298685782557">
            <text:p>0.03</text:p>
          </table:table-cell>
          <table:table-cell office:value-type="float" office:value="0.0780565511748">
            <text:p>0.08</text:p>
          </table:table-cell>
          <table:table-cell office:value-type="float" office:value="0.0708880923935">
            <text:p>0.07</text:p>
          </table:table-cell>
          <table:table-cell office:value-type="float" office:value="0.129430505775">
            <text:p>0.13</text:p>
          </table:table-cell>
          <table:table-cell office:value-type="float" office:value="0.26523297491">
            <text:p>0.27</text:p>
          </table:table-cell>
          <table:table-cell office:value-type="float" office:value="0.259657506969">
            <text:p>0.26</text:p>
          </table:table-cell>
          <table:table-cell office:value-type="float" office:value="0.335722819594">
            <text:p>0.34</text:p>
          </table:table-cell>
          <table:table-cell office:value-type="float" office:value="0.413381123059">
            <text:p>0.41</text:p>
          </table:table-cell>
          <table:table-cell office:value-type="float" office:value="0.272799681402">
            <text:p>0.27</text:p>
          </table:table-cell>
          <table:table-cell office:value-type="float" office:value="0.224213460773">
            <text:p>0.22</text:p>
          </table:table-cell>
          <table:table-cell office:value-type="float" office:value="0.304261250498">
            <text:p>0.3</text:p>
          </table:table-cell>
          <table:table-cell office:value-type="float" office:value="0.582238152131">
            <text:p>0.58</text:p>
          </table:table-cell>
          <table:table-cell office:value-type="float" office:value="0.58064516129">
            <text:p>0.58</text:p>
          </table:table-cell>
          <table:table-cell office:value-type="float" office:value="0.401433691756">
            <text:p>0.4</text:p>
          </table:table-cell>
          <table:table-cell office:value-type="float" office:value="0.548785344484">
            <text:p>0.55</text:p>
          </table:table-cell>
          <table:table-cell office:value-type="float" office:value="0.63281561131">
            <text:p>0.63</text:p>
          </table:table-cell>
          <table:table-cell office:value-type="float" office:value="0.600955794504">
            <text:p>0.6</text:p>
          </table:table-cell>
          <table:table-cell office:value-type="float" office:value="0.775388291517">
            <text:p>0.78</text:p>
          </table:table-cell>
          <table:table-cell office:value-type="float" office:value="0.593787335723">
            <text:p>0.59</text:p>
          </table:table-cell>
          <table:table-cell office:value-type="float" office:value="0.47391477499">
            <text:p>0.47</text:p>
          </table:table-cell>
          <table:table-cell office:value-type="float" office:value="0.192751891677">
            <text:p>0.19</text:p>
          </table:table-cell>
          <table:table-cell office:value-type="float" office:value="0.63042612505">
            <text:p>0.63</text:p>
          </table:table-cell>
          <table:table-cell office:value-type="float" office:value="0.628036638789">
            <text:p>0.63</text:p>
          </table:table-cell>
          <table:table-cell office:value-type="float" office:value="0.339705296695">
            <text:p>0.34</text:p>
          </table:table-cell>
          <table:table-cell office:value-type="float" office:value="0.62962962963">
            <text:p>0.63</text:p>
          </table:table-cell>
          <table:table-cell office:value-type="float" office:value="0.094782954998">
            <text:p>0.09</text:p>
          </table:table-cell>
          <table:table-cell office:value-type="float" office:value="0.447630426125">
            <text:p>0.45</text:p>
          </table:table-cell>
          <table:table-cell office:value-type="float" office:value="0.714058144166">
            <text:p>0.71</text:p>
          </table:table-cell>
          <table:table-cell office:value-type="float" office:value="0.424532058941">
            <text:p>0.42</text:p>
          </table:table-cell>
          <table:table-cell office:value-type="float" office:value="0.125049780964">
            <text:p>0.13</text:p>
          </table:table-cell>
          <table:table-cell office:value-type="float" office:value="30132">
            <text:p>30132</text:p>
          </table:table-cell>
          <table:table-cell table:number-columns-repeated="205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349772647779">
            <text:p>0</text:p>
          </table:table-cell>
          <table:table-cell office:value-type="float" office:value="0.00104931794334">
            <text:p>0</text:p>
          </table:table-cell>
          <table:table-cell office:value-type="float" office:value="0.000349772647779">
            <text:p>0</text:p>
          </table:table-cell>
          <table:table-cell office:value-type="float" office:value="0.00314795383001">
            <text:p>0</text:p>
          </table:table-cell>
          <table:table-cell office:value-type="float" office:value="0.00839454354669">
            <text:p>0.01</text:p>
          </table:table-cell>
          <table:table-cell office:value-type="float" office:value="0.00349772647779">
            <text:p>0</text:p>
          </table:table-cell>
          <table:table-cell office:value-type="float" office:value="0.00174886323889">
            <text:p>0</text:p>
          </table:table-cell>
          <table:table-cell office:value-type="float" office:value="0.00804477089892">
            <text:p>0.01</text:p>
          </table:table-cell>
          <table:table-cell office:value-type="float" office:value="0.0241343126967">
            <text:p>0.02</text:p>
          </table:table-cell>
          <table:table-cell office:value-type="float" office:value="0.0272822665268">
            <text:p>0.03</text:p>
          </table:table-cell>
          <table:table-cell office:value-type="float" office:value="0.0160895417978">
            <text:p>0.02</text:p>
          </table:table-cell>
          <table:table-cell office:value-type="float" office:value="0.00804477089892">
            <text:p>0.01</text:p>
          </table:table-cell>
          <table:table-cell office:value-type="float" office:value="0.0188877229801">
            <text:p>0.02</text:p>
          </table:table-cell>
          <table:table-cell office:value-type="float" office:value="0.0171388597412">
            <text:p>0.02</text:p>
          </table:table-cell>
          <table:table-cell office:value-type="float" office:value="0.0262329485834">
            <text:p>0.03</text:p>
          </table:table-cell>
          <table:table-cell office:value-type="float" office:value="0.0545645330535">
            <text:p>0.05</text:p>
          </table:table-cell>
          <table:table-cell office:value-type="float" office:value="0.0842952081147">
            <text:p>0.08</text:p>
          </table:table-cell>
          <table:table-cell office:value-type="float" office:value="0.133263378804">
            <text:p>0.13</text:p>
          </table:table-cell>
          <table:table-cell office:value-type="float" office:value="0.319342427422">
            <text:p>0.32</text:p>
          </table:table-cell>
          <table:table-cell office:value-type="float" office:value="0.237495627842">
            <text:p>0.24</text:p>
          </table:table-cell>
          <table:table-cell office:value-type="float" office:value="0.33857992305">
            <text:p>0.34</text:p>
          </table:table-cell>
          <table:table-cell office:value-type="float" office:value="0.39524309199">
            <text:p>0.4</text:p>
          </table:table-cell>
          <table:table-cell office:value-type="float" office:value="0.255683805526">
            <text:p>0.26</text:p>
          </table:table-cell>
          <table:table-cell office:value-type="float" office:value="0.224204267226">
            <text:p>0.22</text:p>
          </table:table-cell>
          <table:table-cell office:value-type="float" office:value="0.325288562434">
            <text:p>0.33</text:p>
          </table:table-cell>
          <table:table-cell office:value-type="float" office:value="0.590066456803">
            <text:p>0.59</text:p>
          </table:table-cell>
          <table:table-cell office:value-type="float" office:value="0.657572577824">
            <text:p>0.66</text:p>
          </table:table-cell>
          <table:table-cell office:value-type="float" office:value="0.439664218258">
            <text:p>0.44</text:p>
          </table:table-cell>
          <table:table-cell office:value-type="float" office:value="0.547394193774">
            <text:p>0.55</text:p>
          </table:table-cell>
          <table:table-cell office:value-type="float" office:value="0.677509618748">
            <text:p>0.68</text:p>
          </table:table-cell>
          <table:table-cell office:value-type="float" office:value="0.630640083945">
            <text:p>0.63</text:p>
          </table:table-cell>
          <table:table-cell office:value-type="float" office:value="0.835956628192">
            <text:p>0.84</text:p>
          </table:table-cell>
          <table:table-cell office:value-type="float" office:value="0.682406435817">
            <text:p>0.68</text:p>
          </table:table-cell>
          <table:table-cell office:value-type="float" office:value="0.564183280867">
            <text:p>0.56</text:p>
          </table:table-cell>
          <table:table-cell office:value-type="float" office:value="0.248688352571">
            <text:p>0.25</text:p>
          </table:table-cell>
          <table:table-cell office:value-type="float" office:value="0.683105981112">
            <text:p>0.68</text:p>
          </table:table-cell>
          <table:table-cell office:value-type="float" office:value="0.691150752011">
            <text:p>0.69</text:p>
          </table:table-cell>
          <table:table-cell office:value-type="float" office:value="0.363413781042">
            <text:p>0.36</text:p>
          </table:table-cell>
          <table:table-cell office:value-type="float" office:value="0.672962574327">
            <text:p>0.67</text:p>
          </table:table-cell>
          <table:table-cell office:value-type="float" office:value="0.186079048618">
            <text:p>0.19</text:p>
          </table:table-cell>
          <table:table-cell office:value-type="float" office:value="0.509968520462">
            <text:p>0.51</text:p>
          </table:table-cell>
          <table:table-cell office:value-type="float" office:value="0.795033228402">
            <text:p>0.8</text:p>
          </table:table-cell>
          <table:table-cell office:value-type="float" office:value="0.519412381952">
            <text:p>0.52</text:p>
          </table:table-cell>
          <table:table-cell office:value-type="float" office:value="0.169289961525">
            <text:p>0.17</text:p>
          </table:table-cell>
          <table:table-cell office:value-type="float" office:value="37167">
            <text:p>37167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143523501973">
            <text:p>0</text:p>
          </table:table-cell>
          <table:table-cell office:value-type="float" office:value="0.0021528525296">
            <text:p>0</text:p>
          </table:table-cell>
          <table:table-cell office:value-type="float" office:value="0">
            <text:p>0</text:p>
          </table:table-cell>
          <table:table-cell office:value-type="float" office:value="0.0010764262648">
            <text:p>0</text:p>
          </table:table-cell>
          <table:table-cell office:value-type="float" office:value="0.0032292787944">
            <text:p>0</text:p>
          </table:table-cell>
          <table:table-cell office:value-type="float" office:value="0.00179404377467">
            <text:p>0</text:p>
          </table:table-cell>
          <table:table-cell office:value-type="float" office:value="0.0032292787944">
            <text:p>0</text:p>
          </table:table-cell>
          <table:table-cell office:value-type="float" office:value="0.0021528525296">
            <text:p>0</text:p>
          </table:table-cell>
          <table:table-cell office:value-type="float" office:value="0.00753498385361">
            <text:p>0.01</text:p>
          </table:table-cell>
          <table:table-cell office:value-type="float" office:value="0.0473627556512">
            <text:p>0.05</text:p>
          </table:table-cell>
          <table:table-cell office:value-type="float" office:value="0.0287047003947">
            <text:p>0.03</text:p>
          </table:table-cell>
          <table:table-cell office:value-type="float" office:value="0.0222461428059">
            <text:p>0.02</text:p>
          </table:table-cell>
          <table:table-cell office:value-type="float" office:value="0.0132759239325">
            <text:p>0.01</text:p>
          </table:table-cell>
          <table:table-cell office:value-type="float" office:value="0.0190168640115">
            <text:p>0.02</text:p>
          </table:table-cell>
          <table:table-cell office:value-type="float" office:value="0.0136347326875">
            <text:p>0.01</text:p>
          </table:table-cell>
          <table:table-cell office:value-type="float" office:value="0.0265518478651">
            <text:p>0.03</text:p>
          </table:table-cell>
          <table:table-cell office:value-type="float" office:value="0.0531036957302">
            <text:p>0.05</text:p>
          </table:table-cell>
          <table:table-cell office:value-type="float" office:value="0.0556153570147">
            <text:p>0.06</text:p>
          </table:table-cell>
          <table:table-cell office:value-type="float" office:value="0.115177610334">
            <text:p>0.12</text:p>
          </table:table-cell>
          <table:table-cell office:value-type="float" office:value="0.294223179046">
            <text:p>0.29</text:p>
          </table:table-cell>
          <table:table-cell office:value-type="float" office:value="0.292070326516">
            <text:p>0.29</text:p>
          </table:table-cell>
          <table:table-cell office:value-type="float" office:value="0.391101542878">
            <text:p>0.39</text:p>
          </table:table-cell>
          <table:table-cell office:value-type="float" office:value="0.43057050592">
            <text:p>0.43</text:p>
          </table:table-cell>
          <table:table-cell office:value-type="float" office:value="0.226767133118">
            <text:p>0.23</text:p>
          </table:table-cell>
          <table:table-cell office:value-type="float" office:value="0.210979547901">
            <text:p>0.21</text:p>
          </table:table-cell>
          <table:table-cell office:value-type="float" office:value="0.40437746681">
            <text:p>0.4</text:p>
          </table:table-cell>
          <table:table-cell office:value-type="float" office:value="0.629350556154">
            <text:p>0.63</text:p>
          </table:table-cell>
          <table:table-cell office:value-type="float" office:value="0.648367420165">
            <text:p>0.65</text:p>
          </table:table-cell>
          <table:table-cell office:value-type="float" office:value="0.442770003588">
            <text:p>0.44</text:p>
          </table:table-cell>
          <table:table-cell office:value-type="float" office:value="0.611768927162">
            <text:p>0.61</text:p>
          </table:table-cell>
          <table:table-cell office:value-type="float" office:value="0.749551489056">
            <text:p>0.75</text:p>
          </table:table-cell>
          <table:table-cell office:value-type="float" office:value="0.644779332616">
            <text:p>0.64</text:p>
          </table:table-cell>
          <table:table-cell office:value-type="float" office:value="0.868675995694">
            <text:p>0.87</text:p>
          </table:table-cell>
          <table:table-cell office:value-type="float" office:value="0.755292429135">
            <text:p>0.76</text:p>
          </table:table-cell>
          <table:table-cell office:value-type="float" office:value="0.562612127736">
            <text:p>0.56</text:p>
          </table:table-cell>
          <table:table-cell office:value-type="float" office:value="0.301040545389">
            <text:p>0.3</text:p>
          </table:table-cell>
          <table:table-cell office:value-type="float" office:value="0.715464657338">
            <text:p>0.72</text:p>
          </table:table-cell>
          <table:table-cell office:value-type="float" office:value="0.778973806961">
            <text:p>0.78</text:p>
          </table:table-cell>
          <table:table-cell office:value-type="float" office:value="0.45963401507">
            <text:p>0.46</text:p>
          </table:table-cell>
          <table:table-cell office:value-type="float" office:value="0.731969860065">
            <text:p>0.73</text:p>
          </table:table-cell>
          <table:table-cell office:value-type="float" office:value="0.199138858988">
            <text:p>0.2</text:p>
          </table:table-cell>
          <table:table-cell office:value-type="float" office:value="0.569788302835">
            <text:p>0.57</text:p>
          </table:table-cell>
          <table:table-cell office:value-type="float" office:value="0.823824901328">
            <text:p>0.82</text:p>
          </table:table-cell>
          <table:table-cell office:value-type="float" office:value="0.585217079297">
            <text:p>0.59</text:p>
          </table:table-cell>
          <table:table-cell office:value-type="float" office:value="0.254395407248">
            <text:p>0.25</text:p>
          </table:table-cell>
          <table:table-cell office:value-type="float" office:value="39018">
            <text:p>39018</text:p>
          </table:table-cell>
          <table:table-cell table:number-columns-repeated="205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348918353105">
            <text:p>0</text:p>
          </table:table-cell>
          <table:table-cell office:value-type="float" office:value="0.000348918353105">
            <text:p>0</text:p>
          </table:table-cell>
          <table:table-cell office:value-type="float" office:value="0.000697836706211">
            <text:p>0</text:p>
          </table:table-cell>
          <table:table-cell office:value-type="float" office:value="0.00244242847174">
            <text:p>0</text:p>
          </table:table-cell>
          <table:table-cell office:value-type="float" office:value="0.00348918353105">
            <text:p>0</text:p>
          </table:table-cell>
          <table:table-cell office:value-type="float" office:value="0.00418702023726">
            <text:p>0</text:p>
          </table:table-cell>
          <table:table-cell office:value-type="float" office:value="0.00314026517795">
            <text:p>0</text:p>
          </table:table-cell>
          <table:table-cell office:value-type="float" office:value="0.013258897418">
            <text:p>0.01</text:p>
          </table:table-cell>
          <table:table-cell office:value-type="float" office:value="0.0212840195394">
            <text:p>0.02</text:p>
          </table:table-cell>
          <table:table-cell office:value-type="float" office:value="0.0139567341242">
            <text:p>0.01</text:p>
          </table:table-cell>
          <table:table-cell office:value-type="float" office:value="0.0184926727146">
            <text:p>0.02</text:p>
          </table:table-cell>
          <table:table-cell office:value-type="float" office:value="0.0150034891835">
            <text:p>0.02</text:p>
          </table:table-cell>
          <table:table-cell office:value-type="float" office:value="0.0157013258897">
            <text:p>0.02</text:p>
          </table:table-cell>
          <table:table-cell office:value-type="float" office:value="0.0150034891835">
            <text:p>0.02</text:p>
          </table:table-cell>
          <table:table-cell office:value-type="float" office:value="0.0167480809491">
            <text:p>0.02</text:p>
          </table:table-cell>
          <table:table-cell office:value-type="float" office:value="0.0600139567341">
            <text:p>0.06</text:p>
          </table:table-cell>
          <table:table-cell office:value-type="float" office:value="0.039776692254">
            <text:p>0.04</text:p>
          </table:table-cell>
          <table:table-cell office:value-type="float" office:value="0.114445219819">
            <text:p>0.11</text:p>
          </table:table-cell>
          <table:table-cell office:value-type="float" office:value="0.314375436148">
            <text:p>0.31</text:p>
          </table:table-cell>
          <table:table-cell office:value-type="float" office:value="0.242847173761">
            <text:p>0.24</text:p>
          </table:table-cell>
          <table:table-cell office:value-type="float" office:value="0.401256106071">
            <text:p>0.4</text:p>
          </table:table-cell>
          <table:table-cell office:value-type="float" office:value="0.466503838102">
            <text:p>0.47</text:p>
          </table:table-cell>
          <table:table-cell office:value-type="float" office:value="0.215980460572">
            <text:p>0.22</text:p>
          </table:table-cell>
          <table:table-cell office:value-type="float" office:value="0.219469644103">
            <text:p>0.22</text:p>
          </table:table-cell>
          <table:table-cell office:value-type="float" office:value="0.431612002791">
            <text:p>0.43</text:p>
          </table:table-cell>
          <table:table-cell office:value-type="float" office:value="0.632937892533">
            <text:p>0.63</text:p>
          </table:table-cell>
          <table:table-cell office:value-type="float" office:value="0.688066992324">
            <text:p>0.69</text:p>
          </table:table-cell>
          <table:table-cell office:value-type="float" office:value="0.483251919051">
            <text:p>0.48</text:p>
          </table:table-cell>
          <table:table-cell office:value-type="float" office:value="0.631891137474">
            <text:p>0.63</text:p>
          </table:table-cell>
          <table:table-cell office:value-type="float" office:value="0.790300069784">
            <text:p>0.79</text:p>
          </table:table-cell>
          <table:table-cell office:value-type="float" office:value="0.677948360084">
            <text:p>0.68</text:p>
          </table:table-cell>
          <table:table-cell office:value-type="float" office:value="0.876133984648">
            <text:p>0.88</text:p>
          </table:table-cell>
          <table:table-cell office:value-type="float" office:value="0.784019539428">
            <text:p>0.78</text:p>
          </table:table-cell>
          <table:table-cell office:value-type="float" office:value="0.639916259595">
            <text:p>0.64</text:p>
          </table:table-cell>
          <table:table-cell office:value-type="float" office:value="0.364619678995">
            <text:p>0.36</text:p>
          </table:table-cell>
          <table:table-cell office:value-type="float" office:value="0.799371946964">
            <text:p>0.8</text:p>
          </table:table-cell>
          <table:table-cell office:value-type="float" office:value="0.860781577111">
            <text:p>0.86</text:p>
          </table:table-cell>
          <table:table-cell office:value-type="float" office:value="0.534542916957">
            <text:p>0.53</text:p>
          </table:table-cell>
          <table:table-cell office:value-type="float" office:value="0.813328681089">
            <text:p>0.81</text:p>
          </table:table-cell>
          <table:table-cell office:value-type="float" office:value="0.267271458479">
            <text:p>0.27</text:p>
          </table:table-cell>
          <table:table-cell office:value-type="float" office:value="0.638520586183">
            <text:p>0.64</text:p>
          </table:table-cell>
          <table:table-cell office:value-type="float" office:value="0.881716678297">
            <text:p>0.88</text:p>
          </table:table-cell>
          <table:table-cell office:value-type="float" office:value="0.7135380321">
            <text:p>0.71</text:p>
          </table:table-cell>
          <table:table-cell office:value-type="float" office:value="0.268318213538">
            <text:p>0.27</text:p>
          </table:table-cell>
          <table:table-cell office:value-type="float" office:value="42990">
            <text:p>42990</text:p>
          </table:table-cell>
          <table:table-cell table:number-columns-repeated="205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0324780772978">
            <text:p>0</text:p>
          </table:table-cell>
          <table:table-cell office:value-type="float" office:value="0">
            <text:p>0</text:p>
          </table:table-cell>
          <table:table-cell office:value-type="float" office:value="0.000324780772978">
            <text:p>0</text:p>
          </table:table-cell>
          <table:table-cell office:value-type="float" office:value="0.00129912309191">
            <text:p>0</text:p>
          </table:table-cell>
          <table:table-cell office:value-type="float" office:value="0.00227346541085">
            <text:p>0</text:p>
          </table:table-cell>
          <table:table-cell office:value-type="float" office:value="0.0029230269568">
            <text:p>0</text:p>
          </table:table-cell>
          <table:table-cell office:value-type="float" office:value="0.00324780772978">
            <text:p>0</text:p>
          </table:table-cell>
          <table:table-cell office:value-type="float" office:value="0.00941864241637">
            <text:p>0.01</text:p>
          </table:table-cell>
          <table:table-cell office:value-type="float" office:value="0.0194868463787">
            <text:p>0.02</text:p>
          </table:table-cell>
          <table:table-cell office:value-type="float" office:value="0.0237089964274">
            <text:p>0.02</text:p>
          </table:table-cell>
          <table:table-cell office:value-type="float" office:value="0.0220850925625">
            <text:p>0.02</text:p>
          </table:table-cell>
          <table:table-cell office:value-type="float" office:value="0.0074699577785">
            <text:p>0.01</text:p>
          </table:table-cell>
          <table:table-cell office:value-type="float" office:value="0.0116921078272">
            <text:p>0.01</text:p>
          </table:table-cell>
          <table:table-cell office:value-type="float" office:value="0.0165638194219">
            <text:p>0.02</text:p>
          </table:table-cell>
          <table:table-cell office:value-type="float" office:value="0.014290354011">
            <text:p>0.01</text:p>
          </table:table-cell>
          <table:table-cell office:value-type="float" office:value="0.0360506658006">
            <text:p>0.04</text:p>
          </table:table-cell>
          <table:table-cell office:value-type="float" office:value="0.045144527444">
            <text:p>0.05</text:p>
          </table:table-cell>
          <table:table-cell office:value-type="float" office:value="0.104904189672">
            <text:p>0.1</text:p>
          </table:table-cell>
          <table:table-cell office:value-type="float" office:value="0.319259499838">
            <text:p>0.32</text:p>
          </table:table-cell>
          <table:table-cell office:value-type="float" office:value="0.286131860994">
            <text:p>0.29</text:p>
          </table:table-cell>
          <table:table-cell office:value-type="float" office:value="0.372523546606">
            <text:p>0.37</text:p>
          </table:table-cell>
          <table:table-cell office:value-type="float" office:value="0.487171159467">
            <text:p>0.49</text:p>
          </table:table-cell>
          <table:table-cell office:value-type="float" office:value="0.226372198766">
            <text:p>0.23</text:p>
          </table:table-cell>
          <table:table-cell office:value-type="float" office:value="0.220201364079">
            <text:p>0.22</text:p>
          </table:table-cell>
          <table:table-cell office:value-type="float" office:value="0.46346216304">
            <text:p>0.46</text:p>
          </table:table-cell>
          <table:table-cell office:value-type="float" office:value="0.665800584605">
            <text:p>0.67</text:p>
          </table:table-cell>
          <table:table-cell office:value-type="float" office:value="0.747645339396">
            <text:p>0.75</text:p>
          </table:table-cell>
          <table:table-cell office:value-type="float" office:value="0.552776875609">
            <text:p>0.55</text:p>
          </table:table-cell>
          <table:table-cell office:value-type="float" office:value="0.669697953881">
            <text:p>0.67</text:p>
          </table:table-cell>
          <table:table-cell office:value-type="float" office:value="0.805456316986">
            <text:p>0.81</text:p>
          </table:table-cell>
          <table:table-cell office:value-type="float" office:value="0.702176031179">
            <text:p>0.7</text:p>
          </table:table-cell>
          <table:table-cell office:value-type="float" office:value="0.909710945112">
            <text:p>0.91</text:p>
          </table:table-cell>
          <table:table-cell office:value-type="float" office:value="0.832737901916">
            <text:p>0.83</text:p>
          </table:table-cell>
          <table:table-cell office:value-type="float" office:value="0.689509581033">
            <text:p>0.69</text:p>
          </table:table-cell>
          <table:table-cell office:value-type="float" office:value="0.446898343618">
            <text:p>0.45</text:p>
          </table:table-cell>
          <table:table-cell office:value-type="float" office:value="0.841506982787">
            <text:p>0.84</text:p>
          </table:table-cell>
          <table:table-cell office:value-type="float" office:value="0.912958752842">
            <text:p>0.91</text:p>
          </table:table-cell>
          <table:table-cell office:value-type="float" office:value="0.571289379669">
            <text:p>0.57</text:p>
          </table:table-cell>
          <table:table-cell office:value-type="float" office:value="0.821695355635">
            <text:p>0.82</text:p>
          </table:table-cell>
          <table:table-cell office:value-type="float" office:value="0.35660928873">
            <text:p>0.36</text:p>
          </table:table-cell>
          <table:table-cell office:value-type="float" office:value="0.744397531666">
            <text:p>0.74</text:p>
          </table:table-cell>
          <table:table-cell office:value-type="float" office:value="0.90289054888">
            <text:p>0.9</text:p>
          </table:table-cell>
          <table:table-cell office:value-type="float" office:value="0.789866839883">
            <text:p>0.79</text:p>
          </table:table-cell>
          <table:table-cell office:value-type="float" office:value="0.340045469308">
            <text:p>0.34</text:p>
          </table:table-cell>
          <table:table-cell office:value-type="float" office:value="49264">
            <text:p>49264</text:p>
          </table:table-cell>
          <table:table-cell table:number-columns-repeated="205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118378218408">
            <text:p>0</text:p>
          </table:table-cell>
          <table:table-cell office:value-type="float" office:value="0">
            <text:p>0</text:p>
          </table:table-cell>
          <table:table-cell office:value-type="float" office:value="0.000591891092039">
            <text:p>0</text:p>
          </table:table-cell>
          <table:table-cell office:value-type="float" office:value="0.00029594554602">
            <text:p>0</text:p>
          </table:table-cell>
          <table:table-cell table:number-columns-repeated="2" office:value-type="float" office:value="0.000591891092039">
            <text:p>0</text:p>
          </table:table-cell>
          <table:table-cell office:value-type="float" office:value="0.0029594554602">
            <text:p>0</text:p>
          </table:table-cell>
          <table:table-cell office:value-type="float" office:value="0.0112459307487">
            <text:p>0.01</text:p>
          </table:table-cell>
          <table:table-cell office:value-type="float" office:value="0.00325540100621">
            <text:p>0</text:p>
          </table:table-cell>
          <table:table-cell office:value-type="float" office:value="0.014501331755">
            <text:p>0.01</text:p>
          </table:table-cell>
          <table:table-cell office:value-type="float" office:value="0.0186445693992">
            <text:p>0.02</text:p>
          </table:table-cell>
          <table:table-cell office:value-type="float" office:value="0.0100621485647">
            <text:p>0.01</text:p>
          </table:table-cell>
          <table:table-cell office:value-type="float" office:value="0.00858242083457">
            <text:p>0.01</text:p>
          </table:table-cell>
          <table:table-cell office:value-type="float" office:value="0.0162770050311">
            <text:p>0.02</text:p>
          </table:table-cell>
          <table:table-cell office:value-type="float" office:value="0.0133175495709">
            <text:p>0.01</text:p>
          </table:table-cell>
          <table:table-cell office:value-type="float" office:value="0.0263391535957">
            <text:p>0.03</text:p>
          </table:table-cell>
          <table:table-cell office:value-type="float" office:value="0.0287067179639">
            <text:p>0.03</text:p>
          </table:table-cell>
          <table:table-cell office:value-type="float" office:value="0.102989050015">
            <text:p>0.1</text:p>
          </table:table-cell>
          <table:table-cell office:value-type="float" office:value="0.333234684818">
            <text:p>0.33</text:p>
          </table:table-cell>
          <table:table-cell office:value-type="float" office:value="0.224918614975">
            <text:p>0.22</text:p>
          </table:table-cell>
          <table:table-cell office:value-type="float" office:value="0.409884581237">
            <text:p>0.41</text:p>
          </table:table-cell>
          <table:table-cell office:value-type="float" office:value="0.496004735129">
            <text:p>0.5</text:p>
          </table:table-cell>
          <table:table-cell office:value-type="float" office:value="0.257768570583">
            <text:p>0.26</text:p>
          </table:table-cell>
          <table:table-cell office:value-type="float" office:value="0.269310446878">
            <text:p>0.27</text:p>
          </table:table-cell>
          <table:table-cell office:value-type="float" office:value="0.506954720331">
            <text:p>0.51</text:p>
          </table:table-cell>
          <table:table-cell office:value-type="float" office:value="0.675939627109">
            <text:p>0.68</text:p>
          </table:table-cell>
          <table:table-cell office:value-type="float" office:value="0.796093518793">
            <text:p>0.8</text:p>
          </table:table-cell>
          <table:table-cell office:value-type="float" office:value="0.594258656407">
            <text:p>0.59</text:p>
          </table:table-cell>
          <table:table-cell office:value-type="float" office:value="0.743119266055">
            <text:p>0.74</text:p>
          </table:table-cell>
          <table:table-cell office:value-type="float" office:value="0.819473216928">
            <text:p>0.82</text:p>
          </table:table-cell>
          <table:table-cell office:value-type="float" office:value="0.716188221367">
            <text:p>0.72</text:p>
          </table:table-cell>
          <table:table-cell office:value-type="float" office:value="0.915655519384">
            <text:p>0.92</text:p>
          </table:table-cell>
          <table:table-cell office:value-type="float" office:value="0.862385321101">
            <text:p>0.86</text:p>
          </table:table-cell>
          <table:table-cell office:value-type="float" office:value="0.729505770938">
            <text:p>0.73</text:p>
          </table:table-cell>
          <table:table-cell office:value-type="float" office:value="0.527966854099">
            <text:p>0.53</text:p>
          </table:table-cell>
          <table:table-cell office:value-type="float" office:value="0.865640722107">
            <text:p>0.87</text:p>
          </table:table-cell>
          <table:table-cell office:value-type="float" office:value="0.941106836342">
            <text:p>0.94</text:p>
          </table:table-cell>
          <table:table-cell office:value-type="float" office:value="0.651672092335">
            <text:p>0.65</text:p>
          </table:table-cell>
          <table:table-cell office:value-type="float" office:value="0.841373187334">
            <text:p>0.84</text:p>
          </table:table-cell>
          <table:table-cell office:value-type="float" office:value="0.455164249778">
            <text:p>0.46</text:p>
          </table:table-cell>
          <table:table-cell office:value-type="float" office:value="0.849659662622">
            <text:p>0.85</text:p>
          </table:table-cell>
          <table:table-cell office:value-type="float" office:value="0.943770346256">
            <text:p>0.94</text:p>
          </table:table-cell>
          <table:table-cell office:value-type="float" office:value="0.85202722699">
            <text:p>0.85</text:p>
          </table:table-cell>
          <table:table-cell office:value-type="float" office:value="0.460787215152">
            <text:p>0.46</text:p>
          </table:table-cell>
          <table:table-cell office:value-type="float" office:value="57443">
            <text:p>57443</text:p>
          </table:table-cell>
          <table:table-cell table:number-columns-repeated="205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156087408949">
            <text:p>0</text:p>
          </table:table-cell>
          <table:table-cell office:value-type="float" office:value="0">
            <text:p>0</text:p>
          </table:table-cell>
          <table:table-cell office:value-type="float" office:value="0.000260145681582">
            <text:p>0</text:p>
          </table:table-cell>
          <table:table-cell office:value-type="float" office:value="0">
            <text:p>0</text:p>
          </table:table-cell>
          <table:table-cell office:value-type="float" office:value="0.00208116545265">
            <text:p>0</text:p>
          </table:table-cell>
          <table:table-cell office:value-type="float" office:value="0">
            <text:p>0</text:p>
          </table:table-cell>
          <table:table-cell office:value-type="float" office:value="0.00104058272633">
            <text:p>0</text:p>
          </table:table-cell>
          <table:table-cell office:value-type="float" office:value="0.0098855359001">
            <text:p>0.01</text:p>
          </table:table-cell>
          <table:table-cell office:value-type="float" office:value="0.00260145681582">
            <text:p>0</text:p>
          </table:table-cell>
          <table:table-cell office:value-type="float" office:value="0.0202913631634">
            <text:p>0.02</text:p>
          </table:table-cell>
          <table:table-cell office:value-type="float" office:value="0.0127471383975">
            <text:p>0.01</text:p>
          </table:table-cell>
          <table:table-cell office:value-type="float" office:value="0.00442247658689">
            <text:p>0</text:p>
          </table:table-cell>
          <table:table-cell office:value-type="float" office:value="0.0085848074922">
            <text:p>0.01</text:p>
          </table:table-cell>
          <table:table-cell office:value-type="float" office:value="0.0098855359001">
            <text:p>0.01</text:p>
          </table:table-cell>
          <table:table-cell office:value-type="float" office:value="0.00884495317378">
            <text:p>0.01</text:p>
          </table:table-cell>
          <table:table-cell office:value-type="float" office:value="0.0161290322581">
            <text:p>0.02</text:p>
          </table:table-cell>
          <table:table-cell office:value-type="float" office:value="0.0241935483871">
            <text:p>0.02</text:p>
          </table:table-cell>
          <table:table-cell office:value-type="float" office:value="0.0803850156087">
            <text:p>0.08</text:p>
          </table:table-cell>
          <table:table-cell office:value-type="float" office:value="0.281737773153">
            <text:p>0.28</text:p>
          </table:table-cell>
          <table:table-cell office:value-type="float" office:value="0.237252861602">
            <text:p>0.24</text:p>
          </table:table-cell>
          <table:table-cell office:value-type="float" office:value="0.294224765869">
            <text:p>0.29</text:p>
          </table:table-cell>
          <table:table-cell office:value-type="float" office:value="0.466181061394">
            <text:p>0.47</text:p>
          </table:table-cell>
          <table:table-cell office:value-type="float" office:value="0.236472424558">
            <text:p>0.24</text:p>
          </table:table-cell>
          <table:table-cell office:value-type="float" office:value="0.304370447451">
            <text:p>0.3</text:p>
          </table:table-cell>
          <table:table-cell office:value-type="float" office:value="0.603798126951">
            <text:p>0.6</text:p>
          </table:table-cell>
          <table:table-cell office:value-type="float" office:value="0.654006243496">
            <text:p>0.65</text:p>
          </table:table-cell>
          <table:table-cell office:value-type="float" office:value="0.804110301769">
            <text:p>0.8</text:p>
          </table:table-cell>
          <table:table-cell office:value-type="float" office:value="0.651144640999">
            <text:p>0.65</text:p>
          </table:table-cell>
          <table:table-cell office:value-type="float" office:value="0.821279916753">
            <text:p>0.82</text:p>
          </table:table-cell>
          <table:table-cell office:value-type="float" office:value="0.851456815817">
            <text:p>0.85</text:p>
          </table:table-cell>
          <table:table-cell office:value-type="float" office:value="0.758064516129">
            <text:p>0.76</text:p>
          </table:table-cell>
          <table:table-cell office:value-type="float" office:value="0.944849115505">
            <text:p>0.94</text:p>
          </table:table-cell>
          <table:table-cell office:value-type="float" office:value="0.89646201873">
            <text:p>0.9</text:p>
          </table:table-cell>
          <table:table-cell office:value-type="float" office:value="0.799947970864">
            <text:p>0.8</text:p>
          </table:table-cell>
          <table:table-cell office:value-type="float" office:value="0.642299687825">
            <text:p>0.64</text:p>
          </table:table-cell>
          <table:table-cell office:value-type="float" office:value="0.907127991675">
            <text:p>0.91</text:p>
          </table:table-cell>
          <table:table-cell office:value-type="float" office:value="0.961498439126">
            <text:p>0.96</text:p>
          </table:table-cell>
          <table:table-cell office:value-type="float" office:value="0.724765868887">
            <text:p>0.72</text:p>
          </table:table-cell>
          <table:table-cell office:value-type="float" office:value="0.882154006243">
            <text:p>0.88</text:p>
          </table:table-cell>
          <table:table-cell office:value-type="float" office:value="0.628511966701">
            <text:p>0.63</text:p>
          </table:table-cell>
          <table:table-cell office:value-type="float" office:value="0.924817898023">
            <text:p>0.92</text:p>
          </table:table-cell>
          <table:table-cell office:value-type="float" office:value="0.964880332986">
            <text:p>0.96</text:p>
          </table:table-cell>
          <table:table-cell office:value-type="float" office:value="0.929760665973">
            <text:p>0.93</text:p>
          </table:table-cell>
          <table:table-cell office:value-type="float" office:value="0.625910509886">
            <text:p>0.63</text:p>
          </table:table-cell>
          <table:table-cell office:value-type="float" office:value="69192">
            <text:p>69192</text:p>
          </table:table-cell>
          <table:table-cell table:number-columns-repeated="205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0.000303214069133">
            <text:p>0</text:p>
          </table:table-cell>
          <table:table-cell office:value-type="float" office:value="0">
            <text:p>0</text:p>
          </table:table-cell>
          <table:table-cell office:value-type="float" office:value="0.000606428138266">
            <text:p>0</text:p>
          </table:table-cell>
          <table:table-cell office:value-type="float" office:value="0.00970285021225">
            <text:p>0.01</text:p>
          </table:table-cell>
          <table:table-cell office:value-type="float" office:value="0">
            <text:p>0</text:p>
          </table:table-cell>
          <table:table-cell office:value-type="float" office:value="0.00242571255306">
            <text:p>0</text:p>
          </table:table-cell>
          <table:table-cell office:value-type="float" office:value="0.0184960582171">
            <text:p>0.02</text:p>
          </table:table-cell>
          <table:table-cell office:value-type="float" office:value="0.00606428138266">
            <text:p>0.01</text:p>
          </table:table-cell>
          <table:table-cell office:value-type="float" office:value="0.0130382049727">
            <text:p>0.01</text:p>
          </table:table-cell>
          <table:table-cell office:value-type="float" office:value="0.0112189205579">
            <text:p>0.01</text:p>
          </table:table-cell>
          <table:table-cell office:value-type="float" office:value="0.0100060642814">
            <text:p>0.01</text:p>
          </table:table-cell>
          <table:table-cell office:value-type="float" office:value="0.00909642207398">
            <text:p>0.01</text:p>
          </table:table-cell>
          <table:table-cell office:value-type="float" office:value="0.0178896300788">
            <text:p>0.02</text:p>
          </table:table-cell>
          <table:table-cell office:value-type="float" office:value="0.0406306852638">
            <text:p>0.04</text:p>
          </table:table-cell>
          <table:table-cell office:value-type="float" office:value="0.178593086719">
            <text:p>0.18</text:p>
          </table:table-cell>
          <table:table-cell office:value-type="float" office:value="0.180412371134">
            <text:p>0.18</text:p>
          </table:table-cell>
          <table:table-cell office:value-type="float" office:value="0.176773802304">
            <text:p>0.18</text:p>
          </table:table-cell>
          <table:table-cell office:value-type="float" office:value="0.376288659794">
            <text:p>0.38</text:p>
          </table:table-cell>
          <table:table-cell office:value-type="float" office:value="0.29381443299">
            <text:p>0.29</text:p>
          </table:table-cell>
          <table:table-cell office:value-type="float" office:value="0.265312310491">
            <text:p>0.27</text:p>
          </table:table-cell>
          <table:table-cell office:value-type="float" office:value="0.735597331716">
            <text:p>0.74</text:p>
          </table:table-cell>
          <table:table-cell office:value-type="float" office:value="0.693753790176">
            <text:p>0.69</text:p>
          </table:table-cell>
          <table:table-cell office:value-type="float" office:value="0.827471194663">
            <text:p>0.83</text:p>
          </table:table-cell>
          <table:table-cell office:value-type="float" office:value="0.748938750758">
            <text:p>0.75</text:p>
          </table:table-cell>
          <table:table-cell office:value-type="float" office:value="0.866282595512">
            <text:p>0.87</text:p>
          </table:table-cell>
          <table:table-cell office:value-type="float" office:value="0.938447543966">
            <text:p>0.94</text:p>
          </table:table-cell>
          <table:table-cell office:value-type="float" office:value="0.803820497271">
            <text:p>0.8</text:p>
          </table:table-cell>
          <table:table-cell office:value-type="float" office:value="0.969981807156">
            <text:p>0.97</text:p>
          </table:table-cell>
          <table:table-cell office:value-type="float" office:value="0.911764705882">
            <text:p>0.91</text:p>
          </table:table-cell>
          <table:table-cell office:value-type="float" office:value="0.885688295937">
            <text:p>0.89</text:p>
          </table:table-cell>
          <table:table-cell office:value-type="float" office:value="0.78320194057">
            <text:p>0.78</text:p>
          </table:table-cell>
          <table:table-cell office:value-type="float" office:value="0.946331109763">
            <text:p>0.95</text:p>
          </table:table-cell>
          <table:table-cell office:value-type="float" office:value="0.991206791995">
            <text:p>0.99</text:p>
          </table:table-cell>
          <table:table-cell office:value-type="float" office:value="0.840206185567">
            <text:p>0.84</text:p>
          </table:table-cell>
          <table:table-cell office:value-type="float" office:value="0.895391146149">
            <text:p>0.9</text:p>
          </table:table-cell>
          <table:table-cell office:value-type="float" office:value="0.859611885992">
            <text:p>0.86</text:p>
          </table:table-cell>
          <table:table-cell office:value-type="float" office:value="0.960885385082">
            <text:p>0.96</text:p>
          </table:table-cell>
          <table:table-cell office:value-type="float" office:value="0.983626440267">
            <text:p>0.98</text:p>
          </table:table-cell>
          <table:table-cell office:value-type="float" office:value="0.975136446331">
            <text:p>0.98</text:p>
          </table:table-cell>
          <table:table-cell office:value-type="float" office:value="0.771983020012">
            <text:p>0.77</text:p>
          </table:table-cell>
          <table:table-cell office:value-type="float" office:value="62662">
            <text:p>62662</text:p>
          </table:table-cell>
          <table:table-cell table:number-columns-repeated="205"/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0036041031328">
            <text:p>0</text:p>
          </table:table-cell>
          <table:table-cell office:value-type="float" office:value="0">
            <text:p>0</text:p>
          </table:table-cell>
          <table:table-cell office:value-type="float" office:value="0.00277238702523">
            <text:p>0</text:p>
          </table:table-cell>
          <table:table-cell office:value-type="float" office:value="0.023842528417">
            <text:p>0.02</text:p>
          </table:table-cell>
          <table:table-cell office:value-type="float" office:value="0.00582201275298">
            <text:p>0.01</text:p>
          </table:table-cell>
          <table:table-cell office:value-type="float" office:value="0.0227335736069">
            <text:p>0.02</text:p>
          </table:table-cell>
          <table:table-cell office:value-type="float" office:value="0.0097033545883">
            <text:p>0.01</text:p>
          </table:table-cell>
          <table:table-cell office:value-type="float" office:value="0.00194067091766">
            <text:p>0</text:p>
          </table:table-cell>
          <table:table-cell office:value-type="float" office:value="0.0060992514555">
            <text:p>0.01</text:p>
          </table:table-cell>
          <table:table-cell office:value-type="float" office:value="0.00554477405046">
            <text:p>0.01</text:p>
          </table:table-cell>
          <table:table-cell office:value-type="float" office:value="0.00998059329082">
            <text:p>0.01</text:p>
          </table:table-cell>
          <table:table-cell office:value-type="float" office:value="0.0867757138897">
            <text:p>0.09</text:p>
          </table:table-cell>
          <table:table-cell office:value-type="float" office:value="0.162461879678">
            <text:p>0.16</text:p>
          </table:table-cell>
          <table:table-cell office:value-type="float" office:value="0.14610479623">
            <text:p>0.15</text:p>
          </table:table-cell>
          <table:table-cell office:value-type="float" office:value="0.352370390907">
            <text:p>0.35</text:p>
          </table:table-cell>
          <table:table-cell office:value-type="float" office:value="0.360964790685">
            <text:p>0.36</text:p>
          </table:table-cell>
          <table:table-cell office:value-type="float" office:value="0.227058497366">
            <text:p>0.23</text:p>
          </table:table-cell>
          <table:table-cell office:value-type="float" office:value="0.835320210701">
            <text:p>0.84</text:p>
          </table:table-cell>
          <table:table-cell office:value-type="float" office:value="0.853617965068">
            <text:p>0.85</text:p>
          </table:table-cell>
          <table:table-cell office:value-type="float" office:value="0.809814250069">
            <text:p>0.81</text:p>
          </table:table-cell>
          <table:table-cell office:value-type="float" office:value="0.859717216523">
            <text:p>0.86</text:p>
          </table:table-cell>
          <table:table-cell office:value-type="float" office:value="0.937621291932">
            <text:p>0.94</text:p>
          </table:table-cell>
          <table:table-cell office:value-type="float" office:value="0.96368172997">
            <text:p>0.96</text:p>
          </table:table-cell>
          <table:table-cell office:value-type="float" office:value="0.947601885223">
            <text:p>0.95</text:p>
          </table:table-cell>
          <table:table-cell office:value-type="float" office:value="0.96589963959">
            <text:p>0.97</text:p>
          </table:table-cell>
          <table:table-cell office:value-type="float" office:value="0.940116440255">
            <text:p>0.94</text:p>
          </table:table-cell>
          <table:table-cell office:value-type="float" office:value="0.906847795952">
            <text:p>0.91</text:p>
          </table:table-cell>
          <table:table-cell office:value-type="float" office:value="0.934848904907">
            <text:p>0.93</text:p>
          </table:table-cell>
          <table:table-cell office:value-type="float" office:value="0.971998891045">
            <text:p>0.97</text:p>
          </table:table-cell>
          <table:table-cell office:value-type="float" office:value="0.991405600222">
            <text:p>0.99</text:p>
          </table:table-cell>
          <table:table-cell office:value-type="float" office:value="0.884114222345">
            <text:p>0.88</text:p>
          </table:table-cell>
          <table:table-cell office:value-type="float" office:value="0.946770169116">
            <text:p>0.95</text:p>
          </table:table-cell>
          <table:table-cell office:value-type="float" office:value="0.950651510951">
            <text:p>0.95</text:p>
          </table:table-cell>
          <table:table-cell office:value-type="float" office:value="0.987524258386">
            <text:p>0.99</text:p>
          </table:table-cell>
          <table:table-cell office:value-type="float" office:value="0.996395896867">
            <text:p>1</text:p>
          </table:table-cell>
          <table:table-cell office:value-type="float" office:value="0.975880232881">
            <text:p>0.98</text:p>
          </table:table-cell>
          <table:table-cell office:value-type="float" office:value="0.912392570003">
            <text:p>0.91</text:p>
          </table:table-cell>
          <table:table-cell office:value-type="float" office:value="72140">
            <text:p>72140</text:p>
          </table:table-cell>
          <table:table-cell table:number-columns-repeated="205"/>
        </table:table-row>
      </table:table>
      <table:table table:name="loose coun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7" table:number-columns-repeated="45" table:default-cell-style-name="Default"/>
        <table:table-column table:style-name="co8" table:default-cell-style-name="Default"/>
        <table:table-column table:style-name="co9" table:number-columns-repeated="205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206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18315018315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86813186813">
            <text:p>0.01</text:p>
          </table:table-cell>
          <table:table-cell office:value-type="float" office:value="0.00915750915751">
            <text:p>0.01</text:p>
          </table:table-cell>
          <table:table-cell office:value-type="float" office:value="0.0114468864469">
            <text:p>0.01</text:p>
          </table:table-cell>
          <table:table-cell office:value-type="float" office:value="0.0228937728938">
            <text:p>0.02</text:p>
          </table:table-cell>
          <table:table-cell office:value-type="float" office:value="0.0114468864469">
            <text:p>0.01</text:p>
          </table:table-cell>
          <table:table-cell office:value-type="float" office:value="0.0274725274725">
            <text:p>0.03</text:p>
          </table:table-cell>
          <table:table-cell office:value-type="float" office:value="0.0709706959707">
            <text:p>0.07</text:p>
          </table:table-cell>
          <table:table-cell office:value-type="float" office:value="0.0801282051282">
            <text:p>0.08</text:p>
          </table:table-cell>
          <table:table-cell office:value-type="float" office:value="0.0572344322344">
            <text:p>0.06</text:p>
          </table:table-cell>
          <table:table-cell office:value-type="float" office:value="0.0206043956044">
            <text:p>0.02</text:p>
          </table:table-cell>
          <table:table-cell office:value-type="float" office:value="0.018315018315">
            <text:p>0.02</text:p>
          </table:table-cell>
          <table:table-cell office:value-type="float" office:value="0.0434981684982">
            <text:p>0.04</text:p>
          </table:table-cell>
          <table:table-cell office:value-type="float" office:value="0.0572344322344">
            <text:p>0.06</text:p>
          </table:table-cell>
          <table:table-cell office:value-type="float" office:value="0.0732600732601">
            <text:p>0.07</text:p>
          </table:table-cell>
          <table:table-cell office:value-type="float" office:value="0.0824175824176">
            <text:p>0.08</text:p>
          </table:table-cell>
          <table:table-cell office:value-type="float" office:value="0.178571428571">
            <text:p>0.18</text:p>
          </table:table-cell>
          <table:table-cell office:value-type="float" office:value="0.121336996337">
            <text:p>0.12</text:p>
          </table:table-cell>
          <table:table-cell office:value-type="float" office:value="0.157967032967">
            <text:p>0.16</text:p>
          </table:table-cell>
          <table:table-cell office:value-type="float" office:value="0.164835164835">
            <text:p>0.16</text:p>
          </table:table-cell>
          <table:table-cell office:value-type="float" office:value="0.244963369963">
            <text:p>0.24</text:p>
          </table:table-cell>
          <table:table-cell office:value-type="float" office:value="0.112179487179">
            <text:p>0.11</text:p>
          </table:table-cell>
          <table:table-cell office:value-type="float" office:value="0.0801282051282">
            <text:p>0.08</text:p>
          </table:table-cell>
          <table:table-cell office:value-type="float" office:value="0.100732600733">
            <text:p>0.1</text:p>
          </table:table-cell>
          <table:table-cell office:value-type="float" office:value="0.141941391941">
            <text:p>0.14</text:p>
          </table:table-cell>
          <table:table-cell office:value-type="float" office:value="0.187728937729">
            <text:p>0.19</text:p>
          </table:table-cell>
          <table:table-cell office:value-type="float" office:value="0.190018315018">
            <text:p>0.19</text:p>
          </table:table-cell>
          <table:table-cell office:value-type="float" office:value="0.341117216117">
            <text:p>0.34</text:p>
          </table:table-cell>
          <table:table-cell office:value-type="float" office:value="0.254120879121">
            <text:p>0.25</text:p>
          </table:table-cell>
          <table:table-cell office:value-type="float" office:value="0.14652014652">
            <text:p>0.15</text:p>
          </table:table-cell>
          <table:table-cell office:value-type="float" office:value="0.18543956044">
            <text:p>0.19</text:p>
          </table:table-cell>
          <table:table-cell table:number-columns-repeated="2" office:value-type="float" office:value="0.226648351648">
            <text:p>0.23</text:p>
          </table:table-cell>
          <table:table-cell office:value-type="float" office:value="0.107600732601">
            <text:p>0.11</text:p>
          </table:table-cell>
          <table:table-cell office:value-type="float" office:value="0.169413919414">
            <text:p>0.17</text:p>
          </table:table-cell>
          <table:table-cell office:value-type="float" office:value="0.119047619048">
            <text:p>0.12</text:p>
          </table:table-cell>
          <table:table-cell office:value-type="float" office:value="0.10989010989">
            <text:p>0.11</text:p>
          </table:table-cell>
          <table:table-cell office:value-type="float" office:value="0.249542124542">
            <text:p>0.25</text:p>
          </table:table-cell>
          <table:table-cell office:value-type="float" office:value="0.10989010989">
            <text:p>0.11</text:p>
          </table:table-cell>
          <table:table-cell office:value-type="float" office:value="0.103021978022">
            <text:p>0.1</text:p>
          </table:table-cell>
          <table:table-cell office:value-type="float" office:value="0.231227106227">
            <text:p>0.23</text:p>
          </table:table-cell>
          <table:table-cell office:value-type="float" office:value="0.0892857142857">
            <text:p>0.09</text:p>
          </table:table-cell>
          <table:table-cell office:value-type="float" office:value="0.0389194139194">
            <text:p>0.04</text:p>
          </table:table-cell>
          <table:table-cell office:value-type="float" office:value="2184">
            <text:p>2184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740740740741">
            <text:p>0.01</text:p>
          </table:table-cell>
          <table:table-cell office:value-type="float" office:value="0.0037037037037">
            <text:p>0</text:p>
          </table:table-cell>
          <table:table-cell office:value-type="float" office:value="0.00185185185185">
            <text:p>0</text:p>
          </table:table-cell>
          <table:table-cell office:value-type="float" office:value="0.00925925925926">
            <text:p>0.01</text:p>
          </table:table-cell>
          <table:table-cell office:value-type="float" office:value="0">
            <text:p>0</text:p>
          </table:table-cell>
          <table:table-cell office:value-type="float" office:value="0.00185185185185">
            <text:p>0</text:p>
          </table:table-cell>
          <table:table-cell table:number-columns-repeated="2" office:value-type="float" office:value="0.0148148148148">
            <text:p>0.01</text:p>
          </table:table-cell>
          <table:table-cell office:value-type="float" office:value="0.0185185185185">
            <text:p>0.02</text:p>
          </table:table-cell>
          <table:table-cell office:value-type="float" office:value="0.0574074074074">
            <text:p>0.06</text:p>
          </table:table-cell>
          <table:table-cell office:value-type="float" office:value="0.0537037037037">
            <text:p>0.05</text:p>
          </table:table-cell>
          <table:table-cell office:value-type="float" office:value="0.0592592592593">
            <text:p>0.06</text:p>
          </table:table-cell>
          <table:table-cell office:value-type="float" office:value="0.0185185185185">
            <text:p>0.02</text:p>
          </table:table-cell>
          <table:table-cell office:value-type="float" office:value="0.0148148148148">
            <text:p>0.01</text:p>
          </table:table-cell>
          <table:table-cell office:value-type="float" office:value="0.0407407407407">
            <text:p>0.04</text:p>
          </table:table-cell>
          <table:table-cell office:value-type="float" office:value="0.0203703703704">
            <text:p>0.02</text:p>
          </table:table-cell>
          <table:table-cell office:value-type="float" office:value="0.0407407407407">
            <text:p>0.04</text:p>
          </table:table-cell>
          <table:table-cell office:value-type="float" office:value="0.0481481481481">
            <text:p>0.05</text:p>
          </table:table-cell>
          <table:table-cell office:value-type="float" office:value="0.174074074074">
            <text:p>0.17</text:p>
          </table:table-cell>
          <table:table-cell office:value-type="float" office:value="0.281481481481">
            <text:p>0.28</text:p>
          </table:table-cell>
          <table:table-cell office:value-type="float" office:value="0.198148148148">
            <text:p>0.2</text:p>
          </table:table-cell>
          <table:table-cell office:value-type="float" office:value="0.118518518519">
            <text:p>0.12</text:p>
          </table:table-cell>
          <table:table-cell office:value-type="float" office:value="0.148148148148">
            <text:p>0.15</text:p>
          </table:table-cell>
          <table:table-cell office:value-type="float" office:value="0.125925925926">
            <text:p>0.13</text:p>
          </table:table-cell>
          <table:table-cell office:value-type="float" office:value="0.103703703704">
            <text:p>0.1</text:p>
          </table:table-cell>
          <table:table-cell office:value-type="float" office:value="0.192592592593">
            <text:p>0.19</text:p>
          </table:table-cell>
          <table:table-cell office:value-type="float" office:value="0.261111111111">
            <text:p>0.26</text:p>
          </table:table-cell>
          <table:table-cell office:value-type="float" office:value="0.25">
            <text:p>0.25</text:p>
          </table:table-cell>
          <table:table-cell office:value-type="float" office:value="0.275925925926">
            <text:p>0.28</text:p>
          </table:table-cell>
          <table:table-cell office:value-type="float" office:value="0.372222222222">
            <text:p>0.37</text:p>
          </table:table-cell>
          <table:table-cell office:value-type="float" office:value="0.351851851852">
            <text:p>0.35</text:p>
          </table:table-cell>
          <table:table-cell office:value-type="float" office:value="0.285185185185">
            <text:p>0.29</text:p>
          </table:table-cell>
          <table:table-cell office:value-type="float" office:value="0.32962962963">
            <text:p>0.33</text:p>
          </table:table-cell>
          <table:table-cell office:value-type="float" office:value="0.298148148148">
            <text:p>0.3</text:p>
          </table:table-cell>
          <table:table-cell office:value-type="float" office:value="0.22037037037">
            <text:p>0.22</text:p>
          </table:table-cell>
          <table:table-cell office:value-type="float" office:value="0.0777777777778">
            <text:p>0.08</text:p>
          </table:table-cell>
          <table:table-cell office:value-type="float" office:value="0.27962962963">
            <text:p>0.28</text:p>
          </table:table-cell>
          <table:table-cell office:value-type="float" office:value="0.209259259259">
            <text:p>0.21</text:p>
          </table:table-cell>
          <table:table-cell office:value-type="float" office:value="0.138888888889">
            <text:p>0.14</text:p>
          </table:table-cell>
          <table:table-cell office:value-type="float" office:value="0.224074074074">
            <text:p>0.22</text:p>
          </table:table-cell>
          <table:table-cell office:value-type="float" office:value="0.0722222222222">
            <text:p>0.07</text:p>
          </table:table-cell>
          <table:table-cell office:value-type="float" office:value="0.0944444444444">
            <text:p>0.09</text:p>
          </table:table-cell>
          <table:table-cell office:value-type="float" office:value="0.294444444444">
            <text:p>0.29</text:p>
          </table:table-cell>
          <table:table-cell office:value-type="float" office:value="0.124074074074">
            <text:p>0.12</text:p>
          </table:table-cell>
          <table:table-cell office:value-type="float" office:value="0.0722222222222">
            <text:p>0.07</text:p>
          </table:table-cell>
          <table:table-cell office:value-type="float" office:value="3240">
            <text:p>3240</text:p>
          </table:table-cell>
          <table:table-cell table:number-columns-repeated="205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853485064011">
            <text:p>0.01</text:p>
          </table:table-cell>
          <table:table-cell office:value-type="float" office:value="0.0128022759602">
            <text:p>0.01</text:p>
          </table:table-cell>
          <table:table-cell office:value-type="float" office:value="0.00568990042674">
            <text:p>0.01</text:p>
          </table:table-cell>
          <table:table-cell office:value-type="float" office:value="0.00426742532006">
            <text:p>0</text:p>
          </table:table-cell>
          <table:table-cell office:value-type="float" office:value="0.00853485064011">
            <text:p>0.01</text:p>
          </table:table-cell>
          <table:table-cell office:value-type="float" office:value="0.00711237553343">
            <text:p>0.01</text:p>
          </table:table-cell>
          <table:table-cell office:value-type="float" office:value="0.0170697012802">
            <text:p>0.02</text:p>
          </table:table-cell>
          <table:table-cell office:value-type="float" office:value="0.0184921763869">
            <text:p>0.02</text:p>
          </table:table-cell>
          <table:table-cell office:value-type="float" office:value="0.0568990042674">
            <text:p>0.06</text:p>
          </table:table-cell>
          <table:table-cell office:value-type="float" office:value="0.0526315789474">
            <text:p>0.05</text:p>
          </table:table-cell>
          <table:table-cell office:value-type="float" office:value="0.0284495021337">
            <text:p>0.03</text:p>
          </table:table-cell>
          <table:table-cell office:value-type="float" office:value="0.022759601707">
            <text:p>0.02</text:p>
          </table:table-cell>
          <table:table-cell office:value-type="float" office:value="0.0113798008535">
            <text:p>0.01</text:p>
          </table:table-cell>
          <table:table-cell office:value-type="float" office:value="0.0355618776671">
            <text:p>0.04</text:p>
          </table:table-cell>
          <table:table-cell office:value-type="float" office:value="0.0440967283073">
            <text:p>0.04</text:p>
          </table:table-cell>
          <table:table-cell office:value-type="float" office:value="0.0483641536273">
            <text:p>0.05</text:p>
          </table:table-cell>
          <table:table-cell office:value-type="float" office:value="0.0682788051209">
            <text:p>0.07</text:p>
          </table:table-cell>
          <table:table-cell office:value-type="float" office:value="0.137980085349">
            <text:p>0.14</text:p>
          </table:table-cell>
          <table:table-cell office:value-type="float" office:value="0.256045519203">
            <text:p>0.26</text:p>
          </table:table-cell>
          <table:table-cell office:value-type="float" office:value="0.25746799431">
            <text:p>0.26</text:p>
          </table:table-cell>
          <table:table-cell office:value-type="float" office:value="0.27453769559">
            <text:p>0.27</text:p>
          </table:table-cell>
          <table:table-cell office:value-type="float" office:value="0.159317211949">
            <text:p>0.16</text:p>
          </table:table-cell>
          <table:table-cell office:value-type="float" office:value="0.137980085349">
            <text:p>0.14</text:p>
          </table:table-cell>
          <table:table-cell office:value-type="float" office:value="0.207681365576">
            <text:p>0.21</text:p>
          </table:table-cell>
          <table:table-cell office:value-type="float" office:value="0.163584637269">
            <text:p>0.16</text:p>
          </table:table-cell>
          <table:table-cell office:value-type="float" office:value="0.285917496444">
            <text:p>0.29</text:p>
          </table:table-cell>
          <table:table-cell office:value-type="float" office:value="0.312944523471">
            <text:p>0.31</text:p>
          </table:table-cell>
          <table:table-cell office:value-type="float" office:value="0.345661450925">
            <text:p>0.35</text:p>
          </table:table-cell>
          <table:table-cell office:value-type="float" office:value="0.483641536273">
            <text:p>0.48</text:p>
          </table:table-cell>
          <table:table-cell office:value-type="float" office:value="0.422475106686">
            <text:p>0.42</text:p>
          </table:table-cell>
          <table:table-cell office:value-type="float" office:value="0.324324324324">
            <text:p>0.32</text:p>
          </table:table-cell>
          <table:table-cell office:value-type="float" office:value="0.347083926031">
            <text:p>0.35</text:p>
          </table:table-cell>
          <table:table-cell office:value-type="float" office:value="0.339971550498">
            <text:p>0.34</text:p>
          </table:table-cell>
          <table:table-cell office:value-type="float" office:value="0.204836415363">
            <text:p>0.2</text:p>
          </table:table-cell>
          <table:table-cell office:value-type="float" office:value="0.099573257468">
            <text:p>0.1</text:p>
          </table:table-cell>
          <table:table-cell office:value-type="float" office:value="0.285917496444">
            <text:p>0.29</text:p>
          </table:table-cell>
          <table:table-cell office:value-type="float" office:value="0.284495021337">
            <text:p>0.28</text:p>
          </table:table-cell>
          <table:table-cell office:value-type="float" office:value="0.157894736842">
            <text:p>0.16</text:p>
          </table:table-cell>
          <table:table-cell office:value-type="float" office:value="0.298719772404">
            <text:p>0.3</text:p>
          </table:table-cell>
          <table:table-cell office:value-type="float" office:value="0.0867709815078">
            <text:p>0.09</text:p>
          </table:table-cell>
          <table:table-cell office:value-type="float" office:value="0.150782361309">
            <text:p>0.15</text:p>
          </table:table-cell>
          <table:table-cell office:value-type="float" office:value="0.304409672831">
            <text:p>0.3</text:p>
          </table:table-cell>
          <table:table-cell office:value-type="float" office:value="0.150782361309">
            <text:p>0.15</text:p>
          </table:table-cell>
          <table:table-cell office:value-type="float" office:value="0.0682788051209">
            <text:p>0.07</text:p>
          </table:table-cell>
          <table:table-cell office:value-type="float" office:value="4921">
            <text:p>4921</text:p>
          </table:table-cell>
          <table:table-cell table:number-columns-repeated="205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267379679144">
            <text:p>0</text:p>
          </table:table-cell>
          <table:table-cell office:value-type="float" office:value="0.00713012477718">
            <text:p>0.01</text:p>
          </table:table-cell>
          <table:table-cell office:value-type="float" office:value="0">
            <text:p>0</text:p>
          </table:table-cell>
          <table:table-cell office:value-type="float" office:value="0.000891265597148">
            <text:p>0</text:p>
          </table:table-cell>
          <table:table-cell office:value-type="float" office:value="0.00267379679144">
            <text:p>0</text:p>
          </table:table-cell>
          <table:table-cell office:value-type="float" office:value="0.0115864527629">
            <text:p>0.01</text:p>
          </table:table-cell>
          <table:table-cell office:value-type="float" office:value="0.0124777183601">
            <text:p>0.01</text:p>
          </table:table-cell>
          <table:table-cell office:value-type="float" office:value="0.00356506238859">
            <text:p>0</text:p>
          </table:table-cell>
          <table:table-cell office:value-type="float" office:value="0.0427807486631">
            <text:p>0.04</text:p>
          </table:table-cell>
          <table:table-cell office:value-type="float" office:value="0.072192513369">
            <text:p>0.07</text:p>
          </table:table-cell>
          <table:table-cell office:value-type="float" office:value="0.0213903743316">
            <text:p>0.02</text:p>
          </table:table-cell>
          <table:table-cell office:value-type="float" office:value="0.00980392156863">
            <text:p>0.01</text:p>
          </table:table-cell>
          <table:table-cell office:value-type="float" office:value="0.0115864527629">
            <text:p>0.01</text:p>
          </table:table-cell>
          <table:table-cell office:value-type="float" office:value="0.0329768270945">
            <text:p>0.03</text:p>
          </table:table-cell>
          <table:table-cell office:value-type="float" office:value="0.0606060606061">
            <text:p>0.06</text:p>
          </table:table-cell>
          <table:table-cell office:value-type="float" office:value="0.0695187165775">
            <text:p>0.07</text:p>
          </table:table-cell>
          <table:table-cell office:value-type="float" office:value="0.0294117647059">
            <text:p>0.03</text:p>
          </table:table-cell>
          <table:table-cell office:value-type="float" office:value="0.123885918004">
            <text:p>0.12</text:p>
          </table:table-cell>
          <table:table-cell office:value-type="float" office:value="0.237967914439">
            <text:p>0.24</text:p>
          </table:table-cell>
          <table:table-cell office:value-type="float" office:value="0.337789661319">
            <text:p>0.34</text:p>
          </table:table-cell>
          <table:table-cell office:value-type="float" office:value="0.258467023173">
            <text:p>0.26</text:p>
          </table:table-cell>
          <table:table-cell office:value-type="float" office:value="0.164884135472">
            <text:p>0.16</text:p>
          </table:table-cell>
          <table:table-cell office:value-type="float" office:value="0.223707664884">
            <text:p>0.22</text:p>
          </table:table-cell>
          <table:table-cell office:value-type="float" office:value="0.180926916221">
            <text:p>0.18</text:p>
          </table:table-cell>
          <table:table-cell office:value-type="float" office:value="0.20944741533">
            <text:p>0.21</text:p>
          </table:table-cell>
          <table:table-cell office:value-type="float" office:value="0.405525846702">
            <text:p>0.41</text:p>
          </table:table-cell>
          <table:table-cell office:value-type="float" office:value="0.420677361854">
            <text:p>0.42</text:p>
          </table:table-cell>
          <table:table-cell office:value-type="float" office:value="0.351158645276">
            <text:p>0.35</text:p>
          </table:table-cell>
          <table:table-cell office:value-type="float" office:value="0.523172905526">
            <text:p>0.52</text:p>
          </table:table-cell>
          <table:table-cell office:value-type="float" office:value="0.467914438503">
            <text:p>0.47</text:p>
          </table:table-cell>
          <table:table-cell office:value-type="float" office:value="0.377005347594">
            <text:p>0.38</text:p>
          </table:table-cell>
          <table:table-cell office:value-type="float" office:value="0.45008912656">
            <text:p>0.45</text:p>
          </table:table-cell>
          <table:table-cell office:value-type="float" office:value="0.374331550802">
            <text:p>0.37</text:p>
          </table:table-cell>
          <table:table-cell office:value-type="float" office:value="0.272727272727">
            <text:p>0.27</text:p>
          </table:table-cell>
          <table:table-cell office:value-type="float" office:value="0.155080213904">
            <text:p>0.16</text:p>
          </table:table-cell>
          <table:table-cell office:value-type="float" office:value="0.355614973262">
            <text:p>0.36</text:p>
          </table:table-cell>
          <table:table-cell office:value-type="float" office:value="0.362745098039">
            <text:p>0.36</text:p>
          </table:table-cell>
          <table:table-cell office:value-type="float" office:value="0.166666666667">
            <text:p>0.17</text:p>
          </table:table-cell>
          <table:table-cell office:value-type="float" office:value="0.339572192513">
            <text:p>0.34</text:p>
          </table:table-cell>
          <table:table-cell office:value-type="float" office:value="0.096256684492">
            <text:p>0.1</text:p>
          </table:table-cell>
          <table:table-cell office:value-type="float" office:value="0.163101604278">
            <text:p>0.16</text:p>
          </table:table-cell>
          <table:table-cell office:value-type="float" office:value="0.366310160428">
            <text:p>0.37</text:p>
          </table:table-cell>
          <table:table-cell office:value-type="float" office:value="0.161319073084">
            <text:p>0.16</text:p>
          </table:table-cell>
          <table:table-cell office:value-type="float" office:value="0.0623885918004">
            <text:p>0.06</text:p>
          </table:table-cell>
          <table:table-cell office:value-type="float" office:value="8976">
            <text:p>8976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199335548173">
            <text:p>0</text:p>
          </table:table-cell>
          <table:table-cell table:number-columns-repeated="2" office:value-type="float" office:value="0.00132890365449">
            <text:p>0</text:p>
          </table:table-cell>
          <table:table-cell office:value-type="float" office:value="0.00265780730897">
            <text:p>0</text:p>
          </table:table-cell>
          <table:table-cell office:value-type="float" office:value="0.000664451827243">
            <text:p>0</text:p>
          </table:table-cell>
          <table:table-cell office:value-type="float" office:value="0.0093023255814">
            <text:p>0.01</text:p>
          </table:table-cell>
          <table:table-cell office:value-type="float" office:value="0.00265780730897">
            <text:p>0</text:p>
          </table:table-cell>
          <table:table-cell office:value-type="float" office:value="0.00730897009967">
            <text:p>0.01</text:p>
          </table:table-cell>
          <table:table-cell office:value-type="float" office:value="0.00664451827243">
            <text:p>0.01</text:p>
          </table:table-cell>
          <table:table-cell office:value-type="float" office:value="0.0558139534884">
            <text:p>0.06</text:p>
          </table:table-cell>
          <table:table-cell office:value-type="float" office:value="0.104983388704">
            <text:p>0.1</text:p>
          </table:table-cell>
          <table:table-cell office:value-type="float" office:value="0.0239202657807">
            <text:p>0.02</text:p>
          </table:table-cell>
          <table:table-cell office:value-type="float" office:value="0.0139534883721">
            <text:p>0.01</text:p>
          </table:table-cell>
          <table:table-cell office:value-type="float" office:value="0.0285714285714">
            <text:p>0.03</text:p>
          </table:table-cell>
          <table:table-cell office:value-type="float" office:value="0.0325581395349">
            <text:p>0.03</text:p>
          </table:table-cell>
          <table:table-cell office:value-type="float" office:value="0.0691029900332">
            <text:p>0.07</text:p>
          </table:table-cell>
          <table:table-cell office:value-type="float" office:value="0.063122923588">
            <text:p>0.06</text:p>
          </table:table-cell>
          <table:table-cell office:value-type="float" office:value="0.0345514950166">
            <text:p>0.03</text:p>
          </table:table-cell>
          <table:table-cell office:value-type="float" office:value="0.135548172757">
            <text:p>0.14</text:p>
          </table:table-cell>
          <table:table-cell office:value-type="float" office:value="0.313621262458">
            <text:p>0.31</text:p>
          </table:table-cell>
          <table:table-cell office:value-type="float" office:value="0.341528239203">
            <text:p>0.34</text:p>
          </table:table-cell>
          <table:table-cell office:value-type="float" office:value="0.278405315615">
            <text:p>0.28</text:p>
          </table:table-cell>
          <table:table-cell office:value-type="float" office:value="0.225249169435">
            <text:p>0.23</text:p>
          </table:table-cell>
          <table:table-cell office:value-type="float" office:value="0.190033222591">
            <text:p>0.19</text:p>
          </table:table-cell>
          <table:table-cell office:value-type="float" office:value="0.261129568106">
            <text:p>0.26</text:p>
          </table:table-cell>
          <table:table-cell office:value-type="float" office:value="0.242524916944">
            <text:p>0.24</text:p>
          </table:table-cell>
          <table:table-cell office:value-type="float" office:value="0.398006644518">
            <text:p>0.4</text:p>
          </table:table-cell>
          <table:table-cell office:value-type="float" office:value="0.433887043189">
            <text:p>0.43</text:p>
          </table:table-cell>
          <table:table-cell office:value-type="float" office:value="0.369435215947">
            <text:p>0.37</text:p>
          </table:table-cell>
          <table:table-cell office:value-type="float" office:value="0.543521594684">
            <text:p>0.54</text:p>
          </table:table-cell>
          <table:table-cell office:value-type="float" office:value="0.546843853821">
            <text:p>0.55</text:p>
          </table:table-cell>
          <table:table-cell office:value-type="float" office:value="0.458471760797">
            <text:p>0.46</text:p>
          </table:table-cell>
          <table:table-cell office:value-type="float" office:value="0.545514950166">
            <text:p>0.55</text:p>
          </table:table-cell>
          <table:table-cell office:value-type="float" office:value="0.475083056478">
            <text:p>0.48</text:p>
          </table:table-cell>
          <table:table-cell office:value-type="float" office:value="0.31561461794">
            <text:p>0.32</text:p>
          </table:table-cell>
          <table:table-cell office:value-type="float" office:value="0.152159468439">
            <text:p>0.15</text:p>
          </table:table-cell>
          <table:table-cell office:value-type="float" office:value="0.413289036545">
            <text:p>0.41</text:p>
          </table:table-cell>
          <table:table-cell office:value-type="float" office:value="0.375415282392">
            <text:p>0.38</text:p>
          </table:table-cell>
          <table:table-cell office:value-type="float" office:value="0.229235880399">
            <text:p>0.23</text:p>
          </table:table-cell>
          <table:table-cell office:value-type="float" office:value="0.402657807309">
            <text:p>0.4</text:p>
          </table:table-cell>
          <table:table-cell office:value-type="float" office:value="0.0936877076412">
            <text:p>0.09</text:p>
          </table:table-cell>
          <table:table-cell office:value-type="float" office:value="0.166777408638">
            <text:p>0.17</text:p>
          </table:table-cell>
          <table:table-cell office:value-type="float" office:value="0.392026578073">
            <text:p>0.39</text:p>
          </table:table-cell>
          <table:table-cell office:value-type="float" office:value="0.185382059801">
            <text:p>0.19</text:p>
          </table:table-cell>
          <table:table-cell office:value-type="float" office:value="0.0544850498339">
            <text:p>0.05</text:p>
          </table:table-cell>
          <table:table-cell office:value-type="float" office:value="13545">
            <text:p>13545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4400440044">
            <text:p>0</text:p>
          </table:table-cell>
          <table:table-cell table:number-columns-repeated="2" office:value-type="float" office:value="0.0016501650165">
            <text:p>0</text:p>
          </table:table-cell>
          <table:table-cell office:value-type="float" office:value="0">
            <text:p>0</text:p>
          </table:table-cell>
          <table:table-cell office:value-type="float" office:value="0.002200220022">
            <text:p>0</text:p>
          </table:table-cell>
          <table:table-cell office:value-type="float" office:value="0.00660066006601">
            <text:p>0.01</text:p>
          </table:table-cell>
          <table:table-cell office:value-type="float" office:value="0.004400440044">
            <text:p>0</text:p>
          </table:table-cell>
          <table:table-cell office:value-type="float" office:value="0.00715071507151">
            <text:p>0.01</text:p>
          </table:table-cell>
          <table:table-cell office:value-type="float" office:value="0.0049504950495">
            <text:p>0</text:p>
          </table:table-cell>
          <table:table-cell office:value-type="float" office:value="0.0643564356436">
            <text:p>0.06</text:p>
          </table:table-cell>
          <table:table-cell office:value-type="float" office:value="0.0742574257426">
            <text:p>0.07</text:p>
          </table:table-cell>
          <table:table-cell office:value-type="float" office:value="0.03300330033">
            <text:p>0.03</text:p>
          </table:table-cell>
          <table:table-cell office:value-type="float" office:value="0.018701870187">
            <text:p>0.02</text:p>
          </table:table-cell>
          <table:table-cell office:value-type="float" office:value="0.00715071507151">
            <text:p>0.01</text:p>
          </table:table-cell>
          <table:table-cell office:value-type="float" office:value="0.0159515951595">
            <text:p>0.02</text:p>
          </table:table-cell>
          <table:table-cell office:value-type="float" office:value="0.0621562156216">
            <text:p>0.06</text:p>
          </table:table-cell>
          <table:table-cell office:value-type="float" office:value="0.0511551155116">
            <text:p>0.05</text:p>
          </table:table-cell>
          <table:table-cell office:value-type="float" office:value="0.047304730473">
            <text:p>0.05</text:p>
          </table:table-cell>
          <table:table-cell office:value-type="float" office:value="0.157315731573">
            <text:p>0.16</text:p>
          </table:table-cell>
          <table:table-cell office:value-type="float" office:value="0.276677667767">
            <text:p>0.28</text:p>
          </table:table-cell>
          <table:table-cell office:value-type="float" office:value="0.283278327833">
            <text:p>0.28</text:p>
          </table:table-cell>
          <table:table-cell office:value-type="float" office:value="0.34103410341">
            <text:p>0.34</text:p>
          </table:table-cell>
          <table:table-cell office:value-type="float" office:value="0.272277227723">
            <text:p>0.27</text:p>
          </table:table-cell>
          <table:table-cell office:value-type="float" office:value="0.188118811881">
            <text:p>0.19</text:p>
          </table:table-cell>
          <table:table-cell office:value-type="float" office:value="0.267876787679">
            <text:p>0.27</text:p>
          </table:table-cell>
          <table:table-cell office:value-type="float" office:value="0.264576457646">
            <text:p>0.26</text:p>
          </table:table-cell>
          <table:table-cell office:value-type="float" office:value="0.483498349835">
            <text:p>0.48</text:p>
          </table:table-cell>
          <table:table-cell office:value-type="float" office:value="0.506050605061">
            <text:p>0.51</text:p>
          </table:table-cell>
          <table:table-cell office:value-type="float" office:value="0.37898789879">
            <text:p>0.38</text:p>
          </table:table-cell>
          <table:table-cell office:value-type="float" office:value="0.594609460946">
            <text:p>0.59</text:p>
          </table:table-cell>
          <table:table-cell office:value-type="float" office:value="0.598459845985">
            <text:p>0.6</text:p>
          </table:table-cell>
          <table:table-cell office:value-type="float" office:value="0.5">
            <text:p>0.5</text:p>
          </table:table-cell>
          <table:table-cell office:value-type="float" office:value="0.599559955996">
            <text:p>0.6</text:p>
          </table:table-cell>
          <table:table-cell office:value-type="float" office:value="0.529702970297">
            <text:p>0.53</text:p>
          </table:table-cell>
          <table:table-cell office:value-type="float" office:value="0.335533553355">
            <text:p>0.34</text:p>
          </table:table-cell>
          <table:table-cell office:value-type="float" office:value="0.208470847085">
            <text:p>0.21</text:p>
          </table:table-cell>
          <table:table-cell office:value-type="float" office:value="0.41199119912">
            <text:p>0.41</text:p>
          </table:table-cell>
          <table:table-cell office:value-type="float" office:value="0.536303630363">
            <text:p>0.54</text:p>
          </table:table-cell>
          <table:table-cell office:value-type="float" office:value="0.226622662266">
            <text:p>0.23</text:p>
          </table:table-cell>
          <table:table-cell office:value-type="float" office:value="0.483498349835">
            <text:p>0.48</text:p>
          </table:table-cell>
          <table:table-cell office:value-type="float" office:value="0.160616061606">
            <text:p>0.16</text:p>
          </table:table-cell>
          <table:table-cell office:value-type="float" office:value="0.2200220022">
            <text:p>0.22</text:p>
          </table:table-cell>
          <table:table-cell office:value-type="float" office:value="0.464246424642">
            <text:p>0.46</text:p>
          </table:table-cell>
          <table:table-cell office:value-type="float" office:value="0.207370737074">
            <text:p>0.21</text:p>
          </table:table-cell>
          <table:table-cell office:value-type="float" office:value="0.0962596259626">
            <text:p>0.1</text:p>
          </table:table-cell>
          <table:table-cell office:value-type="float" office:value="18180">
            <text:p>18180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814249363868">
            <text:p>0.01</text:p>
          </table:table-cell>
          <table:table-cell office:value-type="float" office:value="0.00254452926209">
            <text:p>0</text:p>
          </table:table-cell>
          <table:table-cell office:value-type="float" office:value="0.00203562340967">
            <text:p>0</text:p>
          </table:table-cell>
          <table:table-cell office:value-type="float" office:value="0.00101781170483">
            <text:p>0</text:p>
          </table:table-cell>
          <table:table-cell office:value-type="float" office:value="0.00203562340967">
            <text:p>0</text:p>
          </table:table-cell>
          <table:table-cell office:value-type="float" office:value="0.00407124681934">
            <text:p>0</text:p>
          </table:table-cell>
          <table:table-cell office:value-type="float" office:value="0.00101781170483">
            <text:p>0</text:p>
          </table:table-cell>
          <table:table-cell office:value-type="float" office:value="0.00712468193384">
            <text:p>0.01</text:p>
          </table:table-cell>
          <table:table-cell office:value-type="float" office:value="0.00966921119593">
            <text:p>0.01</text:p>
          </table:table-cell>
          <table:table-cell office:value-type="float" office:value="0.0697201017812">
            <text:p>0.07</text:p>
          </table:table-cell>
          <table:table-cell office:value-type="float" office:value="0.0651399491094">
            <text:p>0.07</text:p>
          </table:table-cell>
          <table:table-cell office:value-type="float" office:value="0.0249363867684">
            <text:p>0.02</text:p>
          </table:table-cell>
          <table:table-cell office:value-type="float" office:value="0.0167938931298">
            <text:p>0.02</text:p>
          </table:table-cell>
          <table:table-cell table:number-columns-repeated="2" office:value-type="float" office:value="0.0127226463104">
            <text:p>0.01</text:p>
          </table:table-cell>
          <table:table-cell office:value-type="float" office:value="0.0539440203562">
            <text:p>0.05</text:p>
          </table:table-cell>
          <table:table-cell office:value-type="float" office:value="0.0758269720102">
            <text:p>0.08</text:p>
          </table:table-cell>
          <table:table-cell office:value-type="float" office:value="0.0575063613232">
            <text:p>0.06</text:p>
          </table:table-cell>
          <table:table-cell office:value-type="float" office:value="0.121628498728">
            <text:p>0.12</text:p>
          </table:table-cell>
          <table:table-cell office:value-type="float" office:value="0.330279898219">
            <text:p>0.33</text:p>
          </table:table-cell>
          <table:table-cell office:value-type="float" office:value="0.292111959288">
            <text:p>0.29</text:p>
          </table:table-cell>
          <table:table-cell office:value-type="float" office:value="0.346055979644">
            <text:p>0.35</text:p>
          </table:table-cell>
          <table:table-cell office:value-type="float" office:value="0.267175572519">
            <text:p>0.27</text:p>
          </table:table-cell>
          <table:table-cell office:value-type="float" office:value="0.235623409669">
            <text:p>0.24</text:p>
          </table:table-cell>
          <table:table-cell office:value-type="float" office:value="0.255470737913">
            <text:p>0.26</text:p>
          </table:table-cell>
          <table:table-cell office:value-type="float" office:value="0.319083969466">
            <text:p>0.32</text:p>
          </table:table-cell>
          <table:table-cell office:value-type="float" office:value="0.49262086514">
            <text:p>0.49</text:p>
          </table:table-cell>
          <table:table-cell office:value-type="float" office:value="0.545547073791">
            <text:p>0.55</text:p>
          </table:table-cell>
          <table:table-cell office:value-type="float" office:value="0.361832061069">
            <text:p>0.36</text:p>
          </table:table-cell>
          <table:table-cell office:value-type="float" office:value="0.648854961832">
            <text:p>0.65</text:p>
          </table:table-cell>
          <table:table-cell office:value-type="float" office:value="0.656488549618">
            <text:p>0.66</text:p>
          </table:table-cell>
          <table:table-cell office:value-type="float" office:value="0.488549618321">
            <text:p>0.49</text:p>
          </table:table-cell>
          <table:table-cell office:value-type="float" office:value="0.699236641221">
            <text:p>0.7</text:p>
          </table:table-cell>
          <table:table-cell office:value-type="float" office:value="0.549109414758">
            <text:p>0.55</text:p>
          </table:table-cell>
          <table:table-cell office:value-type="float" office:value="0.410687022901">
            <text:p>0.41</text:p>
          </table:table-cell>
          <table:table-cell office:value-type="float" office:value="0.220356234097">
            <text:p>0.22</text:p>
          </table:table-cell>
          <table:table-cell office:value-type="float" office:value="0.507888040712">
            <text:p>0.51</text:p>
          </table:table-cell>
          <table:table-cell office:value-type="float" office:value="0.564376590331">
            <text:p>0.56</text:p>
          </table:table-cell>
          <table:table-cell office:value-type="float" office:value="0.298727735369">
            <text:p>0.3</text:p>
          </table:table-cell>
          <table:table-cell office:value-type="float" office:value="0.56844783715">
            <text:p>0.57</text:p>
          </table:table-cell>
          <table:table-cell office:value-type="float" office:value="0.168956743003">
            <text:p>0.17</text:p>
          </table:table-cell>
          <table:table-cell office:value-type="float" office:value="0.254452926209">
            <text:p>0.25</text:p>
          </table:table-cell>
          <table:table-cell office:value-type="float" office:value="0.538422391858">
            <text:p>0.54</text:p>
          </table:table-cell>
          <table:table-cell office:value-type="float" office:value="0.311450381679">
            <text:p>0.31</text:p>
          </table:table-cell>
          <table:table-cell office:value-type="float" office:value="0.119592875318">
            <text:p>0.12</text:p>
          </table:table-cell>
          <table:table-cell office:value-type="float" office:value="21615">
            <text:p>21615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132122213047">
            <text:p>0.01</text:p>
          </table:table-cell>
          <table:table-cell office:value-type="float" office:value="0.00371593724195">
            <text:p>0</text:p>
          </table:table-cell>
          <table:table-cell office:value-type="float" office:value="0.00123864574732">
            <text:p>0</text:p>
          </table:table-cell>
          <table:table-cell office:value-type="float" office:value="0.000412881915772">
            <text:p>0</text:p>
          </table:table-cell>
          <table:table-cell office:value-type="float" office:value="0.00247729149463">
            <text:p>0</text:p>
          </table:table-cell>
          <table:table-cell office:value-type="float" office:value="0.00660611065235">
            <text:p>0.01</text:p>
          </table:table-cell>
          <table:table-cell table:number-columns-repeated="2" office:value-type="float" office:value="0.00495458298927">
            <text:p>0</text:p>
          </table:table-cell>
          <table:table-cell office:value-type="float" office:value="0.00949628406276">
            <text:p>0.01</text:p>
          </table:table-cell>
          <table:table-cell office:value-type="float" office:value="0.0553261767135">
            <text:p>0.06</text:p>
          </table:table-cell>
          <table:table-cell office:value-type="float" office:value="0.0908340214699">
            <text:p>0.09</text:p>
          </table:table-cell>
          <table:table-cell office:value-type="float" office:value="0.0202312138728">
            <text:p>0.02</text:p>
          </table:table-cell>
          <table:table-cell office:value-type="float" office:value="0.014450867052">
            <text:p>0.01</text:p>
          </table:table-cell>
          <table:table-cell office:value-type="float" office:value="0.0140379851363">
            <text:p>0.01</text:p>
          </table:table-cell>
          <table:table-cell office:value-type="float" office:value="0.0231213872832">
            <text:p>0.02</text:p>
          </table:table-cell>
          <table:table-cell office:value-type="float" office:value="0.065235342692">
            <text:p>0.07</text:p>
          </table:table-cell>
          <table:table-cell office:value-type="float" office:value="0.0924855491329">
            <text:p>0.09</text:p>
          </table:table-cell>
          <table:table-cell office:value-type="float" office:value="0.0487200660611">
            <text:p>0.05</text:p>
          </table:table-cell>
          <table:table-cell office:value-type="float" office:value="0.134186622626">
            <text:p>0.13</text:p>
          </table:table-cell>
          <table:table-cell office:value-type="float" office:value="0.343930635838">
            <text:p>0.34</text:p>
          </table:table-cell>
          <table:table-cell office:value-type="float" office:value="0.322047894302">
            <text:p>0.32</text:p>
          </table:table-cell>
          <table:table-cell office:value-type="float" office:value="0.319983484723">
            <text:p>0.32</text:p>
          </table:table-cell>
          <table:table-cell office:value-type="float" office:value="0.28612716763">
            <text:p>0.29</text:p>
          </table:table-cell>
          <table:table-cell office:value-type="float" office:value="0.251445086705">
            <text:p>0.25</text:p>
          </table:table-cell>
          <table:table-cell office:value-type="float" office:value="0.290255986788">
            <text:p>0.29</text:p>
          </table:table-cell>
          <table:table-cell office:value-type="float" office:value="0.338150289017">
            <text:p>0.34</text:p>
          </table:table-cell>
          <table:table-cell office:value-type="float" office:value="0.556564822461">
            <text:p>0.56</text:p>
          </table:table-cell>
          <table:table-cell office:value-type="float" office:value="0.563170933113">
            <text:p>0.56</text:p>
          </table:table-cell>
          <table:table-cell office:value-type="float" office:value="0.414120561519">
            <text:p>0.41</text:p>
          </table:table-cell>
          <table:table-cell office:value-type="float" office:value="0.689925681255">
            <text:p>0.69</text:p>
          </table:table-cell>
          <table:table-cell office:value-type="float" office:value="0.704789430223">
            <text:p>0.7</text:p>
          </table:table-cell>
          <table:table-cell office:value-type="float" office:value="0.533030553262">
            <text:p>0.53</text:p>
          </table:table-cell>
          <table:table-cell office:value-type="float" office:value="0.740710156895">
            <text:p>0.74</text:p>
          </table:table-cell>
          <table:table-cell office:value-type="float" office:value="0.603220478943">
            <text:p>0.6</text:p>
          </table:table-cell>
          <table:table-cell office:value-type="float" office:value="0.409578860446">
            <text:p>0.41</text:p>
          </table:table-cell>
          <table:table-cell office:value-type="float" office:value="0.248142031379">
            <text:p>0.25</text:p>
          </table:table-cell>
          <table:table-cell office:value-type="float" office:value="0.562758051197">
            <text:p>0.56</text:p>
          </table:table-cell>
          <table:table-cell office:value-type="float" office:value="0.658133773741">
            <text:p>0.66</text:p>
          </table:table-cell>
          <table:table-cell office:value-type="float" office:value="0.336498761354">
            <text:p>0.34</text:p>
          </table:table-cell>
          <table:table-cell office:value-type="float" office:value="0.629644921552">
            <text:p>0.63</text:p>
          </table:table-cell>
          <table:table-cell office:value-type="float" office:value="0.19240297275">
            <text:p>0.19</text:p>
          </table:table-cell>
          <table:table-cell office:value-type="float" office:value="0.317919075145">
            <text:p>0.32</text:p>
          </table:table-cell>
          <table:table-cell office:value-type="float" office:value="0.632535094963">
            <text:p>0.63</text:p>
          </table:table-cell>
          <table:table-cell office:value-type="float" office:value="0.337737407102">
            <text:p>0.34</text:p>
          </table:table-cell>
          <table:table-cell office:value-type="float" office:value="0.111478117258">
            <text:p>0.11</text:p>
          </table:table-cell>
          <table:table-cell office:value-type="float" office:value="29064">
            <text:p>29064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21770682148">
            <text:p>0</text:p>
          </table:table-cell>
          <table:table-cell office:value-type="float" office:value="0.00362844702467">
            <text:p>0</text:p>
          </table:table-cell>
          <table:table-cell office:value-type="float" office:value="0.00145137880987">
            <text:p>0</text:p>
          </table:table-cell>
          <table:table-cell office:value-type="float" office:value="0.000362844702467">
            <text:p>0</text:p>
          </table:table-cell>
          <table:table-cell office:value-type="float" office:value="0.000725689404935">
            <text:p>0</text:p>
          </table:table-cell>
          <table:table-cell office:value-type="float" office:value="0.00435413642961">
            <text:p>0</text:p>
          </table:table-cell>
          <table:table-cell office:value-type="float" office:value="0.00362844702467">
            <text:p>0</text:p>
          </table:table-cell>
          <table:table-cell office:value-type="float" office:value="0.00326560232221">
            <text:p>0</text:p>
          </table:table-cell>
          <table:table-cell office:value-type="float" office:value="0.00689404934688">
            <text:p>0.01</text:p>
          </table:table-cell>
          <table:table-cell office:value-type="float" office:value="0.0526124818578">
            <text:p>0.05</text:p>
          </table:table-cell>
          <table:table-cell office:value-type="float" office:value="0.0703918722787">
            <text:p>0.07</text:p>
          </table:table-cell>
          <table:table-cell office:value-type="float" office:value="0.0159651669086">
            <text:p>0.02</text:p>
          </table:table-cell>
          <table:table-cell office:value-type="float" office:value="0.00507982583454">
            <text:p>0.01</text:p>
          </table:table-cell>
          <table:table-cell office:value-type="float" office:value="0.00979680696662">
            <text:p>0.01</text:p>
          </table:table-cell>
          <table:table-cell office:value-type="float" office:value="0.0177793904209">
            <text:p>0.02</text:p>
          </table:table-cell>
          <table:table-cell office:value-type="float" office:value="0.0406386066763">
            <text:p>0.04</text:p>
          </table:table-cell>
          <table:table-cell office:value-type="float" office:value="0.0896226415094">
            <text:p>0.09</text:p>
          </table:table-cell>
          <table:table-cell office:value-type="float" office:value="0.044992743106">
            <text:p>0.04</text:p>
          </table:table-cell>
          <table:table-cell office:value-type="float" office:value="0.14404934688">
            <text:p>0.14</text:p>
          </table:table-cell>
          <table:table-cell office:value-type="float" office:value="0.299346879536">
            <text:p>0.3</text:p>
          </table:table-cell>
          <table:table-cell office:value-type="float" office:value="0.303701015965">
            <text:p>0.3</text:p>
          </table:table-cell>
          <table:table-cell office:value-type="float" office:value="0.35595065312">
            <text:p>0.36</text:p>
          </table:table-cell>
          <table:table-cell office:value-type="float" office:value="0.349782293179">
            <text:p>0.35</text:p>
          </table:table-cell>
          <table:table-cell office:value-type="float" office:value="0.259796806967">
            <text:p>0.26</text:p>
          </table:table-cell>
          <table:table-cell office:value-type="float" office:value="0.313134978229">
            <text:p>0.31</text:p>
          </table:table-cell>
          <table:table-cell office:value-type="float" office:value="0.340348330914">
            <text:p>0.34</text:p>
          </table:table-cell>
          <table:table-cell office:value-type="float" office:value="0.556603773585">
            <text:p>0.56</text:p>
          </table:table-cell>
          <table:table-cell office:value-type="float" office:value="0.603047895501">
            <text:p>0.6</text:p>
          </table:table-cell>
          <table:table-cell office:value-type="float" office:value="0.41908563135">
            <text:p>0.42</text:p>
          </table:table-cell>
          <table:table-cell office:value-type="float" office:value="0.715166908563">
            <text:p>0.72</text:p>
          </table:table-cell>
          <table:table-cell office:value-type="float" office:value="0.738026124819">
            <text:p>0.74</text:p>
          </table:table-cell>
          <table:table-cell office:value-type="float" office:value="0.589622641509">
            <text:p>0.59</text:p>
          </table:table-cell>
          <table:table-cell office:value-type="float" office:value="0.769956458636">
            <text:p>0.77</text:p>
          </table:table-cell>
          <table:table-cell office:value-type="float" office:value="0.656386066763">
            <text:p>0.66</text:p>
          </table:table-cell>
          <table:table-cell office:value-type="float" office:value="0.528301886792">
            <text:p>0.53</text:p>
          </table:table-cell>
          <table:table-cell office:value-type="float" office:value="0.290638606676">
            <text:p>0.29</text:p>
          </table:table-cell>
          <table:table-cell office:value-type="float" office:value="0.635703918723">
            <text:p>0.64</text:p>
          </table:table-cell>
          <table:table-cell office:value-type="float" office:value="0.678519593614">
            <text:p>0.68</text:p>
          </table:table-cell>
          <table:table-cell office:value-type="float" office:value="0.373730043541">
            <text:p>0.37</text:p>
          </table:table-cell>
          <table:table-cell office:value-type="float" office:value="0.728229317852">
            <text:p>0.73</text:p>
          </table:table-cell>
          <table:table-cell office:value-type="float" office:value="0.260885341074">
            <text:p>0.26</text:p>
          </table:table-cell>
          <table:table-cell office:value-type="float" office:value="0.390058055152">
            <text:p>0.39</text:p>
          </table:table-cell>
          <table:table-cell office:value-type="float" office:value="0.735486211901">
            <text:p>0.74</text:p>
          </table:table-cell>
          <table:table-cell office:value-type="float" office:value="0.444484760522">
            <text:p>0.44</text:p>
          </table:table-cell>
          <table:table-cell office:value-type="float" office:value="0.146589259797">
            <text:p>0.15</text:p>
          </table:table-cell>
          <table:table-cell office:value-type="float" office:value="35828">
            <text:p>35828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109210047324">
            <text:p>0.01</text:p>
          </table:table-cell>
          <table:table-cell office:value-type="float" office:value="0.00364033491081">
            <text:p>0</text:p>
          </table:table-cell>
          <table:table-cell office:value-type="float" office:value="0.000364033491081">
            <text:p>0</text:p>
          </table:table-cell>
          <table:table-cell office:value-type="float" office:value="0">
            <text:p>0</text:p>
          </table:table-cell>
          <table:table-cell office:value-type="float" office:value="0.000364033491081">
            <text:p>0</text:p>
          </table:table-cell>
          <table:table-cell office:value-type="float" office:value="0.00509646887514">
            <text:p>0.01</text:p>
          </table:table-cell>
          <table:table-cell office:value-type="float" office:value="0.00291226792865">
            <text:p>0</text:p>
          </table:table-cell>
          <table:table-cell office:value-type="float" office:value="0.00400436840189">
            <text:p>0</text:p>
          </table:table-cell>
          <table:table-cell office:value-type="float" office:value="0.0076447033127">
            <text:p>0.01</text:p>
          </table:table-cell>
          <table:table-cell office:value-type="float" office:value="0.0476883873316">
            <text:p>0.05</text:p>
          </table:table-cell>
          <table:table-cell office:value-type="float" office:value="0.062613760466">
            <text:p>0.06</text:p>
          </table:table-cell>
          <table:table-cell office:value-type="float" office:value="0.0152894066254">
            <text:p>0.02</text:p>
          </table:table-cell>
          <table:table-cell table:number-columns-repeated="2" office:value-type="float" office:value="0.00728066982162">
            <text:p>0.01</text:p>
          </table:table-cell>
          <table:table-cell office:value-type="float" office:value="0.0116490717146">
            <text:p>0.01</text:p>
          </table:table-cell>
          <table:table-cell office:value-type="float" office:value="0.022570076447">
            <text:p>0.02</text:p>
          </table:table-cell>
          <table:table-cell office:value-type="float" office:value="0.103021477976">
            <text:p>0.1</text:p>
          </table:table-cell>
          <table:table-cell office:value-type="float" office:value="0.0768110666181">
            <text:p>0.08</text:p>
          </table:table-cell>
          <table:table-cell office:value-type="float" office:value="0.121587186021">
            <text:p>0.12</text:p>
          </table:table-cell>
          <table:table-cell office:value-type="float" office:value="0.267200582454">
            <text:p>0.27</text:p>
          </table:table-cell>
          <table:table-cell office:value-type="float" office:value="0.30287586458">
            <text:p>0.3</text:p>
          </table:table-cell>
          <table:table-cell office:value-type="float" office:value="0.370950127412">
            <text:p>0.37</text:p>
          </table:table-cell>
          <table:table-cell office:value-type="float" office:value="0.409537677466">
            <text:p>0.41</text:p>
          </table:table-cell>
          <table:table-cell office:value-type="float" office:value="0.258463778668">
            <text:p>0.26</text:p>
          </table:table-cell>
          <table:table-cell office:value-type="float" office:value="0.268656716418">
            <text:p>0.27</text:p>
          </table:table-cell>
          <table:table-cell office:value-type="float" office:value="0.359301055697">
            <text:p>0.36</text:p>
          </table:table-cell>
          <table:table-cell office:value-type="float" office:value="0.618492901347">
            <text:p>0.62</text:p>
          </table:table-cell>
          <table:table-cell office:value-type="float" office:value="0.627593738624">
            <text:p>0.63</text:p>
          </table:table-cell>
          <table:table-cell office:value-type="float" office:value="0.444120859119">
            <text:p>0.44</text:p>
          </table:table-cell>
          <table:table-cell office:value-type="float" office:value="0.742628321806">
            <text:p>0.74</text:p>
          </table:table-cell>
          <table:table-cell office:value-type="float" office:value="0.728431015653">
            <text:p>0.73</text:p>
          </table:table-cell>
          <table:table-cell office:value-type="float" office:value="0.611576265016">
            <text:p>0.61</text:p>
          </table:table-cell>
          <table:table-cell office:value-type="float" office:value="0.816891153986">
            <text:p>0.82</text:p>
          </table:table-cell>
          <table:table-cell office:value-type="float" office:value="0.665453221696">
            <text:p>0.67</text:p>
          </table:table-cell>
          <table:table-cell office:value-type="float" office:value="0.568256279578">
            <text:p>0.57</text:p>
          </table:table-cell>
          <table:table-cell office:value-type="float" office:value="0.325445941027">
            <text:p>0.33</text:p>
          </table:table-cell>
          <table:table-cell office:value-type="float" office:value="0.716417910448">
            <text:p>0.72</text:p>
          </table:table-cell>
          <table:table-cell office:value-type="float" office:value="0.77793957044">
            <text:p>0.78</text:p>
          </table:table-cell>
          <table:table-cell office:value-type="float" office:value="0.471059337459">
            <text:p>0.47</text:p>
          </table:table-cell>
          <table:table-cell office:value-type="float" office:value="0.769202766655">
            <text:p>0.77</text:p>
          </table:table-cell>
          <table:table-cell office:value-type="float" office:value="0.267200582454">
            <text:p>0.27</text:p>
          </table:table-cell>
          <table:table-cell office:value-type="float" office:value="0.505642519112">
            <text:p>0.51</text:p>
          </table:table-cell>
          <table:table-cell office:value-type="float" office:value="0.813978886058">
            <text:p>0.81</text:p>
          </table:table-cell>
          <table:table-cell office:value-type="float" office:value="0.580269384783">
            <text:p>0.58</text:p>
          </table:table-cell>
          <table:table-cell office:value-type="float" office:value="0.201674554059">
            <text:p>0.2</text:p>
          </table:table-cell>
          <table:table-cell office:value-type="float" office:value="38458">
            <text:p>38458</text:p>
          </table:table-cell>
          <table:table-cell table:number-columns-repeated="205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179662234998">
            <text:p>0</text:p>
          </table:table-cell>
          <table:table-cell table:number-columns-repeated="2" office:value-type="float" office:value="0.000359324469996">
            <text:p>0</text:p>
          </table:table-cell>
          <table:table-cell office:value-type="float" office:value="0.000718648939993">
            <text:p>0</text:p>
          </table:table-cell>
          <table:table-cell office:value-type="float" office:value="0.00215594681998">
            <text:p>0</text:p>
          </table:table-cell>
          <table:table-cell office:value-type="float" office:value="0.00143729787999">
            <text:p>0</text:p>
          </table:table-cell>
          <table:table-cell office:value-type="float" office:value="0.00323392022997">
            <text:p>0</text:p>
          </table:table-cell>
          <table:table-cell office:value-type="float" office:value="0.00754581386992">
            <text:p>0.01</text:p>
          </table:table-cell>
          <table:table-cell office:value-type="float" office:value="0.0316205533597">
            <text:p>0.03</text:p>
          </table:table-cell>
          <table:table-cell office:value-type="float" office:value="0.0524613726195">
            <text:p>0.05</text:p>
          </table:table-cell>
          <table:table-cell office:value-type="float" office:value="0.0219187926698">
            <text:p>0.02</text:p>
          </table:table-cell>
          <table:table-cell office:value-type="float" office:value="0.00323392022997">
            <text:p>0</text:p>
          </table:table-cell>
          <table:table-cell table:number-columns-repeated="2" office:value-type="float" office:value="0.0104204096299">
            <text:p>0.01</text:p>
          </table:table-cell>
          <table:table-cell office:value-type="float" office:value="0.0524613726195">
            <text:p>0.05</text:p>
          </table:table-cell>
          <table:table-cell office:value-type="float" office:value="0.0632411067194">
            <text:p>0.06</text:p>
          </table:table-cell>
          <table:table-cell office:value-type="float" office:value="0.0657563780093">
            <text:p>0.07</text:p>
          </table:table-cell>
          <table:table-cell office:value-type="float" office:value="0.112468559109">
            <text:p>0.11</text:p>
          </table:table-cell>
          <table:table-cell office:value-type="float" office:value="0.337765001797">
            <text:p>0.34</text:p>
          </table:table-cell>
          <table:table-cell office:value-type="float" office:value="0.320158102767">
            <text:p>0.32</text:p>
          </table:table-cell>
          <table:table-cell office:value-type="float" office:value="0.400287459576">
            <text:p>0.4</text:p>
          </table:table-cell>
          <table:table-cell office:value-type="float" office:value="0.371182177506">
            <text:p>0.37</text:p>
          </table:table-cell>
          <table:table-cell office:value-type="float" office:value="0.257276320517">
            <text:p>0.26</text:p>
          </table:table-cell>
          <table:table-cell office:value-type="float" office:value="0.311534315487">
            <text:p>0.31</text:p>
          </table:table-cell>
          <table:table-cell office:value-type="float" office:value="0.412863816026">
            <text:p>0.41</text:p>
          </table:table-cell>
          <table:table-cell office:value-type="float" office:value="0.647143370464">
            <text:p>0.65</text:p>
          </table:table-cell>
          <table:table-cell office:value-type="float" office:value="0.676248652533">
            <text:p>0.68</text:p>
          </table:table-cell>
          <table:table-cell office:value-type="float" office:value="0.419331656486">
            <text:p>0.42</text:p>
          </table:table-cell>
          <table:table-cell office:value-type="float" office:value="0.782968020122">
            <text:p>0.78</text:p>
          </table:table-cell>
          <table:table-cell office:value-type="float" office:value="0.779015450952">
            <text:p>0.78</text:p>
          </table:table-cell>
          <table:table-cell office:value-type="float" office:value="0.632770391664">
            <text:p>0.63</text:p>
          </table:table-cell>
          <table:table-cell office:value-type="float" office:value="0.841897233202">
            <text:p>0.84</text:p>
          </table:table-cell>
          <table:table-cell office:value-type="float" office:value="0.731225296443">
            <text:p>0.73</text:p>
          </table:table-cell>
          <table:table-cell office:value-type="float" office:value="0.597197269134">
            <text:p>0.6</text:p>
          </table:table-cell>
          <table:table-cell office:value-type="float" office:value="0.400646784046">
            <text:p>0.4</text:p>
          </table:table-cell>
          <table:table-cell office:value-type="float" office:value="0.769673014732">
            <text:p>0.77</text:p>
          </table:table-cell>
          <table:table-cell office:value-type="float" office:value="0.849802371542">
            <text:p>0.85</text:p>
          </table:table-cell>
          <table:table-cell office:value-type="float" office:value="0.557671577434">
            <text:p>0.56</text:p>
          </table:table-cell>
          <table:table-cell office:value-type="float" office:value="0.810276679842">
            <text:p>0.81</text:p>
          </table:table-cell>
          <table:table-cell office:value-type="float" office:value="0.362558390226">
            <text:p>0.36</text:p>
          </table:table-cell>
          <table:table-cell office:value-type="float" office:value="0.548688465685">
            <text:p>0.55</text:p>
          </table:table-cell>
          <table:table-cell office:value-type="float" office:value="0.871002515271">
            <text:p>0.87</text:p>
          </table:table-cell>
          <table:table-cell office:value-type="float" office:value="0.594681997844">
            <text:p>0.59</text:p>
          </table:table-cell>
          <table:table-cell office:value-type="float" office:value="0.274523895077">
            <text:p>0.27</text:p>
          </table:table-cell>
          <table:table-cell office:value-type="float" office:value="41745">
            <text:p>41745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0988793671721">
            <text:p>0</text:p>
          </table:table-cell>
          <table:table-cell office:value-type="float" office:value="0.00164798945287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31839156229">
            <text:p>0</text:p>
          </table:table-cell>
          <table:table-cell office:value-type="float" office:value="0.000988793671721">
            <text:p>0</text:p>
          </table:table-cell>
          <table:table-cell office:value-type="float" office:value="0.00263678312459">
            <text:p>0</text:p>
          </table:table-cell>
          <table:table-cell office:value-type="float" office:value="0.00988793671721">
            <text:p>0.01</text:p>
          </table:table-cell>
          <table:table-cell office:value-type="float" office:value="0.0342781806196">
            <text:p>0.03</text:p>
          </table:table-cell>
          <table:table-cell office:value-type="float" office:value="0.0464733025709">
            <text:p>0.05</text:p>
          </table:table-cell>
          <table:table-cell office:value-type="float" office:value="0.0168094924192">
            <text:p>0.02</text:p>
          </table:table-cell>
          <table:table-cell office:value-type="float" office:value="0.00593276203032">
            <text:p>0.01</text:p>
          </table:table-cell>
          <table:table-cell office:value-type="float" office:value="0.0102175346078">
            <text:p>0.01</text:p>
          </table:table-cell>
          <table:table-cell office:value-type="float" office:value="0.0112063282795">
            <text:p>0.01</text:p>
          </table:table-cell>
          <table:table-cell office:value-type="float" office:value="0.0398813447594">
            <text:p>0.04</text:p>
          </table:table-cell>
          <table:table-cell office:value-type="float" office:value="0.0583388266315">
            <text:p>0.06</text:p>
          </table:table-cell>
          <table:table-cell office:value-type="float" office:value="0.0441661173368">
            <text:p>0.04</text:p>
          </table:table-cell>
          <table:table-cell office:value-type="float" office:value="0.105471324984">
            <text:p>0.11</text:p>
          </table:table-cell>
          <table:table-cell office:value-type="float" office:value="0.273236651285">
            <text:p>0.27</text:p>
          </table:table-cell>
          <table:table-cell office:value-type="float" office:value="0.303230059328">
            <text:p>0.3</text:p>
          </table:table-cell>
          <table:table-cell office:value-type="float" office:value="0.365853658537">
            <text:p>0.37</text:p>
          </table:table-cell>
          <table:table-cell office:value-type="float" office:value="0.432432432432">
            <text:p>0.43</text:p>
          </table:table-cell>
          <table:table-cell office:value-type="float" office:value="0.30454845089">
            <text:p>0.3</text:p>
          </table:table-cell>
          <table:table-cell office:value-type="float" office:value="0.28180619644">
            <text:p>0.28</text:p>
          </table:table-cell>
          <table:table-cell office:value-type="float" office:value="0.414963744232">
            <text:p>0.41</text:p>
          </table:table-cell>
          <table:table-cell office:value-type="float" office:value="0.685234014502">
            <text:p>0.69</text:p>
          </table:table-cell>
          <table:table-cell office:value-type="float" office:value="0.714897824654">
            <text:p>0.71</text:p>
          </table:table-cell>
          <table:table-cell office:value-type="float" office:value="0.479894528675">
            <text:p>0.48</text:p>
          </table:table-cell>
          <table:table-cell office:value-type="float" office:value="0.792682926829">
            <text:p>0.79</text:p>
          </table:table-cell>
          <table:table-cell office:value-type="float" office:value="0.814765985498">
            <text:p>0.81</text:p>
          </table:table-cell>
          <table:table-cell office:value-type="float" office:value="0.691496374423">
            <text:p>0.69</text:p>
          </table:table-cell>
          <table:table-cell office:value-type="float" office:value="0.869479235333">
            <text:p>0.87</text:p>
          </table:table-cell>
          <table:table-cell office:value-type="float" office:value="0.779169413316">
            <text:p>0.78</text:p>
          </table:table-cell>
          <table:table-cell office:value-type="float" office:value="0.687211601846">
            <text:p>0.69</text:p>
          </table:table-cell>
          <table:table-cell office:value-type="float" office:value="0.47725774555">
            <text:p>0.48</text:p>
          </table:table-cell>
          <table:table-cell office:value-type="float" office:value="0.846736980883">
            <text:p>0.85</text:p>
          </table:table-cell>
          <table:table-cell office:value-type="float" office:value="0.916282135794">
            <text:p>0.92</text:p>
          </table:table-cell>
          <table:table-cell office:value-type="float" office:value="0.594264996704">
            <text:p>0.59</text:p>
          </table:table-cell>
          <table:table-cell office:value-type="float" office:value="0.887936717205">
            <text:p>0.89</text:p>
          </table:table-cell>
          <table:table-cell office:value-type="float" office:value="0.428147659855">
            <text:p>0.43</text:p>
          </table:table-cell>
          <table:table-cell office:value-type="float" office:value="0.670731707317">
            <text:p>0.67</text:p>
          </table:table-cell>
          <table:table-cell office:value-type="float" office:value="0.919907712591">
            <text:p>0.92</text:p>
          </table:table-cell>
          <table:table-cell office:value-type="float" office:value="0.680290046144">
            <text:p>0.68</text:p>
          </table:table-cell>
          <table:table-cell office:value-type="float" office:value="0.297297297297">
            <text:p>0.3</text:p>
          </table:table-cell>
          <table:table-cell office:value-type="float" office:value="48544">
            <text:p>48544</text:p>
          </table:table-cell>
          <table:table-cell table:number-columns-repeated="205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178997613365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298329355609">
            <text:p>0</text:p>
          </table:table-cell>
          <table:table-cell office:value-type="float" office:value="0.00149164677804">
            <text:p>0</text:p>
          </table:table-cell>
          <table:table-cell office:value-type="float" office:value="0.000298329355609">
            <text:p>0</text:p>
          </table:table-cell>
          <table:table-cell office:value-type="float" office:value="0.00566825775656">
            <text:p>0.01</text:p>
          </table:table-cell>
          <table:table-cell office:value-type="float" office:value="0.0110381861575">
            <text:p>0.01</text:p>
          </table:table-cell>
          <table:table-cell office:value-type="float" office:value="0.0307279236277">
            <text:p>0.03</text:p>
          </table:table-cell>
          <table:table-cell office:value-type="float" office:value="0.0155131264916">
            <text:p>0.02</text:p>
          </table:table-cell>
          <table:table-cell office:value-type="float" office:value="0.00477326968974">
            <text:p>0</text:p>
          </table:table-cell>
          <table:table-cell office:value-type="float" office:value="0.00954653937947">
            <text:p>0.01</text:p>
          </table:table-cell>
          <table:table-cell office:value-type="float" office:value="0.0107398568019">
            <text:p>0.01</text:p>
          </table:table-cell>
          <table:table-cell office:value-type="float" office:value="0.0268496420048">
            <text:p>0.03</text:p>
          </table:table-cell>
          <table:table-cell table:number-columns-repeated="2" office:value-type="float" office:value="0.0435560859189">
            <text:p>0.04</text:p>
          </table:table-cell>
          <table:table-cell office:value-type="float" office:value="0.0778639618138">
            <text:p>0.08</text:p>
          </table:table-cell>
          <table:table-cell office:value-type="float" office:value="0.274164677804">
            <text:p>0.27</text:p>
          </table:table-cell>
          <table:table-cell office:value-type="float" office:value="0.243436754177">
            <text:p>0.24</text:p>
          </table:table-cell>
          <table:table-cell office:value-type="float" office:value="0.386634844869">
            <text:p>0.39</text:p>
          </table:table-cell>
          <table:table-cell office:value-type="float" office:value="0.499105011933">
            <text:p>0.5</text:p>
          </table:table-cell>
          <table:table-cell office:value-type="float" office:value="0.246121718377">
            <text:p>0.25</text:p>
          </table:table-cell>
          <table:table-cell office:value-type="float" office:value="0.298627684964">
            <text:p>0.3</text:p>
          </table:table-cell>
          <table:table-cell office:value-type="float" office:value="0.481503579952">
            <text:p>0.48</text:p>
          </table:table-cell>
          <table:table-cell office:value-type="float" office:value="0.695704057279">
            <text:p>0.7</text:p>
          </table:table-cell>
          <table:table-cell office:value-type="float" office:value="0.780131264916">
            <text:p>0.78</text:p>
          </table:table-cell>
          <table:table-cell office:value-type="float" office:value="0.536097852029">
            <text:p>0.54</text:p>
          </table:table-cell>
          <table:table-cell office:value-type="float" office:value="0.871121718377">
            <text:p>0.87</text:p>
          </table:table-cell>
          <table:table-cell office:value-type="float" office:value="0.864856801909">
            <text:p>0.86</text:p>
          </table:table-cell>
          <table:table-cell office:value-type="float" office:value="0.721957040573">
            <text:p>0.72</text:p>
          </table:table-cell>
          <table:table-cell office:value-type="float" office:value="0.912589498807">
            <text:p>0.91</text:p>
          </table:table-cell>
          <table:table-cell office:value-type="float" office:value="0.810262529833">
            <text:p>0.81</text:p>
          </table:table-cell>
          <table:table-cell office:value-type="float" office:value="0.726730310263">
            <text:p>0.73</text:p>
          </table:table-cell>
          <table:table-cell office:value-type="float" office:value="0.51491646778">
            <text:p>0.51</text:p>
          </table:table-cell>
          <table:table-cell office:value-type="float" office:value="0.896479713604">
            <text:p>0.9</text:p>
          </table:table-cell>
          <table:table-cell office:value-type="float" office:value="0.938245823389">
            <text:p>0.94</text:p>
          </table:table-cell>
          <table:table-cell office:value-type="float" office:value="0.655727923628">
            <text:p>0.66</text:p>
          </table:table-cell>
          <table:table-cell office:value-type="float" office:value="0.878878281623">
            <text:p>0.88</text:p>
          </table:table-cell>
          <table:table-cell office:value-type="float" office:value="0.530131264916">
            <text:p>0.53</text:p>
          </table:table-cell>
          <table:table-cell office:value-type="float" office:value="0.739260143198">
            <text:p>0.74</text:p>
          </table:table-cell>
          <table:table-cell office:value-type="float" office:value="0.947792362768">
            <text:p>0.95</text:p>
          </table:table-cell>
          <table:table-cell office:value-type="float" office:value="0.813245823389">
            <text:p>0.81</text:p>
          </table:table-cell>
          <table:table-cell office:value-type="float" office:value="0.452565632458">
            <text:p>0.45</text:p>
          </table:table-cell>
          <table:table-cell office:value-type="float" office:value="56984">
            <text:p>56984</text:p>
          </table:table-cell>
          <table:table-cell table:number-columns-repeated="205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0524934383202">
            <text:p>0</text:p>
          </table:table-cell>
          <table:table-cell office:value-type="float" office:value="0.000262467191601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049868766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498687664">
            <text:p>0.01</text:p>
          </table:table-cell>
          <table:table-cell office:value-type="float" office:value="0.0146981627297">
            <text:p>0.01</text:p>
          </table:table-cell>
          <table:table-cell table:number-columns-repeated="2" office:value-type="float" office:value="0.0139107611549">
            <text:p>0.01</text:p>
          </table:table-cell>
          <table:table-cell office:value-type="float" office:value="0.00236220472441">
            <text:p>0</text:p>
          </table:table-cell>
          <table:table-cell office:value-type="float" office:value="0.00971128608924">
            <text:p>0.01</text:p>
          </table:table-cell>
          <table:table-cell office:value-type="float" office:value="0.00761154855643">
            <text:p>0.01</text:p>
          </table:table-cell>
          <table:table-cell office:value-type="float" office:value="0.0183727034121">
            <text:p>0.02</text:p>
          </table:table-cell>
          <table:table-cell table:number-columns-repeated="2" office:value-type="float" office:value="0.0175853018373">
            <text:p>0.02</text:p>
          </table:table-cell>
          <table:table-cell office:value-type="float" office:value="0.0805774278215">
            <text:p>0.08</text:p>
          </table:table-cell>
          <table:table-cell office:value-type="float" office:value="0.221522309711">
            <text:p>0.22</text:p>
          </table:table-cell>
          <table:table-cell office:value-type="float" office:value="0.234120734908">
            <text:p>0.23</text:p>
          </table:table-cell>
          <table:table-cell office:value-type="float" office:value="0.355380577428">
            <text:p>0.36</text:p>
          </table:table-cell>
          <table:table-cell office:value-type="float" office:value="0.503149606299">
            <text:p>0.5</text:p>
          </table:table-cell>
          <table:table-cell office:value-type="float" office:value="0.265879265092">
            <text:p>0.27</text:p>
          </table:table-cell>
          <table:table-cell office:value-type="float" office:value="0.241994750656">
            <text:p>0.24</text:p>
          </table:table-cell>
          <table:table-cell office:value-type="float" office:value="0.57375328084">
            <text:p>0.57</text:p>
          </table:table-cell>
          <table:table-cell office:value-type="float" office:value="0.724409448819">
            <text:p>0.72</text:p>
          </table:table-cell>
          <table:table-cell office:value-type="float" office:value="0.792650918635">
            <text:p>0.79</text:p>
          </table:table-cell>
          <table:table-cell office:value-type="float" office:value="0.58845144357">
            <text:p>0.59</text:p>
          </table:table-cell>
          <table:table-cell office:value-type="float" office:value="0.885039370079">
            <text:p>0.89</text:p>
          </table:table-cell>
          <table:table-cell office:value-type="float" office:value="0.904199475066">
            <text:p>0.9</text:p>
          </table:table-cell>
          <table:table-cell office:value-type="float" office:value="0.741469816273">
            <text:p>0.74</text:p>
          </table:table-cell>
          <table:table-cell office:value-type="float" office:value="0.943832020997">
            <text:p>0.94</text:p>
          </table:table-cell>
          <table:table-cell office:value-type="float" office:value="0.844094488189">
            <text:p>0.84</text:p>
          </table:table-cell>
          <table:table-cell office:value-type="float" office:value="0.794750656168">
            <text:p>0.79</text:p>
          </table:table-cell>
          <table:table-cell office:value-type="float" office:value="0.588188976378">
            <text:p>0.59</text:p>
          </table:table-cell>
          <table:table-cell office:value-type="float" office:value="0.918372703412">
            <text:p>0.92</text:p>
          </table:table-cell>
          <table:table-cell office:value-type="float" office:value="0.971128608924">
            <text:p>0.97</text:p>
          </table:table-cell>
          <table:table-cell office:value-type="float" office:value="0.754330708661">
            <text:p>0.75</text:p>
          </table:table-cell>
          <table:table-cell office:value-type="float" office:value="0.91154855643">
            <text:p>0.91</text:p>
          </table:table-cell>
          <table:table-cell office:value-type="float" office:value="0.696325459318">
            <text:p>0.7</text:p>
          </table:table-cell>
          <table:table-cell office:value-type="float" office:value="0.844881889764">
            <text:p>0.84</text:p>
          </table:table-cell>
          <table:table-cell office:value-type="float" office:value="0.97217847769">
            <text:p>0.97</text:p>
          </table:table-cell>
          <table:table-cell office:value-type="float" office:value="0.91154855643">
            <text:p>0.91</text:p>
          </table:table-cell>
          <table:table-cell office:value-type="float" office:value="0.60813648294">
            <text:p>0.61</text:p>
          </table:table-cell>
          <table:table-cell office:value-type="float" office:value="68580">
            <text:p>68580</text:p>
          </table:table-cell>
          <table:table-cell table:number-columns-repeated="205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0.0017793594306">
            <text:p>0</text:p>
          </table:table-cell>
          <table:table-cell office:value-type="float" office:value="0">
            <text:p>0</text:p>
          </table:table-cell>
          <table:table-cell office:value-type="float" office:value="0.000296559905101">
            <text:p>0</text:p>
          </table:table-cell>
          <table:table-cell office:value-type="float" office:value="0.00474495848161">
            <text:p>0</text:p>
          </table:table-cell>
          <table:table-cell office:value-type="float" office:value="0.0014827995255">
            <text:p>0</text:p>
          </table:table-cell>
          <table:table-cell office:value-type="float" office:value="0.00682087781732">
            <text:p>0.01</text:p>
          </table:table-cell>
          <table:table-cell office:value-type="float" office:value="0.0124555160142">
            <text:p>0.01</text:p>
          </table:table-cell>
          <table:table-cell office:value-type="float" office:value="0.00296559905101">
            <text:p>0</text:p>
          </table:table-cell>
          <table:table-cell office:value-type="float" office:value="0.0207591933571">
            <text:p>0.02</text:p>
          </table:table-cell>
          <table:table-cell office:value-type="float" office:value="0.00948991696323">
            <text:p>0.01</text:p>
          </table:table-cell>
          <table:table-cell office:value-type="float" office:value="0.0109727164887">
            <text:p>0.01</text:p>
          </table:table-cell>
          <table:table-cell office:value-type="float" office:value="0.00919335705813">
            <text:p>0.01</text:p>
          </table:table-cell>
          <table:table-cell office:value-type="float" office:value="0.0100830367734">
            <text:p>0.01</text:p>
          </table:table-cell>
          <table:table-cell office:value-type="float" office:value="0.0418149466192">
            <text:p>0.04</text:p>
          </table:table-cell>
          <table:table-cell office:value-type="float" office:value="0.16103202847">
            <text:p>0.16</text:p>
          </table:table-cell>
          <table:table-cell office:value-type="float" office:value="0.211743772242">
            <text:p>0.21</text:p>
          </table:table-cell>
          <table:table-cell office:value-type="float" office:value="0.273428232503">
            <text:p>0.27</text:p>
          </table:table-cell>
          <table:table-cell office:value-type="float" office:value="0.538552787663">
            <text:p>0.54</text:p>
          </table:table-cell>
          <table:table-cell office:value-type="float" office:value="0.252075919336">
            <text:p>0.25</text:p>
          </table:table-cell>
          <table:table-cell office:value-type="float" office:value="0.255931198102">
            <text:p>0.26</text:p>
          </table:table-cell>
          <table:table-cell office:value-type="float" office:value="0.682680901542">
            <text:p>0.68</text:p>
          </table:table-cell>
          <table:table-cell office:value-type="float" office:value="0.688018979834">
            <text:p>0.69</text:p>
          </table:table-cell>
          <table:table-cell office:value-type="float" office:value="0.826809015421">
            <text:p>0.83</text:p>
          </table:table-cell>
          <table:table-cell office:value-type="float" office:value="0.64650059312">
            <text:p>0.65</text:p>
          </table:table-cell>
          <table:table-cell office:value-type="float" office:value="0.943653618031">
            <text:p>0.94</text:p>
          </table:table-cell>
          <table:table-cell office:value-type="float" office:value="0.945729537367">
            <text:p>0.95</text:p>
          </table:table-cell>
          <table:table-cell office:value-type="float" office:value="0.742586002372">
            <text:p>0.74</text:p>
          </table:table-cell>
          <table:table-cell office:value-type="float" office:value="0.96975088968">
            <text:p>0.97</text:p>
          </table:table-cell>
          <table:table-cell office:value-type="float" office:value="0.885527876631">
            <text:p>0.89</text:p>
          </table:table-cell>
          <table:table-cell office:value-type="float" office:value="0.869217081851">
            <text:p>0.87</text:p>
          </table:table-cell>
          <table:table-cell office:value-type="float" office:value="0.715895610913">
            <text:p>0.72</text:p>
          </table:table-cell>
          <table:table-cell office:value-type="float" office:value="0.960854092527">
            <text:p>0.96</text:p>
          </table:table-cell>
          <table:table-cell office:value-type="float" office:value="0.981316725979">
            <text:p>0.98</text:p>
          </table:table-cell>
          <table:table-cell office:value-type="float" office:value="0.868327402135">
            <text:p>0.87</text:p>
          </table:table-cell>
          <table:table-cell office:value-type="float" office:value="0.9418742586">
            <text:p>0.94</text:p>
          </table:table-cell>
          <table:table-cell office:value-type="float" office:value="0.805160142349">
            <text:p>0.81</text:p>
          </table:table-cell>
          <table:table-cell office:value-type="float" office:value="0.938018979834">
            <text:p>0.94</text:p>
          </table:table-cell>
          <table:table-cell office:value-type="float" office:value="0.990510083037">
            <text:p>0.99</text:p>
          </table:table-cell>
          <table:table-cell office:value-type="float" office:value="0.958185053381">
            <text:p>0.96</text:p>
          </table:table-cell>
          <table:table-cell office:value-type="float" office:value="0.813760379597">
            <text:p>0.81</text:p>
          </table:table-cell>
          <table:table-cell office:value-type="float" office:value="64068">
            <text:p>64068</text:p>
          </table:table-cell>
          <table:table-cell table:number-columns-repeated="205"/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00227466590844">
            <text:p>0</text:p>
          </table:table-cell>
          <table:table-cell office:value-type="float" office:value="0">
            <text:p>0</text:p>
          </table:table-cell>
          <table:table-cell office:value-type="float" office:value="0.00199033266989">
            <text:p>0</text:p>
          </table:table-cell>
          <table:table-cell office:value-type="float" office:value="0.0113733295422">
            <text:p>0.01</text:p>
          </table:table-cell>
          <table:table-cell office:value-type="float" office:value="0.00170599943133">
            <text:p>0</text:p>
          </table:table-cell>
          <table:table-cell office:value-type="float" office:value="0.030707989764">
            <text:p>0.03</text:p>
          </table:table-cell>
          <table:table-cell office:value-type="float" office:value="0.00170599943133">
            <text:p>0</text:p>
          </table:table-cell>
          <table:table-cell office:value-type="float" office:value="0.00625533124822">
            <text:p>0.01</text:p>
          </table:table-cell>
          <table:table-cell table:number-columns-repeated="2" office:value-type="float" office:value="0.00454933181689">
            <text:p>0</text:p>
          </table:table-cell>
          <table:table-cell office:value-type="float" office:value="0.00653966448678">
            <text:p>0.01</text:p>
          </table:table-cell>
          <table:table-cell office:value-type="float" office:value="0.0722206425931">
            <text:p>0.07</text:p>
          </table:table-cell>
          <table:table-cell office:value-type="float" office:value="0.179698606767">
            <text:p>0.18</text:p>
          </table:table-cell>
          <table:table-cell office:value-type="float" office:value="0.170315609895">
            <text:p>0.17</text:p>
          </table:table-cell>
          <table:table-cell office:value-type="float" office:value="0.615865794711">
            <text:p>0.62</text:p>
          </table:table-cell>
          <table:table-cell office:value-type="float" office:value="0.2323002559">
            <text:p>0.23</text:p>
          </table:table-cell>
          <table:table-cell office:value-type="float" office:value="0.137332954222">
            <text:p>0.14</text:p>
          </table:table-cell>
          <table:table-cell office:value-type="float" office:value="0.79528006824">
            <text:p>0.8</text:p>
          </table:table-cell>
          <table:table-cell office:value-type="float" office:value="0.754051748649">
            <text:p>0.75</text:p>
          </table:table-cell>
          <table:table-cell office:value-type="float" office:value="0.890816036395">
            <text:p>0.89</text:p>
          </table:table-cell>
          <table:table-cell office:value-type="float" office:value="0.802957065681">
            <text:p>0.8</text:p>
          </table:table-cell>
          <table:table-cell office:value-type="float" office:value="0.987489337504">
            <text:p>0.99</text:p>
          </table:table-cell>
          <table:table-cell office:value-type="float" office:value="0.984077338641">
            <text:p>0.98</text:p>
          </table:table-cell>
          <table:table-cell office:value-type="float" office:value="0.860961046346">
            <text:p>0.86</text:p>
          </table:table-cell>
          <table:table-cell office:value-type="float" office:value="0.975547341484">
            <text:p>0.98</text:p>
          </table:table-cell>
          <table:table-cell office:value-type="float" office:value="0.962183679272">
            <text:p>0.96</text:p>
          </table:table-cell>
          <table:table-cell office:value-type="float" office:value="0.934887688371">
            <text:p>0.93</text:p>
          </table:table-cell>
          <table:table-cell office:value-type="float" office:value="0.871481376173">
            <text:p>0.87</text:p>
          </table:table-cell>
          <table:table-cell office:value-type="float" office:value="0.993176002275">
            <text:p>0.99</text:p>
          </table:table-cell>
          <table:table-cell office:value-type="float" office:value="0.983793005402">
            <text:p>0.98</text:p>
          </table:table-cell>
          <table:table-cell office:value-type="float" office:value="0.939437020188">
            <text:p>0.94</text:p>
          </table:table-cell>
          <table:table-cell office:value-type="float" office:value="0.97042934319">
            <text:p>0.97</text:p>
          </table:table-cell>
          <table:table-cell office:value-type="float" office:value="0.94483935172">
            <text:p>0.94</text:p>
          </table:table-cell>
          <table:table-cell office:value-type="float" office:value="0.981234006255">
            <text:p>0.98</text:p>
          </table:table-cell>
          <table:table-cell office:value-type="float" office:value="0.999147000284">
            <text:p>1</text:p>
          </table:table-cell>
          <table:table-cell office:value-type="float" office:value="0.97441000853">
            <text:p>0.97</text:p>
          </table:table-cell>
          <table:table-cell office:value-type="float" office:value="0.914415695195">
            <text:p>0.91</text:p>
          </table:table-cell>
          <table:table-cell office:value-type="float" office:value="70340">
            <text:p>70340</text:p>
          </table:table-cell>
          <table:table-cell table:number-columns-repeated="205"/>
        </table:table-row>
      </table:table>
      <table:table table:name="diff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0" table:number-columns-repeated="36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9" table:number-columns-repeated="206" table:default-cell-style-name="Default"/>
        <table:table-row table:style-name="ro1">
          <table:table-cell table:style-name="ce1" table:formula="oooc:=['loose count'.A1]" office:value-type="float" office:value="1">
            <text:p>1</text:p>
          </table:table-cell>
          <table:table-cell table:style-name="ce1" table:formula="oooc:=['loose count'.B1]" office:value-type="float" office:value="2">
            <text:p>2</text:p>
          </table:table-cell>
          <table:table-cell table:style-name="ce1" table:formula="oooc:=['loose count'.C1]" office:value-type="float" office:value="3">
            <text:p>3</text:p>
          </table:table-cell>
          <table:table-cell table:style-name="ce1" table:formula="oooc:=['loose count'.D1]" office:value-type="float" office:value="4">
            <text:p>4</text:p>
          </table:table-cell>
          <table:table-cell table:style-name="ce1" table:formula="oooc:=['loose count'.E1]" office:value-type="float" office:value="5">
            <text:p>5</text:p>
          </table:table-cell>
          <table:table-cell table:style-name="ce1" table:formula="oooc:=['loose count'.F1]" office:value-type="float" office:value="6">
            <text:p>6</text:p>
          </table:table-cell>
          <table:table-cell table:style-name="ce1" table:formula="oooc:=['loose count'.G1]" office:value-type="float" office:value="7">
            <text:p>7</text:p>
          </table:table-cell>
          <table:table-cell table:style-name="ce1" table:formula="oooc:=['loose count'.H1]" office:value-type="float" office:value="8">
            <text:p>8</text:p>
          </table:table-cell>
          <table:table-cell table:style-name="ce1" table:formula="oooc:=['loose count'.I1]" office:value-type="float" office:value="9">
            <text:p>9</text:p>
          </table:table-cell>
          <table:table-cell table:style-name="ce1" table:formula="oooc:=['loose count'.J1]" office:value-type="float" office:value="10">
            <text:p>10</text:p>
          </table:table-cell>
          <table:table-cell table:style-name="ce1" table:formula="oooc:=['loose count'.K1]" office:value-type="float" office:value="11">
            <text:p>11</text:p>
          </table:table-cell>
          <table:table-cell table:style-name="ce1" table:formula="oooc:=['loose count'.L1]" office:value-type="float" office:value="12">
            <text:p>12</text:p>
          </table:table-cell>
          <table:table-cell table:style-name="ce1" table:formula="oooc:=['loose count'.M1]" office:value-type="float" office:value="13">
            <text:p>13</text:p>
          </table:table-cell>
          <table:table-cell table:style-name="ce1" table:formula="oooc:=['loose count'.N1]" office:value-type="float" office:value="14">
            <text:p>14</text:p>
          </table:table-cell>
          <table:table-cell table:style-name="ce1" table:formula="oooc:=['loose count'.O1]" office:value-type="float" office:value="15">
            <text:p>15</text:p>
          </table:table-cell>
          <table:table-cell table:style-name="ce1" table:formula="oooc:=['loose count'.P1]" office:value-type="float" office:value="16">
            <text:p>16</text:p>
          </table:table-cell>
          <table:table-cell table:style-name="ce1" table:formula="oooc:=['loose count'.Q1]" office:value-type="float" office:value="17">
            <text:p>17</text:p>
          </table:table-cell>
          <table:table-cell table:style-name="ce1" table:formula="oooc:=['loose count'.R1]" office:value-type="float" office:value="18">
            <text:p>18</text:p>
          </table:table-cell>
          <table:table-cell table:style-name="ce1" table:formula="oooc:=['loose count'.S1]" office:value-type="float" office:value="19">
            <text:p>19</text:p>
          </table:table-cell>
          <table:table-cell table:style-name="ce1" table:formula="oooc:=['loose count'.T1]" office:value-type="float" office:value="20">
            <text:p>20</text:p>
          </table:table-cell>
          <table:table-cell table:style-name="ce1" table:formula="oooc:=['loose count'.U1]" office:value-type="float" office:value="21">
            <text:p>21</text:p>
          </table:table-cell>
          <table:table-cell table:style-name="ce1" table:formula="oooc:=['loose count'.V1]" office:value-type="float" office:value="22">
            <text:p>22</text:p>
          </table:table-cell>
          <table:table-cell table:style-name="ce1" table:formula="oooc:=['loose count'.W1]" office:value-type="float" office:value="23">
            <text:p>23</text:p>
          </table:table-cell>
          <table:table-cell table:style-name="ce1" table:formula="oooc:=['loose count'.X1]" office:value-type="float" office:value="24">
            <text:p>24</text:p>
          </table:table-cell>
          <table:table-cell table:style-name="ce1" table:formula="oooc:=['loose count'.Y1]" office:value-type="float" office:value="25">
            <text:p>25</text:p>
          </table:table-cell>
          <table:table-cell table:style-name="ce1" table:formula="oooc:=['loose count'.Z1]" office:value-type="float" office:value="26">
            <text:p>26</text:p>
          </table:table-cell>
          <table:table-cell table:style-name="ce1" table:formula="oooc:=['loose count'.AA1]" office:value-type="float" office:value="27">
            <text:p>27</text:p>
          </table:table-cell>
          <table:table-cell table:style-name="ce1" table:formula="oooc:=['loose count'.AB1]" office:value-type="float" office:value="28">
            <text:p>28</text:p>
          </table:table-cell>
          <table:table-cell table:style-name="ce1" table:formula="oooc:=['loose count'.AC1]" office:value-type="float" office:value="29">
            <text:p>29</text:p>
          </table:table-cell>
          <table:table-cell table:style-name="ce1" table:formula="oooc:=['loose count'.AD1]" office:value-type="float" office:value="30">
            <text:p>30</text:p>
          </table:table-cell>
          <table:table-cell table:style-name="ce1" table:formula="oooc:=['loose count'.AE1]" office:value-type="float" office:value="31">
            <text:p>31</text:p>
          </table:table-cell>
          <table:table-cell table:style-name="ce1" table:formula="oooc:=['loose count'.AF1]" office:value-type="float" office:value="32">
            <text:p>32</text:p>
          </table:table-cell>
          <table:table-cell table:style-name="ce1" table:formula="oooc:=['loose count'.AG1]" office:value-type="float" office:value="33">
            <text:p>33</text:p>
          </table:table-cell>
          <table:table-cell table:style-name="ce1" table:formula="oooc:=['loose count'.AH1]" office:value-type="float" office:value="34">
            <text:p>34</text:p>
          </table:table-cell>
          <table:table-cell table:style-name="ce1" table:formula="oooc:=['loose count'.AI1]" office:value-type="float" office:value="35">
            <text:p>35</text:p>
          </table:table-cell>
          <table:table-cell table:style-name="ce1" table:formula="oooc:=['loose count'.AJ1]" office:value-type="float" office:value="36">
            <text:p>36</text:p>
          </table:table-cell>
          <table:table-cell table:style-name="ce1" table:formula="oooc:=['loose count'.AK1]" office:value-type="float" office:value="37">
            <text:p>37</text:p>
          </table:table-cell>
          <table:table-cell table:style-name="ce1" table:formula="oooc:=['loose count'.AL1]" office:value-type="float" office:value="38">
            <text:p>38</text:p>
          </table:table-cell>
          <table:table-cell table:style-name="ce1" table:formula="oooc:=['loose count'.AM1]" office:value-type="float" office:value="39">
            <text:p>39</text:p>
          </table:table-cell>
          <table:table-cell table:style-name="ce1" table:formula="oooc:=['loose count'.AN1]" office:value-type="float" office:value="40">
            <text:p>40</text:p>
          </table:table-cell>
          <table:table-cell table:style-name="ce1" table:formula="oooc:=['loose count'.AO1]" office:value-type="float" office:value="41">
            <text:p>41</text:p>
          </table:table-cell>
          <table:table-cell table:style-name="ce1" table:formula="oooc:=['loose count'.AP1]" office:value-type="float" office:value="42">
            <text:p>42</text:p>
          </table:table-cell>
          <table:table-cell table:style-name="ce1" table:formula="oooc:=['loose count'.AQ1]" office:value-type="float" office:value="43">
            <text:p>43</text:p>
          </table:table-cell>
          <table:table-cell table:style-name="ce1" table:formula="oooc:=['loose count'.AR1]" office:value-type="float" office:value="44">
            <text:p>44</text:p>
          </table:table-cell>
          <table:table-cell table:style-name="ce1" table:formula="oooc:=['loose count'.AS1]" office:value-type="float" office:value="45">
            <text:p>45</text:p>
          </table:table-cell>
          <table:table-cell table:style-name="ce1" table:formula="oooc:=['loose count'.AT1]" office:value-type="float" office:value="46">
            <text:p>46</text:p>
          </table:table-cell>
          <table:table-cell table:style-name="ce1" table:formula="oooc:=['loose count'.AU1]" office:value-type="float" office:value="47">
            <text:p>47</text:p>
          </table:table-cell>
          <table:table-cell table:style-name="ce1" table:formula="oooc:=['loose count'.AV1]" office:value-type="float" office:value="48">
            <text:p>48</text:p>
          </table:table-cell>
          <table:table-cell table:style-name="ce1" table:formula="oooc:=['loose count'.AW1]" office:value-type="float" office:value="49">
            <text:p>49</text:p>
          </table:table-cell>
          <table:table-cell table:style-name="ce1" table:formula="oooc:=['loose count'.AX1]" office:value-type="float" office:value="50">
            <text:p>50</text:p>
          </table:table-cell>
          <table:table-cell table:style-name="ce1" table:number-columns-repeated="206"/>
        </table:table-row>
        <table:table-row table:style-name="ro1">
          <table:table-cell table:formula="oooc:=['win count'.A2]-['loose count'.A2]" office:value-type="float" office:value="0">
            <text:p>0</text:p>
          </table:table-cell>
          <table:table-cell table:formula="oooc:=['win count'.B2]-['loose count'.B2]" office:value-type="float" office:value="0">
            <text:p>0</text:p>
          </table:table-cell>
          <table:table-cell table:formula="oooc:=['win count'.C2]-['loose count'.C2]" office:value-type="float" office:value="0">
            <text:p>0</text:p>
          </table:table-cell>
          <table:table-cell table:formula="oooc:=['win count'.D2]-['loose count'.D2]" office:value-type="float" office:value="0">
            <text:p>0</text:p>
          </table:table-cell>
          <table:table-cell table:formula="oooc:=['win count'.E2]-['loose count'.E2]" office:value-type="float" office:value="0">
            <text:p>0</text:p>
          </table:table-cell>
          <table:table-cell table:formula="oooc:=['win count'.F2]-['loose count'.F2]" office:value-type="float" office:value="0.0087730178024">
            <text:p>0.01</text:p>
          </table:table-cell>
          <table:table-cell table:formula="oooc:=['win count'.G2]-['loose count'.G2]" office:value-type="float" office:value="0.038374717833">
            <text:p>0.04</text:p>
          </table:table-cell>
          <table:table-cell table:formula="oooc:=['win count'.H2]-['loose count'.H2]" office:value-type="float" office:value="0.0158013544018">
            <text:p>0.02</text:p>
          </table:table-cell>
          <table:table-cell table:formula="oooc:=['win count'.I2]-['loose count'.I2]" office:value-type="float" office:value="0.00667588619057">
            <text:p>0.01</text:p>
          </table:table-cell>
          <table:table-cell table:formula="oooc:=['win count'.J2]-['loose count'.J2]" office:value-type="float" office:value="0.01341585427369">
            <text:p>0.01</text:p>
          </table:table-cell>
          <table:table-cell table:formula="oooc:=['win count'.K2]-['loose count'.K2]" office:value-type="float" office:value="-0.00693221376067">
            <text:p>-0.01</text:p>
          </table:table-cell>
          <table:table-cell table:formula="oooc:=['win count'.L2]-['loose count'.L2]" office:value-type="float" office:value="-0.0093497548351">
            <text:p>-0.01</text:p>
          </table:table-cell>
          <table:table-cell table:formula="oooc:=['win count'.M2]-['loose count'.M2]" office:value-type="float" office:value="0.0133838133274">
            <text:p>0.01</text:p>
          </table:table-cell>
          <table:table-cell table:formula="oooc:=['win count'.N2]-['loose count'.N2]" office:value-type="float" office:value="-0.000384491355099999">
            <text:p>0</text:p>
          </table:table-cell>
          <table:table-cell table:formula="oooc:=['win count'.O2]-['loose count'.O2]" office:value-type="float" office:value="-0.0325959781377">
            <text:p>-0.03</text:p>
          </table:table-cell>
          <table:table-cell table:formula="oooc:=['win count'.P2]-['loose count'.P2]" office:value-type="float" office:value="-0.0801282051282">
            <text:p>-0.08</text:p>
          </table:table-cell>
          <table:table-cell table:formula="oooc:=['win count'.Q2]-['loose count'.Q2]" office:value-type="float" office:value="-0.0256317234308">
            <text:p>-0.03</text:p>
          </table:table-cell>
          <table:table-cell table:formula="oooc:=['win count'.R2]-['loose count'.R2]" office:value-type="float" office:value="0.006483640513">
            <text:p>0.01</text:p>
          </table:table-cell>
          <table:table-cell table:formula="oooc:=['win count'.S2]-['loose count'.S2]" office:value-type="float" office:value="-0.00928567294254">
            <text:p>-0.01</text:p>
          </table:table-cell>
          <table:table-cell table:formula="oooc:=['win count'.T2]-['loose count'.T2]" office:value-type="float" office:value="-0.0073807870084">
            <text:p>-0.01</text:p>
          </table:table-cell>
          <table:table-cell table:formula="oooc:=['win count'.U2]-['loose count'.U2]" office:value-type="float" office:value="-0.0030583599996">
            <text:p>0</text:p>
          </table:table-cell>
          <table:table-cell table:formula="oooc:=['win count'.V2]-['loose count'.V2]" office:value-type="float" office:value="-0.0303706827409">
            <text:p>-0.03</text:p>
          </table:table-cell>
          <table:table-cell table:formula="oooc:=['win count'.W2]-['loose count'.W2]" office:value-type="float" office:value="-0.0440428645846">
            <text:p>-0.04</text:p>
          </table:table-cell>
          <table:table-cell table:formula="oooc:=['win count'.X2]-['loose count'.X2]" office:value-type="float" office:value="-0.1221380199931">
            <text:p>-0.12</text:p>
          </table:table-cell>
          <table:table-cell table:formula="oooc:=['win count'.Y2]-['loose count'.Y2]" office:value-type="float" office:value="-0.0536169060435">
            <text:p>-0.05</text:p>
          </table:table-cell>
          <table:table-cell table:formula="oooc:=['win count'.Z2]-['loose count'.Z2]" office:value-type="float" office:value="-0.051872224841">
            <text:p>-0.05</text:p>
          </table:table-cell>
          <table:table-cell table:formula="oooc:=['win count'.AA2]-['loose count'.AA2]" office:value-type="float" office:value="-0.049711011336">
            <text:p>-0.05</text:p>
          </table:table-cell>
          <table:table-cell table:formula="oooc:=['win count'.AB2]-['loose count'.AB2]" office:value-type="float" office:value="-0.120809871092">
            <text:p>-0.12</text:p>
          </table:table-cell>
          <table:table-cell table:formula="oooc:=['win count'.AC2]-['loose count'.AC2]" office:value-type="float" office:value="-0.0692900966598">
            <text:p>-0.07</text:p>
          </table:table-cell>
          <table:table-cell table:formula="oooc:=['win count'.AD2]-['loose count'.AD2]" office:value-type="float" office:value="-0.0462681599815">
            <text:p>-0.05</text:p>
          </table:table-cell>
          <table:table-cell table:formula="oooc:=['win count'.AE2]-['loose count'.AE2]" office:value-type="float" office:value="0.005362207393">
            <text:p>0.01</text:p>
          </table:table-cell>
          <table:table-cell table:formula="oooc:=['win count'.AF2]-['loose count'.AF2]" office:value-type="float" office:value="0.01832948842">
            <text:p>0.02</text:p>
          </table:table-cell>
          <table:table-cell table:formula="oooc:=['win count'.AG2]-['loose count'.AG2]" office:value-type="float" office:value="-0.025200721025">
            <text:p>-0.03</text:p>
          </table:table-cell>
          <table:table-cell table:formula="oooc:=['win count'.AH2]-['loose count'.AH2]" office:value-type="float" office:value="-0.054578134431">
            <text:p>-0.05</text:p>
          </table:table-cell>
          <table:table-cell table:formula="oooc:=['win count'.AI2]-['loose count'.AI2]" office:value-type="float" office:value="-0.047663491512">
            <text:p>-0.05</text:p>
          </table:table-cell>
          <table:table-cell table:formula="oooc:=['win count'.AJ2]-['loose count'.AJ2]" office:value-type="float" office:value="0.061906208915">
            <text:p>0.06</text:p>
          </table:table-cell>
          <table:table-cell table:formula="oooc:=['win count'.AK2]-['loose count'.AK2]" office:value-type="float" office:value="0.110816196595">
            <text:p>0.11</text:p>
          </table:table-cell>
          <table:table-cell table:formula="oooc:=['win count'.AL2]-['loose count'.AL2]" office:value-type="float" office:value="0.058352764616">
            <text:p>0.06</text:p>
          </table:table-cell>
          <table:table-cell table:formula="oooc:=['win count'.AM2]-['loose count'.AM2]" office:value-type="float" office:value="-0.079921489346">
            <text:p>-0.08</text:p>
          </table:table-cell>
          <table:table-cell table:formula="oooc:=['win count'.AN2]-['loose count'.AN2]" office:value-type="float" office:value="-0.059605462257">
            <text:p>-0.06</text:p>
          </table:table-cell>
          <table:table-cell table:formula="oooc:=['win count'.AO2]-['loose count'.AO2]" office:value-type="float" office:value="-0.04890998768">
            <text:p>-0.05</text:p>
          </table:table-cell>
          <table:table-cell table:formula="oooc:=['win count'.AP2]-['loose count'.AP2]" office:value-type="float" office:value="0.031489015123">
            <text:p>0.03</text:p>
          </table:table-cell>
          <table:table-cell table:formula="oooc:=['win count'.AQ2]-['loose count'.AQ2]" office:value-type="float" office:value="0.047995270343">
            <text:p>0.05</text:p>
          </table:table-cell>
          <table:table-cell table:formula="oooc:=['win count'.AR2]-['loose count'.AR2]" office:value-type="float" office:value="0.052638106814">
            <text:p>0.05</text:p>
          </table:table-cell>
          <table:table-cell table:formula="oooc:=['win count'.AS2]-['loose count'.AS2]" office:value-type="float" office:value="-0.012521808515">
            <text:p>-0.01</text:p>
          </table:table-cell>
          <table:table-cell table:formula="oooc:=['win count'.AT2]-['loose count'.AT2]" office:value-type="float" office:value="-0.0286260015379">
            <text:p>-0.03</text:p>
          </table:table-cell>
          <table:table-cell table:formula="oooc:=['win count'.AU2]-['loose count'.AU2]" office:value-type="float" office:value="0.368761317689">
            <text:p>0.37</text:p>
          </table:table-cell>
          <table:table-cell table:formula="oooc:=['win count'.AV2]-['loose count'.AV2]" office:value-type="float" office:value="0.197666798965">
            <text:p>0.2</text:p>
          </table:table-cell>
          <table:table-cell table:formula="oooc:=['win count'.AW2]-['loose count'.AW2]" office:value-type="float" office:value="0.0235811028703">
            <text:p>0.02</text:p>
          </table:table-cell>
          <table:table-cell table:formula="oooc:=['win count'.AX2]-['loose count'.AX2]" office:value-type="float" office:value="0.0400873580896">
            <text:p>0.04</text:p>
          </table:table-cell>
          <table:table-cell table:formula="oooc:=MIN([.A2:.AX2])" office:value-type="float" office:value="-0.1221380199931">
            <text:p>-0.12</text:p>
          </table:table-cell>
          <table:table-cell table:formula="oooc:=MAX([.A2:.AX2])" office:value-type="float" office:value="0.368761317689">
            <text:p>0.37</text:p>
          </table:table-cell>
          <table:table-cell table:number-columns-repeated="204"/>
        </table:table-row>
        <table:table-row table:style-name="ro1">
          <table:table-cell table:formula="oooc:=['win count'.A3]-['loose count'.A3]" office:value-type="float" office:value="0">
            <text:p>0</text:p>
          </table:table-cell>
          <table:table-cell table:formula="oooc:=['win count'.B3]-['loose count'.B3]" office:value-type="float" office:value="0">
            <text:p>0</text:p>
          </table:table-cell>
          <table:table-cell table:formula="oooc:=['win count'.C3]-['loose count'.C3]" office:value-type="float" office:value="0">
            <text:p>0</text:p>
          </table:table-cell>
          <table:table-cell table:formula="oooc:=['win count'.D3]-['loose count'.D3]" office:value-type="float" office:value="0">
            <text:p>0</text:p>
          </table:table-cell>
          <table:table-cell table:formula="oooc:=['win count'.E3]-['loose count'.E3]" office:value-type="float" office:value="0">
            <text:p>0</text:p>
          </table:table-cell>
          <table:table-cell table:formula="oooc:=['win count'.F3]-['loose count'.F3]" office:value-type="float" office:value="0.00124311162373">
            <text:p>0</text:p>
          </table:table-cell>
          <table:table-cell table:formula="oooc:=['win count'.G3]-['loose count'.G3]" office:value-type="float" office:value="0.0101371267461">
            <text:p>0.01</text:p>
          </table:table-cell>
          <table:table-cell table:formula="oooc:=['win count'.H3]-['loose count'.H3]" office:value-type="float" office:value="0.01717929001665">
            <text:p>0.02</text:p>
          </table:table-cell>
          <table:table-cell table:formula="oooc:=['win count'.I3]-['loose count'.I3]" office:value-type="float" office:value="0.00804177880304">
            <text:p>0.01</text:p>
          </table:table-cell>
          <table:table-cell table:formula="oooc:=['win count'.J3]-['loose count'.J3]" office:value-type="float" office:value="0.0103806228374">
            <text:p>0.01</text:p>
          </table:table-cell>
          <table:table-cell table:formula="oooc:=['win count'.K3]-['loose count'.K3]" office:value-type="float" office:value="0.00852877098555">
            <text:p>0.01</text:p>
          </table:table-cell>
          <table:table-cell table:formula="oooc:=['win count'.L3]-['loose count'.L3]" office:value-type="float" office:value="0.0076765346662">
            <text:p>0.01</text:p>
          </table:table-cell>
          <table:table-cell table:formula="oooc:=['win count'.M3]-['loose count'.M3]" office:value-type="float" office:value="0.0145969498911">
            <text:p>0.01</text:p>
          </table:table-cell>
          <table:table-cell table:formula="oooc:=['win count'.N3]-['loose count'.N3]" office:value-type="float" office:value="0.0039728309625">
            <text:p>0</text:p>
          </table:table-cell>
          <table:table-cell table:formula="oooc:=['win count'.O3]-['loose count'.O3]" office:value-type="float" office:value="-0.0349160579264">
            <text:p>-0.03</text:p>
          </table:table-cell>
          <table:table-cell table:formula="oooc:=['win count'.P3]-['loose count'.P3]" office:value-type="float" office:value="-0.0364026656414">
            <text:p>-0.04</text:p>
          </table:table-cell>
          <table:table-cell table:formula="oooc:=['win count'.Q3]-['loose count'.Q3]" office:value-type="float" office:value="-0.0125464564911">
            <text:p>-0.01</text:p>
          </table:table-cell>
          <table:table-cell table:formula="oooc:=['win count'.R3]-['loose count'.R3]" office:value-type="float" office:value="-0.0029475842624">
            <text:p>0</text:p>
          </table:table-cell>
          <table:table-cell table:formula="oooc:=['win count'.S3]-['loose count'.S3]" office:value-type="float" office:value="0.0370882993721">
            <text:p>0.04</text:p>
          </table:table-cell>
          <table:table-cell table:formula="oooc:=['win count'.T3]-['loose count'.T3]" office:value-type="float" office:value="-0.0113289760348">
            <text:p>-0.01</text:p>
          </table:table-cell>
          <table:table-cell table:formula="oooc:=['win count'.U3]-['loose count'.U3]" office:value-type="float" office:value="0.0176919133666">
            <text:p>0.02</text:p>
          </table:table-cell>
          <table:table-cell table:formula="oooc:=['win count'.V3]-['loose count'.V3]" office:value-type="float" office:value="0.0457644495707">
            <text:p>0.05</text:p>
          </table:table-cell>
          <table:table-cell table:formula="oooc:=['win count'.W3]-['loose count'.W3]" office:value-type="float" office:value="-0.0239266948609">
            <text:p>-0.02</text:p>
          </table:table-cell>
          <table:table-cell table:formula="oooc:=['win count'.X3]-['loose count'.X3]" office:value-type="float" office:value="-0.061617326669">
            <text:p>-0.06</text:p>
          </table:table-cell>
          <table:table-cell table:formula="oooc:=['win count'.Y3]-['loose count'.Y3]" office:value-type="float" office:value="-0.096360374215">
            <text:p>-0.1</text:p>
          </table:table-cell>
          <table:table-cell table:formula="oooc:=['win count'.Z3]-['loose count'.Z3]" office:value-type="float" office:value="-0.038978597975">
            <text:p>-0.04</text:p>
          </table:table-cell>
          <table:table-cell table:formula="oooc:=['win count'.AA3]-['loose count'.AA3]" office:value-type="float" office:value="0.038920927848">
            <text:p>0.04</text:p>
          </table:table-cell>
          <table:table-cell table:formula="oooc:=['win count'.AB3]-['loose count'.AB3]" office:value-type="float" office:value="0.00583109060599998">
            <text:p>0.01</text:p>
          </table:table-cell>
          <table:table-cell table:formula="oooc:=['win count'.AC3]-['loose count'.AC3]" office:value-type="float" office:value="-0.0376906318084">
            <text:p>-0.04</text:p>
          </table:table-cell>
          <table:table-cell table:formula="oooc:=['win count'.AD3]-['loose count'.AD3]" office:value-type="float" office:value="0.034704600794">
            <text:p>0.03</text:p>
          </table:table-cell>
          <table:table-cell table:formula="oooc:=['win count'.AE3]-['loose count'.AE3]" office:value-type="float" office:value="-0.069755222351">
            <text:p>-0.07</text:p>
          </table:table-cell>
          <table:table-cell table:formula="oooc:=['win count'.AF3]-['loose count'.AF3]" office:value-type="float" office:value="-0.082910419069">
            <text:p>-0.08</text:p>
          </table:table-cell>
          <table:table-cell table:formula="oooc:=['win count'.AG3]-['loose count'.AG3]" office:value-type="float" office:value="-0.059688581315">
            <text:p>-0.06</text:p>
          </table:table-cell>
          <table:table-cell table:formula="oooc:=['win count'.AH3]-['loose count'.AH3]" office:value-type="float" office:value="-0.089074714853">
            <text:p>-0.09</text:p>
          </table:table-cell>
          <table:table-cell table:formula="oooc:=['win count'.AI3]-['loose count'.AI3]" office:value-type="float" office:value="0.029161860823">
            <text:p>0.03</text:p>
          </table:table-cell>
          <table:table-cell table:formula="oooc:=['win count'.AJ3]-['loose count'.AJ3]" office:value-type="float" office:value="-0.011021402025">
            <text:p>-0.01</text:p>
          </table:table-cell>
          <table:table-cell table:formula="oooc:=['win count'.AK3]-['loose count'.AK3]" office:value-type="float" office:value="0.00374215045500004">
            <text:p>0</text:p>
          </table:table-cell>
          <table:table-cell table:formula="oooc:=['win count'.AL3]-['loose count'.AL3]" office:value-type="float" office:value="0.028501858259">
            <text:p>0.03</text:p>
          </table:table-cell>
          <table:table-cell table:formula="oooc:=['win count'.AM3]-['loose count'.AM3]" office:value-type="float" office:value="-0.028251954376">
            <text:p>-0.03</text:p>
          </table:table-cell>
          <table:table-cell table:formula="oooc:=['win count'.AN3]-['loose count'.AN3]" office:value-type="float" office:value="-0.000647186978999986">
            <text:p>0</text:p>
          </table:table-cell>
          <table:table-cell table:formula="oooc:=['win count'.AO3]-['loose count'.AO3]" office:value-type="float" office:value="-0.0431757016532">
            <text:p>-0.04</text:p>
          </table:table-cell>
          <table:table-cell table:formula="oooc:=['win count'.AP3]-['loose count'.AP3]" office:value-type="float" office:value="0.021408432654">
            <text:p>0.02</text:p>
          </table:table-cell>
          <table:table-cell table:formula="oooc:=['win count'.AQ3]-['loose count'.AQ3]" office:value-type="float" office:value="-0.001646802512">
            <text:p>0</text:p>
          </table:table-cell>
          <table:table-cell table:formula="oooc:=['win count'.AR3]-['loose count'.AR3]" office:value-type="float" office:value="-0.022971933872">
            <text:p>-0.02</text:p>
          </table:table-cell>
          <table:table-cell table:formula="oooc:=['win count'.AS3]-['loose count'.AS3]" office:value-type="float" office:value="0.083884403435">
            <text:p>0.08</text:p>
          </table:table-cell>
          <table:table-cell table:formula="oooc:=['win count'.AT3]-['loose count'.AT3]" office:value-type="float" office:value="0.0108227604768">
            <text:p>0.01</text:p>
          </table:table-cell>
          <table:table-cell table:formula="oooc:=['win count'.AU3]-['loose count'.AU3]" office:value-type="float" office:value="0.2152441368706">
            <text:p>0.22</text:p>
          </table:table-cell>
          <table:table-cell table:formula="oooc:=['win count'.AV3]-['loose count'.AV3]" office:value-type="float" office:value="0.058496732027">
            <text:p>0.06</text:p>
          </table:table-cell>
          <table:table-cell table:formula="oooc:=['win count'.AW3]-['loose count'.AW3]" office:value-type="float" office:value="0.00914391900599999">
            <text:p>0.01</text:p>
          </table:table-cell>
          <table:table-cell table:formula="oooc:=['win count'.AX3]-['loose count'.AX3]" office:value-type="float" office:value="0.0436947327948">
            <text:p>0.04</text:p>
          </table:table-cell>
          <table:table-cell table:formula="oooc:=MIN([.A3:.AX3])" office:value-type="float" office:value="-0.096360374215">
            <text:p>-0.1</text:p>
          </table:table-cell>
          <table:table-cell table:formula="oooc:=MAX([.A3:.AX3])" office:value-type="float" office:value="0.2152441368706">
            <text:p>0.22</text:p>
          </table:table-cell>
          <table:table-cell table:number-columns-repeated="204"/>
        </table:table-row>
        <table:table-row table:style-name="ro1">
          <table:table-cell table:formula="oooc:=['win count'.A4]-['loose count'.A4]" office:value-type="float" office:value="0">
            <text:p>0</text:p>
          </table:table-cell>
          <table:table-cell table:formula="oooc:=['win count'.B4]-['loose count'.B4]" office:value-type="float" office:value="0">
            <text:p>0</text:p>
          </table:table-cell>
          <table:table-cell table:formula="oooc:=['win count'.C4]-['loose count'.C4]" office:value-type="float" office:value="0">
            <text:p>0</text:p>
          </table:table-cell>
          <table:table-cell table:formula="oooc:=['win count'.D4]-['loose count'.D4]" office:value-type="float" office:value="0">
            <text:p>0</text:p>
          </table:table-cell>
          <table:table-cell table:formula="oooc:=['win count'.E4]-['loose count'.E4]" office:value-type="float" office:value="0">
            <text:p>0</text:p>
          </table:table-cell>
          <table:table-cell table:formula="oooc:=['win count'.F4]-['loose count'.F4]" office:value-type="float" office:value="0.037851037851">
            <text:p>0.04</text:p>
          </table:table-cell>
          <table:table-cell table:formula="oooc:=['win count'.G4]-['loose count'.G4]" office:value-type="float" office:value="0.00367516156989">
            <text:p>0</text:p>
          </table:table-cell>
          <table:table-cell table:formula="oooc:=['win count'.H4]-['loose count'.H4]" office:value-type="float" office:value="-0.0103602735182">
            <text:p>-0.01</text:p>
          </table:table-cell>
          <table:table-cell table:formula="oooc:=['win count'.I4]-['loose count'.I4]" office:value-type="float" office:value="0.00407810934127">
            <text:p>0</text:p>
          </table:table-cell>
          <table:table-cell table:formula="oooc:=['win count'.J4]-['loose count'.J4]" office:value-type="float" office:value="0.02015259909994">
            <text:p>0.02</text:p>
          </table:table-cell>
          <table:table-cell table:formula="oooc:=['win count'.K4]-['loose count'.K4]" office:value-type="float" office:value="0.00978016767489">
            <text:p>0.01</text:p>
          </table:table-cell>
          <table:table-cell table:formula="oooc:=['win count'.L4]-['loose count'.L4]" office:value-type="float" office:value="0.02219165377057">
            <text:p>0.02</text:p>
          </table:table-cell>
          <table:table-cell table:formula="oooc:=['win count'.M4]-['loose count'.M4]" office:value-type="float" office:value="0.0122343280238">
            <text:p>0.01</text:p>
          </table:table-cell>
          <table:table-cell table:formula="oooc:=['win count'.N4]-['loose count'.N4]" office:value-type="float" office:value="-0.00994516783989">
            <text:p>-0.01</text:p>
          </table:table-cell>
          <table:table-cell table:formula="oooc:=['win count'.O4]-['loose count'.O4]" office:value-type="float" office:value="0.0029300555617">
            <text:p>0</text:p>
          </table:table-cell>
          <table:table-cell table:formula="oooc:=['win count'.P4]-['loose count'.P4]" office:value-type="float" office:value="-0.0294325557484">
            <text:p>-0.03</text:p>
          </table:table-cell>
          <table:table-cell table:formula="oooc:=['win count'.Q4]-['loose count'.Q4]" office:value-type="float" office:value="-0.0101344838187">
            <text:p>-0.01</text:p>
          </table:table-cell>
          <table:table-cell table:formula="oooc:=['win count'.R4]-['loose count'.R4]" office:value-type="float" office:value="0.005323426376">
            <text:p>0.01</text:p>
          </table:table-cell>
          <table:table-cell table:formula="oooc:=['win count'.S4]-['loose count'.S4]" office:value-type="float" office:value="-0.00161179108549">
            <text:p>0</text:p>
          </table:table-cell>
          <table:table-cell table:formula="oooc:=['win count'.T4]-['loose count'.T4]" office:value-type="float" office:value="-0.0123628544681">
            <text:p>-0.01</text:p>
          </table:table-cell>
          <table:table-cell table:formula="oooc:=['win count'.U4]-['loose count'.U4]" office:value-type="float" office:value="0.0071853229748">
            <text:p>0.01</text:p>
          </table:table-cell>
          <table:table-cell table:formula="oooc:=['win count'.V4]-['loose count'.V4]" office:value-type="float" office:value="-0.0080711133343">
            <text:p>-0.01</text:p>
          </table:table-cell>
          <table:table-cell table:formula="oooc:=['win count'.W4]-['loose count'.W4]" office:value-type="float" office:value="-0.0060077428498">
            <text:p>-0.01</text:p>
          </table:table-cell>
          <table:table-cell table:formula="oooc:=['win count'.X4]-['loose count'.X4]" office:value-type="float" office:value="0.048833101464">
            <text:p>0.05</text:p>
          </table:table-cell>
          <table:table-cell table:formula="oooc:=['win count'.Y4]-['loose count'.Y4]" office:value-type="float" office:value="-0.096094359252">
            <text:p>-0.1</text:p>
          </table:table-cell>
          <table:table-cell table:formula="oooc:=['win count'.Z4]-['loose count'.Z4]" office:value-type="float" office:value="-0.092632829475">
            <text:p>-0.09</text:p>
          </table:table-cell>
          <table:table-cell table:formula="oooc:=['win count'.AA4]-['loose count'.AA4]" office:value-type="float" office:value="0.033154612102">
            <text:p>0.03</text:p>
          </table:table-cell>
          <table:table-cell table:formula="oooc:=['win count'.AB4]-['loose count'.AB4]" office:value-type="float" office:value="0.040926988295">
            <text:p>0.04</text:p>
          </table:table-cell>
          <table:table-cell table:formula="oooc:=['win count'.AC4]-['loose count'.AC4]" office:value-type="float" office:value="0.040286092917">
            <text:p>0.04</text:p>
          </table:table-cell>
          <table:table-cell table:formula="oooc:=['win count'.AD4]-['loose count'.AD4]" office:value-type="float" office:value="-0.086802244697">
            <text:p>-0.09</text:p>
          </table:table-cell>
          <table:table-cell table:formula="oooc:=['win count'.AE4]-['loose count'.AE4]" office:value-type="float" office:value="-0.039042512727">
            <text:p>-0.04</text:p>
          </table:table-cell>
          <table:table-cell table:formula="oooc:=['win count'.AF4]-['loose count'.AF4]" office:value-type="float" office:value="-0.080789291316">
            <text:p>-0.08</text:p>
          </table:table-cell>
          <table:table-cell table:formula="oooc:=['win count'.AG4]-['loose count'.AG4]" office:value-type="float" office:value="0.096090885564">
            <text:p>0.1</text:p>
          </table:table-cell>
          <table:table-cell table:formula="oooc:=['win count'.AH4]-['loose count'.AH4]" office:value-type="float" office:value="-0.094135199399">
            <text:p>-0.09</text:p>
          </table:table-cell>
          <table:table-cell table:formula="oooc:=['win count'.AI4]-['loose count'.AI4]" office:value-type="float" office:value="-0.121004173636">
            <text:p>-0.12</text:p>
          </table:table-cell>
          <table:table-cell table:formula="oooc:=['win count'.AJ4]-['loose count'.AJ4]" office:value-type="float" office:value="-0.074489758701">
            <text:p>-0.07</text:p>
          </table:table-cell>
          <table:table-cell table:formula="oooc:=['win count'.AK4]-['loose count'.AK4]" office:value-type="float" office:value="0.004125004125">
            <text:p>0</text:p>
          </table:table-cell>
          <table:table-cell table:formula="oooc:=['win count'.AL4]-['loose count'.AL4]" office:value-type="float" office:value="0.06927749033">
            <text:p>0.07</text:p>
          </table:table-cell>
          <table:table-cell table:formula="oooc:=['win count'.AM4]-['loose count'.AM4]" office:value-type="float" office:value="-0.065246275773">
            <text:p>-0.07</text:p>
          </table:table-cell>
          <table:table-cell table:formula="oooc:=['win count'.AN4]-['loose count'.AN4]" office:value-type="float" office:value="-0.008255218782">
            <text:p>-0.01</text:p>
          </table:table-cell>
          <table:table-cell table:formula="oooc:=['win count'.AO4]-['loose count'.AO4]" office:value-type="float" office:value="-0.00799816589289999">
            <text:p>-0.01</text:p>
          </table:table-cell>
          <table:table-cell table:formula="oooc:=['win count'.AP4]-['loose count'.AP4]" office:value-type="float" office:value="0.040089829563">
            <text:p>0.04</text:p>
          </table:table-cell>
          <table:table-cell table:formula="oooc:=['win count'.AQ4]-['loose count'.AQ4]" office:value-type="float" office:value="-0.026863763706">
            <text:p>-0.03</text:p>
          </table:table-cell>
          <table:table-cell table:formula="oooc:=['win count'.AR4]-['loose count'.AR4]" office:value-type="float" office:value="-0.012595591543">
            <text:p>-0.01</text:p>
          </table:table-cell>
          <table:table-cell table:formula="oooc:=['win count'.AS4]-['loose count'.AS4]" office:value-type="float" office:value="0.037055563371">
            <text:p>0.04</text:p>
          </table:table-cell>
          <table:table-cell table:formula="oooc:=['win count'.AT4]-['loose count'.AT4]" office:value-type="float" office:value="0.0475391528022">
            <text:p>0.05</text:p>
          </table:table-cell>
          <table:table-cell table:formula="oooc:=['win count'.AU4]-['loose count'.AU4]" office:value-type="float" office:value="0.061671851145">
            <text:p>0.06</text:p>
          </table:table-cell>
          <table:table-cell table:formula="oooc:=['win count'.AV4]-['loose count'.AV4]" office:value-type="float" office:value="0.171780803359">
            <text:p>0.17</text:p>
          </table:table-cell>
          <table:table-cell table:formula="oooc:=['win count'.AW4]-['loose count'.AW4]" office:value-type="float" office:value="0.050682840156">
            <text:p>0.05</text:p>
          </table:table-cell>
          <table:table-cell table:formula="oooc:=['win count'.AX4]-['loose count'.AX4]" office:value-type="float" office:value="0.0269592901172">
            <text:p>0.03</text:p>
          </table:table-cell>
          <table:table-cell table:formula="oooc:=MIN([.A4:.AX4])" office:value-type="float" office:value="-0.121004173636">
            <text:p>-0.12</text:p>
          </table:table-cell>
          <table:table-cell table:formula="oooc:=MAX([.A4:.AX4])" office:value-type="float" office:value="0.171780803359">
            <text:p>0.17</text:p>
          </table:table-cell>
          <table:table-cell table:number-columns-repeated="204"/>
        </table:table-row>
        <table:table-row table:style-name="ro1">
          <table:table-cell table:formula="oooc:=['win count'.A5]-['loose count'.A5]" office:value-type="float" office:value="0">
            <text:p>0</text:p>
          </table:table-cell>
          <table:table-cell table:formula="oooc:=['win count'.B5]-['loose count'.B5]" office:value-type="float" office:value="0">
            <text:p>0</text:p>
          </table:table-cell>
          <table:table-cell table:formula="oooc:=['win count'.C5]-['loose count'.C5]" office:value-type="float" office:value="0">
            <text:p>0</text:p>
          </table:table-cell>
          <table:table-cell table:formula="oooc:=['win count'.D5]-['loose count'.D5]" office:value-type="float" office:value="0">
            <text:p>0</text:p>
          </table:table-cell>
          <table:table-cell table:formula="oooc:=['win count'.E5]-['loose count'.E5]" office:value-type="float" office:value="0">
            <text:p>0</text:p>
          </table:table-cell>
          <table:table-cell table:formula="oooc:=['win count'.F5]-['loose count'.F5]" office:value-type="float" office:value="0.0153714773698">
            <text:p>0.02</text:p>
          </table:table-cell>
          <table:table-cell table:formula="oooc:=['win count'.G5]-['loose count'.G5]" office:value-type="float" office:value="0.01952944829826">
            <text:p>0.02</text:p>
          </table:table-cell>
          <table:table-cell table:formula="oooc:=['win count'.H5]-['loose count'.H5]" office:value-type="float" office:value="0.0005556139077">
            <text:p>0</text:p>
          </table:table-cell>
          <table:table-cell table:formula="oooc:=['win count'.I5]-['loose count'.I5]" office:value-type="float" office:value="0.00426985482494">
            <text:p>0</text:p>
          </table:table-cell>
          <table:table-cell table:formula="oooc:=['win count'.J5]-['loose count'.J5]" office:value-type="float" office:value="0.002524618262802">
            <text:p>0</text:p>
          </table:table-cell>
          <table:table-cell table:formula="oooc:=['win count'.K5]-['loose count'.K5]" office:value-type="float" office:value="0.00671988382342">
            <text:p>0.01</text:p>
          </table:table-cell>
          <table:table-cell table:formula="oooc:=['win count'.L5]-['loose count'.L5]" office:value-type="float" office:value="0.0174485600467">
            <text:p>0.02</text:p>
          </table:table-cell>
          <table:table-cell table:formula="oooc:=['win count'.M5]-['loose count'.M5]" office:value-type="float" office:value="0.0063096428696">
            <text:p>0.01</text:p>
          </table:table-cell>
          <table:table-cell table:formula="oooc:=['win count'.N5]-['loose count'.N5]" office:value-type="float" office:value="0.02290803752601">
            <text:p>0.02</text:p>
          </table:table-cell>
          <table:table-cell table:formula="oooc:=['win count'.O5]-['loose count'.O5]" office:value-type="float" office:value="-0.0154536777835">
            <text:p>-0.02</text:p>
          </table:table-cell>
          <table:table-cell table:formula="oooc:=['win count'.P5]-['loose count'.P5]" office:value-type="float" office:value="-0.0320558780146">
            <text:p>-0.03</text:p>
          </table:table-cell>
          <table:table-cell table:formula="oooc:=['win count'.Q5]-['loose count'.Q5]" office:value-type="float" office:value="-0.0102887517868">
            <text:p>-0.01</text:p>
          </table:table-cell>
          <table:table-cell table:formula="oooc:=['win count'.R5]-['loose count'.R5]" office:value-type="float" office:value="0.00556755580117">
            <text:p>0.01</text:p>
          </table:table-cell>
          <table:table-cell table:formula="oooc:=['win count'.S5]-['loose count'.S5]" office:value-type="float" office:value="0.0123247342567">
            <text:p>0.01</text:p>
          </table:table-cell>
          <table:table-cell table:formula="oooc:=['win count'.T5]-['loose count'.T5]" office:value-type="float" office:value="0.0045978953649">
            <text:p>0</text:p>
          </table:table-cell>
          <table:table-cell table:formula="oooc:=['win count'.U5]-['loose count'.U5]" office:value-type="float" office:value="-0.0093678027069">
            <text:p>-0.01</text:p>
          </table:table-cell>
          <table:table-cell table:formula="oooc:=['win count'.V5]-['loose count'.V5]" office:value-type="float" office:value="-0.0097407490284">
            <text:p>-0.01</text:p>
          </table:table-cell>
          <table:table-cell table:formula="oooc:=['win count'.W5]-['loose count'.W5]" office:value-type="float" office:value="0.0534234188979">
            <text:p>0.05</text:p>
          </table:table-cell>
          <table:table-cell table:formula="oooc:=['win count'.X5]-['loose count'.X5]" office:value-type="float" office:value="0.059717839468">
            <text:p>0.06</text:p>
          </table:table-cell>
          <table:table-cell table:formula="oooc:=['win count'.Y5]-['loose count'.Y5]" office:value-type="float" office:value="-0.00910369582200002">
            <text:p>-0.01</text:p>
          </table:table-cell>
          <table:table-cell table:formula="oooc:=['win count'.Z5]-['loose count'.Z5]" office:value-type="float" office:value="-0.096969849193">
            <text:p>-0.1</text:p>
          </table:table-cell>
          <table:table-cell table:formula="oooc:=['win count'.AA5]-['loose count'.AA5]" office:value-type="float" office:value="0.019927511413">
            <text:p>0.02</text:p>
          </table:table-cell>
          <table:table-cell table:formula="oooc:=['win count'.AB5]-['loose count'.AB5]" office:value-type="float" office:value="0.090453183059">
            <text:p>0.09</text:p>
          </table:table-cell>
          <table:table-cell table:formula="oooc:=['win count'.AC5]-['loose count'.AC5]" office:value-type="float" office:value="-0.019608604252">
            <text:p>-0.02</text:p>
          </table:table-cell>
          <table:table-cell table:formula="oooc:=['win count'.AD5]-['loose count'.AD5]" office:value-type="float" office:value="-0.018672432873">
            <text:p>-0.02</text:p>
          </table:table-cell>
          <table:table-cell table:formula="oooc:=['win count'.AE5]-['loose count'.AE5]" office:value-type="float" office:value="-0.053170728737">
            <text:p>-0.05</text:p>
          </table:table-cell>
          <table:table-cell table:formula="oooc:=['win count'.AF5]-['loose count'.AF5]" office:value-type="float" office:value="-0.072477170357">
            <text:p>-0.07</text:p>
          </table:table-cell>
          <table:table-cell table:formula="oooc:=['win count'.AG5]-['loose count'.AG5]" office:value-type="float" office:value="-0.02272689217">
            <text:p>-0.02</text:p>
          </table:table-cell>
          <table:table-cell table:formula="oooc:=['win count'.AH5]-['loose count'.AH5]" office:value-type="float" office:value="-0.025795707616">
            <text:p>-0.03</text:p>
          </table:table-cell>
          <table:table-cell table:formula="oooc:=['win count'.AI5]-['loose count'.AI5]" office:value-type="float" office:value="-0.108996987507">
            <text:p>-0.11</text:p>
          </table:table-cell>
          <table:table-cell table:formula="oooc:=['win count'.AJ5]-['loose count'.AJ5]" office:value-type="float" office:value="-0.068256026889">
            <text:p>-0.07</text:p>
          </table:table-cell>
          <table:table-cell table:formula="oooc:=['win count'.AK5]-['loose count'.AK5]" office:value-type="float" office:value="0.00386570278999998">
            <text:p>0</text:p>
          </table:table-cell>
          <table:table-cell table:formula="oooc:=['win count'.AL5]-['loose count'.AL5]" office:value-type="float" office:value="0.030696526728">
            <text:p>0.03</text:p>
          </table:table-cell>
          <table:table-cell table:formula="oooc:=['win count'.AM5]-['loose count'.AM5]" office:value-type="float" office:value="-0.087397306566">
            <text:p>-0.09</text:p>
          </table:table-cell>
          <table:table-cell table:formula="oooc:=['win count'.AN5]-['loose count'.AN5]" office:value-type="float" office:value="-0.05069482183">
            <text:p>-0.05</text:p>
          </table:table-cell>
          <table:table-cell table:formula="oooc:=['win count'.AO5]-['loose count'.AO5]" office:value-type="float" office:value="-0.053457669071">
            <text:p>-0.05</text:p>
          </table:table-cell>
          <table:table-cell table:formula="oooc:=['win count'.AP5]-['loose count'.AP5]" office:value-type="float" office:value="-0.044769542007">
            <text:p>-0.04</text:p>
          </table:table-cell>
          <table:table-cell table:formula="oooc:=['win count'.AQ5]-['loose count'.AQ5]" office:value-type="float" office:value="-0.063001289328">
            <text:p>-0.06</text:p>
          </table:table-cell>
          <table:table-cell table:formula="oooc:=['win count'.AR5]-['loose count'.AR5]" office:value-type="float" office:value="0.00327355536499999">
            <text:p>0</text:p>
          </table:table-cell>
          <table:table-cell table:formula="oooc:=['win count'.AS5]-['loose count'.AS5]" office:value-type="float" office:value="0.039590915941">
            <text:p>0.04</text:p>
          </table:table-cell>
          <table:table-cell table:formula="oooc:=['win count'.AT5]-['loose count'.AT5]" office:value-type="float" office:value="0.022445279641">
            <text:p>0.02</text:p>
          </table:table-cell>
          <table:table-cell table:formula="oooc:=['win count'.AU5]-['loose count'.AU5]" office:value-type="float" office:value="0.199836055842">
            <text:p>0.2</text:p>
          </table:table-cell>
          <table:table-cell table:formula="oooc:=['win count'.AV5]-['loose count'.AV5]" office:value-type="float" office:value="0.147780360494">
            <text:p>0.15</text:p>
          </table:table-cell>
          <table:table-cell table:formula="oooc:=['win count'.AW5]-['loose count'.AW5]" office:value-type="float" office:value="0.057297493953">
            <text:p>0.06</text:p>
          </table:table-cell>
          <table:table-cell table:formula="oooc:=['win count'.AX5]-['loose count'.AX5]" office:value-type="float" office:value="0.0255704175933">
            <text:p>0.03</text:p>
          </table:table-cell>
          <table:table-cell table:formula="oooc:=MIN([.A5:.AX5])" office:value-type="float" office:value="-0.108996987507">
            <text:p>-0.11</text:p>
          </table:table-cell>
          <table:table-cell table:formula="oooc:=MAX([.A5:.AX5])" office:value-type="float" office:value="0.199836055842">
            <text:p>0.2</text:p>
          </table:table-cell>
          <table:table-cell table:number-columns-repeated="204"/>
        </table:table-row>
        <table:table-row table:style-name="ro1">
          <table:table-cell table:formula="oooc:=['win count'.A6]-['loose count'.A6]" office:value-type="float" office:value="0">
            <text:p>0</text:p>
          </table:table-cell>
          <table:table-cell table:formula="oooc:=['win count'.B6]-['loose count'.B6]" office:value-type="float" office:value="0">
            <text:p>0</text:p>
          </table:table-cell>
          <table:table-cell table:formula="oooc:=['win count'.C6]-['loose count'.C6]" office:value-type="float" office:value="0">
            <text:p>0</text:p>
          </table:table-cell>
          <table:table-cell table:formula="oooc:=['win count'.D6]-['loose count'.D6]" office:value-type="float" office:value="0">
            <text:p>0</text:p>
          </table:table-cell>
          <table:table-cell table:formula="oooc:=['win count'.E6]-['loose count'.E6]" office:value-type="float" office:value="0">
            <text:p>0</text:p>
          </table:table-cell>
          <table:table-cell table:formula="oooc:=['win count'.F6]-['loose count'.F6]" office:value-type="float" office:value="0.01452646830677">
            <text:p>0.01</text:p>
          </table:table-cell>
          <table:table-cell table:formula="oooc:=['win count'.G6]-['loose count'.G6]" office:value-type="float" office:value="0.00307638268912">
            <text:p>0</text:p>
          </table:table-cell>
          <table:table-cell table:formula="oooc:=['win count'.H6]-['loose count'.H6]" office:value-type="float" office:value="0.00197506110322">
            <text:p>0</text:p>
          </table:table-cell>
          <table:table-cell table:formula="oooc:=['win count'.I6]-['loose count'.I6]" office:value-type="float" office:value="-0.002107146516018">
            <text:p>0</text:p>
          </table:table-cell>
          <table:table-cell table:formula="oooc:=['win count'.J6]-['loose count'.J6]" office:value-type="float" office:value="0.005392816895227">
            <text:p>0.01</text:p>
          </table:table-cell>
          <table:table-cell table:formula="oooc:=['win count'.K6]-['loose count'.K6]" office:value-type="float" office:value="-0.00159307448008">
            <text:p>0</text:p>
          </table:table-cell>
          <table:table-cell table:formula="oooc:=['win count'.L6]-['loose count'.L6]" office:value-type="float" office:value="0.01276069489363">
            <text:p>0.01</text:p>
          </table:table-cell>
          <table:table-cell table:formula="oooc:=['win count'.M6]-['loose count'.M6]" office:value-type="float" office:value="0.00260292417346">
            <text:p>0</text:p>
          </table:table-cell>
          <table:table-cell table:formula="oooc:=['win count'.N6]-['loose count'.N6]" office:value-type="float" office:value="0.00932464472317">
            <text:p>0.01</text:p>
          </table:table-cell>
          <table:table-cell table:formula="oooc:=['win count'.O6]-['loose count'.O6]" office:value-type="float" office:value="-0.0244262882902">
            <text:p>-0.02</text:p>
          </table:table-cell>
          <table:table-cell table:formula="oooc:=['win count'.P6]-['loose count'.P6]" office:value-type="float" office:value="-0.0625825076467">
            <text:p>-0.06</text:p>
          </table:table-cell>
          <table:table-cell table:formula="oooc:=['win count'.Q6]-['loose count'.Q6]" office:value-type="float" office:value="-0.0101537459569">
            <text:p>-0.01</text:p>
          </table:table-cell>
          <table:table-cell table:formula="oooc:=['win count'.R6]-['loose count'.R6]" office:value-type="float" office:value="-0.0023896117201">
            <text:p>0</text:p>
          </table:table-cell>
          <table:table-cell table:formula="oooc:=['win count'.S6]-['loose count'.S6]" office:value-type="float" office:value="-0.0148049087476">
            <text:p>-0.01</text:p>
          </table:table-cell>
          <table:table-cell table:formula="oooc:=['win count'.T6]-['loose count'.T6]" office:value-type="float" office:value="-0.0165889765393">
            <text:p>-0.02</text:p>
          </table:table-cell>
          <table:table-cell table:formula="oooc:=['win count'.U6]-['loose count'.U6]" office:value-type="float" office:value="-0.0129355891521">
            <text:p>-0.01</text:p>
          </table:table-cell>
          <table:table-cell table:formula="oooc:=['win count'.V6]-['loose count'.V6]" office:value-type="float" office:value="0.00405769315210001">
            <text:p>0</text:p>
          </table:table-cell>
          <table:table-cell table:formula="oooc:=['win count'.W6]-['loose count'.W6]" office:value-type="float" office:value="0.0326291217235">
            <text:p>0.03</text:p>
          </table:table-cell>
          <table:table-cell table:formula="oooc:=['win count'.X6]-['loose count'.X6]" office:value-type="float" office:value="0.016434206098">
            <text:p>0.02</text:p>
          </table:table-cell>
          <table:table-cell table:formula="oooc:=['win count'.Y6]-['loose count'.Y6]" office:value-type="float" office:value="-0.089502319727">
            <text:p>-0.09</text:p>
          </table:table-cell>
          <table:table-cell table:formula="oooc:=['win count'.Z6]-['loose count'.Z6]" office:value-type="float" office:value="-0.079413701758">
            <text:p>-0.08</text:p>
          </table:table-cell>
          <table:table-cell table:formula="oooc:=['win count'.AA6]-['loose count'.AA6]" office:value-type="float" office:value="0.022806138129">
            <text:p>0.02</text:p>
          </table:table-cell>
          <table:table-cell table:formula="oooc:=['win count'.AB6]-['loose count'.AB6]" office:value-type="float" office:value="0.108451271094">
            <text:p>0.11</text:p>
          </table:table-cell>
          <table:table-cell table:formula="oooc:=['win count'.AC6]-['loose count'.AC6]" office:value-type="float" office:value="0.052257526308">
            <text:p>0.05</text:p>
          </table:table-cell>
          <table:table-cell table:formula="oooc:=['win count'.AD6]-['loose count'.AD6]" office:value-type="float" office:value="-0.084367453569">
            <text:p>-0.08</text:p>
          </table:table-cell>
          <table:table-cell table:formula="oooc:=['win count'.AE6]-['loose count'.AE6]" office:value-type="float" office:value="-0.082282626195">
            <text:p>-0.08</text:p>
          </table:table-cell>
          <table:table-cell table:formula="oooc:=['win count'.AF6]-['loose count'.AF6]" office:value-type="float" office:value="0.020495558125">
            <text:p>0.02</text:p>
          </table:table-cell>
          <table:table-cell table:formula="oooc:=['win count'.AG6]-['loose count'.AG6]" office:value-type="float" office:value="0.0787781550489999">
            <text:p>0.08</text:p>
          </table:table-cell>
          <table:table-cell table:formula="oooc:=['win count'.AH6]-['loose count'.AH6]" office:value-type="float" office:value="-0.023620237973">
            <text:p>-0.02</text:p>
          </table:table-cell>
          <table:table-cell table:formula="oooc:=['win count'.AI6]-['loose count'.AI6]" office:value-type="float" office:value="-0.104094281909">
            <text:p>-0.1</text:p>
          </table:table-cell>
          <table:table-cell table:formula="oooc:=['win count'.AJ6]-['loose count'.AJ6]" office:value-type="float" office:value="-0.108517862632">
            <text:p>-0.11</text:p>
          </table:table-cell>
          <table:table-cell table:formula="oooc:=['win count'.AK6]-['loose count'.AK6]" office:value-type="float" office:value="-0.036665593396">
            <text:p>-0.04</text:p>
          </table:table-cell>
          <table:table-cell table:formula="oooc:=['win count'.AL6]-['loose count'.AL6]" office:value-type="float" office:value="0.0139564154730001">
            <text:p>0.01</text:p>
          </table:table-cell>
          <table:table-cell table:formula="oooc:=['win count'.AM6]-['loose count'.AM6]" office:value-type="float" office:value="-0.079708607139">
            <text:p>-0.08</text:p>
          </table:table-cell>
          <table:table-cell table:formula="oooc:=['win count'.AN6]-['loose count'.AN6]" office:value-type="float" office:value="0.00101533800699999">
            <text:p>0</text:p>
          </table:table-cell>
          <table:table-cell table:formula="oooc:=['win count'.AO6]-['loose count'.AO6]" office:value-type="float" office:value="-0.051388543329">
            <text:p>-0.05</text:p>
          </table:table-cell>
          <table:table-cell table:formula="oooc:=['win count'.AP6]-['loose count'.AP6]" office:value-type="float" office:value="-0.053707538748">
            <text:p>-0.05</text:p>
          </table:table-cell>
          <table:table-cell table:formula="oooc:=['win count'.AQ6]-['loose count'.AQ6]" office:value-type="float" office:value="0.041434937872">
            <text:p>0.04</text:p>
          </table:table-cell>
          <table:table-cell table:formula="oooc:=['win count'.AR6]-['loose count'.AR6]" office:value-type="float" office:value="0.034530639425">
            <text:p>0.03</text:p>
          </table:table-cell>
          <table:table-cell table:formula="oooc:=['win count'.AS6]-['loose count'.AS6]" office:value-type="float" office:value="0.041725452603">
            <text:p>0.04</text:p>
          </table:table-cell>
          <table:table-cell table:formula="oooc:=['win count'.AT6]-['loose count'.AT6]" office:value-type="float" office:value="0.0010259487465">
            <text:p>0</text:p>
          </table:table-cell>
          <table:table-cell table:formula="oooc:=['win count'.AU6]-['loose count'.AU6]" office:value-type="float" office:value="0.147649904137">
            <text:p>0.15</text:p>
          </table:table-cell>
          <table:table-cell table:formula="oooc:=['win count'.AV6]-['loose count'.AV6]" office:value-type="float" office:value="0.141013069504">
            <text:p>0.14</text:p>
          </table:table-cell>
          <table:table-cell table:formula="oooc:=['win count'.AW6]-['loose count'.AW6]" office:value-type="float" office:value="0.084992389538">
            <text:p>0.08</text:p>
          </table:table-cell>
          <table:table-cell table:formula="oooc:=['win count'.AX6]-['loose count'.AX6]" office:value-type="float" office:value="0.0479378576551">
            <text:p>0.05</text:p>
          </table:table-cell>
          <table:table-cell table:formula="oooc:=MIN([.A6:.AX6])" office:value-type="float" office:value="-0.108517862632">
            <text:p>-0.11</text:p>
          </table:table-cell>
          <table:table-cell table:formula="oooc:=MAX([.A6:.AX6])" office:value-type="float" office:value="0.147649904137">
            <text:p>0.15</text:p>
          </table:table-cell>
          <table:table-cell table:number-columns-repeated="204"/>
        </table:table-row>
        <table:table-row table:style-name="ro1">
          <table:table-cell table:formula="oooc:=['win count'.A7]-['loose count'.A7]" office:value-type="float" office:value="0">
            <text:p>0</text:p>
          </table:table-cell>
          <table:table-cell table:formula="oooc:=['win count'.B7]-['loose count'.B7]" office:value-type="float" office:value="0">
            <text:p>0</text:p>
          </table:table-cell>
          <table:table-cell table:formula="oooc:=['win count'.C7]-['loose count'.C7]" office:value-type="float" office:value="0">
            <text:p>0</text:p>
          </table:table-cell>
          <table:table-cell table:formula="oooc:=['win count'.D7]-['loose count'.D7]" office:value-type="float" office:value="0">
            <text:p>0</text:p>
          </table:table-cell>
          <table:table-cell table:formula="oooc:=['win count'.E7]-['loose count'.E7]" office:value-type="float" office:value="0">
            <text:p>0</text:p>
          </table:table-cell>
          <table:table-cell table:formula="oooc:=['win count'.F7]-['loose count'.F7]" office:value-type="float" office:value="0.0068166098719">
            <text:p>0.01</text:p>
          </table:table-cell>
          <table:table-cell table:formula="oooc:=['win count'.G7]-['loose count'.G7]" office:value-type="float" office:value="0.00620176992461">
            <text:p>0.01</text:p>
          </table:table-cell>
          <table:table-cell table:formula="oooc:=['win count'.H7]-['loose count'.H7]" office:value-type="float" office:value="0.00339750744564">
            <text:p>0</text:p>
          </table:table-cell>
          <table:table-cell table:formula="oooc:=['win count'.I7]-['loose count'.I7]" office:value-type="float" office:value="0.00392596747056">
            <text:p>0</text:p>
          </table:table-cell>
          <table:table-cell table:formula="oooc:=['win count'.J7]-['loose count'.J7]" office:value-type="float" office:value="0.00116489495276">
            <text:p>0</text:p>
          </table:table-cell>
          <table:table-cell table:formula="oooc:=['win count'.K7]-['loose count'.K7]" office:value-type="float" office:value="0.00012956988351">
            <text:p>0</text:p>
          </table:table-cell>
          <table:table-cell table:formula="oooc:=['win count'.L7]-['loose count'.L7]" office:value-type="float" office:value="0.0079383148635">
            <text:p>0.01</text:p>
          </table:table-cell>
          <table:table-cell table:formula="oooc:=['win count'.M7]-['loose count'.M7]" office:value-type="float" office:value="0.00238377735698">
            <text:p>0</text:p>
          </table:table-cell>
          <table:table-cell table:formula="oooc:=['win count'.N7]-['loose count'.N7]" office:value-type="float" office:value="0.00458399737899">
            <text:p>0</text:p>
          </table:table-cell>
          <table:table-cell table:formula="oooc:=['win count'.O7]-['loose count'.O7]" office:value-type="float" office:value="-0.0374355158455">
            <text:p>-0.04</text:p>
          </table:table-cell>
          <table:table-cell table:formula="oooc:=['win count'.P7]-['loose count'.P7]" office:value-type="float" office:value="-0.0439713909697">
            <text:p>-0.04</text:p>
          </table:table-cell>
          <table:table-cell table:formula="oooc:=['win count'.Q7]-['loose count'.Q7]" office:value-type="float" office:value="-0.0088866430109">
            <text:p>-0.01</text:p>
          </table:table-cell>
          <table:table-cell table:formula="oooc:=['win count'.R7]-['loose count'.R7]" office:value-type="float" office:value="-0.0029980003048">
            <text:p>0</text:p>
          </table:table-cell>
          <table:table-cell table:formula="oooc:=['win count'.S7]-['loose count'.S7]" office:value-type="float" office:value="0.02201361470979">
            <text:p>0.02</text:p>
          </table:table-cell>
          <table:table-cell table:formula="oooc:=['win count'.T7]-['loose count'.T7]" office:value-type="float" office:value="-0.0002477252773">
            <text:p>0</text:p>
          </table:table-cell>
          <table:table-cell table:formula="oooc:=['win count'.U7]-['loose count'.U7]" office:value-type="float" office:value="-0.0105577860086">
            <text:p>-0.01</text:p>
          </table:table-cell>
          <table:table-cell table:formula="oooc:=['win count'.V7]-['loose count'.V7]" office:value-type="float" office:value="0.0251208239163">
            <text:p>0.03</text:p>
          </table:table-cell>
          <table:table-cell table:formula="oooc:=['win count'.W7]-['loose count'.W7]" office:value-type="float" office:value="0.0486010463077">
            <text:p>0.05</text:p>
          </table:table-cell>
          <table:table-cell table:formula="oooc:=['win count'.X7]-['loose count'.X7]" office:value-type="float" office:value="-0.00364214772599999">
            <text:p>0</text:p>
          </table:table-cell>
          <table:table-cell table:formula="oooc:=['win count'.Y7]-['loose count'.Y7]" office:value-type="float" office:value="0.017209040029">
            <text:p>0.02</text:p>
          </table:table-cell>
          <table:table-cell table:formula="oooc:=['win count'.Z7]-['loose count'.Z7]" office:value-type="float" office:value="-0.054450509549">
            <text:p>-0.05</text:p>
          </table:table-cell>
          <table:table-cell table:formula="oooc:=['win count'.AA7]-['loose count'.AA7]" office:value-type="float" office:value="-0.038734608177">
            <text:p>-0.04</text:p>
          </table:table-cell>
          <table:table-cell table:formula="oooc:=['win count'.AB7]-['loose count'.AB7]" office:value-type="float" office:value="0.026657152535">
            <text:p>0.03</text:p>
          </table:table-cell>
          <table:table-cell table:formula="oooc:=['win count'.AC7]-['loose count'.AC7]" office:value-type="float" office:value="0.125958585763">
            <text:p>0.13</text:p>
          </table:table-cell>
          <table:table-cell table:formula="oooc:=['win count'.AD7]-['loose count'.AD7]" office:value-type="float" office:value="-0.041292379378">
            <text:p>-0.04</text:p>
          </table:table-cell>
          <table:table-cell table:formula="oooc:=['win count'.AE7]-['loose count'.AE7]" office:value-type="float" office:value="-0.069960641606">
            <text:p>-0.07</text:p>
          </table:table-cell>
          <table:table-cell table:formula="oooc:=['win count'.AF7]-['loose count'.AF7]" office:value-type="float" office:value="-0.020234188309">
            <text:p>-0.02</text:p>
          </table:table-cell>
          <table:table-cell table:formula="oooc:=['win count'.AG7]-['loose count'.AG7]" office:value-type="float" office:value="0.018346478506">
            <text:p>0.02</text:p>
          </table:table-cell>
          <table:table-cell table:formula="oooc:=['win count'.AH7]-['loose count'.AH7]" office:value-type="float" office:value="-0.010507809054">
            <text:p>-0.01</text:p>
          </table:table-cell>
          <table:table-cell table:formula="oooc:=['win count'.AI7]-['loose count'.AI7]" office:value-type="float" office:value="-0.082551132286">
            <text:p>-0.08</text:p>
          </table:table-cell>
          <table:table-cell table:formula="oooc:=['win count'.AJ7]-['loose count'.AJ7]" office:value-type="float" office:value="-0.102666239703">
            <text:p>-0.1</text:p>
          </table:table-cell>
          <table:table-cell table:formula="oooc:=['win count'.AK7]-['loose count'.AK7]" office:value-type="float" office:value="0.00252383623099994">
            <text:p>0</text:p>
          </table:table-cell>
          <table:table-cell table:formula="oooc:=['win count'.AL7]-['loose count'.AL7]" office:value-type="float" office:value="-0.002812900472">
            <text:p>0</text:p>
          </table:table-cell>
          <table:table-cell table:formula="oooc:=['win count'.AM7]-['loose count'.AM7]" office:value-type="float" office:value="-0.050174086393">
            <text:p>-0.05</text:p>
          </table:table-cell>
          <table:table-cell table:formula="oooc:=['win count'.AN7]-['loose count'.AN7]" office:value-type="float" office:value="0.024533748944">
            <text:p>0.02</text:p>
          </table:table-cell>
          <table:table-cell table:formula="oooc:=['win count'.AO7]-['loose count'.AO7]" office:value-type="float" office:value="-0.082839888027">
            <text:p>-0.08</text:p>
          </table:table-cell>
          <table:table-cell table:formula="oooc:=['win count'.AP7]-['loose count'.AP7]" office:value-type="float" office:value="0.00247879527100003">
            <text:p>0</text:p>
          </table:table-cell>
          <table:table-cell table:formula="oooc:=['win count'.AQ7]-['loose count'.AQ7]" office:value-type="float" office:value="-0.070796058854">
            <text:p>-0.07</text:p>
          </table:table-cell>
          <table:table-cell table:formula="oooc:=['win count'.AR7]-['loose count'.AR7]" office:value-type="float" office:value="0.00781368097599999">
            <text:p>0.01</text:p>
          </table:table-cell>
          <table:table-cell table:formula="oooc:=['win count'.AS7]-['loose count'.AS7]" office:value-type="float" office:value="0.045385553698">
            <text:p>0.05</text:p>
          </table:table-cell>
          <table:table-cell table:formula="oooc:=['win count'.AT7]-['loose count'.AT7]" office:value-type="float" office:value="-0.0630277273379">
            <text:p>-0.06</text:p>
          </table:table-cell>
          <table:table-cell table:formula="oooc:=['win count'.AU7]-['loose count'.AU7]" office:value-type="float" office:value="0.142288710083">
            <text:p>0.14</text:p>
          </table:table-cell>
          <table:table-cell table:formula="oooc:=['win count'.AV7]-['loose count'.AV7]" office:value-type="float" office:value="0.12745295842">
            <text:p>0.13</text:p>
          </table:table-cell>
          <table:table-cell table:formula="oooc:=['win count'.AW7]-['loose count'.AW7]" office:value-type="float" office:value="0.136992695343">
            <text:p>0.14</text:p>
          </table:table-cell>
          <table:table-cell table:formula="oooc:=['win count'.AX7]-['loose count'.AX7]" office:value-type="float" office:value="-0.0121317515936">
            <text:p>-0.01</text:p>
          </table:table-cell>
          <table:table-cell table:formula="oooc:=MIN([.A7:.AX7])" office:value-type="float" office:value="-0.102666239703">
            <text:p>-0.1</text:p>
          </table:table-cell>
          <table:table-cell table:formula="oooc:=MAX([.A7:.AX7])" office:value-type="float" office:value="0.142288710083">
            <text:p>0.14</text:p>
          </table:table-cell>
          <table:table-cell table:number-columns-repeated="204"/>
        </table:table-row>
        <table:table-row table:style-name="ro1">
          <table:table-cell table:formula="oooc:=['win count'.A8]-['loose count'.A8]" office:value-type="float" office:value="0">
            <text:p>0</text:p>
          </table:table-cell>
          <table:table-cell table:formula="oooc:=['win count'.B8]-['loose count'.B8]" office:value-type="float" office:value="0">
            <text:p>0</text:p>
          </table:table-cell>
          <table:table-cell table:formula="oooc:=['win count'.C8]-['loose count'.C8]" office:value-type="float" office:value="0">
            <text:p>0</text:p>
          </table:table-cell>
          <table:table-cell table:formula="oooc:=['win count'.D8]-['loose count'.D8]" office:value-type="float" office:value="0">
            <text:p>0</text:p>
          </table:table-cell>
          <table:table-cell table:formula="oooc:=['win count'.E8]-['loose count'.E8]" office:value-type="float" office:value="0">
            <text:p>0</text:p>
          </table:table-cell>
          <table:table-cell table:formula="oooc:=['win count'.F8]-['loose count'.F8]" office:value-type="float" office:value="0.00804455672102">
            <text:p>0.01</text:p>
          </table:table-cell>
          <table:table-cell table:formula="oooc:=['win count'.G8]-['loose count'.G8]" office:value-type="float" office:value="0.0006029527523">
            <text:p>0</text:p>
          </table:table-cell>
          <table:table-cell table:formula="oooc:=['win count'.H8]-['loose count'.H8]" office:value-type="float" office:value="0.00425934061911">
            <text:p>0</text:p>
          </table:table-cell>
          <table:table-cell table:formula="oooc:=['win count'.I8]-['loose count'.I8]" office:value-type="float" office:value="-0.00011853112929">
            <text:p>0</text:p>
          </table:table-cell>
          <table:table-cell table:formula="oooc:=['win count'.J8]-['loose count'.J8]" office:value-type="float" office:value="0.0029104197558">
            <text:p>0</text:p>
          </table:table-cell>
          <table:table-cell table:formula="oooc:=['win count'.K8]-['loose count'.K8]" office:value-type="float" office:value="0.00087479634613">
            <text:p>0</text:p>
          </table:table-cell>
          <table:table-cell table:formula="oooc:=['win count'.L8]-['loose count'.L8]" office:value-type="float" office:value="0.00662607318726">
            <text:p>0.01</text:p>
          </table:table-cell>
          <table:table-cell table:formula="oooc:=['win count'.M8]-['loose count'.M8]" office:value-type="float" office:value="-0.0017289984806">
            <text:p>0</text:p>
          </table:table-cell>
          <table:table-cell table:formula="oooc:=['win count'.N8]-['loose count'.N8]" office:value-type="float" office:value="-0.00427352774269">
            <text:p>0</text:p>
          </table:table-cell>
          <table:table-cell table:formula="oooc:=['win count'.O8]-['loose count'.O8]" office:value-type="float" office:value="-0.0364467204862">
            <text:p>-0.04</text:p>
          </table:table-cell>
          <table:table-cell table:formula="oooc:=['win count'.P8]-['loose count'.P8]" office:value-type="float" office:value="-0.0242226829223">
            <text:p>-0.02</text:p>
          </table:table-cell>
          <table:table-cell table:formula="oooc:=['win count'.Q8]-['loose count'.Q8]" office:value-type="float" office:value="-0.0069507752576">
            <text:p>-0.01</text:p>
          </table:table-cell>
          <table:table-cell table:formula="oooc:=['win count'.R8]-['loose count'.R8]" office:value-type="float" office:value="-0.0055528859356">
            <text:p>-0.01</text:p>
          </table:table-cell>
          <table:table-cell table:formula="oooc:=['win count'.S8]-['loose count'.S8]" office:value-type="float" office:value="0.019651454409">
            <text:p>0.02</text:p>
          </table:table-cell>
          <table:table-cell table:formula="oooc:=['win count'.T8]-['loose count'.T8]" office:value-type="float" office:value="0.0012162026105">
            <text:p>0</text:p>
          </table:table-cell>
          <table:table-cell table:formula="oooc:=['win count'.U8]-['loose count'.U8]" office:value-type="float" office:value="-0.015274955608">
            <text:p>-0.02</text:p>
          </table:table-cell>
          <table:table-cell table:formula="oooc:=['win count'.V8]-['loose count'.V8]" office:value-type="float" office:value="-0.0092802094203">
            <text:p>-0.01</text:p>
          </table:table-cell>
          <table:table-cell table:formula="oooc:=['win count'.W8]-['loose count'.W8]" office:value-type="float" office:value="0.0279252933531">
            <text:p>0.03</text:p>
          </table:table-cell>
          <table:table-cell table:formula="oooc:=['win count'.X8]-['loose count'.X8]" office:value-type="float" office:value="0.017759990481">
            <text:p>0.02</text:p>
          </table:table-cell>
          <table:table-cell table:formula="oooc:=['win count'.Y8]-['loose count'.Y8]" office:value-type="float" office:value="-0.070837452176">
            <text:p>-0.07</text:p>
          </table:table-cell>
          <table:table-cell table:formula="oooc:=['win count'.Z8]-['loose count'.Z8]" office:value-type="float" office:value="-0.050205484468">
            <text:p>-0.05</text:p>
          </table:table-cell>
          <table:table-cell table:formula="oooc:=['win count'.AA8]-['loose count'.AA8]" office:value-type="float" office:value="0.04018502755">
            <text:p>0.04</text:p>
          </table:table-cell>
          <table:table-cell table:formula="oooc:=['win count'.AB8]-['loose count'.AB8]" office:value-type="float" office:value="0.138849607337">
            <text:p>0.14</text:p>
          </table:table-cell>
          <table:table-cell table:formula="oooc:=['win count'.AC8]-['loose count'.AC8]" office:value-type="float" office:value="0.023819036374">
            <text:p>0.02</text:p>
          </table:table-cell>
          <table:table-cell table:formula="oooc:=['win count'.AD8]-['loose count'.AD8]" office:value-type="float" office:value="-0.06257505446">
            <text:p>-0.06</text:p>
          </table:table-cell>
          <table:table-cell table:formula="oooc:=['win count'.AE8]-['loose count'.AE8]" office:value-type="float" office:value="-0.059191883135">
            <text:p>-0.06</text:p>
          </table:table-cell>
          <table:table-cell table:formula="oooc:=['win count'.AF8]-['loose count'.AF8]" office:value-type="float" office:value="0.0572892068020001">
            <text:p>0.06</text:p>
          </table:table-cell>
          <table:table-cell table:formula="oooc:=['win count'.AG8]-['loose count'.AG8]" office:value-type="float" office:value="0.019201127648">
            <text:p>0.02</text:p>
          </table:table-cell>
          <table:table-cell table:formula="oooc:=['win count'.AH8]-['loose count'.AH8]" office:value-type="float" office:value="0.035649953319">
            <text:p>0.04</text:p>
          </table:table-cell>
          <table:table-cell table:formula="oooc:=['win count'.AI8]-['loose count'.AI8]" office:value-type="float" office:value="-0.123225465429">
            <text:p>-0.12</text:p>
          </table:table-cell>
          <table:table-cell table:formula="oooc:=['win count'.AJ8]-['loose count'.AJ8]" office:value-type="float" office:value="-0.119168405733">
            <text:p>-0.12</text:p>
          </table:table-cell>
          <table:table-cell table:formula="oooc:=['win count'.AK8]-['loose count'.AK8]" office:value-type="float" office:value="0.053266928442">
            <text:p>0.05</text:p>
          </table:table-cell>
          <table:table-cell table:formula="oooc:=['win count'.AL8]-['loose count'.AL8]" office:value-type="float" office:value="-0.00454239661699996">
            <text:p>0</text:p>
          </table:table-cell>
          <table:table-cell table:formula="oooc:=['win count'.AM8]-['loose count'.AM8]" office:value-type="float" office:value="-0.016285673751">
            <text:p>-0.02</text:p>
          </table:table-cell>
          <table:table-cell table:formula="oooc:=['win count'.AN8]-['loose count'.AN8]" office:value-type="float" office:value="0.018269811631">
            <text:p>0.02</text:p>
          </table:table-cell>
          <table:table-cell table:formula="oooc:=['win count'.AO8]-['loose count'.AO8]" office:value-type="float" office:value="-0.064331054241">
            <text:p>-0.06</text:p>
          </table:table-cell>
          <table:table-cell table:formula="oooc:=['win count'.AP8]-['loose count'.AP8]" office:value-type="float" office:value="0.014144333389">
            <text:p>0.01</text:p>
          </table:table-cell>
          <table:table-cell table:formula="oooc:=['win count'.AQ8]-['loose count'.AQ8]" office:value-type="float" office:value="-0.00367515148199993">
            <text:p>0</text:p>
          </table:table-cell>
          <table:table-cell table:formula="oooc:=['win count'.AR8]-['loose count'.AR8]" office:value-type="float" office:value="-0.040184569901">
            <text:p>-0.04</text:p>
          </table:table-cell>
          <table:table-cell table:formula="oooc:=['win count'.AS8]-['loose count'.AS8]" office:value-type="float" office:value="0.0106888534970001">
            <text:p>0.01</text:p>
          </table:table-cell>
          <table:table-cell table:formula="oooc:=['win count'.AT8]-['loose count'.AT8]" office:value-type="float" office:value="-0.0718344408447">
            <text:p>-0.07</text:p>
          </table:table-cell>
          <table:table-cell table:formula="oooc:=['win count'.AU8]-['loose count'.AU8]" office:value-type="float" office:value="0.122345634942">
            <text:p>0.12</text:p>
          </table:table-cell>
          <table:table-cell table:formula="oooc:=['win count'.AV8]-['loose count'.AV8]" office:value-type="float" office:value="0.081181924689">
            <text:p>0.08</text:p>
          </table:table-cell>
          <table:table-cell table:formula="oooc:=['win count'.AW8]-['loose count'.AW8]" office:value-type="float" office:value="0.083333790983">
            <text:p>0.08</text:p>
          </table:table-cell>
          <table:table-cell table:formula="oooc:=['win count'.AX8]-['loose count'.AX8]" office:value-type="float" office:value="0.00181000237999999">
            <text:p>0</text:p>
          </table:table-cell>
          <table:table-cell table:formula="oooc:=MIN([.A8:.AX8])" office:value-type="float" office:value="-0.123225465429">
            <text:p>-0.12</text:p>
          </table:table-cell>
          <table:table-cell table:formula="oooc:=MAX([.A8:.AX8])" office:value-type="float" office:value="0.138849607337">
            <text:p>0.14</text:p>
          </table:table-cell>
          <table:table-cell table:number-columns-repeated="204"/>
        </table:table-row>
        <table:table-row table:style-name="ro1">
          <table:table-cell table:formula="oooc:=['win count'.A9]-['loose count'.A9]" office:value-type="float" office:value="0">
            <text:p>0</text:p>
          </table:table-cell>
          <table:table-cell table:formula="oooc:=['win count'.B9]-['loose count'.B9]" office:value-type="float" office:value="0">
            <text:p>0</text:p>
          </table:table-cell>
          <table:table-cell table:formula="oooc:=['win count'.C9]-['loose count'.C9]" office:value-type="float" office:value="0">
            <text:p>0</text:p>
          </table:table-cell>
          <table:table-cell table:formula="oooc:=['win count'.D9]-['loose count'.D9]" office:value-type="float" office:value="0">
            <text:p>0</text:p>
          </table:table-cell>
          <table:table-cell table:formula="oooc:=['win count'.E9]-['loose count'.E9]" office:value-type="float" office:value="0">
            <text:p>0</text:p>
          </table:table-cell>
          <table:table-cell table:formula="oooc:=['win count'.F9]-['loose count'.F9]" office:value-type="float" office:value="-0.00843324878379">
            <text:p>-0.01</text:p>
          </table:table-cell>
          <table:table-cell table:formula="oooc:=['win count'.G9]-['loose count'.G9]" office:value-type="float" office:value="0.00106303527896">
            <text:p>0</text:p>
          </table:table-cell>
          <table:table-cell table:formula="oooc:=['win count'.H9]-['loose count'.H9]" office:value-type="float" office:value="0.00035434509298">
            <text:p>0</text:p>
          </table:table-cell>
          <table:table-cell table:formula="oooc:=['win count'.I9]-['loose count'.I9]" office:value-type="float" office:value="0.003171347474908">
            <text:p>0</text:p>
          </table:table-cell>
          <table:table-cell table:formula="oooc:=['win count'.J9]-['loose count'.J9]" office:value-type="float" office:value="0.00110693789605">
            <text:p>0</text:p>
          </table:table-cell>
          <table:table-cell table:formula="oooc:=['win count'.K9]-['loose count'.K9]" office:value-type="float" office:value="0.00016410041894">
            <text:p>0</text:p>
          </table:table-cell>
          <table:table-cell table:formula="oooc:=['win count'.L9]-['loose count'.L9]" office:value-type="float" office:value="-0.00176860130866">
            <text:p>0</text:p>
          </table:table-cell>
          <table:table-cell table:formula="oooc:=['win count'.M9]-['loose count'.M9]" office:value-type="float" office:value="-0.00336159214897">
            <text:p>0</text:p>
          </table:table-cell>
          <table:table-cell table:formula="oooc:=['win count'.N9]-['loose count'.N9]" office:value-type="float" office:value="0.000858156399240001">
            <text:p>0</text:p>
          </table:table-cell>
          <table:table-cell table:formula="oooc:=['win count'.O9]-['loose count'.O9]" office:value-type="float" office:value="-0.0143066625757">
            <text:p>-0.01</text:p>
          </table:table-cell>
          <table:table-cell table:formula="oooc:=['win count'.P9]-['loose count'.P9]" office:value-type="float" office:value="-0.0565847184034">
            <text:p>-0.06</text:p>
          </table:table-cell>
          <table:table-cell table:formula="oooc:=['win count'.Q9]-['loose count'.Q9]" office:value-type="float" office:value="0.0004776670511">
            <text:p>0</text:p>
          </table:table-cell>
          <table:table-cell table:formula="oooc:=['win count'.R9]-['loose count'.R9]" office:value-type="float" office:value="-0.0032999311699">
            <text:p>0</text:p>
          </table:table-cell>
          <table:table-cell table:formula="oooc:=['win count'.S9]-['loose count'.S9]" office:value-type="float" office:value="0.0166270885395">
            <text:p>0.02</text:p>
          </table:table-cell>
          <table:table-cell table:formula="oooc:=['win count'.T9]-['loose count'.T9]" office:value-type="float" office:value="-0.001217763229">
            <text:p>0</text:p>
          </table:table-cell>
          <table:table-cell table:formula="oooc:=['win count'.U9]-['loose count'.U9]" office:value-type="float" office:value="-0.0353667644363">
            <text:p>-0.04</text:p>
          </table:table-cell>
          <table:table-cell table:formula="oooc:=['win count'.V9]-['loose count'.V9]" office:value-type="float" office:value="-0.0144289979581">
            <text:p>-0.01</text:p>
          </table:table-cell>
          <table:table-cell table:formula="oooc:=['win count'.W9]-['loose count'.W9]" office:value-type="float" office:value="0.0221680263324">
            <text:p>0.02</text:p>
          </table:table-cell>
          <table:table-cell table:formula="oooc:=['win count'.X9]-['loose count'.X9]" office:value-type="float" office:value="-0.004756116851">
            <text:p>0</text:p>
          </table:table-cell>
          <table:table-cell table:formula="oooc:=['win count'.Y9]-['loose count'.Y9]" office:value-type="float" office:value="-0.078697660928">
            <text:p>-0.08</text:p>
          </table:table-cell>
          <table:table-cell table:formula="oooc:=['win count'.Z9]-['loose count'.Z9]" office:value-type="float" office:value="-0.062390387333">
            <text:p>-0.06</text:p>
          </table:table-cell>
          <table:table-cell table:formula="oooc:=['win count'.AA9]-['loose count'.AA9]" office:value-type="float" office:value="0.015739334871">
            <text:p>0.02</text:p>
          </table:table-cell>
          <table:table-cell table:formula="oooc:=['win count'.AB9]-['loose count'.AB9]" office:value-type="float" office:value="0.127253955429">
            <text:p>0.13</text:p>
          </table:table-cell>
          <table:table-cell table:formula="oooc:=['win count'.AC9]-['loose count'.AC9]" office:value-type="float" office:value="0.021354594697">
            <text:p>0.02</text:p>
          </table:table-cell>
          <table:table-cell table:formula="oooc:=['win count'.AD9]-['loose count'.AD9]" office:value-type="float" office:value="-0.066042526015">
            <text:p>-0.07</text:p>
          </table:table-cell>
          <table:table-cell table:formula="oooc:=['win count'.AE9]-['loose count'.AE9]" office:value-type="float" office:value="-0.033889038519">
            <text:p>-0.03</text:p>
          </table:table-cell>
          <table:table-cell table:formula="oooc:=['win count'.AF9]-['loose count'.AF9]" office:value-type="float" office:value="0.0256733296699999">
            <text:p>0.03</text:p>
          </table:table-cell>
          <table:table-cell table:formula="oooc:=['win count'.AG9]-['loose count'.AG9]" office:value-type="float" office:value="0.017474228177">
            <text:p>0.02</text:p>
          </table:table-cell>
          <table:table-cell table:formula="oooc:=['win count'.AH9]-['loose count'.AH9]" office:value-type="float" office:value="-0.012686869763">
            <text:p>-0.01</text:p>
          </table:table-cell>
          <table:table-cell table:formula="oooc:=['win count'.AI9]-['loose count'.AI9]" office:value-type="float" office:value="-0.141140336771">
            <text:p>-0.14</text:p>
          </table:table-cell>
          <table:table-cell table:formula="oooc:=['win count'.AJ9]-['loose count'.AJ9]" office:value-type="float" office:value="-0.071973818913">
            <text:p>-0.07</text:p>
          </table:table-cell>
          <table:table-cell table:formula="oooc:=['win count'.AK9]-['loose count'.AK9]" office:value-type="float" office:value="0.0679252412419999">
            <text:p>0.07</text:p>
          </table:table-cell>
          <table:table-cell table:formula="oooc:=['win count'.AL9]-['loose count'.AL9]" office:value-type="float" office:value="0.034678134622">
            <text:p>0.03</text:p>
          </table:table-cell>
          <table:table-cell table:formula="oooc:=['win count'.AM9]-['loose count'.AM9]" office:value-type="float" office:value="-0.00943314321999999">
            <text:p>-0.01</text:p>
          </table:table-cell>
          <table:table-cell table:formula="oooc:=['win count'.AN9]-['loose count'.AN9]" office:value-type="float" office:value="0.064335914544">
            <text:p>0.06</text:p>
          </table:table-cell>
          <table:table-cell table:formula="oooc:=['win count'.AO9]-['loose count'.AO9]" office:value-type="float" office:value="-0.055390139702">
            <text:p>-0.06</text:p>
          </table:table-cell>
          <table:table-cell table:formula="oooc:=['win count'.AP9]-['loose count'.AP9]" office:value-type="float" office:value="0.067668073853">
            <text:p>0.07</text:p>
          </table:table-cell>
          <table:table-cell table:formula="oooc:=['win count'.AQ9]-['loose count'.AQ9]" office:value-type="float" office:value="-0.0300971349520001">
            <text:p>-0.03</text:p>
          </table:table-cell>
          <table:table-cell table:formula="oooc:=['win count'.AR9]-['loose count'.AR9]" office:value-type="float" office:value="0.00320653534100002">
            <text:p>0</text:p>
          </table:table-cell>
          <table:table-cell table:formula="oooc:=['win count'.AS9]-['loose count'.AS9]" office:value-type="float" office:value="-0.0000152919220001158">
            <text:p>0</text:p>
          </table:table-cell>
          <table:table-cell table:formula="oooc:=['win count'.AT9]-['loose count'.AT9]" office:value-type="float" office:value="-0.097620017752">
            <text:p>-0.1</text:p>
          </table:table-cell>
          <table:table-cell table:formula="oooc:=['win count'.AU9]-['loose count'.AU9]" office:value-type="float" office:value="0.12971135098">
            <text:p>0.13</text:p>
          </table:table-cell>
          <table:table-cell table:formula="oooc:=['win count'.AV9]-['loose count'.AV9]" office:value-type="float" office:value="0.081523049203">
            <text:p>0.08</text:p>
          </table:table-cell>
          <table:table-cell table:formula="oooc:=['win count'.AW9]-['loose count'.AW9]" office:value-type="float" office:value="0.086794651839">
            <text:p>0.09</text:p>
          </table:table-cell>
          <table:table-cell table:formula="oooc:=['win count'.AX9]-['loose count'.AX9]" office:value-type="float" office:value="0.013571663706">
            <text:p>0.01</text:p>
          </table:table-cell>
          <table:table-cell table:formula="oooc:=MIN([.A9:.AX9])" office:value-type="float" office:value="-0.141140336771">
            <text:p>-0.14</text:p>
          </table:table-cell>
          <table:table-cell table:formula="oooc:=MAX([.A9:.AX9])" office:value-type="float" office:value="0.12971135098">
            <text:p>0.13</text:p>
          </table:table-cell>
          <table:table-cell table:number-columns-repeated="204"/>
        </table:table-row>
        <table:table-row table:style-name="ro1">
          <table:table-cell table:formula="oooc:=['win count'.A10]-['loose count'.A10]" office:value-type="float" office:value="0">
            <text:p>0</text:p>
          </table:table-cell>
          <table:table-cell table:formula="oooc:=['win count'.B10]-['loose count'.B10]" office:value-type="float" office:value="0">
            <text:p>0</text:p>
          </table:table-cell>
          <table:table-cell table:formula="oooc:=['win count'.C10]-['loose count'.C10]" office:value-type="float" office:value="0">
            <text:p>0</text:p>
          </table:table-cell>
          <table:table-cell table:formula="oooc:=['win count'.D10]-['loose count'.D10]" office:value-type="float" office:value="0">
            <text:p>0</text:p>
          </table:table-cell>
          <table:table-cell table:formula="oooc:=['win count'.E10]-['loose count'.E10]" office:value-type="float" office:value="0">
            <text:p>0</text:p>
          </table:table-cell>
          <table:table-cell table:formula="oooc:=['win count'.F10]-['loose count'.F10]" office:value-type="float" office:value="-0.0021770682148">
            <text:p>0</text:p>
          </table:table-cell>
          <table:table-cell table:formula="oooc:=['win count'.G10]-['loose count'.G10]" office:value-type="float" office:value="-0.00013072054688">
            <text:p>0</text:p>
          </table:table-cell>
          <table:table-cell table:formula="oooc:=['win count'.H10]-['loose count'.H10]" office:value-type="float" office:value="-0.00040206086653">
            <text:p>0</text:p>
          </table:table-cell>
          <table:table-cell table:formula="oooc:=['win count'.I10]-['loose count'.I10]" office:value-type="float" office:value="-0.000013072054688">
            <text:p>0</text:p>
          </table:table-cell>
          <table:table-cell table:formula="oooc:=['win count'.J10]-['loose count'.J10]" office:value-type="float" office:value="0.002422264425075">
            <text:p>0</text:p>
          </table:table-cell>
          <table:table-cell table:formula="oooc:=['win count'.K10]-['loose count'.K10]" office:value-type="float" office:value="0.00404040711708">
            <text:p>0</text:p>
          </table:table-cell>
          <table:table-cell table:formula="oooc:=['win count'.L10]-['loose count'.L10]" office:value-type="float" office:value="-0.00013072054688">
            <text:p>0</text:p>
          </table:table-cell>
          <table:table-cell table:formula="oooc:=['win count'.M10]-['loose count'.M10]" office:value-type="float" office:value="-0.00151673908332">
            <text:p>0</text:p>
          </table:table-cell>
          <table:table-cell table:formula="oooc:=['win count'.N10]-['loose count'.N10]" office:value-type="float" office:value="0.00115072155204">
            <text:p>0</text:p>
          </table:table-cell>
          <table:table-cell table:formula="oooc:=['win count'.O10]-['loose count'.O10]" office:value-type="float" office:value="-0.0284781691611">
            <text:p>-0.03</text:p>
          </table:table-cell>
          <table:table-cell table:formula="oooc:=['win count'.P10]-['loose count'.P10]" office:value-type="float" office:value="-0.0431096057519">
            <text:p>-0.04</text:p>
          </table:table-cell>
          <table:table-cell table:formula="oooc:=['win count'.Q10]-['loose count'.Q10]" office:value-type="float" office:value="0.000124374889200002">
            <text:p>0</text:p>
          </table:table-cell>
          <table:table-cell table:formula="oooc:=['win count'.R10]-['loose count'.R10]" office:value-type="float" office:value="0.00296494506438">
            <text:p>0</text:p>
          </table:table-cell>
          <table:table-cell table:formula="oooc:=['win count'.S10]-['loose count'.S10]" office:value-type="float" office:value="0.00909091601348">
            <text:p>0.01</text:p>
          </table:table-cell>
          <table:table-cell table:formula="oooc:=['win count'.T10]-['loose count'.T10]" office:value-type="float" office:value="-0.000640530679700001">
            <text:p>0</text:p>
          </table:table-cell>
          <table:table-cell table:formula="oooc:=['win count'.U10]-['loose count'.U10]" office:value-type="float" office:value="-0.0144056580929">
            <text:p>-0.01</text:p>
          </table:table-cell>
          <table:table-cell table:formula="oooc:=['win count'.V10]-['loose count'.V10]" office:value-type="float" office:value="-0.0350581084559">
            <text:p>-0.04</text:p>
          </table:table-cell>
          <table:table-cell table:formula="oooc:=['win count'.W10]-['loose count'.W10]" office:value-type="float" office:value="0.0393024650087">
            <text:p>0.04</text:p>
          </table:table-cell>
          <table:table-cell table:formula="oooc:=['win count'.X10]-['loose count'.X10]" office:value-type="float" office:value="-0.010785968076">
            <text:p>-0.01</text:p>
          </table:table-cell>
          <table:table-cell table:formula="oooc:=['win count'.Y10]-['loose count'.Y10]" office:value-type="float" office:value="0.019995547886">
            <text:p>0.02</text:p>
          </table:table-cell>
          <table:table-cell table:formula="oooc:=['win count'.Z10]-['loose count'.Z10]" office:value-type="float" office:value="-0.066205388123">
            <text:p>-0.07</text:p>
          </table:table-cell>
          <table:table-cell table:formula="oooc:=['win count'.AA10]-['loose count'.AA10]" office:value-type="float" office:value="-0.01737073007">
            <text:p>-0.02</text:p>
          </table:table-cell>
          <table:table-cell table:formula="oooc:=['win count'.AB10]-['loose count'.AB10]" office:value-type="float" office:value="0.045460798811">
            <text:p>0.05</text:p>
          </table:table-cell>
          <table:table-cell table:formula="oooc:=['win count'.AC10]-['loose count'.AC10]" office:value-type="float" office:value="-0.00411300144099996">
            <text:p>0</text:p>
          </table:table-cell>
          <table:table-cell table:formula="oooc:=['win count'.AD10]-['loose count'.AD10]" office:value-type="float" office:value="-0.088930711003">
            <text:p>-0.09</text:p>
          </table:table-cell>
          <table:table-cell table:formula="oooc:=['win count'.AE10]-['loose count'.AE10]" office:value-type="float" office:value="-0.01505976848">
            <text:p>-0.02</text:p>
          </table:table-cell>
          <table:table-cell table:formula="oooc:=['win count'.AF10]-['loose count'.AF10]" office:value-type="float" office:value="0.0334626832179999">
            <text:p>0.03</text:p>
          </table:table-cell>
          <table:table-cell table:formula="oooc:=['win count'.AG10]-['loose count'.AG10]" office:value-type="float" office:value="0.054524682323">
            <text:p>0.05</text:p>
          </table:table-cell>
          <table:table-cell table:formula="oooc:=['win count'.AH10]-['loose count'.AH10]" office:value-type="float" office:value="0.020578586908">
            <text:p>0.02</text:p>
          </table:table-cell>
          <table:table-cell table:formula="oooc:=['win count'.AI10]-['loose count'.AI10]" office:value-type="float" office:value="-0.167772714789">
            <text:p>-0.17</text:p>
          </table:table-cell>
          <table:table-cell table:formula="oooc:=['win count'.AJ10]-['loose count'.AJ10]" office:value-type="float" office:value="-0.060516506071">
            <text:p>-0.06</text:p>
          </table:table-cell>
          <table:table-cell table:formula="oooc:=['win count'.AK10]-['loose count'.AK10]" office:value-type="float" office:value="0.041017442436">
            <text:p>0.04</text:p>
          </table:table-cell>
          <table:table-cell table:formula="oooc:=['win count'.AL10]-['loose count'.AL10]" office:value-type="float" office:value="0.0660001695560001">
            <text:p>0.07</text:p>
          </table:table-cell>
          <table:table-cell table:formula="oooc:=['win count'.AM10]-['loose count'.AM10]" office:value-type="float" office:value="0.026020369054">
            <text:p>0.03</text:p>
          </table:table-cell>
          <table:table-cell table:formula="oooc:=['win count'.AN10]-['loose count'.AN10]" office:value-type="float" office:value="0.035881394075">
            <text:p>0.04</text:p>
          </table:table-cell>
          <table:table-cell table:formula="oooc:=['win count'.AO10]-['loose count'.AO10]" office:value-type="float" office:value="-0.041950254105">
            <text:p>-0.04</text:p>
          </table:table-cell>
          <table:table-cell table:formula="oooc:=['win count'.AP10]-['loose count'.AP10]" office:value-type="float" office:value="0.0474020623889999">
            <text:p>0.05</text:p>
          </table:table-cell>
          <table:table-cell table:formula="oooc:=['win count'.AQ10]-['loose count'.AQ10]" office:value-type="float" office:value="0.012631158397">
            <text:p>0.01</text:p>
          </table:table-cell>
          <table:table-cell table:formula="oooc:=['win count'.AR10]-['loose count'.AR10]" office:value-type="float" office:value="-0.010316262499">
            <text:p>-0.01</text:p>
          </table:table-cell>
          <table:table-cell table:formula="oooc:=['win count'.AS10]-['loose count'.AS10]" office:value-type="float" office:value="-0.0552667435249999">
            <text:p>-0.06</text:p>
          </table:table-cell>
          <table:table-cell table:formula="oooc:=['win count'.AT10]-['loose count'.AT10]" office:value-type="float" office:value="-0.074806292456">
            <text:p>-0.07</text:p>
          </table:table-cell>
          <table:table-cell table:formula="oooc:=['win count'.AU10]-['loose count'.AU10]" office:value-type="float" office:value="0.11991046531">
            <text:p>0.12</text:p>
          </table:table-cell>
          <table:table-cell table:formula="oooc:=['win count'.AV10]-['loose count'.AV10]" office:value-type="float" office:value="0.059547016501">
            <text:p>0.06</text:p>
          </table:table-cell>
          <table:table-cell table:formula="oooc:=['win count'.AW10]-['loose count'.AW10]" office:value-type="float" office:value="0.07492762143">
            <text:p>0.07</text:p>
          </table:table-cell>
          <table:table-cell table:formula="oooc:=['win count'.AX10]-['loose count'.AX10]" office:value-type="float" office:value="0.022700701728">
            <text:p>0.02</text:p>
          </table:table-cell>
          <table:table-cell table:formula="oooc:=MIN([.A10:.AX10])" office:value-type="float" office:value="-0.167772714789">
            <text:p>-0.17</text:p>
          </table:table-cell>
          <table:table-cell table:formula="oooc:=MAX([.A10:.AX10])" office:value-type="float" office:value="0.11991046531">
            <text:p>0.12</text:p>
          </table:table-cell>
          <table:table-cell table:number-columns-repeated="204"/>
        </table:table-row>
        <table:table-row table:style-name="ro1">
          <table:table-cell table:formula="oooc:=['win count'.A11]-['loose count'.A11]" office:value-type="float" office:value="0">
            <text:p>0</text:p>
          </table:table-cell>
          <table:table-cell table:formula="oooc:=['win count'.B11]-['loose count'.B11]" office:value-type="float" office:value="0">
            <text:p>0</text:p>
          </table:table-cell>
          <table:table-cell table:formula="oooc:=['win count'.C11]-['loose count'.C11]" office:value-type="float" office:value="0">
            <text:p>0</text:p>
          </table:table-cell>
          <table:table-cell table:formula="oooc:=['win count'.D11]-['loose count'.D11]" office:value-type="float" office:value="0">
            <text:p>0</text:p>
          </table:table-cell>
          <table:table-cell table:formula="oooc:=['win count'.E11]-['loose count'.E11]" office:value-type="float" office:value="0">
            <text:p>0</text:p>
          </table:table-cell>
          <table:table-cell table:formula="oooc:=['win count'.F11]-['loose count'.F11]" office:value-type="float" office:value="-0.00948576971267">
            <text:p>-0.01</text:p>
          </table:table-cell>
          <table:table-cell table:formula="oooc:=['win count'.G11]-['loose count'.G11]" office:value-type="float" office:value="-0.00148748238121">
            <text:p>0</text:p>
          </table:table-cell>
          <table:table-cell table:formula="oooc:=['win count'.H11]-['loose count'.H11]" office:value-type="float" office:value="-0.000364033491081">
            <text:p>0</text:p>
          </table:table-cell>
          <table:table-cell table:formula="oooc:=['win count'.I11]-['loose count'.I11]" office:value-type="float" office:value="0.0010764262648">
            <text:p>0</text:p>
          </table:table-cell>
          <table:table-cell table:formula="oooc:=['win count'.J11]-['loose count'.J11]" office:value-type="float" office:value="0.002865245303319">
            <text:p>0</text:p>
          </table:table-cell>
          <table:table-cell table:formula="oooc:=['win count'.K11]-['loose count'.K11]" office:value-type="float" office:value="-0.00330242510047">
            <text:p>0</text:p>
          </table:table-cell>
          <table:table-cell table:formula="oooc:=['win count'.L11]-['loose count'.L11]" office:value-type="float" office:value="0.00031701086575">
            <text:p>0</text:p>
          </table:table-cell>
          <table:table-cell table:formula="oooc:=['win count'.M11]-['loose count'.M11]" office:value-type="float" office:value="-0.00185151587229">
            <text:p>0</text:p>
          </table:table-cell>
          <table:table-cell table:formula="oooc:=['win count'.N11]-['loose count'.N11]" office:value-type="float" office:value="-0.000109719459090001">
            <text:p>0</text:p>
          </table:table-cell>
          <table:table-cell table:formula="oooc:=['win count'.O11]-['loose count'.O11]" office:value-type="float" office:value="-0.0003256316804">
            <text:p>0</text:p>
          </table:table-cell>
          <table:table-cell table:formula="oooc:=['win count'.P11]-['loose count'.P11]" office:value-type="float" office:value="-0.0339090600713">
            <text:p>-0.03</text:p>
          </table:table-cell>
          <table:table-cell table:formula="oooc:=['win count'.Q11]-['loose count'.Q11]" office:value-type="float" office:value="0.0069567361805">
            <text:p>0.01</text:p>
          </table:table-cell>
          <table:table-cell table:formula="oooc:=['win count'.R11]-['loose count'.R11]" office:value-type="float" office:value="0.00599525411088">
            <text:p>0.01</text:p>
          </table:table-cell>
          <table:table-cell table:formula="oooc:=['win count'.S11]-['loose count'.S11]" office:value-type="float" office:value="0.01173619418988">
            <text:p>0.01</text:p>
          </table:table-cell>
          <table:table-cell table:formula="oooc:=['win count'.T11]-['loose count'.T11]" office:value-type="float" office:value="0.0019856609729">
            <text:p>0</text:p>
          </table:table-cell>
          <table:table-cell table:formula="oooc:=['win count'.U11]-['loose count'.U11]" office:value-type="float" office:value="0.0039817714181">
            <text:p>0</text:p>
          </table:table-cell>
          <table:table-cell table:formula="oooc:=['win count'.V11]-['loose count'.V11]" office:value-type="float" office:value="-0.0499177822458">
            <text:p>-0.05</text:p>
          </table:table-cell>
          <table:table-cell table:formula="oooc:=['win count'.W11]-['loose count'.W11]" office:value-type="float" office:value="-0.0211957096034">
            <text:p>-0.02</text:p>
          </table:table-cell>
          <table:table-cell table:formula="oooc:=['win count'.X11]-['loose count'.X11]" office:value-type="float" office:value="-0.006409575687">
            <text:p>-0.01</text:p>
          </table:table-cell>
          <table:table-cell table:formula="oooc:=['win count'.Y11]-['loose count'.Y11]" office:value-type="float" office:value="0.027022596592">
            <text:p>0.03</text:p>
          </table:table-cell>
          <table:table-cell table:formula="oooc:=['win count'.Z11]-['loose count'.Z11]" office:value-type="float" office:value="-0.010805538064">
            <text:p>-0.01</text:p>
          </table:table-cell>
          <table:table-cell table:formula="oooc:=['win count'.AA11]-['loose count'.AA11]" office:value-type="float" office:value="0.020151415466">
            <text:p>0.02</text:p>
          </table:table-cell>
          <table:table-cell table:formula="oooc:=['win count'.AB11]-['loose count'.AB11]" office:value-type="float" office:value="0.0210328284539999">
            <text:p>0.02</text:p>
          </table:table-cell>
          <table:table-cell table:formula="oooc:=['win count'.AC11]-['loose count'.AC11]" office:value-type="float" office:value="-0.03169664555">
            <text:p>-0.03</text:p>
          </table:table-cell>
          <table:table-cell table:formula="oooc:=['win count'.AD11]-['loose count'.AD11]" office:value-type="float" office:value="-0.057677168517">
            <text:p>-0.06</text:p>
          </table:table-cell>
          <table:table-cell table:formula="oooc:=['win count'.AE11]-['loose count'.AE11]" office:value-type="float" office:value="0.045076411113">
            <text:p>0.05</text:p>
          </table:table-cell>
          <table:table-cell table:formula="oooc:=['win count'.AF11]-['loose count'.AF11]" office:value-type="float" office:value="0.0108576548070001">
            <text:p>0.01</text:p>
          </table:table-cell>
          <table:table-cell table:formula="oooc:=['win count'.AG11]-['loose count'.AG11]" office:value-type="float" office:value="0.020773681541">
            <text:p>0.02</text:p>
          </table:table-cell>
          <table:table-cell table:formula="oooc:=['win count'.AH11]-['loose count'.AH11]" office:value-type="float" office:value="-0.00135085553100001">
            <text:p>0</text:p>
          </table:table-cell>
          <table:table-cell table:formula="oooc:=['win count'.AI11]-['loose count'.AI11]" office:value-type="float" office:value="-0.130859394644">
            <text:p>-0.13</text:p>
          </table:table-cell>
          <table:table-cell table:formula="oooc:=['win count'.AJ11]-['loose count'.AJ11]" office:value-type="float" office:value="0.021120473403">
            <text:p>0.02</text:p>
          </table:table-cell>
          <table:table-cell table:formula="oooc:=['win count'.AK11]-['loose count'.AK11]" office:value-type="float" office:value="0.0332030675999999">
            <text:p>0.03</text:p>
          </table:table-cell>
          <table:table-cell table:formula="oooc:=['win count'.AL11]-['loose count'.AL11]" office:value-type="float" office:value="0.051784841708">
            <text:p>0.05</text:p>
          </table:table-cell>
          <table:table-cell table:formula="oooc:=['win count'.AM11]-['loose count'.AM11]" office:value-type="float" office:value="0.089839207439">
            <text:p>0.09</text:p>
          </table:table-cell>
          <table:table-cell table:formula="oooc:=['win count'.AN11]-['loose count'.AN11]" office:value-type="float" office:value="-0.00564415184199996">
            <text:p>-0.01</text:p>
          </table:table-cell>
          <table:table-cell table:formula="oooc:=['win count'.AO11]-['loose count'.AO11]" office:value-type="float" office:value="-0.024405395638">
            <text:p>-0.02</text:p>
          </table:table-cell>
          <table:table-cell table:formula="oooc:=['win count'.AP11]-['loose count'.AP11]" office:value-type="float" office:value="-0.000953253109999941">
            <text:p>0</text:p>
          </table:table-cell>
          <table:table-cell table:formula="oooc:=['win count'.AQ11]-['loose count'.AQ11]" office:value-type="float" office:value="0.00103423652099999">
            <text:p>0</text:p>
          </table:table-cell>
          <table:table-cell table:formula="oooc:=['win count'.AR11]-['loose count'.AR11]" office:value-type="float" office:value="-0.011425322389">
            <text:p>-0.01</text:p>
          </table:table-cell>
          <table:table-cell table:formula="oooc:=['win count'.AS11]-['loose count'.AS11]" office:value-type="float" office:value="-0.03723290659">
            <text:p>-0.04</text:p>
          </table:table-cell>
          <table:table-cell table:formula="oooc:=['win count'.AT11]-['loose count'.AT11]" office:value-type="float" office:value="-0.068061723466">
            <text:p>-0.07</text:p>
          </table:table-cell>
          <table:table-cell table:formula="oooc:=['win count'.AU11]-['loose count'.AU11]" office:value-type="float" office:value="0.0641457837230001">
            <text:p>0.06</text:p>
          </table:table-cell>
          <table:table-cell table:formula="oooc:=['win count'.AV11]-['loose count'.AV11]" office:value-type="float" office:value="0.00984601527000006">
            <text:p>0.01</text:p>
          </table:table-cell>
          <table:table-cell table:formula="oooc:=['win count'.AW11]-['loose count'.AW11]" office:value-type="float" office:value="0.00494769451400001">
            <text:p>0</text:p>
          </table:table-cell>
          <table:table-cell table:formula="oooc:=['win count'.AX11]-['loose count'.AX11]" office:value-type="float" office:value="0.052720853189">
            <text:p>0.05</text:p>
          </table:table-cell>
          <table:table-cell table:formula="oooc:=MIN([.A11:.AX11])" office:value-type="float" office:value="-0.130859394644">
            <text:p>-0.13</text:p>
          </table:table-cell>
          <table:table-cell table:formula="oooc:=MAX([.A11:.AX11])" office:value-type="float" office:value="0.089839207439">
            <text:p>0.09</text:p>
          </table:table-cell>
          <table:table-cell table:number-columns-repeated="204"/>
        </table:table-row>
        <table:table-row table:style-name="ro1">
          <table:table-cell table:formula="oooc:=['win count'.A12]-['loose count'.A12]" office:value-type="float" office:value="0">
            <text:p>0</text:p>
          </table:table-cell>
          <table:table-cell table:formula="oooc:=['win count'.B12]-['loose count'.B12]" office:value-type="float" office:value="0">
            <text:p>0</text:p>
          </table:table-cell>
          <table:table-cell table:formula="oooc:=['win count'.C12]-['loose count'.C12]" office:value-type="float" office:value="0">
            <text:p>0</text:p>
          </table:table-cell>
          <table:table-cell table:formula="oooc:=['win count'.D12]-['loose count'.D12]" office:value-type="float" office:value="0">
            <text:p>0</text:p>
          </table:table-cell>
          <table:table-cell table:formula="oooc:=['win count'.E12]-['loose count'.E12]" office:value-type="float" office:value="0">
            <text:p>0</text:p>
          </table:table-cell>
          <table:table-cell table:formula="oooc:=['win count'.F12]-['loose count'.F12]" office:value-type="float" office:value="0">
            <text:p>0</text:p>
          </table:table-cell>
          <table:table-cell table:formula="oooc:=['win count'.G12]-['loose count'.G12]" office:value-type="float" office:value="0.00169256118107">
            <text:p>0</text:p>
          </table:table-cell>
          <table:table-cell table:formula="oooc:=['win count'.H12]-['loose count'.H12]" office:value-type="float" office:value="-0.000010406116891">
            <text:p>0</text:p>
          </table:table-cell>
          <table:table-cell table:formula="oooc:=['win count'.I12]-['loose count'.I12]" office:value-type="float" office:value="0.000338512236215">
            <text:p>0</text:p>
          </table:table-cell>
          <table:table-cell table:formula="oooc:=['win count'.J12]-['loose count'.J12]" office:value-type="float" office:value="0.001723779531747">
            <text:p>0</text:p>
          </table:table-cell>
          <table:table-cell table:formula="oooc:=['win count'.K12]-['loose count'.K12]" office:value-type="float" office:value="0.00133323671107">
            <text:p>0</text:p>
          </table:table-cell>
          <table:table-cell table:formula="oooc:=['win count'.L12]-['loose count'.L12]" office:value-type="float" office:value="0.00274972235727">
            <text:p>0</text:p>
          </table:table-cell>
          <table:table-cell table:formula="oooc:=['win count'.M12]-['loose count'.M12]" office:value-type="float" office:value="-0.0000936550520200001">
            <text:p>0</text:p>
          </table:table-cell>
          <table:table-cell table:formula="oooc:=['win count'.N12]-['loose count'.N12]" office:value-type="float" office:value="0.00571308354808">
            <text:p>0.01</text:p>
          </table:table-cell>
          <table:table-cell table:formula="oooc:=['win count'.O12]-['loose count'.O12]" office:value-type="float" office:value="-0.0103365338203">
            <text:p>-0.01</text:p>
          </table:table-cell>
          <table:table-cell table:formula="oooc:=['win count'.P12]-['loose count'.P12]" office:value-type="float" office:value="-0.0385046384953">
            <text:p>-0.04</text:p>
          </table:table-cell>
          <table:table-cell table:formula="oooc:=['win count'.Q12]-['loose count'.Q12]" office:value-type="float" office:value="-0.0034261199552">
            <text:p>0</text:p>
          </table:table-cell>
          <table:table-cell table:formula="oooc:=['win count'.R12]-['loose count'.R12]" office:value-type="float" office:value="0.01176956895353">
            <text:p>0.01</text:p>
          </table:table-cell>
          <table:table-cell table:formula="oooc:=['win count'.S12]-['loose count'.S12]" office:value-type="float" office:value="0.0052809162598">
            <text:p>0.01</text:p>
          </table:table-cell>
          <table:table-cell table:formula="oooc:=['win count'.T12]-['loose count'.T12]" office:value-type="float" office:value="0.0045830795536">
            <text:p>0</text:p>
          </table:table-cell>
          <table:table-cell table:formula="oooc:=['win count'.U12]-['loose count'.U12]" office:value-type="float" office:value="-0.0357132916704">
            <text:p>-0.04</text:p>
          </table:table-cell>
          <table:table-cell table:formula="oooc:=['win count'.V12]-['loose count'.V12]" office:value-type="float" office:value="-0.0032271499853">
            <text:p>0</text:p>
          </table:table-cell>
          <table:table-cell table:formula="oooc:=['win count'.W12]-['loose count'.W12]" office:value-type="float" office:value="-0.0259796857553">
            <text:p>-0.03</text:p>
          </table:table-cell>
          <table:table-cell table:formula="oooc:=['win count'.X12]-['loose count'.X12]" office:value-type="float" office:value="0.00197666070999999">
            <text:p>0</text:p>
          </table:table-cell>
          <table:table-cell table:formula="oooc:=['win count'.Y12]-['loose count'.Y12]" office:value-type="float" office:value="-0.023389565649">
            <text:p>-0.02</text:p>
          </table:table-cell>
          <table:table-cell table:formula="oooc:=['win count'.Z12]-['loose count'.Z12]" office:value-type="float" office:value="-0.077310929006">
            <text:p>-0.08</text:p>
          </table:table-cell>
          <table:table-cell table:formula="oooc:=['win count'.AA12]-['loose count'.AA12]" office:value-type="float" office:value="0.000968646495000003">
            <text:p>0</text:p>
          </table:table-cell>
          <table:table-cell table:formula="oooc:=['win count'.AB12]-['loose count'.AB12]" office:value-type="float" office:value="0.095321660596">
            <text:p>0.1</text:p>
          </table:table-cell>
          <table:table-cell table:formula="oooc:=['win count'.AC12]-['loose count'.AC12]" office:value-type="float" office:value="-0.041295859945">
            <text:p>-0.04</text:p>
          </table:table-cell>
          <table:table-cell table:formula="oooc:=['win count'.AD12]-['loose count'.AD12]" office:value-type="float" office:value="-0.092064671384">
            <text:p>-0.09</text:p>
          </table:table-cell>
          <table:table-cell table:formula="oooc:=['win count'.AE12]-['loose count'.AE12]" office:value-type="float" office:value="0.018748186765">
            <text:p>0.02</text:p>
          </table:table-cell>
          <table:table-cell table:formula="oooc:=['win count'.AF12]-['loose count'.AF12]" office:value-type="float" office:value="-0.0142054779309999">
            <text:p>-0.01</text:p>
          </table:table-cell>
          <table:table-cell table:formula="oooc:=['win count'.AG12]-['loose count'.AG12]" office:value-type="float" office:value="0.011818339791">
            <text:p>0.01</text:p>
          </table:table-cell>
          <table:table-cell table:formula="oooc:=['win count'.AH12]-['loose count'.AH12]" office:value-type="float" office:value="0.063920262565">
            <text:p>0.06</text:p>
          </table:table-cell>
          <table:table-cell table:formula="oooc:=['win count'.AI12]-['loose count'.AI12]" office:value-type="float" office:value="-0.151076882648">
            <text:p>-0.15</text:p>
          </table:table-cell>
          <table:table-cell table:formula="oooc:=['win count'.AJ12]-['loose count'.AJ12]" office:value-type="float" office:value="0.011284618832">
            <text:p>0.01</text:p>
          </table:table-cell>
          <table:table-cell table:formula="oooc:=['win count'.AK12]-['loose count'.AK12]" office:value-type="float" office:value="0.04517796842">
            <text:p>0.05</text:p>
          </table:table-cell>
          <table:table-cell table:formula="oooc:=['win count'.AL12]-['loose count'.AL12]" office:value-type="float" office:value="0.034236751446">
            <text:p>0.03</text:p>
          </table:table-cell>
          <table:table-cell table:formula="oooc:=['win count'.AM12]-['loose count'.AM12]" office:value-type="float" office:value="0.052794242985">
            <text:p>0.05</text:p>
          </table:table-cell>
          <table:table-cell table:formula="oooc:=['win count'.AN12]-['loose count'.AN12]" office:value-type="float" office:value="0.042718990461">
            <text:p>0.04</text:p>
          </table:table-cell>
          <table:table-cell table:formula="oooc:=['win count'.AO12]-['loose count'.AO12]" office:value-type="float" office:value="-0.036027105051">
            <text:p>-0.04</text:p>
          </table:table-cell>
          <table:table-cell table:formula="oooc:=['win count'.AP12]-['loose count'.AP12]" office:value-type="float" office:value="0.0296989322319999">
            <text:p>0.03</text:p>
          </table:table-cell>
          <table:table-cell table:formula="oooc:=['win count'.AQ12]-['loose count'.AQ12]" office:value-type="float" office:value="0.010979205569">
            <text:p>0.01</text:p>
          </table:table-cell>
          <table:table-cell table:formula="oooc:=['win count'.AR12]-['loose count'.AR12]" office:value-type="float" office:value="-0.023128660477">
            <text:p>-0.02</text:p>
          </table:table-cell>
          <table:table-cell table:formula="oooc:=['win count'.AS12]-['loose count'.AS12]" office:value-type="float" office:value="0.003052001247">
            <text:p>0</text:p>
          </table:table-cell>
          <table:table-cell table:formula="oooc:=['win count'.AT12]-['loose count'.AT12]" office:value-type="float" office:value="-0.095286931747">
            <text:p>-0.1</text:p>
          </table:table-cell>
          <table:table-cell table:formula="oooc:=['win count'.AU12]-['loose count'.AU12]" office:value-type="float" office:value="0.089832120498">
            <text:p>0.09</text:p>
          </table:table-cell>
          <table:table-cell table:formula="oooc:=['win count'.AV12]-['loose count'.AV12]" office:value-type="float" office:value="0.0107141630259999">
            <text:p>0.01</text:p>
          </table:table-cell>
          <table:table-cell table:formula="oooc:=['win count'.AW12]-['loose count'.AW12]" office:value-type="float" office:value="0.118856034256">
            <text:p>0.12</text:p>
          </table:table-cell>
          <table:table-cell table:formula="oooc:=['win count'.AX12]-['loose count'.AX12]" office:value-type="float" office:value="-0.00620568153899997">
            <text:p>-0.01</text:p>
          </table:table-cell>
          <table:table-cell table:formula="oooc:=MIN([.A12:.AX12])" office:value-type="float" office:value="-0.151076882648">
            <text:p>-0.15</text:p>
          </table:table-cell>
          <table:table-cell table:formula="oooc:=MAX([.A12:.AX12])" office:value-type="float" office:value="0.118856034256">
            <text:p>0.12</text:p>
          </table:table-cell>
          <table:table-cell table:number-columns-repeated="204"/>
        </table:table-row>
        <table:table-row table:style-name="ro1">
          <table:table-cell table:formula="oooc:=['win count'.A13]-['loose count'.A13]" office:value-type="float" office:value="0">
            <text:p>0</text:p>
          </table:table-cell>
          <table:table-cell table:formula="oooc:=['win count'.B13]-['loose count'.B13]" office:value-type="float" office:value="0">
            <text:p>0</text:p>
          </table:table-cell>
          <table:table-cell table:formula="oooc:=['win count'.C13]-['loose count'.C13]" office:value-type="float" office:value="0">
            <text:p>0</text:p>
          </table:table-cell>
          <table:table-cell table:formula="oooc:=['win count'.D13]-['loose count'.D13]" office:value-type="float" office:value="0">
            <text:p>0</text:p>
          </table:table-cell>
          <table:table-cell table:formula="oooc:=['win count'.E13]-['loose count'.E13]" office:value-type="float" office:value="0">
            <text:p>0</text:p>
          </table:table-cell>
          <table:table-cell table:formula="oooc:=['win count'.F13]-['loose count'.F13]" office:value-type="float" office:value="-0.000988793671721">
            <text:p>0</text:p>
          </table:table-cell>
          <table:table-cell table:formula="oooc:=['win count'.G13]-['loose count'.G13]" office:value-type="float" office:value="-0.001323208679892">
            <text:p>0</text:p>
          </table:table-cell>
          <table:table-cell table:formula="oooc:=['win count'.H13]-['loose count'.H13]" office:value-type="float" office:value="0">
            <text:p>0</text:p>
          </table:table-cell>
          <table:table-cell table:formula="oooc:=['win count'.I13]-['loose count'.I13]" office:value-type="float" office:value="0.000324780772978">
            <text:p>0</text:p>
          </table:table-cell>
          <table:table-cell table:formula="oooc:=['win count'.J13]-['loose count'.J13]" office:value-type="float" office:value="0.00129912309191">
            <text:p>0</text:p>
          </table:table-cell>
          <table:table-cell table:formula="oooc:=['win count'.K13]-['loose count'.K13]" office:value-type="float" office:value="0.00095507384856">
            <text:p>0</text:p>
          </table:table-cell>
          <table:table-cell table:formula="oooc:=['win count'.L13]-['loose count'.L13]" office:value-type="float" office:value="0.001934233285079">
            <text:p>0</text:p>
          </table:table-cell>
          <table:table-cell table:formula="oooc:=['win count'.M13]-['loose count'.M13]" office:value-type="float" office:value="0.00061102460519">
            <text:p>0</text:p>
          </table:table-cell>
          <table:table-cell table:formula="oooc:=['win count'.N13]-['loose count'.N13]" office:value-type="float" office:value="-0.000469294300839999">
            <text:p>0</text:p>
          </table:table-cell>
          <table:table-cell table:formula="oooc:=['win count'.O13]-['loose count'.O13]" office:value-type="float" office:value="-0.0147913342409">
            <text:p>-0.01</text:p>
          </table:table-cell>
          <table:table-cell table:formula="oooc:=['win count'.P13]-['loose count'.P13]" office:value-type="float" office:value="-0.0227643061435">
            <text:p>-0.02</text:p>
          </table:table-cell>
          <table:table-cell table:formula="oooc:=['win count'.Q13]-['loose count'.Q13]" office:value-type="float" office:value="0.0052756001433">
            <text:p>0.01</text:p>
          </table:table-cell>
          <table:table-cell table:formula="oooc:=['win count'.R13]-['loose count'.R13]" office:value-type="float" office:value="0.00153719574818">
            <text:p>0</text:p>
          </table:table-cell>
          <table:table-cell table:formula="oooc:=['win count'.S13]-['loose count'.S13]" office:value-type="float" office:value="0.0014745732194">
            <text:p>0</text:p>
          </table:table-cell>
          <table:table-cell table:formula="oooc:=['win count'.T13]-['loose count'.T13]" office:value-type="float" office:value="0.0053574911424">
            <text:p>0.01</text:p>
          </table:table-cell>
          <table:table-cell table:formula="oooc:=['win count'.U13]-['loose count'.U13]" office:value-type="float" office:value="-0.0255909907484">
            <text:p>-0.03</text:p>
          </table:table-cell>
          <table:table-cell table:formula="oooc:=['win count'.V13]-['loose count'.V13]" office:value-type="float" office:value="-0.0222881608309">
            <text:p>-0.02</text:p>
          </table:table-cell>
          <table:table-cell table:formula="oooc:=['win count'.W13]-['loose count'.W13]" office:value-type="float" office:value="0.000978410107199998">
            <text:p>0</text:p>
          </table:table-cell>
          <table:table-cell table:formula="oooc:=['win count'.X13]-['loose count'.X13]" office:value-type="float" office:value="-0.000567135312000006">
            <text:p>0</text:p>
          </table:table-cell>
          <table:table-cell table:formula="oooc:=['win count'.Y13]-['loose count'.Y13]" office:value-type="float" office:value="0.046022848553">
            <text:p>0.05</text:p>
          </table:table-cell>
          <table:table-cell table:formula="oooc:=['win count'.Z13]-['loose count'.Z13]" office:value-type="float" office:value="-0.017098198334">
            <text:p>-0.02</text:p>
          </table:table-cell>
          <table:table-cell table:formula="oooc:=['win count'.AA13]-['loose count'.AA13]" office:value-type="float" office:value="0.00666988806900004">
            <text:p>0.01</text:p>
          </table:table-cell>
          <table:table-cell table:formula="oooc:=['win count'.AB13]-['loose count'.AB13]" office:value-type="float" office:value="0.054738727035">
            <text:p>0.05</text:p>
          </table:table-cell>
          <table:table-cell table:formula="oooc:=['win count'.AC13]-['loose count'.AC13]" office:value-type="float" office:value="-0.078176252124">
            <text:p>-0.08</text:p>
          </table:table-cell>
          <table:table-cell table:formula="oooc:=['win count'.AD13]-['loose count'.AD13]" office:value-type="float" office:value="-0.061604832361">
            <text:p>-0.06</text:p>
          </table:table-cell>
          <table:table-cell table:formula="oooc:=['win count'.AE13]-['loose count'.AE13]" office:value-type="float" office:value="0.048498418808">
            <text:p>0.05</text:p>
          </table:table-cell>
          <table:table-cell table:formula="oooc:=['win count'.AF13]-['loose count'.AF13]" office:value-type="float" office:value="-0.0194334298969999">
            <text:p>-0.02</text:p>
          </table:table-cell>
          <table:table-cell table:formula="oooc:=['win count'.AG13]-['loose count'.AG13]" office:value-type="float" office:value="0.032747514742">
            <text:p>0.03</text:p>
          </table:table-cell>
          <table:table-cell table:formula="oooc:=['win count'.AH13]-['loose count'.AH13]" office:value-type="float" office:value="0.072882346934">
            <text:p>0.07</text:p>
          </table:table-cell>
          <table:table-cell table:formula="oooc:=['win count'.AI13]-['loose count'.AI13]" office:value-type="float" office:value="-0.122984972948">
            <text:p>-0.12</text:p>
          </table:table-cell>
          <table:table-cell table:formula="oooc:=['win count'.AJ13]-['loose count'.AJ13]" office:value-type="float" office:value="-0.00930966851199999">
            <text:p>-0.01</text:p>
          </table:table-cell>
          <table:table-cell table:formula="oooc:=['win count'.AK13]-['loose count'.AK13]" office:value-type="float" office:value="0.010679656756">
            <text:p>0.01</text:p>
          </table:table-cell>
          <table:table-cell table:formula="oooc:=['win count'.AL13]-['loose count'.AL13]" office:value-type="float" office:value="0.040231709779">
            <text:p>0.04</text:p>
          </table:table-cell>
          <table:table-cell table:formula="oooc:=['win count'.AM13]-['loose count'.AM13]" office:value-type="float" office:value="0.0535684886">
            <text:p>0.05</text:p>
          </table:table-cell>
          <table:table-cell table:formula="oooc:=['win count'.AN13]-['loose count'.AN13]" office:value-type="float" office:value="0.00229797918700003">
            <text:p>0</text:p>
          </table:table-cell>
          <table:table-cell table:formula="oooc:=['win count'.AO13]-['loose count'.AO13]" office:value-type="float" office:value="-0.0303594019319999">
            <text:p>-0.03</text:p>
          </table:table-cell>
          <table:table-cell table:formula="oooc:=['win count'.AP13]-['loose count'.AP13]" office:value-type="float" office:value="-0.005229998096">
            <text:p>-0.01</text:p>
          </table:table-cell>
          <table:table-cell table:formula="oooc:=['win count'.AQ13]-['loose count'.AQ13]" office:value-type="float" office:value="-0.00332338295199996">
            <text:p>0</text:p>
          </table:table-cell>
          <table:table-cell table:formula="oooc:=['win count'.AR13]-['loose count'.AR13]" office:value-type="float" office:value="-0.0229756170350001">
            <text:p>-0.02</text:p>
          </table:table-cell>
          <table:table-cell table:formula="oooc:=['win count'.AS13]-['loose count'.AS13]" office:value-type="float" office:value="-0.06624136157">
            <text:p>-0.07</text:p>
          </table:table-cell>
          <table:table-cell table:formula="oooc:=['win count'.AT13]-['loose count'.AT13]" office:value-type="float" office:value="-0.071538371125">
            <text:p>-0.07</text:p>
          </table:table-cell>
          <table:table-cell table:formula="oooc:=['win count'.AU13]-['loose count'.AU13]" office:value-type="float" office:value="0.073665824349">
            <text:p>0.07</text:p>
          </table:table-cell>
          <table:table-cell table:formula="oooc:=['win count'.AV13]-['loose count'.AV13]" office:value-type="float" office:value="-0.017017163711">
            <text:p>-0.02</text:p>
          </table:table-cell>
          <table:table-cell table:formula="oooc:=['win count'.AW13]-['loose count'.AW13]" office:value-type="float" office:value="0.109576793739">
            <text:p>0.11</text:p>
          </table:table-cell>
          <table:table-cell table:formula="oooc:=['win count'.AX13]-['loose count'.AX13]" office:value-type="float" office:value="0.042748172011">
            <text:p>0.04</text:p>
          </table:table-cell>
          <table:table-cell table:formula="oooc:=MIN([.A13:.AX13])" office:value-type="float" office:value="-0.122984972948">
            <text:p>-0.12</text:p>
          </table:table-cell>
          <table:table-cell table:formula="oooc:=MAX([.A13:.AX13])" office:value-type="float" office:value="0.109576793739">
            <text:p>0.11</text:p>
          </table:table-cell>
          <table:table-cell table:number-columns-repeated="204"/>
        </table:table-row>
        <table:table-row table:style-name="ro1">
          <table:table-cell table:formula="oooc:=['win count'.A14]-['loose count'.A14]" office:value-type="float" office:value="0">
            <text:p>0</text:p>
          </table:table-cell>
          <table:table-cell table:formula="oooc:=['win count'.B14]-['loose count'.B14]" office:value-type="float" office:value="0">
            <text:p>0</text:p>
          </table:table-cell>
          <table:table-cell table:formula="oooc:=['win count'.C14]-['loose count'.C14]" office:value-type="float" office:value="0">
            <text:p>0</text:p>
          </table:table-cell>
          <table:table-cell table:formula="oooc:=['win count'.D14]-['loose count'.D14]" office:value-type="float" office:value="0">
            <text:p>0</text:p>
          </table:table-cell>
          <table:table-cell table:formula="oooc:=['win count'.E14]-['loose count'.E14]" office:value-type="float" office:value="0">
            <text:p>0</text:p>
          </table:table-cell>
          <table:table-cell table:formula="oooc:=['win count'.F14]-['loose count'.F14]" office:value-type="float" office:value="0">
            <text:p>0</text:p>
          </table:table-cell>
          <table:table-cell table:formula="oooc:=['win count'.G14]-['loose count'.G14]" office:value-type="float" office:value="-0.00060619394957">
            <text:p>0</text:p>
          </table:table-cell>
          <table:table-cell table:formula="oooc:=['win count'.H14]-['loose count'.H14]" office:value-type="float" office:value="0">
            <text:p>0</text:p>
          </table:table-cell>
          <table:table-cell table:formula="oooc:=['win count'.I14]-['loose count'.I14]" office:value-type="float" office:value="0.000591891092039">
            <text:p>0</text:p>
          </table:table-cell>
          <table:table-cell table:formula="oooc:=['win count'.J14]-['loose count'.J14]" office:value-type="float" office:value="0.00029594554602">
            <text:p>0</text:p>
          </table:table-cell>
          <table:table-cell table:formula="oooc:=['win count'.K14]-['loose count'.K14]" office:value-type="float" office:value="0.00029356173643">
            <text:p>0</text:p>
          </table:table-cell>
          <table:table-cell table:formula="oooc:=['win count'.L14]-['loose count'.L14]" office:value-type="float" office:value="-0.000899755686001">
            <text:p>0</text:p>
          </table:table-cell>
          <table:table-cell table:formula="oooc:=['win count'.M14]-['loose count'.M14]" office:value-type="float" office:value="0.002661126104591">
            <text:p>0</text:p>
          </table:table-cell>
          <table:table-cell table:formula="oooc:=['win count'.N14]-['loose count'.N14]" office:value-type="float" office:value="0.00557767299214">
            <text:p>0.01</text:p>
          </table:table-cell>
          <table:table-cell table:formula="oooc:=['win count'.O14]-['loose count'.O14]" office:value-type="float" office:value="-0.00778278515129">
            <text:p>-0.01</text:p>
          </table:table-cell>
          <table:table-cell table:formula="oooc:=['win count'.P14]-['loose count'.P14]" office:value-type="float" office:value="-0.0162265918727">
            <text:p>-0.02</text:p>
          </table:table-cell>
          <table:table-cell table:formula="oooc:=['win count'.Q14]-['loose count'.Q14]" office:value-type="float" office:value="0.0031314429076">
            <text:p>0</text:p>
          </table:table-cell>
          <table:table-cell table:formula="oooc:=['win count'.R14]-['loose count'.R14]" office:value-type="float" office:value="0.00528887887496">
            <text:p>0.01</text:p>
          </table:table-cell>
          <table:table-cell table:formula="oooc:=['win count'.S14]-['loose count'.S14]" office:value-type="float" office:value="-0.0009641185449">
            <text:p>0</text:p>
          </table:table-cell>
          <table:table-cell table:formula="oooc:=['win count'.T14]-['loose count'.T14]" office:value-type="float" office:value="0.0055371482292">
            <text:p>0.01</text:p>
          </table:table-cell>
          <table:table-cell table:formula="oooc:=['win count'.U14]-['loose count'.U14]" office:value-type="float" office:value="-0.0135320924339">
            <text:p>-0.01</text:p>
          </table:table-cell>
          <table:table-cell table:formula="oooc:=['win count'.V14]-['loose count'.V14]" office:value-type="float" office:value="-0.0172169323232">
            <text:p>-0.02</text:p>
          </table:table-cell>
          <table:table-cell table:formula="oooc:=['win count'.W14]-['loose count'.W14]" office:value-type="float" office:value="-0.014849367955">
            <text:p>-0.01</text:p>
          </table:table-cell>
          <table:table-cell table:formula="oooc:=['win count'.X14]-['loose count'.X14]" office:value-type="float" office:value="0.0251250882012">
            <text:p>0.03</text:p>
          </table:table-cell>
          <table:table-cell table:formula="oooc:=['win count'.Y14]-['loose count'.Y14]" office:value-type="float" office:value="0.059070007014">
            <text:p>0.06</text:p>
          </table:table-cell>
          <table:table-cell table:formula="oooc:=['win count'.Z14]-['loose count'.Z14]" office:value-type="float" office:value="-0.018518139202">
            <text:p>-0.02</text:p>
          </table:table-cell>
          <table:table-cell table:formula="oooc:=['win count'.AA14]-['loose count'.AA14]" office:value-type="float" office:value="0.023249736368">
            <text:p>0.02</text:p>
          </table:table-cell>
          <table:table-cell table:formula="oooc:=['win count'.AB14]-['loose count'.AB14]" office:value-type="float" office:value="-0.00310027680399999">
            <text:p>0</text:p>
          </table:table-cell>
          <table:table-cell table:formula="oooc:=['win count'.AC14]-['loose count'.AC14]" office:value-type="float" office:value="0.011646852206">
            <text:p>0.01</text:p>
          </table:table-cell>
          <table:table-cell table:formula="oooc:=['win count'.AD14]-['loose count'.AD14]" office:value-type="float" office:value="-0.029317238086">
            <text:p>-0.03</text:p>
          </table:table-cell>
          <table:table-cell table:formula="oooc:=['win count'.AE14]-['loose count'.AE14]" office:value-type="float" office:value="0.025451140379">
            <text:p>0.03</text:p>
          </table:table-cell>
          <table:table-cell table:formula="oooc:=['win count'.AF14]-['loose count'.AF14]" office:value-type="float" office:value="-0.01976443017">
            <text:p>-0.02</text:p>
          </table:table-cell>
          <table:table-cell table:formula="oooc:=['win count'.AG14]-['loose count'.AG14]" office:value-type="float" office:value="0.015962253877">
            <text:p>0.02</text:p>
          </table:table-cell>
          <table:table-cell table:formula="oooc:=['win count'.AH14]-['loose count'.AH14]" office:value-type="float" office:value="0.0581608043780001">
            <text:p>0.06</text:p>
          </table:table-cell>
          <table:table-cell table:formula="oooc:=['win count'.AI14]-['loose count'.AI14]" office:value-type="float" office:value="-0.128002452322">
            <text:p>-0.13</text:p>
          </table:table-cell>
          <table:table-cell table:formula="oooc:=['win count'.AJ14]-['loose count'.AJ14]" office:value-type="float" office:value="-0.0453835849809999">
            <text:p>-0.05</text:p>
          </table:table-cell>
          <table:table-cell table:formula="oooc:=['win count'.AK14]-['loose count'.AK14]" office:value-type="float" office:value="-0.00576881920600003">
            <text:p>-0.01</text:p>
          </table:table-cell>
          <table:table-cell table:formula="oooc:=['win count'.AL14]-['loose count'.AL14]" office:value-type="float" office:value="0.00306602057700001">
            <text:p>0</text:p>
          </table:table-cell>
          <table:table-cell table:formula="oooc:=['win count'.AM14]-['loose count'.AM14]" office:value-type="float" office:value="0.052122791268">
            <text:p>0.05</text:p>
          </table:table-cell>
          <table:table-cell table:formula="oooc:=['win count'.AN14]-['loose count'.AN14]" office:value-type="float" office:value="0.00277546067500001">
            <text:p>0</text:p>
          </table:table-cell>
          <table:table-cell table:formula="oooc:=['win count'.AO14]-['loose count'.AO14]" office:value-type="float" office:value="0.013050386319">
            <text:p>0.01</text:p>
          </table:table-cell>
          <table:table-cell table:formula="oooc:=['win count'.AP14]-['loose count'.AP14]" office:value-type="float" office:value="-0.0308389914970001">
            <text:p>-0.03</text:p>
          </table:table-cell>
          <table:table-cell table:formula="oooc:=['win count'.AQ14]-['loose count'.AQ14]" office:value-type="float" office:value="0.00286101295300001">
            <text:p>0</text:p>
          </table:table-cell>
          <table:table-cell table:formula="oooc:=['win count'.AR14]-['loose count'.AR14]" office:value-type="float" office:value="-0.00405583129300002">
            <text:p>0</text:p>
          </table:table-cell>
          <table:table-cell table:formula="oooc:=['win count'.AS14]-['loose count'.AS14]" office:value-type="float" office:value="-0.037505094289">
            <text:p>-0.04</text:p>
          </table:table-cell>
          <table:table-cell table:formula="oooc:=['win count'.AT14]-['loose count'.AT14]" office:value-type="float" office:value="-0.074967015138">
            <text:p>-0.07</text:p>
          </table:table-cell>
          <table:table-cell table:formula="oooc:=['win count'.AU14]-['loose count'.AU14]" office:value-type="float" office:value="0.110399519424">
            <text:p>0.11</text:p>
          </table:table-cell>
          <table:table-cell table:formula="oooc:=['win count'.AV14]-['loose count'.AV14]" office:value-type="float" office:value="-0.00402201651199996">
            <text:p>0</text:p>
          </table:table-cell>
          <table:table-cell table:formula="oooc:=['win count'.AW14]-['loose count'.AW14]" office:value-type="float" office:value="0.038781403601">
            <text:p>0.04</text:p>
          </table:table-cell>
          <table:table-cell table:formula="oooc:=['win count'.AX14]-['loose count'.AX14]" office:value-type="float" office:value="0.00822158269400003">
            <text:p>0.01</text:p>
          </table:table-cell>
          <table:table-cell table:formula="oooc:=MIN([.A14:.AX14])" office:value-type="float" office:value="-0.128002452322">
            <text:p>-0.13</text:p>
          </table:table-cell>
          <table:table-cell table:formula="oooc:=MAX([.A14:.AX14])" office:value-type="float" office:value="0.110399519424">
            <text:p>0.11</text:p>
          </table:table-cell>
          <table:table-cell table:number-columns-repeated="204"/>
        </table:table-row>
        <table:table-row table:style-name="ro1">
          <table:table-cell table:formula="oooc:=['win count'.A15]-['loose count'.A15]" office:value-type="float" office:value="0">
            <text:p>0</text:p>
          </table:table-cell>
          <table:table-cell table:formula="oooc:=['win count'.B15]-['loose count'.B15]" office:value-type="float" office:value="0">
            <text:p>0</text:p>
          </table:table-cell>
          <table:table-cell table:formula="oooc:=['win count'.C15]-['loose count'.C15]" office:value-type="float" office:value="0">
            <text:p>0</text:p>
          </table:table-cell>
          <table:table-cell table:formula="oooc:=['win count'.D15]-['loose count'.D15]" office:value-type="float" office:value="0">
            <text:p>0</text:p>
          </table:table-cell>
          <table:table-cell table:formula="oooc:=['win count'.E15]-['loose count'.E15]" office:value-type="float" office:value="0">
            <text:p>0</text:p>
          </table:table-cell>
          <table:table-cell table:formula="oooc:=['win count'.F15]-['loose count'.F15]" office:value-type="float" office:value="-0.000524934383202">
            <text:p>0</text:p>
          </table:table-cell>
          <table:table-cell table:formula="oooc:=['win count'.G15]-['loose count'.G15]" office:value-type="float" office:value="0.001298406897889">
            <text:p>0</text:p>
          </table:table-cell>
          <table:table-cell table:formula="oooc:=['win count'.H15]-['loose count'.H15]" office:value-type="float" office:value="0">
            <text:p>0</text:p>
          </table:table-cell>
          <table:table-cell table:formula="oooc:=['win count'.I15]-['loose count'.I15]" office:value-type="float" office:value="0.000260145681582">
            <text:p>0</text:p>
          </table:table-cell>
          <table:table-cell table:formula="oooc:=['win count'.J15]-['loose count'.J15]" office:value-type="float" office:value="0">
            <text:p>0</text:p>
          </table:table-cell>
          <table:table-cell table:formula="oooc:=['win count'.K15]-['loose count'.K15]" office:value-type="float" office:value="0.00103129668625">
            <text:p>0</text:p>
          </table:table-cell>
          <table:table-cell table:formula="oooc:=['win count'.L15]-['loose count'.L15]" office:value-type="float" office:value="0">
            <text:p>0</text:p>
          </table:table-cell>
          <table:table-cell table:formula="oooc:=['win count'.M15]-['loose count'.M15]" office:value-type="float" office:value="0.00104058272633">
            <text:p>0</text:p>
          </table:table-cell>
          <table:table-cell table:formula="oooc:=['win count'.N15]-['loose count'.N15]" office:value-type="float" office:value="-0.0006131517639">
            <text:p>0</text:p>
          </table:table-cell>
          <table:table-cell table:formula="oooc:=['win count'.O15]-['loose count'.O15]" office:value-type="float" office:value="-0.01209670591388">
            <text:p>-0.01</text:p>
          </table:table-cell>
          <table:table-cell table:formula="oooc:=['win count'.P15]-['loose count'.P15]" office:value-type="float" office:value="0.0063806020085">
            <text:p>0.01</text:p>
          </table:table-cell>
          <table:table-cell table:formula="oooc:=['win count'.Q15]-['loose count'.Q15]" office:value-type="float" office:value="-0.0011636227574">
            <text:p>0</text:p>
          </table:table-cell>
          <table:table-cell table:formula="oooc:=['win count'.R15]-['loose count'.R15]" office:value-type="float" office:value="0.00206027186248">
            <text:p>0</text:p>
          </table:table-cell>
          <table:table-cell table:formula="oooc:=['win count'.S15]-['loose count'.S15]" office:value-type="float" office:value="-0.00112647859704">
            <text:p>0</text:p>
          </table:table-cell>
          <table:table-cell table:formula="oooc:=['win count'.T15]-['loose count'.T15]" office:value-type="float" office:value="0.00227398734367">
            <text:p>0</text:p>
          </table:table-cell>
          <table:table-cell table:formula="oooc:=['win count'.U15]-['loose count'.U15]" office:value-type="float" office:value="-0.00952775023832">
            <text:p>-0.01</text:p>
          </table:table-cell>
          <table:table-cell table:formula="oooc:=['win count'.V15]-['loose count'.V15]" office:value-type="float" office:value="-0.0014562695792">
            <text:p>0</text:p>
          </table:table-cell>
          <table:table-cell table:formula="oooc:=['win count'.W15]-['loose count'.W15]" office:value-type="float" office:value="0.0066082465498">
            <text:p>0.01</text:p>
          </table:table-cell>
          <table:table-cell table:formula="oooc:=['win count'.X15]-['loose count'.X15]" office:value-type="float" office:value="-0.000192412212800003">
            <text:p>0</text:p>
          </table:table-cell>
          <table:table-cell table:formula="oooc:=['win count'.Y15]-['loose count'.Y15]" office:value-type="float" office:value="0.060215463442">
            <text:p>0.06</text:p>
          </table:table-cell>
          <table:table-cell table:formula="oooc:=['win count'.Z15]-['loose count'.Z15]" office:value-type="float" office:value="0.00313212669399998">
            <text:p>0</text:p>
          </table:table-cell>
          <table:table-cell table:formula="oooc:=['win count'.AA15]-['loose count'.AA15]" office:value-type="float" office:value="-0.061155811559">
            <text:p>-0.06</text:p>
          </table:table-cell>
          <table:table-cell table:formula="oooc:=['win count'.AB15]-['loose count'.AB15]" office:value-type="float" office:value="-0.036968544905">
            <text:p>-0.04</text:p>
          </table:table-cell>
          <table:table-cell table:formula="oooc:=['win count'.AC15]-['loose count'.AC15]" office:value-type="float" office:value="-0.029406840534">
            <text:p>-0.03</text:p>
          </table:table-cell>
          <table:table-cell table:formula="oooc:=['win count'.AD15]-['loose count'.AD15]" office:value-type="float" office:value="0.062375696795">
            <text:p>0.06</text:p>
          </table:table-cell>
          <table:table-cell table:formula="oooc:=['win count'.AE15]-['loose count'.AE15]" office:value-type="float" office:value="0.030044846111">
            <text:p>0.03</text:p>
          </table:table-cell>
          <table:table-cell table:formula="oooc:=['win count'.AF15]-['loose count'.AF15]" office:value-type="float" office:value="-0.0704032053229999">
            <text:p>-0.07</text:p>
          </table:table-cell>
          <table:table-cell table:formula="oooc:=['win count'.AG15]-['loose count'.AG15]" office:value-type="float" office:value="0.011459383134">
            <text:p>0.01</text:p>
          </table:table-cell>
          <table:table-cell table:formula="oooc:=['win count'.AH15]-['loose count'.AH15]" office:value-type="float" office:value="0.0626931974289999">
            <text:p>0.06</text:p>
          </table:table-cell>
          <table:table-cell table:formula="oooc:=['win count'.AI15]-['loose count'.AI15]" office:value-type="float" office:value="-0.0637594533260001">
            <text:p>-0.06</text:p>
          </table:table-cell>
          <table:table-cell table:formula="oooc:=['win count'.AJ15]-['loose count'.AJ15]" office:value-type="float" office:value="-0.052742659249">
            <text:p>-0.05</text:p>
          </table:table-cell>
          <table:table-cell table:formula="oooc:=['win count'.AK15]-['loose count'.AK15]" office:value-type="float" office:value="0.0165946998559999">
            <text:p>0.02</text:p>
          </table:table-cell>
          <table:table-cell table:formula="oooc:=['win count'.AL15]-['loose count'.AL15]" office:value-type="float" office:value="0.00101709450799992">
            <text:p>0</text:p>
          </table:table-cell>
          <table:table-cell table:formula="oooc:=['win count'.AM15]-['loose count'.AM15]" office:value-type="float" office:value="0.052367530541">
            <text:p>0.05</text:p>
          </table:table-cell>
          <table:table-cell table:formula="oooc:=['win count'.AN15]-['loose count'.AN15]" office:value-type="float" office:value="0.00519731469599993">
            <text:p>0.01</text:p>
          </table:table-cell>
          <table:table-cell table:formula="oooc:=['win count'.AO15]-['loose count'.AO15]" office:value-type="float" office:value="0.0541107114470001">
            <text:p>0.05</text:p>
          </table:table-cell>
          <table:table-cell table:formula="oooc:=['win count'.AP15]-['loose count'.AP15]" office:value-type="float" office:value="-0.0112447117369999">
            <text:p>-0.01</text:p>
          </table:table-cell>
          <table:table-cell table:formula="oooc:=['win count'.AQ15]-['loose count'.AQ15]" office:value-type="float" office:value="-0.00963016979800002">
            <text:p>-0.01</text:p>
          </table:table-cell>
          <table:table-cell table:formula="oooc:=['win count'.AR15]-['loose count'.AR15]" office:value-type="float" office:value="-0.0295648397739999">
            <text:p>-0.03</text:p>
          </table:table-cell>
          <table:table-cell table:formula="oooc:=['win count'.AS15]-['loose count'.AS15]" office:value-type="float" office:value="-0.029394550187">
            <text:p>-0.03</text:p>
          </table:table-cell>
          <table:table-cell table:formula="oooc:=['win count'.AT15]-['loose count'.AT15]" office:value-type="float" office:value="-0.067813492617">
            <text:p>-0.07</text:p>
          </table:table-cell>
          <table:table-cell table:formula="oooc:=['win count'.AU15]-['loose count'.AU15]" office:value-type="float" office:value="0.0799360082589999">
            <text:p>0.08</text:p>
          </table:table-cell>
          <table:table-cell table:formula="oooc:=['win count'.AV15]-['loose count'.AV15]" office:value-type="float" office:value="-0.00729814470400003">
            <text:p>-0.01</text:p>
          </table:table-cell>
          <table:table-cell table:formula="oooc:=['win count'.AW15]-['loose count'.AW15]" office:value-type="float" office:value="0.018212109543">
            <text:p>0.02</text:p>
          </table:table-cell>
          <table:table-cell table:formula="oooc:=['win count'.AX15]-['loose count'.AX15]" office:value-type="float" office:value="0.0177740269459999">
            <text:p>0.02</text:p>
          </table:table-cell>
          <table:table-cell table:formula="oooc:=MIN([.A15:.AX15])" office:value-type="float" office:value="-0.0704032053229999">
            <text:p>-0.07</text:p>
          </table:table-cell>
          <table:table-cell table:formula="oooc:=MAX([.A15:.AX15])" office:value-type="float" office:value="0.0799360082589999">
            <text:p>0.08</text:p>
          </table:table-cell>
          <table:table-cell table:number-columns-repeated="204"/>
        </table:table-row>
        <table:table-row table:style-name="ro1">
          <table:table-cell table:formula="oooc:=['win count'.A16]-['loose count'.A16]" office:value-type="float" office:value="0">
            <text:p>0</text:p>
          </table:table-cell>
          <table:table-cell table:formula="oooc:=['win count'.B16]-['loose count'.B16]" office:value-type="float" office:value="0">
            <text:p>0</text:p>
          </table:table-cell>
          <table:table-cell table:formula="oooc:=['win count'.C16]-['loose count'.C16]" office:value-type="float" office:value="0">
            <text:p>0</text:p>
          </table:table-cell>
          <table:table-cell table:formula="oooc:=['win count'.D16]-['loose count'.D16]" office:value-type="float" office:value="0">
            <text:p>0</text:p>
          </table:table-cell>
          <table:table-cell table:formula="oooc:=['win count'.E16]-['loose count'.E16]" office:value-type="float" office:value="0">
            <text:p>0</text:p>
          </table:table-cell>
          <table:table-cell table:formula="oooc:=['win count'.F16]-['loose count'.F16]" office:value-type="float" office:value="0">
            <text:p>0</text:p>
          </table:table-cell>
          <table:table-cell table:formula="oooc:=['win count'.G16]-['loose count'.G16]" office:value-type="float" office:value="0">
            <text:p>0</text:p>
          </table:table-cell>
          <table:table-cell table:formula="oooc:=['win count'.H16]-['loose count'.H16]" office:value-type="float" office:value="0">
            <text:p>0</text:p>
          </table:table-cell>
          <table:table-cell table:formula="oooc:=['win count'.I16]-['loose count'.I16]" office:value-type="float" office:value="0">
            <text:p>0</text:p>
          </table:table-cell>
          <table:table-cell table:formula="oooc:=['win count'.J16]-['loose count'.J16]" office:value-type="float" office:value="0">
            <text:p>0</text:p>
          </table:table-cell>
          <table:table-cell table:formula="oooc:=['win count'.K16]-['loose count'.K16]" office:value-type="float" office:value="-0.001476145361467">
            <text:p>0</text:p>
          </table:table-cell>
          <table:table-cell table:formula="oooc:=['win count'.L16]-['loose count'.L16]" office:value-type="float" office:value="0">
            <text:p>0</text:p>
          </table:table-cell>
          <table:table-cell table:formula="oooc:=['win count'.M16]-['loose count'.M16]" office:value-type="float" office:value="0.000309868233165">
            <text:p>0</text:p>
          </table:table-cell>
          <table:table-cell table:formula="oooc:=['win count'.N16]-['loose count'.N16]" office:value-type="float" office:value="0.00495789173064">
            <text:p>0</text:p>
          </table:table-cell>
          <table:table-cell table:formula="oooc:=['win count'.O16]-['loose count'.O16]" office:value-type="float" office:value="-0.0014827995255">
            <text:p>0</text:p>
          </table:table-cell>
          <table:table-cell table:formula="oooc:=['win count'.P16]-['loose count'.P16]" office:value-type="float" office:value="-0.00439516526426">
            <text:p>0</text:p>
          </table:table-cell>
          <table:table-cell table:formula="oooc:=['win count'.Q16]-['loose count'.Q16]" office:value-type="float" office:value="0.0060405422029">
            <text:p>0.01</text:p>
          </table:table-cell>
          <table:table-cell table:formula="oooc:=['win count'.R16]-['loose count'.R16]" office:value-type="float" office:value="0.00309868233165">
            <text:p>0</text:p>
          </table:table-cell>
          <table:table-cell table:formula="oooc:=['win count'.S16]-['loose count'.S16]" office:value-type="float" office:value="-0.0077209883844">
            <text:p>-0.01</text:p>
          </table:table-cell>
          <table:table-cell table:formula="oooc:=['win count'.T16]-['loose count'.T16]" office:value-type="float" office:value="0.00172900359467">
            <text:p>0</text:p>
          </table:table-cell>
          <table:table-cell table:formula="oooc:=['win count'.U16]-['loose count'.U16]" office:value-type="float" office:value="-0.0009666522073">
            <text:p>0</text:p>
          </table:table-cell>
          <table:table-cell table:formula="oooc:=['win count'.V16]-['loose count'.V16]" office:value-type="float" office:value="-0.0000969349841499992">
            <text:p>0</text:p>
          </table:table-cell>
          <table:table-cell table:formula="oooc:=['win count'.W16]-['loose count'.W16]" office:value-type="float" office:value="0.0078065933054">
            <text:p>0.01</text:p>
          </table:table-cell>
          <table:table-cell table:formula="oooc:=['win count'.X16]-['loose count'.X16]" office:value-type="float" office:value="-0.0011842613554">
            <text:p>0</text:p>
          </table:table-cell>
          <table:table-cell table:formula="oooc:=['win count'.Y16]-['loose count'.Y16]" office:value-type="float" office:value="0.017561058249">
            <text:p>0.02</text:p>
          </table:table-cell>
          <table:table-cell table:formula="oooc:=['win count'.Z16]-['loose count'.Z16]" office:value-type="float" office:value="-0.031331401108">
            <text:p>-0.03</text:p>
          </table:table-cell>
          <table:table-cell table:formula="oooc:=['win count'.AA16]-['loose count'.AA16]" office:value-type="float" office:value="-0.096654430199">
            <text:p>-0.1</text:p>
          </table:table-cell>
          <table:table-cell table:formula="oooc:=['win count'.AB16]-['loose count'.AB16]" office:value-type="float" office:value="-0.162264127869">
            <text:p>-0.16</text:p>
          </table:table-cell>
          <table:table-cell table:formula="oooc:=['win count'.AC16]-['loose count'.AC16]" office:value-type="float" office:value="0.041738513654">
            <text:p>0.04</text:p>
          </table:table-cell>
          <table:table-cell table:formula="oooc:=['win count'.AD16]-['loose count'.AD16]" office:value-type="float" office:value="0.00938111238900002">
            <text:p>0.01</text:p>
          </table:table-cell>
          <table:table-cell table:formula="oooc:=['win count'.AE16]-['loose count'.AE16]" office:value-type="float" office:value="0.0529164301739999">
            <text:p>0.05</text:p>
          </table:table-cell>
          <table:table-cell table:formula="oooc:=['win count'.AF16]-['loose count'.AF16]" office:value-type="float" office:value="0.00573481034200007">
            <text:p>0.01</text:p>
          </table:table-cell>
          <table:table-cell table:formula="oooc:=['win count'.AG16]-['loose count'.AG16]" office:value-type="float" office:value="0.000662179242000072">
            <text:p>0</text:p>
          </table:table-cell>
          <table:table-cell table:formula="oooc:=['win count'.AH16]-['loose count'.AH16]" office:value-type="float" office:value="0.102438157638">
            <text:p>0.1</text:p>
          </table:table-cell>
          <table:table-cell table:formula="oooc:=['win count'.AI16]-['loose count'.AI16]" office:value-type="float" office:value="-0.0773710225190001">
            <text:p>-0.08</text:p>
          </table:table-cell>
          <table:table-cell table:formula="oooc:=['win count'.AJ16]-['loose count'.AJ16]" office:value-type="float" office:value="-0.007281993401">
            <text:p>-0.01</text:p>
          </table:table-cell>
          <table:table-cell table:formula="oooc:=['win count'.AK16]-['loose count'.AK16]" office:value-type="float" office:value="0.061234494899">
            <text:p>0.06</text:p>
          </table:table-cell>
          <table:table-cell table:formula="oooc:=['win count'.AL16]-['loose count'.AL16]" office:value-type="float" office:value="0.000230917476000125">
            <text:p>0</text:p>
          </table:table-cell>
          <table:table-cell table:formula="oooc:=['win count'.AM16]-['loose count'.AM16]" office:value-type="float" office:value="0.026236829251">
            <text:p>0.03</text:p>
          </table:table-cell>
          <table:table-cell table:formula="oooc:=['win count'.AN16]-['loose count'.AN16]" office:value-type="float" office:value="0.0164712140859999">
            <text:p>0.02</text:p>
          </table:table-cell>
          <table:table-cell table:formula="oooc:=['win count'.AO16]-['loose count'.AO16]" office:value-type="float" office:value="0.0673063296569999">
            <text:p>0.07</text:p>
          </table:table-cell>
          <table:table-cell table:formula="oooc:=['win count'.AP16]-['loose count'.AP16]" office:value-type="float" office:value="-0.014522982764">
            <text:p>-0.01</text:p>
          </table:table-cell>
          <table:table-cell table:formula="oooc:=['win count'.AQ16]-['loose count'.AQ16]" office:value-type="float" office:value="0.00989006601599995">
            <text:p>0.01</text:p>
          </table:table-cell>
          <table:table-cell table:formula="oooc:=['win count'.AR16]-['loose count'.AR16]" office:value-type="float" office:value="-0.028121216568">
            <text:p>-0.03</text:p>
          </table:table-cell>
          <table:table-cell table:formula="oooc:=['win count'.AS16]-['loose count'.AS16]" office:value-type="float" office:value="-0.0464831124510001">
            <text:p>-0.05</text:p>
          </table:table-cell>
          <table:table-cell table:formula="oooc:=['win count'.AT16]-['loose count'.AT16]" office:value-type="float" office:value="0.054451743643">
            <text:p>0.05</text:p>
          </table:table-cell>
          <table:table-cell table:formula="oooc:=['win count'.AU16]-['loose count'.AU16]" office:value-type="float" office:value="0.022866405248">
            <text:p>0.02</text:p>
          </table:table-cell>
          <table:table-cell table:formula="oooc:=['win count'.AV16]-['loose count'.AV16]" office:value-type="float" office:value="-0.00688364276999998">
            <text:p>-0.01</text:p>
          </table:table-cell>
          <table:table-cell table:formula="oooc:=['win count'.AW16]-['loose count'.AW16]" office:value-type="float" office:value="0.0169513929499999">
            <text:p>0.02</text:p>
          </table:table-cell>
          <table:table-cell table:formula="oooc:=['win count'.AX16]-['loose count'.AX16]" office:value-type="float" office:value="-0.041777359585">
            <text:p>-0.04</text:p>
          </table:table-cell>
          <table:table-cell table:formula="oooc:=MIN([.A16:.AX16])" office:value-type="float" office:value="-0.162264127869">
            <text:p>-0.16</text:p>
          </table:table-cell>
          <table:table-cell table:formula="oooc:=MAX([.A16:.AX16])" office:value-type="float" office:value="0.102438157638">
            <text:p>0.1</text:p>
          </table:table-cell>
          <table:table-cell table:number-columns-repeated="204"/>
        </table:table-row>
        <table:table-row table:style-name="ro1">
          <table:table-cell table:formula="oooc:=['win count'.A17]-['loose count'.A17]" office:value-type="float" office:value="0">
            <text:p>0</text:p>
          </table:table-cell>
          <table:table-cell table:formula="oooc:=['win count'.B17]-['loose count'.B17]" office:value-type="float" office:value="0">
            <text:p>0</text:p>
          </table:table-cell>
          <table:table-cell table:formula="oooc:=['win count'.C17]-['loose count'.C17]" office:value-type="float" office:value="0">
            <text:p>0</text:p>
          </table:table-cell>
          <table:table-cell table:formula="oooc:=['win count'.D17]-['loose count'.D17]" office:value-type="float" office:value="0">
            <text:p>0</text:p>
          </table:table-cell>
          <table:table-cell table:formula="oooc:=['win count'.E17]-['loose count'.E17]" office:value-type="float" office:value="0">
            <text:p>0</text:p>
          </table:table-cell>
          <table:table-cell table:formula="oooc:=['win count'.F17]-['loose count'.F17]" office:value-type="float" office:value="0">
            <text:p>0</text:p>
          </table:table-cell>
          <table:table-cell table:formula="oooc:=['win count'.G17]-['loose count'.G17]" office:value-type="float" office:value="0">
            <text:p>0</text:p>
          </table:table-cell>
          <table:table-cell table:formula="oooc:=['win count'.H17]-['loose count'.H17]" office:value-type="float" office:value="0">
            <text:p>0</text:p>
          </table:table-cell>
          <table:table-cell table:formula="oooc:=['win count'.I17]-['loose count'.I17]" office:value-type="float" office:value="0">
            <text:p>0</text:p>
          </table:table-cell>
          <table:table-cell table:formula="oooc:=['win count'.J17]-['loose count'.J17]" office:value-type="float" office:value="0">
            <text:p>0</text:p>
          </table:table-cell>
          <table:table-cell table:formula="oooc:=['win count'.K17]-['loose count'.K17]" office:value-type="float" office:value="0">
            <text:p>0</text:p>
          </table:table-cell>
          <table:table-cell table:formula="oooc:=['win count'.L17]-['loose count'.L17]" office:value-type="float" office:value="0">
            <text:p>0</text:p>
          </table:table-cell>
          <table:table-cell table:formula="oooc:=['win count'.M17]-['loose count'.M17]" office:value-type="float" office:value="0">
            <text:p>0</text:p>
          </table:table-cell>
          <table:table-cell table:formula="oooc:=['win count'.N17]-['loose count'.N17]" office:value-type="float" office:value="0.00132943722436">
            <text:p>0</text:p>
          </table:table-cell>
          <table:table-cell table:formula="oooc:=['win count'.O17]-['loose count'.O17]" office:value-type="float" office:value="0">
            <text:p>0</text:p>
          </table:table-cell>
          <table:table-cell table:formula="oooc:=['win count'.P17]-['loose count'.P17]" office:value-type="float" office:value="0.00078205435534">
            <text:p>0</text:p>
          </table:table-cell>
          <table:table-cell table:formula="oooc:=['win count'.Q17]-['loose count'.Q17]" office:value-type="float" office:value="0.0124691988748">
            <text:p>0.01</text:p>
          </table:table-cell>
          <table:table-cell table:formula="oooc:=['win count'.R17]-['loose count'.R17]" office:value-type="float" office:value="0.00411601332165">
            <text:p>0</text:p>
          </table:table-cell>
          <table:table-cell table:formula="oooc:=['win count'.S17]-['loose count'.S17]" office:value-type="float" office:value="-0.0079744161571">
            <text:p>-0.01</text:p>
          </table:table-cell>
          <table:table-cell table:formula="oooc:=['win count'.T17]-['loose count'.T17]" office:value-type="float" office:value="0.00799735515697">
            <text:p>0.01</text:p>
          </table:table-cell>
          <table:table-cell table:formula="oooc:=['win count'.U17]-['loose count'.U17]" office:value-type="float" office:value="-0.00431466033056">
            <text:p>0</text:p>
          </table:table-cell>
          <table:table-cell table:formula="oooc:=['win count'.V17]-['loose count'.V17]" office:value-type="float" office:value="0.00154991963861">
            <text:p>0</text:p>
          </table:table-cell>
          <table:table-cell table:formula="oooc:=['win count'.W17]-['loose count'.W17]" office:value-type="float" office:value="0.000995442233569999">
            <text:p>0</text:p>
          </table:table-cell>
          <table:table-cell table:formula="oooc:=['win count'.X17]-['loose count'.X17]" office:value-type="float" office:value="0.00344092880404">
            <text:p>0</text:p>
          </table:table-cell>
          <table:table-cell table:formula="oooc:=['win count'.Y17]-['loose count'.Y17]" office:value-type="float" office:value="0.0145550712966">
            <text:p>0.01</text:p>
          </table:table-cell>
          <table:table-cell table:formula="oooc:=['win count'.Z17]-['loose count'.Z17]" office:value-type="float" office:value="-0.017236727089">
            <text:p>-0.02</text:p>
          </table:table-cell>
          <table:table-cell table:formula="oooc:=['win count'.AA17]-['loose count'.AA17]" office:value-type="float" office:value="-0.024210813665">
            <text:p>-0.02</text:p>
          </table:table-cell>
          <table:table-cell table:formula="oooc:=['win count'.AB17]-['loose count'.AB17]" office:value-type="float" office:value="-0.263495403804">
            <text:p>-0.26</text:p>
          </table:table-cell>
          <table:table-cell table:formula="oooc:=['win count'.AC17]-['loose count'.AC17]" office:value-type="float" office:value="0.128664534785">
            <text:p>0.13</text:p>
          </table:table-cell>
          <table:table-cell table:formula="oooc:=['win count'.AD17]-['loose count'.AD17]" office:value-type="float" office:value="0.089725543144">
            <text:p>0.09</text:p>
          </table:table-cell>
          <table:table-cell table:formula="oooc:=['win count'.AE17]-['loose count'.AE17]" office:value-type="float" office:value="0.040040142461">
            <text:p>0.04</text:p>
          </table:table-cell>
          <table:table-cell table:formula="oooc:=['win count'.AF17]-['loose count'.AF17]" office:value-type="float" office:value="0.0995662164190001">
            <text:p>0.1</text:p>
          </table:table-cell>
          <table:table-cell table:formula="oooc:=['win count'.AG17]-['loose count'.AG17]" office:value-type="float" office:value="-0.081001786326">
            <text:p>-0.08</text:p>
          </table:table-cell>
          <table:table-cell table:formula="oooc:=['win count'.AH17]-['loose count'.AH17]" office:value-type="float" office:value="0.0567601508419999">
            <text:p>0.06</text:p>
          </table:table-cell>
          <table:table-cell table:formula="oooc:=['win count'.AI17]-['loose count'.AI17]" office:value-type="float" office:value="-0.0498680455720001">
            <text:p>-0.05</text:p>
          </table:table-cell>
          <table:table-cell table:formula="oooc:=['win count'.AJ17]-['loose count'.AJ17]" office:value-type="float" office:value="-0.0203956086710001">
            <text:p>-0.02</text:p>
          </table:table-cell>
          <table:table-cell table:formula="oooc:=['win count'.AK17]-['loose count'.AK17]" office:value-type="float" office:value="0.0866408388769999">
            <text:p>0.09</text:p>
          </table:table-cell>
          <table:table-cell table:formula="oooc:=['win count'.AL17]-['loose count'.AL17]" office:value-type="float" office:value="-0.0096477018940001">
            <text:p>-0.01</text:p>
          </table:table-cell>
          <table:table-cell table:formula="oooc:=['win count'.AM17]-['loose count'.AM17]" office:value-type="float" office:value="-0.022067239017">
            <text:p>-0.02</text:p>
          </table:table-cell>
          <table:table-cell table:formula="oooc:=['win count'.AN17]-['loose count'.AN17]" office:value-type="float" office:value="-0.0280398924190001">
            <text:p>-0.03</text:p>
          </table:table-cell>
          <table:table-cell table:formula="oooc:=['win count'.AO17]-['loose count'.AO17]" office:value-type="float" office:value="0.063367528734">
            <text:p>0.06</text:p>
          </table:table-cell>
          <table:table-cell table:formula="oooc:=['win count'.AP17]-['loose count'.AP17]" office:value-type="float" office:value="-0.02117711123">
            <text:p>-0.02</text:p>
          </table:table-cell>
          <table:table-cell table:formula="oooc:=['win count'.AQ17]-['loose count'.AQ17]" office:value-type="float" office:value="0.00761259481999999">
            <text:p>0.01</text:p>
          </table:table-cell>
          <table:table-cell table:formula="oooc:=['win count'.AR17]-['loose count'.AR17]" office:value-type="float" office:value="-0.055322797843">
            <text:p>-0.06</text:p>
          </table:table-cell>
          <table:table-cell table:formula="oooc:=['win count'.AS17]-['loose count'.AS17]" office:value-type="float" office:value="-0.023659174074">
            <text:p>-0.02</text:p>
          </table:table-cell>
          <table:table-cell table:formula="oooc:=['win count'.AT17]-['loose count'.AT17]" office:value-type="float" office:value="0.00581215923099998">
            <text:p>0.01</text:p>
          </table:table-cell>
          <table:table-cell table:formula="oooc:=['win count'.AU17]-['loose count'.AU17]" office:value-type="float" office:value="0.00629025213099999">
            <text:p>0.01</text:p>
          </table:table-cell>
          <table:table-cell table:formula="oooc:=['win count'.AV17]-['loose count'.AV17]" office:value-type="float" office:value="-0.00275110341699991">
            <text:p>0</text:p>
          </table:table-cell>
          <table:table-cell table:formula="oooc:=['win count'.AW17]-['loose count'.AW17]" office:value-type="float" office:value="0.00147022435100008">
            <text:p>0</text:p>
          </table:table-cell>
          <table:table-cell table:formula="oooc:=['win count'.AX17]-['loose count'.AX17]" office:value-type="float" office:value="-0.00202312519199999">
            <text:p>0</text:p>
          </table:table-cell>
          <table:table-cell table:formula="oooc:=MIN([.A17:.AX17])" office:value-type="float" office:value="-0.263495403804">
            <text:p>-0.26</text:p>
          </table:table-cell>
          <table:table-cell table:formula="oooc:=MAX([.A17:.AX17])" office:value-type="float" office:value="0.128664534785">
            <text:p>0.13</text:p>
          </table:table-cell>
          <table:table-cell table:number-columns-repeated="204"/>
        </table:table-row>
        <table:table-row table:style-name="ro1">
          <table:table-cell table:formula="oooc:=['win count'.A#REF!]-['loose count'.A#REF!]" office:value-type="float" office:value="0">
            <text:p>#REF!</text:p>
          </table:table-cell>
          <table:table-cell table:formula="oooc:=['win count'.B#REF!]-['loose count'.B#REF!]" office:value-type="float" office:value="0">
            <text:p>#REF!</text:p>
          </table:table-cell>
          <table:table-cell table:formula="oooc:=['win count'.C#REF!]-['loose count'.C#REF!]" office:value-type="float" office:value="0">
            <text:p>#REF!</text:p>
          </table:table-cell>
          <table:table-cell table:formula="oooc:=['win count'.D#REF!]-['loose count'.D#REF!]" office:value-type="float" office:value="0">
            <text:p>#REF!</text:p>
          </table:table-cell>
          <table:table-cell table:formula="oooc:=['win count'.E#REF!]-['loose count'.E#REF!]" office:value-type="float" office:value="0">
            <text:p>#REF!</text:p>
          </table:table-cell>
          <table:table-cell table:formula="oooc:=['win count'.F#REF!]-['loose count'.F#REF!]" office:value-type="float" office:value="0">
            <text:p>#REF!</text:p>
          </table:table-cell>
          <table:table-cell table:formula="oooc:=['win count'.G#REF!]-['loose count'.G#REF!]" office:value-type="float" office:value="0">
            <text:p>#REF!</text:p>
          </table:table-cell>
          <table:table-cell table:formula="oooc:=['win count'.H#REF!]-['loose count'.H#REF!]" office:value-type="float" office:value="0">
            <text:p>#REF!</text:p>
          </table:table-cell>
          <table:table-cell table:formula="oooc:=['win count'.I#REF!]-['loose count'.I#REF!]" office:value-type="float" office:value="0">
            <text:p>#REF!</text:p>
          </table:table-cell>
          <table:table-cell table:formula="oooc:=['win count'.J#REF!]-['loose count'.J#REF!]" office:value-type="float" office:value="0">
            <text:p>#REF!</text:p>
          </table:table-cell>
          <table:table-cell table:formula="oooc:=['win count'.K#REF!]-['loose count'.K#REF!]" office:value-type="float" office:value="0">
            <text:p>#REF!</text:p>
          </table:table-cell>
          <table:table-cell table:formula="oooc:=['win count'.L#REF!]-['loose count'.L#REF!]" office:value-type="float" office:value="0">
            <text:p>#REF!</text:p>
          </table:table-cell>
          <table:table-cell table:formula="oooc:=['win count'.M#REF!]-['loose count'.M#REF!]" office:value-type="float" office:value="0">
            <text:p>#REF!</text:p>
          </table:table-cell>
          <table:table-cell table:formula="oooc:=['win count'.N#REF!]-['loose count'.N#REF!]" office:value-type="float" office:value="0">
            <text:p>#REF!</text:p>
          </table:table-cell>
          <table:table-cell table:formula="oooc:=['win count'.O#REF!]-['loose count'.O#REF!]" office:value-type="float" office:value="0">
            <text:p>#REF!</text:p>
          </table:table-cell>
          <table:table-cell table:formula="oooc:=['win count'.P#REF!]-['loose count'.P#REF!]" office:value-type="float" office:value="0">
            <text:p>#REF!</text:p>
          </table:table-cell>
          <table:table-cell table:formula="oooc:=['win count'.Q#REF!]-['loose count'.Q#REF!]" office:value-type="float" office:value="0">
            <text:p>#REF!</text:p>
          </table:table-cell>
          <table:table-cell table:formula="oooc:=['win count'.R#REF!]-['loose count'.R#REF!]" office:value-type="float" office:value="0">
            <text:p>#REF!</text:p>
          </table:table-cell>
          <table:table-cell table:formula="oooc:=['win count'.S#REF!]-['loose count'.S#REF!]" office:value-type="float" office:value="0">
            <text:p>#REF!</text:p>
          </table:table-cell>
          <table:table-cell table:formula="oooc:=['win count'.T#REF!]-['loose count'.T#REF!]" office:value-type="float" office:value="0">
            <text:p>#REF!</text:p>
          </table:table-cell>
          <table:table-cell table:formula="oooc:=['win count'.U#REF!]-['loose count'.U#REF!]" office:value-type="float" office:value="0">
            <text:p>#REF!</text:p>
          </table:table-cell>
          <table:table-cell table:formula="oooc:=['win count'.V#REF!]-['loose count'.V#REF!]" office:value-type="float" office:value="0">
            <text:p>#REF!</text:p>
          </table:table-cell>
          <table:table-cell table:formula="oooc:=['win count'.W#REF!]-['loose count'.W#REF!]" office:value-type="float" office:value="0">
            <text:p>#REF!</text:p>
          </table:table-cell>
          <table:table-cell table:formula="oooc:=['win count'.X#REF!]-['loose count'.X#REF!]" office:value-type="float" office:value="0">
            <text:p>#REF!</text:p>
          </table:table-cell>
          <table:table-cell table:formula="oooc:=['win count'.Y#REF!]-['loose count'.Y#REF!]" office:value-type="float" office:value="0">
            <text:p>#REF!</text:p>
          </table:table-cell>
          <table:table-cell table:formula="oooc:=['win count'.Z#REF!]-['loose count'.Z#REF!]" office:value-type="float" office:value="0">
            <text:p>#REF!</text:p>
          </table:table-cell>
          <table:table-cell table:formula="oooc:=['win count'.AA#REF!]-['loose count'.AA#REF!]" office:value-type="float" office:value="0">
            <text:p>#REF!</text:p>
          </table:table-cell>
          <table:table-cell table:formula="oooc:=['win count'.AB#REF!]-['loose count'.AB#REF!]" office:value-type="float" office:value="0">
            <text:p>#REF!</text:p>
          </table:table-cell>
          <table:table-cell table:formula="oooc:=['win count'.AC#REF!]-['loose count'.AC#REF!]" office:value-type="float" office:value="0">
            <text:p>#REF!</text:p>
          </table:table-cell>
          <table:table-cell table:formula="oooc:=['win count'.AD#REF!]-['loose count'.AD#REF!]" office:value-type="float" office:value="0">
            <text:p>#REF!</text:p>
          </table:table-cell>
          <table:table-cell table:formula="oooc:=['win count'.AE#REF!]-['loose count'.AE#REF!]" office:value-type="float" office:value="0">
            <text:p>#REF!</text:p>
          </table:table-cell>
          <table:table-cell table:formula="oooc:=['win count'.AF#REF!]-['loose count'.AF#REF!]" office:value-type="float" office:value="0">
            <text:p>#REF!</text:p>
          </table:table-cell>
          <table:table-cell table:formula="oooc:=['win count'.AG#REF!]-['loose count'.AG#REF!]" office:value-type="float" office:value="0">
            <text:p>#REF!</text:p>
          </table:table-cell>
          <table:table-cell table:formula="oooc:=['win count'.AH#REF!]-['loose count'.AH#REF!]" office:value-type="float" office:value="0">
            <text:p>#REF!</text:p>
          </table:table-cell>
          <table:table-cell table:formula="oooc:=['win count'.AI#REF!]-['loose count'.AI#REF!]" office:value-type="float" office:value="0">
            <text:p>#REF!</text:p>
          </table:table-cell>
          <table:table-cell table:formula="oooc:=['win count'.AJ#REF!]-['loose count'.AJ#REF!]" office:value-type="float" office:value="0">
            <text:p>#REF!</text:p>
          </table:table-cell>
          <table:table-cell table:formula="oooc:=['win count'.AK#REF!]-['loose count'.AK#REF!]" office:value-type="float" office:value="0">
            <text:p>#REF!</text:p>
          </table:table-cell>
          <table:table-cell table:formula="oooc:=['win count'.AL#REF!]-['loose count'.AL#REF!]" office:value-type="float" office:value="0">
            <text:p>#REF!</text:p>
          </table:table-cell>
          <table:table-cell table:formula="oooc:=['win count'.AM#REF!]-['loose count'.AM#REF!]" office:value-type="float" office:value="0">
            <text:p>#REF!</text:p>
          </table:table-cell>
          <table:table-cell table:formula="oooc:=['win count'.AN#REF!]-['loose count'.AN#REF!]" office:value-type="float" office:value="0">
            <text:p>#REF!</text:p>
          </table:table-cell>
          <table:table-cell table:formula="oooc:=['win count'.AO#REF!]-['loose count'.AO#REF!]" office:value-type="float" office:value="0">
            <text:p>#REF!</text:p>
          </table:table-cell>
          <table:table-cell table:formula="oooc:=['win count'.AP#REF!]-['loose count'.AP#REF!]" office:value-type="float" office:value="0">
            <text:p>#REF!</text:p>
          </table:table-cell>
          <table:table-cell table:formula="oooc:=['win count'.AQ#REF!]-['loose count'.AQ#REF!]" office:value-type="float" office:value="0">
            <text:p>#REF!</text:p>
          </table:table-cell>
          <table:table-cell table:formula="oooc:=['win count'.AR#REF!]-['loose count'.AR#REF!]" office:value-type="float" office:value="0">
            <text:p>#REF!</text:p>
          </table:table-cell>
          <table:table-cell table:formula="oooc:=['win count'.AS#REF!]-['loose count'.AS#REF!]" office:value-type="float" office:value="0">
            <text:p>#REF!</text:p>
          </table:table-cell>
          <table:table-cell table:formula="oooc:=['win count'.AT#REF!]-['loose count'.AT#REF!]" office:value-type="float" office:value="0">
            <text:p>#REF!</text:p>
          </table:table-cell>
          <table:table-cell table:formula="oooc:=['win count'.AU#REF!]-['loose count'.AU#REF!]" office:value-type="float" office:value="0">
            <text:p>#REF!</text:p>
          </table:table-cell>
          <table:table-cell table:formula="oooc:=['win count'.AV#REF!]-['loose count'.AV#REF!]" office:value-type="float" office:value="0">
            <text:p>#REF!</text:p>
          </table:table-cell>
          <table:table-cell table:formula="oooc:=['win count'.AW#REF!]-['loose count'.AW#REF!]" office:value-type="float" office:value="0">
            <text:p>#REF!</text:p>
          </table:table-cell>
          <table:table-cell table:formula="oooc:=['win count'.AX#REF!]-['loose count'.AX#REF!]" office:value-type="float" office:value="0">
            <text:p>#REF!</text:p>
          </table:table-cell>
          <table:table-cell table:formula="oooc:=MIN([.A18:.AX18])" office:value-type="float" office:value="0">
            <text:p>#REF!</text:p>
          </table:table-cell>
          <table:table-cell table:formula="oooc:=MAX([.A18:.AX18])" office:value-type="float" office:value="0">
            <text:p>#REF!</text:p>
          </table:table-cell>
          <table:table-cell table:number-columns-repeated="204"/>
        </table:table-row>
        <table:table-row table:style-name="ro1">
          <table:table-cell table:formula="oooc:=['win count'.A#REF!]-['loose count'.A#REF!]" office:value-type="float" office:value="0">
            <text:p>#REF!</text:p>
          </table:table-cell>
          <table:table-cell table:formula="oooc:=['win count'.B#REF!]-['loose count'.B#REF!]" office:value-type="float" office:value="0">
            <text:p>#REF!</text:p>
          </table:table-cell>
          <table:table-cell table:formula="oooc:=['win count'.C#REF!]-['loose count'.C#REF!]" office:value-type="float" office:value="0">
            <text:p>#REF!</text:p>
          </table:table-cell>
          <table:table-cell table:formula="oooc:=['win count'.D#REF!]-['loose count'.D#REF!]" office:value-type="float" office:value="0">
            <text:p>#REF!</text:p>
          </table:table-cell>
          <table:table-cell table:formula="oooc:=['win count'.E#REF!]-['loose count'.E#REF!]" office:value-type="float" office:value="0">
            <text:p>#REF!</text:p>
          </table:table-cell>
          <table:table-cell table:formula="oooc:=['win count'.F#REF!]-['loose count'.F#REF!]" office:value-type="float" office:value="0">
            <text:p>#REF!</text:p>
          </table:table-cell>
          <table:table-cell table:formula="oooc:=['win count'.G#REF!]-['loose count'.G#REF!]" office:value-type="float" office:value="0">
            <text:p>#REF!</text:p>
          </table:table-cell>
          <table:table-cell table:formula="oooc:=['win count'.H#REF!]-['loose count'.H#REF!]" office:value-type="float" office:value="0">
            <text:p>#REF!</text:p>
          </table:table-cell>
          <table:table-cell table:formula="oooc:=['win count'.I#REF!]-['loose count'.I#REF!]" office:value-type="float" office:value="0">
            <text:p>#REF!</text:p>
          </table:table-cell>
          <table:table-cell table:formula="oooc:=['win count'.J#REF!]-['loose count'.J#REF!]" office:value-type="float" office:value="0">
            <text:p>#REF!</text:p>
          </table:table-cell>
          <table:table-cell table:formula="oooc:=['win count'.K#REF!]-['loose count'.K#REF!]" office:value-type="float" office:value="0">
            <text:p>#REF!</text:p>
          </table:table-cell>
          <table:table-cell table:formula="oooc:=['win count'.L#REF!]-['loose count'.L#REF!]" office:value-type="float" office:value="0">
            <text:p>#REF!</text:p>
          </table:table-cell>
          <table:table-cell table:formula="oooc:=['win count'.M#REF!]-['loose count'.M#REF!]" office:value-type="float" office:value="0">
            <text:p>#REF!</text:p>
          </table:table-cell>
          <table:table-cell table:formula="oooc:=['win count'.N#REF!]-['loose count'.N#REF!]" office:value-type="float" office:value="0">
            <text:p>#REF!</text:p>
          </table:table-cell>
          <table:table-cell table:formula="oooc:=['win count'.O#REF!]-['loose count'.O#REF!]" office:value-type="float" office:value="0">
            <text:p>#REF!</text:p>
          </table:table-cell>
          <table:table-cell table:formula="oooc:=['win count'.P#REF!]-['loose count'.P#REF!]" office:value-type="float" office:value="0">
            <text:p>#REF!</text:p>
          </table:table-cell>
          <table:table-cell table:formula="oooc:=['win count'.Q#REF!]-['loose count'.Q#REF!]" office:value-type="float" office:value="0">
            <text:p>#REF!</text:p>
          </table:table-cell>
          <table:table-cell table:formula="oooc:=['win count'.R#REF!]-['loose count'.R#REF!]" office:value-type="float" office:value="0">
            <text:p>#REF!</text:p>
          </table:table-cell>
          <table:table-cell table:formula="oooc:=['win count'.S#REF!]-['loose count'.S#REF!]" office:value-type="float" office:value="0">
            <text:p>#REF!</text:p>
          </table:table-cell>
          <table:table-cell table:formula="oooc:=['win count'.T#REF!]-['loose count'.T#REF!]" office:value-type="float" office:value="0">
            <text:p>#REF!</text:p>
          </table:table-cell>
          <table:table-cell table:formula="oooc:=['win count'.U#REF!]-['loose count'.U#REF!]" office:value-type="float" office:value="0">
            <text:p>#REF!</text:p>
          </table:table-cell>
          <table:table-cell table:formula="oooc:=['win count'.V#REF!]-['loose count'.V#REF!]" office:value-type="float" office:value="0">
            <text:p>#REF!</text:p>
          </table:table-cell>
          <table:table-cell table:formula="oooc:=['win count'.W#REF!]-['loose count'.W#REF!]" office:value-type="float" office:value="0">
            <text:p>#REF!</text:p>
          </table:table-cell>
          <table:table-cell table:formula="oooc:=['win count'.X#REF!]-['loose count'.X#REF!]" office:value-type="float" office:value="0">
            <text:p>#REF!</text:p>
          </table:table-cell>
          <table:table-cell table:formula="oooc:=['win count'.Y#REF!]-['loose count'.Y#REF!]" office:value-type="float" office:value="0">
            <text:p>#REF!</text:p>
          </table:table-cell>
          <table:table-cell table:formula="oooc:=['win count'.Z#REF!]-['loose count'.Z#REF!]" office:value-type="float" office:value="0">
            <text:p>#REF!</text:p>
          </table:table-cell>
          <table:table-cell table:formula="oooc:=['win count'.AA#REF!]-['loose count'.AA#REF!]" office:value-type="float" office:value="0">
            <text:p>#REF!</text:p>
          </table:table-cell>
          <table:table-cell table:formula="oooc:=['win count'.AB#REF!]-['loose count'.AB#REF!]" office:value-type="float" office:value="0">
            <text:p>#REF!</text:p>
          </table:table-cell>
          <table:table-cell table:formula="oooc:=['win count'.AC#REF!]-['loose count'.AC#REF!]" office:value-type="float" office:value="0">
            <text:p>#REF!</text:p>
          </table:table-cell>
          <table:table-cell table:formula="oooc:=['win count'.AD#REF!]-['loose count'.AD#REF!]" office:value-type="float" office:value="0">
            <text:p>#REF!</text:p>
          </table:table-cell>
          <table:table-cell table:formula="oooc:=['win count'.AE#REF!]-['loose count'.AE#REF!]" office:value-type="float" office:value="0">
            <text:p>#REF!</text:p>
          </table:table-cell>
          <table:table-cell table:formula="oooc:=['win count'.AF#REF!]-['loose count'.AF#REF!]" office:value-type="float" office:value="0">
            <text:p>#REF!</text:p>
          </table:table-cell>
          <table:table-cell table:formula="oooc:=['win count'.AG#REF!]-['loose count'.AG#REF!]" office:value-type="float" office:value="0">
            <text:p>#REF!</text:p>
          </table:table-cell>
          <table:table-cell table:formula="oooc:=['win count'.AH#REF!]-['loose count'.AH#REF!]" office:value-type="float" office:value="0">
            <text:p>#REF!</text:p>
          </table:table-cell>
          <table:table-cell table:formula="oooc:=['win count'.AI#REF!]-['loose count'.AI#REF!]" office:value-type="float" office:value="0">
            <text:p>#REF!</text:p>
          </table:table-cell>
          <table:table-cell table:formula="oooc:=['win count'.AJ#REF!]-['loose count'.AJ#REF!]" office:value-type="float" office:value="0">
            <text:p>#REF!</text:p>
          </table:table-cell>
          <table:table-cell table:formula="oooc:=['win count'.AK#REF!]-['loose count'.AK#REF!]" office:value-type="float" office:value="0">
            <text:p>#REF!</text:p>
          </table:table-cell>
          <table:table-cell table:formula="oooc:=['win count'.AL#REF!]-['loose count'.AL#REF!]" office:value-type="float" office:value="0">
            <text:p>#REF!</text:p>
          </table:table-cell>
          <table:table-cell table:formula="oooc:=['win count'.AM#REF!]-['loose count'.AM#REF!]" office:value-type="float" office:value="0">
            <text:p>#REF!</text:p>
          </table:table-cell>
          <table:table-cell table:formula="oooc:=['win count'.AN#REF!]-['loose count'.AN#REF!]" office:value-type="float" office:value="0">
            <text:p>#REF!</text:p>
          </table:table-cell>
          <table:table-cell table:formula="oooc:=['win count'.AO#REF!]-['loose count'.AO#REF!]" office:value-type="float" office:value="0">
            <text:p>#REF!</text:p>
          </table:table-cell>
          <table:table-cell table:formula="oooc:=['win count'.AP#REF!]-['loose count'.AP#REF!]" office:value-type="float" office:value="0">
            <text:p>#REF!</text:p>
          </table:table-cell>
          <table:table-cell table:formula="oooc:=['win count'.AQ#REF!]-['loose count'.AQ#REF!]" office:value-type="float" office:value="0">
            <text:p>#REF!</text:p>
          </table:table-cell>
          <table:table-cell table:formula="oooc:=['win count'.AR#REF!]-['loose count'.AR#REF!]" office:value-type="float" office:value="0">
            <text:p>#REF!</text:p>
          </table:table-cell>
          <table:table-cell table:formula="oooc:=['win count'.AS#REF!]-['loose count'.AS#REF!]" office:value-type="float" office:value="0">
            <text:p>#REF!</text:p>
          </table:table-cell>
          <table:table-cell table:formula="oooc:=['win count'.AT#REF!]-['loose count'.AT#REF!]" office:value-type="float" office:value="0">
            <text:p>#REF!</text:p>
          </table:table-cell>
          <table:table-cell table:formula="oooc:=['win count'.AU#REF!]-['loose count'.AU#REF!]" office:value-type="float" office:value="0">
            <text:p>#REF!</text:p>
          </table:table-cell>
          <table:table-cell table:formula="oooc:=['win count'.AV#REF!]-['loose count'.AV#REF!]" office:value-type="float" office:value="0">
            <text:p>#REF!</text:p>
          </table:table-cell>
          <table:table-cell table:formula="oooc:=['win count'.AW#REF!]-['loose count'.AW#REF!]" office:value-type="float" office:value="0">
            <text:p>#REF!</text:p>
          </table:table-cell>
          <table:table-cell table:formula="oooc:=['win count'.AX#REF!]-['loose count'.AX#REF!]" office:value-type="float" office:value="0">
            <text:p>#REF!</text:p>
          </table:table-cell>
          <table:table-cell table:formula="oooc:=MIN([.A19:.AX19])" office:value-type="float" office:value="0">
            <text:p>#REF!</text:p>
          </table:table-cell>
          <table:table-cell table:formula="oooc:=MAX([.A19:.AX19])" office:value-type="float" office:value="0">
            <text:p>#REF!</text:p>
          </table:table-cell>
          <table:table-cell table:number-columns-repeated="204"/>
        </table:table-row>
        <table:table-row table:style-name="ro1">
          <table:table-cell table:formula="oooc:=['win count'.A#REF!]-['loose count'.A#REF!]" office:value-type="float" office:value="0">
            <text:p>#REF!</text:p>
          </table:table-cell>
          <table:table-cell table:formula="oooc:=['win count'.B#REF!]-['loose count'.B#REF!]" office:value-type="float" office:value="0">
            <text:p>#REF!</text:p>
          </table:table-cell>
          <table:table-cell table:formula="oooc:=['win count'.C#REF!]-['loose count'.C#REF!]" office:value-type="float" office:value="0">
            <text:p>#REF!</text:p>
          </table:table-cell>
          <table:table-cell table:formula="oooc:=['win count'.D#REF!]-['loose count'.D#REF!]" office:value-type="float" office:value="0">
            <text:p>#REF!</text:p>
          </table:table-cell>
          <table:table-cell table:formula="oooc:=['win count'.E#REF!]-['loose count'.E#REF!]" office:value-type="float" office:value="0">
            <text:p>#REF!</text:p>
          </table:table-cell>
          <table:table-cell table:formula="oooc:=['win count'.F#REF!]-['loose count'.F#REF!]" office:value-type="float" office:value="0">
            <text:p>#REF!</text:p>
          </table:table-cell>
          <table:table-cell table:formula="oooc:=['win count'.G#REF!]-['loose count'.G#REF!]" office:value-type="float" office:value="0">
            <text:p>#REF!</text:p>
          </table:table-cell>
          <table:table-cell table:formula="oooc:=['win count'.H#REF!]-['loose count'.H#REF!]" office:value-type="float" office:value="0">
            <text:p>#REF!</text:p>
          </table:table-cell>
          <table:table-cell table:formula="oooc:=['win count'.I#REF!]-['loose count'.I#REF!]" office:value-type="float" office:value="0">
            <text:p>#REF!</text:p>
          </table:table-cell>
          <table:table-cell table:formula="oooc:=['win count'.J#REF!]-['loose count'.J#REF!]" office:value-type="float" office:value="0">
            <text:p>#REF!</text:p>
          </table:table-cell>
          <table:table-cell table:formula="oooc:=['win count'.K#REF!]-['loose count'.K#REF!]" office:value-type="float" office:value="0">
            <text:p>#REF!</text:p>
          </table:table-cell>
          <table:table-cell table:formula="oooc:=['win count'.L#REF!]-['loose count'.L#REF!]" office:value-type="float" office:value="0">
            <text:p>#REF!</text:p>
          </table:table-cell>
          <table:table-cell table:formula="oooc:=['win count'.M#REF!]-['loose count'.M#REF!]" office:value-type="float" office:value="0">
            <text:p>#REF!</text:p>
          </table:table-cell>
          <table:table-cell table:formula="oooc:=['win count'.N#REF!]-['loose count'.N#REF!]" office:value-type="float" office:value="0">
            <text:p>#REF!</text:p>
          </table:table-cell>
          <table:table-cell table:formula="oooc:=['win count'.O#REF!]-['loose count'.O#REF!]" office:value-type="float" office:value="0">
            <text:p>#REF!</text:p>
          </table:table-cell>
          <table:table-cell table:formula="oooc:=['win count'.P#REF!]-['loose count'.P#REF!]" office:value-type="float" office:value="0">
            <text:p>#REF!</text:p>
          </table:table-cell>
          <table:table-cell table:formula="oooc:=['win count'.Q#REF!]-['loose count'.Q#REF!]" office:value-type="float" office:value="0">
            <text:p>#REF!</text:p>
          </table:table-cell>
          <table:table-cell table:formula="oooc:=['win count'.R#REF!]-['loose count'.R#REF!]" office:value-type="float" office:value="0">
            <text:p>#REF!</text:p>
          </table:table-cell>
          <table:table-cell table:formula="oooc:=['win count'.S#REF!]-['loose count'.S#REF!]" office:value-type="float" office:value="0">
            <text:p>#REF!</text:p>
          </table:table-cell>
          <table:table-cell table:formula="oooc:=['win count'.T#REF!]-['loose count'.T#REF!]" office:value-type="float" office:value="0">
            <text:p>#REF!</text:p>
          </table:table-cell>
          <table:table-cell table:formula="oooc:=['win count'.U#REF!]-['loose count'.U#REF!]" office:value-type="float" office:value="0">
            <text:p>#REF!</text:p>
          </table:table-cell>
          <table:table-cell table:formula="oooc:=['win count'.V#REF!]-['loose count'.V#REF!]" office:value-type="float" office:value="0">
            <text:p>#REF!</text:p>
          </table:table-cell>
          <table:table-cell table:formula="oooc:=['win count'.W#REF!]-['loose count'.W#REF!]" office:value-type="float" office:value="0">
            <text:p>#REF!</text:p>
          </table:table-cell>
          <table:table-cell table:formula="oooc:=['win count'.X#REF!]-['loose count'.X#REF!]" office:value-type="float" office:value="0">
            <text:p>#REF!</text:p>
          </table:table-cell>
          <table:table-cell table:formula="oooc:=['win count'.Y#REF!]-['loose count'.Y#REF!]" office:value-type="float" office:value="0">
            <text:p>#REF!</text:p>
          </table:table-cell>
          <table:table-cell table:formula="oooc:=['win count'.Z#REF!]-['loose count'.Z#REF!]" office:value-type="float" office:value="0">
            <text:p>#REF!</text:p>
          </table:table-cell>
          <table:table-cell table:formula="oooc:=['win count'.AA#REF!]-['loose count'.AA#REF!]" office:value-type="float" office:value="0">
            <text:p>#REF!</text:p>
          </table:table-cell>
          <table:table-cell table:formula="oooc:=['win count'.AB#REF!]-['loose count'.AB#REF!]" office:value-type="float" office:value="0">
            <text:p>#REF!</text:p>
          </table:table-cell>
          <table:table-cell table:formula="oooc:=['win count'.AC#REF!]-['loose count'.AC#REF!]" office:value-type="float" office:value="0">
            <text:p>#REF!</text:p>
          </table:table-cell>
          <table:table-cell table:formula="oooc:=['win count'.AD#REF!]-['loose count'.AD#REF!]" office:value-type="float" office:value="0">
            <text:p>#REF!</text:p>
          </table:table-cell>
          <table:table-cell table:formula="oooc:=['win count'.AE#REF!]-['loose count'.AE#REF!]" office:value-type="float" office:value="0">
            <text:p>#REF!</text:p>
          </table:table-cell>
          <table:table-cell table:formula="oooc:=['win count'.AF#REF!]-['loose count'.AF#REF!]" office:value-type="float" office:value="0">
            <text:p>#REF!</text:p>
          </table:table-cell>
          <table:table-cell table:formula="oooc:=['win count'.AG#REF!]-['loose count'.AG#REF!]" office:value-type="float" office:value="0">
            <text:p>#REF!</text:p>
          </table:table-cell>
          <table:table-cell table:formula="oooc:=['win count'.AH#REF!]-['loose count'.AH#REF!]" office:value-type="float" office:value="0">
            <text:p>#REF!</text:p>
          </table:table-cell>
          <table:table-cell table:formula="oooc:=['win count'.AI#REF!]-['loose count'.AI#REF!]" office:value-type="float" office:value="0">
            <text:p>#REF!</text:p>
          </table:table-cell>
          <table:table-cell table:formula="oooc:=['win count'.AJ#REF!]-['loose count'.AJ#REF!]" office:value-type="float" office:value="0">
            <text:p>#REF!</text:p>
          </table:table-cell>
          <table:table-cell table:formula="oooc:=['win count'.AK#REF!]-['loose count'.AK#REF!]" office:value-type="float" office:value="0">
            <text:p>#REF!</text:p>
          </table:table-cell>
          <table:table-cell table:formula="oooc:=['win count'.AL#REF!]-['loose count'.AL#REF!]" office:value-type="float" office:value="0">
            <text:p>#REF!</text:p>
          </table:table-cell>
          <table:table-cell table:formula="oooc:=['win count'.AM#REF!]-['loose count'.AM#REF!]" office:value-type="float" office:value="0">
            <text:p>#REF!</text:p>
          </table:table-cell>
          <table:table-cell table:formula="oooc:=['win count'.AN#REF!]-['loose count'.AN#REF!]" office:value-type="float" office:value="0">
            <text:p>#REF!</text:p>
          </table:table-cell>
          <table:table-cell table:formula="oooc:=['win count'.AO#REF!]-['loose count'.AO#REF!]" office:value-type="float" office:value="0">
            <text:p>#REF!</text:p>
          </table:table-cell>
          <table:table-cell table:formula="oooc:=['win count'.AP#REF!]-['loose count'.AP#REF!]" office:value-type="float" office:value="0">
            <text:p>#REF!</text:p>
          </table:table-cell>
          <table:table-cell table:formula="oooc:=['win count'.AQ#REF!]-['loose count'.AQ#REF!]" office:value-type="float" office:value="0">
            <text:p>#REF!</text:p>
          </table:table-cell>
          <table:table-cell table:formula="oooc:=['win count'.AR#REF!]-['loose count'.AR#REF!]" office:value-type="float" office:value="0">
            <text:p>#REF!</text:p>
          </table:table-cell>
          <table:table-cell table:formula="oooc:=['win count'.AS#REF!]-['loose count'.AS#REF!]" office:value-type="float" office:value="0">
            <text:p>#REF!</text:p>
          </table:table-cell>
          <table:table-cell table:formula="oooc:=['win count'.AT#REF!]-['loose count'.AT#REF!]" office:value-type="float" office:value="0">
            <text:p>#REF!</text:p>
          </table:table-cell>
          <table:table-cell table:formula="oooc:=['win count'.AU#REF!]-['loose count'.AU#REF!]" office:value-type="float" office:value="0">
            <text:p>#REF!</text:p>
          </table:table-cell>
          <table:table-cell table:formula="oooc:=['win count'.AV#REF!]-['loose count'.AV#REF!]" office:value-type="float" office:value="0">
            <text:p>#REF!</text:p>
          </table:table-cell>
          <table:table-cell table:formula="oooc:=['win count'.AW#REF!]-['loose count'.AW#REF!]" office:value-type="float" office:value="0">
            <text:p>#REF!</text:p>
          </table:table-cell>
          <table:table-cell table:formula="oooc:=['win count'.AX#REF!]-['loose count'.AX#REF!]" office:value-type="float" office:value="0">
            <text:p>#REF!</text:p>
          </table:table-cell>
          <table:table-cell table:formula="oooc:=MIN([.A20:.AX20])" office:value-type="float" office:value="0">
            <text:p>#REF!</text:p>
          </table:table-cell>
          <table:table-cell table:formula="oooc:=MAX([.A20:.AX20])" office:value-type="float" office:value="0">
            <text:p>#REF!</text:p>
          </table:table-cell>
          <table:table-cell table:number-columns-repeated="204"/>
        </table:table-row>
      </table:table>
      <table:table table:name="diff corr 46_50" table:style-name="ta1" table:print="false">
        <office:forms form:automatic-focus="false" form:apply-design-mode="false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33" table:default-cell-style-name="ce2"/>
        <table:table-column table:style-name="co13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04" table:default-cell-style-name="Default"/>
        <table:table-row table:style-name="ro1">
          <table:table-cell table:style-name="ce1" table:formula="oooc:=[diff.A1]" office:value-type="float" office:value="1">
            <text:p>1</text:p>
          </table:table-cell>
          <table:table-cell table:style-name="ce1" table:formula="oooc:=[diff.B1]" office:value-type="float" office:value="2">
            <text:p>2</text:p>
          </table:table-cell>
          <table:table-cell table:style-name="ce1" table:formula="oooc:=[diff.C1]" office:value-type="float" office:value="3">
            <text:p>3</text:p>
          </table:table-cell>
          <table:table-cell table:style-name="ce1" table:formula="oooc:=[diff.D1]" office:value-type="float" office:value="4">
            <text:p>4</text:p>
          </table:table-cell>
          <table:table-cell table:style-name="ce1" table:formula="oooc:=[diff.E1]" office:value-type="float" office:value="5">
            <text:p>5</text:p>
          </table:table-cell>
          <table:table-cell table:style-name="ce1" table:formula="oooc:=[diff.F1]" office:value-type="float" office:value="6">
            <text:p>6</text:p>
          </table:table-cell>
          <table:table-cell table:style-name="ce1" table:formula="oooc:=[diff.G1]" office:value-type="float" office:value="7">
            <text:p>7</text:p>
          </table:table-cell>
          <table:table-cell table:style-name="ce1" table:formula="oooc:=[diff.H1]" office:value-type="float" office:value="8">
            <text:p>8</text:p>
          </table:table-cell>
          <table:table-cell table:style-name="ce1" table:formula="oooc:=[diff.I1]" office:value-type="float" office:value="9">
            <text:p>9</text:p>
          </table:table-cell>
          <table:table-cell table:style-name="ce1" table:formula="oooc:=[diff.J1]" office:value-type="float" office:value="10">
            <text:p>10</text:p>
          </table:table-cell>
          <table:table-cell table:style-name="ce1" table:formula="oooc:=[diff.K1]" office:value-type="float" office:value="11">
            <text:p>11</text:p>
          </table:table-cell>
          <table:table-cell table:style-name="ce1" table:formula="oooc:=[diff.L1]" office:value-type="float" office:value="12">
            <text:p>12</text:p>
          </table:table-cell>
          <table:table-cell table:style-name="ce1" table:formula="oooc:=[diff.M1]" office:value-type="float" office:value="13">
            <text:p>13</text:p>
          </table:table-cell>
          <table:table-cell table:style-name="ce1" table:formula="oooc:=[diff.N1]" office:value-type="float" office:value="14">
            <text:p>14</text:p>
          </table:table-cell>
          <table:table-cell table:style-name="ce1" table:formula="oooc:=[diff.O1]" office:value-type="float" office:value="15">
            <text:p>15</text:p>
          </table:table-cell>
          <table:table-cell table:style-name="ce1" table:formula="oooc:=[diff.P1]" office:value-type="float" office:value="16">
            <text:p>16</text:p>
          </table:table-cell>
          <table:table-cell table:style-name="ce1" table:formula="oooc:=[diff.Q1]" office:value-type="float" office:value="17">
            <text:p>17</text:p>
          </table:table-cell>
          <table:table-cell table:style-name="ce1" table:formula="oooc:=[diff.R1]" office:value-type="float" office:value="18">
            <text:p>18</text:p>
          </table:table-cell>
          <table:table-cell table:style-name="ce1" table:formula="oooc:=[diff.S1]" office:value-type="float" office:value="19">
            <text:p>19</text:p>
          </table:table-cell>
          <table:table-cell table:style-name="ce1" table:formula="oooc:=[diff.T1]" office:value-type="float" office:value="20">
            <text:p>20</text:p>
          </table:table-cell>
          <table:table-cell table:style-name="ce1" table:formula="oooc:=[diff.U1]" office:value-type="float" office:value="21">
            <text:p>21</text:p>
          </table:table-cell>
          <table:table-cell table:style-name="ce1" table:formula="oooc:=[diff.V1]" office:value-type="float" office:value="22">
            <text:p>22</text:p>
          </table:table-cell>
          <table:table-cell table:style-name="ce1" table:formula="oooc:=[diff.W1]" office:value-type="float" office:value="23">
            <text:p>23</text:p>
          </table:table-cell>
          <table:table-cell table:style-name="ce1" table:formula="oooc:=[diff.X1]" office:value-type="float" office:value="24">
            <text:p>24</text:p>
          </table:table-cell>
          <table:table-cell table:style-name="ce1" table:formula="oooc:=[diff.Y1]" office:value-type="float" office:value="25">
            <text:p>25</text:p>
          </table:table-cell>
          <table:table-cell table:style-name="ce1" table:formula="oooc:=[diff.Z1]" office:value-type="float" office:value="26">
            <text:p>26</text:p>
          </table:table-cell>
          <table:table-cell table:style-name="ce1" table:formula="oooc:=[diff.AA1]" office:value-type="float" office:value="27">
            <text:p>27</text:p>
          </table:table-cell>
          <table:table-cell table:style-name="ce1" table:formula="oooc:=[diff.AB1]" office:value-type="float" office:value="28">
            <text:p>28</text:p>
          </table:table-cell>
          <table:table-cell table:style-name="ce1" table:formula="oooc:=[diff.AC1]" office:value-type="float" office:value="29">
            <text:p>29</text:p>
          </table:table-cell>
          <table:table-cell table:style-name="ce1" table:formula="oooc:=[diff.AD1]" office:value-type="float" office:value="30">
            <text:p>30</text:p>
          </table:table-cell>
          <table:table-cell table:style-name="ce1" table:formula="oooc:=[diff.AE1]" office:value-type="float" office:value="31">
            <text:p>31</text:p>
          </table:table-cell>
          <table:table-cell table:style-name="ce1" table:formula="oooc:=[diff.AF1]" office:value-type="float" office:value="32">
            <text:p>32</text:p>
          </table:table-cell>
          <table:table-cell table:style-name="ce1" table:formula="oooc:=[diff.AG1]" office:value-type="float" office:value="33">
            <text:p>33</text:p>
          </table:table-cell>
          <table:table-cell table:style-name="ce1" table:formula="oooc:=[diff.AH1]" office:value-type="float" office:value="34">
            <text:p>34</text:p>
          </table:table-cell>
          <table:table-cell table:style-name="ce1" table:formula="oooc:=[diff.AI1]" office:value-type="float" office:value="35">
            <text:p>35</text:p>
          </table:table-cell>
          <table:table-cell table:style-name="ce1" table:formula="oooc:=[diff.AJ1]" office:value-type="float" office:value="36">
            <text:p>36</text:p>
          </table:table-cell>
          <table:table-cell table:style-name="ce1" table:formula="oooc:=[diff.AK1]" office:value-type="float" office:value="37">
            <text:p>37</text:p>
          </table:table-cell>
          <table:table-cell table:style-name="ce1" table:formula="oooc:=[diff.AL1]" office:value-type="float" office:value="38">
            <text:p>38</text:p>
          </table:table-cell>
          <table:table-cell table:style-name="ce1" table:formula="oooc:=[diff.AM1]" office:value-type="float" office:value="39">
            <text:p>39</text:p>
          </table:table-cell>
          <table:table-cell table:style-name="ce1" table:formula="oooc:=[diff.AN1]" office:value-type="float" office:value="40">
            <text:p>40</text:p>
          </table:table-cell>
          <table:table-cell table:style-name="ce1" table:formula="oooc:=[diff.AO1]" office:value-type="float" office:value="41">
            <text:p>41</text:p>
          </table:table-cell>
          <table:table-cell table:style-name="ce1" table:formula="oooc:=[diff.AP1]" office:value-type="float" office:value="42">
            <text:p>42</text:p>
          </table:table-cell>
          <table:table-cell table:style-name="ce1" table:formula="oooc:=[diff.AQ1]" office:value-type="float" office:value="43">
            <text:p>43</text:p>
          </table:table-cell>
          <table:table-cell table:style-name="ce1" table:formula="oooc:=[diff.AR1]" office:value-type="float" office:value="44">
            <text:p>44</text:p>
          </table:table-cell>
          <table:table-cell table:style-name="ce1" table:formula="oooc:=[diff.AS1]" office:value-type="float" office:value="45">
            <text:p>45</text:p>
          </table:table-cell>
          <table:table-cell table:style-name="ce1" table:formula="oooc:=[diff.AT1]" office:value-type="float" office:value="46">
            <text:p>46</text:p>
          </table:table-cell>
          <table:table-cell table:style-name="ce1" table:formula="oooc:=[diff.AU1]" office:value-type="float" office:value="47">
            <text:p>47</text:p>
          </table:table-cell>
          <table:table-cell table:style-name="ce1" table:formula="oooc:=[diff.AV1]" office:value-type="float" office:value="48">
            <text:p>48</text:p>
          </table:table-cell>
          <table:table-cell table:style-name="ce1" table:formula="oooc:=[diff.AW1]" office:value-type="float" office:value="49">
            <text:p>49</text:p>
          </table:table-cell>
          <table:table-cell table:style-name="ce1" table:formula="oooc:=[diff.AX1]" office:value-type="float" office:value="50">
            <text:p>50</text:p>
          </table:table-cell>
          <table:table-cell table:style-name="ce1" table:number-columns-repeated="206"/>
        </table:table-row>
        <table:table-row table:style-name="ro1">
          <table:table-cell table:formula="oooc:=[diff.A2]" office:value-type="float" office:value="0">
            <text:p>0</text:p>
          </table:table-cell>
          <table:table-cell table:formula="oooc:=[diff.B2]" office:value-type="float" office:value="0">
            <text:p>0</text:p>
          </table:table-cell>
          <table:table-cell table:formula="oooc:=[diff.C2]" office:value-type="float" office:value="0">
            <text:p>0</text:p>
          </table:table-cell>
          <table:table-cell table:formula="oooc:=[diff.D2]" office:value-type="float" office:value="0">
            <text:p>0</text:p>
          </table:table-cell>
          <table:table-cell table:formula="oooc:=[diff.E2]" office:value-type="float" office:value="0">
            <text:p>0</text:p>
          </table:table-cell>
          <table:table-cell table:formula="oooc:=[diff.F2]" office:value-type="float" office:value="0.0087730178024">
            <text:p>0.01</text:p>
          </table:table-cell>
          <table:table-cell table:formula="oooc:=[diff.G2]" office:value-type="float" office:value="0.038374717833">
            <text:p>0.04</text:p>
          </table:table-cell>
          <table:table-cell table:formula="oooc:=[diff.H2]" office:value-type="float" office:value="0.0158013544018">
            <text:p>0.02</text:p>
          </table:table-cell>
          <table:table-cell table:formula="oooc:=[diff.I2]" office:value-type="float" office:value="0.00667588619057">
            <text:p>0.01</text:p>
          </table:table-cell>
          <table:table-cell table:formula="oooc:=[diff.J2]" office:value-type="float" office:value="0.01341585427369">
            <text:p>0.01</text:p>
          </table:table-cell>
          <table:table-cell table:formula="oooc:=[diff.K2]" office:value-type="float" office:value="-0.00693221376067">
            <text:p>-0.01</text:p>
          </table:table-cell>
          <table:table-cell table:formula="oooc:=[diff.L2]" office:value-type="float" office:value="-0.0093497548351">
            <text:p>-0.01</text:p>
          </table:table-cell>
          <table:table-cell table:formula="oooc:=[diff.M2]" office:value-type="float" office:value="0.0133838133274">
            <text:p>0.01</text:p>
          </table:table-cell>
          <table:table-cell table:formula="oooc:=[diff.N2]" office:value-type="float" office:value="-0.000384491355099999">
            <text:p>0</text:p>
          </table:table-cell>
          <table:table-cell table:formula="oooc:=[diff.O2]" office:value-type="float" office:value="-0.0325959781377">
            <text:p>-0.03</text:p>
          </table:table-cell>
          <table:table-cell table:formula="oooc:=[diff.P2]" office:value-type="float" office:value="-0.0801282051282">
            <text:p>-0.08</text:p>
          </table:table-cell>
          <table:table-cell table:formula="oooc:=[diff.Q2]" office:value-type="float" office:value="-0.0256317234308">
            <text:p>-0.03</text:p>
          </table:table-cell>
          <table:table-cell table:formula="oooc:=[diff.R2]" office:value-type="float" office:value="0.006483640513">
            <text:p>0.01</text:p>
          </table:table-cell>
          <table:table-cell table:formula="oooc:=[diff.S2]" office:value-type="float" office:value="-0.00928567294254">
            <text:p>-0.01</text:p>
          </table:table-cell>
          <table:table-cell table:formula="oooc:=[diff.T2]" office:value-type="float" office:value="-0.0073807870084">
            <text:p>-0.01</text:p>
          </table:table-cell>
          <table:table-cell table:formula="oooc:=[diff.U2]" office:value-type="float" office:value="-0.0030583599996">
            <text:p>0</text:p>
          </table:table-cell>
          <table:table-cell table:formula="oooc:=[diff.V2]" office:value-type="float" office:value="-0.0303706827409">
            <text:p>-0.03</text:p>
          </table:table-cell>
          <table:table-cell table:formula="oooc:=[diff.W2]" office:value-type="float" office:value="-0.0440428645846">
            <text:p>-0.04</text:p>
          </table:table-cell>
          <table:table-cell table:formula="oooc:=[diff.X2]" office:value-type="float" office:value="-0.1221380199931">
            <text:p>-0.12</text:p>
          </table:table-cell>
          <table:table-cell table:formula="oooc:=[diff.Y2]" office:value-type="float" office:value="-0.0536169060435">
            <text:p>-0.05</text:p>
          </table:table-cell>
          <table:table-cell table:formula="oooc:=[diff.Z2]" office:value-type="float" office:value="-0.051872224841">
            <text:p>-0.05</text:p>
          </table:table-cell>
          <table:table-cell table:formula="oooc:=[diff.AA2]" office:value-type="float" office:value="-0.049711011336">
            <text:p>-0.05</text:p>
          </table:table-cell>
          <table:table-cell table:formula="oooc:=[diff.AB2]" office:value-type="float" office:value="-0.120809871092">
            <text:p>-0.12</text:p>
          </table:table-cell>
          <table:table-cell table:formula="oooc:=[diff.AC2]" office:value-type="float" office:value="-0.0692900966598">
            <text:p>-0.07</text:p>
          </table:table-cell>
          <table:table-cell table:formula="oooc:=[diff.AD2]" office:value-type="float" office:value="-0.0462681599815">
            <text:p>-0.05</text:p>
          </table:table-cell>
          <table:table-cell table:formula="oooc:=[diff.AE2]" office:value-type="float" office:value="0.005362207393">
            <text:p>0.01</text:p>
          </table:table-cell>
          <table:table-cell table:formula="oooc:=[diff.AF2]" office:value-type="float" office:value="0.01832948842">
            <text:p>0.02</text:p>
          </table:table-cell>
          <table:table-cell table:formula="oooc:=[diff.AG2]" office:value-type="float" office:value="-0.025200721025">
            <text:p>-0.03</text:p>
          </table:table-cell>
          <table:table-cell table:formula="oooc:=[diff.AH2]" office:value-type="float" office:value="-0.054578134431">
            <text:p>-0.05</text:p>
          </table:table-cell>
          <table:table-cell table:formula="oooc:=[diff.AI2]" office:value-type="float" office:value="-0.047663491512">
            <text:p>-0.05</text:p>
          </table:table-cell>
          <table:table-cell table:formula="oooc:=[diff.AJ2]" office:value-type="float" office:value="0.061906208915">
            <text:p>0.06</text:p>
          </table:table-cell>
          <table:table-cell table:formula="oooc:=[diff.AK2]" office:value-type="float" office:value="0.110816196595">
            <text:p>0.11</text:p>
          </table:table-cell>
          <table:table-cell table:formula="oooc:=[diff.AL2]" office:value-type="float" office:value="0.058352764616">
            <text:p>0.06</text:p>
          </table:table-cell>
          <table:table-cell table:formula="oooc:=[diff.AM2]" office:value-type="float" office:value="-0.079921489346">
            <text:p>-0.08</text:p>
          </table:table-cell>
          <table:table-cell table:formula="oooc:=[diff.AN2]" office:value-type="float" office:value="-0.059605462257">
            <text:p>-0.06</text:p>
          </table:table-cell>
          <table:table-cell table:formula="oooc:=[diff.AO2]" office:value-type="float" office:value="-0.04890998768">
            <text:p>-0.05</text:p>
          </table:table-cell>
          <table:table-cell table:formula="oooc:=[diff.AP2]" office:value-type="float" office:value="0.031489015123">
            <text:p>0.03</text:p>
          </table:table-cell>
          <table:table-cell table:formula="oooc:=[diff.AQ2]" office:value-type="float" office:value="0.047995270343">
            <text:p>0.05</text:p>
          </table:table-cell>
          <table:table-cell table:formula="oooc:=[diff.AR2]" office:value-type="float" office:value="0.052638106814">
            <text:p>0.05</text:p>
          </table:table-cell>
          <table:table-cell table:formula="oooc:=[diff.AS2]" office:value-type="float" office:value="-0.012521808515">
            <text:p>-0.01</text:p>
          </table:table-cell>
          <table:table-cell table:formula="oooc:=[diff.AT2]" office:value-type="float" office:value="-0.0286260015379">
            <text:p>-0.03</text:p>
          </table:table-cell>
          <table:table-cell table:number-columns-repeated="2" office:value-type="float" office:value="0.12">
            <text:p>0.12</text:p>
          </table:table-cell>
          <table:table-cell table:formula="oooc:=[diff.AW2]" office:value-type="float" office:value="0.0235811028703">
            <text:p>0.02</text:p>
          </table:table-cell>
          <table:table-cell table:formula="oooc:=[diff.AX2]" office:value-type="float" office:value="0.0400873580896">
            <text:p>0.04</text:p>
          </table:table-cell>
          <table:table-cell table:formula="oooc:=MIN([.A2:.AX2])" office:value-type="float" office:value="-0.1221380199931">
            <text:p>-0.12</text:p>
          </table:table-cell>
          <table:table-cell table:formula="oooc:=MAX([.A2:.AX2])" office:value-type="float" office:value="0.12">
            <text:p>0.12</text:p>
          </table:table-cell>
          <table:table-cell table:number-columns-repeated="204"/>
        </table:table-row>
        <table:table-row table:style-name="ro1">
          <table:table-cell table:formula="oooc:=[diff.A3]" office:value-type="float" office:value="0">
            <text:p>0</text:p>
          </table:table-cell>
          <table:table-cell table:formula="oooc:=[diff.B3]" office:value-type="float" office:value="0">
            <text:p>0</text:p>
          </table:table-cell>
          <table:table-cell table:formula="oooc:=[diff.C3]" office:value-type="float" office:value="0">
            <text:p>0</text:p>
          </table:table-cell>
          <table:table-cell table:formula="oooc:=[diff.D3]" office:value-type="float" office:value="0">
            <text:p>0</text:p>
          </table:table-cell>
          <table:table-cell table:formula="oooc:=[diff.E3]" office:value-type="float" office:value="0">
            <text:p>0</text:p>
          </table:table-cell>
          <table:table-cell table:formula="oooc:=[diff.F3]" office:value-type="float" office:value="0.00124311162373">
            <text:p>0</text:p>
          </table:table-cell>
          <table:table-cell table:formula="oooc:=[diff.G3]" office:value-type="float" office:value="0.0101371267461">
            <text:p>0.01</text:p>
          </table:table-cell>
          <table:table-cell table:formula="oooc:=[diff.H3]" office:value-type="float" office:value="0.01717929001665">
            <text:p>0.02</text:p>
          </table:table-cell>
          <table:table-cell table:formula="oooc:=[diff.I3]" office:value-type="float" office:value="0.00804177880304">
            <text:p>0.01</text:p>
          </table:table-cell>
          <table:table-cell table:formula="oooc:=[diff.J3]" office:value-type="float" office:value="0.0103806228374">
            <text:p>0.01</text:p>
          </table:table-cell>
          <table:table-cell table:formula="oooc:=[diff.K3]" office:value-type="float" office:value="0.00852877098555">
            <text:p>0.01</text:p>
          </table:table-cell>
          <table:table-cell table:formula="oooc:=[diff.L3]" office:value-type="float" office:value="0.0076765346662">
            <text:p>0.01</text:p>
          </table:table-cell>
          <table:table-cell table:formula="oooc:=[diff.M3]" office:value-type="float" office:value="0.0145969498911">
            <text:p>0.01</text:p>
          </table:table-cell>
          <table:table-cell table:formula="oooc:=[diff.N3]" office:value-type="float" office:value="0.0039728309625">
            <text:p>0</text:p>
          </table:table-cell>
          <table:table-cell table:formula="oooc:=[diff.O3]" office:value-type="float" office:value="-0.0349160579264">
            <text:p>-0.03</text:p>
          </table:table-cell>
          <table:table-cell table:formula="oooc:=[diff.P3]" office:value-type="float" office:value="-0.0364026656414">
            <text:p>-0.04</text:p>
          </table:table-cell>
          <table:table-cell table:formula="oooc:=[diff.Q3]" office:value-type="float" office:value="-0.0125464564911">
            <text:p>-0.01</text:p>
          </table:table-cell>
          <table:table-cell table:formula="oooc:=[diff.R3]" office:value-type="float" office:value="-0.0029475842624">
            <text:p>0</text:p>
          </table:table-cell>
          <table:table-cell table:formula="oooc:=[diff.S3]" office:value-type="float" office:value="0.0370882993721">
            <text:p>0.04</text:p>
          </table:table-cell>
          <table:table-cell table:formula="oooc:=[diff.T3]" office:value-type="float" office:value="-0.0113289760348">
            <text:p>-0.01</text:p>
          </table:table-cell>
          <table:table-cell table:formula="oooc:=[diff.U3]" office:value-type="float" office:value="0.0176919133666">
            <text:p>0.02</text:p>
          </table:table-cell>
          <table:table-cell table:formula="oooc:=[diff.V3]" office:value-type="float" office:value="0.0457644495707">
            <text:p>0.05</text:p>
          </table:table-cell>
          <table:table-cell table:formula="oooc:=[diff.W3]" office:value-type="float" office:value="-0.0239266948609">
            <text:p>-0.02</text:p>
          </table:table-cell>
          <table:table-cell table:formula="oooc:=[diff.X3]" office:value-type="float" office:value="-0.061617326669">
            <text:p>-0.06</text:p>
          </table:table-cell>
          <table:table-cell table:formula="oooc:=[diff.Y3]" office:value-type="float" office:value="-0.096360374215">
            <text:p>-0.1</text:p>
          </table:table-cell>
          <table:table-cell table:formula="oooc:=[diff.Z3]" office:value-type="float" office:value="-0.038978597975">
            <text:p>-0.04</text:p>
          </table:table-cell>
          <table:table-cell table:formula="oooc:=[diff.AA3]" office:value-type="float" office:value="0.038920927848">
            <text:p>0.04</text:p>
          </table:table-cell>
          <table:table-cell table:formula="oooc:=[diff.AB3]" office:value-type="float" office:value="0.00583109060599998">
            <text:p>0.01</text:p>
          </table:table-cell>
          <table:table-cell table:formula="oooc:=[diff.AC3]" office:value-type="float" office:value="-0.0376906318084">
            <text:p>-0.04</text:p>
          </table:table-cell>
          <table:table-cell table:formula="oooc:=[diff.AD3]" office:value-type="float" office:value="0.034704600794">
            <text:p>0.03</text:p>
          </table:table-cell>
          <table:table-cell table:formula="oooc:=[diff.AE3]" office:value-type="float" office:value="-0.069755222351">
            <text:p>-0.07</text:p>
          </table:table-cell>
          <table:table-cell table:formula="oooc:=[diff.AF3]" office:value-type="float" office:value="-0.082910419069">
            <text:p>-0.08</text:p>
          </table:table-cell>
          <table:table-cell table:formula="oooc:=[diff.AG3]" office:value-type="float" office:value="-0.059688581315">
            <text:p>-0.06</text:p>
          </table:table-cell>
          <table:table-cell table:formula="oooc:=[diff.AH3]" office:value-type="float" office:value="-0.089074714853">
            <text:p>-0.09</text:p>
          </table:table-cell>
          <table:table-cell table:formula="oooc:=[diff.AI3]" office:value-type="float" office:value="0.029161860823">
            <text:p>0.03</text:p>
          </table:table-cell>
          <table:table-cell table:formula="oooc:=[diff.AJ3]" office:value-type="float" office:value="-0.011021402025">
            <text:p>-0.01</text:p>
          </table:table-cell>
          <table:table-cell table:formula="oooc:=[diff.AK3]" office:value-type="float" office:value="0.00374215045500004">
            <text:p>0</text:p>
          </table:table-cell>
          <table:table-cell table:formula="oooc:=[diff.AL3]" office:value-type="float" office:value="0.028501858259">
            <text:p>0.03</text:p>
          </table:table-cell>
          <table:table-cell table:formula="oooc:=[diff.AM3]" office:value-type="float" office:value="-0.028251954376">
            <text:p>-0.03</text:p>
          </table:table-cell>
          <table:table-cell table:formula="oooc:=[diff.AN3]" office:value-type="float" office:value="-0.000647186978999986">
            <text:p>0</text:p>
          </table:table-cell>
          <table:table-cell table:formula="oooc:=[diff.AO3]" office:value-type="float" office:value="-0.0431757016532">
            <text:p>-0.04</text:p>
          </table:table-cell>
          <table:table-cell table:formula="oooc:=[diff.AP3]" office:value-type="float" office:value="0.021408432654">
            <text:p>0.02</text:p>
          </table:table-cell>
          <table:table-cell table:formula="oooc:=[diff.AQ3]" office:value-type="float" office:value="-0.001646802512">
            <text:p>0</text:p>
          </table:table-cell>
          <table:table-cell table:formula="oooc:=[diff.AR3]" office:value-type="float" office:value="-0.022971933872">
            <text:p>-0.02</text:p>
          </table:table-cell>
          <table:table-cell table:formula="oooc:=[diff.AS3]" office:value-type="float" office:value="0.083884403435">
            <text:p>0.08</text:p>
          </table:table-cell>
          <table:table-cell table:formula="oooc:=[diff.AT3]" office:value-type="float" office:value="0.0108227604768">
            <text:p>0.01</text:p>
          </table:table-cell>
          <table:table-cell office:value-type="float" office:value="0.1">
            <text:p>0.1</text:p>
          </table:table-cell>
          <table:table-cell table:formula="oooc:=[diff.AV3]" office:value-type="float" office:value="0.058496732027">
            <text:p>0.06</text:p>
          </table:table-cell>
          <table:table-cell table:formula="oooc:=[diff.AW3]" office:value-type="float" office:value="0.00914391900599999">
            <text:p>0.01</text:p>
          </table:table-cell>
          <table:table-cell table:formula="oooc:=[diff.AX3]" office:value-type="float" office:value="0.0436947327948">
            <text:p>0.04</text:p>
          </table:table-cell>
          <table:table-cell table:formula="oooc:=MIN([.A3:.AX3])" office:value-type="float" office:value="-0.096360374215">
            <text:p>-0.1</text:p>
          </table:table-cell>
          <table:table-cell table:formula="oooc:=MAX([.A3:.AX3])" office:value-type="float" office:value="0.1">
            <text:p>0.1</text:p>
          </table:table-cell>
          <table:table-cell table:number-columns-repeated="204"/>
        </table:table-row>
        <table:table-row table:style-name="ro1">
          <table:table-cell table:formula="oooc:=[diff.A4]" office:value-type="float" office:value="0">
            <text:p>0</text:p>
          </table:table-cell>
          <table:table-cell table:formula="oooc:=[diff.B4]" office:value-type="float" office:value="0">
            <text:p>0</text:p>
          </table:table-cell>
          <table:table-cell table:formula="oooc:=[diff.C4]" office:value-type="float" office:value="0">
            <text:p>0</text:p>
          </table:table-cell>
          <table:table-cell table:formula="oooc:=[diff.D4]" office:value-type="float" office:value="0">
            <text:p>0</text:p>
          </table:table-cell>
          <table:table-cell table:formula="oooc:=[diff.E4]" office:value-type="float" office:value="0">
            <text:p>0</text:p>
          </table:table-cell>
          <table:table-cell table:formula="oooc:=[diff.F4]" office:value-type="float" office:value="0.037851037851">
            <text:p>0.04</text:p>
          </table:table-cell>
          <table:table-cell table:formula="oooc:=[diff.G4]" office:value-type="float" office:value="0.00367516156989">
            <text:p>0</text:p>
          </table:table-cell>
          <table:table-cell table:formula="oooc:=[diff.H4]" office:value-type="float" office:value="-0.0103602735182">
            <text:p>-0.01</text:p>
          </table:table-cell>
          <table:table-cell table:formula="oooc:=[diff.I4]" office:value-type="float" office:value="0.00407810934127">
            <text:p>0</text:p>
          </table:table-cell>
          <table:table-cell table:formula="oooc:=[diff.J4]" office:value-type="float" office:value="0.02015259909994">
            <text:p>0.02</text:p>
          </table:table-cell>
          <table:table-cell table:formula="oooc:=[diff.K4]" office:value-type="float" office:value="0.00978016767489">
            <text:p>0.01</text:p>
          </table:table-cell>
          <table:table-cell table:formula="oooc:=[diff.L4]" office:value-type="float" office:value="0.02219165377057">
            <text:p>0.02</text:p>
          </table:table-cell>
          <table:table-cell table:formula="oooc:=[diff.M4]" office:value-type="float" office:value="0.0122343280238">
            <text:p>0.01</text:p>
          </table:table-cell>
          <table:table-cell table:formula="oooc:=[diff.N4]" office:value-type="float" office:value="-0.00994516783989">
            <text:p>-0.01</text:p>
          </table:table-cell>
          <table:table-cell table:formula="oooc:=[diff.O4]" office:value-type="float" office:value="0.0029300555617">
            <text:p>0</text:p>
          </table:table-cell>
          <table:table-cell table:formula="oooc:=[diff.P4]" office:value-type="float" office:value="-0.0294325557484">
            <text:p>-0.03</text:p>
          </table:table-cell>
          <table:table-cell table:formula="oooc:=[diff.Q4]" office:value-type="float" office:value="-0.0101344838187">
            <text:p>-0.01</text:p>
          </table:table-cell>
          <table:table-cell table:formula="oooc:=[diff.R4]" office:value-type="float" office:value="0.005323426376">
            <text:p>0.01</text:p>
          </table:table-cell>
          <table:table-cell table:formula="oooc:=[diff.S4]" office:value-type="float" office:value="-0.00161179108549">
            <text:p>0</text:p>
          </table:table-cell>
          <table:table-cell table:formula="oooc:=[diff.T4]" office:value-type="float" office:value="-0.0123628544681">
            <text:p>-0.01</text:p>
          </table:table-cell>
          <table:table-cell table:formula="oooc:=[diff.U4]" office:value-type="float" office:value="0.0071853229748">
            <text:p>0.01</text:p>
          </table:table-cell>
          <table:table-cell table:formula="oooc:=[diff.V4]" office:value-type="float" office:value="-0.0080711133343">
            <text:p>-0.01</text:p>
          </table:table-cell>
          <table:table-cell table:formula="oooc:=[diff.W4]" office:value-type="float" office:value="-0.0060077428498">
            <text:p>-0.01</text:p>
          </table:table-cell>
          <table:table-cell table:formula="oooc:=[diff.X4]" office:value-type="float" office:value="0.048833101464">
            <text:p>0.05</text:p>
          </table:table-cell>
          <table:table-cell table:formula="oooc:=[diff.Y4]" office:value-type="float" office:value="-0.096094359252">
            <text:p>-0.1</text:p>
          </table:table-cell>
          <table:table-cell table:formula="oooc:=[diff.Z4]" office:value-type="float" office:value="-0.092632829475">
            <text:p>-0.09</text:p>
          </table:table-cell>
          <table:table-cell table:formula="oooc:=[diff.AA4]" office:value-type="float" office:value="0.033154612102">
            <text:p>0.03</text:p>
          </table:table-cell>
          <table:table-cell table:formula="oooc:=[diff.AB4]" office:value-type="float" office:value="0.040926988295">
            <text:p>0.04</text:p>
          </table:table-cell>
          <table:table-cell table:formula="oooc:=[diff.AC4]" office:value-type="float" office:value="0.040286092917">
            <text:p>0.04</text:p>
          </table:table-cell>
          <table:table-cell table:formula="oooc:=[diff.AD4]" office:value-type="float" office:value="-0.086802244697">
            <text:p>-0.09</text:p>
          </table:table-cell>
          <table:table-cell table:formula="oooc:=[diff.AE4]" office:value-type="float" office:value="-0.039042512727">
            <text:p>-0.04</text:p>
          </table:table-cell>
          <table:table-cell table:formula="oooc:=[diff.AF4]" office:value-type="float" office:value="-0.080789291316">
            <text:p>-0.08</text:p>
          </table:table-cell>
          <table:table-cell table:formula="oooc:=[diff.AG4]" office:value-type="float" office:value="0.096090885564">
            <text:p>0.1</text:p>
          </table:table-cell>
          <table:table-cell table:formula="oooc:=[diff.AH4]" office:value-type="float" office:value="-0.094135199399">
            <text:p>-0.09</text:p>
          </table:table-cell>
          <table:table-cell table:formula="oooc:=[diff.AI4]" office:value-type="float" office:value="-0.121004173636">
            <text:p>-0.12</text:p>
          </table:table-cell>
          <table:table-cell table:formula="oooc:=[diff.AJ4]" office:value-type="float" office:value="-0.074489758701">
            <text:p>-0.07</text:p>
          </table:table-cell>
          <table:table-cell table:formula="oooc:=[diff.AK4]" office:value-type="float" office:value="0.004125004125">
            <text:p>0</text:p>
          </table:table-cell>
          <table:table-cell table:formula="oooc:=[diff.AL4]" office:value-type="float" office:value="0.06927749033">
            <text:p>0.07</text:p>
          </table:table-cell>
          <table:table-cell table:formula="oooc:=[diff.AM4]" office:value-type="float" office:value="-0.065246275773">
            <text:p>-0.07</text:p>
          </table:table-cell>
          <table:table-cell table:formula="oooc:=[diff.AN4]" office:value-type="float" office:value="-0.008255218782">
            <text:p>-0.01</text:p>
          </table:table-cell>
          <table:table-cell table:formula="oooc:=[diff.AO4]" office:value-type="float" office:value="-0.00799816589289999">
            <text:p>-0.01</text:p>
          </table:table-cell>
          <table:table-cell table:formula="oooc:=[diff.AP4]" office:value-type="float" office:value="0.040089829563">
            <text:p>0.04</text:p>
          </table:table-cell>
          <table:table-cell table:formula="oooc:=[diff.AQ4]" office:value-type="float" office:value="-0.026863763706">
            <text:p>-0.03</text:p>
          </table:table-cell>
          <table:table-cell table:formula="oooc:=[diff.AR4]" office:value-type="float" office:value="-0.012595591543">
            <text:p>-0.01</text:p>
          </table:table-cell>
          <table:table-cell table:formula="oooc:=[diff.AS4]" office:value-type="float" office:value="0.037055563371">
            <text:p>0.04</text:p>
          </table:table-cell>
          <table:table-cell table:formula="oooc:=[diff.AT4]" office:value-type="float" office:value="0.0475391528022">
            <text:p>0.05</text:p>
          </table:table-cell>
          <table:table-cell table:formula="oooc:=[diff.AU4]" office:value-type="float" office:value="0.061671851145">
            <text:p>0.06</text:p>
          </table:table-cell>
          <table:table-cell office:value-type="float" office:value="0.12">
            <text:p>0.12</text:p>
          </table:table-cell>
          <table:table-cell table:formula="oooc:=[diff.AW4]" office:value-type="float" office:value="0.050682840156">
            <text:p>0.05</text:p>
          </table:table-cell>
          <table:table-cell table:formula="oooc:=[diff.AX4]" office:value-type="float" office:value="0.0269592901172">
            <text:p>0.03</text:p>
          </table:table-cell>
          <table:table-cell table:formula="oooc:=MIN([.A4:.AX4])" office:value-type="float" office:value="-0.121004173636">
            <text:p>-0.12</text:p>
          </table:table-cell>
          <table:table-cell table:formula="oooc:=MAX([.A4:.AX4])" office:value-type="float" office:value="0.12">
            <text:p>0.12</text:p>
          </table:table-cell>
          <table:table-cell table:number-columns-repeated="204"/>
        </table:table-row>
        <table:table-row table:style-name="ro1">
          <table:table-cell table:formula="oooc:=[diff.A5]" office:value-type="float" office:value="0">
            <text:p>0</text:p>
          </table:table-cell>
          <table:table-cell table:formula="oooc:=[diff.B5]" office:value-type="float" office:value="0">
            <text:p>0</text:p>
          </table:table-cell>
          <table:table-cell table:formula="oooc:=[diff.C5]" office:value-type="float" office:value="0">
            <text:p>0</text:p>
          </table:table-cell>
          <table:table-cell table:formula="oooc:=[diff.D5]" office:value-type="float" office:value="0">
            <text:p>0</text:p>
          </table:table-cell>
          <table:table-cell table:formula="oooc:=[diff.E5]" office:value-type="float" office:value="0">
            <text:p>0</text:p>
          </table:table-cell>
          <table:table-cell table:formula="oooc:=[diff.F5]" office:value-type="float" office:value="0.0153714773698">
            <text:p>0.02</text:p>
          </table:table-cell>
          <table:table-cell table:formula="oooc:=[diff.G5]" office:value-type="float" office:value="0.01952944829826">
            <text:p>0.02</text:p>
          </table:table-cell>
          <table:table-cell table:formula="oooc:=[diff.H5]" office:value-type="float" office:value="0.0005556139077">
            <text:p>0</text:p>
          </table:table-cell>
          <table:table-cell table:formula="oooc:=[diff.I5]" office:value-type="float" office:value="0.00426985482494">
            <text:p>0</text:p>
          </table:table-cell>
          <table:table-cell table:formula="oooc:=[diff.J5]" office:value-type="float" office:value="0.002524618262802">
            <text:p>0</text:p>
          </table:table-cell>
          <table:table-cell table:formula="oooc:=[diff.K5]" office:value-type="float" office:value="0.00671988382342">
            <text:p>0.01</text:p>
          </table:table-cell>
          <table:table-cell table:formula="oooc:=[diff.L5]" office:value-type="float" office:value="0.0174485600467">
            <text:p>0.02</text:p>
          </table:table-cell>
          <table:table-cell table:formula="oooc:=[diff.M5]" office:value-type="float" office:value="0.0063096428696">
            <text:p>0.01</text:p>
          </table:table-cell>
          <table:table-cell table:formula="oooc:=[diff.N5]" office:value-type="float" office:value="0.02290803752601">
            <text:p>0.02</text:p>
          </table:table-cell>
          <table:table-cell table:formula="oooc:=[diff.O5]" office:value-type="float" office:value="-0.0154536777835">
            <text:p>-0.02</text:p>
          </table:table-cell>
          <table:table-cell table:formula="oooc:=[diff.P5]" office:value-type="float" office:value="-0.0320558780146">
            <text:p>-0.03</text:p>
          </table:table-cell>
          <table:table-cell table:formula="oooc:=[diff.Q5]" office:value-type="float" office:value="-0.0102887517868">
            <text:p>-0.01</text:p>
          </table:table-cell>
          <table:table-cell table:formula="oooc:=[diff.R5]" office:value-type="float" office:value="0.00556755580117">
            <text:p>0.01</text:p>
          </table:table-cell>
          <table:table-cell table:formula="oooc:=[diff.S5]" office:value-type="float" office:value="0.0123247342567">
            <text:p>0.01</text:p>
          </table:table-cell>
          <table:table-cell table:formula="oooc:=[diff.T5]" office:value-type="float" office:value="0.0045978953649">
            <text:p>0</text:p>
          </table:table-cell>
          <table:table-cell table:formula="oooc:=[diff.U5]" office:value-type="float" office:value="-0.0093678027069">
            <text:p>-0.01</text:p>
          </table:table-cell>
          <table:table-cell table:formula="oooc:=[diff.V5]" office:value-type="float" office:value="-0.0097407490284">
            <text:p>-0.01</text:p>
          </table:table-cell>
          <table:table-cell table:formula="oooc:=[diff.W5]" office:value-type="float" office:value="0.0534234188979">
            <text:p>0.05</text:p>
          </table:table-cell>
          <table:table-cell table:formula="oooc:=[diff.X5]" office:value-type="float" office:value="0.059717839468">
            <text:p>0.06</text:p>
          </table:table-cell>
          <table:table-cell table:formula="oooc:=[diff.Y5]" office:value-type="float" office:value="-0.00910369582200002">
            <text:p>-0.01</text:p>
          </table:table-cell>
          <table:table-cell table:formula="oooc:=[diff.Z5]" office:value-type="float" office:value="-0.096969849193">
            <text:p>-0.1</text:p>
          </table:table-cell>
          <table:table-cell table:formula="oooc:=[diff.AA5]" office:value-type="float" office:value="0.019927511413">
            <text:p>0.02</text:p>
          </table:table-cell>
          <table:table-cell table:formula="oooc:=[diff.AB5]" office:value-type="float" office:value="0.090453183059">
            <text:p>0.09</text:p>
          </table:table-cell>
          <table:table-cell table:formula="oooc:=[diff.AC5]" office:value-type="float" office:value="-0.019608604252">
            <text:p>-0.02</text:p>
          </table:table-cell>
          <table:table-cell table:formula="oooc:=[diff.AD5]" office:value-type="float" office:value="-0.018672432873">
            <text:p>-0.02</text:p>
          </table:table-cell>
          <table:table-cell table:formula="oooc:=[diff.AE5]" office:value-type="float" office:value="-0.053170728737">
            <text:p>-0.05</text:p>
          </table:table-cell>
          <table:table-cell table:formula="oooc:=[diff.AF5]" office:value-type="float" office:value="-0.072477170357">
            <text:p>-0.07</text:p>
          </table:table-cell>
          <table:table-cell table:formula="oooc:=[diff.AG5]" office:value-type="float" office:value="-0.02272689217">
            <text:p>-0.02</text:p>
          </table:table-cell>
          <table:table-cell table:formula="oooc:=[diff.AH5]" office:value-type="float" office:value="-0.025795707616">
            <text:p>-0.03</text:p>
          </table:table-cell>
          <table:table-cell table:formula="oooc:=[diff.AI5]" office:value-type="float" office:value="-0.108996987507">
            <text:p>-0.11</text:p>
          </table:table-cell>
          <table:table-cell table:formula="oooc:=[diff.AJ5]" office:value-type="float" office:value="-0.068256026889">
            <text:p>-0.07</text:p>
          </table:table-cell>
          <table:table-cell table:formula="oooc:=[diff.AK5]" office:value-type="float" office:value="0.00386570278999998">
            <text:p>0</text:p>
          </table:table-cell>
          <table:table-cell table:formula="oooc:=[diff.AL5]" office:value-type="float" office:value="0.030696526728">
            <text:p>0.03</text:p>
          </table:table-cell>
          <table:table-cell table:formula="oooc:=[diff.AM5]" office:value-type="float" office:value="-0.087397306566">
            <text:p>-0.09</text:p>
          </table:table-cell>
          <table:table-cell table:formula="oooc:=[diff.AN5]" office:value-type="float" office:value="-0.05069482183">
            <text:p>-0.05</text:p>
          </table:table-cell>
          <table:table-cell table:formula="oooc:=[diff.AO5]" office:value-type="float" office:value="-0.053457669071">
            <text:p>-0.05</text:p>
          </table:table-cell>
          <table:table-cell table:formula="oooc:=[diff.AP5]" office:value-type="float" office:value="-0.044769542007">
            <text:p>-0.04</text:p>
          </table:table-cell>
          <table:table-cell table:formula="oooc:=[diff.AQ5]" office:value-type="float" office:value="-0.063001289328">
            <text:p>-0.06</text:p>
          </table:table-cell>
          <table:table-cell table:formula="oooc:=[diff.AR5]" office:value-type="float" office:value="0.00327355536499999">
            <text:p>0</text:p>
          </table:table-cell>
          <table:table-cell table:formula="oooc:=[diff.AS5]" office:value-type="float" office:value="0.039590915941">
            <text:p>0.04</text:p>
          </table:table-cell>
          <table:table-cell table:formula="oooc:=[diff.AT5]" office:value-type="float" office:value="0.022445279641">
            <text:p>0.02</text:p>
          </table:table-cell>
          <table:table-cell table:number-columns-repeated="2" office:value-type="float" office:value="0.11">
            <text:p>0.11</text:p>
          </table:table-cell>
          <table:table-cell table:formula="oooc:=[diff.AW5]" office:value-type="float" office:value="0.057297493953">
            <text:p>0.06</text:p>
          </table:table-cell>
          <table:table-cell table:formula="oooc:=[diff.AX5]" office:value-type="float" office:value="0.0255704175933">
            <text:p>0.03</text:p>
          </table:table-cell>
          <table:table-cell table:formula="oooc:=MIN([.A5:.AX5])" office:value-type="float" office:value="-0.108996987507">
            <text:p>-0.11</text:p>
          </table:table-cell>
          <table:table-cell table:formula="oooc:=MAX([.A5:.AX5])" office:value-type="float" office:value="0.11">
            <text:p>0.11</text:p>
          </table:table-cell>
          <table:table-cell table:number-columns-repeated="204"/>
        </table:table-row>
        <table:table-row table:style-name="ro1">
          <table:table-cell table:formula="oooc:=[diff.A6]" office:value-type="float" office:value="0">
            <text:p>0</text:p>
          </table:table-cell>
          <table:table-cell table:formula="oooc:=[diff.B6]" office:value-type="float" office:value="0">
            <text:p>0</text:p>
          </table:table-cell>
          <table:table-cell table:formula="oooc:=[diff.C6]" office:value-type="float" office:value="0">
            <text:p>0</text:p>
          </table:table-cell>
          <table:table-cell table:formula="oooc:=[diff.D6]" office:value-type="float" office:value="0">
            <text:p>0</text:p>
          </table:table-cell>
          <table:table-cell table:formula="oooc:=[diff.E6]" office:value-type="float" office:value="0">
            <text:p>0</text:p>
          </table:table-cell>
          <table:table-cell table:formula="oooc:=[diff.F6]" office:value-type="float" office:value="0.01452646830677">
            <text:p>0.01</text:p>
          </table:table-cell>
          <table:table-cell table:formula="oooc:=[diff.G6]" office:value-type="float" office:value="0.00307638268912">
            <text:p>0</text:p>
          </table:table-cell>
          <table:table-cell table:formula="oooc:=[diff.H6]" office:value-type="float" office:value="0.00197506110322">
            <text:p>0</text:p>
          </table:table-cell>
          <table:table-cell table:formula="oooc:=[diff.I6]" office:value-type="float" office:value="-0.002107146516018">
            <text:p>0</text:p>
          </table:table-cell>
          <table:table-cell table:formula="oooc:=[diff.J6]" office:value-type="float" office:value="0.005392816895227">
            <text:p>0.01</text:p>
          </table:table-cell>
          <table:table-cell table:formula="oooc:=[diff.K6]" office:value-type="float" office:value="-0.00159307448008">
            <text:p>0</text:p>
          </table:table-cell>
          <table:table-cell table:formula="oooc:=[diff.L6]" office:value-type="float" office:value="0.01276069489363">
            <text:p>0.01</text:p>
          </table:table-cell>
          <table:table-cell table:formula="oooc:=[diff.M6]" office:value-type="float" office:value="0.00260292417346">
            <text:p>0</text:p>
          </table:table-cell>
          <table:table-cell table:formula="oooc:=[diff.N6]" office:value-type="float" office:value="0.00932464472317">
            <text:p>0.01</text:p>
          </table:table-cell>
          <table:table-cell table:formula="oooc:=[diff.O6]" office:value-type="float" office:value="-0.0244262882902">
            <text:p>-0.02</text:p>
          </table:table-cell>
          <table:table-cell table:formula="oooc:=[diff.P6]" office:value-type="float" office:value="-0.0625825076467">
            <text:p>-0.06</text:p>
          </table:table-cell>
          <table:table-cell table:formula="oooc:=[diff.Q6]" office:value-type="float" office:value="-0.0101537459569">
            <text:p>-0.01</text:p>
          </table:table-cell>
          <table:table-cell table:formula="oooc:=[diff.R6]" office:value-type="float" office:value="-0.0023896117201">
            <text:p>0</text:p>
          </table:table-cell>
          <table:table-cell table:formula="oooc:=[diff.S6]" office:value-type="float" office:value="-0.0148049087476">
            <text:p>-0.01</text:p>
          </table:table-cell>
          <table:table-cell table:formula="oooc:=[diff.T6]" office:value-type="float" office:value="-0.0165889765393">
            <text:p>-0.02</text:p>
          </table:table-cell>
          <table:table-cell table:formula="oooc:=[diff.U6]" office:value-type="float" office:value="-0.0129355891521">
            <text:p>-0.01</text:p>
          </table:table-cell>
          <table:table-cell table:formula="oooc:=[diff.V6]" office:value-type="float" office:value="0.00405769315210001">
            <text:p>0</text:p>
          </table:table-cell>
          <table:table-cell table:formula="oooc:=[diff.W6]" office:value-type="float" office:value="0.0326291217235">
            <text:p>0.03</text:p>
          </table:table-cell>
          <table:table-cell table:formula="oooc:=[diff.X6]" office:value-type="float" office:value="0.016434206098">
            <text:p>0.02</text:p>
          </table:table-cell>
          <table:table-cell table:formula="oooc:=[diff.Y6]" office:value-type="float" office:value="-0.089502319727">
            <text:p>-0.09</text:p>
          </table:table-cell>
          <table:table-cell table:formula="oooc:=[diff.Z6]" office:value-type="float" office:value="-0.079413701758">
            <text:p>-0.08</text:p>
          </table:table-cell>
          <table:table-cell table:formula="oooc:=[diff.AA6]" office:value-type="float" office:value="0.022806138129">
            <text:p>0.02</text:p>
          </table:table-cell>
          <table:table-cell table:formula="oooc:=[diff.AB6]" office:value-type="float" office:value="0.108451271094">
            <text:p>0.11</text:p>
          </table:table-cell>
          <table:table-cell table:formula="oooc:=[diff.AC6]" office:value-type="float" office:value="0.052257526308">
            <text:p>0.05</text:p>
          </table:table-cell>
          <table:table-cell table:formula="oooc:=[diff.AD6]" office:value-type="float" office:value="-0.084367453569">
            <text:p>-0.08</text:p>
          </table:table-cell>
          <table:table-cell table:formula="oooc:=[diff.AE6]" office:value-type="float" office:value="-0.082282626195">
            <text:p>-0.08</text:p>
          </table:table-cell>
          <table:table-cell table:formula="oooc:=[diff.AF6]" office:value-type="float" office:value="0.020495558125">
            <text:p>0.02</text:p>
          </table:table-cell>
          <table:table-cell table:formula="oooc:=[diff.AG6]" office:value-type="float" office:value="0.0787781550489999">
            <text:p>0.08</text:p>
          </table:table-cell>
          <table:table-cell table:formula="oooc:=[diff.AH6]" office:value-type="float" office:value="-0.023620237973">
            <text:p>-0.02</text:p>
          </table:table-cell>
          <table:table-cell table:formula="oooc:=[diff.AI6]" office:value-type="float" office:value="-0.104094281909">
            <text:p>-0.1</text:p>
          </table:table-cell>
          <table:table-cell table:formula="oooc:=[diff.AJ6]" office:value-type="float" office:value="-0.108517862632">
            <text:p>-0.11</text:p>
          </table:table-cell>
          <table:table-cell table:formula="oooc:=[diff.AK6]" office:value-type="float" office:value="-0.036665593396">
            <text:p>-0.04</text:p>
          </table:table-cell>
          <table:table-cell table:formula="oooc:=[diff.AL6]" office:value-type="float" office:value="0.0139564154730001">
            <text:p>0.01</text:p>
          </table:table-cell>
          <table:table-cell table:formula="oooc:=[diff.AM6]" office:value-type="float" office:value="-0.079708607139">
            <text:p>-0.08</text:p>
          </table:table-cell>
          <table:table-cell table:formula="oooc:=[diff.AN6]" office:value-type="float" office:value="0.00101533800699999">
            <text:p>0</text:p>
          </table:table-cell>
          <table:table-cell table:formula="oooc:=[diff.AO6]" office:value-type="float" office:value="-0.051388543329">
            <text:p>-0.05</text:p>
          </table:table-cell>
          <table:table-cell table:formula="oooc:=[diff.AP6]" office:value-type="float" office:value="-0.053707538748">
            <text:p>-0.05</text:p>
          </table:table-cell>
          <table:table-cell table:formula="oooc:=[diff.AQ6]" office:value-type="float" office:value="0.041434937872">
            <text:p>0.04</text:p>
          </table:table-cell>
          <table:table-cell table:formula="oooc:=[diff.AR6]" office:value-type="float" office:value="0.034530639425">
            <text:p>0.03</text:p>
          </table:table-cell>
          <table:table-cell table:formula="oooc:=[diff.AS6]" office:value-type="float" office:value="0.041725452603">
            <text:p>0.04</text:p>
          </table:table-cell>
          <table:table-cell table:formula="oooc:=[diff.AT6]" office:value-type="float" office:value="0.0010259487465">
            <text:p>0</text:p>
          </table:table-cell>
          <table:table-cell table:number-columns-repeated="2" office:value-type="float" office:value="0.11">
            <text:p>0.11</text:p>
          </table:table-cell>
          <table:table-cell table:formula="oooc:=[diff.AW6]" office:value-type="float" office:value="0.084992389538">
            <text:p>0.08</text:p>
          </table:table-cell>
          <table:table-cell table:formula="oooc:=[diff.AX6]" office:value-type="float" office:value="0.0479378576551">
            <text:p>0.05</text:p>
          </table:table-cell>
          <table:table-cell table:formula="oooc:=MIN([.A6:.AX6])" office:value-type="float" office:value="-0.108517862632">
            <text:p>-0.11</text:p>
          </table:table-cell>
          <table:table-cell table:formula="oooc:=MAX([.A6:.AX6])" office:value-type="float" office:value="0.11">
            <text:p>0.11</text:p>
          </table:table-cell>
          <table:table-cell table:number-columns-repeated="204"/>
        </table:table-row>
        <table:table-row table:style-name="ro1">
          <table:table-cell table:formula="oooc:=[diff.A7]" office:value-type="float" office:value="0">
            <text:p>0</text:p>
          </table:table-cell>
          <table:table-cell table:formula="oooc:=[diff.B7]" office:value-type="float" office:value="0">
            <text:p>0</text:p>
          </table:table-cell>
          <table:table-cell table:formula="oooc:=[diff.C7]" office:value-type="float" office:value="0">
            <text:p>0</text:p>
          </table:table-cell>
          <table:table-cell table:formula="oooc:=[diff.D7]" office:value-type="float" office:value="0">
            <text:p>0</text:p>
          </table:table-cell>
          <table:table-cell table:formula="oooc:=[diff.E7]" office:value-type="float" office:value="0">
            <text:p>0</text:p>
          </table:table-cell>
          <table:table-cell table:formula="oooc:=[diff.F7]" office:value-type="float" office:value="0.0068166098719">
            <text:p>0.01</text:p>
          </table:table-cell>
          <table:table-cell table:formula="oooc:=[diff.G7]" office:value-type="float" office:value="0.00620176992461">
            <text:p>0.01</text:p>
          </table:table-cell>
          <table:table-cell table:formula="oooc:=[diff.H7]" office:value-type="float" office:value="0.00339750744564">
            <text:p>0</text:p>
          </table:table-cell>
          <table:table-cell table:formula="oooc:=[diff.I7]" office:value-type="float" office:value="0.00392596747056">
            <text:p>0</text:p>
          </table:table-cell>
          <table:table-cell table:formula="oooc:=[diff.J7]" office:value-type="float" office:value="0.00116489495276">
            <text:p>0</text:p>
          </table:table-cell>
          <table:table-cell table:formula="oooc:=[diff.K7]" office:value-type="float" office:value="0.00012956988351">
            <text:p>0</text:p>
          </table:table-cell>
          <table:table-cell table:formula="oooc:=[diff.L7]" office:value-type="float" office:value="0.0079383148635">
            <text:p>0.01</text:p>
          </table:table-cell>
          <table:table-cell table:formula="oooc:=[diff.M7]" office:value-type="float" office:value="0.00238377735698">
            <text:p>0</text:p>
          </table:table-cell>
          <table:table-cell table:formula="oooc:=[diff.N7]" office:value-type="float" office:value="0.00458399737899">
            <text:p>0</text:p>
          </table:table-cell>
          <table:table-cell table:formula="oooc:=[diff.O7]" office:value-type="float" office:value="-0.0374355158455">
            <text:p>-0.04</text:p>
          </table:table-cell>
          <table:table-cell table:formula="oooc:=[diff.P7]" office:value-type="float" office:value="-0.0439713909697">
            <text:p>-0.04</text:p>
          </table:table-cell>
          <table:table-cell table:formula="oooc:=[diff.Q7]" office:value-type="float" office:value="-0.0088866430109">
            <text:p>-0.01</text:p>
          </table:table-cell>
          <table:table-cell table:formula="oooc:=[diff.R7]" office:value-type="float" office:value="-0.0029980003048">
            <text:p>0</text:p>
          </table:table-cell>
          <table:table-cell table:formula="oooc:=[diff.S7]" office:value-type="float" office:value="0.02201361470979">
            <text:p>0.02</text:p>
          </table:table-cell>
          <table:table-cell table:formula="oooc:=[diff.T7]" office:value-type="float" office:value="-0.0002477252773">
            <text:p>0</text:p>
          </table:table-cell>
          <table:table-cell table:formula="oooc:=[diff.U7]" office:value-type="float" office:value="-0.0105577860086">
            <text:p>-0.01</text:p>
          </table:table-cell>
          <table:table-cell table:formula="oooc:=[diff.V7]" office:value-type="float" office:value="0.0251208239163">
            <text:p>0.03</text:p>
          </table:table-cell>
          <table:table-cell table:formula="oooc:=[diff.W7]" office:value-type="float" office:value="0.0486010463077">
            <text:p>0.05</text:p>
          </table:table-cell>
          <table:table-cell table:formula="oooc:=[diff.X7]" office:value-type="float" office:value="-0.00364214772599999">
            <text:p>0</text:p>
          </table:table-cell>
          <table:table-cell table:formula="oooc:=[diff.Y7]" office:value-type="float" office:value="0.017209040029">
            <text:p>0.02</text:p>
          </table:table-cell>
          <table:table-cell table:formula="oooc:=[diff.Z7]" office:value-type="float" office:value="-0.054450509549">
            <text:p>-0.05</text:p>
          </table:table-cell>
          <table:table-cell table:formula="oooc:=[diff.AA7]" office:value-type="float" office:value="-0.038734608177">
            <text:p>-0.04</text:p>
          </table:table-cell>
          <table:table-cell table:formula="oooc:=[diff.AB7]" office:value-type="float" office:value="0.026657152535">
            <text:p>0.03</text:p>
          </table:table-cell>
          <table:table-cell office:value-type="float" office:value="0.1">
            <text:p>0.1</text:p>
          </table:table-cell>
          <table:table-cell table:formula="oooc:=[diff.AD7]" office:value-type="float" office:value="-0.041292379378">
            <text:p>-0.04</text:p>
          </table:table-cell>
          <table:table-cell table:formula="oooc:=[diff.AE7]" office:value-type="float" office:value="-0.069960641606">
            <text:p>-0.07</text:p>
          </table:table-cell>
          <table:table-cell table:formula="oooc:=[diff.AF7]" office:value-type="float" office:value="-0.020234188309">
            <text:p>-0.02</text:p>
          </table:table-cell>
          <table:table-cell table:formula="oooc:=[diff.AG7]" office:value-type="float" office:value="0.018346478506">
            <text:p>0.02</text:p>
          </table:table-cell>
          <table:table-cell table:formula="oooc:=[diff.AH7]" office:value-type="float" office:value="-0.010507809054">
            <text:p>-0.01</text:p>
          </table:table-cell>
          <table:table-cell table:formula="oooc:=[diff.AI7]" office:value-type="float" office:value="-0.082551132286">
            <text:p>-0.08</text:p>
          </table:table-cell>
          <table:table-cell table:formula="oooc:=[diff.AJ7]" office:value-type="float" office:value="-0.102666239703">
            <text:p>-0.1</text:p>
          </table:table-cell>
          <table:table-cell table:formula="oooc:=[diff.AK7]" office:value-type="float" office:value="0.00252383623099994">
            <text:p>0</text:p>
          </table:table-cell>
          <table:table-cell table:formula="oooc:=[diff.AL7]" office:value-type="float" office:value="-0.002812900472">
            <text:p>0</text:p>
          </table:table-cell>
          <table:table-cell table:formula="oooc:=[diff.AM7]" office:value-type="float" office:value="-0.050174086393">
            <text:p>-0.05</text:p>
          </table:table-cell>
          <table:table-cell table:formula="oooc:=[diff.AN7]" office:value-type="float" office:value="0.024533748944">
            <text:p>0.02</text:p>
          </table:table-cell>
          <table:table-cell table:formula="oooc:=[diff.AO7]" office:value-type="float" office:value="-0.082839888027">
            <text:p>-0.08</text:p>
          </table:table-cell>
          <table:table-cell table:formula="oooc:=[diff.AP7]" office:value-type="float" office:value="0.00247879527100003">
            <text:p>0</text:p>
          </table:table-cell>
          <table:table-cell table:formula="oooc:=[diff.AQ7]" office:value-type="float" office:value="-0.070796058854">
            <text:p>-0.07</text:p>
          </table:table-cell>
          <table:table-cell table:formula="oooc:=[diff.AR7]" office:value-type="float" office:value="0.00781368097599999">
            <text:p>0.01</text:p>
          </table:table-cell>
          <table:table-cell table:formula="oooc:=[diff.AS7]" office:value-type="float" office:value="0.045385553698">
            <text:p>0.05</text:p>
          </table:table-cell>
          <table:table-cell table:formula="oooc:=[diff.AT7]" office:value-type="float" office:value="-0.0630277273379">
            <text:p>-0.06</text:p>
          </table:table-cell>
          <table:table-cell table:number-columns-repeated="3" office:value-type="float" office:value="0.1">
            <text:p>0.1</text:p>
          </table:table-cell>
          <table:table-cell table:formula="oooc:=[diff.AX7]" office:value-type="float" office:value="-0.0121317515936">
            <text:p>-0.01</text:p>
          </table:table-cell>
          <table:table-cell table:formula="oooc:=MIN([.A7:.AX7])" office:value-type="float" office:value="-0.102666239703">
            <text:p>-0.1</text:p>
          </table:table-cell>
          <table:table-cell table:formula="oooc:=MAX([.A7:.AX7])" office:value-type="float" office:value="0.1">
            <text:p>0.1</text:p>
          </table:table-cell>
          <table:table-cell table:number-columns-repeated="204"/>
        </table:table-row>
        <table:table-row table:style-name="ro1">
          <table:table-cell table:formula="oooc:=[diff.A8]" office:value-type="float" office:value="0">
            <text:p>0</text:p>
          </table:table-cell>
          <table:table-cell table:formula="oooc:=[diff.B8]" office:value-type="float" office:value="0">
            <text:p>0</text:p>
          </table:table-cell>
          <table:table-cell table:formula="oooc:=[diff.C8]" office:value-type="float" office:value="0">
            <text:p>0</text:p>
          </table:table-cell>
          <table:table-cell table:formula="oooc:=[diff.D8]" office:value-type="float" office:value="0">
            <text:p>0</text:p>
          </table:table-cell>
          <table:table-cell table:formula="oooc:=[diff.E8]" office:value-type="float" office:value="0">
            <text:p>0</text:p>
          </table:table-cell>
          <table:table-cell table:formula="oooc:=[diff.F8]" office:value-type="float" office:value="0.00804455672102">
            <text:p>0.01</text:p>
          </table:table-cell>
          <table:table-cell table:formula="oooc:=[diff.G8]" office:value-type="float" office:value="0.0006029527523">
            <text:p>0</text:p>
          </table:table-cell>
          <table:table-cell table:formula="oooc:=[diff.H8]" office:value-type="float" office:value="0.00425934061911">
            <text:p>0</text:p>
          </table:table-cell>
          <table:table-cell table:formula="oooc:=[diff.I8]" office:value-type="float" office:value="-0.00011853112929">
            <text:p>0</text:p>
          </table:table-cell>
          <table:table-cell table:formula="oooc:=[diff.J8]" office:value-type="float" office:value="0.0029104197558">
            <text:p>0</text:p>
          </table:table-cell>
          <table:table-cell table:formula="oooc:=[diff.K8]" office:value-type="float" office:value="0.00087479634613">
            <text:p>0</text:p>
          </table:table-cell>
          <table:table-cell table:formula="oooc:=[diff.L8]" office:value-type="float" office:value="0.00662607318726">
            <text:p>0.01</text:p>
          </table:table-cell>
          <table:table-cell table:formula="oooc:=[diff.M8]" office:value-type="float" office:value="-0.0017289984806">
            <text:p>0</text:p>
          </table:table-cell>
          <table:table-cell table:formula="oooc:=[diff.N8]" office:value-type="float" office:value="-0.00427352774269">
            <text:p>0</text:p>
          </table:table-cell>
          <table:table-cell table:formula="oooc:=[diff.O8]" office:value-type="float" office:value="-0.0364467204862">
            <text:p>-0.04</text:p>
          </table:table-cell>
          <table:table-cell table:formula="oooc:=[diff.P8]" office:value-type="float" office:value="-0.0242226829223">
            <text:p>-0.02</text:p>
          </table:table-cell>
          <table:table-cell table:formula="oooc:=[diff.Q8]" office:value-type="float" office:value="-0.0069507752576">
            <text:p>-0.01</text:p>
          </table:table-cell>
          <table:table-cell table:formula="oooc:=[diff.R8]" office:value-type="float" office:value="-0.0055528859356">
            <text:p>-0.01</text:p>
          </table:table-cell>
          <table:table-cell table:formula="oooc:=[diff.S8]" office:value-type="float" office:value="0.019651454409">
            <text:p>0.02</text:p>
          </table:table-cell>
          <table:table-cell table:formula="oooc:=[diff.T8]" office:value-type="float" office:value="0.0012162026105">
            <text:p>0</text:p>
          </table:table-cell>
          <table:table-cell table:formula="oooc:=[diff.U8]" office:value-type="float" office:value="-0.015274955608">
            <text:p>-0.02</text:p>
          </table:table-cell>
          <table:table-cell table:formula="oooc:=[diff.V8]" office:value-type="float" office:value="-0.0092802094203">
            <text:p>-0.01</text:p>
          </table:table-cell>
          <table:table-cell table:formula="oooc:=[diff.W8]" office:value-type="float" office:value="0.0279252933531">
            <text:p>0.03</text:p>
          </table:table-cell>
          <table:table-cell table:formula="oooc:=[diff.X8]" office:value-type="float" office:value="0.017759990481">
            <text:p>0.02</text:p>
          </table:table-cell>
          <table:table-cell table:formula="oooc:=[diff.Y8]" office:value-type="float" office:value="-0.070837452176">
            <text:p>-0.07</text:p>
          </table:table-cell>
          <table:table-cell table:formula="oooc:=[diff.Z8]" office:value-type="float" office:value="-0.050205484468">
            <text:p>-0.05</text:p>
          </table:table-cell>
          <table:table-cell table:formula="oooc:=[diff.AA8]" office:value-type="float" office:value="0.04018502755">
            <text:p>0.04</text:p>
          </table:table-cell>
          <table:table-cell office:value-type="float" office:value="0.12">
            <text:p>0.12</text:p>
          </table:table-cell>
          <table:table-cell table:formula="oooc:=[diff.AC8]" office:value-type="float" office:value="0.023819036374">
            <text:p>0.02</text:p>
          </table:table-cell>
          <table:table-cell table:formula="oooc:=[diff.AD8]" office:value-type="float" office:value="-0.06257505446">
            <text:p>-0.06</text:p>
          </table:table-cell>
          <table:table-cell table:formula="oooc:=[diff.AE8]" office:value-type="float" office:value="-0.059191883135">
            <text:p>-0.06</text:p>
          </table:table-cell>
          <table:table-cell table:formula="oooc:=[diff.AF8]" office:value-type="float" office:value="0.0572892068020001">
            <text:p>0.06</text:p>
          </table:table-cell>
          <table:table-cell table:formula="oooc:=[diff.AG8]" office:value-type="float" office:value="0.019201127648">
            <text:p>0.02</text:p>
          </table:table-cell>
          <table:table-cell table:formula="oooc:=[diff.AH8]" office:value-type="float" office:value="0.035649953319">
            <text:p>0.04</text:p>
          </table:table-cell>
          <table:table-cell table:formula="oooc:=[diff.AI8]" office:value-type="float" office:value="-0.123225465429">
            <text:p>-0.12</text:p>
          </table:table-cell>
          <table:table-cell table:formula="oooc:=[diff.AJ8]" office:value-type="float" office:value="-0.119168405733">
            <text:p>-0.12</text:p>
          </table:table-cell>
          <table:table-cell table:formula="oooc:=[diff.AK8]" office:value-type="float" office:value="0.053266928442">
            <text:p>0.05</text:p>
          </table:table-cell>
          <table:table-cell table:formula="oooc:=[diff.AL8]" office:value-type="float" office:value="-0.00454239661699996">
            <text:p>0</text:p>
          </table:table-cell>
          <table:table-cell table:formula="oooc:=[diff.AM8]" office:value-type="float" office:value="-0.016285673751">
            <text:p>-0.02</text:p>
          </table:table-cell>
          <table:table-cell table:formula="oooc:=[diff.AN8]" office:value-type="float" office:value="0.018269811631">
            <text:p>0.02</text:p>
          </table:table-cell>
          <table:table-cell table:formula="oooc:=[diff.AO8]" office:value-type="float" office:value="-0.064331054241">
            <text:p>-0.06</text:p>
          </table:table-cell>
          <table:table-cell table:formula="oooc:=[diff.AP8]" office:value-type="float" office:value="0.014144333389">
            <text:p>0.01</text:p>
          </table:table-cell>
          <table:table-cell table:formula="oooc:=[diff.AQ8]" office:value-type="float" office:value="-0.00367515148199993">
            <text:p>0</text:p>
          </table:table-cell>
          <table:table-cell table:formula="oooc:=[diff.AR8]" office:value-type="float" office:value="-0.040184569901">
            <text:p>-0.04</text:p>
          </table:table-cell>
          <table:table-cell table:formula="oooc:=[diff.AS8]" office:value-type="float" office:value="0.0106888534970001">
            <text:p>0.01</text:p>
          </table:table-cell>
          <table:table-cell table:formula="oooc:=[diff.AT8]" office:value-type="float" office:value="-0.0718344408447">
            <text:p>-0.07</text:p>
          </table:table-cell>
          <table:table-cell table:formula="oooc:=[diff.AU8]" office:value-type="float" office:value="0.122345634942">
            <text:p>0.12</text:p>
          </table:table-cell>
          <table:table-cell table:formula="oooc:=[diff.AV8]" office:value-type="float" office:value="0.081181924689">
            <text:p>0.08</text:p>
          </table:table-cell>
          <table:table-cell table:formula="oooc:=[diff.AW8]" office:value-type="float" office:value="0.083333790983">
            <text:p>0.08</text:p>
          </table:table-cell>
          <table:table-cell table:formula="oooc:=[diff.AX8]" office:value-type="float" office:value="0.00181000237999999">
            <text:p>0</text:p>
          </table:table-cell>
          <table:table-cell table:formula="oooc:=MIN([.A8:.AX8])" office:value-type="float" office:value="-0.123225465429">
            <text:p>-0.12</text:p>
          </table:table-cell>
          <table:table-cell table:formula="oooc:=MAX([.A8:.AX8])" office:value-type="float" office:value="0.122345634942">
            <text:p>0.12</text:p>
          </table:table-cell>
          <table:table-cell table:number-columns-repeated="204"/>
        </table:table-row>
        <table:table-row table:style-name="ro1">
          <table:table-cell table:formula="oooc:=[diff.A9]" office:value-type="float" office:value="0">
            <text:p>0</text:p>
          </table:table-cell>
          <table:table-cell table:formula="oooc:=[diff.B9]" office:value-type="float" office:value="0">
            <text:p>0</text:p>
          </table:table-cell>
          <table:table-cell table:formula="oooc:=[diff.C9]" office:value-type="float" office:value="0">
            <text:p>0</text:p>
          </table:table-cell>
          <table:table-cell table:formula="oooc:=[diff.D9]" office:value-type="float" office:value="0">
            <text:p>0</text:p>
          </table:table-cell>
          <table:table-cell table:formula="oooc:=[diff.E9]" office:value-type="float" office:value="0">
            <text:p>0</text:p>
          </table:table-cell>
          <table:table-cell table:formula="oooc:=[diff.F9]" office:value-type="float" office:value="-0.00843324878379">
            <text:p>-0.01</text:p>
          </table:table-cell>
          <table:table-cell table:formula="oooc:=[diff.G9]" office:value-type="float" office:value="0.00106303527896">
            <text:p>0</text:p>
          </table:table-cell>
          <table:table-cell table:formula="oooc:=[diff.H9]" office:value-type="float" office:value="0.00035434509298">
            <text:p>0</text:p>
          </table:table-cell>
          <table:table-cell table:formula="oooc:=[diff.I9]" office:value-type="float" office:value="0.003171347474908">
            <text:p>0</text:p>
          </table:table-cell>
          <table:table-cell table:formula="oooc:=[diff.J9]" office:value-type="float" office:value="0.00110693789605">
            <text:p>0</text:p>
          </table:table-cell>
          <table:table-cell table:formula="oooc:=[diff.K9]" office:value-type="float" office:value="0.00016410041894">
            <text:p>0</text:p>
          </table:table-cell>
          <table:table-cell table:formula="oooc:=[diff.L9]" office:value-type="float" office:value="-0.00176860130866">
            <text:p>0</text:p>
          </table:table-cell>
          <table:table-cell table:formula="oooc:=[diff.M9]" office:value-type="float" office:value="-0.00336159214897">
            <text:p>0</text:p>
          </table:table-cell>
          <table:table-cell table:formula="oooc:=[diff.N9]" office:value-type="float" office:value="0.000858156399240001">
            <text:p>0</text:p>
          </table:table-cell>
          <table:table-cell table:formula="oooc:=[diff.O9]" office:value-type="float" office:value="-0.0143066625757">
            <text:p>-0.01</text:p>
          </table:table-cell>
          <table:table-cell table:formula="oooc:=[diff.P9]" office:value-type="float" office:value="-0.0565847184034">
            <text:p>-0.06</text:p>
          </table:table-cell>
          <table:table-cell table:formula="oooc:=[diff.Q9]" office:value-type="float" office:value="0.0004776670511">
            <text:p>0</text:p>
          </table:table-cell>
          <table:table-cell table:formula="oooc:=[diff.R9]" office:value-type="float" office:value="-0.0032999311699">
            <text:p>0</text:p>
          </table:table-cell>
          <table:table-cell table:formula="oooc:=[diff.S9]" office:value-type="float" office:value="0.0166270885395">
            <text:p>0.02</text:p>
          </table:table-cell>
          <table:table-cell table:formula="oooc:=[diff.T9]" office:value-type="float" office:value="-0.001217763229">
            <text:p>0</text:p>
          </table:table-cell>
          <table:table-cell table:formula="oooc:=[diff.U9]" office:value-type="float" office:value="-0.0353667644363">
            <text:p>-0.04</text:p>
          </table:table-cell>
          <table:table-cell table:formula="oooc:=[diff.V9]" office:value-type="float" office:value="-0.0144289979581">
            <text:p>-0.01</text:p>
          </table:table-cell>
          <table:table-cell table:formula="oooc:=[diff.W9]" office:value-type="float" office:value="0.0221680263324">
            <text:p>0.02</text:p>
          </table:table-cell>
          <table:table-cell table:formula="oooc:=[diff.X9]" office:value-type="float" office:value="-0.004756116851">
            <text:p>0</text:p>
          </table:table-cell>
          <table:table-cell table:formula="oooc:=[diff.Y9]" office:value-type="float" office:value="-0.078697660928">
            <text:p>-0.08</text:p>
          </table:table-cell>
          <table:table-cell table:formula="oooc:=[diff.Z9]" office:value-type="float" office:value="-0.062390387333">
            <text:p>-0.06</text:p>
          </table:table-cell>
          <table:table-cell table:formula="oooc:=[diff.AA9]" office:value-type="float" office:value="0.015739334871">
            <text:p>0.02</text:p>
          </table:table-cell>
          <table:table-cell table:formula="oooc:=[diff.AB9]" office:value-type="float" office:value="0.127253955429">
            <text:p>0.13</text:p>
          </table:table-cell>
          <table:table-cell table:formula="oooc:=[diff.AC9]" office:value-type="float" office:value="0.021354594697">
            <text:p>0.02</text:p>
          </table:table-cell>
          <table:table-cell table:formula="oooc:=[diff.AD9]" office:value-type="float" office:value="-0.066042526015">
            <text:p>-0.07</text:p>
          </table:table-cell>
          <table:table-cell table:formula="oooc:=[diff.AE9]" office:value-type="float" office:value="-0.033889038519">
            <text:p>-0.03</text:p>
          </table:table-cell>
          <table:table-cell table:formula="oooc:=[diff.AF9]" office:value-type="float" office:value="0.0256733296699999">
            <text:p>0.03</text:p>
          </table:table-cell>
          <table:table-cell table:formula="oooc:=[diff.AG9]" office:value-type="float" office:value="0.017474228177">
            <text:p>0.02</text:p>
          </table:table-cell>
          <table:table-cell table:formula="oooc:=[diff.AH9]" office:value-type="float" office:value="-0.012686869763">
            <text:p>-0.01</text:p>
          </table:table-cell>
          <table:table-cell table:formula="oooc:=[diff.AI9]" office:value-type="float" office:value="-0.141140336771">
            <text:p>-0.14</text:p>
          </table:table-cell>
          <table:table-cell table:formula="oooc:=[diff.AJ9]" office:value-type="float" office:value="-0.071973818913">
            <text:p>-0.07</text:p>
          </table:table-cell>
          <table:table-cell table:formula="oooc:=[diff.AK9]" office:value-type="float" office:value="0.0679252412419999">
            <text:p>0.07</text:p>
          </table:table-cell>
          <table:table-cell table:formula="oooc:=[diff.AL9]" office:value-type="float" office:value="0.034678134622">
            <text:p>0.03</text:p>
          </table:table-cell>
          <table:table-cell table:formula="oooc:=[diff.AM9]" office:value-type="float" office:value="-0.00943314321999999">
            <text:p>-0.01</text:p>
          </table:table-cell>
          <table:table-cell table:formula="oooc:=[diff.AN9]" office:value-type="float" office:value="0.064335914544">
            <text:p>0.06</text:p>
          </table:table-cell>
          <table:table-cell table:formula="oooc:=[diff.AO9]" office:value-type="float" office:value="-0.055390139702">
            <text:p>-0.06</text:p>
          </table:table-cell>
          <table:table-cell table:formula="oooc:=[diff.AP9]" office:value-type="float" office:value="0.067668073853">
            <text:p>0.07</text:p>
          </table:table-cell>
          <table:table-cell table:formula="oooc:=[diff.AQ9]" office:value-type="float" office:value="-0.0300971349520001">
            <text:p>-0.03</text:p>
          </table:table-cell>
          <table:table-cell table:formula="oooc:=[diff.AR9]" office:value-type="float" office:value="0.00320653534100002">
            <text:p>0</text:p>
          </table:table-cell>
          <table:table-cell table:formula="oooc:=[diff.AS9]" office:value-type="float" office:value="-0.0000152919220001158">
            <text:p>0</text:p>
          </table:table-cell>
          <table:table-cell table:formula="oooc:=[diff.AT9]" office:value-type="float" office:value="-0.097620017752">
            <text:p>-0.1</text:p>
          </table:table-cell>
          <table:table-cell office:value-type="float" office:value="0.14">
            <text:p>0.14</text:p>
          </table:table-cell>
          <table:table-cell table:formula="oooc:=[diff.AV9]" office:value-type="float" office:value="0.081523049203">
            <text:p>0.08</text:p>
          </table:table-cell>
          <table:table-cell table:formula="oooc:=[diff.AW9]" office:value-type="float" office:value="0.086794651839">
            <text:p>0.09</text:p>
          </table:table-cell>
          <table:table-cell table:formula="oooc:=[diff.AX9]" office:value-type="float" office:value="0.013571663706">
            <text:p>0.01</text:p>
          </table:table-cell>
          <table:table-cell table:formula="oooc:=MIN([.A9:.AX9])" office:value-type="float" office:value="-0.141140336771">
            <text:p>-0.14</text:p>
          </table:table-cell>
          <table:table-cell table:formula="oooc:=MAX([.A9:.AX9])" office:value-type="float" office:value="0.14">
            <text:p>0.14</text:p>
          </table:table-cell>
          <table:table-cell table:number-columns-repeated="204"/>
        </table:table-row>
        <table:table-row table:style-name="ro1">
          <table:table-cell table:formula="oooc:=[diff.A10]" office:value-type="float" office:value="0">
            <text:p>0</text:p>
          </table:table-cell>
          <table:table-cell table:formula="oooc:=[diff.B10]" office:value-type="float" office:value="0">
            <text:p>0</text:p>
          </table:table-cell>
          <table:table-cell table:formula="oooc:=[diff.C10]" office:value-type="float" office:value="0">
            <text:p>0</text:p>
          </table:table-cell>
          <table:table-cell table:formula="oooc:=[diff.D10]" office:value-type="float" office:value="0">
            <text:p>0</text:p>
          </table:table-cell>
          <table:table-cell table:formula="oooc:=[diff.E10]" office:value-type="float" office:value="0">
            <text:p>0</text:p>
          </table:table-cell>
          <table:table-cell table:formula="oooc:=[diff.F10]" office:value-type="float" office:value="-0.0021770682148">
            <text:p>0</text:p>
          </table:table-cell>
          <table:table-cell table:formula="oooc:=[diff.G10]" office:value-type="float" office:value="-0.00013072054688">
            <text:p>0</text:p>
          </table:table-cell>
          <table:table-cell table:formula="oooc:=[diff.H10]" office:value-type="float" office:value="-0.00040206086653">
            <text:p>0</text:p>
          </table:table-cell>
          <table:table-cell table:formula="oooc:=[diff.I10]" office:value-type="float" office:value="-0.000013072054688">
            <text:p>0</text:p>
          </table:table-cell>
          <table:table-cell table:formula="oooc:=[diff.J10]" office:value-type="float" office:value="0.002422264425075">
            <text:p>0</text:p>
          </table:table-cell>
          <table:table-cell table:formula="oooc:=[diff.K10]" office:value-type="float" office:value="0.00404040711708">
            <text:p>0</text:p>
          </table:table-cell>
          <table:table-cell table:formula="oooc:=[diff.L10]" office:value-type="float" office:value="-0.00013072054688">
            <text:p>0</text:p>
          </table:table-cell>
          <table:table-cell table:formula="oooc:=[diff.M10]" office:value-type="float" office:value="-0.00151673908332">
            <text:p>0</text:p>
          </table:table-cell>
          <table:table-cell table:formula="oooc:=[diff.N10]" office:value-type="float" office:value="0.00115072155204">
            <text:p>0</text:p>
          </table:table-cell>
          <table:table-cell table:formula="oooc:=[diff.O10]" office:value-type="float" office:value="-0.0284781691611">
            <text:p>-0.03</text:p>
          </table:table-cell>
          <table:table-cell table:formula="oooc:=[diff.P10]" office:value-type="float" office:value="-0.0431096057519">
            <text:p>-0.04</text:p>
          </table:table-cell>
          <table:table-cell table:formula="oooc:=[diff.Q10]" office:value-type="float" office:value="0.000124374889200002">
            <text:p>0</text:p>
          </table:table-cell>
          <table:table-cell table:formula="oooc:=[diff.R10]" office:value-type="float" office:value="0.00296494506438">
            <text:p>0</text:p>
          </table:table-cell>
          <table:table-cell table:formula="oooc:=[diff.S10]" office:value-type="float" office:value="0.00909091601348">
            <text:p>0.01</text:p>
          </table:table-cell>
          <table:table-cell table:formula="oooc:=[diff.T10]" office:value-type="float" office:value="-0.000640530679700001">
            <text:p>0</text:p>
          </table:table-cell>
          <table:table-cell table:formula="oooc:=[diff.U10]" office:value-type="float" office:value="-0.0144056580929">
            <text:p>-0.01</text:p>
          </table:table-cell>
          <table:table-cell table:formula="oooc:=[diff.V10]" office:value-type="float" office:value="-0.0350581084559">
            <text:p>-0.04</text:p>
          </table:table-cell>
          <table:table-cell table:formula="oooc:=[diff.W10]" office:value-type="float" office:value="0.0393024650087">
            <text:p>0.04</text:p>
          </table:table-cell>
          <table:table-cell table:formula="oooc:=[diff.X10]" office:value-type="float" office:value="-0.010785968076">
            <text:p>-0.01</text:p>
          </table:table-cell>
          <table:table-cell table:formula="oooc:=[diff.Y10]" office:value-type="float" office:value="0.019995547886">
            <text:p>0.02</text:p>
          </table:table-cell>
          <table:table-cell table:formula="oooc:=[diff.Z10]" office:value-type="float" office:value="-0.066205388123">
            <text:p>-0.07</text:p>
          </table:table-cell>
          <table:table-cell table:formula="oooc:=[diff.AA10]" office:value-type="float" office:value="-0.01737073007">
            <text:p>-0.02</text:p>
          </table:table-cell>
          <table:table-cell table:formula="oooc:=[diff.AB10]" office:value-type="float" office:value="0.045460798811">
            <text:p>0.05</text:p>
          </table:table-cell>
          <table:table-cell table:formula="oooc:=[diff.AC10]" office:value-type="float" office:value="-0.00411300144099996">
            <text:p>0</text:p>
          </table:table-cell>
          <table:table-cell table:formula="oooc:=[diff.AD10]" office:value-type="float" office:value="-0.088930711003">
            <text:p>-0.09</text:p>
          </table:table-cell>
          <table:table-cell table:formula="oooc:=[diff.AE10]" office:value-type="float" office:value="-0.01505976848">
            <text:p>-0.02</text:p>
          </table:table-cell>
          <table:table-cell table:formula="oooc:=[diff.AF10]" office:value-type="float" office:value="0.0334626832179999">
            <text:p>0.03</text:p>
          </table:table-cell>
          <table:table-cell table:formula="oooc:=[diff.AG10]" office:value-type="float" office:value="0.054524682323">
            <text:p>0.05</text:p>
          </table:table-cell>
          <table:table-cell table:formula="oooc:=[diff.AH10]" office:value-type="float" office:value="0.020578586908">
            <text:p>0.02</text:p>
          </table:table-cell>
          <table:table-cell office:value-type="float" office:value="-0.12">
            <text:p>-0.12</text:p>
          </table:table-cell>
          <table:table-cell table:formula="oooc:=[diff.AJ10]" office:value-type="float" office:value="-0.060516506071">
            <text:p>-0.06</text:p>
          </table:table-cell>
          <table:table-cell table:formula="oooc:=[diff.AK10]" office:value-type="float" office:value="0.041017442436">
            <text:p>0.04</text:p>
          </table:table-cell>
          <table:table-cell table:formula="oooc:=[diff.AL10]" office:value-type="float" office:value="0.0660001695560001">
            <text:p>0.07</text:p>
          </table:table-cell>
          <table:table-cell table:formula="oooc:=[diff.AM10]" office:value-type="float" office:value="0.026020369054">
            <text:p>0.03</text:p>
          </table:table-cell>
          <table:table-cell table:formula="oooc:=[diff.AN10]" office:value-type="float" office:value="0.035881394075">
            <text:p>0.04</text:p>
          </table:table-cell>
          <table:table-cell table:formula="oooc:=[diff.AO10]" office:value-type="float" office:value="-0.041950254105">
            <text:p>-0.04</text:p>
          </table:table-cell>
          <table:table-cell table:formula="oooc:=[diff.AP10]" office:value-type="float" office:value="0.0474020623889999">
            <text:p>0.05</text:p>
          </table:table-cell>
          <table:table-cell table:formula="oooc:=[diff.AQ10]" office:value-type="float" office:value="0.012631158397">
            <text:p>0.01</text:p>
          </table:table-cell>
          <table:table-cell table:formula="oooc:=[diff.AR10]" office:value-type="float" office:value="-0.010316262499">
            <text:p>-0.01</text:p>
          </table:table-cell>
          <table:table-cell table:formula="oooc:=[diff.AS10]" office:value-type="float" office:value="-0.0552667435249999">
            <text:p>-0.06</text:p>
          </table:table-cell>
          <table:table-cell table:formula="oooc:=[diff.AT10]" office:value-type="float" office:value="-0.074806292456">
            <text:p>-0.07</text:p>
          </table:table-cell>
          <table:table-cell table:formula="oooc:=[diff.AU10]" office:value-type="float" office:value="0.11991046531">
            <text:p>0.12</text:p>
          </table:table-cell>
          <table:table-cell table:formula="oooc:=[diff.AV10]" office:value-type="float" office:value="0.059547016501">
            <text:p>0.06</text:p>
          </table:table-cell>
          <table:table-cell table:formula="oooc:=[diff.AW10]" office:value-type="float" office:value="0.07492762143">
            <text:p>0.07</text:p>
          </table:table-cell>
          <table:table-cell table:formula="oooc:=[diff.AX10]" office:value-type="float" office:value="0.022700701728">
            <text:p>0.02</text:p>
          </table:table-cell>
          <table:table-cell table:formula="oooc:=MIN([.A10:.AX10])" office:value-type="float" office:value="-0.12">
            <text:p>-0.12</text:p>
          </table:table-cell>
          <table:table-cell table:formula="oooc:=MAX([.A10:.AX10])" office:value-type="float" office:value="0.11991046531">
            <text:p>0.12</text:p>
          </table:table-cell>
          <table:table-cell table:number-columns-repeated="204"/>
        </table:table-row>
        <table:table-row table:style-name="ro1">
          <table:table-cell table:formula="oooc:=[diff.A11]" office:value-type="float" office:value="0">
            <text:p>0</text:p>
          </table:table-cell>
          <table:table-cell table:formula="oooc:=[diff.B11]" office:value-type="float" office:value="0">
            <text:p>0</text:p>
          </table:table-cell>
          <table:table-cell table:formula="oooc:=[diff.C11]" office:value-type="float" office:value="0">
            <text:p>0</text:p>
          </table:table-cell>
          <table:table-cell table:formula="oooc:=[diff.D11]" office:value-type="float" office:value="0">
            <text:p>0</text:p>
          </table:table-cell>
          <table:table-cell table:formula="oooc:=[diff.E11]" office:value-type="float" office:value="0">
            <text:p>0</text:p>
          </table:table-cell>
          <table:table-cell table:formula="oooc:=[diff.F11]" office:value-type="float" office:value="-0.00948576971267">
            <text:p>-0.01</text:p>
          </table:table-cell>
          <table:table-cell table:formula="oooc:=[diff.G11]" office:value-type="float" office:value="-0.00148748238121">
            <text:p>0</text:p>
          </table:table-cell>
          <table:table-cell table:formula="oooc:=[diff.H11]" office:value-type="float" office:value="-0.000364033491081">
            <text:p>0</text:p>
          </table:table-cell>
          <table:table-cell table:formula="oooc:=[diff.I11]" office:value-type="float" office:value="0.0010764262648">
            <text:p>0</text:p>
          </table:table-cell>
          <table:table-cell table:formula="oooc:=[diff.J11]" office:value-type="float" office:value="0.002865245303319">
            <text:p>0</text:p>
          </table:table-cell>
          <table:table-cell table:formula="oooc:=[diff.K11]" office:value-type="float" office:value="-0.00330242510047">
            <text:p>0</text:p>
          </table:table-cell>
          <table:table-cell table:formula="oooc:=[diff.L11]" office:value-type="float" office:value="0.00031701086575">
            <text:p>0</text:p>
          </table:table-cell>
          <table:table-cell table:formula="oooc:=[diff.M11]" office:value-type="float" office:value="-0.00185151587229">
            <text:p>0</text:p>
          </table:table-cell>
          <table:table-cell table:formula="oooc:=[diff.N11]" office:value-type="float" office:value="-0.000109719459090001">
            <text:p>0</text:p>
          </table:table-cell>
          <table:table-cell table:formula="oooc:=[diff.O11]" office:value-type="float" office:value="-0.0003256316804">
            <text:p>0</text:p>
          </table:table-cell>
          <table:table-cell table:formula="oooc:=[diff.P11]" office:value-type="float" office:value="-0.0339090600713">
            <text:p>-0.03</text:p>
          </table:table-cell>
          <table:table-cell table:formula="oooc:=[diff.Q11]" office:value-type="float" office:value="0.0069567361805">
            <text:p>0.01</text:p>
          </table:table-cell>
          <table:table-cell table:formula="oooc:=[diff.R11]" office:value-type="float" office:value="0.00599525411088">
            <text:p>0.01</text:p>
          </table:table-cell>
          <table:table-cell table:formula="oooc:=[diff.S11]" office:value-type="float" office:value="0.01173619418988">
            <text:p>0.01</text:p>
          </table:table-cell>
          <table:table-cell table:formula="oooc:=[diff.T11]" office:value-type="float" office:value="0.0019856609729">
            <text:p>0</text:p>
          </table:table-cell>
          <table:table-cell table:formula="oooc:=[diff.U11]" office:value-type="float" office:value="0.0039817714181">
            <text:p>0</text:p>
          </table:table-cell>
          <table:table-cell table:formula="oooc:=[diff.V11]" office:value-type="float" office:value="-0.0499177822458">
            <text:p>-0.05</text:p>
          </table:table-cell>
          <table:table-cell table:formula="oooc:=[diff.W11]" office:value-type="float" office:value="-0.0211957096034">
            <text:p>-0.02</text:p>
          </table:table-cell>
          <table:table-cell table:formula="oooc:=[diff.X11]" office:value-type="float" office:value="-0.006409575687">
            <text:p>-0.01</text:p>
          </table:table-cell>
          <table:table-cell table:formula="oooc:=[diff.Y11]" office:value-type="float" office:value="0.027022596592">
            <text:p>0.03</text:p>
          </table:table-cell>
          <table:table-cell table:formula="oooc:=[diff.Z11]" office:value-type="float" office:value="-0.010805538064">
            <text:p>-0.01</text:p>
          </table:table-cell>
          <table:table-cell table:formula="oooc:=[diff.AA11]" office:value-type="float" office:value="0.020151415466">
            <text:p>0.02</text:p>
          </table:table-cell>
          <table:table-cell table:formula="oooc:=[diff.AB11]" office:value-type="float" office:value="0.0210328284539999">
            <text:p>0.02</text:p>
          </table:table-cell>
          <table:table-cell table:formula="oooc:=[diff.AC11]" office:value-type="float" office:value="-0.03169664555">
            <text:p>-0.03</text:p>
          </table:table-cell>
          <table:table-cell table:formula="oooc:=[diff.AD11]" office:value-type="float" office:value="-0.057677168517">
            <text:p>-0.06</text:p>
          </table:table-cell>
          <table:table-cell table:formula="oooc:=[diff.AE11]" office:value-type="float" office:value="0.045076411113">
            <text:p>0.05</text:p>
          </table:table-cell>
          <table:table-cell table:formula="oooc:=[diff.AF11]" office:value-type="float" office:value="0.0108576548070001">
            <text:p>0.01</text:p>
          </table:table-cell>
          <table:table-cell table:formula="oooc:=[diff.AG11]" office:value-type="float" office:value="0.020773681541">
            <text:p>0.02</text:p>
          </table:table-cell>
          <table:table-cell table:formula="oooc:=[diff.AH11]" office:value-type="float" office:value="-0.00135085553100001">
            <text:p>0</text:p>
          </table:table-cell>
          <table:table-cell table:formula="oooc:=[diff.AI11]" office:value-type="float" office:value="-0.130859394644">
            <text:p>-0.13</text:p>
          </table:table-cell>
          <table:table-cell table:formula="oooc:=[diff.AJ11]" office:value-type="float" office:value="0.021120473403">
            <text:p>0.02</text:p>
          </table:table-cell>
          <table:table-cell table:formula="oooc:=[diff.AK11]" office:value-type="float" office:value="0.0332030675999999">
            <text:p>0.03</text:p>
          </table:table-cell>
          <table:table-cell table:formula="oooc:=[diff.AL11]" office:value-type="float" office:value="0.051784841708">
            <text:p>0.05</text:p>
          </table:table-cell>
          <table:table-cell table:formula="oooc:=[diff.AM11]" office:value-type="float" office:value="0.089839207439">
            <text:p>0.09</text:p>
          </table:table-cell>
          <table:table-cell table:formula="oooc:=[diff.AN11]" office:value-type="float" office:value="-0.00564415184199996">
            <text:p>-0.01</text:p>
          </table:table-cell>
          <table:table-cell table:formula="oooc:=[diff.AO11]" office:value-type="float" office:value="-0.024405395638">
            <text:p>-0.02</text:p>
          </table:table-cell>
          <table:table-cell table:formula="oooc:=[diff.AP11]" office:value-type="float" office:value="-0.000953253109999941">
            <text:p>0</text:p>
          </table:table-cell>
          <table:table-cell table:formula="oooc:=[diff.AQ11]" office:value-type="float" office:value="0.00103423652099999">
            <text:p>0</text:p>
          </table:table-cell>
          <table:table-cell table:formula="oooc:=[diff.AR11]" office:value-type="float" office:value="-0.011425322389">
            <text:p>-0.01</text:p>
          </table:table-cell>
          <table:table-cell table:formula="oooc:=[diff.AS11]" office:value-type="float" office:value="-0.03723290659">
            <text:p>-0.04</text:p>
          </table:table-cell>
          <table:table-cell table:formula="oooc:=[diff.AT11]" office:value-type="float" office:value="-0.068061723466">
            <text:p>-0.07</text:p>
          </table:table-cell>
          <table:table-cell table:formula="oooc:=[diff.AU11]" office:value-type="float" office:value="0.0641457837230001">
            <text:p>0.06</text:p>
          </table:table-cell>
          <table:table-cell office:value-type="float" office:value="0.13">
            <text:p>0.13</text:p>
          </table:table-cell>
          <table:table-cell table:formula="oooc:=[diff.AW11]" office:value-type="float" office:value="0.00494769451400001">
            <text:p>0</text:p>
          </table:table-cell>
          <table:table-cell table:formula="oooc:=[diff.AX11]" office:value-type="float" office:value="0.052720853189">
            <text:p>0.05</text:p>
          </table:table-cell>
          <table:table-cell table:formula="oooc:=MIN([.A11:.AX11])" office:value-type="float" office:value="-0.130859394644">
            <text:p>-0.13</text:p>
          </table:table-cell>
          <table:table-cell table:formula="oooc:=MAX([.A11:.AX11])" office:value-type="float" office:value="0.13">
            <text:p>0.13</text:p>
          </table:table-cell>
          <table:table-cell table:number-columns-repeated="204"/>
        </table:table-row>
        <table:table-row table:style-name="ro1">
          <table:table-cell table:formula="oooc:=[diff.A12]" office:value-type="float" office:value="0">
            <text:p>0</text:p>
          </table:table-cell>
          <table:table-cell table:formula="oooc:=[diff.B12]" office:value-type="float" office:value="0">
            <text:p>0</text:p>
          </table:table-cell>
          <table:table-cell table:formula="oooc:=[diff.C12]" office:value-type="float" office:value="0">
            <text:p>0</text:p>
          </table:table-cell>
          <table:table-cell table:formula="oooc:=[diff.D12]" office:value-type="float" office:value="0">
            <text:p>0</text:p>
          </table:table-cell>
          <table:table-cell table:formula="oooc:=[diff.E12]" office:value-type="float" office:value="0">
            <text:p>0</text:p>
          </table:table-cell>
          <table:table-cell table:formula="oooc:=[diff.F12]" office:value-type="float" office:value="0">
            <text:p>0</text:p>
          </table:table-cell>
          <table:table-cell table:formula="oooc:=[diff.G12]" office:value-type="float" office:value="0.00169256118107">
            <text:p>0</text:p>
          </table:table-cell>
          <table:table-cell table:formula="oooc:=[diff.H12]" office:value-type="float" office:value="-0.000010406116891">
            <text:p>0</text:p>
          </table:table-cell>
          <table:table-cell table:formula="oooc:=[diff.I12]" office:value-type="float" office:value="0.000338512236215">
            <text:p>0</text:p>
          </table:table-cell>
          <table:table-cell table:formula="oooc:=[diff.J12]" office:value-type="float" office:value="0.001723779531747">
            <text:p>0</text:p>
          </table:table-cell>
          <table:table-cell table:formula="oooc:=[diff.K12]" office:value-type="float" office:value="0.00133323671107">
            <text:p>0</text:p>
          </table:table-cell>
          <table:table-cell table:formula="oooc:=[diff.L12]" office:value-type="float" office:value="0.00274972235727">
            <text:p>0</text:p>
          </table:table-cell>
          <table:table-cell table:formula="oooc:=[diff.M12]" office:value-type="float" office:value="-0.0000936550520200001">
            <text:p>0</text:p>
          </table:table-cell>
          <table:table-cell table:formula="oooc:=[diff.N12]" office:value-type="float" office:value="0.00571308354808">
            <text:p>0.01</text:p>
          </table:table-cell>
          <table:table-cell table:formula="oooc:=[diff.O12]" office:value-type="float" office:value="-0.0103365338203">
            <text:p>-0.01</text:p>
          </table:table-cell>
          <table:table-cell table:formula="oooc:=[diff.P12]" office:value-type="float" office:value="-0.0385046384953">
            <text:p>-0.04</text:p>
          </table:table-cell>
          <table:table-cell table:formula="oooc:=[diff.Q12]" office:value-type="float" office:value="-0.0034261199552">
            <text:p>0</text:p>
          </table:table-cell>
          <table:table-cell table:formula="oooc:=[diff.R12]" office:value-type="float" office:value="0.01176956895353">
            <text:p>0.01</text:p>
          </table:table-cell>
          <table:table-cell table:formula="oooc:=[diff.S12]" office:value-type="float" office:value="0.0052809162598">
            <text:p>0.01</text:p>
          </table:table-cell>
          <table:table-cell table:formula="oooc:=[diff.T12]" office:value-type="float" office:value="0.0045830795536">
            <text:p>0</text:p>
          </table:table-cell>
          <table:table-cell table:formula="oooc:=[diff.U12]" office:value-type="float" office:value="-0.0357132916704">
            <text:p>-0.04</text:p>
          </table:table-cell>
          <table:table-cell table:formula="oooc:=[diff.V12]" office:value-type="float" office:value="-0.0032271499853">
            <text:p>0</text:p>
          </table:table-cell>
          <table:table-cell table:formula="oooc:=[diff.W12]" office:value-type="float" office:value="-0.0259796857553">
            <text:p>-0.03</text:p>
          </table:table-cell>
          <table:table-cell table:formula="oooc:=[diff.X12]" office:value-type="float" office:value="0.00197666070999999">
            <text:p>0</text:p>
          </table:table-cell>
          <table:table-cell table:formula="oooc:=[diff.Y12]" office:value-type="float" office:value="-0.023389565649">
            <text:p>-0.02</text:p>
          </table:table-cell>
          <table:table-cell table:formula="oooc:=[diff.Z12]" office:value-type="float" office:value="-0.077310929006">
            <text:p>-0.08</text:p>
          </table:table-cell>
          <table:table-cell table:formula="oooc:=[diff.AA12]" office:value-type="float" office:value="0.000968646495000003">
            <text:p>0</text:p>
          </table:table-cell>
          <table:table-cell table:formula="oooc:=[diff.AB12]" office:value-type="float" office:value="0.095321660596">
            <text:p>0.1</text:p>
          </table:table-cell>
          <table:table-cell table:formula="oooc:=[diff.AC12]" office:value-type="float" office:value="-0.041295859945">
            <text:p>-0.04</text:p>
          </table:table-cell>
          <table:table-cell table:formula="oooc:=[diff.AD12]" office:value-type="float" office:value="-0.092064671384">
            <text:p>-0.09</text:p>
          </table:table-cell>
          <table:table-cell table:formula="oooc:=[diff.AE12]" office:value-type="float" office:value="0.018748186765">
            <text:p>0.02</text:p>
          </table:table-cell>
          <table:table-cell table:formula="oooc:=[diff.AF12]" office:value-type="float" office:value="-0.0142054779309999">
            <text:p>-0.01</text:p>
          </table:table-cell>
          <table:table-cell table:formula="oooc:=[diff.AG12]" office:value-type="float" office:value="0.011818339791">
            <text:p>0.01</text:p>
          </table:table-cell>
          <table:table-cell table:formula="oooc:=[diff.AH12]" office:value-type="float" office:value="0.063920262565">
            <text:p>0.06</text:p>
          </table:table-cell>
          <table:table-cell table:formula="oooc:=[diff.AI12]" office:value-type="float" office:value="-0.151076882648">
            <text:p>-0.15</text:p>
          </table:table-cell>
          <table:table-cell table:formula="oooc:=[diff.AJ12]" office:value-type="float" office:value="0.011284618832">
            <text:p>0.01</text:p>
          </table:table-cell>
          <table:table-cell table:formula="oooc:=[diff.AK12]" office:value-type="float" office:value="0.04517796842">
            <text:p>0.05</text:p>
          </table:table-cell>
          <table:table-cell table:formula="oooc:=[diff.AL12]" office:value-type="float" office:value="0.034236751446">
            <text:p>0.03</text:p>
          </table:table-cell>
          <table:table-cell table:formula="oooc:=[diff.AM12]" office:value-type="float" office:value="0.052794242985">
            <text:p>0.05</text:p>
          </table:table-cell>
          <table:table-cell table:formula="oooc:=[diff.AN12]" office:value-type="float" office:value="0.042718990461">
            <text:p>0.04</text:p>
          </table:table-cell>
          <table:table-cell table:formula="oooc:=[diff.AO12]" office:value-type="float" office:value="-0.036027105051">
            <text:p>-0.04</text:p>
          </table:table-cell>
          <table:table-cell table:formula="oooc:=[diff.AP12]" office:value-type="float" office:value="0.0296989322319999">
            <text:p>0.03</text:p>
          </table:table-cell>
          <table:table-cell table:formula="oooc:=[diff.AQ12]" office:value-type="float" office:value="0.010979205569">
            <text:p>0.01</text:p>
          </table:table-cell>
          <table:table-cell table:formula="oooc:=[diff.AR12]" office:value-type="float" office:value="-0.023128660477">
            <text:p>-0.02</text:p>
          </table:table-cell>
          <table:table-cell table:formula="oooc:=[diff.AS12]" office:value-type="float" office:value="0.003052001247">
            <text:p>0</text:p>
          </table:table-cell>
          <table:table-cell table:formula="oooc:=[diff.AT12]" office:value-type="float" office:value="-0.095286931747">
            <text:p>-0.1</text:p>
          </table:table-cell>
          <table:table-cell table:formula="oooc:=[diff.AU12]" office:value-type="float" office:value="0.089832120498">
            <text:p>0.09</text:p>
          </table:table-cell>
          <table:table-cell office:value-type="float" office:value="0.15">
            <text:p>0.15</text:p>
          </table:table-cell>
          <table:table-cell table:formula="oooc:=[diff.AW12]" office:value-type="float" office:value="0.118856034256">
            <text:p>0.12</text:p>
          </table:table-cell>
          <table:table-cell table:formula="oooc:=[diff.AX12]" office:value-type="float" office:value="-0.00620568153899997">
            <text:p>-0.01</text:p>
          </table:table-cell>
          <table:table-cell table:formula="oooc:=MIN([.A12:.AX12])" office:value-type="float" office:value="-0.151076882648">
            <text:p>-0.15</text:p>
          </table:table-cell>
          <table:table-cell table:formula="oooc:=MAX([.A12:.AX12])" office:value-type="float" office:value="0.15">
            <text:p>0.15</text:p>
          </table:table-cell>
          <table:table-cell table:number-columns-repeated="204"/>
        </table:table-row>
        <table:table-row table:style-name="ro1">
          <table:table-cell table:formula="oooc:=[diff.A13]" office:value-type="float" office:value="0">
            <text:p>0</text:p>
          </table:table-cell>
          <table:table-cell table:formula="oooc:=[diff.B13]" office:value-type="float" office:value="0">
            <text:p>0</text:p>
          </table:table-cell>
          <table:table-cell table:formula="oooc:=[diff.C13]" office:value-type="float" office:value="0">
            <text:p>0</text:p>
          </table:table-cell>
          <table:table-cell table:formula="oooc:=[diff.D13]" office:value-type="float" office:value="0">
            <text:p>0</text:p>
          </table:table-cell>
          <table:table-cell table:formula="oooc:=[diff.E13]" office:value-type="float" office:value="0">
            <text:p>0</text:p>
          </table:table-cell>
          <table:table-cell table:formula="oooc:=[diff.F13]" office:value-type="float" office:value="-0.000988793671721">
            <text:p>0</text:p>
          </table:table-cell>
          <table:table-cell table:formula="oooc:=[diff.G13]" office:value-type="float" office:value="-0.001323208679892">
            <text:p>0</text:p>
          </table:table-cell>
          <table:table-cell table:formula="oooc:=[diff.H13]" office:value-type="float" office:value="0">
            <text:p>0</text:p>
          </table:table-cell>
          <table:table-cell table:formula="oooc:=[diff.I13]" office:value-type="float" office:value="0.000324780772978">
            <text:p>0</text:p>
          </table:table-cell>
          <table:table-cell table:formula="oooc:=[diff.J13]" office:value-type="float" office:value="0.00129912309191">
            <text:p>0</text:p>
          </table:table-cell>
          <table:table-cell table:formula="oooc:=[diff.K13]" office:value-type="float" office:value="0.00095507384856">
            <text:p>0</text:p>
          </table:table-cell>
          <table:table-cell table:formula="oooc:=[diff.L13]" office:value-type="float" office:value="0.001934233285079">
            <text:p>0</text:p>
          </table:table-cell>
          <table:table-cell table:formula="oooc:=[diff.M13]" office:value-type="float" office:value="0.00061102460519">
            <text:p>0</text:p>
          </table:table-cell>
          <table:table-cell table:formula="oooc:=[diff.N13]" office:value-type="float" office:value="-0.000469294300839999">
            <text:p>0</text:p>
          </table:table-cell>
          <table:table-cell table:formula="oooc:=[diff.O13]" office:value-type="float" office:value="-0.0147913342409">
            <text:p>-0.01</text:p>
          </table:table-cell>
          <table:table-cell table:formula="oooc:=[diff.P13]" office:value-type="float" office:value="-0.0227643061435">
            <text:p>-0.02</text:p>
          </table:table-cell>
          <table:table-cell table:formula="oooc:=[diff.Q13]" office:value-type="float" office:value="0.0052756001433">
            <text:p>0.01</text:p>
          </table:table-cell>
          <table:table-cell table:formula="oooc:=[diff.R13]" office:value-type="float" office:value="0.00153719574818">
            <text:p>0</text:p>
          </table:table-cell>
          <table:table-cell table:formula="oooc:=[diff.S13]" office:value-type="float" office:value="0.0014745732194">
            <text:p>0</text:p>
          </table:table-cell>
          <table:table-cell table:formula="oooc:=[diff.T13]" office:value-type="float" office:value="0.0053574911424">
            <text:p>0.01</text:p>
          </table:table-cell>
          <table:table-cell table:formula="oooc:=[diff.U13]" office:value-type="float" office:value="-0.0255909907484">
            <text:p>-0.03</text:p>
          </table:table-cell>
          <table:table-cell table:formula="oooc:=[diff.V13]" office:value-type="float" office:value="-0.0222881608309">
            <text:p>-0.02</text:p>
          </table:table-cell>
          <table:table-cell table:formula="oooc:=[diff.W13]" office:value-type="float" office:value="0.000978410107199998">
            <text:p>0</text:p>
          </table:table-cell>
          <table:table-cell table:formula="oooc:=[diff.X13]" office:value-type="float" office:value="-0.000567135312000006">
            <text:p>0</text:p>
          </table:table-cell>
          <table:table-cell table:formula="oooc:=[diff.Y13]" office:value-type="float" office:value="0.046022848553">
            <text:p>0.05</text:p>
          </table:table-cell>
          <table:table-cell table:formula="oooc:=[diff.Z13]" office:value-type="float" office:value="-0.017098198334">
            <text:p>-0.02</text:p>
          </table:table-cell>
          <table:table-cell table:formula="oooc:=[diff.AA13]" office:value-type="float" office:value="0.00666988806900004">
            <text:p>0.01</text:p>
          </table:table-cell>
          <table:table-cell table:formula="oooc:=[diff.AB13]" office:value-type="float" office:value="0.054738727035">
            <text:p>0.05</text:p>
          </table:table-cell>
          <table:table-cell table:formula="oooc:=[diff.AC13]" office:value-type="float" office:value="-0.078176252124">
            <text:p>-0.08</text:p>
          </table:table-cell>
          <table:table-cell table:formula="oooc:=[diff.AD13]" office:value-type="float" office:value="-0.061604832361">
            <text:p>-0.06</text:p>
          </table:table-cell>
          <table:table-cell table:formula="oooc:=[diff.AE13]" office:value-type="float" office:value="0.048498418808">
            <text:p>0.05</text:p>
          </table:table-cell>
          <table:table-cell table:formula="oooc:=[diff.AF13]" office:value-type="float" office:value="-0.0194334298969999">
            <text:p>-0.02</text:p>
          </table:table-cell>
          <table:table-cell table:formula="oooc:=[diff.AG13]" office:value-type="float" office:value="0.032747514742">
            <text:p>0.03</text:p>
          </table:table-cell>
          <table:table-cell table:formula="oooc:=[diff.AH13]" office:value-type="float" office:value="0.072882346934">
            <text:p>0.07</text:p>
          </table:table-cell>
          <table:table-cell table:formula="oooc:=[diff.AI13]" office:value-type="float" office:value="-0.122984972948">
            <text:p>-0.12</text:p>
          </table:table-cell>
          <table:table-cell table:formula="oooc:=[diff.AJ13]" office:value-type="float" office:value="-0.00930966851199999">
            <text:p>-0.01</text:p>
          </table:table-cell>
          <table:table-cell table:formula="oooc:=[diff.AK13]" office:value-type="float" office:value="0.010679656756">
            <text:p>0.01</text:p>
          </table:table-cell>
          <table:table-cell table:formula="oooc:=[diff.AL13]" office:value-type="float" office:value="0.040231709779">
            <text:p>0.04</text:p>
          </table:table-cell>
          <table:table-cell table:formula="oooc:=[diff.AM13]" office:value-type="float" office:value="0.0535684886">
            <text:p>0.05</text:p>
          </table:table-cell>
          <table:table-cell table:formula="oooc:=[diff.AN13]" office:value-type="float" office:value="0.00229797918700003">
            <text:p>0</text:p>
          </table:table-cell>
          <table:table-cell table:formula="oooc:=[diff.AO13]" office:value-type="float" office:value="-0.0303594019319999">
            <text:p>-0.03</text:p>
          </table:table-cell>
          <table:table-cell table:formula="oooc:=[diff.AP13]" office:value-type="float" office:value="-0.005229998096">
            <text:p>-0.01</text:p>
          </table:table-cell>
          <table:table-cell table:formula="oooc:=[diff.AQ13]" office:value-type="float" office:value="-0.00332338295199996">
            <text:p>0</text:p>
          </table:table-cell>
          <table:table-cell table:formula="oooc:=[diff.AR13]" office:value-type="float" office:value="-0.0229756170350001">
            <text:p>-0.02</text:p>
          </table:table-cell>
          <table:table-cell table:formula="oooc:=[diff.AS13]" office:value-type="float" office:value="-0.06624136157">
            <text:p>-0.07</text:p>
          </table:table-cell>
          <table:table-cell table:formula="oooc:=[diff.AT13]" office:value-type="float" office:value="-0.071538371125">
            <text:p>-0.07</text:p>
          </table:table-cell>
          <table:table-cell table:formula="oooc:=[diff.AU13]" office:value-type="float" office:value="0.073665824349">
            <text:p>0.07</text:p>
          </table:table-cell>
          <table:table-cell office:value-type="float" office:value="0.12">
            <text:p>0.12</text:p>
          </table:table-cell>
          <table:table-cell table:formula="oooc:=[diff.AW13]" office:value-type="float" office:value="0.109576793739">
            <text:p>0.11</text:p>
          </table:table-cell>
          <table:table-cell table:formula="oooc:=[diff.AX13]" office:value-type="float" office:value="0.042748172011">
            <text:p>0.04</text:p>
          </table:table-cell>
          <table:table-cell table:formula="oooc:=MIN([.A13:.AX13])" office:value-type="float" office:value="-0.122984972948">
            <text:p>-0.12</text:p>
          </table:table-cell>
          <table:table-cell table:formula="oooc:=MAX([.A13:.AX13])" office:value-type="float" office:value="0.12">
            <text:p>0.12</text:p>
          </table:table-cell>
          <table:table-cell table:number-columns-repeated="204"/>
        </table:table-row>
        <table:table-row table:style-name="ro1">
          <table:table-cell table:formula="oooc:=[diff.A14]" office:value-type="float" office:value="0">
            <text:p>0</text:p>
          </table:table-cell>
          <table:table-cell table:formula="oooc:=[diff.B14]" office:value-type="float" office:value="0">
            <text:p>0</text:p>
          </table:table-cell>
          <table:table-cell table:formula="oooc:=[diff.C14]" office:value-type="float" office:value="0">
            <text:p>0</text:p>
          </table:table-cell>
          <table:table-cell table:formula="oooc:=[diff.D14]" office:value-type="float" office:value="0">
            <text:p>0</text:p>
          </table:table-cell>
          <table:table-cell table:formula="oooc:=[diff.E14]" office:value-type="float" office:value="0">
            <text:p>0</text:p>
          </table:table-cell>
          <table:table-cell table:formula="oooc:=[diff.F14]" office:value-type="float" office:value="0">
            <text:p>0</text:p>
          </table:table-cell>
          <table:table-cell table:formula="oooc:=[diff.G14]" office:value-type="float" office:value="-0.00060619394957">
            <text:p>0</text:p>
          </table:table-cell>
          <table:table-cell table:formula="oooc:=[diff.H14]" office:value-type="float" office:value="0">
            <text:p>0</text:p>
          </table:table-cell>
          <table:table-cell table:formula="oooc:=[diff.I14]" office:value-type="float" office:value="0.000591891092039">
            <text:p>0</text:p>
          </table:table-cell>
          <table:table-cell table:formula="oooc:=[diff.J14]" office:value-type="float" office:value="0.00029594554602">
            <text:p>0</text:p>
          </table:table-cell>
          <table:table-cell table:formula="oooc:=[diff.K14]" office:value-type="float" office:value="0.00029356173643">
            <text:p>0</text:p>
          </table:table-cell>
          <table:table-cell table:formula="oooc:=[diff.L14]" office:value-type="float" office:value="-0.000899755686001">
            <text:p>0</text:p>
          </table:table-cell>
          <table:table-cell table:formula="oooc:=[diff.M14]" office:value-type="float" office:value="0.002661126104591">
            <text:p>0</text:p>
          </table:table-cell>
          <table:table-cell table:formula="oooc:=[diff.N14]" office:value-type="float" office:value="0.00557767299214">
            <text:p>0.01</text:p>
          </table:table-cell>
          <table:table-cell table:formula="oooc:=[diff.O14]" office:value-type="float" office:value="-0.00778278515129">
            <text:p>-0.01</text:p>
          </table:table-cell>
          <table:table-cell table:formula="oooc:=[diff.P14]" office:value-type="float" office:value="-0.0162265918727">
            <text:p>-0.02</text:p>
          </table:table-cell>
          <table:table-cell table:formula="oooc:=[diff.Q14]" office:value-type="float" office:value="0.0031314429076">
            <text:p>0</text:p>
          </table:table-cell>
          <table:table-cell table:formula="oooc:=[diff.R14]" office:value-type="float" office:value="0.00528887887496">
            <text:p>0.01</text:p>
          </table:table-cell>
          <table:table-cell table:formula="oooc:=[diff.S14]" office:value-type="float" office:value="-0.0009641185449">
            <text:p>0</text:p>
          </table:table-cell>
          <table:table-cell table:formula="oooc:=[diff.T14]" office:value-type="float" office:value="0.0055371482292">
            <text:p>0.01</text:p>
          </table:table-cell>
          <table:table-cell table:formula="oooc:=[diff.U14]" office:value-type="float" office:value="-0.0135320924339">
            <text:p>-0.01</text:p>
          </table:table-cell>
          <table:table-cell table:formula="oooc:=[diff.V14]" office:value-type="float" office:value="-0.0172169323232">
            <text:p>-0.02</text:p>
          </table:table-cell>
          <table:table-cell table:formula="oooc:=[diff.W14]" office:value-type="float" office:value="-0.014849367955">
            <text:p>-0.01</text:p>
          </table:table-cell>
          <table:table-cell table:formula="oooc:=[diff.X14]" office:value-type="float" office:value="0.0251250882012">
            <text:p>0.03</text:p>
          </table:table-cell>
          <table:table-cell table:formula="oooc:=[diff.Y14]" office:value-type="float" office:value="0.059070007014">
            <text:p>0.06</text:p>
          </table:table-cell>
          <table:table-cell table:formula="oooc:=[diff.Z14]" office:value-type="float" office:value="-0.018518139202">
            <text:p>-0.02</text:p>
          </table:table-cell>
          <table:table-cell table:formula="oooc:=[diff.AA14]" office:value-type="float" office:value="0.023249736368">
            <text:p>0.02</text:p>
          </table:table-cell>
          <table:table-cell table:formula="oooc:=[diff.AB14]" office:value-type="float" office:value="-0.00310027680399999">
            <text:p>0</text:p>
          </table:table-cell>
          <table:table-cell table:formula="oooc:=[diff.AC14]" office:value-type="float" office:value="0.011646852206">
            <text:p>0.01</text:p>
          </table:table-cell>
          <table:table-cell table:formula="oooc:=[diff.AD14]" office:value-type="float" office:value="-0.029317238086">
            <text:p>-0.03</text:p>
          </table:table-cell>
          <table:table-cell table:formula="oooc:=[diff.AE14]" office:value-type="float" office:value="0.025451140379">
            <text:p>0.03</text:p>
          </table:table-cell>
          <table:table-cell table:formula="oooc:=[diff.AF14]" office:value-type="float" office:value="-0.01976443017">
            <text:p>-0.02</text:p>
          </table:table-cell>
          <table:table-cell table:formula="oooc:=[diff.AG14]" office:value-type="float" office:value="0.015962253877">
            <text:p>0.02</text:p>
          </table:table-cell>
          <table:table-cell table:formula="oooc:=[diff.AH14]" office:value-type="float" office:value="0.0581608043780001">
            <text:p>0.06</text:p>
          </table:table-cell>
          <table:table-cell table:formula="oooc:=[diff.AI14]" office:value-type="float" office:value="-0.128002452322">
            <text:p>-0.13</text:p>
          </table:table-cell>
          <table:table-cell table:formula="oooc:=[diff.AJ14]" office:value-type="float" office:value="-0.0453835849809999">
            <text:p>-0.05</text:p>
          </table:table-cell>
          <table:table-cell table:formula="oooc:=[diff.AK14]" office:value-type="float" office:value="-0.00576881920600003">
            <text:p>-0.01</text:p>
          </table:table-cell>
          <table:table-cell table:formula="oooc:=[diff.AL14]" office:value-type="float" office:value="0.00306602057700001">
            <text:p>0</text:p>
          </table:table-cell>
          <table:table-cell table:formula="oooc:=[diff.AM14]" office:value-type="float" office:value="0.052122791268">
            <text:p>0.05</text:p>
          </table:table-cell>
          <table:table-cell table:formula="oooc:=[diff.AN14]" office:value-type="float" office:value="0.00277546067500001">
            <text:p>0</text:p>
          </table:table-cell>
          <table:table-cell table:formula="oooc:=[diff.AO14]" office:value-type="float" office:value="0.013050386319">
            <text:p>0.01</text:p>
          </table:table-cell>
          <table:table-cell table:formula="oooc:=[diff.AP14]" office:value-type="float" office:value="-0.0308389914970001">
            <text:p>-0.03</text:p>
          </table:table-cell>
          <table:table-cell table:formula="oooc:=[diff.AQ14]" office:value-type="float" office:value="0.00286101295300001">
            <text:p>0</text:p>
          </table:table-cell>
          <table:table-cell table:formula="oooc:=[diff.AR14]" office:value-type="float" office:value="-0.00405583129300002">
            <text:p>0</text:p>
          </table:table-cell>
          <table:table-cell table:formula="oooc:=[diff.AS14]" office:value-type="float" office:value="-0.037505094289">
            <text:p>-0.04</text:p>
          </table:table-cell>
          <table:table-cell table:formula="oooc:=[diff.AT14]" office:value-type="float" office:value="-0.074967015138">
            <text:p>-0.07</text:p>
          </table:table-cell>
          <table:table-cell table:formula="oooc:=[diff.AU14]" office:value-type="float" office:value="0.110399519424">
            <text:p>0.11</text:p>
          </table:table-cell>
          <table:table-cell office:value-type="float" office:value="0.13">
            <text:p>0.13</text:p>
          </table:table-cell>
          <table:table-cell table:formula="oooc:=[diff.AW14]" office:value-type="float" office:value="0.038781403601">
            <text:p>0.04</text:p>
          </table:table-cell>
          <table:table-cell table:formula="oooc:=[diff.AX14]" office:value-type="float" office:value="0.00822158269400003">
            <text:p>0.01</text:p>
          </table:table-cell>
          <table:table-cell table:formula="oooc:=MIN([.A14:.AX14])" office:value-type="float" office:value="-0.128002452322">
            <text:p>-0.13</text:p>
          </table:table-cell>
          <table:table-cell table:formula="oooc:=MAX([.A14:.AX14])" office:value-type="float" office:value="0.13">
            <text:p>0.13</text:p>
          </table:table-cell>
          <table:table-cell table:number-columns-repeated="204"/>
        </table:table-row>
        <table:table-row table:style-name="ro1">
          <table:table-cell table:formula="oooc:=[diff.A15]" office:value-type="float" office:value="0">
            <text:p>0</text:p>
          </table:table-cell>
          <table:table-cell table:formula="oooc:=[diff.B15]" office:value-type="float" office:value="0">
            <text:p>0</text:p>
          </table:table-cell>
          <table:table-cell table:formula="oooc:=[diff.C15]" office:value-type="float" office:value="0">
            <text:p>0</text:p>
          </table:table-cell>
          <table:table-cell table:formula="oooc:=[diff.D15]" office:value-type="float" office:value="0">
            <text:p>0</text:p>
          </table:table-cell>
          <table:table-cell table:formula="oooc:=[diff.E15]" office:value-type="float" office:value="0">
            <text:p>0</text:p>
          </table:table-cell>
          <table:table-cell table:formula="oooc:=[diff.F15]" office:value-type="float" office:value="-0.000524934383202">
            <text:p>0</text:p>
          </table:table-cell>
          <table:table-cell table:formula="oooc:=[diff.G15]" office:value-type="float" office:value="0.001298406897889">
            <text:p>0</text:p>
          </table:table-cell>
          <table:table-cell table:formula="oooc:=[diff.H15]" office:value-type="float" office:value="0">
            <text:p>0</text:p>
          </table:table-cell>
          <table:table-cell table:formula="oooc:=[diff.I15]" office:value-type="float" office:value="0.000260145681582">
            <text:p>0</text:p>
          </table:table-cell>
          <table:table-cell table:formula="oooc:=[diff.J15]" office:value-type="float" office:value="0">
            <text:p>0</text:p>
          </table:table-cell>
          <table:table-cell table:formula="oooc:=[diff.K15]" office:value-type="float" office:value="0.00103129668625">
            <text:p>0</text:p>
          </table:table-cell>
          <table:table-cell table:formula="oooc:=[diff.L15]" office:value-type="float" office:value="0">
            <text:p>0</text:p>
          </table:table-cell>
          <table:table-cell table:formula="oooc:=[diff.M15]" office:value-type="float" office:value="0.00104058272633">
            <text:p>0</text:p>
          </table:table-cell>
          <table:table-cell table:formula="oooc:=[diff.N15]" office:value-type="float" office:value="-0.0006131517639">
            <text:p>0</text:p>
          </table:table-cell>
          <table:table-cell table:formula="oooc:=[diff.O15]" office:value-type="float" office:value="-0.01209670591388">
            <text:p>-0.01</text:p>
          </table:table-cell>
          <table:table-cell table:formula="oooc:=[diff.P15]" office:value-type="float" office:value="0.0063806020085">
            <text:p>0.01</text:p>
          </table:table-cell>
          <table:table-cell table:formula="oooc:=[diff.Q15]" office:value-type="float" office:value="-0.0011636227574">
            <text:p>0</text:p>
          </table:table-cell>
          <table:table-cell table:formula="oooc:=[diff.R15]" office:value-type="float" office:value="0.00206027186248">
            <text:p>0</text:p>
          </table:table-cell>
          <table:table-cell table:formula="oooc:=[diff.S15]" office:value-type="float" office:value="-0.00112647859704">
            <text:p>0</text:p>
          </table:table-cell>
          <table:table-cell table:formula="oooc:=[diff.T15]" office:value-type="float" office:value="0.00227398734367">
            <text:p>0</text:p>
          </table:table-cell>
          <table:table-cell table:formula="oooc:=[diff.U15]" office:value-type="float" office:value="-0.00952775023832">
            <text:p>-0.01</text:p>
          </table:table-cell>
          <table:table-cell table:formula="oooc:=[diff.V15]" office:value-type="float" office:value="-0.0014562695792">
            <text:p>0</text:p>
          </table:table-cell>
          <table:table-cell table:formula="oooc:=[diff.W15]" office:value-type="float" office:value="0.0066082465498">
            <text:p>0.01</text:p>
          </table:table-cell>
          <table:table-cell table:formula="oooc:=[diff.X15]" office:value-type="float" office:value="-0.000192412212800003">
            <text:p>0</text:p>
          </table:table-cell>
          <table:table-cell table:formula="oooc:=[diff.Y15]" office:value-type="float" office:value="0.060215463442">
            <text:p>0.06</text:p>
          </table:table-cell>
          <table:table-cell table:formula="oooc:=[diff.Z15]" office:value-type="float" office:value="0.00313212669399998">
            <text:p>0</text:p>
          </table:table-cell>
          <table:table-cell table:formula="oooc:=[diff.AA15]" office:value-type="float" office:value="-0.061155811559">
            <text:p>-0.06</text:p>
          </table:table-cell>
          <table:table-cell table:formula="oooc:=[diff.AB15]" office:value-type="float" office:value="-0.036968544905">
            <text:p>-0.04</text:p>
          </table:table-cell>
          <table:table-cell table:formula="oooc:=[diff.AC15]" office:value-type="float" office:value="-0.029406840534">
            <text:p>-0.03</text:p>
          </table:table-cell>
          <table:table-cell table:formula="oooc:=[diff.AD15]" office:value-type="float" office:value="0.062375696795">
            <text:p>0.06</text:p>
          </table:table-cell>
          <table:table-cell table:formula="oooc:=[diff.AE15]" office:value-type="float" office:value="0.030044846111">
            <text:p>0.03</text:p>
          </table:table-cell>
          <table:table-cell table:formula="oooc:=[diff.AF15]" office:value-type="float" office:value="-0.0704032053229999">
            <text:p>-0.07</text:p>
          </table:table-cell>
          <table:table-cell table:formula="oooc:=[diff.AG15]" office:value-type="float" office:value="0.011459383134">
            <text:p>0.01</text:p>
          </table:table-cell>
          <table:table-cell table:formula="oooc:=[diff.AH15]" office:value-type="float" office:value="0.0626931974289999">
            <text:p>0.06</text:p>
          </table:table-cell>
          <table:table-cell table:formula="oooc:=[diff.AI15]" office:value-type="float" office:value="-0.0637594533260001">
            <text:p>-0.06</text:p>
          </table:table-cell>
          <table:table-cell table:formula="oooc:=[diff.AJ15]" office:value-type="float" office:value="-0.052742659249">
            <text:p>-0.05</text:p>
          </table:table-cell>
          <table:table-cell table:formula="oooc:=[diff.AK15]" office:value-type="float" office:value="0.0165946998559999">
            <text:p>0.02</text:p>
          </table:table-cell>
          <table:table-cell table:formula="oooc:=[diff.AL15]" office:value-type="float" office:value="0.00101709450799992">
            <text:p>0</text:p>
          </table:table-cell>
          <table:table-cell table:formula="oooc:=[diff.AM15]" office:value-type="float" office:value="0.052367530541">
            <text:p>0.05</text:p>
          </table:table-cell>
          <table:table-cell table:formula="oooc:=[diff.AN15]" office:value-type="float" office:value="0.00519731469599993">
            <text:p>0.01</text:p>
          </table:table-cell>
          <table:table-cell table:formula="oooc:=[diff.AO15]" office:value-type="float" office:value="0.0541107114470001">
            <text:p>0.05</text:p>
          </table:table-cell>
          <table:table-cell table:formula="oooc:=[diff.AP15]" office:value-type="float" office:value="-0.0112447117369999">
            <text:p>-0.01</text:p>
          </table:table-cell>
          <table:table-cell table:formula="oooc:=[diff.AQ15]" office:value-type="float" office:value="-0.00963016979800002">
            <text:p>-0.01</text:p>
          </table:table-cell>
          <table:table-cell table:formula="oooc:=[diff.AR15]" office:value-type="float" office:value="-0.0295648397739999">
            <text:p>-0.03</text:p>
          </table:table-cell>
          <table:table-cell table:formula="oooc:=[diff.AS15]" office:value-type="float" office:value="-0.029394550187">
            <text:p>-0.03</text:p>
          </table:table-cell>
          <table:table-cell table:formula="oooc:=[diff.AT15]" office:value-type="float" office:value="-0.067813492617">
            <text:p>-0.07</text:p>
          </table:table-cell>
          <table:table-cell table:number-columns-repeated="2" office:value-type="float" office:value="0.07">
            <text:p>0.07</text:p>
          </table:table-cell>
          <table:table-cell table:formula="oooc:=[diff.AW15]" office:value-type="float" office:value="0.018212109543">
            <text:p>0.02</text:p>
          </table:table-cell>
          <table:table-cell table:formula="oooc:=[diff.AX15]" office:value-type="float" office:value="0.0177740269459999">
            <text:p>0.02</text:p>
          </table:table-cell>
          <table:table-cell table:formula="oooc:=MIN([.A15:.AX15])" office:value-type="float" office:value="-0.0704032053229999">
            <text:p>-0.07</text:p>
          </table:table-cell>
          <table:table-cell table:formula="oooc:=MAX([.A15:.AX15])" office:value-type="float" office:value="0.07">
            <text:p>0.07</text:p>
          </table:table-cell>
          <table:table-cell table:number-columns-repeated="204"/>
        </table:table-row>
        <table:table-row table:style-name="ro1">
          <table:table-cell table:formula="oooc:=[diff.A16]" office:value-type="float" office:value="0">
            <text:p>0</text:p>
          </table:table-cell>
          <table:table-cell table:formula="oooc:=[diff.B16]" office:value-type="float" office:value="0">
            <text:p>0</text:p>
          </table:table-cell>
          <table:table-cell table:formula="oooc:=[diff.C16]" office:value-type="float" office:value="0">
            <text:p>0</text:p>
          </table:table-cell>
          <table:table-cell table:formula="oooc:=[diff.D16]" office:value-type="float" office:value="0">
            <text:p>0</text:p>
          </table:table-cell>
          <table:table-cell table:formula="oooc:=[diff.E16]" office:value-type="float" office:value="0">
            <text:p>0</text:p>
          </table:table-cell>
          <table:table-cell table:formula="oooc:=[diff.F16]" office:value-type="float" office:value="0">
            <text:p>0</text:p>
          </table:table-cell>
          <table:table-cell table:formula="oooc:=[diff.G16]" office:value-type="float" office:value="0">
            <text:p>0</text:p>
          </table:table-cell>
          <table:table-cell table:formula="oooc:=[diff.H16]" office:value-type="float" office:value="0">
            <text:p>0</text:p>
          </table:table-cell>
          <table:table-cell table:formula="oooc:=[diff.I16]" office:value-type="float" office:value="0">
            <text:p>0</text:p>
          </table:table-cell>
          <table:table-cell table:formula="oooc:=[diff.J16]" office:value-type="float" office:value="0">
            <text:p>0</text:p>
          </table:table-cell>
          <table:table-cell table:formula="oooc:=[diff.K16]" office:value-type="float" office:value="-0.001476145361467">
            <text:p>0</text:p>
          </table:table-cell>
          <table:table-cell table:formula="oooc:=[diff.L16]" office:value-type="float" office:value="0">
            <text:p>0</text:p>
          </table:table-cell>
          <table:table-cell table:formula="oooc:=[diff.M16]" office:value-type="float" office:value="0.000309868233165">
            <text:p>0</text:p>
          </table:table-cell>
          <table:table-cell table:formula="oooc:=[diff.N16]" office:value-type="float" office:value="0.00495789173064">
            <text:p>0</text:p>
          </table:table-cell>
          <table:table-cell table:formula="oooc:=[diff.O16]" office:value-type="float" office:value="-0.0014827995255">
            <text:p>0</text:p>
          </table:table-cell>
          <table:table-cell table:formula="oooc:=[diff.P16]" office:value-type="float" office:value="-0.00439516526426">
            <text:p>0</text:p>
          </table:table-cell>
          <table:table-cell table:formula="oooc:=[diff.Q16]" office:value-type="float" office:value="0.0060405422029">
            <text:p>0.01</text:p>
          </table:table-cell>
          <table:table-cell table:formula="oooc:=[diff.R16]" office:value-type="float" office:value="0.00309868233165">
            <text:p>0</text:p>
          </table:table-cell>
          <table:table-cell table:formula="oooc:=[diff.S16]" office:value-type="float" office:value="-0.0077209883844">
            <text:p>-0.01</text:p>
          </table:table-cell>
          <table:table-cell table:formula="oooc:=[diff.T16]" office:value-type="float" office:value="0.00172900359467">
            <text:p>0</text:p>
          </table:table-cell>
          <table:table-cell table:formula="oooc:=[diff.U16]" office:value-type="float" office:value="-0.0009666522073">
            <text:p>0</text:p>
          </table:table-cell>
          <table:table-cell table:formula="oooc:=[diff.V16]" office:value-type="float" office:value="-0.0000969349841499992">
            <text:p>0</text:p>
          </table:table-cell>
          <table:table-cell table:formula="oooc:=[diff.W16]" office:value-type="float" office:value="0.0078065933054">
            <text:p>0.01</text:p>
          </table:table-cell>
          <table:table-cell table:formula="oooc:=[diff.X16]" office:value-type="float" office:value="-0.0011842613554">
            <text:p>0</text:p>
          </table:table-cell>
          <table:table-cell table:formula="oooc:=[diff.Y16]" office:value-type="float" office:value="0.017561058249">
            <text:p>0.02</text:p>
          </table:table-cell>
          <table:table-cell table:formula="oooc:=[diff.Z16]" office:value-type="float" office:value="-0.031331401108">
            <text:p>-0.03</text:p>
          </table:table-cell>
          <table:table-cell table:formula="oooc:=[diff.AA16]" office:value-type="float" office:value="-0.096654430199">
            <text:p>-0.1</text:p>
          </table:table-cell>
          <table:table-cell table:formula="oooc:=[diff.AB16]" office:value-type="float" office:value="-0.162264127869">
            <text:p>-0.16</text:p>
          </table:table-cell>
          <table:table-cell table:formula="oooc:=[diff.AC16]" office:value-type="float" office:value="0.041738513654">
            <text:p>0.04</text:p>
          </table:table-cell>
          <table:table-cell table:formula="oooc:=[diff.AD16]" office:value-type="float" office:value="0.00938111238900002">
            <text:p>0.01</text:p>
          </table:table-cell>
          <table:table-cell table:formula="oooc:=[diff.AE16]" office:value-type="float" office:value="0.0529164301739999">
            <text:p>0.05</text:p>
          </table:table-cell>
          <table:table-cell table:formula="oooc:=[diff.AF16]" office:value-type="float" office:value="0.00573481034200007">
            <text:p>0.01</text:p>
          </table:table-cell>
          <table:table-cell table:formula="oooc:=[diff.AG16]" office:value-type="float" office:value="0.000662179242000072">
            <text:p>0</text:p>
          </table:table-cell>
          <table:table-cell table:formula="oooc:=[diff.AH16]" office:value-type="float" office:value="0.102438157638">
            <text:p>0.1</text:p>
          </table:table-cell>
          <table:table-cell table:formula="oooc:=[diff.AI16]" office:value-type="float" office:value="-0.0773710225190001">
            <text:p>-0.08</text:p>
          </table:table-cell>
          <table:table-cell table:formula="oooc:=[diff.AJ16]" office:value-type="float" office:value="-0.007281993401">
            <text:p>-0.01</text:p>
          </table:table-cell>
          <table:table-cell table:formula="oooc:=[diff.AK16]" office:value-type="float" office:value="0.061234494899">
            <text:p>0.06</text:p>
          </table:table-cell>
          <table:table-cell table:formula="oooc:=[diff.AL16]" office:value-type="float" office:value="0.000230917476000125">
            <text:p>0</text:p>
          </table:table-cell>
          <table:table-cell table:formula="oooc:=[diff.AM16]" office:value-type="float" office:value="0.026236829251">
            <text:p>0.03</text:p>
          </table:table-cell>
          <table:table-cell table:formula="oooc:=[diff.AN16]" office:value-type="float" office:value="0.0164712140859999">
            <text:p>0.02</text:p>
          </table:table-cell>
          <table:table-cell table:formula="oooc:=[diff.AO16]" office:value-type="float" office:value="0.0673063296569999">
            <text:p>0.07</text:p>
          </table:table-cell>
          <table:table-cell table:formula="oooc:=[diff.AP16]" office:value-type="float" office:value="-0.014522982764">
            <text:p>-0.01</text:p>
          </table:table-cell>
          <table:table-cell table:formula="oooc:=[diff.AQ16]" office:value-type="float" office:value="0.00989006601599995">
            <text:p>0.01</text:p>
          </table:table-cell>
          <table:table-cell table:formula="oooc:=[diff.AR16]" office:value-type="float" office:value="-0.028121216568">
            <text:p>-0.03</text:p>
          </table:table-cell>
          <table:table-cell table:formula="oooc:=[diff.AS16]" office:value-type="float" office:value="-0.0464831124510001">
            <text:p>-0.05</text:p>
          </table:table-cell>
          <table:table-cell table:formula="oooc:=[diff.AT16]" office:value-type="float" office:value="0.054451743643">
            <text:p>0.05</text:p>
          </table:table-cell>
          <table:table-cell table:formula="oooc:=[diff.AU16]" office:value-type="float" office:value="0.022866405248">
            <text:p>0.02</text:p>
          </table:table-cell>
          <table:table-cell office:value-type="float" office:value="0.16">
            <text:p>0.16</text:p>
          </table:table-cell>
          <table:table-cell table:formula="oooc:=[diff.AW16]" office:value-type="float" office:value="0.0169513929499999">
            <text:p>0.02</text:p>
          </table:table-cell>
          <table:table-cell table:formula="oooc:=[diff.AX16]" office:value-type="float" office:value="-0.041777359585">
            <text:p>-0.04</text:p>
          </table:table-cell>
          <table:table-cell table:formula="oooc:=MIN([.A16:.AX16])" office:value-type="float" office:value="-0.162264127869">
            <text:p>-0.16</text:p>
          </table:table-cell>
          <table:table-cell table:formula="oooc:=MAX([.A16:.AX16])" office:value-type="float" office:value="0.16">
            <text:p>0.16</text:p>
          </table:table-cell>
          <table:table-cell table:number-columns-repeated="204"/>
        </table:table-row>
        <table:table-row table:style-name="ro1">
          <table:table-cell table:formula="oooc:=[diff.A17]" office:value-type="float" office:value="0">
            <text:p>0</text:p>
          </table:table-cell>
          <table:table-cell table:formula="oooc:=[diff.B17]" office:value-type="float" office:value="0">
            <text:p>0</text:p>
          </table:table-cell>
          <table:table-cell table:formula="oooc:=[diff.C17]" office:value-type="float" office:value="0">
            <text:p>0</text:p>
          </table:table-cell>
          <table:table-cell table:formula="oooc:=[diff.D17]" office:value-type="float" office:value="0">
            <text:p>0</text:p>
          </table:table-cell>
          <table:table-cell table:formula="oooc:=[diff.E17]" office:value-type="float" office:value="0">
            <text:p>0</text:p>
          </table:table-cell>
          <table:table-cell table:formula="oooc:=[diff.F17]" office:value-type="float" office:value="0">
            <text:p>0</text:p>
          </table:table-cell>
          <table:table-cell table:formula="oooc:=[diff.G17]" office:value-type="float" office:value="0">
            <text:p>0</text:p>
          </table:table-cell>
          <table:table-cell table:formula="oooc:=[diff.H17]" office:value-type="float" office:value="0">
            <text:p>0</text:p>
          </table:table-cell>
          <table:table-cell table:formula="oooc:=[diff.I17]" office:value-type="float" office:value="0">
            <text:p>0</text:p>
          </table:table-cell>
          <table:table-cell table:formula="oooc:=[diff.J17]" office:value-type="float" office:value="0">
            <text:p>0</text:p>
          </table:table-cell>
          <table:table-cell table:formula="oooc:=[diff.K17]" office:value-type="float" office:value="0">
            <text:p>0</text:p>
          </table:table-cell>
          <table:table-cell table:formula="oooc:=[diff.L17]" office:value-type="float" office:value="0">
            <text:p>0</text:p>
          </table:table-cell>
          <table:table-cell table:formula="oooc:=[diff.M17]" office:value-type="float" office:value="0">
            <text:p>0</text:p>
          </table:table-cell>
          <table:table-cell table:formula="oooc:=[diff.N17]" office:value-type="float" office:value="0.00132943722436">
            <text:p>0</text:p>
          </table:table-cell>
          <table:table-cell table:formula="oooc:=[diff.O17]" office:value-type="float" office:value="0">
            <text:p>0</text:p>
          </table:table-cell>
          <table:table-cell table:formula="oooc:=[diff.P17]" office:value-type="float" office:value="0.00078205435534">
            <text:p>0</text:p>
          </table:table-cell>
          <table:table-cell table:formula="oooc:=[diff.Q17]" office:value-type="float" office:value="0.0124691988748">
            <text:p>0.01</text:p>
          </table:table-cell>
          <table:table-cell table:formula="oooc:=[diff.R17]" office:value-type="float" office:value="0.00411601332165">
            <text:p>0</text:p>
          </table:table-cell>
          <table:table-cell table:formula="oooc:=[diff.S17]" office:value-type="float" office:value="-0.0079744161571">
            <text:p>-0.01</text:p>
          </table:table-cell>
          <table:table-cell table:formula="oooc:=[diff.T17]" office:value-type="float" office:value="0.00799735515697">
            <text:p>0.01</text:p>
          </table:table-cell>
          <table:table-cell table:formula="oooc:=[diff.U17]" office:value-type="float" office:value="-0.00431466033056">
            <text:p>0</text:p>
          </table:table-cell>
          <table:table-cell table:formula="oooc:=[diff.V17]" office:value-type="float" office:value="0.00154991963861">
            <text:p>0</text:p>
          </table:table-cell>
          <table:table-cell table:formula="oooc:=[diff.W17]" office:value-type="float" office:value="0.000995442233569999">
            <text:p>0</text:p>
          </table:table-cell>
          <table:table-cell table:formula="oooc:=[diff.X17]" office:value-type="float" office:value="0.00344092880404">
            <text:p>0</text:p>
          </table:table-cell>
          <table:table-cell table:formula="oooc:=[diff.Y17]" office:value-type="float" office:value="0.0145550712966">
            <text:p>0.01</text:p>
          </table:table-cell>
          <table:table-cell table:formula="oooc:=[diff.Z17]" office:value-type="float" office:value="-0.017236727089">
            <text:p>-0.02</text:p>
          </table:table-cell>
          <table:table-cell table:formula="oooc:=[diff.AA17]" office:value-type="float" office:value="-0.024210813665">
            <text:p>-0.02</text:p>
          </table:table-cell>
          <table:table-cell office:value-type="float" office:value="-0.13">
            <text:p>-0.13</text:p>
          </table:table-cell>
          <table:table-cell table:formula="oooc:=[diff.AC17]" office:value-type="float" office:value="0.128664534785">
            <text:p>0.13</text:p>
          </table:table-cell>
          <table:table-cell table:formula="oooc:=[diff.AD17]" office:value-type="float" office:value="0.089725543144">
            <text:p>0.09</text:p>
          </table:table-cell>
          <table:table-cell table:formula="oooc:=[diff.AE17]" office:value-type="float" office:value="0.040040142461">
            <text:p>0.04</text:p>
          </table:table-cell>
          <table:table-cell table:formula="oooc:=[diff.AF17]" office:value-type="float" office:value="0.0995662164190001">
            <text:p>0.1</text:p>
          </table:table-cell>
          <table:table-cell table:formula="oooc:=[diff.AG17]" office:value-type="float" office:value="-0.081001786326">
            <text:p>-0.08</text:p>
          </table:table-cell>
          <table:table-cell table:formula="oooc:=[diff.AH17]" office:value-type="float" office:value="0.0567601508419999">
            <text:p>0.06</text:p>
          </table:table-cell>
          <table:table-cell table:formula="oooc:=[diff.AI17]" office:value-type="float" office:value="-0.0498680455720001">
            <text:p>-0.05</text:p>
          </table:table-cell>
          <table:table-cell table:formula="oooc:=[diff.AJ17]" office:value-type="float" office:value="-0.0203956086710001">
            <text:p>-0.02</text:p>
          </table:table-cell>
          <table:table-cell table:formula="oooc:=[diff.AK17]" office:value-type="float" office:value="0.0866408388769999">
            <text:p>0.09</text:p>
          </table:table-cell>
          <table:table-cell table:formula="oooc:=[diff.AL17]" office:value-type="float" office:value="-0.0096477018940001">
            <text:p>-0.01</text:p>
          </table:table-cell>
          <table:table-cell table:formula="oooc:=[diff.AM17]" office:value-type="float" office:value="-0.022067239017">
            <text:p>-0.02</text:p>
          </table:table-cell>
          <table:table-cell table:formula="oooc:=[diff.AN17]" office:value-type="float" office:value="-0.0280398924190001">
            <text:p>-0.03</text:p>
          </table:table-cell>
          <table:table-cell table:formula="oooc:=[diff.AO17]" office:value-type="float" office:value="0.063367528734">
            <text:p>0.06</text:p>
          </table:table-cell>
          <table:table-cell table:formula="oooc:=[diff.AP17]" office:value-type="float" office:value="-0.02117711123">
            <text:p>-0.02</text:p>
          </table:table-cell>
          <table:table-cell table:formula="oooc:=[diff.AQ17]" office:value-type="float" office:value="0.00761259481999999">
            <text:p>0.01</text:p>
          </table:table-cell>
          <table:table-cell table:formula="oooc:=[diff.AR17]" office:value-type="float" office:value="-0.055322797843">
            <text:p>-0.06</text:p>
          </table:table-cell>
          <table:table-cell table:formula="oooc:=[diff.AS17]" office:value-type="float" office:value="-0.023659174074">
            <text:p>-0.02</text:p>
          </table:table-cell>
          <table:table-cell table:formula="oooc:=[diff.AT17]" office:value-type="float" office:value="0.00581215923099998">
            <text:p>0.01</text:p>
          </table:table-cell>
          <table:table-cell table:formula="oooc:=[diff.AU17]" office:value-type="float" office:value="0.00629025213099999">
            <text:p>0.01</text:p>
          </table:table-cell>
          <table:table-cell table:number-columns-repeated="3" office:value-type="float" office:value="0.13">
            <text:p>0.13</text:p>
          </table:table-cell>
          <table:table-cell table:formula="oooc:=MIN([.A17:.AX17])" office:value-type="float" office:value="-0.13">
            <text:p>-0.13</text:p>
          </table:table-cell>
          <table:table-cell table:formula="oooc:=MAX([.A17:.AX17])" office:value-type="float" office:value="0.13">
            <text:p>0.13</text:p>
          </table:table-cell>
          <table:table-cell table:number-columns-repeated="204"/>
        </table:table-row>
      </table:table>
      <table:table table:name="Sheet5" table:style-name="ta1" table:print="false">
        <table:table-column table:style-name="co5" table:number-columns-repeated="15" table:default-cell-style-name="Default"/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<text:span text:style-name="T1">z(x,y) = (-¼(x + y)</text:span><text:span text:style-name="T2">2 </text:span><text:span text:style-name="T1">+ (x + y))(1 - (-x + y)</text:span><text:span text:style-name="T2">2</text:span><text:span text:style-name="T1">/(x + y)</text:span><text:span text:style-name="T2">2</text:span><text:span text:style-name="T1">)</text:span>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-1*([.B$1]+[.$A2])^2/4+([.B$1]+[.$A2]))*(1-([.$A2]-[.B$1])^2/([.B$1]+[.$A2])^2)" office:value-type="float" office:value="0">
            <text:p>#VALUE!</text:p>
          </table:table-cell>
          <table:table-cell table:formula="oooc:=(-1*([.C$1]+[.$A2])^2/4+([.C$1]+[.$A2]))*(1-([.$A2]-[.C$1])^2/([.C$1]+[.$A2])^2)" office:value-type="float" office:value="0">
            <text:p>0</text:p>
          </table:table-cell>
          <table:table-cell table:formula="oooc:=(-1*([.D$1]+[.$A2])^2/4+([.D$1]+[.$A2]))*(1-([.$A2]-[.D$1])^2/([.D$1]+[.$A2])^2)" office:value-type="float" office:value="0">
            <text:p>0</text:p>
          </table:table-cell>
          <table:table-cell table:formula="oooc:=(-1*([.E$1]+[.$A2])^2/4+([.E$1]+[.$A2]))*(1-([.$A2]-[.E$1])^2/([.E$1]+[.$A2])^2)" office:value-type="float" office:value="0">
            <text:p>0</text:p>
          </table:table-cell>
          <table:table-cell table:formula="oooc:=(-1*([.F$1]+[.$A2])^2/4+([.F$1]+[.$A2]))*(1-([.$A2]-[.F$1])^2/([.F$1]+[.$A2])^2)" office:value-type="float" office:value="0">
            <text:p>0</text:p>
          </table:table-cell>
          <table:table-cell table:formula="oooc:=(-1*([.G$1]+[.$A2])^2/4+([.G$1]+[.$A2]))*(1-([.$A2]-[.G$1])^2/([.G$1]+[.$A2])^2)" office:value-type="float" office:value="0">
            <text:p>0</text:p>
          </table:table-cell>
          <table:table-cell table:formula="oooc:=(-1*([.H$1]+[.$A2])^2/4+([.H$1]+[.$A2]))*(1-([.$A2]-[.H$1])^2/([.H$1]+[.$A2])^2)" office:value-type="float" office:value="0">
            <text:p>0</text:p>
          </table:table-cell>
          <table:table-cell table:formula="oooc:=(-1*([.I$1]+[.$A2])^2/4+([.I$1]+[.$A2]))*(1-([.$A2]-[.I$1])^2/([.I$1]+[.$A2])^2)" office:value-type="float" office:value="0">
            <text:p>0</text:p>
          </table:table-cell>
          <table:table-cell table:formula="oooc:=(-1*([.J$1]+[.$A2])^2/4+([.J$1]+[.$A2]))*(1-([.$A2]-[.J$1])^2/([.J$1]+[.$A2])^2)" office:value-type="float" office:value="0">
            <text:p>0</text:p>
          </table:table-cell>
          <table:table-cell table:formula="oooc:=(-1*([.K$1]+[.$A2])^2/4+([.K$1]+[.$A2]))*(1-([.$A2]-[.K$1])^2/([.K$1]+[.$A2])^2)" office:value-type="float" office:value="0">
            <text:p>0</text:p>
          </table:table-cell>
          <table:table-cell table:formula="oooc:=(-1*([.L$1]+[.$A2])^2/4+([.L$1]+[.$A2]))*(1-([.$A2]-[.L$1])^2/([.L$1]+[.$A2])^2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 table:formula="oooc:=(-1*([.B$1]+[.$A3])^2/4+([.B$1]+[.$A3]))*(1-([.$A3]-[.B$1])^2/([.B$1]+[.$A3])^2)" office:value-type="float" office:value="0">
            <text:p>0</text:p>
          </table:table-cell>
          <table:table-cell table:formula="oooc:=(-1*([.C$1]+[.$A3])^2/4+([.C$1]+[.$A3]))*(1-([.$A3]-[.C$1])^2/([.C$1]+[.$A3])^2)" office:value-type="float" office:value="0.19">
            <text:p>0.19</text:p>
          </table:table-cell>
          <table:table-cell table:formula="oooc:=(-1*([.D$1]+[.$A3])^2/4+([.D$1]+[.$A3]))*(1-([.$A3]-[.D$1])^2/([.D$1]+[.$A3])^2)" office:value-type="float" office:value="0.246666666666667">
            <text:p>0.25</text:p>
          </table:table-cell>
          <table:table-cell table:formula="oooc:=(-1*([.E$1]+[.$A3])^2/4+([.E$1]+[.$A3]))*(1-([.$A3]-[.E$1])^2/([.E$1]+[.$A3])^2)" office:value-type="float" office:value="0.27">
            <text:p>0.27</text:p>
          </table:table-cell>
          <table:table-cell table:formula="oooc:=(-1*([.F$1]+[.$A3])^2/4+([.F$1]+[.$A3]))*(1-([.$A3]-[.F$1])^2/([.F$1]+[.$A3])^2)" office:value-type="float" office:value="0.28">
            <text:p>0.28</text:p>
          </table:table-cell>
          <table:table-cell table:formula="oooc:=(-1*([.G$1]+[.$A3])^2/4+([.G$1]+[.$A3]))*(1-([.$A3]-[.G$1])^2/([.G$1]+[.$A3])^2)" office:value-type="float" office:value="0.283333333333333">
            <text:p>0.28</text:p>
          </table:table-cell>
          <table:table-cell table:formula="oooc:=(-1*([.H$1]+[.$A3])^2/4+([.H$1]+[.$A3]))*(1-([.$A3]-[.H$1])^2/([.H$1]+[.$A3])^2)" office:value-type="float" office:value="0.282857142857143">
            <text:p>0.28</text:p>
          </table:table-cell>
          <table:table-cell table:formula="oooc:=(-1*([.I$1]+[.$A3])^2/4+([.I$1]+[.$A3]))*(1-([.$A3]-[.I$1])^2/([.I$1]+[.$A3])^2)" office:value-type="float" office:value="0.28">
            <text:p>0.28</text:p>
          </table:table-cell>
          <table:table-cell table:formula="oooc:=(-1*([.J$1]+[.$A3])^2/4+([.J$1]+[.$A3]))*(1-([.$A3]-[.J$1])^2/([.J$1]+[.$A3])^2)" office:value-type="float" office:value="0.275555555555555">
            <text:p>0.28</text:p>
          </table:table-cell>
          <table:table-cell table:formula="oooc:=(-1*([.K$1]+[.$A3])^2/4+([.K$1]+[.$A3]))*(1-([.$A3]-[.K$1])^2/([.K$1]+[.$A3])^2)" office:value-type="float" office:value="0.27">
            <text:p>0.27</text:p>
          </table:table-cell>
          <table:table-cell table:formula="oooc:=(-1*([.L$1]+[.$A3])^2/4+([.L$1]+[.$A3]))*(1-([.$A3]-[.L$1])^2/([.L$1]+[.$A3])^2)" office:value-type="float" office:value="0.263636363636364">
            <text:p>0.26</text:p>
          </table:table-cell>
          <table:table-cell table:number-columns-repeated="3"/>
        </table:table-row>
        <table:table-row table:style-name="ro1">
          <table:table-cell office:value-type="float" office:value="0.2">
            <text:p>0.2</text:p>
          </table:table-cell>
          <table:table-cell table:formula="oooc:=(-1*([.B$1]+[.$A4])^2/4+([.B$1]+[.$A4]))*(1-([.$A4]-[.B$1])^2/([.B$1]+[.$A4])^2)" office:value-type="float" office:value="0">
            <text:p>0</text:p>
          </table:table-cell>
          <table:table-cell table:formula="oooc:=(-1*([.C$1]+[.$A4])^2/4+([.C$1]+[.$A4]))*(1-([.$A4]-[.C$1])^2/([.C$1]+[.$A4])^2)" office:value-type="float" office:value="0.246666666666667">
            <text:p>0.25</text:p>
          </table:table-cell>
          <table:table-cell table:formula="oooc:=(-1*([.D$1]+[.$A4])^2/4+([.D$1]+[.$A4]))*(1-([.$A4]-[.D$1])^2/([.D$1]+[.$A4])^2)" office:value-type="float" office:value="0.36">
            <text:p>0.36</text:p>
          </table:table-cell>
          <table:table-cell table:formula="oooc:=(-1*([.E$1]+[.$A4])^2/4+([.E$1]+[.$A4]))*(1-([.$A4]-[.E$1])^2/([.E$1]+[.$A4])^2)" office:value-type="float" office:value="0.42">
            <text:p>0.42</text:p>
          </table:table-cell>
          <table:table-cell table:formula="oooc:=(-1*([.F$1]+[.$A4])^2/4+([.F$1]+[.$A4]))*(1-([.$A4]-[.F$1])^2/([.F$1]+[.$A4])^2)" office:value-type="float" office:value="0.453333333333333">
            <text:p>0.45</text:p>
          </table:table-cell>
          <table:table-cell table:formula="oooc:=(-1*([.G$1]+[.$A4])^2/4+([.G$1]+[.$A4]))*(1-([.$A4]-[.G$1])^2/([.G$1]+[.$A4])^2)" office:value-type="float" office:value="0.471428571428571">
            <text:p>0.47</text:p>
          </table:table-cell>
          <table:table-cell table:formula="oooc:=(-1*([.H$1]+[.$A4])^2/4+([.H$1]+[.$A4]))*(1-([.$A4]-[.H$1])^2/([.H$1]+[.$A4])^2)" office:value-type="float" office:value="0.48">
            <text:p>0.48</text:p>
          </table:table-cell>
          <table:table-cell table:formula="oooc:=(-1*([.I$1]+[.$A4])^2/4+([.I$1]+[.$A4]))*(1-([.$A4]-[.I$1])^2/([.I$1]+[.$A4])^2)" office:value-type="float" office:value="0.482222222222222">
            <text:p>0.48</text:p>
          </table:table-cell>
          <table:table-cell table:formula="oooc:=(-1*([.J$1]+[.$A4])^2/4+([.J$1]+[.$A4]))*(1-([.$A4]-[.J$1])^2/([.J$1]+[.$A4])^2)" office:value-type="float" office:value="0.48">
            <text:p>0.48</text:p>
          </table:table-cell>
          <table:table-cell table:formula="oooc:=(-1*([.K$1]+[.$A4])^2/4+([.K$1]+[.$A4]))*(1-([.$A4]-[.K$1])^2/([.K$1]+[.$A4])^2)" office:value-type="float" office:value="0.474545454545455">
            <text:p>0.47</text:p>
          </table:table-cell>
          <table:table-cell table:formula="oooc:=(-1*([.L$1]+[.$A4])^2/4+([.L$1]+[.$A4]))*(1-([.$A4]-[.L$1])^2/([.L$1]+[.$A4])^2)" office:value-type="float" office:value="0.466666666666667">
            <text:p>0.47</text:p>
          </table:table-cell>
          <table:table-cell table:number-columns-repeated="3"/>
        </table:table-row>
        <table:table-row table:style-name="ro1">
          <table:table-cell office:value-type="float" office:value="0.3">
            <text:p>0.3</text:p>
          </table:table-cell>
          <table:table-cell table:formula="oooc:=(-1*([.B$1]+[.$A5])^2/4+([.B$1]+[.$A5]))*(1-([.$A5]-[.B$1])^2/([.B$1]+[.$A5])^2)" office:value-type="float" office:value="0">
            <text:p>0</text:p>
          </table:table-cell>
          <table:table-cell table:formula="oooc:=(-1*([.C$1]+[.$A5])^2/4+([.C$1]+[.$A5]))*(1-([.$A5]-[.C$1])^2/([.C$1]+[.$A5])^2)" office:value-type="float" office:value="0.27">
            <text:p>0.27</text:p>
          </table:table-cell>
          <table:table-cell table:formula="oooc:=(-1*([.D$1]+[.$A5])^2/4+([.D$1]+[.$A5]))*(1-([.$A5]-[.D$1])^2/([.D$1]+[.$A5])^2)" office:value-type="float" office:value="0.42">
            <text:p>0.42</text:p>
          </table:table-cell>
          <table:table-cell table:formula="oooc:=(-1*([.E$1]+[.$A5])^2/4+([.E$1]+[.$A5]))*(1-([.$A5]-[.E$1])^2/([.E$1]+[.$A5])^2)" office:value-type="float" office:value="0.51">
            <text:p>0.51</text:p>
          </table:table-cell>
          <table:table-cell table:formula="oooc:=(-1*([.F$1]+[.$A5])^2/4+([.F$1]+[.$A5]))*(1-([.$A5]-[.F$1])^2/([.F$1]+[.$A5])^2)" office:value-type="float" office:value="0.565714285714286">
            <text:p>0.57</text:p>
          </table:table-cell>
          <table:table-cell table:formula="oooc:=(-1*([.G$1]+[.$A5])^2/4+([.G$1]+[.$A5]))*(1-([.$A5]-[.G$1])^2/([.G$1]+[.$A5])^2)" office:value-type="float" office:value="0.6">
            <text:p>0.6</text:p>
          </table:table-cell>
          <table:table-cell table:formula="oooc:=(-1*([.H$1]+[.$A5])^2/4+([.H$1]+[.$A5]))*(1-([.$A5]-[.H$1])^2/([.H$1]+[.$A5])^2)" office:value-type="float" office:value="0.62">
            <text:p>0.62</text:p>
          </table:table-cell>
          <table:table-cell table:formula="oooc:=(-1*([.I$1]+[.$A5])^2/4+([.I$1]+[.$A5]))*(1-([.$A5]-[.I$1])^2/([.I$1]+[.$A5])^2)" office:value-type="float" office:value="0.63">
            <text:p>0.63</text:p>
          </table:table-cell>
          <table:table-cell table:formula="oooc:=(-1*([.J$1]+[.$A5])^2/4+([.J$1]+[.$A5]))*(1-([.$A5]-[.J$1])^2/([.J$1]+[.$A5])^2)" office:value-type="float" office:value="0.632727272727273">
            <text:p>0.63</text:p>
          </table:table-cell>
          <table:table-cell table:formula="oooc:=(-1*([.K$1]+[.$A5])^2/4+([.K$1]+[.$A5]))*(1-([.$A5]-[.K$1])^2/([.K$1]+[.$A5])^2)" office:value-type="float" office:value="0.63">
            <text:p>0.63</text:p>
          </table:table-cell>
          <table:table-cell table:formula="oooc:=(-1*([.L$1]+[.$A5])^2/4+([.L$1]+[.$A5]))*(1-([.$A5]-[.L$1])^2/([.L$1]+[.$A5])^2)" office:value-type="float" office:value="0.623076923076923">
            <text:p>0.62</text:p>
          </table:table-cell>
          <table:table-cell table:number-columns-repeated="3"/>
        </table:table-row>
        <table:table-row table:style-name="ro1">
          <table:table-cell office:value-type="float" office:value="0.4">
            <text:p>0.4</text:p>
          </table:table-cell>
          <table:table-cell table:formula="oooc:=(-1*([.B$1]+[.$A6])^2/4+([.B$1]+[.$A6]))*(1-([.$A6]-[.B$1])^2/([.B$1]+[.$A6])^2)" office:value-type="float" office:value="0">
            <text:p>0</text:p>
          </table:table-cell>
          <table:table-cell table:formula="oooc:=(-1*([.C$1]+[.$A6])^2/4+([.C$1]+[.$A6]))*(1-([.$A6]-[.C$1])^2/([.C$1]+[.$A6])^2)" office:value-type="float" office:value="0.28">
            <text:p>0.28</text:p>
          </table:table-cell>
          <table:table-cell table:formula="oooc:=(-1*([.D$1]+[.$A6])^2/4+([.D$1]+[.$A6]))*(1-([.$A6]-[.D$1])^2/([.D$1]+[.$A6])^2)" office:value-type="float" office:value="0.453333333333333">
            <text:p>0.45</text:p>
          </table:table-cell>
          <table:table-cell table:formula="oooc:=(-1*([.E$1]+[.$A6])^2/4+([.E$1]+[.$A6]))*(1-([.$A6]-[.E$1])^2/([.E$1]+[.$A6])^2)" office:value-type="float" office:value="0.565714285714286">
            <text:p>0.57</text:p>
          </table:table-cell>
          <table:table-cell table:formula="oooc:=(-1*([.F$1]+[.$A6])^2/4+([.F$1]+[.$A6]))*(1-([.$A6]-[.F$1])^2/([.F$1]+[.$A6])^2)" office:value-type="float" office:value="0.64">
            <text:p>0.64</text:p>
          </table:table-cell>
          <table:table-cell table:formula="oooc:=(-1*([.G$1]+[.$A6])^2/4+([.G$1]+[.$A6]))*(1-([.$A6]-[.G$1])^2/([.G$1]+[.$A6])^2)" office:value-type="float" office:value="0.688888888888889">
            <text:p>0.69</text:p>
          </table:table-cell>
          <table:table-cell table:formula="oooc:=(-1*([.H$1]+[.$A6])^2/4+([.H$1]+[.$A6]))*(1-([.$A6]-[.H$1])^2/([.H$1]+[.$A6])^2)" office:value-type="float" office:value="0.72">
            <text:p>0.72</text:p>
          </table:table-cell>
          <table:table-cell table:formula="oooc:=(-1*([.I$1]+[.$A6])^2/4+([.I$1]+[.$A6]))*(1-([.$A6]-[.I$1])^2/([.I$1]+[.$A6])^2)" office:value-type="float" office:value="0.738181818181818">
            <text:p>0.74</text:p>
          </table:table-cell>
          <table:table-cell table:formula="oooc:=(-1*([.J$1]+[.$A6])^2/4+([.J$1]+[.$A6]))*(1-([.$A6]-[.J$1])^2/([.J$1]+[.$A6])^2)" office:value-type="float" office:value="0.746666666666667">
            <text:p>0.75</text:p>
          </table:table-cell>
          <table:table-cell table:formula="oooc:=(-1*([.K$1]+[.$A6])^2/4+([.K$1]+[.$A6]))*(1-([.$A6]-[.K$1])^2/([.K$1]+[.$A6])^2)" office:value-type="float" office:value="0.747692307692308">
            <text:p>0.75</text:p>
          </table:table-cell>
          <table:table-cell table:formula="oooc:=(-1*([.L$1]+[.$A6])^2/4+([.L$1]+[.$A6]))*(1-([.$A6]-[.L$1])^2/([.L$1]+[.$A6])^2)" office:value-type="float" office:value="0.742857142857143">
            <text:p>0.74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table:formula="oooc:=(-1*([.B$1]+[.$A7])^2/4+([.B$1]+[.$A7]))*(1-([.$A7]-[.B$1])^2/([.B$1]+[.$A7])^2)" office:value-type="float" office:value="0">
            <text:p>0</text:p>
          </table:table-cell>
          <table:table-cell table:formula="oooc:=(-1*([.C$1]+[.$A7])^2/4+([.C$1]+[.$A7]))*(1-([.$A7]-[.C$1])^2/([.C$1]+[.$A7])^2)" office:value-type="float" office:value="0.283333333333333">
            <text:p>0.28</text:p>
          </table:table-cell>
          <table:table-cell table:formula="oooc:=(-1*([.D$1]+[.$A7])^2/4+([.D$1]+[.$A7]))*(1-([.$A7]-[.D$1])^2/([.D$1]+[.$A7])^2)" office:value-type="float" office:value="0.471428571428571">
            <text:p>0.47</text:p>
          </table:table-cell>
          <table:table-cell table:formula="oooc:=(-1*([.E$1]+[.$A7])^2/4+([.E$1]+[.$A7]))*(1-([.$A7]-[.E$1])^2/([.E$1]+[.$A7])^2)" office:value-type="float" office:value="0.6">
            <text:p>0.6</text:p>
          </table:table-cell>
          <table:table-cell table:formula="oooc:=(-1*([.F$1]+[.$A7])^2/4+([.F$1]+[.$A7]))*(1-([.$A7]-[.F$1])^2/([.F$1]+[.$A7])^2)" office:value-type="float" office:value="0.688888888888889">
            <text:p>0.69</text:p>
          </table:table-cell>
          <table:table-cell table:formula="oooc:=(-1*([.G$1]+[.$A7])^2/4+([.G$1]+[.$A7]))*(1-([.$A7]-[.G$1])^2/([.G$1]+[.$A7])^2)" office:value-type="float" office:value="0.75">
            <text:p>0.75</text:p>
          </table:table-cell>
          <table:table-cell table:formula="oooc:=(-1*([.H$1]+[.$A7])^2/4+([.H$1]+[.$A7]))*(1-([.$A7]-[.H$1])^2/([.H$1]+[.$A7])^2)" office:value-type="float" office:value="0.790909090909091">
            <text:p>0.79</text:p>
          </table:table-cell>
          <table:table-cell table:formula="oooc:=(-1*([.I$1]+[.$A7])^2/4+([.I$1]+[.$A7]))*(1-([.$A7]-[.I$1])^2/([.I$1]+[.$A7])^2)" office:value-type="float" office:value="0.816666666666667">
            <text:p>0.82</text:p>
          </table:table-cell>
          <table:table-cell table:formula="oooc:=(-1*([.J$1]+[.$A7])^2/4+([.J$1]+[.$A7]))*(1-([.$A7]-[.J$1])^2/([.J$1]+[.$A7])^2)" office:value-type="float" office:value="0.830769230769231">
            <text:p>0.83</text:p>
          </table:table-cell>
          <table:table-cell table:formula="oooc:=(-1*([.K$1]+[.$A7])^2/4+([.K$1]+[.$A7]))*(1-([.$A7]-[.K$1])^2/([.K$1]+[.$A7])^2)" office:value-type="float" office:value="0.835714285714286">
            <text:p>0.84</text:p>
          </table:table-cell>
          <table:table-cell table:formula="oooc:=(-1*([.L$1]+[.$A7])^2/4+([.L$1]+[.$A7]))*(1-([.$A7]-[.L$1])^2/([.L$1]+[.$A7])^2)" office:value-type="float" office:value="0.833333333333333">
            <text:p>0.83</text:p>
          </table:table-cell>
          <table:table-cell table:number-columns-repeated="3"/>
        </table:table-row>
        <table:table-row table:style-name="ro1">
          <table:table-cell office:value-type="float" office:value="0.6">
            <text:p>0.6</text:p>
          </table:table-cell>
          <table:table-cell table:formula="oooc:=(-1*([.B$1]+[.$A8])^2/4+([.B$1]+[.$A8]))*(1-([.$A8]-[.B$1])^2/([.B$1]+[.$A8])^2)" office:value-type="float" office:value="0">
            <text:p>0</text:p>
          </table:table-cell>
          <table:table-cell table:formula="oooc:=(-1*([.C$1]+[.$A8])^2/4+([.C$1]+[.$A8]))*(1-([.$A8]-[.C$1])^2/([.C$1]+[.$A8])^2)" office:value-type="float" office:value="0.282857142857143">
            <text:p>0.28</text:p>
          </table:table-cell>
          <table:table-cell table:formula="oooc:=(-1*([.D$1]+[.$A8])^2/4+([.D$1]+[.$A8]))*(1-([.$A8]-[.D$1])^2/([.D$1]+[.$A8])^2)" office:value-type="float" office:value="0.48">
            <text:p>0.48</text:p>
          </table:table-cell>
          <table:table-cell table:formula="oooc:=(-1*([.E$1]+[.$A8])^2/4+([.E$1]+[.$A8]))*(1-([.$A8]-[.E$1])^2/([.E$1]+[.$A8])^2)" office:value-type="float" office:value="0.62">
            <text:p>0.62</text:p>
          </table:table-cell>
          <table:table-cell table:formula="oooc:=(-1*([.F$1]+[.$A8])^2/4+([.F$1]+[.$A8]))*(1-([.$A8]-[.F$1])^2/([.F$1]+[.$A8])^2)" office:value-type="float" office:value="0.72">
            <text:p>0.72</text:p>
          </table:table-cell>
          <table:table-cell table:formula="oooc:=(-1*([.G$1]+[.$A8])^2/4+([.G$1]+[.$A8]))*(1-([.$A8]-[.G$1])^2/([.G$1]+[.$A8])^2)" office:value-type="float" office:value="0.790909090909091">
            <text:p>0.79</text:p>
          </table:table-cell>
          <table:table-cell table:formula="oooc:=(-1*([.H$1]+[.$A8])^2/4+([.H$1]+[.$A8]))*(1-([.$A8]-[.H$1])^2/([.H$1]+[.$A8])^2)" office:value-type="float" office:value="0.84">
            <text:p>0.84</text:p>
          </table:table-cell>
          <table:table-cell table:formula="oooc:=(-1*([.I$1]+[.$A8])^2/4+([.I$1]+[.$A8]))*(1-([.$A8]-[.I$1])^2/([.I$1]+[.$A8])^2)" office:value-type="float" office:value="0.872307692307692">
            <text:p>0.87</text:p>
          </table:table-cell>
          <table:table-cell table:formula="oooc:=(-1*([.J$1]+[.$A8])^2/4+([.J$1]+[.$A8]))*(1-([.$A8]-[.J$1])^2/([.J$1]+[.$A8])^2)" office:value-type="float" office:value="0.891428571428571">
            <text:p>0.89</text:p>
          </table:table-cell>
          <table:table-cell table:formula="oooc:=(-1*([.K$1]+[.$A8])^2/4+([.K$1]+[.$A8]))*(1-([.$A8]-[.K$1])^2/([.K$1]+[.$A8])^2)" office:value-type="float" office:value="0.9">
            <text:p>0.9</text:p>
          </table:table-cell>
          <table:table-cell table:formula="oooc:=(-1*([.L$1]+[.$A8])^2/4+([.L$1]+[.$A8]))*(1-([.$A8]-[.L$1])^2/([.L$1]+[.$A8])^2)" office:value-type="float" office:value="0.9">
            <text:p>0.9</text:p>
          </table:table-cell>
          <table:table-cell table:number-columns-repeated="3"/>
        </table:table-row>
        <table:table-row table:style-name="ro1">
          <table:table-cell office:value-type="float" office:value="0.7">
            <text:p>0.7</text:p>
          </table:table-cell>
          <table:table-cell table:formula="oooc:=(-1*([.B$1]+[.$A9])^2/4+([.B$1]+[.$A9]))*(1-([.$A9]-[.B$1])^2/([.B$1]+[.$A9])^2)" office:value-type="float" office:value="0">
            <text:p>0</text:p>
          </table:table-cell>
          <table:table-cell table:formula="oooc:=(-1*([.C$1]+[.$A9])^2/4+([.C$1]+[.$A9]))*(1-([.$A9]-[.C$1])^2/([.C$1]+[.$A9])^2)" office:value-type="float" office:value="0.28">
            <text:p>0.28</text:p>
          </table:table-cell>
          <table:table-cell table:formula="oooc:=(-1*([.D$1]+[.$A9])^2/4+([.D$1]+[.$A9]))*(1-([.$A9]-[.D$1])^2/([.D$1]+[.$A9])^2)" office:value-type="float" office:value="0.482222222222222">
            <text:p>0.48</text:p>
          </table:table-cell>
          <table:table-cell table:formula="oooc:=(-1*([.E$1]+[.$A9])^2/4+([.E$1]+[.$A9]))*(1-([.$A9]-[.E$1])^2/([.E$1]+[.$A9])^2)" office:value-type="float" office:value="0.63">
            <text:p>0.63</text:p>
          </table:table-cell>
          <table:table-cell table:formula="oooc:=(-1*([.F$1]+[.$A9])^2/4+([.F$1]+[.$A9]))*(1-([.$A9]-[.F$1])^2/([.F$1]+[.$A9])^2)" office:value-type="float" office:value="0.738181818181818">
            <text:p>0.74</text:p>
          </table:table-cell>
          <table:table-cell table:formula="oooc:=(-1*([.G$1]+[.$A9])^2/4+([.G$1]+[.$A9]))*(1-([.$A9]-[.G$1])^2/([.G$1]+[.$A9])^2)" office:value-type="float" office:value="0.816666666666667">
            <text:p>0.82</text:p>
          </table:table-cell>
          <table:table-cell table:formula="oooc:=(-1*([.H$1]+[.$A9])^2/4+([.H$1]+[.$A9]))*(1-([.$A9]-[.H$1])^2/([.H$1]+[.$A9])^2)" office:value-type="float" office:value="0.872307692307692">
            <text:p>0.87</text:p>
          </table:table-cell>
          <table:table-cell table:formula="oooc:=(-1*([.I$1]+[.$A9])^2/4+([.I$1]+[.$A9]))*(1-([.$A9]-[.I$1])^2/([.I$1]+[.$A9])^2)" office:value-type="float" office:value="0.91">
            <text:p>0.91</text:p>
          </table:table-cell>
          <table:table-cell table:formula="oooc:=(-1*([.J$1]+[.$A9])^2/4+([.J$1]+[.$A9]))*(1-([.$A9]-[.J$1])^2/([.J$1]+[.$A9])^2)" office:value-type="float" office:value="0.933333333333333">
            <text:p>0.93</text:p>
          </table:table-cell>
          <table:table-cell table:formula="oooc:=(-1*([.K$1]+[.$A9])^2/4+([.K$1]+[.$A9]))*(1-([.$A9]-[.K$1])^2/([.K$1]+[.$A9])^2)" office:value-type="float" office:value="0.945">
            <text:p>0.95</text:p>
          </table:table-cell>
          <table:table-cell table:formula="oooc:=(-1*([.L$1]+[.$A9])^2/4+([.L$1]+[.$A9]))*(1-([.$A9]-[.L$1])^2/([.L$1]+[.$A9])^2)" office:value-type="float" office:value="0.947058823529412">
            <text:p>0.95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table:formula="oooc:=(-1*([.B$1]+[.$A10])^2/4+([.B$1]+[.$A10]))*(1-([.$A10]-[.B$1])^2/([.B$1]+[.$A10])^2)" office:value-type="float" office:value="0">
            <text:p>0</text:p>
          </table:table-cell>
          <table:table-cell table:formula="oooc:=(-1*([.C$1]+[.$A10])^2/4+([.C$1]+[.$A10]))*(1-([.$A10]-[.C$1])^2/([.C$1]+[.$A10])^2)" office:value-type="float" office:value="0.275555555555555">
            <text:p>0.28</text:p>
          </table:table-cell>
          <table:table-cell table:formula="oooc:=(-1*([.D$1]+[.$A10])^2/4+([.D$1]+[.$A10]))*(1-([.$A10]-[.D$1])^2/([.D$1]+[.$A10])^2)" office:value-type="float" office:value="0.48">
            <text:p>0.48</text:p>
          </table:table-cell>
          <table:table-cell table:formula="oooc:=(-1*([.E$1]+[.$A10])^2/4+([.E$1]+[.$A10]))*(1-([.$A10]-[.E$1])^2/([.E$1]+[.$A10])^2)" office:value-type="float" office:value="0.632727272727273">
            <text:p>0.63</text:p>
          </table:table-cell>
          <table:table-cell table:formula="oooc:=(-1*([.F$1]+[.$A10])^2/4+([.F$1]+[.$A10]))*(1-([.$A10]-[.F$1])^2/([.F$1]+[.$A10])^2)" office:value-type="float" office:value="0.746666666666667">
            <text:p>0.75</text:p>
          </table:table-cell>
          <table:table-cell table:formula="oooc:=(-1*([.G$1]+[.$A10])^2/4+([.G$1]+[.$A10]))*(1-([.$A10]-[.G$1])^2/([.G$1]+[.$A10])^2)" office:value-type="float" office:value="0.830769230769231">
            <text:p>0.83</text:p>
          </table:table-cell>
          <table:table-cell table:formula="oooc:=(-1*([.H$1]+[.$A10])^2/4+([.H$1]+[.$A10]))*(1-([.$A10]-[.H$1])^2/([.H$1]+[.$A10])^2)" office:value-type="float" office:value="0.891428571428571">
            <text:p>0.89</text:p>
          </table:table-cell>
          <table:table-cell table:formula="oooc:=(-1*([.I$1]+[.$A10])^2/4+([.I$1]+[.$A10]))*(1-([.$A10]-[.I$1])^2/([.I$1]+[.$A10])^2)" office:value-type="float" office:value="0.933333333333333">
            <text:p>0.93</text:p>
          </table:table-cell>
          <table:table-cell table:formula="oooc:=(-1*([.J$1]+[.$A10])^2/4+([.J$1]+[.$A10]))*(1-([.$A10]-[.J$1])^2/([.J$1]+[.$A10])^2)" office:value-type="float" office:value="0.96">
            <text:p>0.96</text:p>
          </table:table-cell>
          <table:table-cell table:formula="oooc:=(-1*([.K$1]+[.$A10])^2/4+([.K$1]+[.$A10]))*(1-([.$A10]-[.K$1])^2/([.K$1]+[.$A10])^2)" office:value-type="float" office:value="0.974117647058823">
            <text:p>0.97</text:p>
          </table:table-cell>
          <table:table-cell table:formula="oooc:=(-1*([.L$1]+[.$A10])^2/4+([.L$1]+[.$A10]))*(1-([.$A10]-[.L$1])^2/([.L$1]+[.$A10])^2)" office:value-type="float" office:value="0.977777777777778">
            <text:p>0.98</text:p>
          </table:table-cell>
          <table:table-cell table:number-columns-repeated="3"/>
        </table:table-row>
        <table:table-row table:style-name="ro1">
          <table:table-cell office:value-type="float" office:value="0.9">
            <text:p>0.9</text:p>
          </table:table-cell>
          <table:table-cell table:formula="oooc:=(-1*([.B$1]+[.$A11])^2/4+([.B$1]+[.$A11]))*(1-([.$A11]-[.B$1])^2/([.B$1]+[.$A11])^2)" office:value-type="float" office:value="0">
            <text:p>0</text:p>
          </table:table-cell>
          <table:table-cell table:formula="oooc:=(-1*([.C$1]+[.$A11])^2/4+([.C$1]+[.$A11]))*(1-([.$A11]-[.C$1])^2/([.C$1]+[.$A11])^2)" office:value-type="float" office:value="0.27">
            <text:p>0.27</text:p>
          </table:table-cell>
          <table:table-cell table:formula="oooc:=(-1*([.D$1]+[.$A11])^2/4+([.D$1]+[.$A11]))*(1-([.$A11]-[.D$1])^2/([.D$1]+[.$A11])^2)" office:value-type="float" office:value="0.474545454545455">
            <text:p>0.47</text:p>
          </table:table-cell>
          <table:table-cell table:formula="oooc:=(-1*([.E$1]+[.$A11])^2/4+([.E$1]+[.$A11]))*(1-([.$A11]-[.E$1])^2/([.E$1]+[.$A11])^2)" office:value-type="float" office:value="0.63">
            <text:p>0.63</text:p>
          </table:table-cell>
          <table:table-cell table:formula="oooc:=(-1*([.F$1]+[.$A11])^2/4+([.F$1]+[.$A11]))*(1-([.$A11]-[.F$1])^2/([.F$1]+[.$A11])^2)" office:value-type="float" office:value="0.747692307692308">
            <text:p>0.75</text:p>
          </table:table-cell>
          <table:table-cell table:formula="oooc:=(-1*([.G$1]+[.$A11])^2/4+([.G$1]+[.$A11]))*(1-([.$A11]-[.G$1])^2/([.G$1]+[.$A11])^2)" office:value-type="float" office:value="0.835714285714286">
            <text:p>0.84</text:p>
          </table:table-cell>
          <table:table-cell table:formula="oooc:=(-1*([.H$1]+[.$A11])^2/4+([.H$1]+[.$A11]))*(1-([.$A11]-[.H$1])^2/([.H$1]+[.$A11])^2)" office:value-type="float" office:value="0.9">
            <text:p>0.9</text:p>
          </table:table-cell>
          <table:table-cell table:formula="oooc:=(-1*([.I$1]+[.$A11])^2/4+([.I$1]+[.$A11]))*(1-([.$A11]-[.I$1])^2/([.I$1]+[.$A11])^2)" office:value-type="float" office:value="0.945">
            <text:p>0.95</text:p>
          </table:table-cell>
          <table:table-cell table:formula="oooc:=(-1*([.J$1]+[.$A11])^2/4+([.J$1]+[.$A11]))*(1-([.$A11]-[.J$1])^2/([.J$1]+[.$A11])^2)" office:value-type="float" office:value="0.974117647058823">
            <text:p>0.97</text:p>
          </table:table-cell>
          <table:table-cell table:formula="oooc:=(-1*([.K$1]+[.$A11])^2/4+([.K$1]+[.$A11]))*(1-([.$A11]-[.K$1])^2/([.K$1]+[.$A11])^2)" office:value-type="float" office:value="0.99">
            <text:p>0.99</text:p>
          </table:table-cell>
          <table:table-cell table:formula="oooc:=(-1*([.L$1]+[.$A11])^2/4+([.L$1]+[.$A11]))*(1-([.$A11]-[.L$1])^2/([.L$1]+[.$A11])^2)" office:value-type="float" office:value="0.994736842105263">
            <text:p>0.9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ooc:=(-1*([.B$1]+[.$A12])^2/4+([.B$1]+[.$A12]))*(1-([.$A12]-[.B$1])^2/([.B$1]+[.$A12])^2)" office:value-type="float" office:value="0">
            <text:p>0</text:p>
          </table:table-cell>
          <table:table-cell table:formula="oooc:=(-1*([.C$1]+[.$A12])^2/4+([.C$1]+[.$A12]))*(1-([.$A12]-[.C$1])^2/([.C$1]+[.$A12])^2)" office:value-type="float" office:value="0.263636363636364">
            <text:p>0.26</text:p>
          </table:table-cell>
          <table:table-cell table:formula="oooc:=(-1*([.D$1]+[.$A12])^2/4+([.D$1]+[.$A12]))*(1-([.$A12]-[.D$1])^2/([.D$1]+[.$A12])^2)" office:value-type="float" office:value="0.466666666666667">
            <text:p>0.47</text:p>
          </table:table-cell>
          <table:table-cell table:formula="oooc:=(-1*([.E$1]+[.$A12])^2/4+([.E$1]+[.$A12]))*(1-([.$A12]-[.E$1])^2/([.E$1]+[.$A12])^2)" office:value-type="float" office:value="0.623076923076923">
            <text:p>0.62</text:p>
          </table:table-cell>
          <table:table-cell table:formula="oooc:=(-1*([.F$1]+[.$A12])^2/4+([.F$1]+[.$A12]))*(1-([.$A12]-[.F$1])^2/([.F$1]+[.$A12])^2)" office:value-type="float" office:value="0.742857142857143">
            <text:p>0.74</text:p>
          </table:table-cell>
          <table:table-cell table:formula="oooc:=(-1*([.G$1]+[.$A12])^2/4+([.G$1]+[.$A12]))*(1-([.$A12]-[.G$1])^2/([.G$1]+[.$A12])^2)" office:value-type="float" office:value="0.833333333333333">
            <text:p>0.83</text:p>
          </table:table-cell>
          <table:table-cell table:formula="oooc:=(-1*([.H$1]+[.$A12])^2/4+([.H$1]+[.$A12]))*(1-([.$A12]-[.H$1])^2/([.H$1]+[.$A12])^2)" office:value-type="float" office:value="0.9">
            <text:p>0.9</text:p>
          </table:table-cell>
          <table:table-cell table:formula="oooc:=(-1*([.I$1]+[.$A12])^2/4+([.I$1]+[.$A12]))*(1-([.$A12]-[.I$1])^2/([.I$1]+[.$A12])^2)" office:value-type="float" office:value="0.947058823529412">
            <text:p>0.95</text:p>
          </table:table-cell>
          <table:table-cell table:formula="oooc:=(-1*([.J$1]+[.$A12])^2/4+([.J$1]+[.$A12]))*(1-([.$A12]-[.J$1])^2/([.J$1]+[.$A12])^2)" office:value-type="float" office:value="0.977777777777778">
            <text:p>0.98</text:p>
          </table:table-cell>
          <table:table-cell table:formula="oooc:=(-1*([.K$1]+[.$A12])^2/4+([.K$1]+[.$A12]))*(1-([.$A12]-[.K$1])^2/([.K$1]+[.$A12])^2)" office:value-type="float" office:value="0.994736842105263">
            <text:p>0.99</text:p>
          </table:table-cell>
          <table:table-cell table:formula="oooc:=(-1*([.L$1]+[.$A12])^2/4+([.L$1]+[.$A12]))*(1-([.$A12]-[.L$1])^2/([.L$1]+[.$A12])^2)" office:value-type="float" office:value="1">
            <text:p>1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>
            <draw:frame table:end-cell-address="Sheet5.J39" table:end-x="0.1346in" table:end-y="0.2094in" draw:z-index="0" svg:width="7.2618in" svg:height="4.5835in" svg:x="0.8736in" svg:y="0.0118in">
              <draw:object draw:notify-on-update-of-ranges="Sheet5.L2:Sheet5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</table:table>
      <table:table table:name="win_0_1" table:style-name="ta1" table:print="false">
        <table:table-column table:style-name="co6" table:number-columns-repeated="5" table:default-cell-style-name="Default"/>
        <table:table-column table:style-name="co7" table:number-columns-repeated="45" table:default-cell-style-name="Default"/>
        <table:table-column table:style-name="co9" table:number-columns-repeated="20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206"/>
        </table:table-row>
        <table:table-row table:style-name="ro1">
          <table:table-cell table:formula="oooc:=['win count'.A2]" office:value-type="float" office:value="0">
            <text:p>0</text:p>
          </table:table-cell>
          <table:table-cell table:formula="oooc:=['win count'.B2]" office:value-type="float" office:value="0">
            <text:p>0</text:p>
          </table:table-cell>
          <table:table-cell table:formula="oooc:=['win count'.C2]" office:value-type="float" office:value="0">
            <text:p>0</text:p>
          </table:table-cell>
          <table:table-cell table:formula="oooc:=['win count'.D2]" office:value-type="float" office:value="0">
            <text:p>0</text:p>
          </table:table-cell>
          <table:table-cell table:formula="oooc:=['win count'.E2]" office:value-type="float" office:value="0">
            <text:p>0</text:p>
          </table:table-cell>
          <table:table-cell table:formula="oooc:=['win count'.F2]" office:value-type="float" office:value="0.0270880361174">
            <text:p>0.03</text:p>
          </table:table-cell>
          <table:table-cell table:formula="oooc:=['win count'.G2]" office:value-type="float" office:value="0.038374717833">
            <text:p>0.04</text:p>
          </table:table-cell>
          <table:table-cell table:formula="oooc:=['win count'.H2]" office:value-type="float" office:value="0.0158013544018">
            <text:p>0.02</text:p>
          </table:table-cell>
          <table:table-cell table:formula="oooc:=['win count'.I2]" office:value-type="float" office:value="0.0135440180587">
            <text:p>0.01</text:p>
          </table:table-cell>
          <table:table-cell table:formula="oooc:=['win count'.J2]" office:value-type="float" office:value="0.0225733634312">
            <text:p>0.02</text:p>
          </table:table-cell>
          <table:table-cell table:formula="oooc:=['win count'.K2]" office:value-type="float" office:value="0.00451467268623">
            <text:p>0</text:p>
          </table:table-cell>
          <table:table-cell table:formula="oooc:=['win count'.L2]" office:value-type="float" office:value="0.0135440180587">
            <text:p>0.01</text:p>
          </table:table-cell>
          <table:table-cell table:formula="oooc:=['win count'.M2]" office:value-type="float" office:value="0.0248306997743">
            <text:p>0.02</text:p>
          </table:table-cell>
          <table:table-cell table:formula="oooc:=['win count'.N2]" office:value-type="float" office:value="0.0270880361174">
            <text:p>0.03</text:p>
          </table:table-cell>
          <table:table-cell table:formula="oooc:=['win count'.O2]" office:value-type="float" office:value="0.038374717833">
            <text:p>0.04</text:p>
          </table:table-cell>
          <table:table-cell table:formula="oooc:=['win count'.P2]" office:value-type="float" office:value="0">
            <text:p>0</text:p>
          </table:table-cell>
          <table:table-cell table:formula="oooc:=['win count'.Q2]" office:value-type="float" office:value="0.0316027088036">
            <text:p>0.03</text:p>
          </table:table-cell>
          <table:table-cell table:formula="oooc:=['win count'.R2]" office:value-type="float" office:value="0.0270880361174">
            <text:p>0.03</text:p>
          </table:table-cell>
          <table:table-cell table:formula="oooc:=['win count'.S2]" office:value-type="float" office:value="0.00902934537246">
            <text:p>0.01</text:p>
          </table:table-cell>
          <table:table-cell table:formula="oooc:=['win count'.T2]" office:value-type="float" office:value="0.0361173814898">
            <text:p>0.04</text:p>
          </table:table-cell>
          <table:table-cell table:formula="oooc:=['win count'.U2]" office:value-type="float" office:value="0.0541760722348">
            <text:p>0.05</text:p>
          </table:table-cell>
          <table:table-cell table:formula="oooc:=['win count'.V2]" office:value-type="float" office:value="0.0428893905192">
            <text:p>0.04</text:p>
          </table:table-cell>
          <table:table-cell table:formula="oooc:=['win count'.W2]" office:value-type="float" office:value="0.038374717833">
            <text:p>0.04</text:p>
          </table:table-cell>
          <table:table-cell table:formula="oooc:=['win count'.X2]" office:value-type="float" office:value="0.0564334085779">
            <text:p>0.06</text:p>
          </table:table-cell>
          <table:table-cell table:formula="oooc:=['win count'.Y2]" office:value-type="float" office:value="0.0677200902935">
            <text:p>0.07</text:p>
          </table:table-cell>
          <table:table-cell table:formula="oooc:=['win count'.Z2]" office:value-type="float" office:value="0.106094808126">
            <text:p>0.11</text:p>
          </table:table-cell>
          <table:table-cell table:formula="oooc:=['win count'.AA2]" office:value-type="float" office:value="0.115124153499">
            <text:p>0.12</text:p>
          </table:table-cell>
          <table:table-cell table:formula="oooc:=['win count'.AB2]" office:value-type="float" office:value="0.124153498871">
            <text:p>0.12</text:p>
          </table:table-cell>
          <table:table-cell table:formula="oooc:=['win count'.AC2]" office:value-type="float" office:value="0.0428893905192">
            <text:p>0.04</text:p>
          </table:table-cell>
          <table:table-cell table:formula="oooc:=['win count'.AD2]" office:value-type="float" office:value="0.0338600451467">
            <text:p>0.03</text:p>
          </table:table-cell>
          <table:table-cell table:formula="oooc:=['win count'.AE2]" office:value-type="float" office:value="0.106094808126">
            <text:p>0.11</text:p>
          </table:table-cell>
          <table:table-cell table:formula="oooc:=['win count'.AF2]" office:value-type="float" office:value="0.160270880361">
            <text:p>0.16</text:p>
          </table:table-cell>
          <table:table-cell table:formula="oooc:=['win count'.AG2]" office:value-type="float" office:value="0.162528216704">
            <text:p>0.16</text:p>
          </table:table-cell>
          <table:table-cell table:formula="oooc:=['win count'.AH2]" office:value-type="float" office:value="0.135440180587">
            <text:p>0.14</text:p>
          </table:table-cell>
          <table:table-cell table:formula="oooc:=['win count'.AI2]" office:value-type="float" office:value="0.293453724605">
            <text:p>0.29</text:p>
          </table:table-cell>
          <table:table-cell table:formula="oooc:=['win count'.AJ2]" office:value-type="float" office:value="0.316027088036">
            <text:p>0.32</text:p>
          </table:table-cell>
          <table:table-cell table:formula="oooc:=['win count'.AK2]" office:value-type="float" office:value="0.257336343115">
            <text:p>0.26</text:p>
          </table:table-cell>
          <table:table-cell table:formula="oooc:=['win count'.AL2]" office:value-type="float" office:value="0.243792325056">
            <text:p>0.24</text:p>
          </table:table-cell>
          <table:table-cell table:formula="oooc:=['win count'.AM2]" office:value-type="float" office:value="0.146726862302">
            <text:p>0.15</text:p>
          </table:table-cell>
          <table:table-cell table:formula="oooc:=['win count'.AN2]" office:value-type="float" office:value="0.167042889391">
            <text:p>0.17</text:p>
          </table:table-cell>
          <table:table-cell table:formula="oooc:=['win count'.AO2]" office:value-type="float" office:value="0.058690744921">
            <text:p>0.06</text:p>
          </table:table-cell>
          <table:table-cell table:formula="oooc:=['win count'.AP2]" office:value-type="float" office:value="0.200902934537">
            <text:p>0.2</text:p>
          </table:table-cell>
          <table:table-cell table:formula="oooc:=['win count'.AQ2]" office:value-type="float" office:value="0.167042889391">
            <text:p>0.17</text:p>
          </table:table-cell>
          <table:table-cell table:formula="oooc:=['win count'.AR2]" office:value-type="float" office:value="0.162528216704">
            <text:p>0.16</text:p>
          </table:table-cell>
          <table:table-cell table:formula="oooc:=['win count'.AS2]" office:value-type="float" office:value="0.237020316027">
            <text:p>0.24</text:p>
          </table:table-cell>
          <table:table-cell table:formula="oooc:=['win count'.AT2]" office:value-type="float" office:value="0.0812641083521">
            <text:p>0.08</text:p>
          </table:table-cell>
          <table:table-cell table:formula="oooc:=['win count'.AU2]" office:value-type="float" office:value="0.471783295711">
            <text:p>0.47</text:p>
          </table:table-cell>
          <table:table-cell table:formula="oooc:=['win count'.AV2]" office:value-type="float" office:value="0.428893905192">
            <text:p>0.43</text:p>
          </table:table-cell>
          <table:table-cell table:formula="oooc:=['win count'.AW2]" office:value-type="float" office:value="0.112866817156">
            <text:p>0.11</text:p>
          </table:table-cell>
          <table:table-cell table:formula="oooc:=['win count'.AX2]" office:value-type="float" office:value="0.079006772009">
            <text:p>0.08</text:p>
          </table:table-cell>
          <table:table-cell table:number-columns-repeated="206"/>
        </table:table-row>
        <table:table-row table:style-name="ro1">
          <table:table-cell table:formula="oooc:=['win count'.A3]" office:value-type="float" office:value="0">
            <text:p>0</text:p>
          </table:table-cell>
          <table:table-cell table:formula="oooc:=['win count'.B3]" office:value-type="float" office:value="0">
            <text:p>0</text:p>
          </table:table-cell>
          <table:table-cell table:formula="oooc:=['win count'.C3]" office:value-type="float" office:value="0">
            <text:p>0</text:p>
          </table:table-cell>
          <table:table-cell table:formula="oooc:=['win count'.D3]" office:value-type="float" office:value="0">
            <text:p>0</text:p>
          </table:table-cell>
          <table:table-cell table:formula="oooc:=['win count'.E3]" office:value-type="float" office:value="0">
            <text:p>0</text:p>
          </table:table-cell>
          <table:table-cell table:formula="oooc:=['win count'.F3]" office:value-type="float" office:value="0.00865051903114">
            <text:p>0.01</text:p>
          </table:table-cell>
          <table:table-cell table:formula="oooc:=['win count'.G3]" office:value-type="float" office:value="0.0138408304498">
            <text:p>0.01</text:p>
          </table:table-cell>
          <table:table-cell table:formula="oooc:=['win count'.H3]" office:value-type="float" office:value="0.0190311418685">
            <text:p>0.02</text:p>
          </table:table-cell>
          <table:table-cell table:formula="oooc:=['win count'.I3]" office:value-type="float" office:value="0.0173010380623">
            <text:p>0.02</text:p>
          </table:table-cell>
          <table:table-cell table:formula="oooc:=['win count'.J3]" office:value-type="float" office:value="0.0103806228374">
            <text:p>0.01</text:p>
          </table:table-cell>
          <table:table-cell table:formula="oooc:=['win count'.K3]" office:value-type="float" office:value="0.0103806228374">
            <text:p>0.01</text:p>
          </table:table-cell>
          <table:table-cell table:formula="oooc:=['win count'.L3]" office:value-type="float" office:value="0.022491349481">
            <text:p>0.02</text:p>
          </table:table-cell>
          <table:table-cell table:formula="oooc:=['win count'.M3]" office:value-type="float" office:value="0.0294117647059">
            <text:p>0.03</text:p>
          </table:table-cell>
          <table:table-cell table:formula="oooc:=['win count'.N3]" office:value-type="float" office:value="0.022491349481">
            <text:p>0.02</text:p>
          </table:table-cell>
          <table:table-cell table:formula="oooc:=['win count'.O3]" office:value-type="float" office:value="0.022491349481">
            <text:p>0.02</text:p>
          </table:table-cell>
          <table:table-cell table:formula="oooc:=['win count'.P3]" office:value-type="float" office:value="0.0173010380623">
            <text:p>0.02</text:p>
          </table:table-cell>
          <table:table-cell table:formula="oooc:=['win count'.Q3]" office:value-type="float" office:value="0.0467128027682">
            <text:p>0.05</text:p>
          </table:table-cell>
          <table:table-cell table:formula="oooc:=['win count'.R3]" office:value-type="float" office:value="0.0155709342561">
            <text:p>0.02</text:p>
          </table:table-cell>
          <table:table-cell table:formula="oooc:=['win count'.S3]" office:value-type="float" office:value="0.0519031141869">
            <text:p>0.05</text:p>
          </table:table-cell>
          <table:table-cell table:formula="oooc:=['win count'.T3]" office:value-type="float" office:value="0.0294117647059">
            <text:p>0.03</text:p>
          </table:table-cell>
          <table:table-cell table:formula="oooc:=['win count'.U3]" office:value-type="float" office:value="0.038062283737">
            <text:p>0.04</text:p>
          </table:table-cell>
          <table:table-cell table:formula="oooc:=['win count'.V3]" office:value-type="float" office:value="0.0865051903114">
            <text:p>0.09</text:p>
          </table:table-cell>
          <table:table-cell table:formula="oooc:=['win count'.W3]" office:value-type="float" office:value="0.0242214532872">
            <text:p>0.02</text:p>
          </table:table-cell>
          <table:table-cell table:formula="oooc:=['win count'.X3]" office:value-type="float" office:value="0.112456747405">
            <text:p>0.11</text:p>
          </table:table-cell>
          <table:table-cell table:formula="oooc:=['win count'.Y3]" office:value-type="float" office:value="0.185121107266">
            <text:p>0.19</text:p>
          </table:table-cell>
          <table:table-cell table:formula="oooc:=['win count'.Z3]" office:value-type="float" office:value="0.159169550173">
            <text:p>0.16</text:p>
          </table:table-cell>
          <table:table-cell table:formula="oooc:=['win count'.AA3]" office:value-type="float" office:value="0.157439446367">
            <text:p>0.16</text:p>
          </table:table-cell>
          <table:table-cell table:formula="oooc:=['win count'.AB3]" office:value-type="float" office:value="0.153979238754">
            <text:p>0.15</text:p>
          </table:table-cell>
          <table:table-cell table:formula="oooc:=['win count'.AC3]" office:value-type="float" office:value="0.0882352941176">
            <text:p>0.09</text:p>
          </table:table-cell>
          <table:table-cell table:formula="oooc:=['win count'.AD3]" office:value-type="float" office:value="0.138408304498">
            <text:p>0.14</text:p>
          </table:table-cell>
          <table:table-cell table:formula="oooc:=['win count'.AE3]" office:value-type="float" office:value="0.122837370242">
            <text:p>0.12</text:p>
          </table:table-cell>
          <table:table-cell table:formula="oooc:=['win count'.AF3]" office:value-type="float" office:value="0.178200692042">
            <text:p>0.18</text:p>
          </table:table-cell>
          <table:table-cell table:formula="oooc:=['win count'.AG3]" office:value-type="float" office:value="0.190311418685">
            <text:p>0.19</text:p>
          </table:table-cell>
          <table:table-cell table:formula="oooc:=['win count'.AH3]" office:value-type="float" office:value="0.186851211073">
            <text:p>0.19</text:p>
          </table:table-cell>
          <table:table-cell table:formula="oooc:=['win count'.AI3]" office:value-type="float" office:value="0.401384083045">
            <text:p>0.4</text:p>
          </table:table-cell>
          <table:table-cell table:formula="oooc:=['win count'.AJ3]" office:value-type="float" office:value="0.340830449827">
            <text:p>0.34</text:p>
          </table:table-cell>
          <table:table-cell table:formula="oooc:=['win count'.AK3]" office:value-type="float" office:value="0.28892733564">
            <text:p>0.29</text:p>
          </table:table-cell>
          <table:table-cell table:formula="oooc:=['win count'.AL3]" office:value-type="float" office:value="0.358131487889">
            <text:p>0.36</text:p>
          </table:table-cell>
          <table:table-cell table:formula="oooc:=['win count'.AM3]" office:value-type="float" office:value="0.269896193772">
            <text:p>0.27</text:p>
          </table:table-cell>
          <table:table-cell table:formula="oooc:=['win count'.AN3]" office:value-type="float" office:value="0.219723183391">
            <text:p>0.22</text:p>
          </table:table-cell>
          <table:table-cell table:formula="oooc:=['win count'.AO3]" office:value-type="float" office:value="0.0346020761246">
            <text:p>0.03</text:p>
          </table:table-cell>
          <table:table-cell table:formula="oooc:=['win count'.AP3]" office:value-type="float" office:value="0.301038062284">
            <text:p>0.3</text:p>
          </table:table-cell>
          <table:table-cell table:formula="oooc:=['win count'.AQ3]" office:value-type="float" office:value="0.207612456747">
            <text:p>0.21</text:p>
          </table:table-cell>
          <table:table-cell table:formula="oooc:=['win count'.AR3]" office:value-type="float" office:value="0.115916955017">
            <text:p>0.12</text:p>
          </table:table-cell>
          <table:table-cell table:formula="oooc:=['win count'.AS3]" office:value-type="float" office:value="0.307958477509">
            <text:p>0.31</text:p>
          </table:table-cell>
          <table:table-cell table:formula="oooc:=['win count'.AT3]" office:value-type="float" office:value="0.083044982699">
            <text:p>0.08</text:p>
          </table:table-cell>
          <table:table-cell table:formula="oooc:=['win count'.AU3]" office:value-type="float" office:value="0.309688581315">
            <text:p>0.31</text:p>
          </table:table-cell>
          <table:table-cell table:formula="oooc:=['win count'.AV3]" office:value-type="float" office:value="0.352941176471">
            <text:p>0.35</text:p>
          </table:table-cell>
          <table:table-cell table:formula="oooc:=['win count'.AW3]" office:value-type="float" office:value="0.13321799308">
            <text:p>0.13</text:p>
          </table:table-cell>
          <table:table-cell table:formula="oooc:=['win count'.AX3]" office:value-type="float" office:value="0.115916955017">
            <text:p>0.12</text:p>
          </table:table-cell>
          <table:table-cell table:number-columns-repeated="206"/>
        </table:table-row>
        <table:table-row table:style-name="ro1">
          <table:table-cell table:formula="oooc:=['win count'.A4]" office:value-type="float" office:value="0">
            <text:p>0</text:p>
          </table:table-cell>
          <table:table-cell table:formula="oooc:=['win count'.B4]" office:value-type="float" office:value="0">
            <text:p>0</text:p>
          </table:table-cell>
          <table:table-cell table:formula="oooc:=['win count'.C4]" office:value-type="float" office:value="0">
            <text:p>0</text:p>
          </table:table-cell>
          <table:table-cell table:formula="oooc:=['win count'.D4]" office:value-type="float" office:value="0">
            <text:p>0</text:p>
          </table:table-cell>
          <table:table-cell table:formula="oooc:=['win count'.E4]" office:value-type="float" office:value="0">
            <text:p>0</text:p>
          </table:table-cell>
          <table:table-cell table:formula="oooc:=['win count'.F4]" office:value-type="float" office:value="0.037851037851">
            <text:p>0.04</text:p>
          </table:table-cell>
          <table:table-cell table:formula="oooc:=['win count'.G4]" office:value-type="float" office:value="0.01221001221">
            <text:p>0.01</text:p>
          </table:table-cell>
          <table:table-cell table:formula="oooc:=['win count'.H4]" office:value-type="float" office:value="0.002442002442">
            <text:p>0</text:p>
          </table:table-cell>
          <table:table-cell table:formula="oooc:=['win count'.I4]" office:value-type="float" office:value="0.00976800976801">
            <text:p>0.01</text:p>
          </table:table-cell>
          <table:table-cell table:formula="oooc:=['win count'.J4]" office:value-type="float" office:value="0.02442002442">
            <text:p>0.02</text:p>
          </table:table-cell>
          <table:table-cell table:formula="oooc:=['win count'.K4]" office:value-type="float" office:value="0.018315018315">
            <text:p>0.02</text:p>
          </table:table-cell>
          <table:table-cell table:formula="oooc:=['win count'.L4]" office:value-type="float" office:value="0.029304029304">
            <text:p>0.03</text:p>
          </table:table-cell>
          <table:table-cell table:formula="oooc:=['win count'.M4]" office:value-type="float" office:value="0.029304029304">
            <text:p>0.03</text:p>
          </table:table-cell>
          <table:table-cell table:formula="oooc:=['win count'.N4]" office:value-type="float" office:value="0.00854700854701">
            <text:p>0.01</text:p>
          </table:table-cell>
          <table:table-cell table:formula="oooc:=['win count'.O4]" office:value-type="float" office:value="0.0598290598291">
            <text:p>0.06</text:p>
          </table:table-cell>
          <table:table-cell table:formula="oooc:=['win count'.P4]" office:value-type="float" office:value="0.023199023199">
            <text:p>0.02</text:p>
          </table:table-cell>
          <table:table-cell table:formula="oooc:=['win count'.Q4]" office:value-type="float" office:value="0.018315018315">
            <text:p>0.02</text:p>
          </table:table-cell>
          <table:table-cell table:formula="oooc:=['win count'.R4]" office:value-type="float" office:value="0.028083028083">
            <text:p>0.03</text:p>
          </table:table-cell>
          <table:table-cell table:formula="oooc:=['win count'.S4]" office:value-type="float" office:value="0.00976800976801">
            <text:p>0.01</text:p>
          </table:table-cell>
          <table:table-cell table:formula="oooc:=['win count'.T4]" office:value-type="float" office:value="0.023199023199">
            <text:p>0.02</text:p>
          </table:table-cell>
          <table:table-cell table:formula="oooc:=['win count'.U4]" office:value-type="float" office:value="0.0512820512821">
            <text:p>0.05</text:p>
          </table:table-cell>
          <table:table-cell table:formula="oooc:=['win count'.V4]" office:value-type="float" office:value="0.040293040293">
            <text:p>0.04</text:p>
          </table:table-cell>
          <table:table-cell table:formula="oooc:=['win count'.W4]" office:value-type="float" office:value="0.0622710622711">
            <text:p>0.06</text:p>
          </table:table-cell>
          <table:table-cell table:formula="oooc:=['win count'.X4]" office:value-type="float" office:value="0.186813186813">
            <text:p>0.19</text:p>
          </table:table-cell>
          <table:table-cell table:formula="oooc:=['win count'.Y4]" office:value-type="float" office:value="0.159951159951">
            <text:p>0.16</text:p>
          </table:table-cell>
          <table:table-cell table:formula="oooc:=['win count'.Z4]" office:value-type="float" office:value="0.164835164835">
            <text:p>0.16</text:p>
          </table:table-cell>
          <table:table-cell table:formula="oooc:=['win count'.AA4]" office:value-type="float" office:value="0.307692307692">
            <text:p>0.31</text:p>
          </table:table-cell>
          <table:table-cell table:formula="oooc:=['win count'.AB4]" office:value-type="float" office:value="0.200244200244">
            <text:p>0.2</text:p>
          </table:table-cell>
          <table:table-cell table:formula="oooc:=['win count'.AC4]" office:value-type="float" office:value="0.178266178266">
            <text:p>0.18</text:p>
          </table:table-cell>
          <table:table-cell table:formula="oooc:=['win count'.AD4]" office:value-type="float" office:value="0.120879120879">
            <text:p>0.12</text:p>
          </table:table-cell>
          <table:table-cell table:formula="oooc:=['win count'.AE4]" office:value-type="float" office:value="0.124542124542">
            <text:p>0.12</text:p>
          </table:table-cell>
          <table:table-cell table:formula="oooc:=['win count'.AF4]" office:value-type="float" office:value="0.205128205128">
            <text:p>0.21</text:p>
          </table:table-cell>
          <table:table-cell table:formula="oooc:=['win count'.AG4]" office:value-type="float" office:value="0.409035409035">
            <text:p>0.41</text:p>
          </table:table-cell>
          <table:table-cell table:formula="oooc:=['win count'.AH4]" office:value-type="float" office:value="0.251526251526">
            <text:p>0.25</text:p>
          </table:table-cell>
          <table:table-cell table:formula="oooc:=['win count'.AI4]" office:value-type="float" office:value="0.362637362637">
            <text:p>0.36</text:p>
          </table:table-cell>
          <table:table-cell table:formula="oooc:=['win count'.AJ4]" office:value-type="float" office:value="0.347985347985">
            <text:p>0.35</text:p>
          </table:table-cell>
          <table:table-cell table:formula="oooc:=['win count'.AK4]" office:value-type="float" office:value="0.328449328449">
            <text:p>0.33</text:p>
          </table:table-cell>
          <table:table-cell table:formula="oooc:=['win count'.AL4]" office:value-type="float" office:value="0.416361416361">
            <text:p>0.42</text:p>
          </table:table-cell>
          <table:table-cell table:formula="oooc:=['win count'.AM4]" office:value-type="float" office:value="0.274725274725">
            <text:p>0.27</text:p>
          </table:table-cell>
          <table:table-cell table:formula="oooc:=['win count'.AN4]" office:value-type="float" office:value="0.196581196581">
            <text:p>0.2</text:p>
          </table:table-cell>
          <table:table-cell table:formula="oooc:=['win count'.AO4]" office:value-type="float" office:value="0.0915750915751">
            <text:p>0.09</text:p>
          </table:table-cell>
          <table:table-cell table:formula="oooc:=['win count'.AP4]" office:value-type="float" office:value="0.326007326007">
            <text:p>0.33</text:p>
          </table:table-cell>
          <table:table-cell table:formula="oooc:=['win count'.AQ4]" office:value-type="float" office:value="0.257631257631">
            <text:p>0.26</text:p>
          </table:table-cell>
          <table:table-cell table:formula="oooc:=['win count'.AR4]" office:value-type="float" office:value="0.145299145299">
            <text:p>0.15</text:p>
          </table:table-cell>
          <table:table-cell table:formula="oooc:=['win count'.AS4]" office:value-type="float" office:value="0.335775335775">
            <text:p>0.34</text:p>
          </table:table-cell>
          <table:table-cell table:formula="oooc:=['win count'.AT4]" office:value-type="float" office:value="0.13431013431">
            <text:p>0.13</text:p>
          </table:table-cell>
          <table:table-cell table:formula="oooc:=['win count'.AU4]" office:value-type="float" office:value="0.212454212454">
            <text:p>0.21</text:p>
          </table:table-cell>
          <table:table-cell table:formula="oooc:=['win count'.AV4]" office:value-type="float" office:value="0.47619047619">
            <text:p>0.48</text:p>
          </table:table-cell>
          <table:table-cell table:formula="oooc:=['win count'.AW4]" office:value-type="float" office:value="0.201465201465">
            <text:p>0.2</text:p>
          </table:table-cell>
          <table:table-cell table:formula="oooc:=['win count'.AX4]" office:value-type="float" office:value="0.0952380952381">
            <text:p>0.1</text:p>
          </table:table-cell>
          <table:table-cell table:number-columns-repeated="206"/>
        </table:table-row>
        <table:table-row table:style-name="ro1">
          <table:table-cell table:formula="oooc:=['win count'.A5]" office:value-type="float" office:value="0">
            <text:p>0</text:p>
          </table:table-cell>
          <table:table-cell table:formula="oooc:=['win count'.B5]" office:value-type="float" office:value="0">
            <text:p>0</text:p>
          </table:table-cell>
          <table:table-cell table:formula="oooc:=['win count'.C5]" office:value-type="float" office:value="0">
            <text:p>0</text:p>
          </table:table-cell>
          <table:table-cell table:formula="oooc:=['win count'.D5]" office:value-type="float" office:value="0">
            <text:p>0</text:p>
          </table:table-cell>
          <table:table-cell table:formula="oooc:=['win count'.E5]" office:value-type="float" office:value="0">
            <text:p>0</text:p>
          </table:table-cell>
          <table:table-cell table:formula="oooc:=['win count'.F5]" office:value-type="float" office:value="0.0153714773698">
            <text:p>0.02</text:p>
          </table:table-cell>
          <table:table-cell table:formula="oooc:=['win count'.G5]" office:value-type="float" office:value="0.0222032450897">
            <text:p>0.02</text:p>
          </table:table-cell>
          <table:table-cell table:formula="oooc:=['win count'.H5]" office:value-type="float" office:value="0.00768573868488">
            <text:p>0.01</text:p>
          </table:table-cell>
          <table:table-cell table:formula="oooc:=['win count'.I5]" office:value-type="float" office:value="0.00426985482494">
            <text:p>0</text:p>
          </table:table-cell>
          <table:table-cell table:formula="oooc:=['win count'.J5]" office:value-type="float" office:value="0.00341588385995">
            <text:p>0</text:p>
          </table:table-cell>
          <table:table-cell table:formula="oooc:=['win count'.K5]" office:value-type="float" office:value="0.00939368061486">
            <text:p>0.01</text:p>
          </table:table-cell>
          <table:table-cell table:formula="oooc:=['win count'.L5]" office:value-type="float" office:value="0.0290350128096">
            <text:p>0.03</text:p>
          </table:table-cell>
          <table:table-cell table:formula="oooc:=['win count'.M5]" office:value-type="float" office:value="0.0187873612297">
            <text:p>0.02</text:p>
          </table:table-cell>
          <table:table-cell table:formula="oooc:=['win count'.N5]" office:value-type="float" office:value="0.0264730999146">
            <text:p>0.03</text:p>
          </table:table-cell>
          <table:table-cell table:formula="oooc:=['win count'.O5]" office:value-type="float" office:value="0.0273270708796">
            <text:p>0.03</text:p>
          </table:table-cell>
          <table:table-cell table:formula="oooc:=['win count'.P5]" office:value-type="float" office:value="0.0401366353544">
            <text:p>0.04</text:p>
          </table:table-cell>
          <table:table-cell table:formula="oooc:=['win count'.Q5]" office:value-type="float" office:value="0.0111016225448">
            <text:p>0.01</text:p>
          </table:table-cell>
          <table:table-cell table:formula="oooc:=['win count'.R5]" office:value-type="float" office:value="0.0153714773698">
            <text:p>0.02</text:p>
          </table:table-cell>
          <table:table-cell table:formula="oooc:=['win count'.S5]" office:value-type="float" office:value="0.0239111870196">
            <text:p>0.02</text:p>
          </table:table-cell>
          <table:table-cell table:formula="oooc:=['win count'.T5]" office:value-type="float" office:value="0.0375747224594">
            <text:p>0.04</text:p>
          </table:table-cell>
          <table:table-cell table:formula="oooc:=['win count'.U5]" office:value-type="float" office:value="0.0512382578992">
            <text:p>0.05</text:p>
          </table:table-cell>
          <table:table-cell table:formula="oooc:=['win count'.V5]" office:value-type="float" office:value="0.0597779675491">
            <text:p>0.06</text:p>
          </table:table-cell>
          <table:table-cell table:formula="oooc:=['win count'.W5]" office:value-type="float" office:value="0.0828351836038">
            <text:p>0.08</text:p>
          </table:table-cell>
          <table:table-cell table:formula="oooc:=['win count'.X5]" office:value-type="float" office:value="0.183603757472">
            <text:p>0.18</text:p>
          </table:table-cell>
          <table:table-cell table:formula="oooc:=['win count'.Y5]" office:value-type="float" office:value="0.228864218617">
            <text:p>0.23</text:p>
          </table:table-cell>
          <table:table-cell table:formula="oooc:=['win count'.Z5]" office:value-type="float" office:value="0.240819812126">
            <text:p>0.24</text:p>
          </table:table-cell>
          <table:table-cell table:formula="oooc:=['win count'.AA5]" office:value-type="float" office:value="0.278394534586">
            <text:p>0.28</text:p>
          </table:table-cell>
          <table:table-cell table:formula="oooc:=['win count'.AB5]" office:value-type="float" office:value="0.255337318531">
            <text:p>0.26</text:p>
          </table:table-cell>
          <table:table-cell table:formula="oooc:=['win count'.AC5]" office:value-type="float" office:value="0.204099060632">
            <text:p>0.2</text:p>
          </table:table-cell>
          <table:table-cell table:formula="oooc:=['win count'.AD5]" office:value-type="float" office:value="0.162254483348">
            <text:p>0.16</text:p>
          </table:table-cell>
          <table:table-cell table:formula="oooc:=['win count'.AE5]" office:value-type="float" office:value="0.156276686593">
            <text:p>0.16</text:p>
          </table:table-cell>
          <table:table-cell table:formula="oooc:=['win count'.AF5]" office:value-type="float" office:value="0.333048676345">
            <text:p>0.33</text:p>
          </table:table-cell>
          <table:table-cell table:formula="oooc:=['win count'.AG5]" office:value-type="float" office:value="0.397950469684">
            <text:p>0.4</text:p>
          </table:table-cell>
          <table:table-cell table:formula="oooc:=['win count'.AH5]" office:value-type="float" office:value="0.32536293766">
            <text:p>0.33</text:p>
          </table:table-cell>
          <table:table-cell table:formula="oooc:=['win count'.AI5]" office:value-type="float" office:value="0.414175918019">
            <text:p>0.41</text:p>
          </table:table-cell>
          <table:table-cell table:formula="oooc:=['win count'.AJ5]" office:value-type="float" office:value="0.399658411614">
            <text:p>0.4</text:p>
          </table:table-cell>
          <table:table-cell table:formula="oooc:=['win count'.AK5]" office:value-type="float" office:value="0.380871050384">
            <text:p>0.38</text:p>
          </table:table-cell>
          <table:table-cell table:formula="oooc:=['win count'.AL5]" office:value-type="float" office:value="0.480785653288">
            <text:p>0.48</text:p>
          </table:table-cell>
          <table:table-cell table:formula="oooc:=['win count'.AM5]" office:value-type="float" office:value="0.286934244236">
            <text:p>0.29</text:p>
          </table:table-cell>
          <table:table-cell table:formula="oooc:=['win count'.AN5]" office:value-type="float" office:value="0.222032450897">
            <text:p>0.22</text:p>
          </table:table-cell>
          <table:table-cell table:formula="oooc:=['win count'.AO5]" office:value-type="float" office:value="0.101622544833">
            <text:p>0.1</text:p>
          </table:table-cell>
          <table:table-cell table:formula="oooc:=['win count'.AP5]" office:value-type="float" office:value="0.310845431255">
            <text:p>0.31</text:p>
          </table:table-cell>
          <table:table-cell table:formula="oooc:=['win count'.AQ5]" office:value-type="float" office:value="0.299743808711">
            <text:p>0.3</text:p>
          </table:table-cell>
          <table:table-cell table:formula="oooc:=['win count'.AR5]" office:value-type="float" office:value="0.169940222032">
            <text:p>0.17</text:p>
          </table:table-cell>
          <table:table-cell table:formula="oooc:=['win count'.AS5]" office:value-type="float" office:value="0.379163108454">
            <text:p>0.38</text:p>
          </table:table-cell>
          <table:table-cell table:formula="oooc:=['win count'.AT5]" office:value-type="float" office:value="0.118701964133">
            <text:p>0.12</text:p>
          </table:table-cell>
          <table:table-cell table:formula="oooc:=['win count'.AU5]" office:value-type="float" office:value="0.36293766012">
            <text:p>0.36</text:p>
          </table:table-cell>
          <table:table-cell table:formula="oooc:=['win count'.AV5]" office:value-type="float" office:value="0.514090520922">
            <text:p>0.51</text:p>
          </table:table-cell>
          <table:table-cell table:formula="oooc:=['win count'.AW5]" office:value-type="float" office:value="0.218616567037">
            <text:p>0.22</text:p>
          </table:table-cell>
          <table:table-cell table:formula="oooc:=['win count'.AX5]" office:value-type="float" office:value="0.0879590093937">
            <text:p>0.09</text:p>
          </table:table-cell>
          <table:table-cell table:number-columns-repeated="206"/>
        </table:table-row>
        <table:table-row table:style-name="ro1">
          <table:table-cell table:formula="oooc:=['win count'.A6]" office:value-type="float" office:value="0">
            <text:p>0</text:p>
          </table:table-cell>
          <table:table-cell table:formula="oooc:=['win count'.B6]" office:value-type="float" office:value="0">
            <text:p>0</text:p>
          </table:table-cell>
          <table:table-cell table:formula="oooc:=['win count'.C6]" office:value-type="float" office:value="0">
            <text:p>0</text:p>
          </table:table-cell>
          <table:table-cell table:formula="oooc:=['win count'.D6]" office:value-type="float" office:value="0">
            <text:p>0</text:p>
          </table:table-cell>
          <table:table-cell table:formula="oooc:=['win count'.E6]" office:value-type="float" office:value="0">
            <text:p>0</text:p>
          </table:table-cell>
          <table:table-cell table:formula="oooc:=['win count'.F6]" office:value-type="float" office:value="0.0165198237885">
            <text:p>0.02</text:p>
          </table:table-cell>
          <table:table-cell table:formula="oooc:=['win count'.G6]" office:value-type="float" office:value="0.00440528634361">
            <text:p>0</text:p>
          </table:table-cell>
          <table:table-cell table:formula="oooc:=['win count'.H6]" office:value-type="float" office:value="0.00330396475771">
            <text:p>0</text:p>
          </table:table-cell>
          <table:table-cell table:formula="oooc:=['win count'.I6]" office:value-type="float" office:value="0.000550660792952">
            <text:p>0</text:p>
          </table:table-cell>
          <table:table-cell table:formula="oooc:=['win count'.J6]" office:value-type="float" office:value="0.00605726872247">
            <text:p>0.01</text:p>
          </table:table-cell>
          <table:table-cell table:formula="oooc:=['win count'.K6]" office:value-type="float" office:value="0.00770925110132">
            <text:p>0.01</text:p>
          </table:table-cell>
          <table:table-cell table:formula="oooc:=['win count'.L6]" office:value-type="float" office:value="0.0154185022026">
            <text:p>0.02</text:p>
          </table:table-cell>
          <table:table-cell table:formula="oooc:=['win count'.M6]" office:value-type="float" office:value="0.00991189427313">
            <text:p>0.01</text:p>
          </table:table-cell>
          <table:table-cell table:formula="oooc:=['win count'.N6]" office:value-type="float" office:value="0.0159691629956">
            <text:p>0.02</text:p>
          </table:table-cell>
          <table:table-cell table:formula="oooc:=['win count'.O6]" office:value-type="float" office:value="0.0313876651982">
            <text:p>0.03</text:p>
          </table:table-cell>
          <table:table-cell table:formula="oooc:=['win count'.P6]" office:value-type="float" office:value="0.0424008810573">
            <text:p>0.04</text:p>
          </table:table-cell>
          <table:table-cell table:formula="oooc:=['win count'.Q6]" office:value-type="float" office:value="0.0137665198238">
            <text:p>0.01</text:p>
          </table:table-cell>
          <table:table-cell table:formula="oooc:=['win count'.R6]" office:value-type="float" office:value="0.011563876652">
            <text:p>0.01</text:p>
          </table:table-cell>
          <table:table-cell table:formula="oooc:=['win count'.S6]" office:value-type="float" office:value="0.0137665198238">
            <text:p>0.01</text:p>
          </table:table-cell>
          <table:table-cell table:formula="oooc:=['win count'.T6]" office:value-type="float" office:value="0.0159691629956">
            <text:p>0.02</text:p>
          </table:table-cell>
          <table:table-cell table:formula="oooc:=['win count'.U6]" office:value-type="float" office:value="0.0561674008811">
            <text:p>0.06</text:p>
          </table:table-cell>
          <table:table-cell table:formula="oooc:=['win count'.V6]" office:value-type="float" office:value="0.0671806167401">
            <text:p>0.07</text:p>
          </table:table-cell>
          <table:table-cell table:formula="oooc:=['win count'.W6]" office:value-type="float" office:value="0.0671806167401">
            <text:p>0.07</text:p>
          </table:table-cell>
          <table:table-cell table:formula="oooc:=['win count'.X6]" office:value-type="float" office:value="0.151982378855">
            <text:p>0.15</text:p>
          </table:table-cell>
          <table:table-cell table:formula="oooc:=['win count'.Y6]" office:value-type="float" office:value="0.224118942731">
            <text:p>0.22</text:p>
          </table:table-cell>
          <table:table-cell table:formula="oooc:=['win count'.Z6]" office:value-type="float" office:value="0.262114537445">
            <text:p>0.26</text:p>
          </table:table-cell>
          <table:table-cell table:formula="oooc:=['win count'.AA6]" office:value-type="float" office:value="0.301211453744">
            <text:p>0.3</text:p>
          </table:table-cell>
          <table:table-cell table:formula="oooc:=['win count'.AB6]" office:value-type="float" office:value="0.333700440529">
            <text:p>0.33</text:p>
          </table:table-cell>
          <table:table-cell table:formula="oooc:=['win count'.AC6]" office:value-type="float" office:value="0.242290748899">
            <text:p>0.24</text:p>
          </table:table-cell>
          <table:table-cell table:formula="oooc:=['win count'.AD6]" office:value-type="float" office:value="0.176762114537">
            <text:p>0.18</text:p>
          </table:table-cell>
          <table:table-cell table:formula="oooc:=['win count'.AE6]" office:value-type="float" office:value="0.160242290749">
            <text:p>0.16</text:p>
          </table:table-cell>
          <table:table-cell table:formula="oooc:=['win count'.AF6]" office:value-type="float" office:value="0.418502202643">
            <text:p>0.42</text:p>
          </table:table-cell>
          <table:table-cell table:formula="oooc:=['win count'.AG6]" office:value-type="float" office:value="0.512665198238">
            <text:p>0.51</text:p>
          </table:table-cell>
          <table:table-cell table:formula="oooc:=['win count'.AH6]" office:value-type="float" office:value="0.345814977974">
            <text:p>0.35</text:p>
          </table:table-cell>
          <table:table-cell table:formula="oooc:=['win count'.AI6]" office:value-type="float" office:value="0.439427312775">
            <text:p>0.44</text:p>
          </table:table-cell>
          <table:table-cell table:formula="oooc:=['win count'.AJ6]" office:value-type="float" office:value="0.438325991189">
            <text:p>0.44</text:p>
          </table:table-cell>
          <table:table-cell table:formula="oooc:=['win count'.AK6]" office:value-type="float" office:value="0.421806167401">
            <text:p>0.42</text:p>
          </table:table-cell>
          <table:table-cell table:formula="oooc:=['win count'.AL6]" office:value-type="float" office:value="0.559471365639">
            <text:p>0.56</text:p>
          </table:table-cell>
          <table:table-cell table:formula="oooc:=['win count'.AM6]" office:value-type="float" office:value="0.395374449339">
            <text:p>0.4</text:p>
          </table:table-cell>
          <table:table-cell table:formula="oooc:=['win count'.AN6]" office:value-type="float" office:value="0.316629955947">
            <text:p>0.32</text:p>
          </table:table-cell>
          <table:table-cell table:formula="oooc:=['win count'.AO6]" office:value-type="float" office:value="0.10077092511">
            <text:p>0.1</text:p>
          </table:table-cell>
          <table:table-cell table:formula="oooc:=['win count'.AP6]" office:value-type="float" office:value="0.359581497797">
            <text:p>0.36</text:p>
          </table:table-cell>
          <table:table-cell table:formula="oooc:=['win count'.AQ6]" office:value-type="float" office:value="0.416850220264">
            <text:p>0.42</text:p>
          </table:table-cell>
          <table:table-cell table:formula="oooc:=['win count'.AR6]" office:value-type="float" office:value="0.263766519824">
            <text:p>0.26</text:p>
          </table:table-cell>
          <table:table-cell table:formula="oooc:=['win count'.AS6]" office:value-type="float" office:value="0.444383259912">
            <text:p>0.44</text:p>
          </table:table-cell>
          <table:table-cell table:formula="oooc:=['win count'.AT6]" office:value-type="float" office:value="0.0947136563877">
            <text:p>0.09</text:p>
          </table:table-cell>
          <table:table-cell table:formula="oooc:=['win count'.AU6]" office:value-type="float" office:value="0.314427312775">
            <text:p>0.31</text:p>
          </table:table-cell>
          <table:table-cell table:formula="oooc:=['win count'.AV6]" office:value-type="float" office:value="0.533039647577">
            <text:p>0.53</text:p>
          </table:table-cell>
          <table:table-cell table:formula="oooc:=['win count'.AW6]" office:value-type="float" office:value="0.270374449339">
            <text:p>0.27</text:p>
          </table:table-cell>
          <table:table-cell table:formula="oooc:=['win count'.AX6]" office:value-type="float" office:value="0.102422907489">
            <text:p>0.1</text:p>
          </table:table-cell>
          <table:table-cell table:number-columns-repeated="206"/>
        </table:table-row>
        <table:table-row table:style-name="ro1">
          <table:table-cell table:formula="oooc:=['win count'.A7]" office:value-type="float" office:value="0">
            <text:p>0</text:p>
          </table:table-cell>
          <table:table-cell table:formula="oooc:=['win count'.B7]" office:value-type="float" office:value="0">
            <text:p>0</text:p>
          </table:table-cell>
          <table:table-cell table:formula="oooc:=['win count'.C7]" office:value-type="float" office:value="0">
            <text:p>0</text:p>
          </table:table-cell>
          <table:table-cell table:formula="oooc:=['win count'.D7]" office:value-type="float" office:value="0">
            <text:p>0</text:p>
          </table:table-cell>
          <table:table-cell table:formula="oooc:=['win count'.E7]" office:value-type="float" office:value="0">
            <text:p>0</text:p>
          </table:table-cell>
          <table:table-cell table:formula="oooc:=['win count'.F7]" office:value-type="float" office:value="0.0112170499159">
            <text:p>0.01</text:p>
          </table:table-cell>
          <table:table-cell table:formula="oooc:=['win count'.G7]" office:value-type="float" office:value="0.00785193494111">
            <text:p>0.01</text:p>
          </table:table-cell>
          <table:table-cell table:formula="oooc:=['win count'.H7]" office:value-type="float" office:value="0.00504767246214">
            <text:p>0.01</text:p>
          </table:table-cell>
          <table:table-cell table:formula="oooc:=['win count'.I7]" office:value-type="float" office:value="0.00392596747056">
            <text:p>0</text:p>
          </table:table-cell>
          <table:table-cell table:formula="oooc:=['win count'.J7]" office:value-type="float" office:value="0.00336511497476">
            <text:p>0</text:p>
          </table:table-cell>
          <table:table-cell table:formula="oooc:=['win count'.K7]" office:value-type="float" office:value="0.00673022994952">
            <text:p>0.01</text:p>
          </table:table-cell>
          <table:table-cell table:formula="oooc:=['win count'.L7]" office:value-type="float" office:value="0.0123387549075">
            <text:p>0.01</text:p>
          </table:table-cell>
          <table:table-cell table:formula="oooc:=['win count'.M7]" office:value-type="float" office:value="0.00953449242849">
            <text:p>0.01</text:p>
          </table:table-cell>
          <table:table-cell table:formula="oooc:=['win count'.N7]" office:value-type="float" office:value="0.00953449242849">
            <text:p>0.01</text:p>
          </table:table-cell>
          <table:table-cell table:formula="oooc:=['win count'.O7]" office:value-type="float" office:value="0.0269209197981">
            <text:p>0.03</text:p>
          </table:table-cell>
          <table:table-cell table:formula="oooc:=['win count'.P7]" office:value-type="float" office:value="0.0302860347729">
            <text:p>0.03</text:p>
          </table:table-cell>
          <table:table-cell table:formula="oooc:=['win count'.Q7]" office:value-type="float" office:value="0.0241166573191">
            <text:p>0.02</text:p>
          </table:table-cell>
          <table:table-cell table:formula="oooc:=['win count'.R7]" office:value-type="float" office:value="0.0157038698822">
            <text:p>0.02</text:p>
          </table:table-cell>
          <table:table-cell table:formula="oooc:=['win count'.S7]" office:value-type="float" office:value="0.0291643297813">
            <text:p>0.03</text:p>
          </table:table-cell>
          <table:table-cell table:formula="oooc:=['win count'.T7]" office:value-type="float" office:value="0.0157038698822">
            <text:p>0.02</text:p>
          </table:table-cell>
          <table:table-cell table:formula="oooc:=['win count'.U7]" office:value-type="float" office:value="0.051598429613">
            <text:p>0.05</text:p>
          </table:table-cell>
          <table:table-cell table:formula="oooc:=['win count'.V7]" office:value-type="float" office:value="0.0762759394279">
            <text:p>0.08</text:p>
          </table:table-cell>
          <table:table-cell table:formula="oooc:=['win count'.W7]" office:value-type="float" office:value="0.0959057767807">
            <text:p>0.1</text:p>
          </table:table-cell>
          <table:table-cell table:formula="oooc:=['win count'.X7]" office:value-type="float" office:value="0.153673583847">
            <text:p>0.15</text:p>
          </table:table-cell>
          <table:table-cell table:formula="oooc:=['win count'.Y7]" office:value-type="float" office:value="0.293886707796">
            <text:p>0.29</text:p>
          </table:table-cell>
          <table:table-cell table:formula="oooc:=['win count'.Z7]" office:value-type="float" office:value="0.228827818284">
            <text:p>0.23</text:p>
          </table:table-cell>
          <table:table-cell table:formula="oooc:=['win count'.AA7]" office:value-type="float" office:value="0.302299495233">
            <text:p>0.3</text:p>
          </table:table-cell>
          <table:table-cell table:formula="oooc:=['win count'.AB7]" office:value-type="float" office:value="0.298934380258">
            <text:p>0.3</text:p>
          </table:table-cell>
          <table:table-cell table:formula="oooc:=['win count'.AC7]" office:value-type="float" office:value="0.314077397644">
            <text:p>0.31</text:p>
          </table:table-cell>
          <table:table-cell table:formula="oooc:=['win count'.AD7]" office:value-type="float" office:value="0.226584408301">
            <text:p>0.23</text:p>
          </table:table-cell>
          <table:table-cell table:formula="oooc:=['win count'.AE7]" office:value-type="float" office:value="0.19461581604">
            <text:p>0.19</text:p>
          </table:table-cell>
          <table:table-cell table:formula="oooc:=['win count'.AF7]" office:value-type="float" office:value="0.463264161526">
            <text:p>0.46</text:p>
          </table:table-cell>
          <table:table-cell table:formula="oooc:=['win count'.AG7]" office:value-type="float" office:value="0.524397083567">
            <text:p>0.52</text:p>
          </table:table-cell>
          <table:table-cell table:formula="oooc:=['win count'.AH7]" office:value-type="float" office:value="0.368480089736">
            <text:p>0.37</text:p>
          </table:table-cell>
          <table:table-cell table:formula="oooc:=['win count'.AI7]" office:value-type="float" office:value="0.51205832866">
            <text:p>0.51</text:p>
          </table:table-cell>
          <table:table-cell table:formula="oooc:=['win count'.AJ7]" office:value-type="float" office:value="0.495793606282">
            <text:p>0.5</text:p>
          </table:table-cell>
          <table:table-cell table:formula="oooc:=['win count'.AK7]" office:value-type="float" office:value="0.502523836231">
            <text:p>0.5</text:p>
          </table:table-cell>
          <table:table-cell table:formula="oooc:=['win count'.AL7]" office:value-type="float" office:value="0.596747055524">
            <text:p>0.6</text:p>
          </table:table-cell>
          <table:table-cell table:formula="oooc:=['win count'.AM7]" office:value-type="float" office:value="0.479528883904">
            <text:p>0.48</text:p>
          </table:table-cell>
          <table:table-cell table:formula="oooc:=['win count'.AN7]" office:value-type="float" office:value="0.360067302299">
            <text:p>0.36</text:p>
          </table:table-cell>
          <table:table-cell table:formula="oooc:=['win count'.AO7]" office:value-type="float" office:value="0.125630959058">
            <text:p>0.13</text:p>
          </table:table-cell>
          <table:table-cell table:formula="oooc:=['win count'.AP7]" office:value-type="float" office:value="0.414469994391">
            <text:p>0.41</text:p>
          </table:table-cell>
          <table:table-cell table:formula="oooc:=['win count'.AQ7]" office:value-type="float" office:value="0.465507571509">
            <text:p>0.47</text:p>
          </table:table-cell>
          <table:table-cell table:formula="oooc:=['win count'.AR7]" office:value-type="float" office:value="0.234436343242">
            <text:p>0.23</text:p>
          </table:table-cell>
          <table:table-cell table:formula="oooc:=['win count'.AS7]" office:value-type="float" office:value="0.528883903533">
            <text:p>0.53</text:p>
          </table:table-cell>
          <table:table-cell table:formula="oooc:=['win count'.AT7]" office:value-type="float" office:value="0.0975883342681">
            <text:p>0.1</text:p>
          </table:table-cell>
          <table:table-cell table:formula="oooc:=['win count'.AU7]" office:value-type="float" office:value="0.362310712283">
            <text:p>0.36</text:p>
          </table:table-cell>
          <table:table-cell table:formula="oooc:=['win count'.AV7]" office:value-type="float" office:value="0.591699383062">
            <text:p>0.59</text:p>
          </table:table-cell>
          <table:table-cell table:formula="oooc:=['win count'.AW7]" office:value-type="float" office:value="0.344363432417">
            <text:p>0.34</text:p>
          </table:table-cell>
          <table:table-cell table:formula="oooc:=['win count'.AX7]" office:value-type="float" office:value="0.084127874369">
            <text:p>0.08</text:p>
          </table:table-cell>
          <table:table-cell table:number-columns-repeated="206"/>
        </table:table-row>
        <table:table-row table:style-name="ro1">
          <table:table-cell table:formula="oooc:=['win count'.A8]" office:value-type="float" office:value="0">
            <text:p>0</text:p>
          </table:table-cell>
          <table:table-cell table:formula="oooc:=['win count'.B8]" office:value-type="float" office:value="0">
            <text:p>0</text:p>
          </table:table-cell>
          <table:table-cell table:formula="oooc:=['win count'.C8]" office:value-type="float" office:value="0">
            <text:p>0</text:p>
          </table:table-cell>
          <table:table-cell table:formula="oooc:=['win count'.D8]" office:value-type="float" office:value="0">
            <text:p>0</text:p>
          </table:table-cell>
          <table:table-cell table:formula="oooc:=['win count'.E8]" office:value-type="float" office:value="0">
            <text:p>0</text:p>
          </table:table-cell>
          <table:table-cell table:formula="oooc:=['win count'.F8]" office:value-type="float" office:value="0.0161870503597">
            <text:p>0.02</text:p>
          </table:table-cell>
          <table:table-cell table:formula="oooc:=['win count'.G8]" office:value-type="float" office:value="0.00314748201439">
            <text:p>0</text:p>
          </table:table-cell>
          <table:table-cell table:formula="oooc:=['win count'.H8]" office:value-type="float" office:value="0.00629496402878">
            <text:p>0.01</text:p>
          </table:table-cell>
          <table:table-cell table:formula="oooc:=['win count'.I8]" office:value-type="float" office:value="0.00089928057554">
            <text:p>0</text:p>
          </table:table-cell>
          <table:table-cell table:formula="oooc:=['win count'.J8]" office:value-type="float" office:value="0.00494604316547">
            <text:p>0</text:p>
          </table:table-cell>
          <table:table-cell table:formula="oooc:=['win count'.K8]" office:value-type="float" office:value="0.00494604316547">
            <text:p>0</text:p>
          </table:table-cell>
          <table:table-cell table:formula="oooc:=['win count'.L8]" office:value-type="float" office:value="0.00764388489209">
            <text:p>0.01</text:p>
          </table:table-cell>
          <table:table-cell table:formula="oooc:=['win count'.M8]" office:value-type="float" office:value="0.00539568345324">
            <text:p>0.01</text:p>
          </table:table-cell>
          <table:table-cell table:formula="oooc:=['win count'.N8]" office:value-type="float" office:value="0.00539568345324">
            <text:p>0.01</text:p>
          </table:table-cell>
          <table:table-cell table:formula="oooc:=['win count'.O8]" office:value-type="float" office:value="0.033273381295">
            <text:p>0.03</text:p>
          </table:table-cell>
          <table:table-cell table:formula="oooc:=['win count'.P8]" office:value-type="float" office:value="0.0409172661871">
            <text:p>0.04</text:p>
          </table:table-cell>
          <table:table-cell table:formula="oooc:=['win count'.Q8]" office:value-type="float" office:value="0.0179856115108">
            <text:p>0.02</text:p>
          </table:table-cell>
          <table:table-cell table:formula="oooc:=['win count'.R8]" office:value-type="float" office:value="0.0112410071942">
            <text:p>0.01</text:p>
          </table:table-cell>
          <table:table-cell table:formula="oooc:=['win count'.S8]" office:value-type="float" office:value="0.0323741007194">
            <text:p>0.03</text:p>
          </table:table-cell>
          <table:table-cell table:formula="oooc:=['win count'.T8]" office:value-type="float" office:value="0.0139388489209">
            <text:p>0.01</text:p>
          </table:table-cell>
          <table:table-cell table:formula="oooc:=['win count'.U8]" office:value-type="float" office:value="0.0386690647482">
            <text:p>0.04</text:p>
          </table:table-cell>
          <table:table-cell table:formula="oooc:=['win count'.V8]" office:value-type="float" office:value="0.0665467625899">
            <text:p>0.07</text:p>
          </table:table-cell>
          <table:table-cell table:formula="oooc:=['win count'.W8]" office:value-type="float" office:value="0.0854316546763">
            <text:p>0.09</text:p>
          </table:table-cell>
          <table:table-cell table:formula="oooc:=['win count'.X8]" office:value-type="float" office:value="0.139388489209">
            <text:p>0.14</text:p>
          </table:table-cell>
          <table:table-cell table:formula="oooc:=['win count'.Y8]" office:value-type="float" office:value="0.259442446043">
            <text:p>0.26</text:p>
          </table:table-cell>
          <table:table-cell table:formula="oooc:=['win count'.Z8]" office:value-type="float" office:value="0.24190647482">
            <text:p>0.24</text:p>
          </table:table-cell>
          <table:table-cell table:formula="oooc:=['win count'.AA8]" office:value-type="float" office:value="0.386241007194">
            <text:p>0.39</text:p>
          </table:table-cell>
          <table:table-cell table:formula="oooc:=['win count'.AB8]" office:value-type="float" office:value="0.406025179856">
            <text:p>0.41</text:p>
          </table:table-cell>
          <table:table-cell table:formula="oooc:=['win count'.AC8]" office:value-type="float" office:value="0.259442446043">
            <text:p>0.26</text:p>
          </table:table-cell>
          <table:table-cell table:formula="oooc:=['win count'.AD8]" office:value-type="float" office:value="0.192895683453">
            <text:p>0.19</text:p>
          </table:table-cell>
          <table:table-cell table:formula="oooc:=['win count'.AE8]" office:value-type="float" office:value="0.259892086331">
            <text:p>0.26</text:p>
          </table:table-cell>
          <table:table-cell table:formula="oooc:=['win count'.AF8]" office:value-type="float" office:value="0.549910071942">
            <text:p>0.55</text:p>
          </table:table-cell>
          <table:table-cell table:formula="oooc:=['win count'.AG8]" office:value-type="float" office:value="0.564748201439">
            <text:p>0.56</text:p>
          </table:table-cell>
          <table:table-cell table:formula="oooc:=['win count'.AH8]" office:value-type="float" office:value="0.397482014388">
            <text:p>0.4</text:p>
          </table:table-cell>
          <table:table-cell table:formula="oooc:=['win count'.AI8]" office:value-type="float" office:value="0.525629496403">
            <text:p>0.53</text:p>
          </table:table-cell>
          <table:table-cell table:formula="oooc:=['win count'.AJ8]" office:value-type="float" office:value="0.537320143885">
            <text:p>0.54</text:p>
          </table:table-cell>
          <table:table-cell table:formula="oooc:=['win count'.AK8]" office:value-type="float" office:value="0.541816546763">
            <text:p>0.54</text:p>
          </table:table-cell>
          <table:table-cell table:formula="oooc:=['win count'.AL8]" office:value-type="float" office:value="0.694694244604">
            <text:p>0.69</text:p>
          </table:table-cell>
          <table:table-cell table:formula="oooc:=['win count'.AM8]" office:value-type="float" office:value="0.532823741007">
            <text:p>0.53</text:p>
          </table:table-cell>
          <table:table-cell table:formula="oooc:=['win count'.AN8]" office:value-type="float" office:value="0.428956834532">
            <text:p>0.43</text:p>
          </table:table-cell>
          <table:table-cell table:formula="oooc:=['win count'.AO8]" office:value-type="float" office:value="0.156025179856">
            <text:p>0.16</text:p>
          </table:table-cell>
          <table:table-cell table:formula="oooc:=['win count'.AP8]" office:value-type="float" office:value="0.522032374101">
            <text:p>0.52</text:p>
          </table:table-cell>
          <table:table-cell table:formula="oooc:=['win count'.AQ8]" office:value-type="float" office:value="0.560701438849">
            <text:p>0.56</text:p>
          </table:table-cell>
          <table:table-cell table:formula="oooc:=['win count'.AR8]" office:value-type="float" office:value="0.258543165468">
            <text:p>0.26</text:p>
          </table:table-cell>
          <table:table-cell table:formula="oooc:=['win count'.AS8]" office:value-type="float" office:value="0.579136690647">
            <text:p>0.58</text:p>
          </table:table-cell>
          <table:table-cell table:formula="oooc:=['win count'.AT8]" office:value-type="float" office:value="0.0971223021583">
            <text:p>0.1</text:p>
          </table:table-cell>
          <table:table-cell table:formula="oooc:=['win count'.AU8]" office:value-type="float" office:value="0.376798561151">
            <text:p>0.38</text:p>
          </table:table-cell>
          <table:table-cell table:formula="oooc:=['win count'.AV8]" office:value-type="float" office:value="0.619604316547">
            <text:p>0.62</text:p>
          </table:table-cell>
          <table:table-cell table:formula="oooc:=['win count'.AW8]" office:value-type="float" office:value="0.394784172662">
            <text:p>0.39</text:p>
          </table:table-cell>
          <table:table-cell table:formula="oooc:=['win count'.AX8]" office:value-type="float" office:value="0.121402877698">
            <text:p>0.12</text:p>
          </table:table-cell>
          <table:table-cell table:number-columns-repeated="206"/>
        </table:table-row>
        <table:table-row table:style-name="ro1">
          <table:table-cell table:formula="oooc:=['win count'.A9]" office:value-type="float" office:value="0">
            <text:p>0</text:p>
          </table:table-cell>
          <table:table-cell table:formula="oooc:=['win count'.B9]" office:value-type="float" office:value="0">
            <text:p>0</text:p>
          </table:table-cell>
          <table:table-cell table:formula="oooc:=['win count'.C9]" office:value-type="float" office:value="0">
            <text:p>0</text:p>
          </table:table-cell>
          <table:table-cell table:formula="oooc:=['win count'.D9]" office:value-type="float" office:value="0">
            <text:p>0</text:p>
          </table:table-cell>
          <table:table-cell table:formula="oooc:=['win count'.E9]" office:value-type="float" office:value="0">
            <text:p>0</text:p>
          </table:table-cell>
          <table:table-cell table:formula="oooc:=['win count'.F9]" office:value-type="float" office:value="0.00477897252091">
            <text:p>0</text:p>
          </table:table-cell>
          <table:table-cell table:formula="oooc:=['win count'.G9]" office:value-type="float" office:value="0.00477897252091">
            <text:p>0</text:p>
          </table:table-cell>
          <table:table-cell table:formula="oooc:=['win count'.H9]" office:value-type="float" office:value="0.0015929908403">
            <text:p>0</text:p>
          </table:table-cell>
          <table:table-cell table:formula="oooc:=['win count'.I9]" office:value-type="float" office:value="0.00358422939068">
            <text:p>0</text:p>
          </table:table-cell>
          <table:table-cell table:formula="oooc:=['win count'.J9]" office:value-type="float" office:value="0.00358422939068">
            <text:p>0</text:p>
          </table:table-cell>
          <table:table-cell table:formula="oooc:=['win count'.K9]" office:value-type="float" office:value="0.00677021107129">
            <text:p>0.01</text:p>
          </table:table-cell>
          <table:table-cell table:formula="oooc:=['win count'.L9]" office:value-type="float" office:value="0.00318598168061">
            <text:p>0</text:p>
          </table:table-cell>
          <table:table-cell table:formula="oooc:=['win count'.M9]" office:value-type="float" office:value="0.0015929908403">
            <text:p>0</text:p>
          </table:table-cell>
          <table:table-cell table:formula="oooc:=['win count'.N9]" office:value-type="float" office:value="0.010354440462">
            <text:p>0.01</text:p>
          </table:table-cell>
          <table:table-cell table:formula="oooc:=['win count'.O9]" office:value-type="float" office:value="0.0410195141378">
            <text:p>0.04</text:p>
          </table:table-cell>
          <table:table-cell table:formula="oooc:=['win count'.P9]" office:value-type="float" office:value="0.0342493030665">
            <text:p>0.03</text:p>
          </table:table-cell>
          <table:table-cell table:formula="oooc:=['win count'.Q9]" office:value-type="float" office:value="0.0207088809239">
            <text:p>0.02</text:p>
          </table:table-cell>
          <table:table-cell table:formula="oooc:=['win count'.R9]" office:value-type="float" office:value="0.0111509358821">
            <text:p>0.01</text:p>
          </table:table-cell>
          <table:table-cell table:formula="oooc:=['win count'.S9]" office:value-type="float" office:value="0.0306650736758">
            <text:p>0.03</text:p>
          </table:table-cell>
          <table:table-cell table:formula="oooc:=['win count'.T9]" office:value-type="float" office:value="0.0219036240542">
            <text:p>0.02</text:p>
          </table:table-cell>
          <table:table-cell table:formula="oooc:=['win count'.U9]" office:value-type="float" office:value="0.0298685782557">
            <text:p>0.03</text:p>
          </table:table-cell>
          <table:table-cell table:formula="oooc:=['win count'.V9]" office:value-type="float" office:value="0.0780565511748">
            <text:p>0.08</text:p>
          </table:table-cell>
          <table:table-cell table:formula="oooc:=['win count'.W9]" office:value-type="float" office:value="0.0708880923935">
            <text:p>0.07</text:p>
          </table:table-cell>
          <table:table-cell table:formula="oooc:=['win count'.X9]" office:value-type="float" office:value="0.129430505775">
            <text:p>0.13</text:p>
          </table:table-cell>
          <table:table-cell table:formula="oooc:=['win count'.Y9]" office:value-type="float" office:value="0.26523297491">
            <text:p>0.27</text:p>
          </table:table-cell>
          <table:table-cell table:formula="oooc:=['win count'.Z9]" office:value-type="float" office:value="0.259657506969">
            <text:p>0.26</text:p>
          </table:table-cell>
          <table:table-cell table:formula="oooc:=['win count'.AA9]" office:value-type="float" office:value="0.335722819594">
            <text:p>0.34</text:p>
          </table:table-cell>
          <table:table-cell table:formula="oooc:=['win count'.AB9]" office:value-type="float" office:value="0.413381123059">
            <text:p>0.41</text:p>
          </table:table-cell>
          <table:table-cell table:formula="oooc:=['win count'.AC9]" office:value-type="float" office:value="0.272799681402">
            <text:p>0.27</text:p>
          </table:table-cell>
          <table:table-cell table:formula="oooc:=['win count'.AD9]" office:value-type="float" office:value="0.224213460773">
            <text:p>0.22</text:p>
          </table:table-cell>
          <table:table-cell table:formula="oooc:=['win count'.AE9]" office:value-type="float" office:value="0.304261250498">
            <text:p>0.3</text:p>
          </table:table-cell>
          <table:table-cell table:formula="oooc:=['win count'.AF9]" office:value-type="float" office:value="0.582238152131">
            <text:p>0.58</text:p>
          </table:table-cell>
          <table:table-cell table:formula="oooc:=['win count'.AG9]" office:value-type="float" office:value="0.58064516129">
            <text:p>0.58</text:p>
          </table:table-cell>
          <table:table-cell table:formula="oooc:=['win count'.AH9]" office:value-type="float" office:value="0.401433691756">
            <text:p>0.4</text:p>
          </table:table-cell>
          <table:table-cell table:formula="oooc:=['win count'.AI9]" office:value-type="float" office:value="0.548785344484">
            <text:p>0.55</text:p>
          </table:table-cell>
          <table:table-cell table:formula="oooc:=['win count'.AJ9]" office:value-type="float" office:value="0.63281561131">
            <text:p>0.63</text:p>
          </table:table-cell>
          <table:table-cell table:formula="oooc:=['win count'.AK9]" office:value-type="float" office:value="0.600955794504">
            <text:p>0.6</text:p>
          </table:table-cell>
          <table:table-cell table:formula="oooc:=['win count'.AL9]" office:value-type="float" office:value="0.775388291517">
            <text:p>0.78</text:p>
          </table:table-cell>
          <table:table-cell table:formula="oooc:=['win count'.AM9]" office:value-type="float" office:value="0.593787335723">
            <text:p>0.59</text:p>
          </table:table-cell>
          <table:table-cell table:formula="oooc:=['win count'.AN9]" office:value-type="float" office:value="0.47391477499">
            <text:p>0.47</text:p>
          </table:table-cell>
          <table:table-cell table:formula="oooc:=['win count'.AO9]" office:value-type="float" office:value="0.192751891677">
            <text:p>0.19</text:p>
          </table:table-cell>
          <table:table-cell table:formula="oooc:=['win count'.AP9]" office:value-type="float" office:value="0.63042612505">
            <text:p>0.63</text:p>
          </table:table-cell>
          <table:table-cell table:formula="oooc:=['win count'.AQ9]" office:value-type="float" office:value="0.628036638789">
            <text:p>0.63</text:p>
          </table:table-cell>
          <table:table-cell table:formula="oooc:=['win count'.AR9]" office:value-type="float" office:value="0.339705296695">
            <text:p>0.34</text:p>
          </table:table-cell>
          <table:table-cell table:formula="oooc:=['win count'.AS9]" office:value-type="float" office:value="0.62962962963">
            <text:p>0.63</text:p>
          </table:table-cell>
          <table:table-cell table:formula="oooc:=['win count'.AT9]" office:value-type="float" office:value="0.094782954998">
            <text:p>0.09</text:p>
          </table:table-cell>
          <table:table-cell table:formula="oooc:=['win count'.AU9]" office:value-type="float" office:value="0.447630426125">
            <text:p>0.45</text:p>
          </table:table-cell>
          <table:table-cell table:formula="oooc:=['win count'.AV9]" office:value-type="float" office:value="0.714058144166">
            <text:p>0.71</text:p>
          </table:table-cell>
          <table:table-cell table:formula="oooc:=['win count'.AW9]" office:value-type="float" office:value="0.424532058941">
            <text:p>0.42</text:p>
          </table:table-cell>
          <table:table-cell table:formula="oooc:=['win count'.AX9]" office:value-type="float" office:value="0.125049780964">
            <text:p>0.13</text:p>
          </table:table-cell>
          <table:table-cell table:number-columns-repeated="206"/>
        </table:table-row>
        <table:table-row table:style-name="ro1">
          <table:table-cell table:formula="oooc:=['win count'.A10]" office:value-type="float" office:value="0">
            <text:p>0</text:p>
          </table:table-cell>
          <table:table-cell table:formula="oooc:=['win count'.B10]" office:value-type="float" office:value="0">
            <text:p>0</text:p>
          </table:table-cell>
          <table:table-cell table:formula="oooc:=['win count'.C10]" office:value-type="float" office:value="0">
            <text:p>0</text:p>
          </table:table-cell>
          <table:table-cell table:formula="oooc:=['win count'.D10]" office:value-type="float" office:value="0">
            <text:p>0</text:p>
          </table:table-cell>
          <table:table-cell table:formula="oooc:=['win count'.E10]" office:value-type="float" office:value="0">
            <text:p>0</text:p>
          </table:table-cell>
          <table:table-cell table:formula="oooc:=['win count'.F10]" office:value-type="float" office:value="0">
            <text:p>0</text:p>
          </table:table-cell>
          <table:table-cell table:formula="oooc:=['win count'.G10]" office:value-type="float" office:value="0.00349772647779">
            <text:p>0</text:p>
          </table:table-cell>
          <table:table-cell table:formula="oooc:=['win count'.H10]" office:value-type="float" office:value="0.00104931794334">
            <text:p>0</text:p>
          </table:table-cell>
          <table:table-cell table:formula="oooc:=['win count'.I10]" office:value-type="float" office:value="0.000349772647779">
            <text:p>0</text:p>
          </table:table-cell>
          <table:table-cell table:formula="oooc:=['win count'.J10]" office:value-type="float" office:value="0.00314795383001">
            <text:p>0</text:p>
          </table:table-cell>
          <table:table-cell table:formula="oooc:=['win count'.K10]" office:value-type="float" office:value="0.00839454354669">
            <text:p>0.01</text:p>
          </table:table-cell>
          <table:table-cell table:formula="oooc:=['win count'.L10]" office:value-type="float" office:value="0.00349772647779">
            <text:p>0</text:p>
          </table:table-cell>
          <table:table-cell table:formula="oooc:=['win count'.M10]" office:value-type="float" office:value="0.00174886323889">
            <text:p>0</text:p>
          </table:table-cell>
          <table:table-cell table:formula="oooc:=['win count'.N10]" office:value-type="float" office:value="0.00804477089892">
            <text:p>0.01</text:p>
          </table:table-cell>
          <table:table-cell table:formula="oooc:=['win count'.O10]" office:value-type="float" office:value="0.0241343126967">
            <text:p>0.02</text:p>
          </table:table-cell>
          <table:table-cell table:formula="oooc:=['win count'.P10]" office:value-type="float" office:value="0.0272822665268">
            <text:p>0.03</text:p>
          </table:table-cell>
          <table:table-cell table:formula="oooc:=['win count'.Q10]" office:value-type="float" office:value="0.0160895417978">
            <text:p>0.02</text:p>
          </table:table-cell>
          <table:table-cell table:formula="oooc:=['win count'.R10]" office:value-type="float" office:value="0.00804477089892">
            <text:p>0.01</text:p>
          </table:table-cell>
          <table:table-cell table:formula="oooc:=['win count'.S10]" office:value-type="float" office:value="0.0188877229801">
            <text:p>0.02</text:p>
          </table:table-cell>
          <table:table-cell table:formula="oooc:=['win count'.T10]" office:value-type="float" office:value="0.0171388597412">
            <text:p>0.02</text:p>
          </table:table-cell>
          <table:table-cell table:formula="oooc:=['win count'.U10]" office:value-type="float" office:value="0.0262329485834">
            <text:p>0.03</text:p>
          </table:table-cell>
          <table:table-cell table:formula="oooc:=['win count'.V10]" office:value-type="float" office:value="0.0545645330535">
            <text:p>0.05</text:p>
          </table:table-cell>
          <table:table-cell table:formula="oooc:=['win count'.W10]" office:value-type="float" office:value="0.0842952081147">
            <text:p>0.08</text:p>
          </table:table-cell>
          <table:table-cell table:formula="oooc:=['win count'.X10]" office:value-type="float" office:value="0.133263378804">
            <text:p>0.13</text:p>
          </table:table-cell>
          <table:table-cell table:formula="oooc:=['win count'.Y10]" office:value-type="float" office:value="0.319342427422">
            <text:p>0.32</text:p>
          </table:table-cell>
          <table:table-cell table:formula="oooc:=['win count'.Z10]" office:value-type="float" office:value="0.237495627842">
            <text:p>0.24</text:p>
          </table:table-cell>
          <table:table-cell table:formula="oooc:=['win count'.AA10]" office:value-type="float" office:value="0.33857992305">
            <text:p>0.34</text:p>
          </table:table-cell>
          <table:table-cell table:formula="oooc:=['win count'.AB10]" office:value-type="float" office:value="0.39524309199">
            <text:p>0.4</text:p>
          </table:table-cell>
          <table:table-cell table:formula="oooc:=['win count'.AC10]" office:value-type="float" office:value="0.255683805526">
            <text:p>0.26</text:p>
          </table:table-cell>
          <table:table-cell table:formula="oooc:=['win count'.AD10]" office:value-type="float" office:value="0.224204267226">
            <text:p>0.22</text:p>
          </table:table-cell>
          <table:table-cell table:formula="oooc:=['win count'.AE10]" office:value-type="float" office:value="0.325288562434">
            <text:p>0.33</text:p>
          </table:table-cell>
          <table:table-cell table:formula="oooc:=['win count'.AF10]" office:value-type="float" office:value="0.590066456803">
            <text:p>0.59</text:p>
          </table:table-cell>
          <table:table-cell table:formula="oooc:=['win count'.AG10]" office:value-type="float" office:value="0.657572577824">
            <text:p>0.66</text:p>
          </table:table-cell>
          <table:table-cell table:formula="oooc:=['win count'.AH10]" office:value-type="float" office:value="0.439664218258">
            <text:p>0.44</text:p>
          </table:table-cell>
          <table:table-cell table:formula="oooc:=['win count'.AI10]" office:value-type="float" office:value="0.547394193774">
            <text:p>0.55</text:p>
          </table:table-cell>
          <table:table-cell table:formula="oooc:=['win count'.AJ10]" office:value-type="float" office:value="0.677509618748">
            <text:p>0.68</text:p>
          </table:table-cell>
          <table:table-cell table:formula="oooc:=['win count'.AK10]" office:value-type="float" office:value="0.630640083945">
            <text:p>0.63</text:p>
          </table:table-cell>
          <table:table-cell table:formula="oooc:=['win count'.AL10]" office:value-type="float" office:value="0.835956628192">
            <text:p>0.84</text:p>
          </table:table-cell>
          <table:table-cell table:formula="oooc:=['win count'.AM10]" office:value-type="float" office:value="0.682406435817">
            <text:p>0.68</text:p>
          </table:table-cell>
          <table:table-cell table:formula="oooc:=['win count'.AN10]" office:value-type="float" office:value="0.564183280867">
            <text:p>0.56</text:p>
          </table:table-cell>
          <table:table-cell table:formula="oooc:=['win count'.AO10]" office:value-type="float" office:value="0.248688352571">
            <text:p>0.25</text:p>
          </table:table-cell>
          <table:table-cell table:formula="oooc:=['win count'.AP10]" office:value-type="float" office:value="0.683105981112">
            <text:p>0.68</text:p>
          </table:table-cell>
          <table:table-cell table:formula="oooc:=['win count'.AQ10]" office:value-type="float" office:value="0.691150752011">
            <text:p>0.69</text:p>
          </table:table-cell>
          <table:table-cell table:formula="oooc:=['win count'.AR10]" office:value-type="float" office:value="0.363413781042">
            <text:p>0.36</text:p>
          </table:table-cell>
          <table:table-cell table:formula="oooc:=['win count'.AS10]" office:value-type="float" office:value="0.672962574327">
            <text:p>0.67</text:p>
          </table:table-cell>
          <table:table-cell table:formula="oooc:=['win count'.AT10]" office:value-type="float" office:value="0.186079048618">
            <text:p>0.19</text:p>
          </table:table-cell>
          <table:table-cell table:formula="oooc:=['win count'.AU10]" office:value-type="float" office:value="0.509968520462">
            <text:p>0.51</text:p>
          </table:table-cell>
          <table:table-cell table:formula="oooc:=['win count'.AV10]" office:value-type="float" office:value="0.795033228402">
            <text:p>0.8</text:p>
          </table:table-cell>
          <table:table-cell table:formula="oooc:=['win count'.AW10]" office:value-type="float" office:value="0.519412381952">
            <text:p>0.52</text:p>
          </table:table-cell>
          <table:table-cell table:formula="oooc:=['win count'.AX10]" office:value-type="float" office:value="0.169289961525">
            <text:p>0.17</text:p>
          </table:table-cell>
          <table:table-cell table:number-columns-repeated="206"/>
        </table:table-row>
        <table:table-row table:style-name="ro1">
          <table:table-cell table:formula="oooc:=['win count'.A11]" office:value-type="float" office:value="0">
            <text:p>0</text:p>
          </table:table-cell>
          <table:table-cell table:formula="oooc:=['win count'.B11]" office:value-type="float" office:value="0">
            <text:p>0</text:p>
          </table:table-cell>
          <table:table-cell table:formula="oooc:=['win count'.C11]" office:value-type="float" office:value="0">
            <text:p>0</text:p>
          </table:table-cell>
          <table:table-cell table:formula="oooc:=['win count'.D11]" office:value-type="float" office:value="0">
            <text:p>0</text:p>
          </table:table-cell>
          <table:table-cell table:formula="oooc:=['win count'.E11]" office:value-type="float" office:value="0">
            <text:p>0</text:p>
          </table:table-cell>
          <table:table-cell table:formula="oooc:=['win count'.F11]" office:value-type="float" office:value="0.00143523501973">
            <text:p>0</text:p>
          </table:table-cell>
          <table:table-cell table:formula="oooc:=['win count'.G11]" office:value-type="float" office:value="0.0021528525296">
            <text:p>0</text:p>
          </table:table-cell>
          <table:table-cell table:formula="oooc:=['win count'.H11]" office:value-type="float" office:value="0">
            <text:p>0</text:p>
          </table:table-cell>
          <table:table-cell table:formula="oooc:=['win count'.I11]" office:value-type="float" office:value="0.0010764262648">
            <text:p>0</text:p>
          </table:table-cell>
          <table:table-cell table:formula="oooc:=['win count'.J11]" office:value-type="float" office:value="0.0032292787944">
            <text:p>0</text:p>
          </table:table-cell>
          <table:table-cell table:formula="oooc:=['win count'.K11]" office:value-type="float" office:value="0.00179404377467">
            <text:p>0</text:p>
          </table:table-cell>
          <table:table-cell table:formula="oooc:=['win count'.L11]" office:value-type="float" office:value="0.0032292787944">
            <text:p>0</text:p>
          </table:table-cell>
          <table:table-cell table:formula="oooc:=['win count'.M11]" office:value-type="float" office:value="0.0021528525296">
            <text:p>0</text:p>
          </table:table-cell>
          <table:table-cell table:formula="oooc:=['win count'.N11]" office:value-type="float" office:value="0.00753498385361">
            <text:p>0.01</text:p>
          </table:table-cell>
          <table:table-cell table:formula="oooc:=['win count'.O11]" office:value-type="float" office:value="0.0473627556512">
            <text:p>0.05</text:p>
          </table:table-cell>
          <table:table-cell table:formula="oooc:=['win count'.P11]" office:value-type="float" office:value="0.0287047003947">
            <text:p>0.03</text:p>
          </table:table-cell>
          <table:table-cell table:formula="oooc:=['win count'.Q11]" office:value-type="float" office:value="0.0222461428059">
            <text:p>0.02</text:p>
          </table:table-cell>
          <table:table-cell table:formula="oooc:=['win count'.R11]" office:value-type="float" office:value="0.0132759239325">
            <text:p>0.01</text:p>
          </table:table-cell>
          <table:table-cell table:formula="oooc:=['win count'.S11]" office:value-type="float" office:value="0.0190168640115">
            <text:p>0.02</text:p>
          </table:table-cell>
          <table:table-cell table:formula="oooc:=['win count'.T11]" office:value-type="float" office:value="0.0136347326875">
            <text:p>0.01</text:p>
          </table:table-cell>
          <table:table-cell table:formula="oooc:=['win count'.U11]" office:value-type="float" office:value="0.0265518478651">
            <text:p>0.03</text:p>
          </table:table-cell>
          <table:table-cell table:formula="oooc:=['win count'.V11]" office:value-type="float" office:value="0.0531036957302">
            <text:p>0.05</text:p>
          </table:table-cell>
          <table:table-cell table:formula="oooc:=['win count'.W11]" office:value-type="float" office:value="0.0556153570147">
            <text:p>0.06</text:p>
          </table:table-cell>
          <table:table-cell table:formula="oooc:=['win count'.X11]" office:value-type="float" office:value="0.115177610334">
            <text:p>0.12</text:p>
          </table:table-cell>
          <table:table-cell table:formula="oooc:=['win count'.Y11]" office:value-type="float" office:value="0.294223179046">
            <text:p>0.29</text:p>
          </table:table-cell>
          <table:table-cell table:formula="oooc:=['win count'.Z11]" office:value-type="float" office:value="0.292070326516">
            <text:p>0.29</text:p>
          </table:table-cell>
          <table:table-cell table:formula="oooc:=['win count'.AA11]" office:value-type="float" office:value="0.391101542878">
            <text:p>0.39</text:p>
          </table:table-cell>
          <table:table-cell table:formula="oooc:=['win count'.AB11]" office:value-type="float" office:value="0.43057050592">
            <text:p>0.43</text:p>
          </table:table-cell>
          <table:table-cell table:formula="oooc:=['win count'.AC11]" office:value-type="float" office:value="0.226767133118">
            <text:p>0.23</text:p>
          </table:table-cell>
          <table:table-cell table:formula="oooc:=['win count'.AD11]" office:value-type="float" office:value="0.210979547901">
            <text:p>0.21</text:p>
          </table:table-cell>
          <table:table-cell table:formula="oooc:=['win count'.AE11]" office:value-type="float" office:value="0.40437746681">
            <text:p>0.4</text:p>
          </table:table-cell>
          <table:table-cell table:formula="oooc:=['win count'.AF11]" office:value-type="float" office:value="0.629350556154">
            <text:p>0.63</text:p>
          </table:table-cell>
          <table:table-cell table:formula="oooc:=['win count'.AG11]" office:value-type="float" office:value="0.648367420165">
            <text:p>0.65</text:p>
          </table:table-cell>
          <table:table-cell table:formula="oooc:=['win count'.AH11]" office:value-type="float" office:value="0.442770003588">
            <text:p>0.44</text:p>
          </table:table-cell>
          <table:table-cell table:formula="oooc:=['win count'.AI11]" office:value-type="float" office:value="0.611768927162">
            <text:p>0.61</text:p>
          </table:table-cell>
          <table:table-cell table:formula="oooc:=['win count'.AJ11]" office:value-type="float" office:value="0.749551489056">
            <text:p>0.75</text:p>
          </table:table-cell>
          <table:table-cell table:formula="oooc:=['win count'.AK11]" office:value-type="float" office:value="0.644779332616">
            <text:p>0.64</text:p>
          </table:table-cell>
          <table:table-cell table:formula="oooc:=['win count'.AL11]" office:value-type="float" office:value="0.868675995694">
            <text:p>0.87</text:p>
          </table:table-cell>
          <table:table-cell table:formula="oooc:=['win count'.AM11]" office:value-type="float" office:value="0.755292429135">
            <text:p>0.76</text:p>
          </table:table-cell>
          <table:table-cell table:formula="oooc:=['win count'.AN11]" office:value-type="float" office:value="0.562612127736">
            <text:p>0.56</text:p>
          </table:table-cell>
          <table:table-cell table:formula="oooc:=['win count'.AO11]" office:value-type="float" office:value="0.301040545389">
            <text:p>0.3</text:p>
          </table:table-cell>
          <table:table-cell table:formula="oooc:=['win count'.AP11]" office:value-type="float" office:value="0.715464657338">
            <text:p>0.72</text:p>
          </table:table-cell>
          <table:table-cell table:formula="oooc:=['win count'.AQ11]" office:value-type="float" office:value="0.778973806961">
            <text:p>0.78</text:p>
          </table:table-cell>
          <table:table-cell table:formula="oooc:=['win count'.AR11]" office:value-type="float" office:value="0.45963401507">
            <text:p>0.46</text:p>
          </table:table-cell>
          <table:table-cell table:formula="oooc:=['win count'.AS11]" office:value-type="float" office:value="0.731969860065">
            <text:p>0.73</text:p>
          </table:table-cell>
          <table:table-cell table:formula="oooc:=['win count'.AT11]" office:value-type="float" office:value="0.199138858988">
            <text:p>0.2</text:p>
          </table:table-cell>
          <table:table-cell table:formula="oooc:=['win count'.AU11]" office:value-type="float" office:value="0.569788302835">
            <text:p>0.57</text:p>
          </table:table-cell>
          <table:table-cell table:formula="oooc:=['win count'.AV11]" office:value-type="float" office:value="0.823824901328">
            <text:p>0.82</text:p>
          </table:table-cell>
          <table:table-cell table:formula="oooc:=['win count'.AW11]" office:value-type="float" office:value="0.585217079297">
            <text:p>0.59</text:p>
          </table:table-cell>
          <table:table-cell table:formula="oooc:=['win count'.AX11]" office:value-type="float" office:value="0.254395407248">
            <text:p>0.25</text:p>
          </table:table-cell>
          <table:table-cell table:number-columns-repeated="206"/>
        </table:table-row>
        <table:table-row table:style-name="ro1">
          <table:table-cell table:formula="oooc:=['win count'.A12]" office:value-type="float" office:value="0">
            <text:p>0</text:p>
          </table:table-cell>
          <table:table-cell table:formula="oooc:=['win count'.B12]" office:value-type="float" office:value="0">
            <text:p>0</text:p>
          </table:table-cell>
          <table:table-cell table:formula="oooc:=['win count'.C12]" office:value-type="float" office:value="0">
            <text:p>0</text:p>
          </table:table-cell>
          <table:table-cell table:formula="oooc:=['win count'.D12]" office:value-type="float" office:value="0">
            <text:p>0</text:p>
          </table:table-cell>
          <table:table-cell table:formula="oooc:=['win count'.E12]" office:value-type="float" office:value="0">
            <text:p>0</text:p>
          </table:table-cell>
          <table:table-cell table:formula="oooc:=['win count'.F12]" office:value-type="float" office:value="0">
            <text:p>0</text:p>
          </table:table-cell>
          <table:table-cell table:formula="oooc:=['win count'.G12]" office:value-type="float" office:value="0.00348918353105">
            <text:p>0</text:p>
          </table:table-cell>
          <table:table-cell table:formula="oooc:=['win count'.H12]" office:value-type="float" office:value="0.000348918353105">
            <text:p>0</text:p>
          </table:table-cell>
          <table:table-cell table:formula="oooc:=['win count'.I12]" office:value-type="float" office:value="0.000697836706211">
            <text:p>0</text:p>
          </table:table-cell>
          <table:table-cell table:formula="oooc:=['win count'.J12]" office:value-type="float" office:value="0.00244242847174">
            <text:p>0</text:p>
          </table:table-cell>
          <table:table-cell table:formula="oooc:=['win count'.K12]" office:value-type="float" office:value="0.00348918353105">
            <text:p>0</text:p>
          </table:table-cell>
          <table:table-cell table:formula="oooc:=['win count'.L12]" office:value-type="float" office:value="0.00418702023726">
            <text:p>0</text:p>
          </table:table-cell>
          <table:table-cell table:formula="oooc:=['win count'.M12]" office:value-type="float" office:value="0.00314026517795">
            <text:p>0</text:p>
          </table:table-cell>
          <table:table-cell table:formula="oooc:=['win count'.N12]" office:value-type="float" office:value="0.013258897418">
            <text:p>0.01</text:p>
          </table:table-cell>
          <table:table-cell table:formula="oooc:=['win count'.O12]" office:value-type="float" office:value="0.0212840195394">
            <text:p>0.02</text:p>
          </table:table-cell>
          <table:table-cell table:formula="oooc:=['win count'.P12]" office:value-type="float" office:value="0.0139567341242">
            <text:p>0.01</text:p>
          </table:table-cell>
          <table:table-cell table:formula="oooc:=['win count'.Q12]" office:value-type="float" office:value="0.0184926727146">
            <text:p>0.02</text:p>
          </table:table-cell>
          <table:table-cell table:formula="oooc:=['win count'.R12]" office:value-type="float" office:value="0.0150034891835">
            <text:p>0.02</text:p>
          </table:table-cell>
          <table:table-cell table:formula="oooc:=['win count'.S12]" office:value-type="float" office:value="0.0157013258897">
            <text:p>0.02</text:p>
          </table:table-cell>
          <table:table-cell table:formula="oooc:=['win count'.T12]" office:value-type="float" office:value="0.0150034891835">
            <text:p>0.02</text:p>
          </table:table-cell>
          <table:table-cell table:formula="oooc:=['win count'.U12]" office:value-type="float" office:value="0.0167480809491">
            <text:p>0.02</text:p>
          </table:table-cell>
          <table:table-cell table:formula="oooc:=['win count'.V12]" office:value-type="float" office:value="0.0600139567341">
            <text:p>0.06</text:p>
          </table:table-cell>
          <table:table-cell table:formula="oooc:=['win count'.W12]" office:value-type="float" office:value="0.039776692254">
            <text:p>0.04</text:p>
          </table:table-cell>
          <table:table-cell table:formula="oooc:=['win count'.X12]" office:value-type="float" office:value="0.114445219819">
            <text:p>0.11</text:p>
          </table:table-cell>
          <table:table-cell table:formula="oooc:=['win count'.Y12]" office:value-type="float" office:value="0.314375436148">
            <text:p>0.31</text:p>
          </table:table-cell>
          <table:table-cell table:formula="oooc:=['win count'.Z12]" office:value-type="float" office:value="0.242847173761">
            <text:p>0.24</text:p>
          </table:table-cell>
          <table:table-cell table:formula="oooc:=['win count'.AA12]" office:value-type="float" office:value="0.401256106071">
            <text:p>0.4</text:p>
          </table:table-cell>
          <table:table-cell table:formula="oooc:=['win count'.AB12]" office:value-type="float" office:value="0.466503838102">
            <text:p>0.47</text:p>
          </table:table-cell>
          <table:table-cell table:formula="oooc:=['win count'.AC12]" office:value-type="float" office:value="0.215980460572">
            <text:p>0.22</text:p>
          </table:table-cell>
          <table:table-cell table:formula="oooc:=['win count'.AD12]" office:value-type="float" office:value="0.219469644103">
            <text:p>0.22</text:p>
          </table:table-cell>
          <table:table-cell table:formula="oooc:=['win count'.AE12]" office:value-type="float" office:value="0.431612002791">
            <text:p>0.43</text:p>
          </table:table-cell>
          <table:table-cell table:formula="oooc:=['win count'.AF12]" office:value-type="float" office:value="0.632937892533">
            <text:p>0.63</text:p>
          </table:table-cell>
          <table:table-cell table:formula="oooc:=['win count'.AG12]" office:value-type="float" office:value="0.688066992324">
            <text:p>0.69</text:p>
          </table:table-cell>
          <table:table-cell table:formula="oooc:=['win count'.AH12]" office:value-type="float" office:value="0.483251919051">
            <text:p>0.48</text:p>
          </table:table-cell>
          <table:table-cell table:formula="oooc:=['win count'.AI12]" office:value-type="float" office:value="0.631891137474">
            <text:p>0.63</text:p>
          </table:table-cell>
          <table:table-cell table:formula="oooc:=['win count'.AJ12]" office:value-type="float" office:value="0.790300069784">
            <text:p>0.79</text:p>
          </table:table-cell>
          <table:table-cell table:formula="oooc:=['win count'.AK12]" office:value-type="float" office:value="0.677948360084">
            <text:p>0.68</text:p>
          </table:table-cell>
          <table:table-cell table:formula="oooc:=['win count'.AL12]" office:value-type="float" office:value="0.876133984648">
            <text:p>0.88</text:p>
          </table:table-cell>
          <table:table-cell table:formula="oooc:=['win count'.AM12]" office:value-type="float" office:value="0.784019539428">
            <text:p>0.78</text:p>
          </table:table-cell>
          <table:table-cell table:formula="oooc:=['win count'.AN12]" office:value-type="float" office:value="0.639916259595">
            <text:p>0.64</text:p>
          </table:table-cell>
          <table:table-cell table:formula="oooc:=['win count'.AO12]" office:value-type="float" office:value="0.364619678995">
            <text:p>0.36</text:p>
          </table:table-cell>
          <table:table-cell table:formula="oooc:=['win count'.AP12]" office:value-type="float" office:value="0.799371946964">
            <text:p>0.8</text:p>
          </table:table-cell>
          <table:table-cell table:formula="oooc:=['win count'.AQ12]" office:value-type="float" office:value="0.860781577111">
            <text:p>0.86</text:p>
          </table:table-cell>
          <table:table-cell table:formula="oooc:=['win count'.AR12]" office:value-type="float" office:value="0.534542916957">
            <text:p>0.53</text:p>
          </table:table-cell>
          <table:table-cell table:formula="oooc:=['win count'.AS12]" office:value-type="float" office:value="0.813328681089">
            <text:p>0.81</text:p>
          </table:table-cell>
          <table:table-cell table:formula="oooc:=['win count'.AT12]" office:value-type="float" office:value="0.267271458479">
            <text:p>0.27</text:p>
          </table:table-cell>
          <table:table-cell table:formula="oooc:=['win count'.AU12]" office:value-type="float" office:value="0.638520586183">
            <text:p>0.64</text:p>
          </table:table-cell>
          <table:table-cell table:formula="oooc:=['win count'.AV12]" office:value-type="float" office:value="0.881716678297">
            <text:p>0.88</text:p>
          </table:table-cell>
          <table:table-cell table:formula="oooc:=['win count'.AW12]" office:value-type="float" office:value="0.7135380321">
            <text:p>0.71</text:p>
          </table:table-cell>
          <table:table-cell table:formula="oooc:=['win count'.AX12]" office:value-type="float" office:value="0.268318213538">
            <text:p>0.27</text:p>
          </table:table-cell>
          <table:table-cell table:number-columns-repeated="206"/>
        </table:table-row>
        <table:table-row table:style-name="ro1">
          <table:table-cell table:formula="oooc:=['win count'.A13]" office:value-type="float" office:value="0">
            <text:p>0</text:p>
          </table:table-cell>
          <table:table-cell table:formula="oooc:=['win count'.B13]" office:value-type="float" office:value="0">
            <text:p>0</text:p>
          </table:table-cell>
          <table:table-cell table:formula="oooc:=['win count'.C13]" office:value-type="float" office:value="0">
            <text:p>0</text:p>
          </table:table-cell>
          <table:table-cell table:formula="oooc:=['win count'.D13]" office:value-type="float" office:value="0">
            <text:p>0</text:p>
          </table:table-cell>
          <table:table-cell table:formula="oooc:=['win count'.E13]" office:value-type="float" office:value="0">
            <text:p>0</text:p>
          </table:table-cell>
          <table:table-cell table:formula="oooc:=['win count'.F13]" office:value-type="float" office:value="0">
            <text:p>0</text:p>
          </table:table-cell>
          <table:table-cell table:formula="oooc:=['win count'.G13]" office:value-type="float" office:value="0.000324780772978">
            <text:p>0</text:p>
          </table:table-cell>
          <table:table-cell table:formula="oooc:=['win count'.H13]" office:value-type="float" office:value="0">
            <text:p>0</text:p>
          </table:table-cell>
          <table:table-cell table:formula="oooc:=['win count'.I13]" office:value-type="float" office:value="0.000324780772978">
            <text:p>0</text:p>
          </table:table-cell>
          <table:table-cell table:formula="oooc:=['win count'.J13]" office:value-type="float" office:value="0.00129912309191">
            <text:p>0</text:p>
          </table:table-cell>
          <table:table-cell table:formula="oooc:=['win count'.K13]" office:value-type="float" office:value="0.00227346541085">
            <text:p>0</text:p>
          </table:table-cell>
          <table:table-cell table:formula="oooc:=['win count'.L13]" office:value-type="float" office:value="0.0029230269568">
            <text:p>0</text:p>
          </table:table-cell>
          <table:table-cell table:formula="oooc:=['win count'.M13]" office:value-type="float" office:value="0.00324780772978">
            <text:p>0</text:p>
          </table:table-cell>
          <table:table-cell table:formula="oooc:=['win count'.N13]" office:value-type="float" office:value="0.00941864241637">
            <text:p>0.01</text:p>
          </table:table-cell>
          <table:table-cell table:formula="oooc:=['win count'.O13]" office:value-type="float" office:value="0.0194868463787">
            <text:p>0.02</text:p>
          </table:table-cell>
          <table:table-cell table:formula="oooc:=['win count'.P13]" office:value-type="float" office:value="0.0237089964274">
            <text:p>0.02</text:p>
          </table:table-cell>
          <table:table-cell table:formula="oooc:=['win count'.Q13]" office:value-type="float" office:value="0.0220850925625">
            <text:p>0.02</text:p>
          </table:table-cell>
          <table:table-cell table:formula="oooc:=['win count'.R13]" office:value-type="float" office:value="0.0074699577785">
            <text:p>0.01</text:p>
          </table:table-cell>
          <table:table-cell table:formula="oooc:=['win count'.S13]" office:value-type="float" office:value="0.0116921078272">
            <text:p>0.01</text:p>
          </table:table-cell>
          <table:table-cell table:formula="oooc:=['win count'.T13]" office:value-type="float" office:value="0.0165638194219">
            <text:p>0.02</text:p>
          </table:table-cell>
          <table:table-cell table:formula="oooc:=['win count'.U13]" office:value-type="float" office:value="0.014290354011">
            <text:p>0.01</text:p>
          </table:table-cell>
          <table:table-cell table:formula="oooc:=['win count'.V13]" office:value-type="float" office:value="0.0360506658006">
            <text:p>0.04</text:p>
          </table:table-cell>
          <table:table-cell table:formula="oooc:=['win count'.W13]" office:value-type="float" office:value="0.045144527444">
            <text:p>0.05</text:p>
          </table:table-cell>
          <table:table-cell table:formula="oooc:=['win count'.X13]" office:value-type="float" office:value="0.104904189672">
            <text:p>0.1</text:p>
          </table:table-cell>
          <table:table-cell table:formula="oooc:=['win count'.Y13]" office:value-type="float" office:value="0.319259499838">
            <text:p>0.32</text:p>
          </table:table-cell>
          <table:table-cell table:formula="oooc:=['win count'.Z13]" office:value-type="float" office:value="0.286131860994">
            <text:p>0.29</text:p>
          </table:table-cell>
          <table:table-cell table:formula="oooc:=['win count'.AA13]" office:value-type="float" office:value="0.372523546606">
            <text:p>0.37</text:p>
          </table:table-cell>
          <table:table-cell table:formula="oooc:=['win count'.AB13]" office:value-type="float" office:value="0.487171159467">
            <text:p>0.49</text:p>
          </table:table-cell>
          <table:table-cell table:formula="oooc:=['win count'.AC13]" office:value-type="float" office:value="0.226372198766">
            <text:p>0.23</text:p>
          </table:table-cell>
          <table:table-cell table:formula="oooc:=['win count'.AD13]" office:value-type="float" office:value="0.220201364079">
            <text:p>0.22</text:p>
          </table:table-cell>
          <table:table-cell table:formula="oooc:=['win count'.AE13]" office:value-type="float" office:value="0.46346216304">
            <text:p>0.46</text:p>
          </table:table-cell>
          <table:table-cell table:formula="oooc:=['win count'.AF13]" office:value-type="float" office:value="0.665800584605">
            <text:p>0.67</text:p>
          </table:table-cell>
          <table:table-cell table:formula="oooc:=['win count'.AG13]" office:value-type="float" office:value="0.747645339396">
            <text:p>0.75</text:p>
          </table:table-cell>
          <table:table-cell table:formula="oooc:=['win count'.AH13]" office:value-type="float" office:value="0.552776875609">
            <text:p>0.55</text:p>
          </table:table-cell>
          <table:table-cell table:formula="oooc:=['win count'.AI13]" office:value-type="float" office:value="0.669697953881">
            <text:p>0.67</text:p>
          </table:table-cell>
          <table:table-cell table:formula="oooc:=['win count'.AJ13]" office:value-type="float" office:value="0.805456316986">
            <text:p>0.81</text:p>
          </table:table-cell>
          <table:table-cell table:formula="oooc:=['win count'.AK13]" office:value-type="float" office:value="0.702176031179">
            <text:p>0.7</text:p>
          </table:table-cell>
          <table:table-cell table:formula="oooc:=['win count'.AL13]" office:value-type="float" office:value="0.909710945112">
            <text:p>0.91</text:p>
          </table:table-cell>
          <table:table-cell table:formula="oooc:=['win count'.AM13]" office:value-type="float" office:value="0.832737901916">
            <text:p>0.83</text:p>
          </table:table-cell>
          <table:table-cell table:formula="oooc:=['win count'.AN13]" office:value-type="float" office:value="0.689509581033">
            <text:p>0.69</text:p>
          </table:table-cell>
          <table:table-cell table:formula="oooc:=['win count'.AO13]" office:value-type="float" office:value="0.446898343618">
            <text:p>0.45</text:p>
          </table:table-cell>
          <table:table-cell table:formula="oooc:=['win count'.AP13]" office:value-type="float" office:value="0.841506982787">
            <text:p>0.84</text:p>
          </table:table-cell>
          <table:table-cell table:formula="oooc:=['win count'.AQ13]" office:value-type="float" office:value="0.912958752842">
            <text:p>0.91</text:p>
          </table:table-cell>
          <table:table-cell table:formula="oooc:=['win count'.AR13]" office:value-type="float" office:value="0.571289379669">
            <text:p>0.57</text:p>
          </table:table-cell>
          <table:table-cell table:formula="oooc:=['win count'.AS13]" office:value-type="float" office:value="0.821695355635">
            <text:p>0.82</text:p>
          </table:table-cell>
          <table:table-cell table:formula="oooc:=['win count'.AT13]" office:value-type="float" office:value="0.35660928873">
            <text:p>0.36</text:p>
          </table:table-cell>
          <table:table-cell table:formula="oooc:=['win count'.AU13]" office:value-type="float" office:value="0.744397531666">
            <text:p>0.74</text:p>
          </table:table-cell>
          <table:table-cell table:formula="oooc:=['win count'.AV13]" office:value-type="float" office:value="0.90289054888">
            <text:p>0.9</text:p>
          </table:table-cell>
          <table:table-cell table:formula="oooc:=['win count'.AW13]" office:value-type="float" office:value="0.789866839883">
            <text:p>0.79</text:p>
          </table:table-cell>
          <table:table-cell table:formula="oooc:=['win count'.AX13]" office:value-type="float" office:value="0.340045469308">
            <text:p>0.34</text:p>
          </table:table-cell>
          <table:table-cell table:number-columns-repeated="206"/>
        </table:table-row>
        <table:table-row table:style-name="ro1">
          <table:table-cell table:formula="oooc:=['win count'.A14]" office:value-type="float" office:value="0">
            <text:p>0</text:p>
          </table:table-cell>
          <table:table-cell table:formula="oooc:=['win count'.B14]" office:value-type="float" office:value="0">
            <text:p>0</text:p>
          </table:table-cell>
          <table:table-cell table:formula="oooc:=['win count'.C14]" office:value-type="float" office:value="0">
            <text:p>0</text:p>
          </table:table-cell>
          <table:table-cell table:formula="oooc:=['win count'.D14]" office:value-type="float" office:value="0">
            <text:p>0</text:p>
          </table:table-cell>
          <table:table-cell table:formula="oooc:=['win count'.E14]" office:value-type="float" office:value="0">
            <text:p>0</text:p>
          </table:table-cell>
          <table:table-cell table:formula="oooc:=['win count'.F14]" office:value-type="float" office:value="0">
            <text:p>0</text:p>
          </table:table-cell>
          <table:table-cell table:formula="oooc:=['win count'.G14]" office:value-type="float" office:value="0.00118378218408">
            <text:p>0</text:p>
          </table:table-cell>
          <table:table-cell table:formula="oooc:=['win count'.H14]" office:value-type="float" office:value="0">
            <text:p>0</text:p>
          </table:table-cell>
          <table:table-cell table:formula="oooc:=['win count'.I14]" office:value-type="float" office:value="0.000591891092039">
            <text:p>0</text:p>
          </table:table-cell>
          <table:table-cell table:formula="oooc:=['win count'.J14]" office:value-type="float" office:value="0.00029594554602">
            <text:p>0</text:p>
          </table:table-cell>
          <table:table-cell table:formula="oooc:=['win count'.K14]" office:value-type="float" office:value="0.000591891092039">
            <text:p>0</text:p>
          </table:table-cell>
          <table:table-cell table:formula="oooc:=['win count'.L14]" office:value-type="float" office:value="0.000591891092039">
            <text:p>0</text:p>
          </table:table-cell>
          <table:table-cell table:formula="oooc:=['win count'.M14]" office:value-type="float" office:value="0.0029594554602">
            <text:p>0</text:p>
          </table:table-cell>
          <table:table-cell table:formula="oooc:=['win count'.N14]" office:value-type="float" office:value="0.0112459307487">
            <text:p>0.01</text:p>
          </table:table-cell>
          <table:table-cell table:formula="oooc:=['win count'.O14]" office:value-type="float" office:value="0.00325540100621">
            <text:p>0</text:p>
          </table:table-cell>
          <table:table-cell table:formula="oooc:=['win count'.P14]" office:value-type="float" office:value="0.014501331755">
            <text:p>0.01</text:p>
          </table:table-cell>
          <table:table-cell table:formula="oooc:=['win count'.Q14]" office:value-type="float" office:value="0.0186445693992">
            <text:p>0.02</text:p>
          </table:table-cell>
          <table:table-cell table:formula="oooc:=['win count'.R14]" office:value-type="float" office:value="0.0100621485647">
            <text:p>0.01</text:p>
          </table:table-cell>
          <table:table-cell table:formula="oooc:=['win count'.S14]" office:value-type="float" office:value="0.00858242083457">
            <text:p>0.01</text:p>
          </table:table-cell>
          <table:table-cell table:formula="oooc:=['win count'.T14]" office:value-type="float" office:value="0.0162770050311">
            <text:p>0.02</text:p>
          </table:table-cell>
          <table:table-cell table:formula="oooc:=['win count'.U14]" office:value-type="float" office:value="0.0133175495709">
            <text:p>0.01</text:p>
          </table:table-cell>
          <table:table-cell table:formula="oooc:=['win count'.V14]" office:value-type="float" office:value="0.0263391535957">
            <text:p>0.03</text:p>
          </table:table-cell>
          <table:table-cell table:formula="oooc:=['win count'.W14]" office:value-type="float" office:value="0.0287067179639">
            <text:p>0.03</text:p>
          </table:table-cell>
          <table:table-cell table:formula="oooc:=['win count'.X14]" office:value-type="float" office:value="0.102989050015">
            <text:p>0.1</text:p>
          </table:table-cell>
          <table:table-cell table:formula="oooc:=['win count'.Y14]" office:value-type="float" office:value="0.333234684818">
            <text:p>0.33</text:p>
          </table:table-cell>
          <table:table-cell table:formula="oooc:=['win count'.Z14]" office:value-type="float" office:value="0.224918614975">
            <text:p>0.22</text:p>
          </table:table-cell>
          <table:table-cell table:formula="oooc:=['win count'.AA14]" office:value-type="float" office:value="0.409884581237">
            <text:p>0.41</text:p>
          </table:table-cell>
          <table:table-cell table:formula="oooc:=['win count'.AB14]" office:value-type="float" office:value="0.496004735129">
            <text:p>0.5</text:p>
          </table:table-cell>
          <table:table-cell table:formula="oooc:=['win count'.AC14]" office:value-type="float" office:value="0.257768570583">
            <text:p>0.26</text:p>
          </table:table-cell>
          <table:table-cell table:formula="oooc:=['win count'.AD14]" office:value-type="float" office:value="0.269310446878">
            <text:p>0.27</text:p>
          </table:table-cell>
          <table:table-cell table:formula="oooc:=['win count'.AE14]" office:value-type="float" office:value="0.506954720331">
            <text:p>0.51</text:p>
          </table:table-cell>
          <table:table-cell table:formula="oooc:=['win count'.AF14]" office:value-type="float" office:value="0.675939627109">
            <text:p>0.68</text:p>
          </table:table-cell>
          <table:table-cell table:formula="oooc:=['win count'.AG14]" office:value-type="float" office:value="0.796093518793">
            <text:p>0.8</text:p>
          </table:table-cell>
          <table:table-cell table:formula="oooc:=['win count'.AH14]" office:value-type="float" office:value="0.594258656407">
            <text:p>0.59</text:p>
          </table:table-cell>
          <table:table-cell table:formula="oooc:=['win count'.AI14]" office:value-type="float" office:value="0.743119266055">
            <text:p>0.74</text:p>
          </table:table-cell>
          <table:table-cell table:formula="oooc:=['win count'.AJ14]" office:value-type="float" office:value="0.819473216928">
            <text:p>0.82</text:p>
          </table:table-cell>
          <table:table-cell table:formula="oooc:=['win count'.AK14]" office:value-type="float" office:value="0.716188221367">
            <text:p>0.72</text:p>
          </table:table-cell>
          <table:table-cell table:formula="oooc:=['win count'.AL14]" office:value-type="float" office:value="0.915655519384">
            <text:p>0.92</text:p>
          </table:table-cell>
          <table:table-cell table:formula="oooc:=['win count'.AM14]" office:value-type="float" office:value="0.862385321101">
            <text:p>0.86</text:p>
          </table:table-cell>
          <table:table-cell table:formula="oooc:=['win count'.AN14]" office:value-type="float" office:value="0.729505770938">
            <text:p>0.73</text:p>
          </table:table-cell>
          <table:table-cell table:formula="oooc:=['win count'.AO14]" office:value-type="float" office:value="0.527966854099">
            <text:p>0.53</text:p>
          </table:table-cell>
          <table:table-cell table:formula="oooc:=['win count'.AP14]" office:value-type="float" office:value="0.865640722107">
            <text:p>0.87</text:p>
          </table:table-cell>
          <table:table-cell table:formula="oooc:=['win count'.AQ14]" office:value-type="float" office:value="0.941106836342">
            <text:p>0.94</text:p>
          </table:table-cell>
          <table:table-cell table:formula="oooc:=['win count'.AR14]" office:value-type="float" office:value="0.651672092335">
            <text:p>0.65</text:p>
          </table:table-cell>
          <table:table-cell table:formula="oooc:=['win count'.AS14]" office:value-type="float" office:value="0.841373187334">
            <text:p>0.84</text:p>
          </table:table-cell>
          <table:table-cell table:formula="oooc:=['win count'.AT14]" office:value-type="float" office:value="0.455164249778">
            <text:p>0.46</text:p>
          </table:table-cell>
          <table:table-cell table:formula="oooc:=['win count'.AU14]" office:value-type="float" office:value="0.849659662622">
            <text:p>0.85</text:p>
          </table:table-cell>
          <table:table-cell table:formula="oooc:=['win count'.AV14]" office:value-type="float" office:value="0.943770346256">
            <text:p>0.94</text:p>
          </table:table-cell>
          <table:table-cell table:formula="oooc:=['win count'.AW14]" office:value-type="float" office:value="0.85202722699">
            <text:p>0.85</text:p>
          </table:table-cell>
          <table:table-cell table:formula="oooc:=['win count'.AX14]" office:value-type="float" office:value="0.460787215152">
            <text:p>0.46</text:p>
          </table:table-cell>
          <table:table-cell table:number-columns-repeated="206"/>
        </table:table-row>
        <table:table-row table:style-name="ro1">
          <table:table-cell table:formula="oooc:=['win count'.A15]" office:value-type="float" office:value="0">
            <text:p>0</text:p>
          </table:table-cell>
          <table:table-cell table:formula="oooc:=['win count'.B15]" office:value-type="float" office:value="0">
            <text:p>0</text:p>
          </table:table-cell>
          <table:table-cell table:formula="oooc:=['win count'.C15]" office:value-type="float" office:value="0">
            <text:p>0</text:p>
          </table:table-cell>
          <table:table-cell table:formula="oooc:=['win count'.D15]" office:value-type="float" office:value="0">
            <text:p>0</text:p>
          </table:table-cell>
          <table:table-cell table:formula="oooc:=['win count'.E15]" office:value-type="float" office:value="0">
            <text:p>0</text:p>
          </table:table-cell>
          <table:table-cell table:formula="oooc:=['win count'.F15]" office:value-type="float" office:value="0">
            <text:p>0</text:p>
          </table:table-cell>
          <table:table-cell table:formula="oooc:=['win count'.G15]" office:value-type="float" office:value="0.00156087408949">
            <text:p>0</text:p>
          </table:table-cell>
          <table:table-cell table:formula="oooc:=['win count'.H15]" office:value-type="float" office:value="0">
            <text:p>0</text:p>
          </table:table-cell>
          <table:table-cell table:formula="oooc:=['win count'.I15]" office:value-type="float" office:value="0.000260145681582">
            <text:p>0</text:p>
          </table:table-cell>
          <table:table-cell table:formula="oooc:=['win count'.J15]" office:value-type="float" office:value="0">
            <text:p>0</text:p>
          </table:table-cell>
          <table:table-cell table:formula="oooc:=['win count'.K15]" office:value-type="float" office:value="0.00208116545265">
            <text:p>0</text:p>
          </table:table-cell>
          <table:table-cell table:formula="oooc:=['win count'.L15]" office:value-type="float" office:value="0">
            <text:p>0</text:p>
          </table:table-cell>
          <table:table-cell table:formula="oooc:=['win count'.M15]" office:value-type="float" office:value="0.00104058272633">
            <text:p>0</text:p>
          </table:table-cell>
          <table:table-cell table:formula="oooc:=['win count'.N15]" office:value-type="float" office:value="0.0098855359001">
            <text:p>0.01</text:p>
          </table:table-cell>
          <table:table-cell table:formula="oooc:=['win count'.O15]" office:value-type="float" office:value="0.00260145681582">
            <text:p>0</text:p>
          </table:table-cell>
          <table:table-cell table:formula="oooc:=['win count'.P15]" office:value-type="float" office:value="0.0202913631634">
            <text:p>0.02</text:p>
          </table:table-cell>
          <table:table-cell table:formula="oooc:=['win count'.Q15]" office:value-type="float" office:value="0.0127471383975">
            <text:p>0.01</text:p>
          </table:table-cell>
          <table:table-cell table:formula="oooc:=['win count'.R15]" office:value-type="float" office:value="0.00442247658689">
            <text:p>0</text:p>
          </table:table-cell>
          <table:table-cell table:formula="oooc:=['win count'.S15]" office:value-type="float" office:value="0.0085848074922">
            <text:p>0.01</text:p>
          </table:table-cell>
          <table:table-cell table:formula="oooc:=['win count'.T15]" office:value-type="float" office:value="0.0098855359001">
            <text:p>0.01</text:p>
          </table:table-cell>
          <table:table-cell table:formula="oooc:=['win count'.U15]" office:value-type="float" office:value="0.00884495317378">
            <text:p>0.01</text:p>
          </table:table-cell>
          <table:table-cell table:formula="oooc:=['win count'.V15]" office:value-type="float" office:value="0.0161290322581">
            <text:p>0.02</text:p>
          </table:table-cell>
          <table:table-cell table:formula="oooc:=['win count'.W15]" office:value-type="float" office:value="0.0241935483871">
            <text:p>0.02</text:p>
          </table:table-cell>
          <table:table-cell table:formula="oooc:=['win count'.X15]" office:value-type="float" office:value="0.0803850156087">
            <text:p>0.08</text:p>
          </table:table-cell>
          <table:table-cell table:formula="oooc:=['win count'.Y15]" office:value-type="float" office:value="0.281737773153">
            <text:p>0.28</text:p>
          </table:table-cell>
          <table:table-cell table:formula="oooc:=['win count'.Z15]" office:value-type="float" office:value="0.237252861602">
            <text:p>0.24</text:p>
          </table:table-cell>
          <table:table-cell table:formula="oooc:=['win count'.AA15]" office:value-type="float" office:value="0.294224765869">
            <text:p>0.29</text:p>
          </table:table-cell>
          <table:table-cell table:formula="oooc:=['win count'.AB15]" office:value-type="float" office:value="0.466181061394">
            <text:p>0.47</text:p>
          </table:table-cell>
          <table:table-cell table:formula="oooc:=['win count'.AC15]" office:value-type="float" office:value="0.236472424558">
            <text:p>0.24</text:p>
          </table:table-cell>
          <table:table-cell table:formula="oooc:=['win count'.AD15]" office:value-type="float" office:value="0.304370447451">
            <text:p>0.3</text:p>
          </table:table-cell>
          <table:table-cell table:formula="oooc:=['win count'.AE15]" office:value-type="float" office:value="0.603798126951">
            <text:p>0.6</text:p>
          </table:table-cell>
          <table:table-cell table:formula="oooc:=['win count'.AF15]" office:value-type="float" office:value="0.654006243496">
            <text:p>0.65</text:p>
          </table:table-cell>
          <table:table-cell table:formula="oooc:=['win count'.AG15]" office:value-type="float" office:value="0.804110301769">
            <text:p>0.8</text:p>
          </table:table-cell>
          <table:table-cell table:formula="oooc:=['win count'.AH15]" office:value-type="float" office:value="0.651144640999">
            <text:p>0.65</text:p>
          </table:table-cell>
          <table:table-cell table:formula="oooc:=['win count'.AI15]" office:value-type="float" office:value="0.821279916753">
            <text:p>0.82</text:p>
          </table:table-cell>
          <table:table-cell table:formula="oooc:=['win count'.AJ15]" office:value-type="float" office:value="0.851456815817">
            <text:p>0.85</text:p>
          </table:table-cell>
          <table:table-cell table:formula="oooc:=['win count'.AK15]" office:value-type="float" office:value="0.758064516129">
            <text:p>0.76</text:p>
          </table:table-cell>
          <table:table-cell table:formula="oooc:=['win count'.AL15]" office:value-type="float" office:value="0.944849115505">
            <text:p>0.94</text:p>
          </table:table-cell>
          <table:table-cell table:formula="oooc:=['win count'.AM15]" office:value-type="float" office:value="0.89646201873">
            <text:p>0.9</text:p>
          </table:table-cell>
          <table:table-cell table:formula="oooc:=['win count'.AN15]" office:value-type="float" office:value="0.799947970864">
            <text:p>0.8</text:p>
          </table:table-cell>
          <table:table-cell table:formula="oooc:=['win count'.AO15]" office:value-type="float" office:value="0.642299687825">
            <text:p>0.64</text:p>
          </table:table-cell>
          <table:table-cell table:formula="oooc:=['win count'.AP15]" office:value-type="float" office:value="0.907127991675">
            <text:p>0.91</text:p>
          </table:table-cell>
          <table:table-cell table:formula="oooc:=['win count'.AQ15]" office:value-type="float" office:value="0.961498439126">
            <text:p>0.96</text:p>
          </table:table-cell>
          <table:table-cell table:formula="oooc:=['win count'.AR15]" office:value-type="float" office:value="0.724765868887">
            <text:p>0.72</text:p>
          </table:table-cell>
          <table:table-cell table:formula="oooc:=['win count'.AS15]" office:value-type="float" office:value="0.882154006243">
            <text:p>0.88</text:p>
          </table:table-cell>
          <table:table-cell table:formula="oooc:=['win count'.AT15]" office:value-type="float" office:value="0.628511966701">
            <text:p>0.63</text:p>
          </table:table-cell>
          <table:table-cell table:formula="oooc:=['win count'.AU15]" office:value-type="float" office:value="0.924817898023">
            <text:p>0.92</text:p>
          </table:table-cell>
          <table:table-cell table:formula="oooc:=['win count'.AV15]" office:value-type="float" office:value="0.964880332986">
            <text:p>0.96</text:p>
          </table:table-cell>
          <table:table-cell table:formula="oooc:=['win count'.AW15]" office:value-type="float" office:value="0.929760665973">
            <text:p>0.93</text:p>
          </table:table-cell>
          <table:table-cell table:formula="oooc:=['win count'.AX15]" office:value-type="float" office:value="0.625910509886">
            <text:p>0.63</text:p>
          </table:table-cell>
          <table:table-cell table:number-columns-repeated="206"/>
        </table:table-row>
        <table:table-row table:style-name="ro1">
          <table:table-cell table:formula="oooc:=['win count'.A16]" office:value-type="float" office:value="0">
            <text:p>0</text:p>
          </table:table-cell>
          <table:table-cell table:formula="oooc:=['win count'.B16]" office:value-type="float" office:value="0">
            <text:p>0</text:p>
          </table:table-cell>
          <table:table-cell table:formula="oooc:=['win count'.C16]" office:value-type="float" office:value="0">
            <text:p>0</text:p>
          </table:table-cell>
          <table:table-cell table:formula="oooc:=['win count'.D16]" office:value-type="float" office:value="0">
            <text:p>0</text:p>
          </table:table-cell>
          <table:table-cell table:formula="oooc:=['win count'.E16]" office:value-type="float" office:value="0">
            <text:p>0</text:p>
          </table:table-cell>
          <table:table-cell table:formula="oooc:=['win count'.F16]" office:value-type="float" office:value="0">
            <text:p>0</text:p>
          </table:table-cell>
          <table:table-cell table:formula="oooc:=['win count'.G16]" office:value-type="float" office:value="0">
            <text:p>0</text:p>
          </table:table-cell>
          <table:table-cell table:formula="oooc:=['win count'.H16]" office:value-type="float" office:value="0">
            <text:p>0</text:p>
          </table:table-cell>
          <table:table-cell table:formula="oooc:=['win count'.I16]" office:value-type="float" office:value="0">
            <text:p>0</text:p>
          </table:table-cell>
          <table:table-cell table:formula="oooc:=['win count'.J16]" office:value-type="float" office:value="0">
            <text:p>0</text:p>
          </table:table-cell>
          <table:table-cell table:formula="oooc:=['win count'.K16]" office:value-type="float" office:value="0.000303214069133">
            <text:p>0</text:p>
          </table:table-cell>
          <table:table-cell table:formula="oooc:=['win count'.L16]" office:value-type="float" office:value="0">
            <text:p>0</text:p>
          </table:table-cell>
          <table:table-cell table:formula="oooc:=['win count'.M16]" office:value-type="float" office:value="0.000606428138266">
            <text:p>0</text:p>
          </table:table-cell>
          <table:table-cell table:formula="oooc:=['win count'.N16]" office:value-type="float" office:value="0.00970285021225">
            <text:p>0.01</text:p>
          </table:table-cell>
          <table:table-cell table:formula="oooc:=['win count'.O16]" office:value-type="float" office:value="0">
            <text:p>0</text:p>
          </table:table-cell>
          <table:table-cell table:formula="oooc:=['win count'.P16]" office:value-type="float" office:value="0.00242571255306">
            <text:p>0</text:p>
          </table:table-cell>
          <table:table-cell table:formula="oooc:=['win count'.Q16]" office:value-type="float" office:value="0.0184960582171">
            <text:p>0.02</text:p>
          </table:table-cell>
          <table:table-cell table:formula="oooc:=['win count'.R16]" office:value-type="float" office:value="0.00606428138266">
            <text:p>0.01</text:p>
          </table:table-cell>
          <table:table-cell table:formula="oooc:=['win count'.S16]" office:value-type="float" office:value="0.0130382049727">
            <text:p>0.01</text:p>
          </table:table-cell>
          <table:table-cell table:formula="oooc:=['win count'.T16]" office:value-type="float" office:value="0.0112189205579">
            <text:p>0.01</text:p>
          </table:table-cell>
          <table:table-cell table:formula="oooc:=['win count'.U16]" office:value-type="float" office:value="0.0100060642814">
            <text:p>0.01</text:p>
          </table:table-cell>
          <table:table-cell table:formula="oooc:=['win count'.V16]" office:value-type="float" office:value="0.00909642207398">
            <text:p>0.01</text:p>
          </table:table-cell>
          <table:table-cell table:formula="oooc:=['win count'.W16]" office:value-type="float" office:value="0.0178896300788">
            <text:p>0.02</text:p>
          </table:table-cell>
          <table:table-cell table:formula="oooc:=['win count'.X16]" office:value-type="float" office:value="0.0406306852638">
            <text:p>0.04</text:p>
          </table:table-cell>
          <table:table-cell table:formula="oooc:=['win count'.Y16]" office:value-type="float" office:value="0.178593086719">
            <text:p>0.18</text:p>
          </table:table-cell>
          <table:table-cell table:formula="oooc:=['win count'.Z16]" office:value-type="float" office:value="0.180412371134">
            <text:p>0.18</text:p>
          </table:table-cell>
          <table:table-cell table:formula="oooc:=['win count'.AA16]" office:value-type="float" office:value="0.176773802304">
            <text:p>0.18</text:p>
          </table:table-cell>
          <table:table-cell table:formula="oooc:=['win count'.AB16]" office:value-type="float" office:value="0.376288659794">
            <text:p>0.38</text:p>
          </table:table-cell>
          <table:table-cell table:formula="oooc:=['win count'.AC16]" office:value-type="float" office:value="0.29381443299">
            <text:p>0.29</text:p>
          </table:table-cell>
          <table:table-cell table:formula="oooc:=['win count'.AD16]" office:value-type="float" office:value="0.265312310491">
            <text:p>0.27</text:p>
          </table:table-cell>
          <table:table-cell table:formula="oooc:=['win count'.AE16]" office:value-type="float" office:value="0.735597331716">
            <text:p>0.74</text:p>
          </table:table-cell>
          <table:table-cell table:formula="oooc:=['win count'.AF16]" office:value-type="float" office:value="0.693753790176">
            <text:p>0.69</text:p>
          </table:table-cell>
          <table:table-cell table:formula="oooc:=['win count'.AG16]" office:value-type="float" office:value="0.827471194663">
            <text:p>0.83</text:p>
          </table:table-cell>
          <table:table-cell table:formula="oooc:=['win count'.AH16]" office:value-type="float" office:value="0.748938750758">
            <text:p>0.75</text:p>
          </table:table-cell>
          <table:table-cell table:formula="oooc:=['win count'.AI16]" office:value-type="float" office:value="0.866282595512">
            <text:p>0.87</text:p>
          </table:table-cell>
          <table:table-cell table:formula="oooc:=['win count'.AJ16]" office:value-type="float" office:value="0.938447543966">
            <text:p>0.94</text:p>
          </table:table-cell>
          <table:table-cell table:formula="oooc:=['win count'.AK16]" office:value-type="float" office:value="0.803820497271">
            <text:p>0.8</text:p>
          </table:table-cell>
          <table:table-cell table:formula="oooc:=['win count'.AL16]" office:value-type="float" office:value="0.969981807156">
            <text:p>0.97</text:p>
          </table:table-cell>
          <table:table-cell table:formula="oooc:=['win count'.AM16]" office:value-type="float" office:value="0.911764705882">
            <text:p>0.91</text:p>
          </table:table-cell>
          <table:table-cell table:formula="oooc:=['win count'.AN16]" office:value-type="float" office:value="0.885688295937">
            <text:p>0.89</text:p>
          </table:table-cell>
          <table:table-cell table:formula="oooc:=['win count'.AO16]" office:value-type="float" office:value="0.78320194057">
            <text:p>0.78</text:p>
          </table:table-cell>
          <table:table-cell table:formula="oooc:=['win count'.AP16]" office:value-type="float" office:value="0.946331109763">
            <text:p>0.95</text:p>
          </table:table-cell>
          <table:table-cell table:formula="oooc:=['win count'.AQ16]" office:value-type="float" office:value="0.991206791995">
            <text:p>0.99</text:p>
          </table:table-cell>
          <table:table-cell table:formula="oooc:=['win count'.AR16]" office:value-type="float" office:value="0.840206185567">
            <text:p>0.84</text:p>
          </table:table-cell>
          <table:table-cell table:formula="oooc:=['win count'.AS16]" office:value-type="float" office:value="0.895391146149">
            <text:p>0.9</text:p>
          </table:table-cell>
          <table:table-cell table:formula="oooc:=['win count'.AT16]" office:value-type="float" office:value="0.859611885992">
            <text:p>0.86</text:p>
          </table:table-cell>
          <table:table-cell table:formula="oooc:=['win count'.AU16]" office:value-type="float" office:value="0.960885385082">
            <text:p>0.96</text:p>
          </table:table-cell>
          <table:table-cell table:formula="oooc:=['win count'.AV16]" office:value-type="float" office:value="0.983626440267">
            <text:p>0.98</text:p>
          </table:table-cell>
          <table:table-cell table:formula="oooc:=['win count'.AW16]" office:value-type="float" office:value="0.975136446331">
            <text:p>0.98</text:p>
          </table:table-cell>
          <table:table-cell table:formula="oooc:=['win count'.AX16]" office:value-type="float" office:value="0.771983020012">
            <text:p>0.77</text:p>
          </table:table-cell>
          <table:table-cell table:number-columns-repeated="206"/>
        </table:table-row>
        <table:table-row table:style-name="ro1">
          <table:table-cell table:formula="oooc:=['win count'.A17]" office:value-type="float" office:value="0">
            <text:p>0</text:p>
          </table:table-cell>
          <table:table-cell table:formula="oooc:=['win count'.B17]" office:value-type="float" office:value="0">
            <text:p>0</text:p>
          </table:table-cell>
          <table:table-cell table:formula="oooc:=['win count'.C17]" office:value-type="float" office:value="0">
            <text:p>0</text:p>
          </table:table-cell>
          <table:table-cell table:formula="oooc:=['win count'.D17]" office:value-type="float" office:value="0">
            <text:p>0</text:p>
          </table:table-cell>
          <table:table-cell table:formula="oooc:=['win count'.E17]" office:value-type="float" office:value="0">
            <text:p>0</text:p>
          </table:table-cell>
          <table:table-cell table:formula="oooc:=['win count'.F17]" office:value-type="float" office:value="0">
            <text:p>0</text:p>
          </table:table-cell>
          <table:table-cell table:formula="oooc:=['win count'.G17]" office:value-type="float" office:value="0">
            <text:p>0</text:p>
          </table:table-cell>
          <table:table-cell table:formula="oooc:=['win count'.H17]" office:value-type="float" office:value="0">
            <text:p>0</text:p>
          </table:table-cell>
          <table:table-cell table:formula="oooc:=['win count'.I17]" office:value-type="float" office:value="0">
            <text:p>0</text:p>
          </table:table-cell>
          <table:table-cell table:formula="oooc:=['win count'.J17]" office:value-type="float" office:value="0">
            <text:p>0</text:p>
          </table:table-cell>
          <table:table-cell table:formula="oooc:=['win count'.K17]" office:value-type="float" office:value="0">
            <text:p>0</text:p>
          </table:table-cell>
          <table:table-cell table:formula="oooc:=['win count'.L17]" office:value-type="float" office:value="0">
            <text:p>0</text:p>
          </table:table-cell>
          <table:table-cell table:formula="oooc:=['win count'.M17]" office:value-type="float" office:value="0">
            <text:p>0</text:p>
          </table:table-cell>
          <table:table-cell table:formula="oooc:=['win count'.N17]" office:value-type="float" office:value="0.0036041031328">
            <text:p>0</text:p>
          </table:table-cell>
          <table:table-cell table:formula="oooc:=['win count'.O17]" office:value-type="float" office:value="0">
            <text:p>0</text:p>
          </table:table-cell>
          <table:table-cell table:formula="oooc:=['win count'.P17]" office:value-type="float" office:value="0.00277238702523">
            <text:p>0</text:p>
          </table:table-cell>
          <table:table-cell table:formula="oooc:=['win count'.Q17]" office:value-type="float" office:value="0.023842528417">
            <text:p>0.02</text:p>
          </table:table-cell>
          <table:table-cell table:formula="oooc:=['win count'.R17]" office:value-type="float" office:value="0.00582201275298">
            <text:p>0.01</text:p>
          </table:table-cell>
          <table:table-cell table:formula="oooc:=['win count'.S17]" office:value-type="float" office:value="0.0227335736069">
            <text:p>0.02</text:p>
          </table:table-cell>
          <table:table-cell table:formula="oooc:=['win count'.T17]" office:value-type="float" office:value="0.0097033545883">
            <text:p>0.01</text:p>
          </table:table-cell>
          <table:table-cell table:formula="oooc:=['win count'.U17]" office:value-type="float" office:value="0.00194067091766">
            <text:p>0</text:p>
          </table:table-cell>
          <table:table-cell table:formula="oooc:=['win count'.V17]" office:value-type="float" office:value="0.0060992514555">
            <text:p>0.01</text:p>
          </table:table-cell>
          <table:table-cell table:formula="oooc:=['win count'.W17]" office:value-type="float" office:value="0.00554477405046">
            <text:p>0.01</text:p>
          </table:table-cell>
          <table:table-cell table:formula="oooc:=['win count'.X17]" office:value-type="float" office:value="0.00998059329082">
            <text:p>0.01</text:p>
          </table:table-cell>
          <table:table-cell table:formula="oooc:=['win count'.Y17]" office:value-type="float" office:value="0.0867757138897">
            <text:p>0.09</text:p>
          </table:table-cell>
          <table:table-cell table:formula="oooc:=['win count'.Z17]" office:value-type="float" office:value="0.162461879678">
            <text:p>0.16</text:p>
          </table:table-cell>
          <table:table-cell table:formula="oooc:=['win count'.AA17]" office:value-type="float" office:value="0.14610479623">
            <text:p>0.15</text:p>
          </table:table-cell>
          <table:table-cell table:formula="oooc:=['win count'.AB17]" office:value-type="float" office:value="0.352370390907">
            <text:p>0.35</text:p>
          </table:table-cell>
          <table:table-cell table:formula="oooc:=['win count'.AC17]" office:value-type="float" office:value="0.360964790685">
            <text:p>0.36</text:p>
          </table:table-cell>
          <table:table-cell table:formula="oooc:=['win count'.AD17]" office:value-type="float" office:value="0.227058497366">
            <text:p>0.23</text:p>
          </table:table-cell>
          <table:table-cell table:formula="oooc:=['win count'.AE17]" office:value-type="float" office:value="0.835320210701">
            <text:p>0.84</text:p>
          </table:table-cell>
          <table:table-cell table:formula="oooc:=['win count'.AF17]" office:value-type="float" office:value="0.853617965068">
            <text:p>0.85</text:p>
          </table:table-cell>
          <table:table-cell table:formula="oooc:=['win count'.AG17]" office:value-type="float" office:value="0.809814250069">
            <text:p>0.81</text:p>
          </table:table-cell>
          <table:table-cell table:formula="oooc:=['win count'.AH17]" office:value-type="float" office:value="0.859717216523">
            <text:p>0.86</text:p>
          </table:table-cell>
          <table:table-cell table:formula="oooc:=['win count'.AI17]" office:value-type="float" office:value="0.937621291932">
            <text:p>0.94</text:p>
          </table:table-cell>
          <table:table-cell table:formula="oooc:=['win count'.AJ17]" office:value-type="float" office:value="0.96368172997">
            <text:p>0.96</text:p>
          </table:table-cell>
          <table:table-cell table:formula="oooc:=['win count'.AK17]" office:value-type="float" office:value="0.947601885223">
            <text:p>0.95</text:p>
          </table:table-cell>
          <table:table-cell table:formula="oooc:=['win count'.AL17]" office:value-type="float" office:value="0.96589963959">
            <text:p>0.97</text:p>
          </table:table-cell>
          <table:table-cell table:formula="oooc:=['win count'.AM17]" office:value-type="float" office:value="0.940116440255">
            <text:p>0.94</text:p>
          </table:table-cell>
          <table:table-cell table:formula="oooc:=['win count'.AN17]" office:value-type="float" office:value="0.906847795952">
            <text:p>0.91</text:p>
          </table:table-cell>
          <table:table-cell table:formula="oooc:=['win count'.AO17]" office:value-type="float" office:value="0.934848904907">
            <text:p>0.93</text:p>
          </table:table-cell>
          <table:table-cell table:formula="oooc:=['win count'.AP17]" office:value-type="float" office:value="0.971998891045">
            <text:p>0.97</text:p>
          </table:table-cell>
          <table:table-cell table:formula="oooc:=['win count'.AQ17]" office:value-type="float" office:value="0.991405600222">
            <text:p>0.99</text:p>
          </table:table-cell>
          <table:table-cell table:formula="oooc:=['win count'.AR17]" office:value-type="float" office:value="0.884114222345">
            <text:p>0.88</text:p>
          </table:table-cell>
          <table:table-cell table:formula="oooc:=['win count'.AS17]" office:value-type="float" office:value="0.946770169116">
            <text:p>0.95</text:p>
          </table:table-cell>
          <table:table-cell table:formula="oooc:=['win count'.AT17]" office:value-type="float" office:value="0.950651510951">
            <text:p>0.95</text:p>
          </table:table-cell>
          <table:table-cell table:formula="oooc:=['win count'.AU17]" office:value-type="float" office:value="0.987524258386">
            <text:p>0.99</text:p>
          </table:table-cell>
          <table:table-cell table:formula="oooc:=['win count'.AV17]" office:value-type="float" office:value="0.996395896867">
            <text:p>1</text:p>
          </table:table-cell>
          <table:table-cell table:formula="oooc:=['win count'.AW17]" office:value-type="float" office:value="0.975880232881">
            <text:p>0.98</text:p>
          </table:table-cell>
          <table:table-cell table:formula="oooc:=['win count'.AX17]" office:value-type="float" office:value="0.912392570003">
            <text:p>0.91</text:p>
          </table:table-cell>
          <table:table-cell table:number-columns-repeated="206"/>
        </table:table-row>
        <table:table-row table:style-name="ro1">
          <table:table-cell table:formula="oooc:=['win count'.A#REF!]" office:value-type="float" office:value="0">
            <text:p>#REF!</text:p>
          </table:table-cell>
          <table:table-cell table:formula="oooc:=['win count'.B#REF!]" office:value-type="float" office:value="0">
            <text:p>#REF!</text:p>
          </table:table-cell>
          <table:table-cell table:formula="oooc:=['win count'.C#REF!]" office:value-type="float" office:value="0">
            <text:p>#REF!</text:p>
          </table:table-cell>
          <table:table-cell table:formula="oooc:=['win count'.D#REF!]" office:value-type="float" office:value="0">
            <text:p>#REF!</text:p>
          </table:table-cell>
          <table:table-cell table:formula="oooc:=['win count'.E#REF!]" office:value-type="float" office:value="0">
            <text:p>#REF!</text:p>
          </table:table-cell>
          <table:table-cell table:formula="oooc:=['win count'.F#REF!]" office:value-type="float" office:value="0">
            <text:p>#REF!</text:p>
          </table:table-cell>
          <table:table-cell table:formula="oooc:=['win count'.G#REF!]" office:value-type="float" office:value="0">
            <text:p>#REF!</text:p>
          </table:table-cell>
          <table:table-cell table:formula="oooc:=['win count'.H#REF!]" office:value-type="float" office:value="0">
            <text:p>#REF!</text:p>
          </table:table-cell>
          <table:table-cell table:formula="oooc:=['win count'.I#REF!]" office:value-type="float" office:value="0">
            <text:p>#REF!</text:p>
          </table:table-cell>
          <table:table-cell table:formula="oooc:=['win count'.J#REF!]" office:value-type="float" office:value="0">
            <text:p>#REF!</text:p>
          </table:table-cell>
          <table:table-cell table:formula="oooc:=['win count'.K#REF!]" office:value-type="float" office:value="0">
            <text:p>#REF!</text:p>
          </table:table-cell>
          <table:table-cell table:formula="oooc:=['win count'.L#REF!]" office:value-type="float" office:value="0">
            <text:p>#REF!</text:p>
          </table:table-cell>
          <table:table-cell table:formula="oooc:=['win count'.M#REF!]" office:value-type="float" office:value="0">
            <text:p>#REF!</text:p>
          </table:table-cell>
          <table:table-cell table:formula="oooc:=['win count'.N#REF!]" office:value-type="float" office:value="0">
            <text:p>#REF!</text:p>
          </table:table-cell>
          <table:table-cell table:formula="oooc:=['win count'.O#REF!]" office:value-type="float" office:value="0">
            <text:p>#REF!</text:p>
          </table:table-cell>
          <table:table-cell table:formula="oooc:=['win count'.P#REF!]" office:value-type="float" office:value="0">
            <text:p>#REF!</text:p>
          </table:table-cell>
          <table:table-cell table:formula="oooc:=['win count'.Q#REF!]" office:value-type="float" office:value="0">
            <text:p>#REF!</text:p>
          </table:table-cell>
          <table:table-cell table:formula="oooc:=['win count'.R#REF!]" office:value-type="float" office:value="0">
            <text:p>#REF!</text:p>
          </table:table-cell>
          <table:table-cell table:formula="oooc:=['win count'.S#REF!]" office:value-type="float" office:value="0">
            <text:p>#REF!</text:p>
          </table:table-cell>
          <table:table-cell table:formula="oooc:=['win count'.T#REF!]" office:value-type="float" office:value="0">
            <text:p>#REF!</text:p>
          </table:table-cell>
          <table:table-cell table:formula="oooc:=['win count'.U#REF!]" office:value-type="float" office:value="0">
            <text:p>#REF!</text:p>
          </table:table-cell>
          <table:table-cell table:formula="oooc:=['win count'.V#REF!]" office:value-type="float" office:value="0">
            <text:p>#REF!</text:p>
          </table:table-cell>
          <table:table-cell table:formula="oooc:=['win count'.W#REF!]" office:value-type="float" office:value="0">
            <text:p>#REF!</text:p>
          </table:table-cell>
          <table:table-cell table:formula="oooc:=['win count'.X#REF!]" office:value-type="float" office:value="0">
            <text:p>#REF!</text:p>
          </table:table-cell>
          <table:table-cell table:formula="oooc:=['win count'.Y#REF!]" office:value-type="float" office:value="0">
            <text:p>#REF!</text:p>
          </table:table-cell>
          <table:table-cell table:formula="oooc:=['win count'.Z#REF!]" office:value-type="float" office:value="0">
            <text:p>#REF!</text:p>
          </table:table-cell>
          <table:table-cell table:formula="oooc:=['win count'.AA#REF!]" office:value-type="float" office:value="0">
            <text:p>#REF!</text:p>
          </table:table-cell>
          <table:table-cell table:formula="oooc:=['win count'.AB#REF!]" office:value-type="float" office:value="0">
            <text:p>#REF!</text:p>
          </table:table-cell>
          <table:table-cell table:formula="oooc:=['win count'.AC#REF!]" office:value-type="float" office:value="0">
            <text:p>#REF!</text:p>
          </table:table-cell>
          <table:table-cell table:formula="oooc:=['win count'.AD#REF!]" office:value-type="float" office:value="0">
            <text:p>#REF!</text:p>
          </table:table-cell>
          <table:table-cell table:formula="oooc:=['win count'.AE#REF!]" office:value-type="float" office:value="0">
            <text:p>#REF!</text:p>
          </table:table-cell>
          <table:table-cell table:formula="oooc:=['win count'.AF#REF!]" office:value-type="float" office:value="0">
            <text:p>#REF!</text:p>
          </table:table-cell>
          <table:table-cell table:formula="oooc:=['win count'.AG#REF!]" office:value-type="float" office:value="0">
            <text:p>#REF!</text:p>
          </table:table-cell>
          <table:table-cell table:formula="oooc:=['win count'.AH#REF!]" office:value-type="float" office:value="0">
            <text:p>#REF!</text:p>
          </table:table-cell>
          <table:table-cell table:formula="oooc:=['win count'.AI#REF!]" office:value-type="float" office:value="0">
            <text:p>#REF!</text:p>
          </table:table-cell>
          <table:table-cell table:formula="oooc:=['win count'.AJ#REF!]" office:value-type="float" office:value="0">
            <text:p>#REF!</text:p>
          </table:table-cell>
          <table:table-cell table:formula="oooc:=['win count'.AK#REF!]" office:value-type="float" office:value="0">
            <text:p>#REF!</text:p>
          </table:table-cell>
          <table:table-cell table:formula="oooc:=['win count'.AL#REF!]" office:value-type="float" office:value="0">
            <text:p>#REF!</text:p>
          </table:table-cell>
          <table:table-cell table:formula="oooc:=['win count'.AM#REF!]" office:value-type="float" office:value="0">
            <text:p>#REF!</text:p>
          </table:table-cell>
          <table:table-cell table:formula="oooc:=['win count'.AN#REF!]" office:value-type="float" office:value="0">
            <text:p>#REF!</text:p>
          </table:table-cell>
          <table:table-cell table:formula="oooc:=['win count'.AO#REF!]" office:value-type="float" office:value="0">
            <text:p>#REF!</text:p>
          </table:table-cell>
          <table:table-cell table:formula="oooc:=['win count'.AP#REF!]" office:value-type="float" office:value="0">
            <text:p>#REF!</text:p>
          </table:table-cell>
          <table:table-cell table:formula="oooc:=['win count'.AQ#REF!]" office:value-type="float" office:value="0">
            <text:p>#REF!</text:p>
          </table:table-cell>
          <table:table-cell table:formula="oooc:=['win count'.AR#REF!]" office:value-type="float" office:value="0">
            <text:p>#REF!</text:p>
          </table:table-cell>
          <table:table-cell table:formula="oooc:=['win count'.AS#REF!]" office:value-type="float" office:value="0">
            <text:p>#REF!</text:p>
          </table:table-cell>
          <table:table-cell table:formula="oooc:=['win count'.AT#REF!]" office:value-type="float" office:value="0">
            <text:p>#REF!</text:p>
          </table:table-cell>
          <table:table-cell table:formula="oooc:=['win count'.AU#REF!]" office:value-type="float" office:value="0">
            <text:p>#REF!</text:p>
          </table:table-cell>
          <table:table-cell table:formula="oooc:=['win count'.AV#REF!]" office:value-type="float" office:value="0">
            <text:p>#REF!</text:p>
          </table:table-cell>
          <table:table-cell table:formula="oooc:=['win count'.AW#REF!]" office:value-type="float" office:value="0">
            <text:p>#REF!</text:p>
          </table:table-cell>
          <table:table-cell table:formula="oooc:=['win count'.AX#REF!]" office:value-type="float" office:value="0">
            <text:p>#REF!</text:p>
          </table:table-cell>
          <table:table-cell table:number-columns-repeated="206"/>
        </table:table-row>
        <table:table-row table:style-name="ro1">
          <table:table-cell table:formula="oooc:=['win count'.A#REF!]" office:value-type="float" office:value="0">
            <text:p>#REF!</text:p>
          </table:table-cell>
          <table:table-cell table:formula="oooc:=['win count'.B#REF!]" office:value-type="float" office:value="0">
            <text:p>#REF!</text:p>
          </table:table-cell>
          <table:table-cell table:formula="oooc:=['win count'.C#REF!]" office:value-type="float" office:value="0">
            <text:p>#REF!</text:p>
          </table:table-cell>
          <table:table-cell table:formula="oooc:=['win count'.D#REF!]" office:value-type="float" office:value="0">
            <text:p>#REF!</text:p>
          </table:table-cell>
          <table:table-cell table:formula="oooc:=['win count'.E#REF!]" office:value-type="float" office:value="0">
            <text:p>#REF!</text:p>
          </table:table-cell>
          <table:table-cell table:formula="oooc:=['win count'.F#REF!]" office:value-type="float" office:value="0">
            <text:p>#REF!</text:p>
          </table:table-cell>
          <table:table-cell table:formula="oooc:=['win count'.G#REF!]" office:value-type="float" office:value="0">
            <text:p>#REF!</text:p>
          </table:table-cell>
          <table:table-cell table:formula="oooc:=['win count'.H#REF!]" office:value-type="float" office:value="0">
            <text:p>#REF!</text:p>
          </table:table-cell>
          <table:table-cell table:formula="oooc:=['win count'.I#REF!]" office:value-type="float" office:value="0">
            <text:p>#REF!</text:p>
          </table:table-cell>
          <table:table-cell table:formula="oooc:=['win count'.J#REF!]" office:value-type="float" office:value="0">
            <text:p>#REF!</text:p>
          </table:table-cell>
          <table:table-cell table:formula="oooc:=['win count'.K#REF!]" office:value-type="float" office:value="0">
            <text:p>#REF!</text:p>
          </table:table-cell>
          <table:table-cell table:formula="oooc:=['win count'.L#REF!]" office:value-type="float" office:value="0">
            <text:p>#REF!</text:p>
          </table:table-cell>
          <table:table-cell table:formula="oooc:=['win count'.M#REF!]" office:value-type="float" office:value="0">
            <text:p>#REF!</text:p>
          </table:table-cell>
          <table:table-cell table:formula="oooc:=['win count'.N#REF!]" office:value-type="float" office:value="0">
            <text:p>#REF!</text:p>
          </table:table-cell>
          <table:table-cell table:formula="oooc:=['win count'.O#REF!]" office:value-type="float" office:value="0">
            <text:p>#REF!</text:p>
          </table:table-cell>
          <table:table-cell table:formula="oooc:=['win count'.P#REF!]" office:value-type="float" office:value="0">
            <text:p>#REF!</text:p>
          </table:table-cell>
          <table:table-cell table:formula="oooc:=['win count'.Q#REF!]" office:value-type="float" office:value="0">
            <text:p>#REF!</text:p>
          </table:table-cell>
          <table:table-cell table:formula="oooc:=['win count'.R#REF!]" office:value-type="float" office:value="0">
            <text:p>#REF!</text:p>
          </table:table-cell>
          <table:table-cell table:formula="oooc:=['win count'.S#REF!]" office:value-type="float" office:value="0">
            <text:p>#REF!</text:p>
          </table:table-cell>
          <table:table-cell table:formula="oooc:=['win count'.T#REF!]" office:value-type="float" office:value="0">
            <text:p>#REF!</text:p>
          </table:table-cell>
          <table:table-cell table:formula="oooc:=['win count'.U#REF!]" office:value-type="float" office:value="0">
            <text:p>#REF!</text:p>
          </table:table-cell>
          <table:table-cell table:formula="oooc:=['win count'.V#REF!]" office:value-type="float" office:value="0">
            <text:p>#REF!</text:p>
          </table:table-cell>
          <table:table-cell table:formula="oooc:=['win count'.W#REF!]" office:value-type="float" office:value="0">
            <text:p>#REF!</text:p>
          </table:table-cell>
          <table:table-cell table:formula="oooc:=['win count'.X#REF!]" office:value-type="float" office:value="0">
            <text:p>#REF!</text:p>
          </table:table-cell>
          <table:table-cell table:formula="oooc:=['win count'.Y#REF!]" office:value-type="float" office:value="0">
            <text:p>#REF!</text:p>
          </table:table-cell>
          <table:table-cell table:formula="oooc:=['win count'.Z#REF!]" office:value-type="float" office:value="0">
            <text:p>#REF!</text:p>
          </table:table-cell>
          <table:table-cell table:formula="oooc:=['win count'.AA#REF!]" office:value-type="float" office:value="0">
            <text:p>#REF!</text:p>
          </table:table-cell>
          <table:table-cell table:formula="oooc:=['win count'.AB#REF!]" office:value-type="float" office:value="0">
            <text:p>#REF!</text:p>
          </table:table-cell>
          <table:table-cell table:formula="oooc:=['win count'.AC#REF!]" office:value-type="float" office:value="0">
            <text:p>#REF!</text:p>
          </table:table-cell>
          <table:table-cell table:formula="oooc:=['win count'.AD#REF!]" office:value-type="float" office:value="0">
            <text:p>#REF!</text:p>
          </table:table-cell>
          <table:table-cell table:formula="oooc:=['win count'.AE#REF!]" office:value-type="float" office:value="0">
            <text:p>#REF!</text:p>
          </table:table-cell>
          <table:table-cell table:formula="oooc:=['win count'.AF#REF!]" office:value-type="float" office:value="0">
            <text:p>#REF!</text:p>
          </table:table-cell>
          <table:table-cell table:formula="oooc:=['win count'.AG#REF!]" office:value-type="float" office:value="0">
            <text:p>#REF!</text:p>
          </table:table-cell>
          <table:table-cell table:formula="oooc:=['win count'.AH#REF!]" office:value-type="float" office:value="0">
            <text:p>#REF!</text:p>
          </table:table-cell>
          <table:table-cell table:formula="oooc:=['win count'.AI#REF!]" office:value-type="float" office:value="0">
            <text:p>#REF!</text:p>
          </table:table-cell>
          <table:table-cell table:formula="oooc:=['win count'.AJ#REF!]" office:value-type="float" office:value="0">
            <text:p>#REF!</text:p>
          </table:table-cell>
          <table:table-cell table:formula="oooc:=['win count'.AK#REF!]" office:value-type="float" office:value="0">
            <text:p>#REF!</text:p>
          </table:table-cell>
          <table:table-cell table:formula="oooc:=['win count'.AL#REF!]" office:value-type="float" office:value="0">
            <text:p>#REF!</text:p>
          </table:table-cell>
          <table:table-cell table:formula="oooc:=['win count'.AM#REF!]" office:value-type="float" office:value="0">
            <text:p>#REF!</text:p>
          </table:table-cell>
          <table:table-cell table:formula="oooc:=['win count'.AN#REF!]" office:value-type="float" office:value="0">
            <text:p>#REF!</text:p>
          </table:table-cell>
          <table:table-cell table:formula="oooc:=['win count'.AO#REF!]" office:value-type="float" office:value="0">
            <text:p>#REF!</text:p>
          </table:table-cell>
          <table:table-cell table:formula="oooc:=['win count'.AP#REF!]" office:value-type="float" office:value="0">
            <text:p>#REF!</text:p>
          </table:table-cell>
          <table:table-cell table:formula="oooc:=['win count'.AQ#REF!]" office:value-type="float" office:value="0">
            <text:p>#REF!</text:p>
          </table:table-cell>
          <table:table-cell table:formula="oooc:=['win count'.AR#REF!]" office:value-type="float" office:value="0">
            <text:p>#REF!</text:p>
          </table:table-cell>
          <table:table-cell table:formula="oooc:=['win count'.AS#REF!]" office:value-type="float" office:value="0">
            <text:p>#REF!</text:p>
          </table:table-cell>
          <table:table-cell table:formula="oooc:=['win count'.AT#REF!]" office:value-type="float" office:value="0">
            <text:p>#REF!</text:p>
          </table:table-cell>
          <table:table-cell table:formula="oooc:=['win count'.AU#REF!]" office:value-type="float" office:value="0">
            <text:p>#REF!</text:p>
          </table:table-cell>
          <table:table-cell table:formula="oooc:=['win count'.AV#REF!]" office:value-type="float" office:value="0">
            <text:p>#REF!</text:p>
          </table:table-cell>
          <table:table-cell table:formula="oooc:=['win count'.AW#REF!]" office:value-type="float" office:value="0">
            <text:p>#REF!</text:p>
          </table:table-cell>
          <table:table-cell table:formula="oooc:=['win count'.AX#REF!]" office:value-type="float" office:value="0">
            <text:p>#REF!</text:p>
          </table:table-cell>
          <table:table-cell table:number-columns-repeated="206"/>
        </table:table-row>
        <table:table-row table:style-name="ro1">
          <table:table-cell table:formula="oooc:=['win count'.A#REF!]" office:value-type="float" office:value="0">
            <text:p>#REF!</text:p>
          </table:table-cell>
          <table:table-cell table:formula="oooc:=['win count'.B#REF!]" office:value-type="float" office:value="0">
            <text:p>#REF!</text:p>
          </table:table-cell>
          <table:table-cell table:formula="oooc:=['win count'.C#REF!]" office:value-type="float" office:value="0">
            <text:p>#REF!</text:p>
          </table:table-cell>
          <table:table-cell table:formula="oooc:=['win count'.D#REF!]" office:value-type="float" office:value="0">
            <text:p>#REF!</text:p>
          </table:table-cell>
          <table:table-cell table:formula="oooc:=['win count'.E#REF!]" office:value-type="float" office:value="0">
            <text:p>#REF!</text:p>
          </table:table-cell>
          <table:table-cell table:formula="oooc:=['win count'.F#REF!]" office:value-type="float" office:value="0">
            <text:p>#REF!</text:p>
          </table:table-cell>
          <table:table-cell table:formula="oooc:=['win count'.G#REF!]" office:value-type="float" office:value="0">
            <text:p>#REF!</text:p>
          </table:table-cell>
          <table:table-cell table:formula="oooc:=['win count'.H#REF!]" office:value-type="float" office:value="0">
            <text:p>#REF!</text:p>
          </table:table-cell>
          <table:table-cell table:formula="oooc:=['win count'.I#REF!]" office:value-type="float" office:value="0">
            <text:p>#REF!</text:p>
          </table:table-cell>
          <table:table-cell table:formula="oooc:=['win count'.J#REF!]" office:value-type="float" office:value="0">
            <text:p>#REF!</text:p>
          </table:table-cell>
          <table:table-cell table:formula="oooc:=['win count'.K#REF!]" office:value-type="float" office:value="0">
            <text:p>#REF!</text:p>
          </table:table-cell>
          <table:table-cell table:formula="oooc:=['win count'.L#REF!]" office:value-type="float" office:value="0">
            <text:p>#REF!</text:p>
          </table:table-cell>
          <table:table-cell table:formula="oooc:=['win count'.M#REF!]" office:value-type="float" office:value="0">
            <text:p>#REF!</text:p>
          </table:table-cell>
          <table:table-cell table:formula="oooc:=['win count'.N#REF!]" office:value-type="float" office:value="0">
            <text:p>#REF!</text:p>
          </table:table-cell>
          <table:table-cell table:formula="oooc:=['win count'.O#REF!]" office:value-type="float" office:value="0">
            <text:p>#REF!</text:p>
          </table:table-cell>
          <table:table-cell table:formula="oooc:=['win count'.P#REF!]" office:value-type="float" office:value="0">
            <text:p>#REF!</text:p>
          </table:table-cell>
          <table:table-cell table:formula="oooc:=['win count'.Q#REF!]" office:value-type="float" office:value="0">
            <text:p>#REF!</text:p>
          </table:table-cell>
          <table:table-cell table:formula="oooc:=['win count'.R#REF!]" office:value-type="float" office:value="0">
            <text:p>#REF!</text:p>
          </table:table-cell>
          <table:table-cell table:formula="oooc:=['win count'.S#REF!]" office:value-type="float" office:value="0">
            <text:p>#REF!</text:p>
          </table:table-cell>
          <table:table-cell table:formula="oooc:=['win count'.T#REF!]" office:value-type="float" office:value="0">
            <text:p>#REF!</text:p>
          </table:table-cell>
          <table:table-cell table:formula="oooc:=['win count'.U#REF!]" office:value-type="float" office:value="0">
            <text:p>#REF!</text:p>
          </table:table-cell>
          <table:table-cell table:formula="oooc:=['win count'.V#REF!]" office:value-type="float" office:value="0">
            <text:p>#REF!</text:p>
          </table:table-cell>
          <table:table-cell table:formula="oooc:=['win count'.W#REF!]" office:value-type="float" office:value="0">
            <text:p>#REF!</text:p>
          </table:table-cell>
          <table:table-cell table:formula="oooc:=['win count'.X#REF!]" office:value-type="float" office:value="0">
            <text:p>#REF!</text:p>
          </table:table-cell>
          <table:table-cell table:formula="oooc:=['win count'.Y#REF!]" office:value-type="float" office:value="0">
            <text:p>#REF!</text:p>
          </table:table-cell>
          <table:table-cell table:formula="oooc:=['win count'.Z#REF!]" office:value-type="float" office:value="0">
            <text:p>#REF!</text:p>
          </table:table-cell>
          <table:table-cell table:formula="oooc:=['win count'.AA#REF!]" office:value-type="float" office:value="0">
            <text:p>#REF!</text:p>
          </table:table-cell>
          <table:table-cell table:formula="oooc:=['win count'.AB#REF!]" office:value-type="float" office:value="0">
            <text:p>#REF!</text:p>
          </table:table-cell>
          <table:table-cell table:formula="oooc:=['win count'.AC#REF!]" office:value-type="float" office:value="0">
            <text:p>#REF!</text:p>
          </table:table-cell>
          <table:table-cell table:formula="oooc:=['win count'.AD#REF!]" office:value-type="float" office:value="0">
            <text:p>#REF!</text:p>
          </table:table-cell>
          <table:table-cell table:formula="oooc:=['win count'.AE#REF!]" office:value-type="float" office:value="0">
            <text:p>#REF!</text:p>
          </table:table-cell>
          <table:table-cell table:formula="oooc:=['win count'.AF#REF!]" office:value-type="float" office:value="0">
            <text:p>#REF!</text:p>
          </table:table-cell>
          <table:table-cell table:formula="oooc:=['win count'.AG#REF!]" office:value-type="float" office:value="0">
            <text:p>#REF!</text:p>
          </table:table-cell>
          <table:table-cell table:formula="oooc:=['win count'.AH#REF!]" office:value-type="float" office:value="0">
            <text:p>#REF!</text:p>
          </table:table-cell>
          <table:table-cell table:formula="oooc:=['win count'.AI#REF!]" office:value-type="float" office:value="0">
            <text:p>#REF!</text:p>
          </table:table-cell>
          <table:table-cell table:formula="oooc:=['win count'.AJ#REF!]" office:value-type="float" office:value="0">
            <text:p>#REF!</text:p>
          </table:table-cell>
          <table:table-cell table:formula="oooc:=['win count'.AK#REF!]" office:value-type="float" office:value="0">
            <text:p>#REF!</text:p>
          </table:table-cell>
          <table:table-cell table:formula="oooc:=['win count'.AL#REF!]" office:value-type="float" office:value="0">
            <text:p>#REF!</text:p>
          </table:table-cell>
          <table:table-cell table:formula="oooc:=['win count'.AM#REF!]" office:value-type="float" office:value="0">
            <text:p>#REF!</text:p>
          </table:table-cell>
          <table:table-cell table:formula="oooc:=['win count'.AN#REF!]" office:value-type="float" office:value="0">
            <text:p>#REF!</text:p>
          </table:table-cell>
          <table:table-cell table:formula="oooc:=['win count'.AO#REF!]" office:value-type="float" office:value="0">
            <text:p>#REF!</text:p>
          </table:table-cell>
          <table:table-cell table:formula="oooc:=['win count'.AP#REF!]" office:value-type="float" office:value="0">
            <text:p>#REF!</text:p>
          </table:table-cell>
          <table:table-cell table:formula="oooc:=['win count'.AQ#REF!]" office:value-type="float" office:value="0">
            <text:p>#REF!</text:p>
          </table:table-cell>
          <table:table-cell table:formula="oooc:=['win count'.AR#REF!]" office:value-type="float" office:value="0">
            <text:p>#REF!</text:p>
          </table:table-cell>
          <table:table-cell table:formula="oooc:=['win count'.AS#REF!]" office:value-type="float" office:value="0">
            <text:p>#REF!</text:p>
          </table:table-cell>
          <table:table-cell table:formula="oooc:=['win count'.AT#REF!]" office:value-type="float" office:value="0">
            <text:p>#REF!</text:p>
          </table:table-cell>
          <table:table-cell table:formula="oooc:=['win count'.AU#REF!]" office:value-type="float" office:value="0">
            <text:p>#REF!</text:p>
          </table:table-cell>
          <table:table-cell table:formula="oooc:=['win count'.AV#REF!]" office:value-type="float" office:value="0">
            <text:p>#REF!</text:p>
          </table:table-cell>
          <table:table-cell table:formula="oooc:=['win count'.AW#REF!]" office:value-type="float" office:value="0">
            <text:p>#REF!</text:p>
          </table:table-cell>
          <table:table-cell table:formula="oooc:=['win count'.AX#REF!]" office:value-type="float" office:value="0">
            <text:p>#REF!</text:p>
          </table:table-cell>
          <table:table-cell table:number-columns-repeated="206"/>
        </table:table-row>
      </table:table>
      <table:table table:name="diff_0_1" table:style-name="ta1" table:print="false">
        <office:forms form:automatic-focus="false" form:apply-design-mode="false"/>
        <table:table-column table:style-name="co7" table:number-columns-repeated="50" table:default-cell-style-name="Default"/>
        <table:table-column table:style-name="co9" table:number-columns-repeated="20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206"/>
        </table:table-row>
        <table:table-row table:style-name="ro1">
          <table:table-cell table:formula="oooc:=([diff.A2]-[diff.$AY2])/([diff.$AZ2]-[diff.$AY2])" office:value-type="float" office:value="0.248804613527906">
            <text:p>0.25</text:p>
          </table:table-cell>
          <table:table-cell table:formula="oooc:=([diff.B2]-[diff.$AY2])/([diff.$AZ2]-[diff.$AY2])" office:value-type="float" office:value="0.248804613527906">
            <text:p>0.25</text:p>
          </table:table-cell>
          <table:table-cell table:formula="oooc:=([diff.C2]-[diff.$AY2])/([diff.$AZ2]-[diff.$AY2])" office:value-type="float" office:value="0.248804613527906">
            <text:p>0.25</text:p>
          </table:table-cell>
          <table:table-cell table:formula="oooc:=([diff.D2]-[diff.$AY2])/([diff.$AZ2]-[diff.$AY2])" office:value-type="float" office:value="0.248804613527906">
            <text:p>0.25</text:p>
          </table:table-cell>
          <table:table-cell table:formula="oooc:=([diff.E2]-[diff.$AY2])/([diff.$AZ2]-[diff.$AY2])" office:value-type="float" office:value="0.248804613527906">
            <text:p>0.25</text:p>
          </table:table-cell>
          <table:table-cell table:formula="oooc:=([diff.F2]-[diff.$AY2])/([diff.$AZ2]-[diff.$AY2])" office:value-type="float" office:value="0.266675930779675">
            <text:p>0.27</text:p>
          </table:table-cell>
          <table:table-cell table:formula="oooc:=([diff.G2]-[diff.$AY2])/([diff.$AZ2]-[diff.$AY2])" office:value-type="float" office:value="0.32697688814167">
            <text:p>0.33</text:p>
          </table:table-cell>
          <table:table-cell table:formula="oooc:=([diff.H2]-[diff.$AY2])/([diff.$AZ2]-[diff.$AY2])" office:value-type="float" office:value="0.280993197192349">
            <text:p>0.28</text:p>
          </table:table-cell>
          <table:table-cell table:formula="oooc:=([diff.I2]-[diff.$AY2])/([diff.$AZ2]-[diff.$AY2])" office:value-type="float" office:value="0.262403911139697">
            <text:p>0.26</text:p>
          </table:table-cell>
          <table:table-cell table:formula="oooc:=([diff.J2]-[diff.$AY2])/([diff.$AZ2]-[diff.$AY2])" office:value-type="float" office:value="0.276133748533539">
            <text:p>0.28</text:p>
          </table:table-cell>
          <table:table-cell table:formula="oooc:=([diff.K2]-[diff.$AY2])/([diff.$AZ2]-[diff.$AY2])" office:value-type="float" office:value="0.234683156788115">
            <text:p>0.23</text:p>
          </table:table-cell>
          <table:table-cell table:formula="oooc:=([diff.L2]-[diff.$AY2])/([diff.$AZ2]-[diff.$AY2])" office:value-type="float" office:value="0.229758438238188">
            <text:p>0.23</text:p>
          </table:table-cell>
          <table:table-cell table:formula="oooc:=([diff.M2]-[diff.$AY2])/([diff.$AZ2]-[diff.$AY2])" office:value-type="float" office:value="0.276068478642483">
            <text:p>0.28</text:p>
          </table:table-cell>
          <table:table-cell table:formula="oooc:=([diff.N2]-[diff.$AY2])/([diff.$AZ2]-[diff.$AY2])" office:value-type="float" office:value="0.248021374836008">
            <text:p>0.25</text:p>
          </table:table-cell>
          <table:table-cell table:formula="oooc:=([diff.O2]-[diff.$AY2])/([diff.$AZ2]-[diff.$AY2])" office:value-type="float" office:value="0.182404079578095">
            <text:p>0.18</text:p>
          </table:table-cell>
          <table:table-cell table:formula="oooc:=([diff.P2]-[diff.$AY2])/([diff.$AZ2]-[diff.$AY2])" office:value-type="float" office:value="0.0855772490206638">
            <text:p>0.09</text:p>
          </table:table-cell>
          <table:table-cell table:formula="oooc:=([diff.Q2]-[diff.$AY2])/([diff.$AZ2]-[diff.$AY2])" office:value-type="float" office:value="0.19659080620882">
            <text:p>0.2</text:p>
          </table:table-cell>
          <table:table-cell table:formula="oooc:=([diff.R2]-[diff.$AY2])/([diff.$AZ2]-[diff.$AY2])" office:value-type="float" office:value="0.262012291793707">
            <text:p>0.26</text:p>
          </table:table-cell>
          <table:table-cell table:formula="oooc:=([diff.S2]-[diff.$AY2])/([diff.$AZ2]-[diff.$AY2])" office:value-type="float" office:value="0.229888978020259">
            <text:p>0.23</text:p>
          </table:table-cell>
          <table:table-cell table:formula="oooc:=([diff.T2]-[diff.$AY2])/([diff.$AZ2]-[diff.$AY2])" office:value-type="float" office:value="0.233769378314002">
            <text:p>0.23</text:p>
          </table:table-cell>
          <table:table-cell table:formula="oooc:=([diff.U2]-[diff.$AY2])/([diff.$AZ2]-[diff.$AY2])" office:value-type="float" office:value="0.242574497158141">
            <text:p>0.24</text:p>
          </table:table-cell>
          <table:table-cell table:formula="oooc:=([diff.V2]-[diff.$AY2])/([diff.$AZ2]-[diff.$AY2])" office:value-type="float" office:value="0.18693717878191">
            <text:p>0.19</text:p>
          </table:table-cell>
          <table:table-cell table:formula="oooc:=([diff.W2]-[diff.$AY2])/([diff.$AZ2]-[diff.$AY2])" office:value-type="float" office:value="0.15908588464846">
            <text:p>0.16</text:p>
          </table:table-cell>
          <table:table-cell table:formula="oooc:=([diff.X2]-[diff.$AY2])/([diff.$AZ2]-[diff.$AY2])" office:value-type="float" office:value="0">
            <text:p>0</text:p>
          </table:table-cell>
          <table:table-cell table:formula="oooc:=([diff.Y2]-[diff.$AY2])/([diff.$AZ2]-[diff.$AY2])" office:value-type="float" office:value="0.139582820121818">
            <text:p>0.14</text:p>
          </table:table-cell>
          <table:table-cell table:formula="oooc:=([diff.Z2]-[diff.$AY2])/([diff.$AZ2]-[diff.$AY2])" office:value-type="float" office:value="0.143136870959894">
            <text:p>0.14</text:p>
          </table:table-cell>
          <table:table-cell table:formula="oooc:=([diff.AA2]-[diff.$AY2])/([diff.$AZ2]-[diff.$AY2])" office:value-type="float" office:value="0.147539430383185">
            <text:p>0.15</text:p>
          </table:table-cell>
          <table:table-cell table:formula="oooc:=([diff.AB2]-[diff.$AY2])/([diff.$AZ2]-[diff.$AY2])" office:value-type="float" office:value="0.00270554225510097">
            <text:p>0</text:p>
          </table:table-cell>
          <table:table-cell table:formula="oooc:=([diff.AC2]-[diff.$AY2])/([diff.$AZ2]-[diff.$AY2])" office:value-type="float" office:value="0.107655316022291">
            <text:p>0.11</text:p>
          </table:table-cell>
          <table:table-cell table:formula="oooc:=([diff.AD2]-[diff.$AY2])/([diff.$AZ2]-[diff.$AY2])" office:value-type="float" office:value="0.154552785444441">
            <text:p>0.15</text:p>
          </table:table-cell>
          <table:table-cell table:formula="oooc:=([diff.AE2]-[diff.$AY2])/([diff.$AZ2]-[diff.$AY2])" office:value-type="float" office:value="0.259727845607051">
            <text:p>0.26</text:p>
          </table:table-cell>
          <table:table-cell table:formula="oooc:=([diff.AF2]-[diff.$AY2])/([diff.$AZ2]-[diff.$AY2])" office:value-type="float" office:value="0.28614320214069">
            <text:p>0.29</text:p>
          </table:table-cell>
          <table:table-cell table:formula="oooc:=([diff.AG2]-[diff.$AY2])/([diff.$AZ2]-[diff.$AY2])" office:value-type="float" office:value="0.197468791516022">
            <text:p>0.2</text:p>
          </table:table-cell>
          <table:table-cell table:formula="oooc:=([diff.AH2]-[diff.$AY2])/([diff.$AZ2]-[diff.$AY2])" office:value-type="float" office:value="0.137624723392581">
            <text:p>0.14</text:p>
          </table:table-cell>
          <table:table-cell table:formula="oooc:=([diff.AI2]-[diff.$AY2])/([diff.$AZ2]-[diff.$AY2])" office:value-type="float" office:value="0.151710386965991">
            <text:p>0.15</text:p>
          </table:table-cell>
          <table:table-cell table:formula="oooc:=([diff.AJ2]-[diff.$AY2])/([diff.$AZ2]-[diff.$AY2])" office:value-type="float" office:value="0.374912359379235">
            <text:p>0.37</text:p>
          </table:table-cell>
          <table:table-cell table:formula="oooc:=([diff.AK2]-[diff.$AY2])/([diff.$AZ2]-[diff.$AY2])" office:value-type="float" office:value="0.474545795250101">
            <text:p>0.47</text:p>
          </table:table-cell>
          <table:table-cell table:formula="oooc:=([diff.AL2]-[diff.$AY2])/([diff.$AZ2]-[diff.$AY2])" office:value-type="float" office:value="0.367673717918078">
            <text:p>0.37</text:p>
          </table:table-cell>
          <table:table-cell table:formula="oooc:=([diff.AM2]-[diff.$AY2])/([diff.$AZ2]-[diff.$AY2])" office:value-type="float" office:value="0.0859983450913492">
            <text:p>0.09</text:p>
          </table:table-cell>
          <table:table-cell table:formula="oooc:=([diff.AN2]-[diff.$AY2])/([diff.$AZ2]-[diff.$AY2])" office:value-type="float" office:value="0.127383666947612">
            <text:p>0.13</text:p>
          </table:table-cell>
          <table:table-cell table:formula="oooc:=([diff.AO2]-[diff.$AY2])/([diff.$AZ2]-[diff.$AY2])" office:value-type="float" office:value="0.14917117765704">
            <text:p>0.15</text:p>
          </table:table-cell>
          <table:table-cell table:formula="oooc:=([diff.AP2]-[diff.$AY2])/([diff.$AZ2]-[diff.$AY2])" office:value-type="float" office:value="0.312950178017121">
            <text:p>0.31</text:p>
          </table:table-cell>
          <table:table-cell table:formula="oooc:=([diff.AQ2]-[diff.$AY2])/([diff.$AZ2]-[diff.$AY2])" office:value-type="float" office:value="0.346574699284431">
            <text:p>0.35</text:p>
          </table:table-cell>
          <table:table-cell table:formula="oooc:=([diff.AR2]-[diff.$AY2])/([diff.$AZ2]-[diff.$AY2])" office:value-type="float" office:value="0.356032517037704">
            <text:p>0.36</text:p>
          </table:table-cell>
          <table:table-cell table:formula="oooc:=([diff.AS2]-[diff.$AY2])/([diff.$AZ2]-[diff.$AY2])" office:value-type="float" office:value="0.223296719029362">
            <text:p>0.22</text:p>
          </table:table-cell>
          <table:table-cell table:formula="oooc:=([diff.AT2]-[diff.$AY2])/([diff.$AZ2]-[diff.$AY2])" office:value-type="float" office:value="0.190491229621005">
            <text:p>0.19</text:p>
          </table:table-cell>
          <table:table-cell table:formula="oooc:=([diff.AU2]-[diff.$AY2])/([diff.$AZ2]-[diff.$AY2])" office:value-type="float" office:value="1">
            <text:p>1</text:p>
          </table:table-cell>
          <table:table-cell table:formula="oooc:=([diff.AV2]-[diff.$AY2])/([diff.$AZ2]-[diff.$AY2])" office:value-type="float" office:value="0.651467203985517">
            <text:p>0.65</text:p>
          </table:table-cell>
          <table:table-cell table:formula="oooc:=([diff.AW2]-[diff.$AY2])/([diff.$AZ2]-[diff.$AY2])" office:value-type="float" office:value="0.296841147823601">
            <text:p>0.3</text:p>
          </table:table-cell>
          <table:table-cell table:formula="oooc:=([diff.AX2]-[diff.$AY2])/([diff.$AZ2]-[diff.$AY2])" office:value-type="float" office:value="0.330465669089485">
            <text:p>0.33</text:p>
          </table:table-cell>
          <table:table-cell table:number-columns-repeated="206"/>
        </table:table-row>
        <table:table-row table:style-name="ro1">
          <table:table-cell table:formula="oooc:=([diff.A3]-[diff.$AY3])/([diff.$AZ3]-[diff.$AY3])" office:value-type="float" office:value="0.309239342778735">
            <text:p>0.31</text:p>
          </table:table-cell>
          <table:table-cell table:formula="oooc:=([diff.B3]-[diff.$AY3])/([diff.$AZ3]-[diff.$AY3])" office:value-type="float" office:value="0.309239342778735">
            <text:p>0.31</text:p>
          </table:table-cell>
          <table:table-cell table:formula="oooc:=([diff.C3]-[diff.$AY3])/([diff.$AZ3]-[diff.$AY3])" office:value-type="float" office:value="0.309239342778735">
            <text:p>0.31</text:p>
          </table:table-cell>
          <table:table-cell table:formula="oooc:=([diff.D3]-[diff.$AY3])/([diff.$AZ3]-[diff.$AY3])" office:value-type="float" office:value="0.309239342778735">
            <text:p>0.31</text:p>
          </table:table-cell>
          <table:table-cell table:formula="oooc:=([diff.E3]-[diff.$AY3])/([diff.$AZ3]-[diff.$AY3])" office:value-type="float" office:value="0.309239342778735">
            <text:p>0.31</text:p>
          </table:table-cell>
          <table:table-cell table:formula="oooc:=([diff.F3]-[diff.$AY3])/([diff.$AZ3]-[diff.$AY3])" office:value-type="float" office:value="0.313228731826407">
            <text:p>0.31</text:p>
          </table:table-cell>
          <table:table-cell table:formula="oooc:=([diff.G3]-[diff.$AY3])/([diff.$AZ3]-[diff.$AY3])" office:value-type="float" office:value="0.341771370992265">
            <text:p>0.34</text:p>
          </table:table-cell>
          <table:table-cell table:formula="oooc:=([diff.H3]-[diff.$AY3])/([diff.$AZ3]-[diff.$AY3])" office:value-type="float" office:value="0.364371054308838">
            <text:p>0.36</text:p>
          </table:table-cell>
          <table:table-cell table:formula="oooc:=([diff.I3]-[diff.$AY3])/([diff.$AZ3]-[diff.$AY3])" office:value-type="float" office:value="0.335046988422321">
            <text:p>0.34</text:p>
          </table:table-cell>
          <table:table-cell table:formula="oooc:=([diff.J3]-[diff.$AY3])/([diff.$AZ3]-[diff.$AY3])" office:value-type="float" office:value="0.342552797713116">
            <text:p>0.34</text:p>
          </table:table-cell>
          <table:table-cell table:formula="oooc:=([diff.K3]-[diff.$AY3])/([diff.$AZ3]-[diff.$AY3])" office:value-type="float" office:value="0.336609841863734">
            <text:p>0.34</text:p>
          </table:table-cell>
          <table:table-cell table:formula="oooc:=([diff.L3]-[diff.$AY3])/([diff.$AZ3]-[diff.$AY3])" office:value-type="float" office:value="0.333874848341397">
            <text:p>0.33</text:p>
          </table:table-cell>
          <table:table-cell table:formula="oooc:=([diff.M3]-[diff.$AY3])/([diff.$AZ3]-[diff.$AY3])" office:value-type="float" office:value="0.356083818297545">
            <text:p>0.36</text:p>
          </table:table-cell>
          <table:table-cell table:formula="oooc:=([diff.N3]-[diff.$AY3])/([diff.$AZ3]-[diff.$AY3])" office:value-type="float" office:value="0.321988936642633">
            <text:p>0.32</text:p>
          </table:table-cell>
          <table:table-cell table:formula="oooc:=([diff.O3]-[diff.$AY3])/([diff.$AZ3]-[diff.$AY3])" office:value-type="float" office:value="0.19718686380545">
            <text:p>0.2</text:p>
          </table:table-cell>
          <table:table-cell table:formula="oooc:=([diff.P3]-[diff.$AY3])/([diff.$AZ3]-[diff.$AY3])" office:value-type="float" office:value="0.192416048037023">
            <text:p>0.19</text:p>
          </table:table-cell>
          <table:table-cell table:formula="oooc:=([diff.Q3]-[diff.$AY3])/([diff.$AZ3]-[diff.$AY3])" office:value-type="float" office:value="0.268975302802583">
            <text:p>0.27</text:p>
          </table:table-cell>
          <table:table-cell table:formula="oooc:=([diff.R3]-[diff.$AY3])/([diff.$AZ3]-[diff.$AY3])" office:value-type="float" office:value="0.299779966686486">
            <text:p>0.3</text:p>
          </table:table-cell>
          <table:table-cell table:formula="oooc:=([diff.S3]-[diff.$AY3])/([diff.$AZ3]-[diff.$AY3])" office:value-type="float" office:value="0.428262970655263">
            <text:p>0.43</text:p>
          </table:table-cell>
          <table:table-cell table:formula="oooc:=([diff.T3]-[diff.$AY3])/([diff.$AZ3]-[diff.$AY3])" office:value-type="float" office:value="0.272882436406196">
            <text:p>0.27</text:p>
          </table:table-cell>
          <table:table-cell table:formula="oooc:=([diff.U3]-[diff.$AY3])/([diff.$AZ3]-[diff.$AY3])" office:value-type="float" office:value="0.366016163194342">
            <text:p>0.37</text:p>
          </table:table-cell>
          <table:table-cell table:formula="oooc:=([diff.V3]-[diff.$AY3])/([diff.$AZ3]-[diff.$AY3])" office:value-type="float" office:value="0.45610643854465">
            <text:p>0.46</text:p>
          </table:table-cell>
          <table:table-cell table:formula="oooc:=([diff.W3]-[diff.$AY3])/([diff.$AZ3]-[diff.$AY3])" office:value-type="float" office:value="0.232453885541477">
            <text:p>0.23</text:p>
          </table:table-cell>
          <table:table-cell table:formula="oooc:=([diff.X3]-[diff.$AY3])/([diff.$AZ3]-[diff.$AY3])" office:value-type="float" office:value="0.111497254725096">
            <text:p>0.11</text:p>
          </table:table-cell>
          <table:table-cell table:formula="oooc:=([diff.Y3]-[diff.$AY3])/([diff.$AZ3]-[diff.$AY3])" office:value-type="float" office:value="0">
            <text:p>0</text:p>
          </table:table-cell>
          <table:table-cell table:formula="oooc:=([diff.Z3]-[diff.$AY3])/([diff.$AZ3]-[diff.$AY3])" office:value-type="float" office:value="0.184149375887042">
            <text:p>0.18</text:p>
          </table:table-cell>
          <table:table-cell table:formula="oooc:=([diff.AA3]-[diff.$AY3])/([diff.$AZ3]-[diff.$AY3])" office:value-type="float" office:value="0.43414423492039">
            <text:p>0.43</text:p>
          </table:table-cell>
          <table:table-cell table:formula="oooc:=([diff.AB3]-[diff.$AY3])/([diff.$AZ3]-[diff.$AY3])" office:value-type="float" office:value="0.327952456352364">
            <text:p>0.33</text:p>
          </table:table-cell>
          <table:table-cell table:formula="oooc:=([diff.AC3]-[diff.$AY3])/([diff.$AZ3]-[diff.$AY3])" office:value-type="float" office:value="0.188282711961391">
            <text:p>0.19</text:p>
          </table:table-cell>
          <table:table-cell table:formula="oooc:=([diff.AD3]-[diff.$AY3])/([diff.$AZ3]-[diff.$AY3])" office:value-type="float" office:value="0.420613214334999">
            <text:p>0.42</text:p>
          </table:table-cell>
          <table:table-cell table:formula="oooc:=([diff.AE3]-[diff.$AY3])/([diff.$AZ3]-[diff.$AY3])" office:value-type="float" office:value="0.0853811511627679">
            <text:p>0.09</text:p>
          </table:table-cell>
          <table:table-cell table:formula="oooc:=([diff.AF3]-[diff.$AY3])/([diff.$AZ3]-[diff.$AY3])" office:value-type="float" office:value="0.0431635443888205">
            <text:p>0.04</text:p>
          </table:table-cell>
          <table:table-cell table:formula="oooc:=([diff.AG3]-[diff.$AY3])/([diff.$AZ3]-[diff.$AY3])" office:value-type="float" office:value="0.117686976906204">
            <text:p>0.12</text:p>
          </table:table-cell>
          <table:table-cell table:formula="oooc:=([diff.AH3]-[diff.$AY3])/([diff.$AZ3]-[diff.$AY3])" office:value-type="float" office:value="0.0233811100379049">
            <text:p>0.02</text:p>
          </table:table-cell>
          <table:table-cell table:formula="oooc:=([diff.AI3]-[diff.$AY3])/([diff.$AZ3]-[diff.$AY3])" office:value-type="float" office:value="0.402825474511562">
            <text:p>0.4</text:p>
          </table:table-cell>
          <table:table-cell table:formula="oooc:=([diff.AJ3]-[diff.$AY3])/([diff.$AZ3]-[diff.$AY3])" office:value-type="float" office:value="0.273869501736953">
            <text:p>0.27</text:p>
          </table:table-cell>
          <table:table-cell table:formula="oooc:=([diff.AK3]-[diff.$AY3])/([diff.$AZ3]-[diff.$AY3])" office:value-type="float" office:value="0.321248637644085">
            <text:p>0.32</text:p>
          </table:table-cell>
          <table:table-cell table:formula="oooc:=([diff.AL3]-[diff.$AY3])/([diff.$AZ3]-[diff.$AY3])" office:value-type="float" office:value="0.400707396818461">
            <text:p>0.4</text:p>
          </table:table-cell>
          <table:table-cell table:formula="oooc:=([diff.AM3]-[diff.$AY3])/([diff.$AZ3]-[diff.$AY3])" office:value-type="float" office:value="0.218573279320369">
            <text:p>0.22</text:p>
          </table:table-cell>
          <table:table-cell table:formula="oooc:=([diff.AN3]-[diff.$AY3])/([diff.$AZ3]-[diff.$AY3])" office:value-type="float" office:value="0.307162392811787">
            <text:p>0.31</text:p>
          </table:table-cell>
          <table:table-cell table:formula="oooc:=([diff.AO3]-[diff.$AY3])/([diff.$AZ3]-[diff.$AY3])" office:value-type="float" office:value="0.170680046885425">
            <text:p>0.17</text:p>
          </table:table-cell>
          <table:table-cell table:formula="oooc:=([diff.AP3]-[diff.$AY3])/([diff.$AZ3]-[diff.$AY3])" office:value-type="float" office:value="0.377943202615087">
            <text:p>0.38</text:p>
          </table:table-cell>
          <table:table-cell table:formula="oooc:=([diff.AQ3]-[diff.$AY3])/([diff.$AZ3]-[diff.$AY3])" office:value-type="float" office:value="0.303954430483137">
            <text:p>0.3</text:p>
          </table:table-cell>
          <table:table-cell table:formula="oooc:=([diff.AR3]-[diff.$AY3])/([diff.$AZ3]-[diff.$AY3])" office:value-type="float" office:value="0.235517900839502">
            <text:p>0.24</text:p>
          </table:table-cell>
          <table:table-cell table:formula="oooc:=([diff.AS3]-[diff.$AY3])/([diff.$AZ3]-[diff.$AY3])" office:value-type="float" office:value="0.578440848054621">
            <text:p>0.58</text:p>
          </table:table-cell>
          <table:table-cell table:formula="oooc:=([diff.AT3]-[diff.$AY3])/([diff.$AZ3]-[diff.$AY3])" office:value-type="float" office:value="0.343971704127082">
            <text:p>0.34</text:p>
          </table:table-cell>
          <table:table-cell table:formula="oooc:=([diff.AU3]-[diff.$AY3])/([diff.$AZ3]-[diff.$AY3])" office:value-type="float" office:value="1">
            <text:p>1</text:p>
          </table:table-cell>
          <table:table-cell table:formula="oooc:=([diff.AV3]-[diff.$AY3])/([diff.$AZ3]-[diff.$AY3])" office:value-type="float" office:value="0.496966830494504">
            <text:p>0.5</text:p>
          </table:table-cell>
          <table:table-cell table:formula="oooc:=([diff.AW3]-[diff.$AY3])/([diff.$AZ3]-[diff.$AY3])" office:value-type="float" office:value="0.338583972527975">
            <text:p>0.34</text:p>
          </table:table-cell>
          <table:table-cell table:formula="oooc:=([diff.AX3]-[diff.$AY3])/([diff.$AZ3]-[diff.$AY3])" office:value-type="float" office:value="0.449464311417898">
            <text:p>0.45</text:p>
          </table:table-cell>
          <table:table-cell table:number-columns-repeated="206"/>
        </table:table-row>
        <table:table-row table:style-name="ro1">
          <table:table-cell table:formula="oooc:=([diff.A4]-[diff.$AY4])/([diff.$AZ4]-[diff.$AY4])" office:value-type="float" office:value="0.413286825293862">
            <text:p>0.41</text:p>
          </table:table-cell>
          <table:table-cell table:formula="oooc:=([diff.B4]-[diff.$AY4])/([diff.$AZ4]-[diff.$AY4])" office:value-type="float" office:value="0.413286825293862">
            <text:p>0.41</text:p>
          </table:table-cell>
          <table:table-cell table:formula="oooc:=([diff.C4]-[diff.$AY4])/([diff.$AZ4]-[diff.$AY4])" office:value-type="float" office:value="0.413286825293862">
            <text:p>0.41</text:p>
          </table:table-cell>
          <table:table-cell table:formula="oooc:=([diff.D4]-[diff.$AY4])/([diff.$AZ4]-[diff.$AY4])" office:value-type="float" office:value="0.413286825293862">
            <text:p>0.41</text:p>
          </table:table-cell>
          <table:table-cell table:formula="oooc:=([diff.E4]-[diff.$AY4])/([diff.$AZ4]-[diff.$AY4])" office:value-type="float" office:value="0.413286825293862">
            <text:p>0.41</text:p>
          </table:table-cell>
          <table:table-cell table:formula="oooc:=([diff.F4]-[diff.$AY4])/([diff.$AZ4]-[diff.$AY4])" office:value-type="float" office:value="0.542566128622483">
            <text:p>0.54</text:p>
          </table:table-cell>
          <table:table-cell table:formula="oooc:=([diff.G4]-[diff.$AY4])/([diff.$AZ4]-[diff.$AY4])" office:value-type="float" office:value="0.425839250652602">
            <text:p>0.43</text:p>
          </table:table-cell>
          <table:table-cell table:formula="oooc:=([diff.H4]-[diff.$AY4])/([diff.$AZ4]-[diff.$AY4])" office:value-type="float" office:value="0.377901561935978">
            <text:p>0.38</text:p>
          </table:table-cell>
          <table:table-cell table:formula="oooc:=([diff.I4]-[diff.$AY4])/([diff.$AZ4]-[diff.$AY4])" office:value-type="float" office:value="0.427215509009556">
            <text:p>0.43</text:p>
          </table:table-cell>
          <table:table-cell table:formula="oooc:=([diff.J4]-[diff.$AY4])/([diff.$AZ4]-[diff.$AY4])" office:value-type="float" office:value="0.482117539583838">
            <text:p>0.48</text:p>
          </table:table-cell>
          <table:table-cell table:formula="oooc:=([diff.K4]-[diff.$AY4])/([diff.$AZ4]-[diff.$AY4])" office:value-type="float" office:value="0.446690751189476">
            <text:p>0.45</text:p>
          </table:table-cell>
          <table:table-cell table:formula="oooc:=([diff.L4]-[diff.$AY4])/([diff.$AZ4]-[diff.$AY4])" office:value-type="float" office:value="0.489081881441668">
            <text:p>0.49</text:p>
          </table:table-cell>
          <table:table-cell table:formula="oooc:=([diff.M4]-[diff.$AY4])/([diff.$AZ4]-[diff.$AY4])" office:value-type="float" office:value="0.455072876440909">
            <text:p>0.46</text:p>
          </table:table-cell>
          <table:table-cell table:formula="oooc:=([diff.N4]-[diff.$AY4])/([diff.$AZ4]-[diff.$AY4])" office:value-type="float" office:value="0.379319345329684">
            <text:p>0.38</text:p>
          </table:table-cell>
          <table:table-cell table:formula="oooc:=([diff.O4]-[diff.$AY4])/([diff.$AZ4]-[diff.$AY4])" office:value-type="float" office:value="0.423294359122178">
            <text:p>0.42</text:p>
          </table:table-cell>
          <table:table-cell table:formula="oooc:=([diff.P4]-[diff.$AY4])/([diff.$AZ4]-[diff.$AY4])" office:value-type="float" office:value="0.312760643757906">
            <text:p>0.31</text:p>
          </table:table-cell>
          <table:table-cell table:formula="oooc:=([diff.Q4]-[diff.$AY4])/([diff.$AZ4]-[diff.$AY4])" office:value-type="float" office:value="0.378672741187788">
            <text:p>0.38</text:p>
          </table:table-cell>
          <table:table-cell table:formula="oooc:=([diff.R4]-[diff.$AY4])/([diff.$AZ4]-[diff.$AY4])" office:value-type="float" office:value="0.43146885918999">
            <text:p>0.43</text:p>
          </table:table-cell>
          <table:table-cell table:formula="oooc:=([diff.S4]-[diff.$AY4])/([diff.$AZ4]-[diff.$AY4])" office:value-type="float" office:value="0.407781791866148">
            <text:p>0.41</text:p>
          </table:table-cell>
          <table:table-cell table:formula="oooc:=([diff.T4]-[diff.$AY4])/([diff.$AZ4]-[diff.$AY4])" office:value-type="float" office:value="0.371061795188198">
            <text:p>0.37</text:p>
          </table:table-cell>
          <table:table-cell table:formula="oooc:=([diff.U4]-[diff.$AY4])/([diff.$AZ4]-[diff.$AY4])" office:value-type="float" office:value="0.437828121942845">
            <text:p>0.44</text:p>
          </table:table-cell>
          <table:table-cell table:formula="oooc:=([diff.V4]-[diff.$AY4])/([diff.$AZ4]-[diff.$AY4])" office:value-type="float" office:value="0.385720133118813">
            <text:p>0.39</text:p>
          </table:table-cell>
          <table:table-cell table:formula="oooc:=([diff.W4]-[diff.$AY4])/([diff.$AZ4]-[diff.$AY4])" office:value-type="float" office:value="0.39276752505018">
            <text:p>0.39</text:p>
          </table:table-cell>
          <table:table-cell table:formula="oooc:=([diff.X4]-[diff.$AY4])/([diff.$AZ4]-[diff.$AY4])" office:value-type="float" office:value="0.58007510099434">
            <text:p>0.58</text:p>
          </table:table-cell>
          <table:table-cell table:formula="oooc:=([diff.Y4]-[diff.$AY4])/([diff.$AZ4]-[diff.$AY4])" office:value-type="float" office:value="0.0850788679107174">
            <text:p>0.09</text:p>
          </table:table-cell>
          <table:table-cell table:formula="oooc:=([diff.Z4]-[diff.$AY4])/([diff.$AZ4]-[diff.$AY4])" office:value-type="float" office:value="0.0969016390533061">
            <text:p>0.1</text:p>
          </table:table-cell>
          <table:table-cell table:formula="oooc:=([diff.AA4]-[diff.$AY4])/([diff.$AZ4]-[diff.$AY4])" office:value-type="float" office:value="0.5265256001869">
            <text:p>0.53</text:p>
          </table:table-cell>
          <table:table-cell table:formula="oooc:=([diff.AB4]-[diff.$AY4])/([diff.$AZ4]-[diff.$AY4])" office:value-type="float" office:value="0.553071962888879">
            <text:p>0.55</text:p>
          </table:table-cell>
          <table:table-cell table:formula="oooc:=([diff.AC4]-[diff.$AY4])/([diff.$AZ4]-[diff.$AY4])" office:value-type="float" office:value="0.550883000242715">
            <text:p>0.55</text:p>
          </table:table-cell>
          <table:table-cell table:formula="oooc:=([diff.AD4]-[diff.$AY4])/([diff.$AZ4]-[diff.$AY4])" office:value-type="float" office:value="0.116815860192117">
            <text:p>0.12</text:p>
          </table:table-cell>
          <table:table-cell table:formula="oooc:=([diff.AE4]-[diff.$AY4])/([diff.$AZ4]-[diff.$AY4])" office:value-type="float" office:value="0.27993806837432">
            <text:p>0.28</text:p>
          </table:table-cell>
          <table:table-cell table:formula="oooc:=([diff.AF4]-[diff.$AY4])/([diff.$AZ4]-[diff.$AY4])" office:value-type="float" office:value="0.137352956878955">
            <text:p>0.14</text:p>
          </table:table-cell>
          <table:table-cell table:formula="oooc:=([diff.AG4]-[diff.$AY4])/([diff.$AZ4]-[diff.$AY4])" office:value-type="float" office:value="0.741482918379748">
            <text:p>0.74</text:p>
          </table:table-cell>
          <table:table-cell table:formula="oooc:=([diff.AH4]-[diff.$AY4])/([diff.$AZ4]-[diff.$AY4])" office:value-type="float" office:value="0.0917703309533497">
            <text:p>0.09</text:p>
          </table:table-cell>
          <table:table-cell table:formula="oooc:=([diff.AI4]-[diff.$AY4])/([diff.$AZ4]-[diff.$AY4])" office:value-type="float" office:value="0">
            <text:p>0</text:p>
          </table:table-cell>
          <table:table-cell table:formula="oooc:=([diff.AJ4]-[diff.$AY4])/([diff.$AZ4]-[diff.$AY4])" office:value-type="float" office:value="0.158868858000847">
            <text:p>0.16</text:p>
          </table:table-cell>
          <table:table-cell table:formula="oooc:=([diff.AK4]-[diff.$AY4])/([diff.$AZ4]-[diff.$AY4])" office:value-type="float" office:value="0.427375677007966">
            <text:p>0.43</text:p>
          </table:table-cell>
          <table:table-cell table:formula="oooc:=([diff.AL4]-[diff.$AY4])/([diff.$AZ4]-[diff.$AY4])" office:value-type="float" office:value="0.649902416165463">
            <text:p>0.65</text:p>
          </table:table-cell>
          <table:table-cell table:formula="oooc:=([diff.AM4]-[diff.$AY4])/([diff.$AZ4]-[diff.$AY4])" office:value-type="float" office:value="0.1904397501377">
            <text:p>0.19</text:p>
          </table:table-cell>
          <table:table-cell table:formula="oooc:=([diff.AN4]-[diff.$AY4])/([diff.$AZ4]-[diff.$AY4])" office:value-type="float" office:value="0.385091325419765">
            <text:p>0.39</text:p>
          </table:table-cell>
          <table:table-cell table:formula="oooc:=([diff.AO4]-[diff.$AY4])/([diff.$AZ4]-[diff.$AY4])" office:value-type="float" office:value="0.385969283338707">
            <text:p>0.39</text:p>
          </table:table-cell>
          <table:table-cell table:formula="oooc:=([diff.AP4]-[diff.$AY4])/([diff.$AZ4]-[diff.$AY4])" office:value-type="float" office:value="0.550212667509068">
            <text:p>0.55</text:p>
          </table:table-cell>
          <table:table-cell table:formula="oooc:=([diff.AQ4]-[diff.$AY4])/([diff.$AZ4]-[diff.$AY4])" office:value-type="float" office:value="0.321534290782985">
            <text:p>0.32</text:p>
          </table:table-cell>
          <table:table-cell table:formula="oooc:=([diff.AR4]-[diff.$AY4])/([diff.$AZ4]-[diff.$AY4])" office:value-type="float" office:value="0.370266887343921">
            <text:p>0.37</text:p>
          </table:table-cell>
          <table:table-cell table:formula="oooc:=([diff.AS4]-[diff.$AY4])/([diff.$AZ4]-[diff.$AY4])" office:value-type="float" office:value="0.539849204796117">
            <text:p>0.54</text:p>
          </table:table-cell>
          <table:table-cell table:formula="oooc:=([diff.AT4]-[diff.$AY4])/([diff.$AZ4]-[diff.$AY4])" office:value-type="float" office:value="0.57565565066912">
            <text:p>0.58</text:p>
          </table:table-cell>
          <table:table-cell table:formula="oooc:=([diff.AU4]-[diff.$AY4])/([diff.$AZ4]-[diff.$AY4])" office:value-type="float" office:value="0.623925539677262">
            <text:p>0.62</text:p>
          </table:table-cell>
          <table:table-cell table:formula="oooc:=([diff.AV4]-[diff.$AY4])/([diff.$AZ4]-[diff.$AY4])" office:value-type="float" office:value="1">
            <text:p>1</text:p>
          </table:table-cell>
          <table:table-cell table:formula="oooc:=([diff.AW4]-[diff.$AY4])/([diff.$AZ4]-[diff.$AY4])" office:value-type="float" office:value="0.586392838710888">
            <text:p>0.59</text:p>
          </table:table-cell>
          <table:table-cell table:formula="oooc:=([diff.AX4]-[diff.$AY4])/([diff.$AZ4]-[diff.$AY4])" office:value-type="float" office:value="0.505365627949302">
            <text:p>0.51</text:p>
          </table:table-cell>
          <table:table-cell table:number-columns-repeated="206"/>
        </table:table-row>
        <table:table-row table:style-name="ro1">
          <table:table-cell table:formula="oooc:=([diff.A5]-[diff.$AY5])/([diff.$AZ5]-[diff.$AY5])" office:value-type="float" office:value="0.352931753432313">
            <text:p>0.35</text:p>
          </table:table-cell>
          <table:table-cell table:formula="oooc:=([diff.B5]-[diff.$AY5])/([diff.$AZ5]-[diff.$AY5])" office:value-type="float" office:value="0.352931753432313">
            <text:p>0.35</text:p>
          </table:table-cell>
          <table:table-cell table:formula="oooc:=([diff.C5]-[diff.$AY5])/([diff.$AZ5]-[diff.$AY5])" office:value-type="float" office:value="0.352931753432313">
            <text:p>0.35</text:p>
          </table:table-cell>
          <table:table-cell table:formula="oooc:=([diff.D5]-[diff.$AY5])/([diff.$AZ5]-[diff.$AY5])" office:value-type="float" office:value="0.352931753432313">
            <text:p>0.35</text:p>
          </table:table-cell>
          <table:table-cell table:formula="oooc:=([diff.E5]-[diff.$AY5])/([diff.$AZ5]-[diff.$AY5])" office:value-type="float" office:value="0.352931753432313">
            <text:p>0.35</text:p>
          </table:table-cell>
          <table:table-cell table:formula="oooc:=([diff.F5]-[diff.$AY5])/([diff.$AZ5]-[diff.$AY5])" office:value-type="float" office:value="0.402704527754357">
            <text:p>0.4</text:p>
          </table:table-cell>
          <table:table-cell table:formula="oooc:=([diff.G5]-[diff.$AY5])/([diff.$AZ5]-[diff.$AY5])" office:value-type="float" office:value="0.416168018847703">
            <text:p>0.42</text:p>
          </table:table-cell>
          <table:table-cell table:formula="oooc:=([diff.H5]-[diff.$AY5])/([diff.$AZ5]-[diff.$AY5])" office:value-type="float" office:value="0.354730828756879">
            <text:p>0.35</text:p>
          </table:table-cell>
          <table:table-cell table:formula="oooc:=([diff.I5]-[diff.$AY5])/([diff.$AZ5]-[diff.$AY5])" office:value-type="float" office:value="0.366757524077311">
            <text:p>0.37</text:p>
          </table:table-cell>
          <table:table-cell table:formula="oooc:=([diff.J5]-[diff.$AY5])/([diff.$AZ5]-[diff.$AY5])" office:value-type="float" office:value="0.361106455968754">
            <text:p>0.36</text:p>
          </table:table-cell>
          <table:table-cell table:formula="oooc:=([diff.K5]-[diff.$AY5])/([diff.$AZ5]-[diff.$AY5])" office:value-type="float" office:value="0.374690706912644">
            <text:p>0.37</text:p>
          </table:table-cell>
          <table:table-cell table:formula="oooc:=([diff.L5]-[diff.$AY5])/([diff.$AZ5]-[diff.$AY5])" office:value-type="float" office:value="0.409430112084246">
            <text:p>0.41</text:p>
          </table:table-cell>
          <table:table-cell table:formula="oooc:=([diff.M5]-[diff.$AY5])/([diff.$AZ5]-[diff.$AY5])" office:value-type="float" office:value="0.37336234855639">
            <text:p>0.37</text:p>
          </table:table-cell>
          <table:table-cell table:formula="oooc:=([diff.N5]-[diff.$AY5])/([diff.$AZ5]-[diff.$AY5])" office:value-type="float" office:value="0.427107875513014">
            <text:p>0.43</text:p>
          </table:table-cell>
          <table:table-cell table:formula="oooc:=([diff.O5]-[diff.$AY5])/([diff.$AZ5]-[diff.$AY5])" office:value-type="float" office:value="0.302892814541838">
            <text:p>0.3</text:p>
          </table:table-cell>
          <table:table-cell table:formula="oooc:=([diff.P5]-[diff.$AY5])/([diff.$AZ5]-[diff.$AY5])" office:value-type="float" office:value="0.249134965151549">
            <text:p>0.25</text:p>
          </table:table-cell>
          <table:table-cell table:formula="oooc:=([diff.Q5]-[diff.$AY5])/([diff.$AZ5]-[diff.$AY5])" office:value-type="float" office:value="0.319616821599798">
            <text:p>0.32</text:p>
          </table:table-cell>
          <table:table-cell table:formula="oooc:=([diff.R5]-[diff.$AY5])/([diff.$AZ5]-[diff.$AY5])" office:value-type="float" office:value="0.370959473979296">
            <text:p>0.37</text:p>
          </table:table-cell>
          <table:table-cell table:formula="oooc:=([diff.S5]-[diff.$AY5])/([diff.$AZ5]-[diff.$AY5])" office:value-type="float" office:value="0.392839187310016">
            <text:p>0.39</text:p>
          </table:table-cell>
          <table:table-cell table:formula="oooc:=([diff.T5]-[diff.$AY5])/([diff.$AZ5]-[diff.$AY5])" office:value-type="float" office:value="0.367819717864616">
            <text:p>0.37</text:p>
          </table:table-cell>
          <table:table-cell table:formula="oooc:=([diff.U5]-[diff.$AY5])/([diff.$AZ5]-[diff.$AY5])" office:value-type="float" office:value="0.32259885056248">
            <text:p>0.32</text:p>
          </table:table-cell>
          <table:table-cell table:formula="oooc:=([diff.V5]-[diff.$AY5])/([diff.$AZ5]-[diff.$AY5])" office:value-type="float" office:value="0.321391252057295">
            <text:p>0.32</text:p>
          </table:table-cell>
          <table:table-cell table:formula="oooc:=([diff.W5]-[diff.$AY5])/([diff.$AZ5]-[diff.$AY5])" office:value-type="float" office:value="0.52591654261994">
            <text:p>0.53</text:p>
          </table:table-cell>
          <table:table-cell table:formula="oooc:=([diff.X5]-[diff.$AY5])/([diff.$AZ5]-[diff.$AY5])" office:value-type="float" office:value="0.546297848006964">
            <text:p>0.55</text:p>
          </table:table-cell>
          <table:table-cell table:formula="oooc:=([diff.Y5]-[diff.$AY5])/([diff.$AZ5]-[diff.$AY5])" office:value-type="float" office:value="0.323454027463358">
            <text:p>0.32</text:p>
          </table:table-cell>
          <table:table-cell table:formula="oooc:=([diff.Z5]-[diff.$AY5])/([diff.$AZ5]-[diff.$AY5])" office:value-type="float" office:value="0.0389438195588696">
            <text:p>0.04</text:p>
          </table:table-cell>
          <table:table-cell table:formula="oooc:=([diff.AA5]-[diff.$AY5])/([diff.$AZ5]-[diff.$AY5])" office:value-type="float" office:value="0.417456945415998">
            <text:p>0.42</text:p>
          </table:table-cell>
          <table:table-cell table:formula="oooc:=([diff.AB5]-[diff.$AY5])/([diff.$AZ5]-[diff.$AY5])" office:value-type="float" office:value="0.64581875178625">
            <text:p>0.65</text:p>
          </table:table-cell>
          <table:table-cell table:formula="oooc:=([diff.AC5]-[diff.$AY5])/([diff.$AZ5]-[diff.$AY5])" office:value-type="float" office:value="0.289439181396097">
            <text:p>0.29</text:p>
          </table:table-cell>
          <table:table-cell table:formula="oooc:=([diff.AD5]-[diff.$AY5])/([diff.$AZ5]-[diff.$AY5])" office:value-type="float" office:value="0.292470500094538">
            <text:p>0.29</text:p>
          </table:table-cell>
          <table:table-cell table:formula="oooc:=([diff.AE5]-[diff.$AY5])/([diff.$AZ5]-[diff.$AY5])" office:value-type="float" office:value="0.180765173844798">
            <text:p>0.18</text:p>
          </table:table-cell>
          <table:table-cell table:formula="oooc:=([diff.AF5]-[diff.$AY5])/([diff.$AZ5]-[diff.$AY5])" office:value-type="float" office:value="0.118251003046751">
            <text:p>0.12</text:p>
          </table:table-cell>
          <table:table-cell table:formula="oooc:=([diff.AG5]-[diff.$AY5])/([diff.$AZ5]-[diff.$AY5])" office:value-type="float" office:value="0.27934217919651">
            <text:p>0.28</text:p>
          </table:table-cell>
          <table:table-cell table:formula="oooc:=([diff.AH5]-[diff.$AY5])/([diff.$AZ5]-[diff.$AY5])" office:value-type="float" office:value="0.269405368637894">
            <text:p>0.27</text:p>
          </table:table-cell>
          <table:table-cell table:formula="oooc:=([diff.AI5]-[diff.$AY5])/([diff.$AZ5]-[diff.$AY5])" office:value-type="float" office:value="0">
            <text:p>0</text:p>
          </table:table-cell>
          <table:table-cell table:formula="oooc:=([diff.AJ5]-[diff.$AY5])/([diff.$AZ5]-[diff.$AY5])" office:value-type="float" office:value="0.131919046537907">
            <text:p>0.13</text:p>
          </table:table-cell>
          <table:table-cell table:formula="oooc:=([diff.AK5]-[diff.$AY5])/([diff.$AZ5]-[diff.$AY5])" office:value-type="float" office:value="0.365448881612899">
            <text:p>0.37</text:p>
          </table:table-cell>
          <table:table-cell table:formula="oooc:=([diff.AL5]-[diff.$AY5])/([diff.$AZ5]-[diff.$AY5])" office:value-type="float" office:value="0.452326968384461">
            <text:p>0.45</text:p>
          </table:table-cell>
          <table:table-cell table:formula="oooc:=([diff.AM5]-[diff.$AY5])/([diff.$AZ5]-[diff.$AY5])" office:value-type="float" office:value="0.0699396693655967">
            <text:p>0.07</text:p>
          </table:table-cell>
          <table:table-cell table:formula="oooc:=([diff.AN5]-[diff.$AY5])/([diff.$AZ5]-[diff.$AY5])" office:value-type="float" office:value="0.188782149231082">
            <text:p>0.19</text:p>
          </table:table-cell>
          <table:table-cell table:formula="oooc:=([diff.AO5]-[diff.$AY5])/([diff.$AZ5]-[diff.$AY5])" office:value-type="float" office:value="0.179836062338826">
            <text:p>0.18</text:p>
          </table:table-cell>
          <table:table-cell table:formula="oooc:=([diff.AP5]-[diff.$AY5])/([diff.$AZ5]-[diff.$AY5])" office:value-type="float" office:value="0.207968178545646">
            <text:p>0.21</text:p>
          </table:table-cell>
          <table:table-cell table:formula="oooc:=([diff.AQ5]-[diff.$AY5])/([diff.$AZ5]-[diff.$AY5])" office:value-type="float" office:value="0.148933863035576">
            <text:p>0.15</text:p>
          </table:table-cell>
          <table:table-cell table:formula="oooc:=([diff.AR5]-[diff.$AY5])/([diff.$AZ5]-[diff.$AY5])" office:value-type="float" office:value="0.363531510924262">
            <text:p>0.36</text:p>
          </table:table-cell>
          <table:table-cell table:formula="oooc:=([diff.AS5]-[diff.$AY5])/([diff.$AZ5]-[diff.$AY5])" office:value-type="float" office:value="0.481126960498481">
            <text:p>0.48</text:p>
          </table:table-cell>
          <table:table-cell table:formula="oooc:=([diff.AT5]-[diff.$AY5])/([diff.$AZ5]-[diff.$AY5])" office:value-type="float" office:value="0.425609467570678">
            <text:p>0.43</text:p>
          </table:table-cell>
          <table:table-cell table:formula="oooc:=([diff.AU5]-[diff.$AY5])/([diff.$AZ5]-[diff.$AY5])" office:value-type="float" office:value="1">
            <text:p>1</text:p>
          </table:table-cell>
          <table:table-cell table:formula="oooc:=([diff.AV5]-[diff.$AY5])/([diff.$AZ5]-[diff.$AY5])" office:value-type="float" office:value="0.831443893491753">
            <text:p>0.83</text:p>
          </table:table-cell>
          <table:table-cell table:formula="oooc:=([diff.AW5]-[diff.$AY5])/([diff.$AZ5]-[diff.$AY5])" office:value-type="float" office:value="0.538460780157119">
            <text:p>0.54</text:p>
          </table:table-cell>
          <table:table-cell table:formula="oooc:=([diff.AX5]-[diff.$AY5])/([diff.$AZ5]-[diff.$AY5])" office:value-type="float" office:value="0.435728650150401">
            <text:p>0.44</text:p>
          </table:table-cell>
          <table:table-cell table:number-columns-repeated="206"/>
        </table:table-row>
        <table:table-row table:style-name="ro1">
          <table:table-cell table:formula="oooc:=([diff.A6]-[diff.$AY6])/([diff.$AZ6]-[diff.$AY6])" office:value-type="float" office:value="0.423620286036441">
            <text:p>0.42</text:p>
          </table:table-cell>
          <table:table-cell table:formula="oooc:=([diff.B6]-[diff.$AY6])/([diff.$AZ6]-[diff.$AY6])" office:value-type="float" office:value="0.423620286036441">
            <text:p>0.42</text:p>
          </table:table-cell>
          <table:table-cell table:formula="oooc:=([diff.C6]-[diff.$AY6])/([diff.$AZ6]-[diff.$AY6])" office:value-type="float" office:value="0.423620286036441">
            <text:p>0.42</text:p>
          </table:table-cell>
          <table:table-cell table:formula="oooc:=([diff.D6]-[diff.$AY6])/([diff.$AZ6]-[diff.$AY6])" office:value-type="float" office:value="0.423620286036441">
            <text:p>0.42</text:p>
          </table:table-cell>
          <table:table-cell table:formula="oooc:=([diff.E6]-[diff.$AY6])/([diff.$AZ6]-[diff.$AY6])" office:value-type="float" office:value="0.423620286036441">
            <text:p>0.42</text:p>
          </table:table-cell>
          <table:table-cell table:formula="oooc:=([diff.F6]-[diff.$AY6])/([diff.$AZ6]-[diff.$AY6])" office:value-type="float" office:value="0.480327140649688">
            <text:p>0.48</text:p>
          </table:table-cell>
          <table:table-cell table:formula="oooc:=([diff.G6]-[diff.$AY6])/([diff.$AZ6]-[diff.$AY6])" office:value-type="float" office:value="0.435629535786797">
            <text:p>0.44</text:p>
          </table:table-cell>
          <table:table-cell table:formula="oooc:=([diff.H6]-[diff.$AY6])/([diff.$AZ6]-[diff.$AY6])" office:value-type="float" office:value="0.431330315788158">
            <text:p>0.43</text:p>
          </table:table-cell>
          <table:table-cell table:formula="oooc:=([diff.I6]-[diff.$AY6])/([diff.$AZ6]-[diff.$AY6])" office:value-type="float" office:value="0.415394635547329">
            <text:p>0.42</text:p>
          </table:table-cell>
          <table:table-cell table:formula="oooc:=([diff.J6]-[diff.$AY6])/([diff.$AZ6]-[diff.$AY6])" office:value-type="float" office:value="0.444672180906922">
            <text:p>0.44</text:p>
          </table:table-cell>
          <table:table-cell table:formula="oooc:=([diff.K6]-[diff.$AY6])/([diff.$AZ6]-[diff.$AY6])" office:value-type="float" office:value="0.417401414317437">
            <text:p>0.42</text:p>
          </table:table-cell>
          <table:table-cell table:formula="oooc:=([diff.L6]-[diff.$AY6])/([diff.$AZ6]-[diff.$AY6])" office:value-type="float" office:value="0.473434105528949">
            <text:p>0.47</text:p>
          </table:table-cell>
          <table:table-cell table:formula="oooc:=([diff.M6]-[diff.$AY6])/([diff.$AZ6]-[diff.$AY6])" office:value-type="float" office:value="0.433781299681093">
            <text:p>0.43</text:p>
          </table:table-cell>
          <table:table-cell table:formula="oooc:=([diff.N6]-[diff.$AY6])/([diff.$AZ6]-[diff.$AY6])" office:value-type="float" office:value="0.460020824795786">
            <text:p>0.46</text:p>
          </table:table-cell>
          <table:table-cell table:formula="oooc:=([diff.O6]-[diff.$AY6])/([diff.$AZ6]-[diff.$AY6])" office:value-type="float" office:value="0.328267585740519">
            <text:p>0.33</text:p>
          </table:table-cell>
          <table:table-cell table:formula="oooc:=([diff.P6]-[diff.$AY6])/([diff.$AZ6]-[diff.$AY6])" office:value-type="float" office:value="0.17931746669253">
            <text:p>0.18</text:p>
          </table:table-cell>
          <table:table-cell table:formula="oooc:=([diff.Q6]-[diff.$AY6])/([diff.$AZ6]-[diff.$AY6])" office:value-type="float" office:value="0.383983191623793">
            <text:p>0.38</text:p>
          </table:table-cell>
          <table:table-cell table:formula="oooc:=([diff.R6]-[diff.$AY6])/([diff.$AZ6]-[diff.$AY6])" office:value-type="float" office:value="0.414291978458014">
            <text:p>0.41</text:p>
          </table:table-cell>
          <table:table-cell table:formula="oooc:=([diff.S6]-[diff.$AY6])/([diff.$AZ6]-[diff.$AY6])" office:value-type="float" office:value="0.365826485769015">
            <text:p>0.37</text:p>
          </table:table-cell>
          <table:table-cell table:formula="oooc:=([diff.T6]-[diff.$AY6])/([diff.$AZ6]-[diff.$AY6])" office:value-type="float" office:value="0.35886203503346">
            <text:p>0.36</text:p>
          </table:table-cell>
          <table:table-cell table:formula="oooc:=([diff.U6]-[diff.$AY6])/([diff.$AZ6]-[diff.$AY6])" office:value-type="float" office:value="0.373123733268486">
            <text:p>0.37</text:p>
          </table:table-cell>
          <table:table-cell table:formula="oooc:=([diff.V6]-[diff.$AY6])/([diff.$AZ6]-[diff.$AY6])" office:value-type="float" office:value="0.439460269353932">
            <text:p>0.44</text:p>
          </table:table-cell>
          <table:table-cell table:formula="oooc:=([diff.W6]-[diff.$AY6])/([diff.$AZ6]-[diff.$AY6])" office:value-type="float" office:value="0.550994319604541">
            <text:p>0.55</text:p>
          </table:table-cell>
          <table:table-cell table:formula="oooc:=([diff.X6]-[diff.$AY6])/([diff.$AZ6]-[diff.$AY6])" office:value-type="float" office:value="0.487774360943217">
            <text:p>0.49</text:p>
          </table:table-cell>
          <table:table-cell table:formula="oooc:=([diff.Y6]-[diff.$AY6])/([diff.$AZ6]-[diff.$AY6])" office:value-type="float" office:value="0.0742308181268852">
            <text:p>0.07</text:p>
          </table:table-cell>
          <table:table-cell table:formula="oooc:=([diff.Z6]-[diff.$AY6])/([diff.$AZ6]-[diff.$AY6])" office:value-type="float" office:value="0.113613672949902">
            <text:p>0.11</text:p>
          </table:table-cell>
          <table:table-cell table:formula="oooc:=([diff.AA6]-[diff.$AY6])/([diff.$AZ6]-[diff.$AY6])" office:value-type="float" office:value="0.512648419500108">
            <text:p>0.51</text:p>
          </table:table-cell>
          <table:table-cell table:formula="oooc:=([diff.AB6]-[diff.$AY6])/([diff.$AZ6]-[diff.$AY6])" office:value-type="float" office:value="0.846980619234787">
            <text:p>0.85</text:p>
          </table:table-cell>
          <table:table-cell table:formula="oooc:=([diff.AC6]-[diff.$AY6])/([diff.$AZ6]-[diff.$AY6])" office:value-type="float" office:value="0.62761756081896">
            <text:p>0.63</text:p>
          </table:table-cell>
          <table:table-cell table:formula="oooc:=([diff.AD6]-[diff.$AY6])/([diff.$AZ6]-[diff.$AY6])" office:value-type="float" office:value="0.0942757528302835">
            <text:p>0.09</text:p>
          </table:table-cell>
          <table:table-cell table:formula="oooc:=([diff.AE6]-[diff.$AY6])/([diff.$AZ6]-[diff.$AY6])" office:value-type="float" office:value="0.102414276268636">
            <text:p>0.1</text:p>
          </table:table-cell>
          <table:table-cell table:formula="oooc:=([diff.AF6]-[diff.$AY6])/([diff.$AZ6]-[diff.$AY6])" office:value-type="float" office:value="0.503628627380502">
            <text:p>0.5</text:p>
          </table:table-cell>
          <table:table-cell table:formula="oooc:=([diff.AG6]-[diff.$AY6])/([diff.$AZ6]-[diff.$AY6])" office:value-type="float" office:value="0.731145920672739">
            <text:p>0.73</text:p>
          </table:table-cell>
          <table:table-cell table:formula="oooc:=([diff.AH6]-[diff.$AY6])/([diff.$AZ6]-[diff.$AY6])" office:value-type="float" office:value="0.331414157720931">
            <text:p>0.33</text:p>
          </table:table-cell>
          <table:table-cell table:formula="oooc:=([diff.AI6]-[diff.$AY6])/([diff.$AZ6]-[diff.$AY6])" office:value-type="float" office:value="0.017268295612652">
            <text:p>0.02</text:p>
          </table:table-cell>
          <table:table-cell table:formula="oooc:=([diff.AJ6]-[diff.$AY6])/([diff.$AZ6]-[diff.$AY6])" office:value-type="float" office:value="0">
            <text:p>0</text:p>
          </table:table-cell>
          <table:table-cell table:formula="oooc:=([diff.AK6]-[diff.$AY6])/([diff.$AZ6]-[diff.$AY6])" office:value-type="float" office:value="0.280489111265872">
            <text:p>0.28</text:p>
          </table:table-cell>
          <table:table-cell table:formula="oooc:=([diff.AL6]-[diff.$AY6])/([diff.$AZ6]-[diff.$AY6])" office:value-type="float" office:value="0.478101830100434">
            <text:p>0.48</text:p>
          </table:table-cell>
          <table:table-cell table:formula="oooc:=([diff.AM6]-[diff.$AY6])/([diff.$AZ6]-[diff.$AY6])" office:value-type="float" office:value="0.112462453244474">
            <text:p>0.11</text:p>
          </table:table-cell>
          <table:table-cell table:formula="oooc:=([diff.AN6]-[diff.$AY6])/([diff.$AZ6]-[diff.$AY6])" office:value-type="float" office:value="0.427583852646738">
            <text:p>0.43</text:p>
          </table:table-cell>
          <table:table-cell table:formula="oooc:=([diff.AO6]-[diff.$AY6])/([diff.$AZ6]-[diff.$AY6])" office:value-type="float" office:value="0.22301525294756">
            <text:p>0.22</text:p>
          </table:table-cell>
          <table:table-cell table:formula="oooc:=([diff.AP6]-[diff.$AY6])/([diff.$AZ6]-[diff.$AY6])" office:value-type="float" office:value="0.213962609641772">
            <text:p>0.21</text:p>
          </table:table-cell>
          <table:table-cell table:formula="oooc:=([diff.AQ6]-[diff.$AY6])/([diff.$AZ6]-[diff.$AY6])" office:value-type="float" office:value="0.585369511532731">
            <text:p>0.59</text:p>
          </table:table-cell>
          <table:table-cell table:formula="oooc:=([diff.AR6]-[diff.$AY6])/([diff.$AZ6]-[diff.$AY6])" office:value-type="float" office:value="0.558417258585052">
            <text:p>0.56</text:p>
          </table:table-cell>
          <table:table-cell table:formula="oooc:=([diff.AS6]-[diff.$AY6])/([diff.$AZ6]-[diff.$AY6])" office:value-type="float" office:value="0.586503591493938">
            <text:p>0.59</text:p>
          </table:table-cell>
          <table:table-cell table:formula="oooc:=([diff.AT6]-[diff.$AY6])/([diff.$AZ6]-[diff.$AY6])" office:value-type="float" office:value="0.427625273703079">
            <text:p>0.43</text:p>
          </table:table-cell>
          <table:table-cell table:formula="oooc:=([diff.AU6]-[diff.$AY6])/([diff.$AZ6]-[diff.$AY6])" office:value-type="float" office:value="1">
            <text:p>1</text:p>
          </table:table-cell>
          <table:table-cell table:formula="oooc:=([diff.AV6]-[diff.$AY6])/([diff.$AZ6]-[diff.$AY6])" office:value-type="float" office:value="0.974091843338804">
            <text:p>0.97</text:p>
          </table:table-cell>
          <table:table-cell table:formula="oooc:=([diff.AW6]-[diff.$AY6])/([diff.$AZ6]-[diff.$AY6])" office:value-type="float" office:value="0.755404376634545">
            <text:p>0.76</text:p>
          </table:table-cell>
          <table:table-cell table:formula="oooc:=([diff.AX6]-[diff.$AY6])/([diff.$AZ6]-[diff.$AY6])" office:value-type="float" office:value="0.610754905897995">
            <text:p>0.61</text:p>
          </table:table-cell>
          <table:table-cell table:number-columns-repeated="206"/>
        </table:table-row>
        <table:table-row table:style-name="ro1">
          <table:table-cell table:formula="oooc:=([diff.A7]-[diff.$AY7])/([diff.$AZ7]-[diff.$AY7])" office:value-type="float" office:value="0.419122944005387">
            <text:p>0.42</text:p>
          </table:table-cell>
          <table:table-cell table:formula="oooc:=([diff.B7]-[diff.$AY7])/([diff.$AZ7]-[diff.$AY7])" office:value-type="float" office:value="0.419122944005387">
            <text:p>0.42</text:p>
          </table:table-cell>
          <table:table-cell table:formula="oooc:=([diff.C7]-[diff.$AY7])/([diff.$AZ7]-[diff.$AY7])" office:value-type="float" office:value="0.419122944005387">
            <text:p>0.42</text:p>
          </table:table-cell>
          <table:table-cell table:formula="oooc:=([diff.D7]-[diff.$AY7])/([diff.$AZ7]-[diff.$AY7])" office:value-type="float" office:value="0.419122944005387">
            <text:p>0.42</text:p>
          </table:table-cell>
          <table:table-cell table:formula="oooc:=([diff.E7]-[diff.$AY7])/([diff.$AZ7]-[diff.$AY7])" office:value-type="float" office:value="0.419122944005387">
            <text:p>0.42</text:p>
          </table:table-cell>
          <table:table-cell table:formula="oooc:=([diff.F7]-[diff.$AY7])/([diff.$AZ7]-[diff.$AY7])" office:value-type="float" office:value="0.446950958413159">
            <text:p>0.45</text:p>
          </table:table-cell>
          <table:table-cell table:formula="oooc:=([diff.G7]-[diff.$AY7])/([diff.$AZ7]-[diff.$AY7])" office:value-type="float" office:value="0.444440946070779">
            <text:p>0.44</text:p>
          </table:table-cell>
          <table:table-cell table:formula="oooc:=([diff.H7]-[diff.$AY7])/([diff.$AZ7]-[diff.$AY7])" office:value-type="float" office:value="0.432992871714985">
            <text:p>0.43</text:p>
          </table:table-cell>
          <table:table-cell table:formula="oooc:=([diff.I7]-[diff.$AY7])/([diff.$AZ7]-[diff.$AY7])" office:value-type="float" office:value="0.435150248103507">
            <text:p>0.44</text:p>
          </table:table-cell>
          <table:table-cell table:formula="oooc:=([diff.J7]-[diff.$AY7])/([diff.$AZ7]-[diff.$AY7])" office:value-type="float" office:value="0.42387849172458">
            <text:p>0.42</text:p>
          </table:table-cell>
          <table:table-cell table:formula="oooc:=([diff.K7]-[diff.$AY7])/([diff.$AZ7]-[diff.$AY7])" office:value-type="float" office:value="0.41965189793599">
            <text:p>0.42</text:p>
          </table:table-cell>
          <table:table-cell table:formula="oooc:=([diff.L7]-[diff.$AY7])/([diff.$AZ7]-[diff.$AY7])" office:value-type="float" office:value="0.451530188155526">
            <text:p>0.45</text:p>
          </table:table-cell>
          <table:table-cell table:formula="oooc:=([diff.M7]-[diff.$AY7])/([diff.$AZ7]-[diff.$AY7])" office:value-type="float" office:value="0.428854436914849">
            <text:p>0.43</text:p>
          </table:table-cell>
          <table:table-cell table:formula="oooc:=([diff.N7]-[diff.$AY7])/([diff.$AZ7]-[diff.$AY7])" office:value-type="float" office:value="0.437836578422633">
            <text:p>0.44</text:p>
          </table:table-cell>
          <table:table-cell table:formula="oooc:=([diff.O7]-[diff.$AY7])/([diff.$AZ7]-[diff.$AY7])" office:value-type="float" office:value="0.266296818719065">
            <text:p>0.27</text:p>
          </table:table-cell>
          <table:table-cell table:formula="oooc:=([diff.P7]-[diff.$AY7])/([diff.$AZ7]-[diff.$AY7])" office:value-type="float" office:value="0.23961487116132">
            <text:p>0.24</text:p>
          </table:table-cell>
          <table:table-cell table:formula="oooc:=([diff.Q7]-[diff.$AY7])/([diff.$AZ7]-[diff.$AY7])" office:value-type="float" office:value="0.382844260848898">
            <text:p>0.38</text:p>
          </table:table-cell>
          <table:table-cell table:formula="oooc:=([diff.R7]-[diff.$AY7])/([diff.$AZ7]-[diff.$AY7])" office:value-type="float" office:value="0.406883957581887">
            <text:p>0.41</text:p>
          </table:table-cell>
          <table:table-cell table:formula="oooc:=([diff.S7]-[diff.$AY7])/([diff.$AZ7]-[diff.$AY7])" office:value-type="float" office:value="0.508990957405491">
            <text:p>0.51</text:p>
          </table:table-cell>
          <table:table-cell table:formula="oooc:=([diff.T7]-[diff.$AY7])/([diff.$AZ7]-[diff.$AY7])" office:value-type="float" office:value="0.418111634466566">
            <text:p>0.42</text:p>
          </table:table-cell>
          <table:table-cell table:formula="oooc:=([diff.U7]-[diff.$AY7])/([diff.$AZ7]-[diff.$AY7])" office:value-type="float" office:value="0.376022014557651">
            <text:p>0.38</text:p>
          </table:table-cell>
          <table:table-cell table:formula="oooc:=([diff.V7]-[diff.$AY7])/([diff.$AZ7]-[diff.$AY7])" office:value-type="float" office:value="0.521675776427211">
            <text:p>0.52</text:p>
          </table:table-cell>
          <table:table-cell table:formula="oooc:=([diff.W7]-[diff.$AY7])/([diff.$AZ7]-[diff.$AY7])" office:value-type="float" office:value="0.617531044556771">
            <text:p>0.62</text:p>
          </table:table-cell>
          <table:table-cell table:formula="oooc:=([diff.X7]-[diff.$AY7])/([diff.$AZ7]-[diff.$AY7])" office:value-type="float" office:value="0.404254300897004">
            <text:p>0.4</text:p>
          </table:table-cell>
          <table:table-cell table:formula="oooc:=([diff.Y7]-[diff.$AY7])/([diff.$AZ7]-[diff.$AY7])" office:value-type="float" office:value="0.489376841891649">
            <text:p>0.49</text:p>
          </table:table-cell>
          <table:table-cell table:formula="oooc:=([diff.Z7]-[diff.$AY7])/([diff.$AZ7]-[diff.$AY7])" office:value-type="float" office:value="0.196835092314414">
            <text:p>0.2</text:p>
          </table:table-cell>
          <table:table-cell table:formula="oooc:=([diff.AA7]-[diff.$AY7])/([diff.$AZ7]-[diff.$AY7])" office:value-type="float" office:value="0.26099342585995">
            <text:p>0.26</text:p>
          </table:table-cell>
          <table:table-cell table:formula="oooc:=([diff.AB7]-[diff.$AY7])/([diff.$AZ7]-[diff.$AY7])" office:value-type="float" office:value="0.527947658746969">
            <text:p>0.53</text:p>
          </table:table-cell>
          <table:table-cell table:formula="oooc:=([diff.AC7]-[diff.$AY7])/([diff.$AZ7]-[diff.$AY7])" office:value-type="float" office:value="0.933334172939692">
            <text:p>0.93</text:p>
          </table:table-cell>
          <table:table-cell table:formula="oooc:=([diff.AD7]-[diff.$AY7])/([diff.$AZ7]-[diff.$AY7])" office:value-type="float" office:value="0.2505516233847">
            <text:p>0.25</text:p>
          </table:table-cell>
          <table:table-cell table:formula="oooc:=([diff.AE7]-[diff.$AY7])/([diff.$AZ7]-[diff.$AY7])" office:value-type="float" office:value="0.13351678798723">
            <text:p>0.13</text:p>
          </table:table-cell>
          <table:table-cell table:formula="oooc:=([diff.AF7]-[diff.$AY7])/([diff.$AZ7]-[diff.$AY7])" office:value-type="float" office:value="0.336519231254625">
            <text:p>0.34</text:p>
          </table:table-cell>
          <table:table-cell table:formula="oooc:=([diff.AG7]-[diff.$AY7])/([diff.$AZ7]-[diff.$AY7])" office:value-type="float" office:value="0.494020301752303">
            <text:p>0.49</text:p>
          </table:table-cell>
          <table:table-cell table:formula="oooc:=([diff.AH7]-[diff.$AY7])/([diff.$AZ7]-[diff.$AY7])" office:value-type="float" office:value="0.376226039643258">
            <text:p>0.38</text:p>
          </table:table-cell>
          <table:table-cell table:formula="oooc:=([diff.AI7]-[diff.$AY7])/([diff.$AZ7]-[diff.$AY7])" office:value-type="float" office:value="0.0821175789040933">
            <text:p>0.08</text:p>
          </table:table-cell>
          <table:table-cell table:formula="oooc:=([diff.AJ7]-[diff.$AY7])/([diff.$AZ7]-[diff.$AY7])" office:value-type="float" office:value="0">
            <text:p>0</text:p>
          </table:table-cell>
          <table:table-cell table:formula="oooc:=([diff.AK7]-[diff.$AY7])/([diff.$AZ7]-[diff.$AY7])" office:value-type="float" office:value="0.429426210925304">
            <text:p>0.43</text:p>
          </table:table-cell>
          <table:table-cell table:formula="oooc:=([diff.AL7]-[diff.$AY7])/([diff.$AZ7]-[diff.$AY7])" office:value-type="float" office:value="0.407639606050969">
            <text:p>0.41</text:p>
          </table:table-cell>
          <table:table-cell table:formula="oooc:=([diff.AM7]-[diff.$AY7])/([diff.$AZ7]-[diff.$AY7])" office:value-type="float" office:value="0.214293090855518">
            <text:p>0.21</text:p>
          </table:table-cell>
          <table:table-cell table:formula="oooc:=([diff.AN7]-[diff.$AY7])/([diff.$AZ7]-[diff.$AY7])" office:value-type="float" office:value="0.519279111355479">
            <text:p>0.52</text:p>
          </table:table-cell>
          <table:table-cell table:formula="oooc:=([diff.AO7]-[diff.$AY7])/([diff.$AZ7]-[diff.$AY7])" office:value-type="float" office:value="0.0809387672848454">
            <text:p>0.08</text:p>
          </table:table-cell>
          <table:table-cell table:formula="oooc:=([diff.AP7]-[diff.$AY7])/([diff.$AZ7]-[diff.$AY7])" office:value-type="float" office:value="0.429242336461696">
            <text:p>0.43</text:p>
          </table:table-cell>
          <table:table-cell table:formula="oooc:=([diff.AQ7]-[diff.$AY7])/([diff.$AZ7]-[diff.$AY7])" office:value-type="float" office:value="0.130106294552704">
            <text:p>0.13</text:p>
          </table:table-cell>
          <table:table-cell table:formula="oooc:=([diff.AR7]-[diff.$AY7])/([diff.$AZ7]-[diff.$AY7])" office:value-type="float" office:value="0.451021384852678">
            <text:p>0.45</text:p>
          </table:table-cell>
          <table:table-cell table:formula="oooc:=([diff.AS7]-[diff.$AY7])/([diff.$AZ7]-[diff.$AY7])" office:value-type="float" office:value="0.604404171176547">
            <text:p>0.6</text:p>
          </table:table-cell>
          <table:table-cell table:formula="oooc:=([diff.AT7]-[diff.$AY7])/([diff.$AZ7]-[diff.$AY7])" office:value-type="float" office:value="0.161819601521543">
            <text:p>0.16</text:p>
          </table:table-cell>
          <table:table-cell table:formula="oooc:=([diff.AU7]-[diff.$AY7])/([diff.$AZ7]-[diff.$AY7])" office:value-type="float" office:value="1">
            <text:p>1</text:p>
          </table:table-cell>
          <table:table-cell table:formula="oooc:=([diff.AV7]-[diff.$AY7])/([diff.$AZ7]-[diff.$AY7])" office:value-type="float" office:value="0.939434774941429">
            <text:p>0.94</text:p>
          </table:table-cell>
          <table:table-cell table:formula="oooc:=([diff.AW7]-[diff.$AY7])/([diff.$AZ7]-[diff.$AY7])" office:value-type="float" office:value="0.978379637787982">
            <text:p>0.98</text:p>
          </table:table-cell>
          <table:table-cell table:formula="oooc:=([diff.AX7]-[diff.$AY7])/([diff.$AZ7]-[diff.$AY7])" office:value-type="float" office:value="0.369596483714633">
            <text:p>0.37</text:p>
          </table:table-cell>
          <table:table-cell table:number-columns-repeated="206"/>
        </table:table-row>
        <table:table-row table:style-name="ro1">
          <table:table-cell table:formula="oooc:=([diff.A8]-[diff.$AY8])/([diff.$AZ8]-[diff.$AY8])" office:value-type="float" office:value="0.470191476543154">
            <text:p>0.47</text:p>
          </table:table-cell>
          <table:table-cell table:formula="oooc:=([diff.B8]-[diff.$AY8])/([diff.$AZ8]-[diff.$AY8])" office:value-type="float" office:value="0.470191476543154">
            <text:p>0.47</text:p>
          </table:table-cell>
          <table:table-cell table:formula="oooc:=([diff.C8]-[diff.$AY8])/([diff.$AZ8]-[diff.$AY8])" office:value-type="float" office:value="0.470191476543154">
            <text:p>0.47</text:p>
          </table:table-cell>
          <table:table-cell table:formula="oooc:=([diff.D8]-[diff.$AY8])/([diff.$AZ8]-[diff.$AY8])" office:value-type="float" office:value="0.470191476543154">
            <text:p>0.47</text:p>
          </table:table-cell>
          <table:table-cell table:formula="oooc:=([diff.E8]-[diff.$AY8])/([diff.$AZ8]-[diff.$AY8])" office:value-type="float" office:value="0.470191476543154">
            <text:p>0.47</text:p>
          </table:table-cell>
          <table:table-cell table:formula="oooc:=([diff.F8]-[diff.$AY8])/([diff.$AZ8]-[diff.$AY8])" office:value-type="float" office:value="0.500887096069711">
            <text:p>0.5</text:p>
          </table:table-cell>
          <table:table-cell table:formula="oooc:=([diff.G8]-[diff.$AY8])/([diff.$AZ8]-[diff.$AY8])" office:value-type="float" office:value="0.472492163693352">
            <text:p>0.47</text:p>
          </table:table-cell>
          <table:table-cell table:formula="oooc:=([diff.H8]-[diff.$AY8])/([diff.$AZ8]-[diff.$AY8])" office:value-type="float" office:value="0.486443844897595">
            <text:p>0.49</text:p>
          </table:table-cell>
          <table:table-cell table:formula="oooc:=([diff.I8]-[diff.$AY8])/([diff.$AZ8]-[diff.$AY8])" office:value-type="float" office:value="0.469739197247611">
            <text:p>0.47</text:p>
          </table:table-cell>
          <table:table-cell table:formula="oooc:=([diff.J8]-[diff.$AY8])/([diff.$AZ8]-[diff.$AY8])" office:value-type="float" office:value="0.481296766813925">
            <text:p>0.48</text:p>
          </table:table-cell>
          <table:table-cell table:formula="oooc:=([diff.K8]-[diff.$AY8])/([diff.$AZ8]-[diff.$AY8])" office:value-type="float" office:value="0.473529437444575">
            <text:p>0.47</text:p>
          </table:table-cell>
          <table:table-cell table:formula="oooc:=([diff.L8]-[diff.$AY8])/([diff.$AZ8]-[diff.$AY8])" office:value-type="float" office:value="0.495474587665959">
            <text:p>0.5</text:p>
          </table:table-cell>
          <table:table-cell table:formula="oooc:=([diff.M8]-[diff.$AY8])/([diff.$AZ8]-[diff.$AY8])" office:value-type="float" office:value="0.463594136085125">
            <text:p>0.46</text:p>
          </table:table-cell>
          <table:table-cell table:formula="oooc:=([diff.N8]-[diff.$AY8])/([diff.$AZ8]-[diff.$AY8])" office:value-type="float" office:value="0.453884974373427">
            <text:p>0.45</text:p>
          </table:table-cell>
          <table:table-cell table:formula="oooc:=([diff.O8]-[diff.$AY8])/([diff.$AZ8]-[diff.$AY8])" office:value-type="float" office:value="0.331121705040153">
            <text:p>0.33</text:p>
          </table:table-cell>
          <table:table-cell table:formula="oooc:=([diff.P8]-[diff.$AY8])/([diff.$AZ8]-[diff.$AY8])" office:value-type="float" office:value="0.377764971928853">
            <text:p>0.38</text:p>
          </table:table-cell>
          <table:table-cell table:formula="oooc:=([diff.Q8]-[diff.$AY8])/([diff.$AZ8]-[diff.$AY8])" office:value-type="float" office:value="0.443669399551092">
            <text:p>0.44</text:p>
          </table:table-cell>
          <table:table-cell table:formula="oooc:=([diff.R8]-[diff.$AY8])/([diff.$AZ8]-[diff.$AY8])" office:value-type="float" office:value="0.44900332660965">
            <text:p>0.45</text:p>
          </table:table-cell>
          <table:table-cell table:formula="oooc:=([diff.S8]-[diff.$AY8])/([diff.$AZ8]-[diff.$AY8])" office:value-type="float" office:value="0.545175541992775">
            <text:p>0.55</text:p>
          </table:table-cell>
          <table:table-cell table:formula="oooc:=([diff.T8]-[diff.$AY8])/([diff.$AZ8]-[diff.$AY8])" office:value-type="float" office:value="0.474832141516224">
            <text:p>0.47</text:p>
          </table:table-cell>
          <table:table-cell table:formula="oooc:=([diff.U8]-[diff.$AY8])/([diff.$AZ8]-[diff.$AY8])" office:value-type="float" office:value="0.411906819987364">
            <text:p>0.41</text:p>
          </table:table-cell>
          <table:table-cell table:formula="oooc:=([diff.V8]-[diff.$AY8])/([diff.$AZ8]-[diff.$AY8])" office:value-type="float" office:value="0.434780976329018">
            <text:p>0.43</text:p>
          </table:table-cell>
          <table:table-cell table:formula="oooc:=([diff.W8]-[diff.$AY8])/([diff.$AZ8]-[diff.$AY8])" office:value-type="float" office:value="0.576746033824661">
            <text:p>0.58</text:p>
          </table:table-cell>
          <table:table-cell table:formula="oooc:=([diff.X8]-[diff.$AY8])/([diff.$AZ8]-[diff.$AY8])" office:value-type="float" office:value="0.537958282037309">
            <text:p>0.54</text:p>
          </table:table-cell>
          <table:table-cell table:formula="oooc:=([diff.Y8]-[diff.$AY8])/([diff.$AZ8]-[diff.$AY8])" office:value-type="float" office:value="0.199896971123904">
            <text:p>0.2</text:p>
          </table:table-cell>
          <table:table-cell table:formula="oooc:=([diff.Z8]-[diff.$AY8])/([diff.$AZ8]-[diff.$AY8])" office:value-type="float" office:value="0.278622381710441">
            <text:p>0.28</text:p>
          </table:table-cell>
          <table:table-cell table:formula="oooc:=([diff.AA8]-[diff.$AY8])/([diff.$AZ8]-[diff.$AY8])" office:value-type="float" office:value="0.623525508375629">
            <text:p>0.62</text:p>
          </table:table-cell>
          <table:table-cell table:formula="oooc:=([diff.AB8]-[diff.$AY8])/([diff.$AZ8]-[diff.$AY8])" office:value-type="float" office:value="1">
            <text:p>1</text:p>
          </table:table-cell>
          <table:table-cell table:formula="oooc:=([diff.AC8]-[diff.$AY8])/([diff.$AZ8]-[diff.$AY8])" office:value-type="float" office:value="0.561077786800014">
            <text:p>0.56</text:p>
          </table:table-cell>
          <table:table-cell table:formula="oooc:=([diff.AD8]-[diff.$AY8])/([diff.$AZ8]-[diff.$AY8])" office:value-type="float" office:value="0.231423806655405">
            <text:p>0.23</text:p>
          </table:table-cell>
          <table:table-cell table:formula="oooc:=([diff.AE8]-[diff.$AY8])/([diff.$AZ8]-[diff.$AY8])" office:value-type="float" office:value="0.244332975350059">
            <text:p>0.24</text:p>
          </table:table-cell>
          <table:table-cell table:formula="oooc:=([diff.AF8]-[diff.$AY8])/([diff.$AZ8]-[diff.$AY8])" office:value-type="float" office:value="0.688789934600827">
            <text:p>0.69</text:p>
          </table:table-cell>
          <table:table-cell table:formula="oooc:=([diff.AG8]-[diff.$AY8])/([diff.$AZ8]-[diff.$AY8])" office:value-type="float" office:value="0.543457229921935">
            <text:p>0.54</text:p>
          </table:table-cell>
          <table:table-cell table:formula="oooc:=([diff.AH8]-[diff.$AY8])/([diff.$AZ8]-[diff.$AY8])" office:value-type="float" office:value="0.606221023125903">
            <text:p>0.61</text:p>
          </table:table-cell>
          <table:table-cell table:formula="oooc:=([diff.AI8]-[diff.$AY8])/([diff.$AZ8]-[diff.$AY8])" office:value-type="float" office:value="0">
            <text:p>0</text:p>
          </table:table-cell>
          <table:table-cell table:formula="oooc:=([diff.AJ8]-[diff.$AY8])/([diff.$AZ8]-[diff.$AY8])" office:value-type="float" office:value="0.0154805249243313">
            <text:p>0.02</text:p>
          </table:table-cell>
          <table:table-cell table:formula="oooc:=([diff.AK8]-[diff.$AY8])/([diff.$AZ8]-[diff.$AY8])" office:value-type="float" office:value="0.673442124839494">
            <text:p>0.67</text:p>
          </table:table-cell>
          <table:table-cell table:formula="oooc:=([diff.AL8]-[diff.$AY8])/([diff.$AZ8]-[diff.$AY8])" office:value-type="float" office:value="0.452859051261121">
            <text:p>0.45</text:p>
          </table:table-cell>
          <table:table-cell table:formula="oooc:=([diff.AM8]-[diff.$AY8])/([diff.$AZ8]-[diff.$AY8])" office:value-type="float" office:value="0.408050222210503">
            <text:p>0.41</text:p>
          </table:table-cell>
          <table:table-cell table:formula="oooc:=([diff.AN8]-[diff.$AY8])/([diff.$AZ8]-[diff.$AY8])" office:value-type="float" office:value="0.539903606881138">
            <text:p>0.54</text:p>
          </table:table-cell>
          <table:table-cell table:formula="oooc:=([diff.AO8]-[diff.$AY8])/([diff.$AZ8]-[diff.$AY8])" office:value-type="float" office:value="0.224723437320517">
            <text:p>0.22</text:p>
          </table:table-cell>
          <table:table-cell table:formula="oooc:=([diff.AP8]-[diff.$AY8])/([diff.$AZ8]-[diff.$AY8])" office:value-type="float" office:value="0.52416201727302">
            <text:p>0.52</text:p>
          </table:table-cell>
          <table:table-cell table:formula="oooc:=([diff.AQ8]-[diff.$AY8])/([diff.$AZ8]-[diff.$AY8])" office:value-type="float" office:value="0.45616819900206">
            <text:p>0.46</text:p>
          </table:table-cell>
          <table:table-cell table:formula="oooc:=([diff.AR8]-[diff.$AY8])/([diff.$AZ8]-[diff.$AY8])" office:value-type="float" office:value="0.316859190962221">
            <text:p>0.32</text:p>
          </table:table-cell>
          <table:table-cell table:formula="oooc:=([diff.AS8]-[diff.$AY8])/([diff.$AZ8]-[diff.$AY8])" office:value-type="float" office:value="0.5109769407393">
            <text:p>0.51</text:p>
          </table:table-cell>
          <table:table-cell table:formula="oooc:=([diff.AT8]-[diff.$AY8])/([diff.$AZ8]-[diff.$AY8])" office:value-type="float" office:value="0.196092760909717">
            <text:p>0.2</text:p>
          </table:table-cell>
          <table:table-cell table:formula="oooc:=([diff.AU8]-[diff.$AY8])/([diff.$AZ8]-[diff.$AY8])" office:value-type="float" office:value="0.937025783410786">
            <text:p>0.94</text:p>
          </table:table-cell>
          <table:table-cell table:formula="oooc:=([diff.AV8]-[diff.$AY8])/([diff.$AZ8]-[diff.$AY8])" office:value-type="float" office:value="0.779957391447564">
            <text:p>0.78</text:p>
          </table:table-cell>
          <table:table-cell table:formula="oooc:=([diff.AW8]-[diff.$AY8])/([diff.$AZ8]-[diff.$AY8])" office:value-type="float" office:value="0.788168268854899">
            <text:p>0.79</text:p>
          </table:table-cell>
          <table:table-cell table:formula="oooc:=([diff.AX8]-[diff.$AY8])/([diff.$AZ8]-[diff.$AY8])" office:value-type="float" office:value="0.477097903624893">
            <text:p>0.48</text:p>
          </table:table-cell>
          <table:table-cell table:number-columns-repeated="206"/>
        </table:table-row>
        <table:table-row table:style-name="ro1">
          <table:table-cell table:formula="oooc:=([diff.A9]-[diff.$AY9])/([diff.$AZ9]-[diff.$AY9])" office:value-type="float" office:value="0.521098236244898">
            <text:p>0.52</text:p>
          </table:table-cell>
          <table:table-cell table:formula="oooc:=([diff.B9]-[diff.$AY9])/([diff.$AZ9]-[diff.$AY9])" office:value-type="float" office:value="0.521098236244898">
            <text:p>0.52</text:p>
          </table:table-cell>
          <table:table-cell table:formula="oooc:=([diff.C9]-[diff.$AY9])/([diff.$AZ9]-[diff.$AY9])" office:value-type="float" office:value="0.521098236244898">
            <text:p>0.52</text:p>
          </table:table-cell>
          <table:table-cell table:formula="oooc:=([diff.D9]-[diff.$AY9])/([diff.$AZ9]-[diff.$AY9])" office:value-type="float" office:value="0.521098236244898">
            <text:p>0.52</text:p>
          </table:table-cell>
          <table:table-cell table:formula="oooc:=([diff.E9]-[diff.$AY9])/([diff.$AZ9]-[diff.$AY9])" office:value-type="float" office:value="0.521098236244898">
            <text:p>0.52</text:p>
          </table:table-cell>
          <table:table-cell table:formula="oooc:=([diff.F9]-[diff.$AY9])/([diff.$AZ9]-[diff.$AY9])" office:value-type="float" office:value="0.489962196983652">
            <text:p>0.49</text:p>
          </table:table-cell>
          <table:table-cell table:formula="oooc:=([diff.G9]-[diff.$AY9])/([diff.$AZ9]-[diff.$AY9])" office:value-type="float" office:value="0.52502302359914">
            <text:p>0.53</text:p>
          </table:table-cell>
          <table:table-cell table:formula="oooc:=([diff.H9]-[diff.$AY9])/([diff.$AZ9]-[diff.$AY9])" office:value-type="float" office:value="0.522406498696287">
            <text:p>0.52</text:p>
          </table:table-cell>
          <table:table-cell table:formula="oooc:=([diff.I9]-[diff.$AY9])/([diff.$AZ9]-[diff.$AY9])" office:value-type="float" office:value="0.532807033414453">
            <text:p>0.53</text:p>
          </table:table-cell>
          <table:table-cell table:formula="oooc:=([diff.J9]-[diff.$AY9])/([diff.$AZ9]-[diff.$AY9])" office:value-type="float" office:value="0.525185114585002">
            <text:p>0.53</text:p>
          </table:table-cell>
          <table:table-cell table:formula="oooc:=([diff.K9]-[diff.$AY9])/([diff.$AZ9]-[diff.$AY9])" office:value-type="float" office:value="0.521704104424279">
            <text:p>0.52</text:p>
          </table:table-cell>
          <table:table-cell table:formula="oooc:=([diff.L9]-[diff.$AY9])/([diff.$AZ9]-[diff.$AY9])" office:value-type="float" office:value="0.51456845855237">
            <text:p>0.51</text:p>
          </table:table-cell>
          <table:table-cell table:formula="oooc:=([diff.M9]-[diff.$AY9])/([diff.$AZ9]-[diff.$AY9])" office:value-type="float" office:value="0.508687044803254">
            <text:p>0.51</text:p>
          </table:table-cell>
          <table:table-cell table:formula="oooc:=([diff.N9]-[diff.$AY9])/([diff.$AZ9]-[diff.$AY9])" office:value-type="float" office:value="0.524266598998572">
            <text:p>0.52</text:p>
          </table:table-cell>
          <table:table-cell table:formula="oooc:=([diff.O9]-[diff.$AY9])/([diff.$AZ9]-[diff.$AY9])" office:value-type="float" office:value="0.468277215654277">
            <text:p>0.47</text:p>
          </table:table-cell>
          <table:table-cell table:formula="oooc:=([diff.P9]-[diff.$AY9])/([diff.$AZ9]-[diff.$AY9])" office:value-type="float" office:value="0.312184203353881">
            <text:p>0.31</text:p>
          </table:table-cell>
          <table:table-cell table:formula="oooc:=([diff.Q9]-[diff.$AY9])/([diff.$AZ9]-[diff.$AY9])" office:value-type="float" office:value="0.522861810454335">
            <text:p>0.52</text:p>
          </table:table-cell>
          <table:table-cell table:formula="oooc:=([diff.R9]-[diff.$AY9])/([diff.$AZ9]-[diff.$AY9])" office:value-type="float" office:value="0.508914700682315">
            <text:p>0.51</text:p>
          </table:table-cell>
          <table:table-cell table:formula="oooc:=([diff.S9]-[diff.$AY9])/([diff.$AZ9]-[diff.$AY9])" office:value-type="float" office:value="0.582486402874252">
            <text:p>0.58</text:p>
          </table:table-cell>
          <table:table-cell table:formula="oooc:=([diff.T9]-[diff.$AY9])/([diff.$AZ9]-[diff.$AY9])" office:value-type="float" office:value="0.516602184405194">
            <text:p>0.52</text:p>
          </table:table-cell>
          <table:table-cell table:formula="oooc:=([diff.U9]-[diff.$AY9])/([diff.$AZ9]-[diff.$AY9])" office:value-type="float" office:value="0.390522109029426">
            <text:p>0.39</text:p>
          </table:table-cell>
          <table:table-cell table:formula="oooc:=([diff.V9]-[diff.$AY9])/([diff.$AZ9]-[diff.$AY9])" office:value-type="float" office:value="0.467825546390498">
            <text:p>0.47</text:p>
          </table:table-cell>
          <table:table-cell table:formula="oooc:=([diff.W9]-[diff.$AY9])/([diff.$AZ9]-[diff.$AY9])" office:value-type="float" office:value="0.602943863704232">
            <text:p>0.6</text:p>
          </table:table-cell>
          <table:table-cell table:formula="oooc:=([diff.X9]-[diff.$AY9])/([diff.$AZ9]-[diff.$AY9])" office:value-type="float" office:value="0.503538379444698">
            <text:p>0.5</text:p>
          </table:table-cell>
          <table:table-cell table:formula="oooc:=([diff.Y9]-[diff.$AY9])/([diff.$AZ9]-[diff.$AY9])" office:value-type="float" office:value="0.230541948479217">
            <text:p>0.23</text:p>
          </table:table-cell>
          <table:table-cell table:formula="oooc:=([diff.Z9]-[diff.$AY9])/([diff.$AZ9]-[diff.$AY9])" office:value-type="float" office:value="0.290749339950197">
            <text:p>0.29</text:p>
          </table:table-cell>
          <table:table-cell table:formula="oooc:=([diff.AA9]-[diff.$AY9])/([diff.$AZ9]-[diff.$AY9])" office:value-type="float" office:value="0.57920876530119">
            <text:p>0.58</text:p>
          </table:table-cell>
          <table:table-cell table:formula="oooc:=([diff.AB9]-[diff.$AY9])/([diff.$AZ9]-[diff.$AY9])" office:value-type="float" office:value="0.990927154372178">
            <text:p>0.99</text:p>
          </table:table-cell>
          <table:table-cell table:formula="oooc:=([diff.AC9]-[diff.$AY9])/([diff.$AZ9]-[diff.$AY9])" office:value-type="float" office:value="0.599940627349479">
            <text:p>0.6</text:p>
          </table:table-cell>
          <table:table-cell table:formula="oooc:=([diff.AD9]-[diff.$AY9])/([diff.$AZ9]-[diff.$AY9])" office:value-type="float" office:value="0.277265434007703">
            <text:p>0.28</text:p>
          </table:table-cell>
          <table:table-cell table:formula="oooc:=([diff.AE9]-[diff.$AY9])/([diff.$AZ9]-[diff.$AY9])" office:value-type="float" office:value="0.395977958057247">
            <text:p>0.4</text:p>
          </table:table-cell>
          <table:table-cell table:formula="oooc:=([diff.AF9]-[diff.$AY9])/([diff.$AZ9]-[diff.$AY9])" office:value-type="float" office:value="0.615885645114958">
            <text:p>0.62</text:p>
          </table:table-cell>
          <table:table-cell table:formula="oooc:=([diff.AG9]-[diff.$AY9])/([diff.$AZ9]-[diff.$AY9])" office:value-type="float" office:value="0.585614091110327">
            <text:p>0.59</text:p>
          </table:table-cell>
          <table:table-cell table:formula="oooc:=([diff.AH9]-[diff.$AY9])/([diff.$AZ9]-[diff.$AY9])" office:value-type="float" office:value="0.474257583826061">
            <text:p>0.47</text:p>
          </table:table-cell>
          <table:table-cell table:formula="oooc:=([diff.AI9]-[diff.$AY9])/([diff.$AZ9]-[diff.$AY9])" office:value-type="float" office:value="0">
            <text:p>0</text:p>
          </table:table-cell>
          <table:table-cell table:formula="oooc:=([diff.AJ9]-[diff.$AY9])/([diff.$AZ9]-[diff.$AY9])" office:value-type="float" office:value="0.255366759691696">
            <text:p>0.26</text:p>
          </table:table-cell>
          <table:table-cell table:formula="oooc:=([diff.AK9]-[diff.$AY9])/([diff.$AZ9]-[diff.$AY9])" office:value-type="float" office:value="0.771882131320513">
            <text:p>0.77</text:p>
          </table:table-cell>
          <table:table-cell table:formula="oooc:=([diff.AL9]-[diff.$AY9])/([diff.$AZ9]-[diff.$AY9])" office:value-type="float" office:value="0.649131902602851">
            <text:p>0.65</text:p>
          </table:table-cell>
          <table:table-cell table:formula="oooc:=([diff.AM9]-[diff.$AY9])/([diff.$AZ9]-[diff.$AY9])" office:value-type="float" office:value="0.486270529250242">
            <text:p>0.49</text:p>
          </table:table-cell>
          <table:table-cell table:formula="oooc:=([diff.AN9]-[diff.$AY9])/([diff.$AZ9]-[diff.$AY9])" office:value-type="float" office:value="0.758630130833443">
            <text:p>0.76</text:p>
          </table:table-cell>
          <table:table-cell table:formula="oooc:=([diff.AO9]-[diff.$AY9])/([diff.$AZ9]-[diff.$AY9])" office:value-type="float" office:value="0.316594656585017">
            <text:p>0.32</text:p>
          </table:table-cell>
          <table:table-cell table:formula="oooc:=([diff.AP9]-[diff.$AY9])/([diff.$AZ9]-[diff.$AY9])" office:value-type="float" office:value="0.770932654538089">
            <text:p>0.77</text:p>
          </table:table-cell>
          <table:table-cell table:formula="oooc:=([diff.AQ9]-[diff.$AY9])/([diff.$AZ9]-[diff.$AY9])" office:value-type="float" office:value="0.409977883988984">
            <text:p>0.41</text:p>
          </table:table-cell>
          <table:table-cell table:formula="oooc:=([diff.AR9]-[diff.$AY9])/([diff.$AZ9]-[diff.$AY9])" office:value-type="float" office:value="0.532936949038698">
            <text:p>0.53</text:p>
          </table:table-cell>
          <table:table-cell table:formula="oooc:=([diff.AS9]-[diff.$AY9])/([diff.$AZ9]-[diff.$AY9])" office:value-type="float" office:value="0.521041777589879">
            <text:p>0.52</text:p>
          </table:table-cell>
          <table:table-cell table:formula="oooc:=([diff.AT9]-[diff.$AY9])/([diff.$AZ9]-[diff.$AY9])" office:value-type="float" office:value="0.160679519409195">
            <text:p>0.16</text:p>
          </table:table-cell>
          <table:table-cell table:formula="oooc:=([diff.AU9]-[diff.$AY9])/([diff.$AZ9]-[diff.$AY9])" office:value-type="float" office:value="1">
            <text:p>1</text:p>
          </table:table-cell>
          <table:table-cell table:formula="oooc:=([diff.AV9]-[diff.$AY9])/([diff.$AZ9]-[diff.$AY9])" office:value-type="float" office:value="0.822086019927996">
            <text:p>0.82</text:p>
          </table:table-cell>
          <table:table-cell table:formula="oooc:=([diff.AW9]-[diff.$AY9])/([diff.$AZ9]-[diff.$AY9])" office:value-type="float" office:value="0.84154907987705">
            <text:p>0.84</text:p>
          </table:table-cell>
          <table:table-cell table:formula="oooc:=([diff.AX9]-[diff.$AY9])/([diff.$AZ9]-[diff.$AY9])" office:value-type="float" office:value="0.571205598760124">
            <text:p>0.57</text:p>
          </table:table-cell>
          <table:table-cell table:number-columns-repeated="206"/>
        </table:table-row>
        <table:table-row table:style-name="ro1">
          <table:table-cell table:formula="oooc:=([diff.A10]-[diff.$AY10])/([diff.$AZ10]-[diff.$AY10])" office:value-type="float" office:value="0.5831856931339">
            <text:p>0.58</text:p>
          </table:table-cell>
          <table:table-cell table:formula="oooc:=([diff.B10]-[diff.$AY10])/([diff.$AZ10]-[diff.$AY10])" office:value-type="float" office:value="0.5831856931339">
            <text:p>0.58</text:p>
          </table:table-cell>
          <table:table-cell table:formula="oooc:=([diff.C10]-[diff.$AY10])/([diff.$AZ10]-[diff.$AY10])" office:value-type="float" office:value="0.5831856931339">
            <text:p>0.58</text:p>
          </table:table-cell>
          <table:table-cell table:formula="oooc:=([diff.D10]-[diff.$AY10])/([diff.$AZ10]-[diff.$AY10])" office:value-type="float" office:value="0.5831856931339">
            <text:p>0.58</text:p>
          </table:table-cell>
          <table:table-cell table:formula="oooc:=([diff.E10]-[diff.$AY10])/([diff.$AZ10]-[diff.$AY10])" office:value-type="float" office:value="0.5831856931339">
            <text:p>0.58</text:p>
          </table:table-cell>
          <table:table-cell table:formula="oooc:=([diff.F10]-[diff.$AY10])/([diff.$AZ10]-[diff.$AY10])" office:value-type="float" office:value="0.575618103627796">
            <text:p>0.58</text:p>
          </table:table-cell>
          <table:table-cell table:formula="oooc:=([diff.G10]-[diff.$AY10])/([diff.$AZ10]-[diff.$AY10])" office:value-type="float" office:value="0.58273130248501">
            <text:p>0.58</text:p>
          </table:table-cell>
          <table:table-cell table:formula="oooc:=([diff.H10]-[diff.$AY10])/([diff.$AZ10]-[diff.$AY10])" office:value-type="float" office:value="0.581788111021552">
            <text:p>0.58</text:p>
          </table:table-cell>
          <table:table-cell table:formula="oooc:=([diff.I10]-[diff.$AY10])/([diff.$AZ10]-[diff.$AY10])" office:value-type="float" office:value="0.583140254069011">
            <text:p>0.58</text:p>
          </table:table-cell>
          <table:table-cell table:formula="oooc:=([diff.J10]-[diff.$AY10])/([diff.$AZ10]-[diff.$AY10])" office:value-type="float" office:value="0.591605595973689">
            <text:p>0.59</text:p>
          </table:table-cell>
          <table:table-cell table:formula="oooc:=([diff.K10]-[diff.$AY10])/([diff.$AZ10]-[diff.$AY10])" office:value-type="float" office:value="0.597230334588745">
            <text:p>0.6</text:p>
          </table:table-cell>
          <table:table-cell table:formula="oooc:=([diff.L10]-[diff.$AY10])/([diff.$AZ10]-[diff.$AY10])" office:value-type="float" office:value="0.58273130248501">
            <text:p>0.58</text:p>
          </table:table-cell>
          <table:table-cell table:formula="oooc:=([diff.M10]-[diff.$AY10])/([diff.$AZ10]-[diff.$AY10])" office:value-type="float" office:value="0.577913438138672">
            <text:p>0.58</text:p>
          </table:table-cell>
          <table:table-cell table:formula="oooc:=([diff.N10]-[diff.$AY10])/([diff.$AZ10]-[diff.$AY10])" office:value-type="float" office:value="0.58718565431218">
            <text:p>0.59</text:p>
          </table:table-cell>
          <table:table-cell table:formula="oooc:=([diff.O10]-[diff.$AY10])/([diff.$AZ10]-[diff.$AY10])" office:value-type="float" office:value="0.484194263912005">
            <text:p>0.48</text:p>
          </table:table-cell>
          <table:table-cell table:formula="oooc:=([diff.P10]-[diff.$AY10])/([diff.$AZ10]-[diff.$AY10])" office:value-type="float" office:value="0.433334715620843">
            <text:p>0.43</text:p>
          </table:table-cell>
          <table:table-cell table:formula="oooc:=([diff.Q10]-[diff.$AY10])/([diff.$AZ10]-[diff.$AY10])" office:value-type="float" office:value="0.583618025984077">
            <text:p>0.58</text:p>
          </table:table-cell>
          <table:table-cell table:formula="oooc:=([diff.R10]-[diff.$AY10])/([diff.$AZ10]-[diff.$AY10])" office:value-type="float" office:value="0.593491978900624">
            <text:p>0.59</text:p>
          </table:table-cell>
          <table:table-cell table:formula="oooc:=([diff.S10]-[diff.$AY10])/([diff.$AZ10]-[diff.$AY10])" office:value-type="float" office:value="0.614786136407475">
            <text:p>0.61</text:p>
          </table:table-cell>
          <table:table-cell table:formula="oooc:=([diff.T10]-[diff.$AY10])/([diff.$AZ10]-[diff.$AY10])" office:value-type="float" office:value="0.58095917895438">
            <text:p>0.58</text:p>
          </table:table-cell>
          <table:table-cell table:formula="oooc:=([diff.U10]-[diff.$AY10])/([diff.$AZ10]-[diff.$AY10])" office:value-type="float" office:value="0.533110961312796">
            <text:p>0.53</text:p>
          </table:table-cell>
          <table:table-cell table:formula="oooc:=([diff.V10]-[diff.$AY10])/([diff.$AZ10]-[diff.$AY10])" office:value-type="float" office:value="0.461322091501593">
            <text:p>0.46</text:p>
          </table:table-cell>
          <table:table-cell table:formula="oooc:=([diff.W10]-[diff.$AY10])/([diff.$AZ10]-[diff.$AY10])" office:value-type="float" office:value="0.719802873864365">
            <text:p>0.72</text:p>
          </table:table-cell>
          <table:table-cell table:formula="oooc:=([diff.X10]-[diff.$AY10])/([diff.$AZ10]-[diff.$AY10])" office:value-type="float" office:value="0.545693170726827">
            <text:p>0.55</text:p>
          </table:table-cell>
          <table:table-cell table:formula="oooc:=([diff.Y10]-[diff.$AY10])/([diff.$AZ10]-[diff.$AY10])" office:value-type="float" office:value="0.652691139643213">
            <text:p>0.65</text:p>
          </table:table-cell>
          <table:table-cell table:formula="oooc:=([diff.Z10]-[diff.$AY10])/([diff.$AZ10]-[diff.$AY10])" office:value-type="float" office:value="0.353052711079764">
            <text:p>0.35</text:p>
          </table:table-cell>
          <table:table-cell table:formula="oooc:=([diff.AA10]-[diff.$AY10])/([diff.$AZ10]-[diff.$AY10])" office:value-type="float" office:value="0.522804234391605">
            <text:p>0.52</text:p>
          </table:table-cell>
          <table:table-cell table:formula="oooc:=([diff.AB10]-[diff.$AY10])/([diff.$AZ10]-[diff.$AY10])" office:value-type="float" office:value="0.741209526141293">
            <text:p>0.74</text:p>
          </table:table-cell>
          <table:table-cell table:formula="oooc:=([diff.AC10]-[diff.$AY10])/([diff.$AZ10]-[diff.$AY10])" office:value-type="float" office:value="0.568888710461557">
            <text:p>0.57</text:p>
          </table:table-cell>
          <table:table-cell table:formula="oooc:=([diff.AD10]-[diff.$AY10])/([diff.$AZ10]-[diff.$AY10])" office:value-type="float" office:value="0.2740584408128">
            <text:p>0.27</text:p>
          </table:table-cell>
          <table:table-cell table:formula="oooc:=([diff.AE10]-[diff.$AY10])/([diff.$AZ10]-[diff.$AY10])" office:value-type="float" office:value="0.530837243444149">
            <text:p>0.53</text:p>
          </table:table-cell>
          <table:table-cell table:formula="oooc:=([diff.AF10]-[diff.$AY10])/([diff.$AZ10]-[diff.$AY10])" office:value-type="float" office:value="0.699503523069194">
            <text:p>0.7</text:p>
          </table:table-cell>
          <table:table-cell table:formula="oooc:=([diff.AG10]-[diff.$AY10])/([diff.$AZ10]-[diff.$AY10])" office:value-type="float" office:value="0.772716003193169">
            <text:p>0.77</text:p>
          </table:table-cell>
          <table:table-cell table:formula="oooc:=([diff.AH10]-[diff.$AY10])/([diff.$AZ10]-[diff.$AY10])" office:value-type="float" office:value="0.654717810169447">
            <text:p>0.65</text:p>
          </table:table-cell>
          <table:table-cell table:formula="oooc:=([diff.AI10]-[diff.$AY10])/([diff.$AZ10]-[diff.$AY10])" office:value-type="float" office:value="0">
            <text:p>0</text:p>
          </table:table-cell>
          <table:table-cell table:formula="oooc:=([diff.AJ10]-[diff.$AY10])/([diff.$AZ10]-[diff.$AY10])" office:value-type="float" office:value="0.372827527424753">
            <text:p>0.37</text:p>
          </table:table-cell>
          <table:table-cell table:formula="oooc:=([diff.AK10]-[diff.$AY10])/([diff.$AZ10]-[diff.$AY10])" office:value-type="float" office:value="0.725764214484661">
            <text:p>0.73</text:p>
          </table:table-cell>
          <table:table-cell table:formula="oooc:=([diff.AL10]-[diff.$AY10])/([diff.$AZ10]-[diff.$AY10])" office:value-type="float" office:value="0.812605325985871">
            <text:p>0.81</text:p>
          </table:table-cell>
          <table:table-cell table:formula="oooc:=([diff.AM10]-[diff.$AY10])/([diff.$AZ10]-[diff.$AY10])" office:value-type="float" office:value="0.673633695846626">
            <text:p>0.67</text:p>
          </table:table-cell>
          <table:table-cell table:formula="oooc:=([diff.AN10]-[diff.$AY10])/([diff.$AZ10]-[diff.$AY10])" office:value-type="float" office:value="0.707911073542488">
            <text:p>0.71</text:p>
          </table:table-cell>
          <table:table-cell table:formula="oooc:=([diff.AO10]-[diff.$AY10])/([diff.$AZ10]-[diff.$AY10])" office:value-type="float" office:value="0.437364675406817">
            <text:p>0.44</text:p>
          </table:table-cell>
          <table:table-cell table:formula="oooc:=([diff.AP10]-[diff.$AY10])/([diff.$AZ10]-[diff.$AY10])" office:value-type="float" office:value="0.747957447856187">
            <text:p>0.75</text:p>
          </table:table-cell>
          <table:table-cell table:formula="oooc:=([diff.AQ10]-[diff.$AY10])/([diff.$AZ10]-[diff.$AY10])" office:value-type="float" office:value="0.627092182184297">
            <text:p>0.63</text:p>
          </table:table-cell>
          <table:table-cell table:formula="oooc:=([diff.AR10]-[diff.$AY10])/([diff.$AZ10]-[diff.$AY10])" office:value-type="float" office:value="0.547325888972079">
            <text:p>0.55</text:p>
          </table:table-cell>
          <table:table-cell table:formula="oooc:=([diff.AS10]-[diff.$AY10])/([diff.$AZ10]-[diff.$AY10])" office:value-type="float" office:value="0.391075944117705">
            <text:p>0.39</text:p>
          </table:table-cell>
          <table:table-cell table:formula="oooc:=([diff.AT10]-[diff.$AY10])/([diff.$AZ10]-[diff.$AY10])" office:value-type="float" office:value="0.323155571003517">
            <text:p>0.32</text:p>
          </table:table-cell>
          <table:table-cell table:formula="oooc:=([diff.AU10]-[diff.$AY10])/([diff.$AZ10]-[diff.$AY10])" office:value-type="float" office:value="1">
            <text:p>1</text:p>
          </table:table-cell>
          <table:table-cell table:formula="oooc:=([diff.AV10]-[diff.$AY10])/([diff.$AZ10]-[diff.$AY10])" office:value-type="float" office:value="0.790173868391516">
            <text:p>0.79</text:p>
          </table:table-cell>
          <table:table-cell table:formula="oooc:=([diff.AW10]-[diff.$AY10])/([diff.$AZ10]-[diff.$AY10])" office:value-type="float" office:value="0.843637560372768">
            <text:p>0.84</text:p>
          </table:table-cell>
          <table:table-cell table:formula="oooc:=([diff.AX10]-[diff.$AY10])/([diff.$AZ10]-[diff.$AY10])" office:value-type="float" office:value="0.662094379141153">
            <text:p>0.66</text:p>
          </table:table-cell>
          <table:table-cell table:number-columns-repeated="206"/>
        </table:table-row>
        <table:table-row table:style-name="ro1">
          <table:table-cell table:formula="oooc:=([diff.A11]-[diff.$AY11])/([diff.$AZ11]-[diff.$AY11])" office:value-type="float" office:value="0.592932594084971">
            <text:p>0.59</text:p>
          </table:table-cell>
          <table:table-cell table:formula="oooc:=([diff.B11]-[diff.$AY11])/([diff.$AZ11]-[diff.$AY11])" office:value-type="float" office:value="0.592932594084971">
            <text:p>0.59</text:p>
          </table:table-cell>
          <table:table-cell table:formula="oooc:=([diff.C11]-[diff.$AY11])/([diff.$AZ11]-[diff.$AY11])" office:value-type="float" office:value="0.592932594084971">
            <text:p>0.59</text:p>
          </table:table-cell>
          <table:table-cell table:formula="oooc:=([diff.D11]-[diff.$AY11])/([diff.$AZ11]-[diff.$AY11])" office:value-type="float" office:value="0.592932594084971">
            <text:p>0.59</text:p>
          </table:table-cell>
          <table:table-cell table:formula="oooc:=([diff.E11]-[diff.$AY11])/([diff.$AZ11]-[diff.$AY11])" office:value-type="float" office:value="0.592932594084971">
            <text:p>0.59</text:p>
          </table:table-cell>
          <table:table-cell table:formula="oooc:=([diff.F11]-[diff.$AY11])/([diff.$AZ11]-[diff.$AY11])" office:value-type="float" office:value="0.549951942539645">
            <text:p>0.55</text:p>
          </table:table-cell>
          <table:table-cell table:formula="oooc:=([diff.G11]-[diff.$AY11])/([diff.$AZ11]-[diff.$AY11])" office:value-type="float" office:value="0.586192712784542">
            <text:p>0.59</text:p>
          </table:table-cell>
          <table:table-cell table:formula="oooc:=([diff.H11]-[diff.$AY11])/([diff.$AZ11]-[diff.$AY11])" office:value-type="float" office:value="0.59128313419875">
            <text:p>0.59</text:p>
          </table:table-cell>
          <table:table-cell table:formula="oooc:=([diff.I11]-[diff.$AY11])/([diff.$AZ11]-[diff.$AY11])" office:value-type="float" office:value="0.597809952865863">
            <text:p>0.6</text:p>
          </table:table-cell>
          <table:table-cell table:formula="oooc:=([diff.J11]-[diff.$AY11])/([diff.$AZ11]-[diff.$AY11])" office:value-type="float" office:value="0.605915210541424">
            <text:p>0.61</text:p>
          </table:table-cell>
          <table:table-cell table:formula="oooc:=([diff.K11]-[diff.$AY11])/([diff.$AZ11]-[diff.$AY11])" office:value-type="float" office:value="0.577969086979348">
            <text:p>0.58</text:p>
          </table:table-cell>
          <table:table-cell table:formula="oooc:=([diff.L11]-[diff.$AY11])/([diff.$AZ11]-[diff.$AY11])" office:value-type="float" office:value="0.594368991337867">
            <text:p>0.59</text:p>
          </table:table-cell>
          <table:table-cell table:formula="oooc:=([diff.M11]-[diff.$AY11])/([diff.$AZ11]-[diff.$AY11])" office:value-type="float" office:value="0.584543252898326">
            <text:p>0.58</text:p>
          </table:table-cell>
          <table:table-cell table:formula="oooc:=([diff.N11]-[diff.$AY11])/([diff.$AZ11]-[diff.$AY11])" office:value-type="float" office:value="0.592435447940617">
            <text:p>0.59</text:p>
          </table:table-cell>
          <table:table-cell table:formula="oooc:=([diff.O11]-[diff.$AY11])/([diff.$AZ11]-[diff.$AY11])" office:value-type="float" office:value="0.591457135349272">
            <text:p>0.59</text:p>
          </table:table-cell>
          <table:table-cell table:formula="oooc:=([diff.P11]-[diff.$AY11])/([diff.$AZ11]-[diff.$AY11])" office:value-type="float" office:value="0.439288394478544">
            <text:p>0.44</text:p>
          </table:table-cell>
          <table:table-cell table:formula="oooc:=([diff.Q11]-[diff.$AY11])/([diff.$AZ11]-[diff.$AY11])" office:value-type="float" office:value="0.624454027002266">
            <text:p>0.62</text:p>
          </table:table-cell>
          <table:table-cell table:formula="oooc:=([diff.R11]-[diff.$AY11])/([diff.$AZ11]-[diff.$AY11])" office:value-type="float" office:value="0.620097487991392">
            <text:p>0.62</text:p>
          </table:table-cell>
          <table:table-cell table:formula="oooc:=([diff.S11]-[diff.$AY11])/([diff.$AZ11]-[diff.$AY11])" office:value-type="float" office:value="0.646110068156448">
            <text:p>0.65</text:p>
          </table:table-cell>
          <table:table-cell table:formula="oooc:=([diff.T11]-[diff.$AY11])/([diff.$AZ11]-[diff.$AY11])" office:value-type="float" office:value="0.6019297556173">
            <text:p>0.6</text:p>
          </table:table-cell>
          <table:table-cell table:formula="oooc:=([diff.U11]-[diff.$AY11])/([diff.$AZ11]-[diff.$AY11])" office:value-type="float" office:value="0.610974264401499">
            <text:p>0.61</text:p>
          </table:table-cell>
          <table:table-cell table:formula="oooc:=([diff.V11]-[diff.$AY11])/([diff.$AZ11]-[diff.$AY11])" office:value-type="float" office:value="0.366751812808309">
            <text:p>0.37</text:p>
          </table:table-cell>
          <table:table-cell table:formula="oooc:=([diff.W11]-[diff.$AY11])/([diff.$AZ11]-[diff.$AY11])" office:value-type="float" office:value="0.496893428438472">
            <text:p>0.5</text:p>
          </table:table-cell>
          <table:table-cell table:formula="oooc:=([diff.X11]-[diff.$AY11])/([diff.$AZ11]-[diff.$AY11])" office:value-type="float" office:value="0.563890381644543">
            <text:p>0.56</text:p>
          </table:table-cell>
          <table:table-cell table:formula="oooc:=([diff.Y11]-[diff.$AY11])/([diff.$AZ11]-[diff.$AY11])" office:value-type="float" office:value="0.715373771042845">
            <text:p>0.72</text:p>
          </table:table-cell>
          <table:table-cell table:formula="oooc:=([diff.Z11]-[diff.$AY11])/([diff.$AZ11]-[diff.$AY11])" office:value-type="float" office:value="0.543971984629293">
            <text:p>0.54</text:p>
          </table:table-cell>
          <table:table-cell table:formula="oooc:=([diff.AA11]-[diff.$AY11])/([diff.$AZ11]-[diff.$AY11])" office:value-type="float" office:value="0.684239993750427">
            <text:p>0.68</text:p>
          </table:table-cell>
          <table:table-cell table:formula="oooc:=([diff.AB11]-[diff.$AY11])/([diff.$AZ11]-[diff.$AY11])" office:value-type="float" office:value="0.688233734443304">
            <text:p>0.69</text:p>
          </table:table-cell>
          <table:table-cell table:formula="oooc:=([diff.AC11]-[diff.$AY11])/([diff.$AZ11]-[diff.$AY11])" office:value-type="float" office:value="0.449312991374123">
            <text:p>0.45</text:p>
          </table:table-cell>
          <table:table-cell table:formula="oooc:=([diff.AD11]-[diff.$AY11])/([diff.$AZ11]-[diff.$AY11])" office:value-type="float" office:value="0.331593519108371">
            <text:p>0.33</text:p>
          </table:table-cell>
          <table:table-cell table:formula="oooc:=([diff.AE11]-[diff.$AY11])/([diff.$AZ11]-[diff.$AY11])" office:value-type="float" office:value="0.797176801739933">
            <text:p>0.8</text:p>
          </table:table-cell>
          <table:table-cell table:formula="oooc:=([diff.AF11]-[diff.$AY11])/([diff.$AZ11]-[diff.$AY11])" office:value-type="float" office:value="0.642129347958912">
            <text:p>0.64</text:p>
          </table:table-cell>
          <table:table-cell table:formula="oooc:=([diff.AG11]-[diff.$AY11])/([diff.$AZ11]-[diff.$AY11])" office:value-type="float" office:value="0.68705952259713">
            <text:p>0.69</text:p>
          </table:table-cell>
          <table:table-cell table:formula="oooc:=([diff.AH11]-[diff.$AY11])/([diff.$AZ11]-[diff.$AY11])" office:value-type="float" office:value="0.586811778102222">
            <text:p>0.59</text:p>
          </table:table-cell>
          <table:table-cell table:formula="oooc:=([diff.AI11]-[diff.$AY11])/([diff.$AZ11]-[diff.$AY11])" office:value-type="float" office:value="0">
            <text:p>0</text:p>
          </table:table-cell>
          <table:table-cell table:formula="oooc:=([diff.AJ11]-[diff.$AY11])/([diff.$AZ11]-[diff.$AY11])" office:value-type="float" office:value="0.688630859518737">
            <text:p>0.69</text:p>
          </table:table-cell>
          <table:table-cell table:formula="oooc:=([diff.AK11]-[diff.$AY11])/([diff.$AZ11]-[diff.$AY11])" office:value-type="float" office:value="0.743377894991376">
            <text:p>0.74</text:p>
          </table:table-cell>
          <table:table-cell table:formula="oooc:=([diff.AL11]-[diff.$AY11])/([diff.$AZ11]-[diff.$AY11])" office:value-type="float" office:value="0.827573145584816">
            <text:p>0.83</text:p>
          </table:table-cell>
          <table:table-cell table:formula="oooc:=([diff.AM11]-[diff.$AY11])/([diff.$AZ11]-[diff.$AY11])" office:value-type="float" office:value="1">
            <text:p>1</text:p>
          </table:table-cell>
          <table:table-cell table:formula="oooc:=([diff.AN11]-[diff.$AY11])/([diff.$AZ11]-[diff.$AY11])" office:value-type="float" office:value="0.567358567839543">
            <text:p>0.57</text:p>
          </table:table-cell>
          <table:table-cell table:formula="oooc:=([diff.AO11]-[diff.$AY11])/([diff.$AZ11]-[diff.$AY11])" office:value-type="float" office:value="0.482350128189597">
            <text:p>0.48</text:p>
          </table:table-cell>
          <table:table-cell table:formula="oooc:=([diff.AP11]-[diff.$AY11])/([diff.$AZ11]-[diff.$AY11])" office:value-type="float" office:value="0.588613341035777">
            <text:p>0.59</text:p>
          </table:table-cell>
          <table:table-cell table:formula="oooc:=([diff.AQ11]-[diff.$AY11])/([diff.$AZ11]-[diff.$AY11])" office:value-type="float" office:value="0.59761878833921">
            <text:p>0.6</text:p>
          </table:table-cell>
          <table:table-cell table:formula="oooc:=([diff.AR11]-[diff.$AY11])/([diff.$AZ11]-[diff.$AY11])" office:value-type="float" office:value="0.541163700756398">
            <text:p>0.54</text:p>
          </table:table-cell>
          <table:table-cell table:formula="oooc:=([diff.AS11]-[diff.$AY11])/([diff.$AZ11]-[diff.$AY11])" office:value-type="float" office:value="0.424227825506521">
            <text:p>0.42</text:p>
          </table:table-cell>
          <table:table-cell table:formula="oooc:=([diff.AT11]-[diff.$AY11])/([diff.$AZ11]-[diff.$AY11])" office:value-type="float" office:value="0.284540412061075">
            <text:p>0.28</text:p>
          </table:table-cell>
          <table:table-cell table:formula="oooc:=([diff.AU11]-[diff.$AY11])/([diff.$AZ11]-[diff.$AY11])" office:value-type="float" office:value="0.883581393477349">
            <text:p>0.88</text:p>
          </table:table-cell>
          <table:table-cell table:formula="oooc:=([diff.AV11]-[diff.$AY11])/([diff.$AZ11]-[diff.$AY11])" office:value-type="float" office:value="0.637545542137525">
            <text:p>0.64</text:p>
          </table:table-cell>
          <table:table-cell table:formula="oooc:=([diff.AW11]-[diff.$AY11])/([diff.$AZ11]-[diff.$AY11])" office:value-type="float" office:value="0.615350925996921">
            <text:p>0.62</text:p>
          </table:table-cell>
          <table:table-cell table:formula="oooc:=([diff.AX11]-[diff.$AY11])/([diff.$AZ11]-[diff.$AY11])" office:value-type="float" office:value="0.831814275669763">
            <text:p>0.83</text:p>
          </table:table-cell>
          <table:table-cell table:number-columns-repeated="206"/>
        </table:table-row>
        <table:table-row table:style-name="ro1">
          <table:table-cell table:formula="oooc:=([diff.A12]-[diff.$AY12])/([diff.$AZ12]-[diff.$AY12])" office:value-type="float" office:value="0.559683066373597">
            <text:p>0.56</text:p>
          </table:table-cell>
          <table:table-cell table:formula="oooc:=([diff.B12]-[diff.$AY12])/([diff.$AZ12]-[diff.$AY12])" office:value-type="float" office:value="0.559683066373597">
            <text:p>0.56</text:p>
          </table:table-cell>
          <table:table-cell table:formula="oooc:=([diff.C12]-[diff.$AY12])/([diff.$AZ12]-[diff.$AY12])" office:value-type="float" office:value="0.559683066373597">
            <text:p>0.56</text:p>
          </table:table-cell>
          <table:table-cell table:formula="oooc:=([diff.D12]-[diff.$AY12])/([diff.$AZ12]-[diff.$AY12])" office:value-type="float" office:value="0.559683066373597">
            <text:p>0.56</text:p>
          </table:table-cell>
          <table:table-cell table:formula="oooc:=([diff.E12]-[diff.$AY12])/([diff.$AZ12]-[diff.$AY12])" office:value-type="float" office:value="0.559683066373597">
            <text:p>0.56</text:p>
          </table:table-cell>
          <table:table-cell table:formula="oooc:=([diff.F12]-[diff.$AY12])/([diff.$AZ12]-[diff.$AY12])" office:value-type="float" office:value="0.559683066373597">
            <text:p>0.56</text:p>
          </table:table-cell>
          <table:table-cell table:formula="oooc:=([diff.G12]-[diff.$AY12])/([diff.$AZ12]-[diff.$AY12])" office:value-type="float" office:value="0.565953369382518">
            <text:p>0.57</text:p>
          </table:table-cell>
          <table:table-cell table:formula="oooc:=([diff.H12]-[diff.$AY12])/([diff.$AZ12]-[diff.$AY12])" office:value-type="float" office:value="0.559644515621764">
            <text:p>0.56</text:p>
          </table:table-cell>
          <table:table-cell table:formula="oooc:=([diff.I12]-[diff.$AY12])/([diff.$AZ12]-[diff.$AY12])" office:value-type="float" office:value="0.560937126975385">
            <text:p>0.56</text:p>
          </table:table-cell>
          <table:table-cell table:formula="oooc:=([diff.J12]-[diff.$AY12])/([diff.$AZ12]-[diff.$AY12])" office:value-type="float" office:value="0.56606902163803">
            <text:p>0.57</text:p>
          </table:table-cell>
          <table:table-cell table:formula="oooc:=([diff.K12]-[diff.$AY12])/([diff.$AZ12]-[diff.$AY12])" office:value-type="float" office:value="0.564622207277054">
            <text:p>0.56</text:p>
          </table:table-cell>
          <table:table-cell table:formula="oooc:=([diff.L12]-[diff.$AY12])/([diff.$AZ12]-[diff.$AY12])" office:value-type="float" office:value="0.569869754195179">
            <text:p>0.57</text:p>
          </table:table-cell>
          <table:table-cell table:formula="oooc:=([diff.M12]-[diff.$AY12])/([diff.$AZ12]-[diff.$AY12])" office:value-type="float" office:value="0.5593361096071">
            <text:p>0.56</text:p>
          </table:table-cell>
          <table:table-cell table:formula="oooc:=([diff.N12]-[diff.$AY12])/([diff.$AZ12]-[diff.$AY12])" office:value-type="float" office:value="0.580847893596621">
            <text:p>0.58</text:p>
          </table:table-cell>
          <table:table-cell table:formula="oooc:=([diff.O12]-[diff.$AY12])/([diff.$AZ12]-[diff.$AY12])" office:value-type="float" office:value="0.521390093664469">
            <text:p>0.52</text:p>
          </table:table-cell>
          <table:table-cell table:formula="oooc:=([diff.P12]-[diff.$AY12])/([diff.$AZ12]-[diff.$AY12])" office:value-type="float" office:value="0.417037853122358">
            <text:p>0.42</text:p>
          </table:table-cell>
          <table:table-cell table:formula="oooc:=([diff.Q12]-[diff.$AY12])/([diff.$AZ12]-[diff.$AY12])" office:value-type="float" office:value="0.546990579682844">
            <text:p>0.55</text:p>
          </table:table-cell>
          <table:table-cell table:formula="oooc:=([diff.R12]-[diff.$AY12])/([diff.$AZ12]-[diff.$AY12])" office:value-type="float" office:value="0.603284895629996">
            <text:p>0.6</text:p>
          </table:table-cell>
          <table:table-cell table:formula="oooc:=([diff.S12]-[diff.$AY12])/([diff.$AZ12]-[diff.$AY12])" office:value-type="float" office:value="0.579246876228169">
            <text:p>0.58</text:p>
          </table:table-cell>
          <table:table-cell table:formula="oooc:=([diff.T12]-[diff.$AY12])/([diff.$AZ12]-[diff.$AY12])" office:value-type="float" office:value="0.576661653520973">
            <text:p>0.58</text:p>
          </table:table-cell>
          <table:table-cell table:formula="oooc:=([diff.U12]-[diff.$AY12])/([diff.$AZ12]-[diff.$AY12])" office:value-type="float" office:value="0.427378743951514">
            <text:p>0.43</text:p>
          </table:table-cell>
          <table:table-cell table:formula="oooc:=([diff.V12]-[diff.$AY12])/([diff.$AZ12]-[diff.$AY12])" office:value-type="float" office:value="0.547727688636365">
            <text:p>0.55</text:p>
          </table:table-cell>
          <table:table-cell table:formula="oooc:=([diff.W12]-[diff.$AY12])/([diff.$AZ12]-[diff.$AY12])" office:value-type="float" office:value="0.463438095388678">
            <text:p>0.46</text:p>
          </table:table-cell>
          <table:table-cell table:formula="oooc:=([diff.X12]-[diff.$AY12])/([diff.$AZ12]-[diff.$AY12])" office:value-type="float" office:value="0.567005851355404">
            <text:p>0.57</text:p>
          </table:table-cell>
          <table:table-cell table:formula="oooc:=([diff.Y12]-[diff.$AY12])/([diff.$AZ12]-[diff.$AY12])" office:value-type="float" office:value="0.473033516858602">
            <text:p>0.47</text:p>
          </table:table-cell>
          <table:table-cell table:formula="oooc:=([diff.Z12]-[diff.$AY12])/([diff.$AZ12]-[diff.$AY12])" office:value-type="float" office:value="0.273275132533149">
            <text:p>0.27</text:p>
          </table:table-cell>
          <table:table-cell table:formula="oooc:=([diff.AA12]-[diff.$AY12])/([diff.$AZ12]-[diff.$AY12])" office:value-type="float" office:value="0.563271537561586">
            <text:p>0.56</text:p>
          </table:table-cell>
          <table:table-cell table:formula="oooc:=([diff.AB12]-[diff.$AY12])/([diff.$AZ12]-[diff.$AY12])" office:value-type="float" office:value="0.912813991231866">
            <text:p>0.91</text:p>
          </table:table-cell>
          <table:table-cell table:formula="oooc:=([diff.AC12]-[diff.$AY12])/([diff.$AZ12]-[diff.$AY12])" office:value-type="float" office:value="0.406697426761194">
            <text:p>0.41</text:p>
          </table:table-cell>
          <table:table-cell table:formula="oooc:=([diff.AD12]-[diff.$AY12])/([diff.$AZ12]-[diff.$AY12])" office:value-type="float" office:value="0.218618062372094">
            <text:p>0.22</text:p>
          </table:table-cell>
          <table:table-cell table:formula="oooc:=([diff.AE12]-[diff.$AY12])/([diff.$AZ12]-[diff.$AY12])" office:value-type="float" office:value="0.6291380516345">
            <text:p>0.63</text:p>
          </table:table-cell>
          <table:table-cell table:formula="oooc:=([diff.AF12]-[diff.$AY12])/([diff.$AZ12]-[diff.$AY12])" office:value-type="float" office:value="0.507057109917712">
            <text:p>0.51</text:p>
          </table:table-cell>
          <table:table-cell table:formula="oooc:=([diff.AG12]-[diff.$AY12])/([diff.$AZ12]-[diff.$AY12])" office:value-type="float" office:value="0.603465573251789">
            <text:p>0.6</text:p>
          </table:table-cell>
          <table:table-cell table:formula="oooc:=([diff.AH12]-[diff.$AY12])/([diff.$AZ12]-[diff.$AY12])" office:value-type="float" office:value="0.796483614073131">
            <text:p>0.8</text:p>
          </table:table-cell>
          <table:table-cell table:formula="oooc:=([diff.AI12]-[diff.$AY12])/([diff.$AZ12]-[diff.$AY12])" office:value-type="float" office:value="0">
            <text:p>0</text:p>
          </table:table-cell>
          <table:table-cell table:formula="oooc:=([diff.AJ12]-[diff.$AY12])/([diff.$AZ12]-[diff.$AY12])" office:value-type="float" office:value="0.601488337703337">
            <text:p>0.6</text:p>
          </table:table-cell>
          <table:table-cell table:formula="oooc:=([diff.AK12]-[diff.$AY12])/([diff.$AZ12]-[diff.$AY12])" office:value-type="float" office:value="0.727050458754524">
            <text:p>0.73</text:p>
          </table:table-cell>
          <table:table-cell table:formula="oooc:=([diff.AL12]-[diff.$AY12])/([diff.$AZ12]-[diff.$AY12])" office:value-type="float" office:value="0.686517362237469">
            <text:p>0.69</text:p>
          </table:table-cell>
          <table:table-cell table:formula="oooc:=([diff.AM12]-[diff.$AY12])/([diff.$AZ12]-[diff.$AY12])" office:value-type="float" office:value="0.755265893360851">
            <text:p>0.76</text:p>
          </table:table-cell>
          <table:table-cell table:formula="oooc:=([diff.AN12]-[diff.$AY12])/([diff.$AZ12]-[diff.$AY12])" office:value-type="float" office:value="0.717940869649189">
            <text:p>0.72</text:p>
          </table:table-cell>
          <table:table-cell table:formula="oooc:=([diff.AO12]-[diff.$AY12])/([diff.$AZ12]-[diff.$AY12])" office:value-type="float" office:value="0.426216183326455">
            <text:p>0.43</text:p>
          </table:table-cell>
          <table:table-cell table:formula="oooc:=([diff.AP12]-[diff.$AY12])/([diff.$AZ12]-[diff.$AY12])" office:value-type="float" office:value="0.669706447636735">
            <text:p>0.67</text:p>
          </table:table-cell>
          <table:table-cell table:formula="oooc:=([diff.AQ12]-[diff.$AY12])/([diff.$AZ12]-[diff.$AY12])" office:value-type="float" office:value="0.600356896356713">
            <text:p>0.6</text:p>
          </table:table-cell>
          <table:table-cell table:formula="oooc:=([diff.AR12]-[diff.$AY12])/([diff.$AZ12]-[diff.$AY12])" office:value-type="float" office:value="0.474000072456906">
            <text:p>0.47</text:p>
          </table:table-cell>
          <table:table-cell table:formula="oooc:=([diff.AS12]-[diff.$AY12])/([diff.$AZ12]-[diff.$AY12])" office:value-type="float" office:value="0.570989583866924">
            <text:p>0.57</text:p>
          </table:table-cell>
          <table:table-cell table:formula="oooc:=([diff.AT12]-[diff.$AY12])/([diff.$AZ12]-[diff.$AY12])" office:value-type="float" office:value="0.206680798847668">
            <text:p>0.21</text:p>
          </table:table-cell>
          <table:table-cell table:formula="oooc:=([diff.AU12]-[diff.$AY12])/([diff.$AZ12]-[diff.$AY12])" office:value-type="float" office:value="0.89247730847023">
            <text:p>0.89</text:p>
          </table:table-cell>
          <table:table-cell table:formula="oooc:=([diff.AV12]-[diff.$AY12])/([diff.$AZ12]-[diff.$AY12])" office:value-type="float" office:value="0.599375013353929">
            <text:p>0.6</text:p>
          </table:table-cell>
          <table:table-cell table:formula="oooc:=([diff.AW12]-[diff.$AY12])/([diff.$AZ12]-[diff.$AY12])" office:value-type="float" office:value="1">
            <text:p>1</text:p>
          </table:table-cell>
          <table:table-cell table:formula="oooc:=([diff.AX12]-[diff.$AY12])/([diff.$AZ12]-[diff.$AY12])" office:value-type="float" office:value="0.536693348742357">
            <text:p>0.54</text:p>
          </table:table-cell>
          <table:table-cell table:number-columns-repeated="206"/>
        </table:table-row>
        <table:table-row table:style-name="ro1">
          <table:table-cell table:formula="oooc:=([diff.A13]-[diff.$AY13])/([diff.$AZ13]-[diff.$AY13])" office:value-type="float" office:value="0.528827135689603">
            <text:p>0.53</text:p>
          </table:table-cell>
          <table:table-cell table:formula="oooc:=([diff.B13]-[diff.$AY13])/([diff.$AZ13]-[diff.$AY13])" office:value-type="float" office:value="0.528827135689603">
            <text:p>0.53</text:p>
          </table:table-cell>
          <table:table-cell table:formula="oooc:=([diff.C13]-[diff.$AY13])/([diff.$AZ13]-[diff.$AY13])" office:value-type="float" office:value="0.528827135689603">
            <text:p>0.53</text:p>
          </table:table-cell>
          <table:table-cell table:formula="oooc:=([diff.D13]-[diff.$AY13])/([diff.$AZ13]-[diff.$AY13])" office:value-type="float" office:value="0.528827135689603">
            <text:p>0.53</text:p>
          </table:table-cell>
          <table:table-cell table:formula="oooc:=([diff.E13]-[diff.$AY13])/([diff.$AZ13]-[diff.$AY13])" office:value-type="float" office:value="0.528827135689603">
            <text:p>0.53</text:p>
          </table:table-cell>
          <table:table-cell table:formula="oooc:=([diff.F13]-[diff.$AY13])/([diff.$AZ13]-[diff.$AY13])" office:value-type="float" office:value="0.524575389214647">
            <text:p>0.52</text:p>
          </table:table-cell>
          <table:table-cell table:formula="oooc:=([diff.G13]-[diff.$AY13])/([diff.$AZ13]-[diff.$AY13])" office:value-type="float" office:value="0.523137427107053">
            <text:p>0.52</text:p>
          </table:table-cell>
          <table:table-cell table:formula="oooc:=([diff.H13]-[diff.$AY13])/([diff.$AZ13]-[diff.$AY13])" office:value-type="float" office:value="0.528827135689603">
            <text:p>0.53</text:p>
          </table:table-cell>
          <table:table-cell table:formula="oooc:=([diff.I13]-[diff.$AY13])/([diff.$AZ13]-[diff.$AY13])" office:value-type="float" office:value="0.530223671231987">
            <text:p>0.53</text:p>
          </table:table-cell>
          <table:table-cell table:formula="oooc:=([diff.J13]-[diff.$AY13])/([diff.$AZ13]-[diff.$AY13])" office:value-type="float" office:value="0.534413277859131">
            <text:p>0.53</text:p>
          </table:table-cell>
          <table:table-cell table:formula="oooc:=([diff.K13]-[diff.$AY13])/([diff.$AZ13]-[diff.$AY13])" office:value-type="float" office:value="0.532933889186387">
            <text:p>0.53</text:p>
          </table:table-cell>
          <table:table-cell table:formula="oooc:=([diff.L13]-[diff.$AY13])/([diff.$AZ13]-[diff.$AY13])" office:value-type="float" office:value="0.537144209096094">
            <text:p>0.54</text:p>
          </table:table-cell>
          <table:table-cell table:formula="oooc:=([diff.M13]-[diff.$AY13])/([diff.$AZ13]-[diff.$AY13])" office:value-type="float" office:value="0.531454500513557">
            <text:p>0.53</text:p>
          </table:table-cell>
          <table:table-cell table:formula="oooc:=([diff.N13]-[diff.$AY13])/([diff.$AZ13]-[diff.$AY13])" office:value-type="float" office:value="0.526809201669212">
            <text:p>0.53</text:p>
          </table:table-cell>
          <table:table-cell table:formula="oooc:=([diff.O13]-[diff.$AY13])/([diff.$AZ13]-[diff.$AY13])" office:value-type="float" office:value="0.465225390434514">
            <text:p>0.47</text:p>
          </table:table-cell>
          <table:table-cell table:formula="oooc:=([diff.P13]-[diff.$AY13])/([diff.$AZ13]-[diff.$AY13])" office:value-type="float" office:value="0.430942145960668">
            <text:p>0.43</text:p>
          </table:table-cell>
          <table:table-cell table:formula="oooc:=([diff.Q13]-[diff.$AY13])/([diff.$AZ13]-[diff.$AY13])" office:value-type="float" office:value="0.551511862497688">
            <text:p>0.55</text:p>
          </table:table-cell>
          <table:table-cell table:formula="oooc:=([diff.R13]-[diff.$AY13])/([diff.$AZ13]-[diff.$AY13])" office:value-type="float" office:value="0.53543697431475">
            <text:p>0.54</text:p>
          </table:table-cell>
          <table:table-cell table:formula="oooc:=([diff.S13]-[diff.$AY13])/([diff.$AZ13]-[diff.$AY13])" office:value-type="float" office:value="0.535167701640775">
            <text:p>0.54</text:p>
          </table:table-cell>
          <table:table-cell table:formula="oooc:=([diff.T13]-[diff.$AY13])/([diff.$AZ13]-[diff.$AY13])" office:value-type="float" office:value="0.551863988301798">
            <text:p>0.55</text:p>
          </table:table-cell>
          <table:table-cell table:formula="oooc:=([diff.U13]-[diff.$AY13])/([diff.$AZ13]-[diff.$AY13])" office:value-type="float" office:value="0.418787591731192">
            <text:p>0.42</text:p>
          </table:table-cell>
          <table:table-cell table:formula="oooc:=([diff.V13]-[diff.$AY13])/([diff.$AZ13]-[diff.$AY13])" office:value-type="float" office:value="0.432989538872165">
            <text:p>0.43</text:p>
          </table:table-cell>
          <table:table-cell table:formula="oooc:=([diff.W13]-[diff.$AY13])/([diff.$AZ13]-[diff.$AY13])" office:value-type="float" office:value="0.533034233533493">
            <text:p>0.53</text:p>
          </table:table-cell>
          <table:table-cell table:formula="oooc:=([diff.X13]-[diff.$AY13])/([diff.$AZ13]-[diff.$AY13])" office:value-type="float" office:value="0.526388491882931">
            <text:p>0.53</text:p>
          </table:table-cell>
          <table:table-cell table:formula="oooc:=([diff.Y13]-[diff.$AY13])/([diff.$AZ13]-[diff.$AY13])" office:value-type="float" office:value="0.72672229794532">
            <text:p>0.73</text:p>
          </table:table-cell>
          <table:table-cell table:formula="oooc:=([diff.Z13]-[diff.$AY13])/([diff.$AZ13]-[diff.$AY13])" office:value-type="float" office:value="0.455306029544017">
            <text:p>0.46</text:p>
          </table:table-cell>
          <table:table-cell table:formula="oooc:=([diff.AA13]-[diff.$AY13])/([diff.$AZ13]-[diff.$AY13])" office:value-type="float" office:value="0.557507207070283">
            <text:p>0.56</text:p>
          </table:table-cell>
          <table:table-cell table:formula="oooc:=([diff.AB13]-[diff.$AY13])/([diff.$AZ13]-[diff.$AY13])" office:value-type="float" office:value="0.764199990887559">
            <text:p>0.76</text:p>
          </table:table-cell>
          <table:table-cell table:formula="oooc:=([diff.AC13]-[diff.$AY13])/([diff.$AZ13]-[diff.$AY13])" office:value-type="float" office:value="0.192674494446489">
            <text:p>0.19</text:p>
          </table:table-cell>
          <table:table-cell table:formula="oooc:=([diff.AD13]-[diff.$AY13])/([diff.$AZ13]-[diff.$AY13])" office:value-type="float" office:value="0.263930488065178">
            <text:p>0.26</text:p>
          </table:table-cell>
          <table:table-cell table:formula="oooc:=([diff.AE13]-[diff.$AY13])/([diff.$AZ13]-[diff.$AY13])" office:value-type="float" office:value="0.737367084017709">
            <text:p>0.74</text:p>
          </table:table-cell>
          <table:table-cell table:formula="oooc:=([diff.AF13]-[diff.$AY13])/([diff.$AZ13]-[diff.$AY13])" office:value-type="float" office:value="0.445264690435414">
            <text:p>0.45</text:p>
          </table:table-cell>
          <table:table-cell table:formula="oooc:=([diff.AG13]-[diff.$AY13])/([diff.$AZ13]-[diff.$AY13])" office:value-type="float" office:value="0.669639252868237">
            <text:p>0.67</text:p>
          </table:table-cell>
          <table:table-cell table:formula="oooc:=([diff.AH13]-[diff.$AY13])/([diff.$AZ13]-[diff.$AY13])" office:value-type="float" office:value="0.842216339651452">
            <text:p>0.84</text:p>
          </table:table-cell>
          <table:table-cell table:formula="oooc:=([diff.AI13]-[diff.$AY13])/([diff.$AZ13]-[diff.$AY13])" office:value-type="float" office:value="0">
            <text:p>0</text:p>
          </table:table-cell>
          <table:table-cell table:formula="oooc:=([diff.AJ13]-[diff.$AY13])/([diff.$AZ13]-[diff.$AY13])" office:value-type="float" office:value="0.488796185440891">
            <text:p>0.49</text:p>
          </table:table-cell>
          <table:table-cell table:formula="oooc:=([diff.AK13]-[diff.$AY13])/([diff.$AZ13]-[diff.$AY13])" office:value-type="float" office:value="0.574748943509259">
            <text:p>0.57</text:p>
          </table:table-cell>
          <table:table-cell table:formula="oooc:=([diff.AL13]-[diff.$AY13])/([diff.$AZ13]-[diff.$AY13])" office:value-type="float" office:value="0.701820789599823">
            <text:p>0.7</text:p>
          </table:table-cell>
          <table:table-cell table:formula="oooc:=([diff.AM13]-[diff.$AY13])/([diff.$AZ13]-[diff.$AY13])" office:value-type="float" office:value="0.759168044099096">
            <text:p>0.76</text:p>
          </table:table-cell>
          <table:table-cell table:formula="oooc:=([diff.AN13]-[diff.$AY13])/([diff.$AZ13]-[diff.$AY13])" office:value-type="float" office:value="0.538708292079737">
            <text:p>0.54</text:p>
          </table:table-cell>
          <table:table-cell table:formula="oooc:=([diff.AO13]-[diff.$AY13])/([diff.$AZ13]-[diff.$AY13])" office:value-type="float" office:value="0.398283743435192">
            <text:p>0.4</text:p>
          </table:table-cell>
          <table:table-cell table:formula="oooc:=([diff.AP13]-[diff.$AY13])/([diff.$AZ13]-[diff.$AY13])" office:value-type="float" office:value="0.506338494626608">
            <text:p>0.51</text:p>
          </table:table-cell>
          <table:table-cell table:formula="oooc:=([diff.AQ13]-[diff.$AY13])/([diff.$AZ13]-[diff.$AY13])" office:value-type="float" office:value="0.51453681187867">
            <text:p>0.51</text:p>
          </table:table-cell>
          <table:table-cell table:formula="oooc:=([diff.AR13]-[diff.$AY13])/([diff.$AZ13]-[diff.$AY13])" office:value-type="float" office:value="0.430033523298782">
            <text:p>0.43</text:p>
          </table:table-cell>
          <table:table-cell table:formula="oooc:=([diff.AS13]-[diff.$AY13])/([diff.$AZ13]-[diff.$AY13])" office:value-type="float" office:value="0.243993723415294">
            <text:p>0.24</text:p>
          </table:table-cell>
          <table:table-cell table:formula="oooc:=([diff.AT13]-[diff.$AY13])/([diff.$AZ13]-[diff.$AY13])" office:value-type="float" office:value="0.221216937572722">
            <text:p>0.22</text:p>
          </table:table-cell>
          <table:table-cell table:formula="oooc:=([diff.AU13]-[diff.$AY13])/([diff.$AZ13]-[diff.$AY13])" office:value-type="float" office:value="0.845585239992042">
            <text:p>0.85</text:p>
          </table:table-cell>
          <table:table-cell table:formula="oooc:=([diff.AV13]-[diff.$AY13])/([diff.$AZ13]-[diff.$AY13])" office:value-type="float" office:value="0.45565447298833">
            <text:p>0.46</text:p>
          </table:table-cell>
          <table:table-cell table:formula="oooc:=([diff.AW13]-[diff.$AY13])/([diff.$AZ13]-[diff.$AY13])" office:value-type="float" office:value="1">
            <text:p>1</text:p>
          </table:table-cell>
          <table:table-cell table:formula="oooc:=([diff.AX13]-[diff.$AY13])/([diff.$AZ13]-[diff.$AY13])" office:value-type="float" office:value="0.712641408430891">
            <text:p>0.71</text:p>
          </table:table-cell>
          <table:table-cell table:number-columns-repeated="206"/>
        </table:table-row>
        <table:table-row table:style-name="ro1">
          <table:table-cell table:formula="oooc:=([diff.A14]-[diff.$AY14])/([diff.$AZ14]-[diff.$AY14])" office:value-type="float" office:value="0.536918597545734">
            <text:p>0.54</text:p>
          </table:table-cell>
          <table:table-cell table:formula="oooc:=([diff.B14]-[diff.$AY14])/([diff.$AZ14]-[diff.$AY14])" office:value-type="float" office:value="0.536918597545734">
            <text:p>0.54</text:p>
          </table:table-cell>
          <table:table-cell table:formula="oooc:=([diff.C14]-[diff.$AY14])/([diff.$AZ14]-[diff.$AY14])" office:value-type="float" office:value="0.536918597545734">
            <text:p>0.54</text:p>
          </table:table-cell>
          <table:table-cell table:formula="oooc:=([diff.D14]-[diff.$AY14])/([diff.$AZ14]-[diff.$AY14])" office:value-type="float" office:value="0.536918597545734">
            <text:p>0.54</text:p>
          </table:table-cell>
          <table:table-cell table:formula="oooc:=([diff.E14]-[diff.$AY14])/([diff.$AZ14]-[diff.$AY14])" office:value-type="float" office:value="0.536918597545734">
            <text:p>0.54</text:p>
          </table:table-cell>
          <table:table-cell table:formula="oooc:=([diff.F14]-[diff.$AY14])/([diff.$AZ14]-[diff.$AY14])" office:value-type="float" office:value="0.536918597545734">
            <text:p>0.54</text:p>
          </table:table-cell>
          <table:table-cell table:formula="oooc:=([diff.G14]-[diff.$AY14])/([diff.$AZ14]-[diff.$AY14])" office:value-type="float" office:value="0.534375858720504">
            <text:p>0.53</text:p>
          </table:table-cell>
          <table:table-cell table:formula="oooc:=([diff.H14]-[diff.$AY14])/([diff.$AZ14]-[diff.$AY14])" office:value-type="float" office:value="0.536918597545734">
            <text:p>0.54</text:p>
          </table:table-cell>
          <table:table-cell table:formula="oooc:=([diff.I14]-[diff.$AY14])/([diff.$AZ14]-[diff.$AY14])" office:value-type="float" office:value="0.539401341659401">
            <text:p>0.54</text:p>
          </table:table-cell>
          <table:table-cell table:formula="oooc:=([diff.J14]-[diff.$AY14])/([diff.$AZ14]-[diff.$AY14])" office:value-type="float" office:value="0.538159969602569">
            <text:p>0.54</text:p>
          </table:table-cell>
          <table:table-cell table:formula="oooc:=([diff.K14]-[diff.$AY14])/([diff.$AZ14]-[diff.$AY14])" office:value-type="float" office:value="0.538149970483969">
            <text:p>0.54</text:p>
          </table:table-cell>
          <table:table-cell table:formula="oooc:=([diff.L14]-[diff.$AY14])/([diff.$AZ14]-[diff.$AY14])" office:value-type="float" office:value="0.533144485782264">
            <text:p>0.53</text:p>
          </table:table-cell>
          <table:table-cell table:formula="oooc:=([diff.M14]-[diff.$AY14])/([diff.$AZ14]-[diff.$AY14])" office:value-type="float" office:value="0.548080946938658">
            <text:p>0.55</text:p>
          </table:table-cell>
          <table:table-cell table:formula="oooc:=([diff.N14]-[diff.$AY14])/([diff.$AZ14]-[diff.$AY14])" office:value-type="float" office:value="0.560314683372082">
            <text:p>0.56</text:p>
          </table:table-cell>
          <table:table-cell table:formula="oooc:=([diff.O14]-[diff.$AY14])/([diff.$AZ14]-[diff.$AY14])" office:value-type="float" office:value="0.504272956680053">
            <text:p>0.5</text:p>
          </table:table-cell>
          <table:table-cell table:formula="oooc:=([diff.P14]-[diff.$AY14])/([diff.$AZ14]-[diff.$AY14])" office:value-type="float" office:value="0.468854597261423">
            <text:p>0.47</text:p>
          </table:table-cell>
          <table:table-cell table:formula="oooc:=([diff.Q14]-[diff.$AY14])/([diff.$AZ14]-[diff.$AY14])" office:value-type="float" office:value="0.550053736003969">
            <text:p>0.55</text:p>
          </table:table-cell>
          <table:table-cell table:formula="oooc:=([diff.R14]-[diff.$AY14])/([diff.$AZ14]-[diff.$AY14])" office:value-type="float" office:value="0.55910330867134">
            <text:p>0.56</text:p>
          </table:table-cell>
          <table:table-cell table:formula="oooc:=([diff.S14]-[diff.$AY14])/([diff.$AZ14]-[diff.$AY14])" office:value-type="float" office:value="0.53287450958019">
            <text:p>0.53</text:p>
          </table:table-cell>
          <table:table-cell table:formula="oooc:=([diff.T14]-[diff.$AY14])/([diff.$AZ14]-[diff.$AY14])" office:value-type="float" office:value="0.560144698356257">
            <text:p>0.56</text:p>
          </table:table-cell>
          <table:table-cell table:formula="oooc:=([diff.U14]-[diff.$AY14])/([diff.$AZ14]-[diff.$AY14])" office:value-type="float" office:value="0.480156934314536">
            <text:p>0.48</text:p>
          </table:table-cell>
          <table:table-cell table:formula="oooc:=([diff.V14]-[diff.$AY14])/([diff.$AZ14]-[diff.$AY14])" office:value-type="float" office:value="0.464700518990816">
            <text:p>0.46</text:p>
          </table:table-cell>
          <table:table-cell table:formula="oooc:=([diff.W14]-[diff.$AY14])/([diff.$AZ14]-[diff.$AY14])" office:value-type="float" office:value="0.474631495445669">
            <text:p>0.47</text:p>
          </table:table-cell>
          <table:table-cell table:formula="oooc:=([diff.X14]-[diff.$AY14])/([diff.$AZ14]-[diff.$AY14])" office:value-type="float" office:value="0.642308196537679">
            <text:p>0.64</text:p>
          </table:table-cell>
          <table:table-cell table:formula="oooc:=([diff.Y14]-[diff.$AY14])/([diff.$AZ14]-[diff.$AY14])" office:value-type="float" office:value="0.78469342332165">
            <text:p>0.78</text:p>
          </table:table-cell>
          <table:table-cell table:formula="oooc:=([diff.Z14]-[diff.$AY14])/([diff.$AZ14]-[diff.$AY14])" office:value-type="float" office:value="0.459242481587558">
            <text:p>0.46</text:p>
          </table:table-cell>
          <table:table-cell table:formula="oooc:=([diff.AA14]-[diff.$AY14])/([diff.$AZ14]-[diff.$AY14])" office:value-type="float" office:value="0.634441852901905">
            <text:p>0.63</text:p>
          </table:table-cell>
          <table:table-cell table:formula="oooc:=([diff.AB14]-[diff.$AY14])/([diff.$AZ14]-[diff.$AY14])" office:value-type="float" office:value="0.523914188306606">
            <text:p>0.52</text:p>
          </table:table-cell>
          <table:table-cell table:formula="oooc:=([diff.AC14]-[diff.$AY14])/([diff.$AZ14]-[diff.$AY14])" office:value-type="float" office:value="0.585772439318523">
            <text:p>0.59</text:p>
          </table:table-cell>
          <table:table-cell table:formula="oooc:=([diff.AD14]-[diff.$AY14])/([diff.$AZ14]-[diff.$AY14])" office:value-type="float" office:value="0.413944622660847">
            <text:p>0.41</text:p>
          </table:table-cell>
          <table:table-cell table:formula="oooc:=([diff.AE14]-[diff.$AY14])/([diff.$AZ14]-[diff.$AY14])" office:value-type="float" office:value="0.643675853757173">
            <text:p>0.64</text:p>
          </table:table-cell>
          <table:table-cell table:formula="oooc:=([diff.AF14]-[diff.$AY14])/([diff.$AZ14]-[diff.$AY14])" office:value-type="float" office:value="0.454014794253966">
            <text:p>0.45</text:p>
          </table:table-cell>
          <table:table-cell table:formula="oooc:=([diff.AG14]-[diff.$AY14])/([diff.$AZ14]-[diff.$AY14])" office:value-type="float" office:value="0.603873806683042">
            <text:p>0.6</text:p>
          </table:table-cell>
          <table:table-cell table:formula="oooc:=([diff.AH14]-[diff.$AY14])/([diff.$AZ14]-[diff.$AY14])" office:value-type="float" office:value="0.780879685417801">
            <text:p>0.78</text:p>
          </table:table-cell>
          <table:table-cell table:formula="oooc:=([diff.AI14]-[diff.$AY14])/([diff.$AZ14]-[diff.$AY14])" office:value-type="float" office:value="0">
            <text:p>0</text:p>
          </table:table-cell>
          <table:table-cell table:formula="oooc:=([diff.AJ14]-[diff.$AY14])/([diff.$AZ14]-[diff.$AY14])" office:value-type="float" office:value="0.346552785347868">
            <text:p>0.35</text:p>
          </table:table-cell>
          <table:table-cell table:formula="oooc:=([diff.AK14]-[diff.$AY14])/([diff.$AZ14]-[diff.$AY14])" office:value-type="float" office:value="0.512720730540899">
            <text:p>0.51</text:p>
          </table:table-cell>
          <table:table-cell table:formula="oooc:=([diff.AL14]-[diff.$AY14])/([diff.$AZ14]-[diff.$AY14])" office:value-type="float" office:value="0.549779315745945">
            <text:p>0.55</text:p>
          </table:table-cell>
          <table:table-cell table:formula="oooc:=([diff.AM14]-[diff.$AY14])/([diff.$AZ14]-[diff.$AY14])" office:value-type="float" office:value="0.755552658691558">
            <text:p>0.76</text:p>
          </table:table-cell>
          <table:table-cell table:formula="oooc:=([diff.AN14]-[diff.$AY14])/([diff.$AZ14]-[diff.$AY14])" office:value-type="float" office:value="0.548560534290943">
            <text:p>0.55</text:p>
          </table:table-cell>
          <table:table-cell table:formula="oooc:=([diff.AO14]-[diff.$AY14])/([diff.$AZ14]-[diff.$AY14])" office:value-type="float" office:value="0.59165969814747">
            <text:p>0.59</text:p>
          </table:table-cell>
          <table:table-cell table:formula="oooc:=([diff.AP14]-[diff.$AY14])/([diff.$AZ14]-[diff.$AY14])" office:value-type="float" office:value="0.407561481616102">
            <text:p>0.41</text:p>
          </table:table-cell>
          <table:table-cell table:formula="oooc:=([diff.AQ14]-[diff.$AY14])/([diff.$AZ14]-[diff.$AY14])" office:value-type="float" office:value="0.548919391549435">
            <text:p>0.55</text:p>
          </table:table-cell>
          <table:table-cell table:formula="oooc:=([diff.AR14]-[diff.$AY14])/([diff.$AZ14]-[diff.$AY14])" office:value-type="float" office:value="0.519906023097225">
            <text:p>0.52</text:p>
          </table:table-cell>
          <table:table-cell table:formula="oooc:=([diff.AS14]-[diff.$AY14])/([diff.$AZ14]-[diff.$AY14])" office:value-type="float" office:value="0.379599872309019">
            <text:p>0.38</text:p>
          </table:table-cell>
          <table:table-cell table:formula="oooc:=([diff.AT14]-[diff.$AY14])/([diff.$AZ14]-[diff.$AY14])" office:value-type="float" office:value="0.222462242218808">
            <text:p>0.22</text:p>
          </table:table-cell>
          <table:table-cell table:formula="oooc:=([diff.AU14]-[diff.$AY14])/([diff.$AZ14]-[diff.$AY14])" office:value-type="float" office:value="1">
            <text:p>1</text:p>
          </table:table-cell>
          <table:table-cell table:formula="oooc:=([diff.AV14]-[diff.$AY14])/([diff.$AZ14]-[diff.$AY14])" office:value-type="float" office:value="0.520047862448437">
            <text:p>0.52</text:p>
          </table:table-cell>
          <table:table-cell table:formula="oooc:=([diff.AW14]-[diff.$AY14])/([diff.$AZ14]-[diff.$AY14])" office:value-type="float" office:value="0.699590924947114">
            <text:p>0.7</text:p>
          </table:table-cell>
          <table:table-cell table:formula="oooc:=([diff.AX14]-[diff.$AY14])/([diff.$AZ14]-[diff.$AY14])" office:value-type="float" office:value="0.571404816907877">
            <text:p>0.57</text:p>
          </table:table-cell>
          <table:table-cell table:number-columns-repeated="206"/>
        </table:table-row>
        <table:table-row table:style-name="ro1">
          <table:table-cell table:formula="oooc:=([diff.A15]-[diff.$AY15])/([diff.$AZ15]-[diff.$AY15])" office:value-type="float" office:value="0.468295687103616">
            <text:p>0.47</text:p>
          </table:table-cell>
          <table:table-cell table:formula="oooc:=([diff.B15]-[diff.$AY15])/([diff.$AZ15]-[diff.$AY15])" office:value-type="float" office:value="0.468295687103616">
            <text:p>0.47</text:p>
          </table:table-cell>
          <table:table-cell table:formula="oooc:=([diff.C15]-[diff.$AY15])/([diff.$AZ15]-[diff.$AY15])" office:value-type="float" office:value="0.468295687103616">
            <text:p>0.47</text:p>
          </table:table-cell>
          <table:table-cell table:formula="oooc:=([diff.D15]-[diff.$AY15])/([diff.$AZ15]-[diff.$AY15])" office:value-type="float" office:value="0.468295687103616">
            <text:p>0.47</text:p>
          </table:table-cell>
          <table:table-cell table:formula="oooc:=([diff.E15]-[diff.$AY15])/([diff.$AZ15]-[diff.$AY15])" office:value-type="float" office:value="0.468295687103616">
            <text:p>0.47</text:p>
          </table:table-cell>
          <table:table-cell table:formula="oooc:=([diff.F15]-[diff.$AY15])/([diff.$AZ15]-[diff.$AY15])" office:value-type="float" office:value="0.464804020686752">
            <text:p>0.46</text:p>
          </table:table-cell>
          <table:table-cell table:formula="oooc:=([diff.G15]-[diff.$AY15])/([diff.$AZ15]-[diff.$AY15])" office:value-type="float" office:value="0.47693220226791">
            <text:p>0.48</text:p>
          </table:table-cell>
          <table:table-cell table:formula="oooc:=([diff.H15]-[diff.$AY15])/([diff.$AZ15]-[diff.$AY15])" office:value-type="float" office:value="0.468295687103616">
            <text:p>0.47</text:p>
          </table:table-cell>
          <table:table-cell table:formula="oooc:=([diff.I15]-[diff.$AY15])/([diff.$AZ15]-[diff.$AY15])" office:value-type="float" office:value="0.470026078499073">
            <text:p>0.47</text:p>
          </table:table-cell>
          <table:table-cell table:formula="oooc:=([diff.J15]-[diff.$AY15])/([diff.$AZ15]-[diff.$AY15])" office:value-type="float" office:value="0.468295687103616">
            <text:p>0.47</text:p>
          </table:table-cell>
          <table:table-cell table:formula="oooc:=([diff.K15]-[diff.$AY15])/([diff.$AZ15]-[diff.$AY15])" office:value-type="float" office:value="0.475155485433528">
            <text:p>0.48</text:p>
          </table:table-cell>
          <table:table-cell table:formula="oooc:=([diff.L15]-[diff.$AY15])/([diff.$AZ15]-[diff.$AY15])" office:value-type="float" office:value="0.468295687103616">
            <text:p>0.47</text:p>
          </table:table-cell>
          <table:table-cell table:formula="oooc:=([diff.M15]-[diff.$AY15])/([diff.$AZ15]-[diff.$AY15])" office:value-type="float" office:value="0.475217252685456">
            <text:p>0.48</text:p>
          </table:table-cell>
          <table:table-cell table:formula="oooc:=([diff.N15]-[diff.$AY15])/([diff.$AZ15]-[diff.$AY15])" office:value-type="float" office:value="0.464217231793847">
            <text:p>0.46</text:p>
          </table:table-cell>
          <table:table-cell table:formula="oooc:=([diff.O15]-[diff.$AY15])/([diff.$AZ15]-[diff.$AY15])" office:value-type="float" office:value="0.3878329413857">
            <text:p>0.39</text:p>
          </table:table-cell>
          <table:table-cell table:formula="oooc:=([diff.P15]-[diff.$AY15])/([diff.$AZ15]-[diff.$AY15])" office:value-type="float" office:value="0.510737055902049">
            <text:p>0.51</text:p>
          </table:table-cell>
          <table:table-cell table:formula="oooc:=([diff.Q15]-[diff.$AY15])/([diff.$AZ15]-[diff.$AY15])" office:value-type="float" office:value="0.460555705433662">
            <text:p>0.46</text:p>
          </table:table-cell>
          <table:table-cell table:formula="oooc:=([diff.R15]-[diff.$AY15])/([diff.$AZ15]-[diff.$AY15])" office:value-type="float" office:value="0.481999841950457">
            <text:p>0.48</text:p>
          </table:table-cell>
          <table:table-cell table:formula="oooc:=([diff.S15]-[diff.$AY15])/([diff.$AZ15]-[diff.$AY15])" office:value-type="float" office:value="0.460802774441641">
            <text:p>0.46</text:p>
          </table:table-cell>
          <table:table-cell table:formula="oooc:=([diff.T15]-[diff.$AY15])/([diff.$AZ15]-[diff.$AY15])" office:value-type="float" office:value="0.483421397086326">
            <text:p>0.48</text:p>
          </table:table-cell>
          <table:table-cell table:formula="oooc:=([diff.U15]-[diff.$AY15])/([diff.$AZ15]-[diff.$AY15])" office:value-type="float" office:value="0.40492066995865">
            <text:p>0.4</text:p>
          </table:table-cell>
          <table:table-cell table:formula="oooc:=([diff.V15]-[diff.$AY15])/([diff.$AZ15]-[diff.$AY15])" office:value-type="float" office:value="0.458609128656869">
            <text:p>0.46</text:p>
          </table:table-cell>
          <table:table-cell table:formula="oooc:=([diff.W15]-[diff.$AY15])/([diff.$AZ15]-[diff.$AY15])" office:value-type="float" office:value="0.512251261915744">
            <text:p>0.51</text:p>
          </table:table-cell>
          <table:table-cell table:formula="oooc:=([diff.X15]-[diff.$AY15])/([diff.$AZ15]-[diff.$AY15])" office:value-type="float" office:value="0.467015833310214">
            <text:p>0.47</text:p>
          </table:table-cell>
          <table:table-cell table:formula="oooc:=([diff.Y15]-[diff.$AY15])/([diff.$AZ15]-[diff.$AY15])" office:value-type="float" office:value="0.868826340466097">
            <text:p>0.87</text:p>
          </table:table-cell>
          <table:table-cell table:formula="oooc:=([diff.Z15]-[diff.$AY15])/([diff.$AZ15]-[diff.$AY15])" office:value-type="float" office:value="0.489129417834099">
            <text:p>0.49</text:p>
          </table:table-cell>
          <table:table-cell table:formula="oooc:=([diff.AA15]-[diff.$AY15])/([diff.$AZ15]-[diff.$AY15])" office:value-type="float" office:value="0.0615101911448811">
            <text:p>0.06</text:p>
          </table:table-cell>
          <table:table-cell table:formula="oooc:=([diff.AB15]-[diff.$AY15])/([diff.$AZ15]-[diff.$AY15])" office:value-type="float" office:value="0.222394807192227">
            <text:p>0.22</text:p>
          </table:table-cell>
          <table:table-cell table:formula="oooc:=([diff.AC15]-[diff.$AY15])/([diff.$AZ15]-[diff.$AY15])" office:value-type="float" office:value="0.272692425430569">
            <text:p>0.27</text:p>
          </table:table-cell>
          <table:table-cell table:formula="oooc:=([diff.AD15]-[diff.$AY15])/([diff.$AZ15]-[diff.$AY15])" office:value-type="float" office:value="0.883195401614749">
            <text:p>0.88</text:p>
          </table:table-cell>
          <table:table-cell table:formula="oooc:=([diff.AE15]-[diff.$AY15])/([diff.$AZ15]-[diff.$AY15])" office:value-type="float" office:value="0.668142722319166">
            <text:p>0.67</text:p>
          </table:table-cell>
          <table:table-cell table:formula="oooc:=([diff.AF15]-[diff.$AY15])/([diff.$AZ15]-[diff.$AY15])" office:value-type="float" office:value="0">
            <text:p>0</text:p>
          </table:table-cell>
          <table:table-cell table:formula="oooc:=([diff.AG15]-[diff.$AY15])/([diff.$AZ15]-[diff.$AY15])" office:value-type="float" office:value="0.544519200989098">
            <text:p>0.54</text:p>
          </table:table-cell>
          <table:table-cell table:formula="oooc:=([diff.AH15]-[diff.$AY15])/([diff.$AZ15]-[diff.$AY15])" office:value-type="float" office:value="0.885307296618289">
            <text:p>0.89</text:p>
          </table:table-cell>
          <table:table-cell table:formula="oooc:=([diff.AI15]-[diff.$AY15])/([diff.$AZ15]-[diff.$AY15])" office:value-type="float" office:value="0.044191743715462">
            <text:p>0.04</text:p>
          </table:table-cell>
          <table:table-cell table:formula="oooc:=([diff.AJ15]-[diff.$AY15])/([diff.$AZ15]-[diff.$AY15])" office:value-type="float" office:value="0.117471321375293">
            <text:p>0.12</text:p>
          </table:table-cell>
          <table:table-cell table:formula="oooc:=([diff.AK15]-[diff.$AY15])/([diff.$AZ15]-[diff.$AY15])" office:value-type="float" office:value="0.578677399636312">
            <text:p>0.58</text:p>
          </table:table-cell>
          <table:table-cell table:formula="oooc:=([diff.AL15]-[diff.$AY15])/([diff.$AZ15]-[diff.$AY15])" office:value-type="float" office:value="0.475061017876383">
            <text:p>0.48</text:p>
          </table:table-cell>
          <table:table-cell table:formula="oooc:=([diff.AM15]-[diff.$AY15])/([diff.$AZ15]-[diff.$AY15])" office:value-type="float" office:value="0.816624837518102">
            <text:p>0.82</text:p>
          </table:table-cell>
          <table:table-cell table:formula="oooc:=([diff.AN15]-[diff.$AY15])/([diff.$AZ15]-[diff.$AY15])" office:value-type="float" office:value="0.502866272995135">
            <text:p>0.5</text:p>
          </table:table-cell>
          <table:table-cell table:formula="oooc:=([diff.AO15]-[diff.$AY15])/([diff.$AZ15]-[diff.$AY15])" office:value-type="float" office:value="0.828219822382443">
            <text:p>0.83</text:p>
          </table:table-cell>
          <table:table-cell table:formula="oooc:=([diff.AP15]-[diff.$AY15])/([diff.$AZ15]-[diff.$AY15])" office:value-type="float" office:value="0.393500086747049">
            <text:p>0.39</text:p>
          </table:table-cell>
          <table:table-cell table:formula="oooc:=([diff.AQ15]-[diff.$AY15])/([diff.$AZ15]-[diff.$AY15])" office:value-type="float" office:value="0.404239413503732">
            <text:p>0.4</text:p>
          </table:table-cell>
          <table:table-cell table:formula="oooc:=([diff.AR15]-[diff.$AY15])/([diff.$AZ15]-[diff.$AY15])" office:value-type="float" office:value="0.271641473810992">
            <text:p>0.27</text:p>
          </table:table-cell>
          <table:table-cell table:formula="oooc:=([diff.AS15]-[diff.$AY15])/([diff.$AZ15]-[diff.$AY15])" office:value-type="float" office:value="0.272774176204085">
            <text:p>0.27</text:p>
          </table:table-cell>
          <table:table-cell table:formula="oooc:=([diff.AT15]-[diff.$AY15])/([diff.$AZ15]-[diff.$AY15])" office:value-type="float" office:value="0.0172257965456726">
            <text:p>0.02</text:p>
          </table:table-cell>
          <table:table-cell table:formula="oooc:=([diff.AU15]-[diff.$AY15])/([diff.$AZ15]-[diff.$AY15])" office:value-type="float" office:value="1">
            <text:p>1</text:p>
          </table:table-cell>
          <table:table-cell table:formula="oooc:=([diff.AV15]-[diff.$AY15])/([diff.$AZ15]-[diff.$AY15])" office:value-type="float" office:value="0.419751168809862">
            <text:p>0.42</text:p>
          </table:table-cell>
          <table:table-cell table:formula="oooc:=([diff.AW15]-[diff.$AY15])/([diff.$AZ15]-[diff.$AY15])" office:value-type="float" office:value="0.589435801575923">
            <text:p>0.59</text:p>
          </table:table-cell>
          <table:table-cell table:formula="oooc:=([diff.AX15]-[diff.$AY15])/([diff.$AZ15]-[diff.$AY15])" office:value-type="float" office:value="0.586521840630124">
            <text:p>0.59</text:p>
          </table:table-cell>
          <table:table-cell table:number-columns-repeated="206"/>
        </table:table-row>
        <table:table-row table:style-name="ro1">
          <table:table-cell table:formula="oooc:=([diff.A16]-[diff.$AY16])/([diff.$AZ16]-[diff.$AY16])" office:value-type="float" office:value="0.613006145973413">
            <text:p>0.61</text:p>
          </table:table-cell>
          <table:table-cell table:formula="oooc:=([diff.B16]-[diff.$AY16])/([diff.$AZ16]-[diff.$AY16])" office:value-type="float" office:value="0.613006145973413">
            <text:p>0.61</text:p>
          </table:table-cell>
          <table:table-cell table:formula="oooc:=([diff.C16]-[diff.$AY16])/([diff.$AZ16]-[diff.$AY16])" office:value-type="float" office:value="0.613006145973413">
            <text:p>0.61</text:p>
          </table:table-cell>
          <table:table-cell table:formula="oooc:=([diff.D16]-[diff.$AY16])/([diff.$AZ16]-[diff.$AY16])" office:value-type="float" office:value="0.613006145973413">
            <text:p>0.61</text:p>
          </table:table-cell>
          <table:table-cell table:formula="oooc:=([diff.E16]-[diff.$AY16])/([diff.$AZ16]-[diff.$AY16])" office:value-type="float" office:value="0.613006145973413">
            <text:p>0.61</text:p>
          </table:table-cell>
          <table:table-cell table:formula="oooc:=([diff.F16]-[diff.$AY16])/([diff.$AZ16]-[diff.$AY16])" office:value-type="float" office:value="0.613006145973413">
            <text:p>0.61</text:p>
          </table:table-cell>
          <table:table-cell table:formula="oooc:=([diff.G16]-[diff.$AY16])/([diff.$AZ16]-[diff.$AY16])" office:value-type="float" office:value="0.613006145973413">
            <text:p>0.61</text:p>
          </table:table-cell>
          <table:table-cell table:formula="oooc:=([diff.H16]-[diff.$AY16])/([diff.$AZ16]-[diff.$AY16])" office:value-type="float" office:value="0.613006145973413">
            <text:p>0.61</text:p>
          </table:table-cell>
          <table:table-cell table:formula="oooc:=([diff.I16]-[diff.$AY16])/([diff.$AZ16]-[diff.$AY16])" office:value-type="float" office:value="0.613006145973413">
            <text:p>0.61</text:p>
          </table:table-cell>
          <table:table-cell table:formula="oooc:=([diff.J16]-[diff.$AY16])/([diff.$AZ16]-[diff.$AY16])" office:value-type="float" office:value="0.613006145973413">
            <text:p>0.61</text:p>
          </table:table-cell>
          <table:table-cell table:formula="oooc:=([diff.K16]-[diff.$AY16])/([diff.$AZ16]-[diff.$AY16])" office:value-type="float" office:value="0.607429521054441">
            <text:p>0.61</text:p>
          </table:table-cell>
          <table:table-cell table:formula="oooc:=([diff.L16]-[diff.$AY16])/([diff.$AZ16]-[diff.$AY16])" office:value-type="float" office:value="0.613006145973413">
            <text:p>0.61</text:p>
          </table:table-cell>
          <table:table-cell table:formula="oooc:=([diff.M16]-[diff.$AY16])/([diff.$AZ16]-[diff.$AY16])" office:value-type="float" office:value="0.614176775205312">
            <text:p>0.61</text:p>
          </table:table-cell>
          <table:table-cell table:formula="oooc:=([diff.N16]-[diff.$AY16])/([diff.$AZ16]-[diff.$AY16])" office:value-type="float" office:value="0.631736213683798">
            <text:p>0.63</text:p>
          </table:table-cell>
          <table:table-cell table:formula="oooc:=([diff.O16]-[diff.$AY16])/([diff.$AZ16]-[diff.$AY16])" office:value-type="float" office:value="0.607404382759846">
            <text:p>0.61</text:p>
          </table:table-cell>
          <table:table-cell table:formula="oooc:=([diff.P16]-[diff.$AY16])/([diff.$AZ16]-[diff.$AY16])" office:value-type="float" office:value="0.596401962689382">
            <text:p>0.6</text:p>
          </table:table-cell>
          <table:table-cell table:formula="oooc:=([diff.Q16]-[diff.$AY16])/([diff.$AZ16]-[diff.$AY16])" office:value-type="float" office:value="0.6358262821552">
            <text:p>0.64</text:p>
          </table:table-cell>
          <table:table-cell table:formula="oooc:=([diff.R16]-[diff.$AY16])/([diff.$AZ16]-[diff.$AY16])" office:value-type="float" office:value="0.624712438292404">
            <text:p>0.62</text:p>
          </table:table-cell>
          <table:table-cell table:formula="oooc:=([diff.S16]-[diff.$AY16])/([diff.$AZ16]-[diff.$AY16])" office:value-type="float" office:value="0.583837571287283">
            <text:p>0.58</text:p>
          </table:table-cell>
          <table:table-cell table:formula="oooc:=([diff.T16]-[diff.$AY16])/([diff.$AZ16]-[diff.$AY16])" office:value-type="float" office:value="0.619538026086795">
            <text:p>0.62</text:p>
          </table:table-cell>
          <table:table-cell table:formula="oooc:=([diff.U16]-[diff.$AY16])/([diff.$AZ16]-[diff.$AY16])" office:value-type="float" office:value="0.609354299124231">
            <text:p>0.61</text:p>
          </table:table-cell>
          <table:table-cell table:formula="oooc:=([diff.V16]-[diff.$AY16])/([diff.$AZ16]-[diff.$AY16])" office:value-type="float" office:value="0.612639942168393">
            <text:p>0.61</text:p>
          </table:table-cell>
          <table:table-cell table:formula="oooc:=([diff.W16]-[diff.$AY16])/([diff.$AZ16]-[diff.$AY16])" office:value-type="float" office:value="0.642498121422161">
            <text:p>0.64</text:p>
          </table:table-cell>
          <table:table-cell table:formula="oooc:=([diff.X16]-[diff.$AY16])/([diff.$AZ16]-[diff.$AY16])" office:value-type="float" office:value="0.608532208949666">
            <text:p>0.61</text:p>
          </table:table-cell>
          <table:table-cell table:formula="oooc:=([diff.Y16]-[diff.$AY16])/([diff.$AZ16]-[diff.$AY16])" office:value-type="float" office:value="0.679348823050659">
            <text:p>0.68</text:p>
          </table:table-cell>
          <table:table-cell table:formula="oooc:=([diff.Z16]-[diff.$AY16])/([diff.$AZ16]-[diff.$AY16])" office:value-type="float" office:value="0.494641466771686">
            <text:p>0.49</text:p>
          </table:table-cell>
          <table:table-cell table:formula="oooc:=([diff.AA16]-[diff.$AY16])/([diff.$AZ16]-[diff.$AY16])" office:value-type="float" office:value="0.247862225837355">
            <text:p>0.25</text:p>
          </table:table-cell>
          <table:table-cell table:formula="oooc:=([diff.AB16]-[diff.$AY16])/([diff.$AZ16]-[diff.$AY16])" office:value-type="float" office:value="0">
            <text:p>0</text:p>
          </table:table-cell>
          <table:table-cell table:formula="oooc:=([diff.AC16]-[diff.$AY16])/([diff.$AZ16]-[diff.$AY16])" office:value-type="float" office:value="0.770687117915365">
            <text:p>0.77</text:p>
          </table:table-cell>
          <table:table-cell table:formula="oooc:=([diff.AD16]-[diff.$AY16])/([diff.$AZ16]-[diff.$AY16])" office:value-type="float" office:value="0.648446385452387">
            <text:p>0.65</text:p>
          </table:table-cell>
          <table:table-cell table:formula="oooc:=([diff.AE16]-[diff.$AY16])/([diff.$AZ16]-[diff.$AY16])" office:value-type="float" office:value="0.812915376347627">
            <text:p>0.81</text:p>
          </table:table-cell>
          <table:table-cell table:formula="oooc:=([diff.AF16]-[diff.$AY16])/([diff.$AZ16]-[diff.$AY16])" office:value-type="float" office:value="0.634671279430858">
            <text:p>0.63</text:p>
          </table:table-cell>
          <table:table-cell table:formula="oooc:=([diff.AG16]-[diff.$AY16])/([diff.$AZ16]-[diff.$AY16])" office:value-type="float" office:value="0.615507745990699">
            <text:p>0.62</text:p>
          </table:table-cell>
          <table:table-cell table:formula="oooc:=([diff.AH16]-[diff.$AY16])/([diff.$AZ16]-[diff.$AY16])" office:value-type="float" office:value="1">
            <text:p>1</text:p>
          </table:table-cell>
          <table:table-cell table:formula="oooc:=([diff.AI16]-[diff.$AY16])/([diff.$AZ16]-[diff.$AY16])" office:value-type="float" office:value="0.32071164473476">
            <text:p>0.32</text:p>
          </table:table-cell>
          <table:table-cell table:formula="oooc:=([diff.AJ16]-[diff.$AY16])/([diff.$AZ16]-[diff.$AY16])" office:value-type="float" office:value="0.58549601931526">
            <text:p>0.59</text:p>
          </table:table-cell>
          <table:table-cell table:formula="oooc:=([diff.AK16]-[diff.$AY16])/([diff.$AZ16]-[diff.$AY16])" office:value-type="float" office:value="0.844339603414907">
            <text:p>0.84</text:p>
          </table:table-cell>
          <table:table-cell table:formula="oooc:=([diff.AL16]-[diff.$AY16])/([diff.$AZ16]-[diff.$AY16])" office:value-type="float" office:value="0.61387851273654">
            <text:p>0.61</text:p>
          </table:table-cell>
          <table:table-cell table:formula="oooc:=([diff.AM16]-[diff.$AY16])/([diff.$AZ16]-[diff.$AY16])" office:value-type="float" office:value="0.712124403304463">
            <text:p>0.71</text:p>
          </table:table-cell>
          <table:table-cell table:formula="oooc:=([diff.AN16]-[diff.$AY16])/([diff.$AZ16]-[diff.$AY16])" office:value-type="float" office:value="0.675231578044963">
            <text:p>0.68</text:p>
          </table:table-cell>
          <table:table-cell table:formula="oooc:=([diff.AO16]-[diff.$AY16])/([diff.$AZ16]-[diff.$AY16])" office:value-type="float" office:value="0.867277957522316">
            <text:p>0.87</text:p>
          </table:table-cell>
          <table:table-cell table:formula="oooc:=([diff.AP16]-[diff.$AY16])/([diff.$AZ16]-[diff.$AY16])" office:value-type="float" office:value="0.558140798905543">
            <text:p>0.56</text:p>
          </table:table-cell>
          <table:table-cell table:formula="oooc:=([diff.AQ16]-[diff.$AY16])/([diff.$AZ16]-[diff.$AY16])" office:value-type="float" office:value="0.650369125280739">
            <text:p>0.65</text:p>
          </table:table-cell>
          <table:table-cell table:formula="oooc:=([diff.AR16]-[diff.$AY16])/([diff.$AZ16]-[diff.$AY16])" office:value-type="float" office:value="0.506768995379349">
            <text:p>0.51</text:p>
          </table:table-cell>
          <table:table-cell table:formula="oooc:=([diff.AS16]-[diff.$AY16])/([diff.$AZ16]-[diff.$AY16])" office:value-type="float" office:value="0.437400890575001">
            <text:p>0.44</text:p>
          </table:table-cell>
          <table:table-cell table:formula="oooc:=([diff.AT16]-[diff.$AY16])/([diff.$AZ16]-[diff.$AY16])" office:value-type="float" office:value="0.818715528265694">
            <text:p>0.82</text:p>
          </table:table-cell>
          <table:table-cell table:formula="oooc:=([diff.AU16]-[diff.$AY16])/([diff.$AZ16]-[diff.$AY16])" office:value-type="float" office:value="0.699391517388709">
            <text:p>0.7</text:p>
          </table:table-cell>
          <table:table-cell table:formula="oooc:=([diff.AV16]-[diff.$AY16])/([diff.$AZ16]-[diff.$AY16])" office:value-type="float" office:value="0.587000919925533">
            <text:p>0.59</text:p>
          </table:table-cell>
          <table:table-cell table:formula="oooc:=([diff.AW16]-[diff.$AY16])/([diff.$AZ16]-[diff.$AY16])" office:value-type="float" office:value="0.677045611735984">
            <text:p>0.68</text:p>
          </table:table-cell>
          <table:table-cell table:formula="oooc:=([diff.AX16]-[diff.$AY16])/([diff.$AZ16]-[diff.$AY16])" office:value-type="float" office:value="0.455178420742475">
            <text:p>0.46</text:p>
          </table:table-cell>
          <table:table-cell table:number-columns-repeated="206"/>
        </table:table-row>
        <table:table-row table:style-name="ro1">
          <table:table-cell table:formula="oooc:=([diff.A17]-[diff.$AY17])/([diff.$AZ17]-[diff.$AY17])" office:value-type="float" office:value="0.671908009655607">
            <text:p>0.67</text:p>
          </table:table-cell>
          <table:table-cell table:formula="oooc:=([diff.B17]-[diff.$AY17])/([diff.$AZ17]-[diff.$AY17])" office:value-type="float" office:value="0.671908009655607">
            <text:p>0.67</text:p>
          </table:table-cell>
          <table:table-cell table:formula="oooc:=([diff.C17]-[diff.$AY17])/([diff.$AZ17]-[diff.$AY17])" office:value-type="float" office:value="0.671908009655607">
            <text:p>0.67</text:p>
          </table:table-cell>
          <table:table-cell table:formula="oooc:=([diff.D17]-[diff.$AY17])/([diff.$AZ17]-[diff.$AY17])" office:value-type="float" office:value="0.671908009655607">
            <text:p>0.67</text:p>
          </table:table-cell>
          <table:table-cell table:formula="oooc:=([diff.E17]-[diff.$AY17])/([diff.$AZ17]-[diff.$AY17])" office:value-type="float" office:value="0.671908009655607">
            <text:p>0.67</text:p>
          </table:table-cell>
          <table:table-cell table:formula="oooc:=([diff.F17]-[diff.$AY17])/([diff.$AZ17]-[diff.$AY17])" office:value-type="float" office:value="0.671908009655607">
            <text:p>0.67</text:p>
          </table:table-cell>
          <table:table-cell table:formula="oooc:=([diff.G17]-[diff.$AY17])/([diff.$AZ17]-[diff.$AY17])" office:value-type="float" office:value="0.671908009655607">
            <text:p>0.67</text:p>
          </table:table-cell>
          <table:table-cell table:formula="oooc:=([diff.H17]-[diff.$AY17])/([diff.$AZ17]-[diff.$AY17])" office:value-type="float" office:value="0.671908009655607">
            <text:p>0.67</text:p>
          </table:table-cell>
          <table:table-cell table:formula="oooc:=([diff.I17]-[diff.$AY17])/([diff.$AZ17]-[diff.$AY17])" office:value-type="float" office:value="0.671908009655607">
            <text:p>0.67</text:p>
          </table:table-cell>
          <table:table-cell table:formula="oooc:=([diff.J17]-[diff.$AY17])/([diff.$AZ17]-[diff.$AY17])" office:value-type="float" office:value="0.671908009655607">
            <text:p>0.67</text:p>
          </table:table-cell>
          <table:table-cell table:formula="oooc:=([diff.K17]-[diff.$AY17])/([diff.$AZ17]-[diff.$AY17])" office:value-type="float" office:value="0.671908009655607">
            <text:p>0.67</text:p>
          </table:table-cell>
          <table:table-cell table:formula="oooc:=([diff.L17]-[diff.$AY17])/([diff.$AZ17]-[diff.$AY17])" office:value-type="float" office:value="0.671908009655607">
            <text:p>0.67</text:p>
          </table:table-cell>
          <table:table-cell table:formula="oooc:=([diff.M17]-[diff.$AY17])/([diff.$AZ17]-[diff.$AY17])" office:value-type="float" office:value="0.671908009655607">
            <text:p>0.67</text:p>
          </table:table-cell>
          <table:table-cell table:formula="oooc:=([diff.N17]-[diff.$AY17])/([diff.$AZ17]-[diff.$AY17])" office:value-type="float" office:value="0.675298047988292">
            <text:p>0.68</text:p>
          </table:table-cell>
          <table:table-cell table:formula="oooc:=([diff.O17]-[diff.$AY17])/([diff.$AZ17]-[diff.$AY17])" office:value-type="float" office:value="0.671908009655607">
            <text:p>0.67</text:p>
          </table:table-cell>
          <table:table-cell table:formula="oooc:=([diff.P17]-[diff.$AY17])/([diff.$AZ17]-[diff.$AY17])" office:value-type="float" office:value="0.673902232620232">
            <text:p>0.67</text:p>
          </table:table-cell>
          <table:table-cell table:formula="oooc:=([diff.Q17]-[diff.$AY17])/([diff.$AZ17]-[diff.$AY17])" office:value-type="float" office:value="0.703704217395909">
            <text:p>0.7</text:p>
          </table:table-cell>
          <table:table-cell table:formula="oooc:=([diff.R17]-[diff.$AY17])/([diff.$AZ17]-[diff.$AY17])" office:value-type="float" office:value="0.682403761303415">
            <text:p>0.68</text:p>
          </table:table-cell>
          <table:table-cell table:formula="oooc:=([diff.S17]-[diff.$AY17])/([diff.$AZ17]-[diff.$AY17])" office:value-type="float" office:value="0.651573407947457">
            <text:p>0.65</text:p>
          </table:table-cell>
          <table:table-cell table:formula="oooc:=([diff.T17]-[diff.$AY17])/([diff.$AZ17]-[diff.$AY17])" office:value-type="float" office:value="0.692301105354634">
            <text:p>0.69</text:p>
          </table:table-cell>
          <table:table-cell table:formula="oooc:=([diff.U17]-[diff.$AY17])/([diff.$AZ17]-[diff.$AY17])" office:value-type="float" office:value="0.660905712108121">
            <text:p>0.66</text:p>
          </table:table-cell>
          <table:table-cell table:formula="oooc:=([diff.V17]-[diff.$AY17])/([diff.$AZ17]-[diff.$AY17])" office:value-type="float" office:value="0.675860273734867">
            <text:p>0.68</text:p>
          </table:table-cell>
          <table:table-cell table:formula="oooc:=([diff.W17]-[diff.$AY17])/([diff.$AZ17]-[diff.$AY17])" office:value-type="float" office:value="0.67444636744185">
            <text:p>0.67</text:p>
          </table:table-cell>
          <table:table-cell table:formula="oooc:=([diff.X17]-[diff.$AY17])/([diff.$AZ17]-[diff.$AY17])" office:value-type="float" office:value="0.68068230928555">
            <text:p>0.68</text:p>
          </table:table-cell>
          <table:table-cell table:formula="oooc:=([diff.Y17]-[diff.$AY17])/([diff.$AZ17]-[diff.$AY17])" office:value-type="float" office:value="0.70902315035297">
            <text:p>0.71</text:p>
          </table:table-cell>
          <table:table-cell table:formula="oooc:=([diff.Z17]-[diff.$AY17])/([diff.$AZ17]-[diff.$AY17])" office:value-type="float" office:value="0.627954700322129">
            <text:p>0.63</text:p>
          </table:table-cell>
          <table:table-cell table:formula="oooc:=([diff.AA17]-[diff.$AY17])/([diff.$AZ17]-[diff.$AY17])" office:value-type="float" office:value="0.610170919038674">
            <text:p>0.61</text:p>
          </table:table-cell>
          <table:table-cell table:formula="oooc:=([diff.AB17]-[diff.$AY17])/([diff.$AZ17]-[diff.$AY17])" office:value-type="float" office:value="0">
            <text:p>0</text:p>
          </table:table-cell>
          <table:table-cell table:formula="oooc:=([diff.AC17]-[diff.$AY17])/([diff.$AZ17]-[diff.$AY17])" office:value-type="float" office:value="1">
            <text:p>1</text:p>
          </table:table-cell>
          <table:table-cell table:formula="oooc:=([diff.AD17]-[diff.$AY17])/([diff.$AZ17]-[diff.$AY17])" office:value-type="float" office:value="0.900706350115457">
            <text:p>0.9</text:p>
          </table:table-cell>
          <table:table-cell table:formula="oooc:=([diff.AE17]-[diff.$AY17])/([diff.$AZ17]-[diff.$AY17])" office:value-type="float" office:value="0.774009572107563">
            <text:p>0.77</text:p>
          </table:table-cell>
          <table:table-cell table:formula="oooc:=([diff.AF17]-[diff.$AY17])/([diff.$AZ17]-[diff.$AY17])" office:value-type="float" office:value="0.925799870148143">
            <text:p>0.93</text:p>
          </table:table-cell>
          <table:table-cell table:formula="oooc:=([diff.AG17]-[diff.$AY17])/([diff.$AZ17]-[diff.$AY17])" office:value-type="float" office:value="0.465355074602001">
            <text:p>0.47</text:p>
          </table:table-cell>
          <table:table-cell table:formula="oooc:=([diff.AH17]-[diff.$AY17])/([diff.$AZ17]-[diff.$AY17])" office:value-type="float" office:value="0.816645259070282">
            <text:p>0.82</text:p>
          </table:table-cell>
          <table:table-cell table:formula="oooc:=([diff.AI17]-[diff.$AY17])/([diff.$AZ17]-[diff.$AY17])" office:value-type="float" office:value="0.544745490833755">
            <text:p>0.54</text:p>
          </table:table-cell>
          <table:table-cell table:formula="oooc:=([diff.AJ17]-[diff.$AY17])/([diff.$AZ17]-[diff.$AY17])" office:value-type="float" office:value="0.619899615467297">
            <text:p>0.62</text:p>
          </table:table-cell>
          <table:table-cell table:formula="oooc:=([diff.AK17]-[diff.$AY17])/([diff.$AZ17]-[diff.$AY17])" office:value-type="float" office:value="0.89284041593029">
            <text:p>0.89</text:p>
          </table:table-cell>
          <table:table-cell table:formula="oooc:=([diff.AL17]-[diff.$AY17])/([diff.$AZ17]-[diff.$AY17])" office:value-type="float" office:value="0.647306562784943">
            <text:p>0.65</text:p>
          </table:table-cell>
          <table:table-cell table:formula="oooc:=([diff.AM17]-[diff.$AY17])/([diff.$AZ17]-[diff.$AY17])" office:value-type="float" office:value="0.61563699151847">
            <text:p>0.62</text:p>
          </table:table-cell>
          <table:table-cell table:formula="oooc:=([diff.AN17]-[diff.$AY17])/([diff.$AZ17]-[diff.$AY17])" office:value-type="float" office:value="0.600406844799533">
            <text:p>0.6</text:p>
          </table:table-cell>
          <table:table-cell table:formula="oooc:=([diff.AO17]-[diff.$AY17])/([diff.$AZ17]-[diff.$AY17])" office:value-type="float" office:value="0.833493940543901">
            <text:p>0.83</text:p>
          </table:table-cell>
          <table:table-cell table:formula="oooc:=([diff.AP17]-[diff.$AY17])/([diff.$AZ17]-[diff.$AY17])" office:value-type="float" office:value="0.617906799572303">
            <text:p>0.62</text:p>
          </table:table-cell>
          <table:table-cell table:formula="oooc:=([diff.AQ17]-[diff.$AY17])/([diff.$AZ17]-[diff.$AY17])" office:value-type="float" office:value="0.691319974190766">
            <text:p>0.69</text:p>
          </table:table-cell>
          <table:table-cell table:formula="oooc:=([diff.AR17]-[diff.$AY17])/([diff.$AZ17]-[diff.$AY17])" office:value-type="float" office:value="0.530835981640577">
            <text:p>0.53</text:p>
          </table:table-cell>
          <table:table-cell table:formula="oooc:=([diff.AS17]-[diff.$AY17])/([diff.$AZ17]-[diff.$AY17])" office:value-type="float" office:value="0.611577588962646">
            <text:p>0.61</text:p>
          </table:table-cell>
          <table:table-cell table:formula="oooc:=([diff.AT17]-[diff.$AY17])/([diff.$AZ17]-[diff.$AY17])" office:value-type="float" office:value="0.686728899448461">
            <text:p>0.69</text:p>
          </table:table-cell>
          <table:table-cell table:formula="oooc:=([diff.AU17]-[diff.$AY17])/([diff.$AZ17]-[diff.$AY17])" office:value-type="float" office:value="0.687948026781355">
            <text:p>0.69</text:p>
          </table:table-cell>
          <table:table-cell table:formula="oooc:=([diff.AV17]-[diff.$AY17])/([diff.$AZ17]-[diff.$AY17])" office:value-type="float" office:value="0.664892750965751">
            <text:p>0.66</text:p>
          </table:table-cell>
          <table:table-cell table:formula="oooc:=([diff.AW17]-[diff.$AY17])/([diff.$AZ17]-[diff.$AY17])" office:value-type="float" office:value="0.675657052345408">
            <text:p>0.68</text:p>
          </table:table-cell>
          <table:table-cell table:formula="oooc:=([diff.AX17]-[diff.$AY17])/([diff.$AZ17]-[diff.$AY17])" office:value-type="float" office:value="0.666749080879559">
            <text:p>0.67</text:p>
          </table:table-cell>
          <table:table-cell table:number-columns-repeated="206"/>
        </table:table-row>
      </table:table>
      <table:table table:name="Sheet8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7" table:number-columns-repeated="45" table:default-cell-style-name="Default"/>
        <table:table-column table:style-name="co9" table:number-columns-repeated="20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206"/>
        </table:table-row>
        <table:table-row table:style-name="ro1">
          <table:table-cell table:formula="oooc:=ROUND(255*(-1*([win_0_1.A2]+[diff_0_1.A2])^2/4+([win_0_1.A2]+[diff_0_1.A2]))*(1-([diff_0_1.A2]-[win_0_1.A2])^2/([win_0_1.A2]+[diff_0_1.A2])^2);0)" office:value-type="float" office:value="0">
            <text:p>0</text:p>
          </table:table-cell>
          <table:table-cell table:formula="oooc:=ROUND(255*(-1*([win_0_1.B2]+[diff_0_1.B2])^2/4+([win_0_1.B2]+[diff_0_1.B2]))*(1-([diff_0_1.B2]-[win_0_1.B2])^2/([win_0_1.B2]+[diff_0_1.B2])^2);0)" office:value-type="float" office:value="0">
            <text:p>0</text:p>
          </table:table-cell>
          <table:table-cell table:formula="oooc:=ROUND(255*(-1*([win_0_1.C2]+[diff_0_1.C2])^2/4+([win_0_1.C2]+[diff_0_1.C2]))*(1-([diff_0_1.C2]-[win_0_1.C2])^2/([win_0_1.C2]+[diff_0_1.C2])^2);0)" office:value-type="float" office:value="0">
            <text:p>0</text:p>
          </table:table-cell>
          <table:table-cell table:formula="oooc:=ROUND(255*(-1*([win_0_1.D2]+[diff_0_1.D2])^2/4+([win_0_1.D2]+[diff_0_1.D2]))*(1-([diff_0_1.D2]-[win_0_1.D2])^2/([win_0_1.D2]+[diff_0_1.D2])^2);0)" office:value-type="float" office:value="0">
            <text:p>0</text:p>
          </table:table-cell>
          <table:table-cell table:formula="oooc:=ROUND(255*(-1*([win_0_1.E2]+[diff_0_1.E2])^2/4+([win_0_1.E2]+[diff_0_1.E2]))*(1-([diff_0_1.E2]-[win_0_1.E2])^2/([win_0_1.E2]+[diff_0_1.E2])^2);0)" office:value-type="float" office:value="0">
            <text:p>0</text:p>
          </table:table-cell>
          <table:table-cell table:formula="oooc:=ROUND(255*(-1*([win_0_1.F2]+[diff_0_1.F2])^2/4+([win_0_1.F2]+[diff_0_1.F2]))*(1-([diff_0_1.F2]-[win_0_1.F2])^2/([win_0_1.F2]+[diff_0_1.F2])^2);0)" office:value-type="float" office:value="23">
            <text:p>23</text:p>
          </table:table-cell>
          <table:table-cell table:formula="oooc:=ROUND(255*(-1*([win_0_1.G2]+[diff_0_1.G2])^2/4+([win_0_1.G2]+[diff_0_1.G2]))*(1-([diff_0_1.G2]-[win_0_1.G2])^2/([win_0_1.G2]+[diff_0_1.G2])^2);0)" office:value-type="float" office:value="32">
            <text:p>32</text:p>
          </table:table-cell>
          <table:table-cell table:formula="oooc:=ROUND(255*(-1*([win_0_1.H2]+[diff_0_1.H2])^2/4+([win_0_1.H2]+[diff_0_1.H2]))*(1-([diff_0_1.H2]-[win_0_1.H2])^2/([win_0_1.H2]+[diff_0_1.H2])^2);0)" office:value-type="float" office:value="14">
            <text:p>14</text:p>
          </table:table-cell>
          <table:table-cell table:formula="oooc:=ROUND(255*(-1*([win_0_1.I2]+[diff_0_1.I2])^2/4+([win_0_1.I2]+[diff_0_1.I2]))*(1-([diff_0_1.I2]-[win_0_1.I2])^2/([win_0_1.I2]+[diff_0_1.I2])^2);0)" office:value-type="float" office:value="12">
            <text:p>12</text:p>
          </table:table-cell>
          <table:table-cell table:formula="oooc:=ROUND(255*(-1*([win_0_1.J2]+[diff_0_1.J2])^2/4+([win_0_1.J2]+[diff_0_1.J2]))*(1-([diff_0_1.J2]-[win_0_1.J2])^2/([win_0_1.J2]+[diff_0_1.J2])^2);0)" office:value-type="float" office:value="20">
            <text:p>20</text:p>
          </table:table-cell>
          <table:table-cell table:formula="oooc:=ROUND(255*(-1*([win_0_1.K2]+[diff_0_1.K2])^2/4+([win_0_1.K2]+[diff_0_1.K2]))*(1-([diff_0_1.K2]-[win_0_1.K2])^2/([win_0_1.K2]+[diff_0_1.K2])^2);0)" office:value-type="float" office:value="4">
            <text:p>4</text:p>
          </table:table-cell>
          <table:table-cell table:formula="oooc:=ROUND(255*(-1*([win_0_1.L2]+[diff_0_1.L2])^2/4+([win_0_1.L2]+[diff_0_1.L2]))*(1-([diff_0_1.L2]-[win_0_1.L2])^2/([win_0_1.L2]+[diff_0_1.L2])^2);0)" office:value-type="float" office:value="12">
            <text:p>12</text:p>
          </table:table-cell>
          <table:table-cell table:formula="oooc:=ROUND(255*(-1*([win_0_1.M2]+[diff_0_1.M2])^2/4+([win_0_1.M2]+[diff_0_1.M2]))*(1-([diff_0_1.M2]-[win_0_1.M2])^2/([win_0_1.M2]+[diff_0_1.M2])^2);0)" office:value-type="float" office:value="21">
            <text:p>21</text:p>
          </table:table-cell>
          <table:table-cell table:formula="oooc:=ROUND(255*(-1*([win_0_1.N2]+[diff_0_1.N2])^2/4+([win_0_1.N2]+[diff_0_1.N2]))*(1-([diff_0_1.N2]-[win_0_1.N2])^2/([win_0_1.N2]+[diff_0_1.N2])^2);0)" office:value-type="float" office:value="23">
            <text:p>23</text:p>
          </table:table-cell>
          <table:table-cell table:formula="oooc:=ROUND(255*(-1*([win_0_1.O2]+[diff_0_1.O2])^2/4+([win_0_1.O2]+[diff_0_1.O2]))*(1-([diff_0_1.O2]-[win_0_1.O2])^2/([win_0_1.O2]+[diff_0_1.O2])^2);0)" office:value-type="float" office:value="31">
            <text:p>31</text:p>
          </table:table-cell>
          <table:table-cell table:formula="oooc:=ROUND(255*(-1*([win_0_1.P2]+[diff_0_1.P2])^2/4+([win_0_1.P2]+[diff_0_1.P2]))*(1-([diff_0_1.P2]-[win_0_1.P2])^2/([win_0_1.P2]+[diff_0_1.P2])^2);0)" office:value-type="float" office:value="0">
            <text:p>0</text:p>
          </table:table-cell>
          <table:table-cell table:formula="oooc:=ROUND(255*(-1*([win_0_1.Q2]+[diff_0_1.Q2])^2/4+([win_0_1.Q2]+[diff_0_1.Q2]))*(1-([diff_0_1.Q2]-[win_0_1.Q2])^2/([win_0_1.Q2]+[diff_0_1.Q2])^2);0)" office:value-type="float" office:value="26">
            <text:p>26</text:p>
          </table:table-cell>
          <table:table-cell table:formula="oooc:=ROUND(255*(-1*([win_0_1.R2]+[diff_0_1.R2])^2/4+([win_0_1.R2]+[diff_0_1.R2]))*(1-([diff_0_1.R2]-[win_0_1.R2])^2/([win_0_1.R2]+[diff_0_1.R2])^2);0)" office:value-type="float" office:value="23">
            <text:p>23</text:p>
          </table:table-cell>
          <table:table-cell table:formula="oooc:=ROUND(255*(-1*([win_0_1.S2]+[diff_0_1.S2])^2/4+([win_0_1.S2]+[diff_0_1.S2]))*(1-([diff_0_1.S2]-[win_0_1.S2])^2/([win_0_1.S2]+[diff_0_1.S2])^2);0)" office:value-type="float" office:value="8">
            <text:p>8</text:p>
          </table:table-cell>
          <table:table-cell table:formula="oooc:=ROUND(255*(-1*([win_0_1.T2]+[diff_0_1.T2])^2/4+([win_0_1.T2]+[diff_0_1.T2]))*(1-([diff_0_1.T2]-[win_0_1.T2])^2/([win_0_1.T2]+[diff_0_1.T2])^2);0)" office:value-type="float" office:value="30">
            <text:p>30</text:p>
          </table:table-cell>
          <table:table-cell table:formula="oooc:=ROUND(255*(-1*([win_0_1.U2]+[diff_0_1.U2])^2/4+([win_0_1.U2]+[diff_0_1.U2]))*(1-([diff_0_1.U2]-[win_0_1.U2])^2/([win_0_1.U2]+[diff_0_1.U2])^2);0)" office:value-type="float" office:value="42">
            <text:p>42</text:p>
          </table:table-cell>
          <table:table-cell table:formula="oooc:=ROUND(255*(-1*([win_0_1.V2]+[diff_0_1.V2])^2/4+([win_0_1.V2]+[diff_0_1.V2]))*(1-([diff_0_1.V2]-[win_0_1.V2])^2/([win_0_1.V2]+[diff_0_1.V2])^2);0)" office:value-type="float" office:value="34">
            <text:p>34</text:p>
          </table:table-cell>
          <table:table-cell table:formula="oooc:=ROUND(255*(-1*([win_0_1.W2]+[diff_0_1.W2])^2/4+([win_0_1.W2]+[diff_0_1.W2]))*(1-([diff_0_1.W2]-[win_0_1.W2])^2/([win_0_1.W2]+[diff_0_1.W2])^2);0)" office:value-type="float" office:value="30">
            <text:p>30</text:p>
          </table:table-cell>
          <table:table-cell table:formula="oooc:=ROUND(255*(-1*([win_0_1.X2]+[diff_0_1.X2])^2/4+([win_0_1.X2]+[diff_0_1.X2]))*(1-([diff_0_1.X2]-[win_0_1.X2])^2/([win_0_1.X2]+[diff_0_1.X2])^2);0)" office:value-type="float" office:value="0">
            <text:p>0</text:p>
          </table:table-cell>
          <table:table-cell table:formula="oooc:=ROUND(255*(-1*([win_0_1.Y2]+[diff_0_1.Y2])^2/4+([win_0_1.Y2]+[diff_0_1.Y2]))*(1-([diff_0_1.Y2]-[win_0_1.Y2])^2/([win_0_1.Y2]+[diff_0_1.Y2])^2);0)" office:value-type="float" office:value="44">
            <text:p>44</text:p>
          </table:table-cell>
          <table:table-cell table:formula="oooc:=ROUND(255*(-1*([win_0_1.Z2]+[diff_0_1.Z2])^2/4+([win_0_1.Z2]+[diff_0_1.Z2]))*(1-([diff_0_1.Z2]-[win_0_1.Z2])^2/([win_0_1.Z2]+[diff_0_1.Z2])^2);0)" office:value-type="float" office:value="58">
            <text:p>58</text:p>
          </table:table-cell>
          <table:table-cell table:formula="oooc:=ROUND(255*(-1*([win_0_1.AA2]+[diff_0_1.AA2])^2/4+([win_0_1.AA2]+[diff_0_1.AA2]))*(1-([diff_0_1.AA2]-[win_0_1.AA2])^2/([win_0_1.AA2]+[diff_0_1.AA2])^2);0)" office:value-type="float" office:value="62">
            <text:p>62</text:p>
          </table:table-cell>
          <table:table-cell table:formula="oooc:=ROUND(255*(-1*([win_0_1.AB2]+[diff_0_1.AB2])^2/4+([win_0_1.AB2]+[diff_0_1.AB2]))*(1-([diff_0_1.AB2]-[win_0_1.AB2])^2/([win_0_1.AB2]+[diff_0_1.AB2])^2);0)" office:value-type="float" office:value="3">
            <text:p>3</text:p>
          </table:table-cell>
          <table:table-cell table:formula="oooc:=ROUND(255*(-1*([win_0_1.AC2]+[diff_0_1.AC2])^2/4+([win_0_1.AC2]+[diff_0_1.AC2]))*(1-([diff_0_1.AC2]-[win_0_1.AC2])^2/([win_0_1.AC2]+[diff_0_1.AC2])^2);0)" office:value-type="float" office:value="30">
            <text:p>30</text:p>
          </table:table-cell>
          <table:table-cell table:formula="oooc:=ROUND(255*(-1*([win_0_1.AD2]+[diff_0_1.AD2])^2/4+([win_0_1.AD2]+[diff_0_1.AD2]))*(1-([diff_0_1.AD2]-[win_0_1.AD2])^2/([win_0_1.AD2]+[diff_0_1.AD2])^2);0)" office:value-type="float" office:value="27">
            <text:p>27</text:p>
          </table:table-cell>
          <table:table-cell table:formula="oooc:=ROUND(255*(-1*([win_0_1.AE2]+[diff_0_1.AE2])^2/4+([win_0_1.AE2]+[diff_0_1.AE2]))*(1-([diff_0_1.AE2]-[win_0_1.AE2])^2/([win_0_1.AE2]+[diff_0_1.AE2])^2);0)" office:value-type="float" office:value="70">
            <text:p>70</text:p>
          </table:table-cell>
          <table:table-cell table:formula="oooc:=ROUND(255*(-1*([win_0_1.AF2]+[diff_0_1.AF2])^2/4+([win_0_1.AF2]+[diff_0_1.AF2]))*(1-([diff_0_1.AF2]-[win_0_1.AF2])^2/([win_0_1.AF2]+[diff_0_1.AF2])^2);0)" office:value-type="float" office:value="93">
            <text:p>93</text:p>
          </table:table-cell>
          <table:table-cell table:formula="oooc:=ROUND(255*(-1*([win_0_1.AG2]+[diff_0_1.AG2])^2/4+([win_0_1.AG2]+[diff_0_1.AG2]))*(1-([diff_0_1.AG2]-[win_0_1.AG2])^2/([win_0_1.AG2]+[diff_0_1.AG2])^2);0)" office:value-type="float" office:value="83">
            <text:p>83</text:p>
          </table:table-cell>
          <table:table-cell table:formula="oooc:=ROUND(255*(-1*([win_0_1.AH2]+[diff_0_1.AH2])^2/4+([win_0_1.AH2]+[diff_0_1.AH2]))*(1-([diff_0_1.AH2]-[win_0_1.AH2])^2/([win_0_1.AH2]+[diff_0_1.AH2])^2);0)" office:value-type="float" office:value="65">
            <text:p>65</text:p>
          </table:table-cell>
          <table:table-cell table:formula="oooc:=ROUND(255*(-1*([win_0_1.AI2]+[diff_0_1.AI2])^2/4+([win_0_1.AI2]+[diff_0_1.AI2]))*(1-([diff_0_1.AI2]-[win_0_1.AI2])^2/([win_0_1.AI2]+[diff_0_1.AI2])^2);0)" office:value-type="float" office:value="91">
            <text:p>91</text:p>
          </table:table-cell>
          <table:table-cell table:formula="oooc:=ROUND(255*(-1*([win_0_1.AJ2]+[diff_0_1.AJ2])^2/4+([win_0_1.AJ2]+[diff_0_1.AJ2]))*(1-([diff_0_1.AJ2]-[win_0_1.AJ2])^2/([win_0_1.AJ2]+[diff_0_1.AJ2])^2);0)" office:value-type="float" office:value="145">
            <text:p>145</text:p>
          </table:table-cell>
          <table:table-cell table:formula="oooc:=ROUND(255*(-1*([win_0_1.AK2]+[diff_0_1.AK2])^2/4+([win_0_1.AK2]+[diff_0_1.AK2]))*(1-([diff_0_1.AK2]-[win_0_1.AK2])^2/([win_0_1.AK2]+[diff_0_1.AK2])^2);0)" office:value-type="float" office:value="139">
            <text:p>139</text:p>
          </table:table-cell>
          <table:table-cell table:formula="oooc:=ROUND(255*(-1*([win_0_1.AL2]+[diff_0_1.AL2])^2/4+([win_0_1.AL2]+[diff_0_1.AL2]))*(1-([diff_0_1.AL2]-[win_0_1.AL2])^2/([win_0_1.AL2]+[diff_0_1.AL2])^2);0)" office:value-type="float" office:value="127">
            <text:p>127</text:p>
          </table:table-cell>
          <table:table-cell table:formula="oooc:=ROUND(255*(-1*([win_0_1.AM2]+[diff_0_1.AM2])^2/4+([win_0_1.AM2]+[diff_0_1.AM2]))*(1-([diff_0_1.AM2]-[win_0_1.AM2])^2/([win_0_1.AM2]+[diff_0_1.AM2])^2);0)" office:value-type="float" office:value="52">
            <text:p>52</text:p>
          </table:table-cell>
          <table:table-cell table:formula="oooc:=ROUND(255*(-1*([win_0_1.AN2]+[diff_0_1.AN2])^2/4+([win_0_1.AN2]+[diff_0_1.AN2]))*(1-([diff_0_1.AN2]-[win_0_1.AN2])^2/([win_0_1.AN2]+[diff_0_1.AN2])^2);0)" office:value-type="float" office:value="68">
            <text:p>68</text:p>
          </table:table-cell>
          <table:table-cell table:formula="oooc:=ROUND(255*(-1*([win_0_1.AO2]+[diff_0_1.AO2])^2/4+([win_0_1.AO2]+[diff_0_1.AO2]))*(1-([diff_0_1.AO2]-[win_0_1.AO2])^2/([win_0_1.AO2]+[diff_0_1.AO2])^2);0)" office:value-type="float" office:value="41">
            <text:p>41</text:p>
          </table:table-cell>
          <table:table-cell table:formula="oooc:=ROUND(255*(-1*([win_0_1.AP2]+[diff_0_1.AP2])^2/4+([win_0_1.AP2]+[diff_0_1.AP2]))*(1-([diff_0_1.AP2]-[win_0_1.AP2])^2/([win_0_1.AP2]+[diff_0_1.AP2])^2);0)" office:value-type="float" office:value="109">
            <text:p>109</text:p>
          </table:table-cell>
          <table:table-cell table:formula="oooc:=ROUND(255*(-1*([win_0_1.AQ2]+[diff_0_1.AQ2])^2/4+([win_0_1.AQ2]+[diff_0_1.AQ2]))*(1-([diff_0_1.AQ2]-[win_0_1.AQ2])^2/([win_0_1.AQ2]+[diff_0_1.AQ2])^2);0)" office:value-type="float" office:value="100">
            <text:p>100</text:p>
          </table:table-cell>
          <table:table-cell table:formula="oooc:=ROUND(255*(-1*([win_0_1.AR2]+[diff_0_1.AR2])^2/4+([win_0_1.AR2]+[diff_0_1.AR2]))*(1-([diff_0_1.AR2]-[win_0_1.AR2])^2/([win_0_1.AR2]+[diff_0_1.AR2])^2);0)" office:value-type="float" office:value="99">
            <text:p>99</text:p>
          </table:table-cell>
          <table:table-cell table:formula="oooc:=ROUND(255*(-1*([win_0_1.AS2]+[diff_0_1.AS2])^2/4+([win_0_1.AS2]+[diff_0_1.AS2]))*(1-([diff_0_1.AS2]-[win_0_1.AS2])^2/([win_0_1.AS2]+[diff_0_1.AS2])^2);0)" office:value-type="float" office:value="104">
            <text:p>104</text:p>
          </table:table-cell>
          <table:table-cell table:formula="oooc:=ROUND(255*(-1*([win_0_1.AT2]+[diff_0_1.AT2])^2/4+([win_0_1.AT2]+[diff_0_1.AT2]))*(1-([diff_0_1.AT2]-[win_0_1.AT2])^2/([win_0_1.AT2]+[diff_0_1.AT2])^2);0)" office:value-type="float" office:value="54">
            <text:p>54</text:p>
          </table:table-cell>
          <table:table-cell table:formula="oooc:=ROUND(255*(-1*([win_0_1.AU2]+[diff_0_1.AU2])^2/4+([win_0_1.AU2]+[diff_0_1.AU2]))*(1-([diff_0_1.AU2]-[win_0_1.AU2])^2/([win_0_1.AU2]+[diff_0_1.AU2])^2);0)" office:value-type="float" office:value="207">
            <text:p>207</text:p>
          </table:table-cell>
          <table:table-cell table:formula="oooc:=ROUND(255*(-1*([win_0_1.AV2]+[diff_0_1.AV2])^2/4+([win_0_1.AV2]+[diff_0_1.AV2]))*(1-([diff_0_1.AV2]-[win_0_1.AV2])^2/([win_0_1.AV2]+[diff_0_1.AV2])^2);0)" office:value-type="float" office:value="193">
            <text:p>193</text:p>
          </table:table-cell>
          <table:table-cell table:formula="oooc:=ROUND(255*(-1*([win_0_1.AW2]+[diff_0_1.AW2])^2/4+([win_0_1.AW2]+[diff_0_1.AW2]))*(1-([diff_0_1.AW2]-[win_0_1.AW2])^2/([win_0_1.AW2]+[diff_0_1.AW2])^2);0)" office:value-type="float" office:value="75">
            <text:p>75</text:p>
          </table:table-cell>
          <table:table-cell table:formula="oooc:=ROUND(255*(-1*([win_0_1.AX2]+[diff_0_1.AX2])^2/4+([win_0_1.AX2]+[diff_0_1.AX2]))*(1-([diff_0_1.AX2]-[win_0_1.AX2])^2/([win_0_1.AX2]+[diff_0_1.AX2])^2);0)" office:value-type="float" office:value="58">
            <text:p>58</text:p>
          </table:table-cell>
          <table:table-cell table:number-columns-repeated="206"/>
        </table:table-row>
        <table:table-row table:style-name="ro1">
          <table:table-cell table:formula="oooc:=ROUND(255*(-1*([win_0_1.A3]+[diff_0_1.A3])^2/4+([win_0_1.A3]+[diff_0_1.A3]))*(1-([diff_0_1.A3]-[win_0_1.A3])^2/([win_0_1.A3]+[diff_0_1.A3])^2);0)" office:value-type="float" office:value="0">
            <text:p>0</text:p>
          </table:table-cell>
          <table:table-cell table:formula="oooc:=ROUND(255*(-1*([win_0_1.B3]+[diff_0_1.B3])^2/4+([win_0_1.B3]+[diff_0_1.B3]))*(1-([diff_0_1.B3]-[win_0_1.B3])^2/([win_0_1.B3]+[diff_0_1.B3])^2);0)" office:value-type="float" office:value="0">
            <text:p>0</text:p>
          </table:table-cell>
          <table:table-cell table:formula="oooc:=ROUND(255*(-1*([win_0_1.C3]+[diff_0_1.C3])^2/4+([win_0_1.C3]+[diff_0_1.C3]))*(1-([diff_0_1.C3]-[win_0_1.C3])^2/([win_0_1.C3]+[diff_0_1.C3])^2);0)" office:value-type="float" office:value="0">
            <text:p>0</text:p>
          </table:table-cell>
          <table:table-cell table:formula="oooc:=ROUND(255*(-1*([win_0_1.D3]+[diff_0_1.D3])^2/4+([win_0_1.D3]+[diff_0_1.D3]))*(1-([diff_0_1.D3]-[win_0_1.D3])^2/([win_0_1.D3]+[diff_0_1.D3])^2);0)" office:value-type="float" office:value="0">
            <text:p>0</text:p>
          </table:table-cell>
          <table:table-cell table:formula="oooc:=ROUND(255*(-1*([win_0_1.E3]+[diff_0_1.E3])^2/4+([win_0_1.E3]+[diff_0_1.E3]))*(1-([diff_0_1.E3]-[win_0_1.E3])^2/([win_0_1.E3]+[diff_0_1.E3])^2);0)" office:value-type="float" office:value="0">
            <text:p>0</text:p>
          </table:table-cell>
          <table:table-cell table:formula="oooc:=ROUND(255*(-1*([win_0_1.F3]+[diff_0_1.F3])^2/4+([win_0_1.F3]+[diff_0_1.F3]))*(1-([diff_0_1.F3]-[win_0_1.F3])^2/([win_0_1.F3]+[diff_0_1.F3])^2);0)" office:value-type="float" office:value="8">
            <text:p>8</text:p>
          </table:table-cell>
          <table:table-cell table:formula="oooc:=ROUND(255*(-1*([win_0_1.G3]+[diff_0_1.G3])^2/4+([win_0_1.G3]+[diff_0_1.G3]))*(1-([diff_0_1.G3]-[win_0_1.G3])^2/([win_0_1.G3]+[diff_0_1.G3])^2);0)" office:value-type="float" office:value="12">
            <text:p>12</text:p>
          </table:table-cell>
          <table:table-cell table:formula="oooc:=ROUND(255*(-1*([win_0_1.H3]+[diff_0_1.H3])^2/4+([win_0_1.H3]+[diff_0_1.H3]))*(1-([diff_0_1.H3]-[win_0_1.H3])^2/([win_0_1.H3]+[diff_0_1.H3])^2);0)" office:value-type="float" office:value="17">
            <text:p>17</text:p>
          </table:table-cell>
          <table:table-cell table:formula="oooc:=ROUND(255*(-1*([win_0_1.I3]+[diff_0_1.I3])^2/4+([win_0_1.I3]+[diff_0_1.I3]))*(1-([diff_0_1.I3]-[win_0_1.I3])^2/([win_0_1.I3]+[diff_0_1.I3])^2);0)" office:value-type="float" office:value="15">
            <text:p>15</text:p>
          </table:table-cell>
          <table:table-cell table:formula="oooc:=ROUND(255*(-1*([win_0_1.J3]+[diff_0_1.J3])^2/4+([win_0_1.J3]+[diff_0_1.J3]))*(1-([diff_0_1.J3]-[win_0_1.J3])^2/([win_0_1.J3]+[diff_0_1.J3])^2);0)" office:value-type="float" office:value="9">
            <text:p>9</text:p>
          </table:table-cell>
          <table:table-cell table:formula="oooc:=ROUND(255*(-1*([win_0_1.K3]+[diff_0_1.K3])^2/4+([win_0_1.K3]+[diff_0_1.K3]))*(1-([diff_0_1.K3]-[win_0_1.K3])^2/([win_0_1.K3]+[diff_0_1.K3])^2);0)" office:value-type="float" office:value="9">
            <text:p>9</text:p>
          </table:table-cell>
          <table:table-cell table:formula="oooc:=ROUND(255*(-1*([win_0_1.L3]+[diff_0_1.L3])^2/4+([win_0_1.L3]+[diff_0_1.L3]))*(1-([diff_0_1.L3]-[win_0_1.L3])^2/([win_0_1.L3]+[diff_0_1.L3])^2);0)" office:value-type="float" office:value="20">
            <text:p>20</text:p>
          </table:table-cell>
          <table:table-cell table:formula="oooc:=ROUND(255*(-1*([win_0_1.M3]+[diff_0_1.M3])^2/4+([win_0_1.M3]+[diff_0_1.M3]))*(1-([diff_0_1.M3]-[win_0_1.M3])^2/([win_0_1.M3]+[diff_0_1.M3])^2);0)" office:value-type="float" office:value="25">
            <text:p>25</text:p>
          </table:table-cell>
          <table:table-cell table:formula="oooc:=ROUND(255*(-1*([win_0_1.N3]+[diff_0_1.N3])^2/4+([win_0_1.N3]+[diff_0_1.N3]))*(1-([diff_0_1.N3]-[win_0_1.N3])^2/([win_0_1.N3]+[diff_0_1.N3])^2);0)" office:value-type="float" office:value="20">
            <text:p>20</text:p>
          </table:table-cell>
          <table:table-cell table:formula="oooc:=ROUND(255*(-1*([win_0_1.O3]+[diff_0_1.O3])^2/4+([win_0_1.O3]+[diff_0_1.O3]))*(1-([diff_0_1.O3]-[win_0_1.O3])^2/([win_0_1.O3]+[diff_0_1.O3])^2);0)" office:value-type="float" office:value="19">
            <text:p>19</text:p>
          </table:table-cell>
          <table:table-cell table:formula="oooc:=ROUND(255*(-1*([win_0_1.P3]+[diff_0_1.P3])^2/4+([win_0_1.P3]+[diff_0_1.P3]))*(1-([diff_0_1.P3]-[win_0_1.P3])^2/([win_0_1.P3]+[diff_0_1.P3])^2);0)" office:value-type="float" office:value="15">
            <text:p>15</text:p>
          </table:table-cell>
          <table:table-cell table:formula="oooc:=ROUND(255*(-1*([win_0_1.Q3]+[diff_0_1.Q3])^2/4+([win_0_1.Q3]+[diff_0_1.Q3]))*(1-([diff_0_1.Q3]-[win_0_1.Q3])^2/([win_0_1.Q3]+[diff_0_1.Q3])^2);0)" office:value-type="float" office:value="37">
            <text:p>37</text:p>
          </table:table-cell>
          <table:table-cell table:formula="oooc:=ROUND(255*(-1*([win_0_1.R3]+[diff_0_1.R3])^2/4+([win_0_1.R3]+[diff_0_1.R3]))*(1-([diff_0_1.R3]-[win_0_1.R3])^2/([win_0_1.R3]+[diff_0_1.R3])^2);0)" office:value-type="float" office:value="14">
            <text:p>14</text:p>
          </table:table-cell>
          <table:table-cell table:formula="oooc:=ROUND(255*(-1*([win_0_1.S3]+[diff_0_1.S3])^2/4+([win_0_1.S3]+[diff_0_1.S3]))*(1-([diff_0_1.S3]-[win_0_1.S3])^2/([win_0_1.S3]+[diff_0_1.S3])^2);0)" office:value-type="float" office:value="42">
            <text:p>42</text:p>
          </table:table-cell>
          <table:table-cell table:formula="oooc:=ROUND(255*(-1*([win_0_1.T3]+[diff_0_1.T3])^2/4+([win_0_1.T3]+[diff_0_1.T3]))*(1-([diff_0_1.T3]-[win_0_1.T3])^2/([win_0_1.T3]+[diff_0_1.T3])^2);0)" office:value-type="float" office:value="25">
            <text:p>25</text:p>
          </table:table-cell>
          <table:table-cell table:formula="oooc:=ROUND(255*(-1*([win_0_1.U3]+[diff_0_1.U3])^2/4+([win_0_1.U3]+[diff_0_1.U3]))*(1-([diff_0_1.U3]-[win_0_1.U3])^2/([win_0_1.U3]+[diff_0_1.U3])^2);0)" office:value-type="float" office:value="32">
            <text:p>32</text:p>
          </table:table-cell>
          <table:table-cell table:formula="oooc:=ROUND(255*(-1*([win_0_1.V3]+[diff_0_1.V3])^2/4+([win_0_1.V3]+[diff_0_1.V3]))*(1-([diff_0_1.V3]-[win_0_1.V3])^2/([win_0_1.V3]+[diff_0_1.V3])^2);0)" office:value-type="float" office:value="64">
            <text:p>64</text:p>
          </table:table-cell>
          <table:table-cell table:formula="oooc:=ROUND(255*(-1*([win_0_1.W3]+[diff_0_1.W3])^2/4+([win_0_1.W3]+[diff_0_1.W3]))*(1-([diff_0_1.W3]-[win_0_1.W3])^2/([win_0_1.W3]+[diff_0_1.W3])^2);0)" office:value-type="float" office:value="21">
            <text:p>21</text:p>
          </table:table-cell>
          <table:table-cell table:formula="oooc:=ROUND(255*(-1*([win_0_1.X3]+[diff_0_1.X3])^2/4+([win_0_1.X3]+[diff_0_1.X3]))*(1-([diff_0_1.X3]-[win_0_1.X3])^2/([win_0_1.X3]+[diff_0_1.X3])^2);0)" office:value-type="float" office:value="54">
            <text:p>54</text:p>
          </table:table-cell>
          <table:table-cell table:formula="oooc:=ROUND(255*(-1*([win_0_1.Y3]+[diff_0_1.Y3])^2/4+([win_0_1.Y3]+[diff_0_1.Y3]))*(1-([diff_0_1.Y3]-[win_0_1.Y3])^2/([win_0_1.Y3]+[diff_0_1.Y3])^2);0)" office:value-type="float" office:value="0">
            <text:p>0</text:p>
          </table:table-cell>
          <table:table-cell table:formula="oooc:=ROUND(255*(-1*([win_0_1.Z3]+[diff_0_1.Z3])^2/4+([win_0_1.Z3]+[diff_0_1.Z3]))*(1-([diff_0_1.Z3]-[win_0_1.Z3])^2/([win_0_1.Z3]+[diff_0_1.Z3])^2);0)" office:value-type="float" office:value="80">
            <text:p>80</text:p>
          </table:table-cell>
          <table:table-cell table:formula="oooc:=ROUND(255*(-1*([win_0_1.AA3]+[diff_0_1.AA3])^2/4+([win_0_1.AA3]+[diff_0_1.AA3]))*(1-([diff_0_1.AA3]-[win_0_1.AA3])^2/([win_0_1.AA3]+[diff_0_1.AA3])^2);0)" office:value-type="float" office:value="100">
            <text:p>100</text:p>
          </table:table-cell>
          <table:table-cell table:formula="oooc:=ROUND(255*(-1*([win_0_1.AB3]+[diff_0_1.AB3])^2/4+([win_0_1.AB3]+[diff_0_1.AB3]))*(1-([diff_0_1.AB3]-[win_0_1.AB3])^2/([win_0_1.AB3]+[diff_0_1.AB3])^2);0)" office:value-type="float" office:value="94">
            <text:p>94</text:p>
          </table:table-cell>
          <table:table-cell table:formula="oooc:=ROUND(255*(-1*([win_0_1.AC3]+[diff_0_1.AC3])^2/4+([win_0_1.AC3]+[diff_0_1.AC3]))*(1-([diff_0_1.AC3]-[win_0_1.AC3])^2/([win_0_1.AC3]+[diff_0_1.AC3])^2);0)" office:value-type="float" office:value="57">
            <text:p>57</text:p>
          </table:table-cell>
          <table:table-cell table:formula="oooc:=ROUND(255*(-1*([win_0_1.AD3]+[diff_0_1.AD3])^2/4+([win_0_1.AD3]+[diff_0_1.AD3]))*(1-([diff_0_1.AD3]-[win_0_1.AD3])^2/([win_0_1.AD3]+[diff_0_1.AD3])^2);0)" office:value-type="float" office:value="91">
            <text:p>91</text:p>
          </table:table-cell>
          <table:table-cell table:formula="oooc:=ROUND(255*(-1*([win_0_1.AE3]+[diff_0_1.AE3])^2/4+([win_0_1.AE3]+[diff_0_1.AE3]))*(1-([diff_0_1.AE3]-[win_0_1.AE3])^2/([win_0_1.AE3]+[diff_0_1.AE3])^2);0)" office:value-type="float" office:value="49">
            <text:p>49</text:p>
          </table:table-cell>
          <table:table-cell table:formula="oooc:=ROUND(255*(-1*([win_0_1.AF3]+[diff_0_1.AF3])^2/4+([win_0_1.AF3]+[diff_0_1.AF3]))*(1-([diff_0_1.AF3]-[win_0_1.AF3])^2/([win_0_1.AF3]+[diff_0_1.AF3])^2);0)" office:value-type="float" office:value="33">
            <text:p>33</text:p>
          </table:table-cell>
          <table:table-cell table:formula="oooc:=ROUND(255*(-1*([win_0_1.AG3]+[diff_0_1.AG3])^2/4+([win_0_1.AG3]+[diff_0_1.AG3]))*(1-([diff_0_1.AG3]-[win_0_1.AG3])^2/([win_0_1.AG3]+[diff_0_1.AG3])^2);0)" office:value-type="float" office:value="68">
            <text:p>68</text:p>
          </table:table-cell>
          <table:table-cell table:formula="oooc:=ROUND(255*(-1*([win_0_1.AH3]+[diff_0_1.AH3])^2/4+([win_0_1.AH3]+[diff_0_1.AH3]))*(1-([diff_0_1.AH3]-[win_0_1.AH3])^2/([win_0_1.AH3]+[diff_0_1.AH3])^2);0)" office:value-type="float" office:value="20">
            <text:p>20</text:p>
          </table:table-cell>
          <table:table-cell table:formula="oooc:=ROUND(255*(-1*([win_0_1.AI3]+[diff_0_1.AI3])^2/4+([win_0_1.AI3]+[diff_0_1.AI3]))*(1-([diff_0_1.AI3]-[win_0_1.AI3])^2/([win_0_1.AI3]+[diff_0_1.AI3])^2);0)" office:value-type="float" office:value="164">
            <text:p>164</text:p>
          </table:table-cell>
          <table:table-cell table:formula="oooc:=ROUND(255*(-1*([win_0_1.AJ3]+[diff_0_1.AJ3])^2/4+([win_0_1.AJ3]+[diff_0_1.AJ3]))*(1-([diff_0_1.AJ3]-[win_0_1.AJ3])^2/([win_0_1.AJ3]+[diff_0_1.AJ3])^2);0)" office:value-type="float" office:value="131">
            <text:p>131</text:p>
          </table:table-cell>
          <table:table-cell table:formula="oooc:=ROUND(255*(-1*([win_0_1.AK3]+[diff_0_1.AK3])^2/4+([win_0_1.AK3]+[diff_0_1.AK3]))*(1-([diff_0_1.AK3]-[win_0_1.AK3])^2/([win_0_1.AK3]+[diff_0_1.AK3])^2);0)" office:value-type="float" office:value="131">
            <text:p>131</text:p>
          </table:table-cell>
          <table:table-cell table:formula="oooc:=ROUND(255*(-1*([win_0_1.AL3]+[diff_0_1.AL3])^2/4+([win_0_1.AL3]+[diff_0_1.AL3]))*(1-([diff_0_1.AL3]-[win_0_1.AL3])^2/([win_0_1.AL3]+[diff_0_1.AL3])^2);0)" office:value-type="float" office:value="156">
            <text:p>156</text:p>
          </table:table-cell>
          <table:table-cell table:formula="oooc:=ROUND(255*(-1*([win_0_1.AM3]+[diff_0_1.AM3])^2/4+([win_0_1.AM3]+[diff_0_1.AM3]))*(1-([diff_0_1.AM3]-[win_0_1.AM3])^2/([win_0_1.AM3]+[diff_0_1.AM3])^2);0)" office:value-type="float" office:value="108">
            <text:p>108</text:p>
          </table:table-cell>
          <table:table-cell table:formula="oooc:=ROUND(255*(-1*([win_0_1.AN3]+[diff_0_1.AN3])^2/4+([win_0_1.AN3]+[diff_0_1.AN3]))*(1-([diff_0_1.AN3]-[win_0_1.AN3])^2/([win_0_1.AN3]+[diff_0_1.AN3])^2);0)" office:value-type="float" office:value="113">
            <text:p>113</text:p>
          </table:table-cell>
          <table:table-cell table:formula="oooc:=ROUND(255*(-1*([win_0_1.AO3]+[diff_0_1.AO3])^2/4+([win_0_1.AO3]+[diff_0_1.AO3]))*(1-([diff_0_1.AO3]-[win_0_1.AO3])^2/([win_0_1.AO3]+[diff_0_1.AO3])^2);0)" office:value-type="float" office:value="28">
            <text:p>28</text:p>
          </table:table-cell>
          <table:table-cell table:formula="oooc:=ROUND(255*(-1*([win_0_1.AP3]+[diff_0_1.AP3])^2/4+([win_0_1.AP3]+[diff_0_1.AP3]))*(1-([diff_0_1.AP3]-[win_0_1.AP3])^2/([win_0_1.AP3]+[diff_0_1.AP3])^2);0)" office:value-type="float" office:value="142">
            <text:p>142</text:p>
          </table:table-cell>
          <table:table-cell table:formula="oooc:=ROUND(255*(-1*([win_0_1.AQ3]+[diff_0_1.AQ3])^2/4+([win_0_1.AQ3]+[diff_0_1.AQ3]))*(1-([diff_0_1.AQ3]-[win_0_1.AQ3])^2/([win_0_1.AQ3]+[diff_0_1.AQ3])^2);0)" office:value-type="float" office:value="110">
            <text:p>110</text:p>
          </table:table-cell>
          <table:table-cell table:formula="oooc:=ROUND(255*(-1*([win_0_1.AR3]+[diff_0_1.AR3])^2/4+([win_0_1.AR3]+[diff_0_1.AR3]))*(1-([diff_0_1.AR3]-[win_0_1.AR3])^2/([win_0_1.AR3]+[diff_0_1.AR3])^2);0)" office:value-type="float" office:value="72">
            <text:p>72</text:p>
          </table:table-cell>
          <table:table-cell table:formula="oooc:=ROUND(255*(-1*([win_0_1.AS3]+[diff_0_1.AS3])^2/4+([win_0_1.AS3]+[diff_0_1.AS3]))*(1-([diff_0_1.AS3]-[win_0_1.AS3])^2/([win_0_1.AS3]+[diff_0_1.AS3])^2);0)" office:value-type="float" office:value="160">
            <text:p>160</text:p>
          </table:table-cell>
          <table:table-cell table:formula="oooc:=ROUND(255*(-1*([win_0_1.AT3]+[diff_0_1.AT3])^2/4+([win_0_1.AT3]+[diff_0_1.AT3]))*(1-([diff_0_1.AT3]-[win_0_1.AT3])^2/([win_0_1.AT3]+[diff_0_1.AT3])^2);0)" office:value-type="float" office:value="61">
            <text:p>61</text:p>
          </table:table-cell>
          <table:table-cell table:formula="oooc:=ROUND(255*(-1*([win_0_1.AU3]+[diff_0_1.AU3])^2/4+([win_0_1.AU3]+[diff_0_1.AU3]))*(1-([diff_0_1.AU3]-[win_0_1.AU3])^2/([win_0_1.AU3]+[diff_0_1.AU3])^2);0)" office:value-type="float" office:value="162">
            <text:p>162</text:p>
          </table:table-cell>
          <table:table-cell table:formula="oooc:=ROUND(255*(-1*([win_0_1.AV3]+[diff_0_1.AV3])^2/4+([win_0_1.AV3]+[diff_0_1.AV3]))*(1-([diff_0_1.AV3]-[win_0_1.AV3])^2/([win_0_1.AV3]+[diff_0_1.AV3])^2);0)" office:value-type="float" office:value="166">
            <text:p>166</text:p>
          </table:table-cell>
          <table:table-cell table:formula="oooc:=ROUND(255*(-1*([win_0_1.AW3]+[diff_0_1.AW3])^2/4+([win_0_1.AW3]+[diff_0_1.AW3]))*(1-([diff_0_1.AW3]-[win_0_1.AW3])^2/([win_0_1.AW3]+[diff_0_1.AW3])^2);0)" office:value-type="float" office:value="86">
            <text:p>86</text:p>
          </table:table-cell>
          <table:table-cell table:formula="oooc:=ROUND(255*(-1*([win_0_1.AX3]+[diff_0_1.AX3])^2/4+([win_0_1.AX3]+[diff_0_1.AX3]))*(1-([diff_0_1.AX3]-[win_0_1.AX3])^2/([win_0_1.AX3]+[diff_0_1.AX3])^2);0)" office:value-type="float" office:value="81">
            <text:p>81</text:p>
          </table:table-cell>
          <table:table-cell table:number-columns-repeated="206"/>
        </table:table-row>
        <table:table-row table:style-name="ro1">
          <table:table-cell table:formula="oooc:=ROUND(255*(-1*([win_0_1.A4]+[diff_0_1.A4])^2/4+([win_0_1.A4]+[diff_0_1.A4]))*(1-([diff_0_1.A4]-[win_0_1.A4])^2/([win_0_1.A4]+[diff_0_1.A4])^2);0)" office:value-type="float" office:value="0">
            <text:p>0</text:p>
          </table:table-cell>
          <table:table-cell table:formula="oooc:=ROUND(255*(-1*([win_0_1.B4]+[diff_0_1.B4])^2/4+([win_0_1.B4]+[diff_0_1.B4]))*(1-([diff_0_1.B4]-[win_0_1.B4])^2/([win_0_1.B4]+[diff_0_1.B4])^2);0)" office:value-type="float" office:value="0">
            <text:p>0</text:p>
          </table:table-cell>
          <table:table-cell table:formula="oooc:=ROUND(255*(-1*([win_0_1.C4]+[diff_0_1.C4])^2/4+([win_0_1.C4]+[diff_0_1.C4]))*(1-([diff_0_1.C4]-[win_0_1.C4])^2/([win_0_1.C4]+[diff_0_1.C4])^2);0)" office:value-type="float" office:value="0">
            <text:p>0</text:p>
          </table:table-cell>
          <table:table-cell table:formula="oooc:=ROUND(255*(-1*([win_0_1.D4]+[diff_0_1.D4])^2/4+([win_0_1.D4]+[diff_0_1.D4]))*(1-([diff_0_1.D4]-[win_0_1.D4])^2/([win_0_1.D4]+[diff_0_1.D4])^2);0)" office:value-type="float" office:value="0">
            <text:p>0</text:p>
          </table:table-cell>
          <table:table-cell table:formula="oooc:=ROUND(255*(-1*([win_0_1.E4]+[diff_0_1.E4])^2/4+([win_0_1.E4]+[diff_0_1.E4]))*(1-([diff_0_1.E4]-[win_0_1.E4])^2/([win_0_1.E4]+[diff_0_1.E4])^2);0)" office:value-type="float" office:value="0">
            <text:p>0</text:p>
          </table:table-cell>
          <table:table-cell table:formula="oooc:=ROUND(255*(-1*([win_0_1.F4]+[diff_0_1.F4])^2/4+([win_0_1.F4]+[diff_0_1.F4]))*(1-([diff_0_1.F4]-[win_0_1.F4])^2/([win_0_1.F4]+[diff_0_1.F4])^2);0)" office:value-type="float" office:value="31">
            <text:p>31</text:p>
          </table:table-cell>
          <table:table-cell table:formula="oooc:=ROUND(255*(-1*([win_0_1.G4]+[diff_0_1.G4])^2/4+([win_0_1.G4]+[diff_0_1.G4]))*(1-([diff_0_1.G4]-[win_0_1.G4])^2/([win_0_1.G4]+[diff_0_1.G4])^2);0)" office:value-type="float" office:value="11">
            <text:p>11</text:p>
          </table:table-cell>
          <table:table-cell table:formula="oooc:=ROUND(255*(-1*([win_0_1.H4]+[diff_0_1.H4])^2/4+([win_0_1.H4]+[diff_0_1.H4]))*(1-([diff_0_1.H4]-[win_0_1.H4])^2/([win_0_1.H4]+[diff_0_1.H4])^2);0)" office:value-type="float" office:value="2">
            <text:p>2</text:p>
          </table:table-cell>
          <table:table-cell table:formula="oooc:=ROUND(255*(-1*([win_0_1.I4]+[diff_0_1.I4])^2/4+([win_0_1.I4]+[diff_0_1.I4]))*(1-([diff_0_1.I4]-[win_0_1.I4])^2/([win_0_1.I4]+[diff_0_1.I4])^2);0)" office:value-type="float" office:value="9">
            <text:p>9</text:p>
          </table:table-cell>
          <table:table-cell table:formula="oooc:=ROUND(255*(-1*([win_0_1.J4]+[diff_0_1.J4])^2/4+([win_0_1.J4]+[diff_0_1.J4]))*(1-([diff_0_1.J4]-[win_0_1.J4])^2/([win_0_1.J4]+[diff_0_1.J4])^2);0)" office:value-type="float" office:value="21">
            <text:p>21</text:p>
          </table:table-cell>
          <table:table-cell table:formula="oooc:=ROUND(255*(-1*([win_0_1.K4]+[diff_0_1.K4])^2/4+([win_0_1.K4]+[diff_0_1.K4]))*(1-([diff_0_1.K4]-[win_0_1.K4])^2/([win_0_1.K4]+[diff_0_1.K4])^2);0)" office:value-type="float" office:value="16">
            <text:p>16</text:p>
          </table:table-cell>
          <table:table-cell table:formula="oooc:=ROUND(255*(-1*([win_0_1.L4]+[diff_0_1.L4])^2/4+([win_0_1.L4]+[diff_0_1.L4]))*(1-([diff_0_1.L4]-[win_0_1.L4])^2/([win_0_1.L4]+[diff_0_1.L4])^2);0)" office:value-type="float" office:value="25">
            <text:p>25</text:p>
          </table:table-cell>
          <table:table-cell table:formula="oooc:=ROUND(255*(-1*([win_0_1.M4]+[diff_0_1.M4])^2/4+([win_0_1.M4]+[diff_0_1.M4]))*(1-([diff_0_1.M4]-[win_0_1.M4])^2/([win_0_1.M4]+[diff_0_1.M4])^2);0)" office:value-type="float" office:value="25">
            <text:p>25</text:p>
          </table:table-cell>
          <table:table-cell table:formula="oooc:=ROUND(255*(-1*([win_0_1.N4]+[diff_0_1.N4])^2/4+([win_0_1.N4]+[diff_0_1.N4]))*(1-([diff_0_1.N4]-[win_0_1.N4])^2/([win_0_1.N4]+[diff_0_1.N4])^2);0)" office:value-type="float" office:value="8">
            <text:p>8</text:p>
          </table:table-cell>
          <table:table-cell table:formula="oooc:=ROUND(255*(-1*([win_0_1.O4]+[diff_0_1.O4])^2/4+([win_0_1.O4]+[diff_0_1.O4]))*(1-([diff_0_1.O4]-[win_0_1.O4])^2/([win_0_1.O4]+[diff_0_1.O4])^2);0)" office:value-type="float" office:value="47">
            <text:p>47</text:p>
          </table:table-cell>
          <table:table-cell table:formula="oooc:=ROUND(255*(-1*([win_0_1.P4]+[diff_0_1.P4])^2/4+([win_0_1.P4]+[diff_0_1.P4]))*(1-([diff_0_1.P4]-[win_0_1.P4])^2/([win_0_1.P4]+[diff_0_1.P4])^2);0)" office:value-type="float" office:value="20">
            <text:p>20</text:p>
          </table:table-cell>
          <table:table-cell table:formula="oooc:=ROUND(255*(-1*([win_0_1.Q4]+[diff_0_1.Q4])^2/4+([win_0_1.Q4]+[diff_0_1.Q4]))*(1-([diff_0_1.Q4]-[win_0_1.Q4])^2/([win_0_1.Q4]+[diff_0_1.Q4])^2);0)" office:value-type="float" office:value="16">
            <text:p>16</text:p>
          </table:table-cell>
          <table:table-cell table:formula="oooc:=ROUND(255*(-1*([win_0_1.R4]+[diff_0_1.R4])^2/4+([win_0_1.R4]+[diff_0_1.R4]))*(1-([diff_0_1.R4]-[win_0_1.R4])^2/([win_0_1.R4]+[diff_0_1.R4])^2);0)" office:value-type="float" office:value="24">
            <text:p>24</text:p>
          </table:table-cell>
          <table:table-cell table:formula="oooc:=ROUND(255*(-1*([win_0_1.S4]+[diff_0_1.S4])^2/4+([win_0_1.S4]+[diff_0_1.S4]))*(1-([diff_0_1.S4]-[win_0_1.S4])^2/([win_0_1.S4]+[diff_0_1.S4])^2);0)" office:value-type="float" office:value="9">
            <text:p>9</text:p>
          </table:table-cell>
          <table:table-cell table:formula="oooc:=ROUND(255*(-1*([win_0_1.T4]+[diff_0_1.T4])^2/4+([win_0_1.T4]+[diff_0_1.T4]))*(1-([diff_0_1.T4]-[win_0_1.T4])^2/([win_0_1.T4]+[diff_0_1.T4])^2);0)" office:value-type="float" office:value="20">
            <text:p>20</text:p>
          </table:table-cell>
          <table:table-cell table:formula="oooc:=ROUND(255*(-1*([win_0_1.U4]+[diff_0_1.U4])^2/4+([win_0_1.U4]+[diff_0_1.U4]))*(1-([diff_0_1.U4]-[win_0_1.U4])^2/([win_0_1.U4]+[diff_0_1.U4])^2);0)" office:value-type="float" office:value="41">
            <text:p>41</text:p>
          </table:table-cell>
          <table:table-cell table:formula="oooc:=ROUND(255*(-1*([win_0_1.V4]+[diff_0_1.V4])^2/4+([win_0_1.V4]+[diff_0_1.V4]))*(1-([diff_0_1.V4]-[win_0_1.V4])^2/([win_0_1.V4]+[diff_0_1.V4])^2);0)" office:value-type="float" office:value="33">
            <text:p>33</text:p>
          </table:table-cell>
          <table:table-cell table:formula="oooc:=ROUND(255*(-1*([win_0_1.W4]+[diff_0_1.W4])^2/4+([win_0_1.W4]+[diff_0_1.W4]))*(1-([diff_0_1.W4]-[win_0_1.W4])^2/([win_0_1.W4]+[diff_0_1.W4])^2);0)" office:value-type="float" office:value="49">
            <text:p>49</text:p>
          </table:table-cell>
          <table:table-cell table:formula="oooc:=ROUND(255*(-1*([win_0_1.X4]+[diff_0_1.X4])^2/4+([win_0_1.X4]+[diff_0_1.X4]))*(1-([diff_0_1.X4]-[win_0_1.X4])^2/([win_0_1.X4]+[diff_0_1.X4])^2);0)" office:value-type="float" office:value="116">
            <text:p>116</text:p>
          </table:table-cell>
          <table:table-cell table:formula="oooc:=ROUND(255*(-1*([win_0_1.Y4]+[diff_0_1.Y4])^2/4+([win_0_1.Y4]+[diff_0_1.Y4]))*(1-([diff_0_1.Y4]-[win_0_1.Y4])^2/([win_0_1.Y4]+[diff_0_1.Y4])^2);0)" office:value-type="float" office:value="53">
            <text:p>53</text:p>
          </table:table-cell>
          <table:table-cell table:formula="oooc:=ROUND(255*(-1*([win_0_1.Z4]+[diff_0_1.Z4])^2/4+([win_0_1.Z4]+[diff_0_1.Z4]))*(1-([diff_0_1.Z4]-[win_0_1.Z4])^2/([win_0_1.Z4]+[diff_0_1.Z4])^2);0)" office:value-type="float" office:value="58">
            <text:p>58</text:p>
          </table:table-cell>
          <table:table-cell table:formula="oooc:=ROUND(255*(-1*([win_0_1.AA4]+[diff_0_1.AA4])^2/4+([win_0_1.AA4]+[diff_0_1.AA4]))*(1-([diff_0_1.AA4]-[win_0_1.AA4])^2/([win_0_1.AA4]+[diff_0_1.AA4])^2);0)" office:value-type="float" office:value="157">
            <text:p>157</text:p>
          </table:table-cell>
          <table:table-cell table:formula="oooc:=ROUND(255*(-1*([win_0_1.AB4]+[diff_0_1.AB4])^2/4+([win_0_1.AB4]+[diff_0_1.AB4]))*(1-([diff_0_1.AB4]-[win_0_1.AB4])^2/([win_0_1.AB4]+[diff_0_1.AB4])^2);0)" office:value-type="float" office:value="122">
            <text:p>122</text:p>
          </table:table-cell>
          <table:table-cell table:formula="oooc:=ROUND(255*(-1*([win_0_1.AC4]+[diff_0_1.AC4])^2/4+([win_0_1.AC4]+[diff_0_1.AC4]))*(1-([diff_0_1.AC4]-[win_0_1.AC4])^2/([win_0_1.AC4]+[diff_0_1.AC4])^2);0)" office:value-type="float" office:value="112">
            <text:p>112</text:p>
          </table:table-cell>
          <table:table-cell table:formula="oooc:=ROUND(255*(-1*([win_0_1.AD4]+[diff_0_1.AD4])^2/4+([win_0_1.AD4]+[diff_0_1.AD4]))*(1-([diff_0_1.AD4]-[win_0_1.AD4])^2/([win_0_1.AD4]+[diff_0_1.AD4])^2);0)" office:value-type="float" office:value="57">
            <text:p>57</text:p>
          </table:table-cell>
          <table:table-cell table:formula="oooc:=ROUND(255*(-1*([win_0_1.AE4]+[diff_0_1.AE4])^2/4+([win_0_1.AE4]+[diff_0_1.AE4]))*(1-([diff_0_1.AE4]-[win_0_1.AE4])^2/([win_0_1.AE4]+[diff_0_1.AE4])^2);0)" office:value-type="float" office:value="79">
            <text:p>79</text:p>
          </table:table-cell>
          <table:table-cell table:formula="oooc:=ROUND(255*(-1*([win_0_1.AF4]+[diff_0_1.AF4])^2/4+([win_0_1.AF4]+[diff_0_1.AF4]))*(1-([diff_0_1.AF4]-[win_0_1.AF4])^2/([win_0_1.AF4]+[diff_0_1.AF4])^2);0)" office:value-type="float" office:value="77">
            <text:p>77</text:p>
          </table:table-cell>
          <table:table-cell table:formula="oooc:=ROUND(255*(-1*([win_0_1.AG4]+[diff_0_1.AG4])^2/4+([win_0_1.AG4]+[diff_0_1.AG4]))*(1-([diff_0_1.AG4]-[win_0_1.AG4])^2/([win_0_1.AG4]+[diff_0_1.AG4])^2);0)" office:value-type="float" office:value="192">
            <text:p>192</text:p>
          </table:table-cell>
          <table:table-cell table:formula="oooc:=ROUND(255*(-1*([win_0_1.AH4]+[diff_0_1.AH4])^2/4+([win_0_1.AH4]+[diff_0_1.AH4]))*(1-([diff_0_1.AH4]-[win_0_1.AH4])^2/([win_0_1.AH4]+[diff_0_1.AH4])^2);0)" office:value-type="float" office:value="63">
            <text:p>63</text:p>
          </table:table-cell>
          <table:table-cell table:formula="oooc:=ROUND(255*(-1*([win_0_1.AI4]+[diff_0_1.AI4])^2/4+([win_0_1.AI4]+[diff_0_1.AI4]))*(1-([diff_0_1.AI4]-[win_0_1.AI4])^2/([win_0_1.AI4]+[diff_0_1.AI4])^2);0)" office:value-type="float" office:value="0">
            <text:p>0</text:p>
          </table:table-cell>
          <table:table-cell table:formula="oooc:=ROUND(255*(-1*([win_0_1.AJ4]+[diff_0_1.AJ4])^2/4+([win_0_1.AJ4]+[diff_0_1.AJ4]))*(1-([diff_0_1.AJ4]-[win_0_1.AJ4])^2/([win_0_1.AJ4]+[diff_0_1.AJ4])^2);0)" office:value-type="float" office:value="97">
            <text:p>97</text:p>
          </table:table-cell>
          <table:table-cell table:formula="oooc:=ROUND(255*(-1*([win_0_1.AK4]+[diff_0_1.AK4])^2/4+([win_0_1.AK4]+[diff_0_1.AK4]))*(1-([diff_0_1.AK4]-[win_0_1.AK4])^2/([win_0_1.AK4]+[diff_0_1.AK4])^2);0)" office:value-type="float" office:value="154">
            <text:p>154</text:p>
          </table:table-cell>
          <table:table-cell table:formula="oooc:=ROUND(255*(-1*([win_0_1.AL4]+[diff_0_1.AL4])^2/4+([win_0_1.AL4]+[diff_0_1.AL4]))*(1-([diff_0_1.AL4]-[win_0_1.AL4])^2/([win_0_1.AL4]+[diff_0_1.AL4])^2);0)" office:value-type="float" office:value="190">
            <text:p>190</text:p>
          </table:table-cell>
          <table:table-cell table:formula="oooc:=ROUND(255*(-1*([win_0_1.AM4]+[diff_0_1.AM4])^2/4+([win_0_1.AM4]+[diff_0_1.AM4]))*(1-([diff_0_1.AM4]-[win_0_1.AM4])^2/([win_0_1.AM4]+[diff_0_1.AM4])^2);0)" office:value-type="float" office:value="101">
            <text:p>101</text:p>
          </table:table-cell>
          <table:table-cell table:formula="oooc:=ROUND(255*(-1*([win_0_1.AN4]+[diff_0_1.AN4])^2/4+([win_0_1.AN4]+[diff_0_1.AN4]))*(1-([diff_0_1.AN4]-[win_0_1.AN4])^2/([win_0_1.AN4]+[diff_0_1.AN4])^2);0)" office:value-type="float" office:value="113">
            <text:p>113</text:p>
          </table:table-cell>
          <table:table-cell table:formula="oooc:=ROUND(255*(-1*([win_0_1.AO4]+[diff_0_1.AO4])^2/4+([win_0_1.AO4]+[diff_0_1.AO4]))*(1-([diff_0_1.AO4]-[win_0_1.AO4])^2/([win_0_1.AO4]+[diff_0_1.AO4])^2);0)" office:value-type="float" office:value="66">
            <text:p>66</text:p>
          </table:table-cell>
          <table:table-cell table:formula="oooc:=ROUND(255*(-1*([win_0_1.AP4]+[diff_0_1.AP4])^2/4+([win_0_1.AP4]+[diff_0_1.AP4]))*(1-([diff_0_1.AP4]-[win_0_1.AP4])^2/([win_0_1.AP4]+[diff_0_1.AP4])^2);0)" office:value-type="float" office:value="163">
            <text:p>163</text:p>
          </table:table-cell>
          <table:table-cell table:formula="oooc:=ROUND(255*(-1*([win_0_1.AQ4]+[diff_0_1.AQ4])^2/4+([win_0_1.AQ4]+[diff_0_1.AQ4]))*(1-([diff_0_1.AQ4]-[win_0_1.AQ4])^2/([win_0_1.AQ4]+[diff_0_1.AQ4])^2);0)" office:value-type="float" office:value="125">
            <text:p>125</text:p>
          </table:table-cell>
          <table:table-cell table:formula="oooc:=ROUND(255*(-1*([win_0_1.AR4]+[diff_0_1.AR4])^2/4+([win_0_1.AR4]+[diff_0_1.AR4]))*(1-([diff_0_1.AR4]-[win_0_1.AR4])^2/([win_0_1.AR4]+[diff_0_1.AR4])^2);0)" office:value-type="float" office:value="93">
            <text:p>93</text:p>
          </table:table-cell>
          <table:table-cell table:formula="oooc:=ROUND(255*(-1*([win_0_1.AS4]+[diff_0_1.AS4])^2/4+([win_0_1.AS4]+[diff_0_1.AS4]))*(1-([diff_0_1.AS4]-[win_0_1.AS4])^2/([win_0_1.AS4]+[diff_0_1.AS4])^2);0)" office:value-type="float" office:value="165">
            <text:p>165</text:p>
          </table:table-cell>
          <table:table-cell table:formula="oooc:=ROUND(255*(-1*([win_0_1.AT4]+[diff_0_1.AT4])^2/4+([win_0_1.AT4]+[diff_0_1.AT4]))*(1-([diff_0_1.AT4]-[win_0_1.AT4])^2/([win_0_1.AT4]+[diff_0_1.AT4])^2);0)" office:value-type="float" office:value="91">
            <text:p>91</text:p>
          </table:table-cell>
          <table:table-cell table:formula="oooc:=ROUND(255*(-1*([win_0_1.AU4]+[diff_0_1.AU4])^2/4+([win_0_1.AU4]+[diff_0_1.AU4]))*(1-([diff_0_1.AU4]-[win_0_1.AU4])^2/([win_0_1.AU4]+[diff_0_1.AU4])^2);0)" office:value-type="float" office:value="128">
            <text:p>128</text:p>
          </table:table-cell>
          <table:table-cell table:formula="oooc:=ROUND(255*(-1*([win_0_1.AV4]+[diff_0_1.AV4])^2/4+([win_0_1.AV4]+[diff_0_1.AV4]))*(1-([diff_0_1.AV4]-[win_0_1.AV4])^2/([win_0_1.AV4]+[diff_0_1.AV4])^2);0)" office:value-type="float" office:value="208">
            <text:p>208</text:p>
          </table:table-cell>
          <table:table-cell table:formula="oooc:=ROUND(255*(-1*([win_0_1.AW4]+[diff_0_1.AW4])^2/4+([win_0_1.AW4]+[diff_0_1.AW4]))*(1-([diff_0_1.AW4]-[win_0_1.AW4])^2/([win_0_1.AW4]+[diff_0_1.AW4])^2);0)" office:value-type="float" office:value="123">
            <text:p>123</text:p>
          </table:table-cell>
          <table:table-cell table:formula="oooc:=ROUND(255*(-1*([win_0_1.AX4]+[diff_0_1.AX4])^2/4+([win_0_1.AX4]+[diff_0_1.AX4]))*(1-([diff_0_1.AX4]-[win_0_1.AX4])^2/([win_0_1.AX4]+[diff_0_1.AX4])^2);0)" office:value-type="float" office:value="69">
            <text:p>69</text:p>
          </table:table-cell>
          <table:table-cell table:number-columns-repeated="206"/>
        </table:table-row>
        <table:table-row table:style-name="ro1">
          <table:table-cell table:formula="oooc:=ROUND(255*(-1*([win_0_1.A5]+[diff_0_1.A5])^2/4+([win_0_1.A5]+[diff_0_1.A5]))*(1-([diff_0_1.A5]-[win_0_1.A5])^2/([win_0_1.A5]+[diff_0_1.A5])^2);0)" office:value-type="float" office:value="0">
            <text:p>0</text:p>
          </table:table-cell>
          <table:table-cell table:formula="oooc:=ROUND(255*(-1*([win_0_1.B5]+[diff_0_1.B5])^2/4+([win_0_1.B5]+[diff_0_1.B5]))*(1-([diff_0_1.B5]-[win_0_1.B5])^2/([win_0_1.B5]+[diff_0_1.B5])^2);0)" office:value-type="float" office:value="0">
            <text:p>0</text:p>
          </table:table-cell>
          <table:table-cell table:formula="oooc:=ROUND(255*(-1*([win_0_1.C5]+[diff_0_1.C5])^2/4+([win_0_1.C5]+[diff_0_1.C5]))*(1-([diff_0_1.C5]-[win_0_1.C5])^2/([win_0_1.C5]+[diff_0_1.C5])^2);0)" office:value-type="float" office:value="0">
            <text:p>0</text:p>
          </table:table-cell>
          <table:table-cell table:formula="oooc:=ROUND(255*(-1*([win_0_1.D5]+[diff_0_1.D5])^2/4+([win_0_1.D5]+[diff_0_1.D5]))*(1-([diff_0_1.D5]-[win_0_1.D5])^2/([win_0_1.D5]+[diff_0_1.D5])^2);0)" office:value-type="float" office:value="0">
            <text:p>0</text:p>
          </table:table-cell>
          <table:table-cell table:formula="oooc:=ROUND(255*(-1*([win_0_1.E5]+[diff_0_1.E5])^2/4+([win_0_1.E5]+[diff_0_1.E5]))*(1-([diff_0_1.E5]-[win_0_1.E5])^2/([win_0_1.E5]+[diff_0_1.E5])^2);0)" office:value-type="float" office:value="0">
            <text:p>0</text:p>
          </table:table-cell>
          <table:table-cell table:formula="oooc:=ROUND(255*(-1*([win_0_1.F5]+[diff_0_1.F5])^2/4+([win_0_1.F5]+[diff_0_1.F5]))*(1-([diff_0_1.F5]-[win_0_1.F5])^2/([win_0_1.F5]+[diff_0_1.F5])^2);0)" office:value-type="float" office:value="14">
            <text:p>14</text:p>
          </table:table-cell>
          <table:table-cell table:formula="oooc:=ROUND(255*(-1*([win_0_1.G5]+[diff_0_1.G5])^2/4+([win_0_1.G5]+[diff_0_1.G5]))*(1-([diff_0_1.G5]-[win_0_1.G5])^2/([win_0_1.G5]+[diff_0_1.G5])^2);0)" office:value-type="float" office:value="19">
            <text:p>19</text:p>
          </table:table-cell>
          <table:table-cell table:formula="oooc:=ROUND(255*(-1*([win_0_1.H5]+[diff_0_1.H5])^2/4+([win_0_1.H5]+[diff_0_1.H5]))*(1-([diff_0_1.H5]-[win_0_1.H5])^2/([win_0_1.H5]+[diff_0_1.H5])^2);0)" office:value-type="float" office:value="7">
            <text:p>7</text:p>
          </table:table-cell>
          <table:table-cell table:formula="oooc:=ROUND(255*(-1*([win_0_1.I5]+[diff_0_1.I5])^2/4+([win_0_1.I5]+[diff_0_1.I5]))*(1-([diff_0_1.I5]-[win_0_1.I5])^2/([win_0_1.I5]+[diff_0_1.I5])^2);0)" office:value-type="float" office:value="4">
            <text:p>4</text:p>
          </table:table-cell>
          <table:table-cell table:formula="oooc:=ROUND(255*(-1*([win_0_1.J5]+[diff_0_1.J5])^2/4+([win_0_1.J5]+[diff_0_1.J5]))*(1-([diff_0_1.J5]-[win_0_1.J5])^2/([win_0_1.J5]+[diff_0_1.J5])^2);0)" office:value-type="float" office:value="3">
            <text:p>3</text:p>
          </table:table-cell>
          <table:table-cell table:formula="oooc:=ROUND(255*(-1*([win_0_1.K5]+[diff_0_1.K5])^2/4+([win_0_1.K5]+[diff_0_1.K5]))*(1-([diff_0_1.K5]-[win_0_1.K5])^2/([win_0_1.K5]+[diff_0_1.K5])^2);0)" office:value-type="float" office:value="8">
            <text:p>8</text:p>
          </table:table-cell>
          <table:table-cell table:formula="oooc:=ROUND(255*(-1*([win_0_1.L5]+[diff_0_1.L5])^2/4+([win_0_1.L5]+[diff_0_1.L5]))*(1-([diff_0_1.L5]-[win_0_1.L5])^2/([win_0_1.L5]+[diff_0_1.L5])^2);0)" office:value-type="float" office:value="25">
            <text:p>25</text:p>
          </table:table-cell>
          <table:table-cell table:formula="oooc:=ROUND(255*(-1*([win_0_1.M5]+[diff_0_1.M5])^2/4+([win_0_1.M5]+[diff_0_1.M5]))*(1-([diff_0_1.M5]-[win_0_1.M5])^2/([win_0_1.M5]+[diff_0_1.M5])^2);0)" office:value-type="float" office:value="16">
            <text:p>16</text:p>
          </table:table-cell>
          <table:table-cell table:formula="oooc:=ROUND(255*(-1*([win_0_1.N5]+[diff_0_1.N5])^2/4+([win_0_1.N5]+[diff_0_1.N5]))*(1-([diff_0_1.N5]-[win_0_1.N5])^2/([win_0_1.N5]+[diff_0_1.N5])^2);0)" office:value-type="float" office:value="23">
            <text:p>23</text:p>
          </table:table-cell>
          <table:table-cell table:formula="oooc:=ROUND(255*(-1*([win_0_1.O5]+[diff_0_1.O5])^2/4+([win_0_1.O5]+[diff_0_1.O5]))*(1-([diff_0_1.O5]-[win_0_1.O5])^2/([win_0_1.O5]+[diff_0_1.O5])^2);0)" office:value-type="float" office:value="23">
            <text:p>23</text:p>
          </table:table-cell>
          <table:table-cell table:formula="oooc:=ROUND(255*(-1*([win_0_1.P5]+[diff_0_1.P5])^2/4+([win_0_1.P5]+[diff_0_1.P5]))*(1-([diff_0_1.P5]-[win_0_1.P5])^2/([win_0_1.P5]+[diff_0_1.P5])^2);0)" office:value-type="float" office:value="33">
            <text:p>33</text:p>
          </table:table-cell>
          <table:table-cell table:formula="oooc:=ROUND(255*(-1*([win_0_1.Q5]+[diff_0_1.Q5])^2/4+([win_0_1.Q5]+[diff_0_1.Q5]))*(1-([diff_0_1.Q5]-[win_0_1.Q5])^2/([win_0_1.Q5]+[diff_0_1.Q5])^2);0)" office:value-type="float" office:value="10">
            <text:p>10</text:p>
          </table:table-cell>
          <table:table-cell table:formula="oooc:=ROUND(255*(-1*([win_0_1.R5]+[diff_0_1.R5])^2/4+([win_0_1.R5]+[diff_0_1.R5]))*(1-([diff_0_1.R5]-[win_0_1.R5])^2/([win_0_1.R5]+[diff_0_1.R5])^2);0)" office:value-type="float" office:value="14">
            <text:p>14</text:p>
          </table:table-cell>
          <table:table-cell table:formula="oooc:=ROUND(255*(-1*([win_0_1.S5]+[diff_0_1.S5])^2/4+([win_0_1.S5]+[diff_0_1.S5]))*(1-([diff_0_1.S5]-[win_0_1.S5])^2/([win_0_1.S5]+[diff_0_1.S5])^2);0)" office:value-type="float" office:value="21">
            <text:p>21</text:p>
          </table:table-cell>
          <table:table-cell table:formula="oooc:=ROUND(255*(-1*([win_0_1.T5]+[diff_0_1.T5])^2/4+([win_0_1.T5]+[diff_0_1.T5]))*(1-([diff_0_1.T5]-[win_0_1.T5])^2/([win_0_1.T5]+[diff_0_1.T5])^2);0)" office:value-type="float" office:value="31">
            <text:p>31</text:p>
          </table:table-cell>
          <table:table-cell table:formula="oooc:=ROUND(255*(-1*([win_0_1.U5]+[diff_0_1.U5])^2/4+([win_0_1.U5]+[diff_0_1.U5]))*(1-([diff_0_1.U5]-[win_0_1.U5])^2/([win_0_1.U5]+[diff_0_1.U5])^2);0)" office:value-type="float" office:value="41">
            <text:p>41</text:p>
          </table:table-cell>
          <table:table-cell table:formula="oooc:=ROUND(255*(-1*([win_0_1.V5]+[diff_0_1.V5])^2/4+([win_0_1.V5]+[diff_0_1.V5]))*(1-([diff_0_1.V5]-[win_0_1.V5])^2/([win_0_1.V5]+[diff_0_1.V5])^2);0)" office:value-type="float" office:value="47">
            <text:p>47</text:p>
          </table:table-cell>
          <table:table-cell table:formula="oooc:=ROUND(255*(-1*([win_0_1.W5]+[diff_0_1.W5])^2/4+([win_0_1.W5]+[diff_0_1.W5]))*(1-([diff_0_1.W5]-[win_0_1.W5])^2/([win_0_1.W5]+[diff_0_1.W5])^2);0)" office:value-type="float" office:value="62">
            <text:p>62</text:p>
          </table:table-cell>
          <table:table-cell table:formula="oooc:=ROUND(255*(-1*([win_0_1.X5]+[diff_0_1.X5])^2/4+([win_0_1.X5]+[diff_0_1.X5]))*(1-([diff_0_1.X5]-[win_0_1.X5])^2/([win_0_1.X5]+[diff_0_1.X5])^2);0)" office:value-type="float" office:value="115">
            <text:p>115</text:p>
          </table:table-cell>
          <table:table-cell table:formula="oooc:=ROUND(255*(-1*([win_0_1.Y5]+[diff_0_1.Y5])^2/4+([win_0_1.Y5]+[diff_0_1.Y5]))*(1-([diff_0_1.Y5]-[win_0_1.Y5])^2/([win_0_1.Y5]+[diff_0_1.Y5])^2);0)" office:value-type="float" office:value="118">
            <text:p>118</text:p>
          </table:table-cell>
          <table:table-cell table:formula="oooc:=ROUND(255*(-1*([win_0_1.Z5]+[diff_0_1.Z5])^2/4+([win_0_1.Z5]+[diff_0_1.Z5]))*(1-([diff_0_1.Z5]-[win_0_1.Z5])^2/([win_0_1.Z5]+[diff_0_1.Z5])^2);0)" office:value-type="float" office:value="32">
            <text:p>32</text:p>
          </table:table-cell>
          <table:table-cell table:formula="oooc:=ROUND(255*(-1*([win_0_1.AA5]+[diff_0_1.AA5])^2/4+([win_0_1.AA5]+[diff_0_1.AA5]))*(1-([diff_0_1.AA5]-[win_0_1.AA5])^2/([win_0_1.AA5]+[diff_0_1.AA5])^2);0)" office:value-type="float" office:value="141">
            <text:p>141</text:p>
          </table:table-cell>
          <table:table-cell table:formula="oooc:=ROUND(255*(-1*([win_0_1.AB5]+[diff_0_1.AB5])^2/4+([win_0_1.AB5]+[diff_0_1.AB5]))*(1-([diff_0_1.AB5]-[win_0_1.AB5])^2/([win_0_1.AB5]+[diff_0_1.AB5])^2);0)" office:value-type="float" office:value="145">
            <text:p>145</text:p>
          </table:table-cell>
          <table:table-cell table:formula="oooc:=ROUND(255*(-1*([win_0_1.AC5]+[diff_0_1.AC5])^2/4+([win_0_1.AC5]+[diff_0_1.AC5]))*(1-([diff_0_1.AC5]-[win_0_1.AC5])^2/([win_0_1.AC5]+[diff_0_1.AC5])^2);0)" office:value-type="float" office:value="107">
            <text:p>107</text:p>
          </table:table-cell>
          <table:table-cell table:formula="oooc:=ROUND(255*(-1*([win_0_1.AD5]+[diff_0_1.AD5])^2/4+([win_0_1.AD5]+[diff_0_1.AD5]))*(1-([diff_0_1.AD5]-[win_0_1.AD5])^2/([win_0_1.AD5]+[diff_0_1.AD5])^2);0)" office:value-type="float" office:value="94">
            <text:p>94</text:p>
          </table:table-cell>
          <table:table-cell table:formula="oooc:=ROUND(255*(-1*([win_0_1.AE5]+[diff_0_1.AE5])^2/4+([win_0_1.AE5]+[diff_0_1.AE5]))*(1-([diff_0_1.AE5]-[win_0_1.AE5])^2/([win_0_1.AE5]+[diff_0_1.AE5])^2);0)" office:value-type="float" office:value="78">
            <text:p>78</text:p>
          </table:table-cell>
          <table:table-cell table:formula="oooc:=ROUND(255*(-1*([win_0_1.AF5]+[diff_0_1.AF5])^2/4+([win_0_1.AF5]+[diff_0_1.AF5]))*(1-([diff_0_1.AF5]-[win_0_1.AF5])^2/([win_0_1.AF5]+[diff_0_1.AF5])^2);0)" office:value-type="float" office:value="79">
            <text:p>79</text:p>
          </table:table-cell>
          <table:table-cell table:formula="oooc:=ROUND(255*(-1*([win_0_1.AG5]+[diff_0_1.AG5])^2/4+([win_0_1.AG5]+[diff_0_1.AG5]))*(1-([diff_0_1.AG5]-[win_0_1.AG5])^2/([win_0_1.AG5]+[diff_0_1.AG5])^2);0)" office:value-type="float" office:value="139">
            <text:p>139</text:p>
          </table:table-cell>
          <table:table-cell table:formula="oooc:=ROUND(255*(-1*([win_0_1.AH5]+[diff_0_1.AH5])^2/4+([win_0_1.AH5]+[diff_0_1.AH5]))*(1-([diff_0_1.AH5]-[win_0_1.AH5])^2/([win_0_1.AH5]+[diff_0_1.AH5])^2);0)" office:value-type="float" office:value="128">
            <text:p>128</text:p>
          </table:table-cell>
          <table:table-cell table:formula="oooc:=ROUND(255*(-1*([win_0_1.AI5]+[diff_0_1.AI5])^2/4+([win_0_1.AI5]+[diff_0_1.AI5]))*(1-([diff_0_1.AI5]-[win_0_1.AI5])^2/([win_0_1.AI5]+[diff_0_1.AI5])^2);0)" office:value-type="float" office:value="0">
            <text:p>0</text:p>
          </table:table-cell>
          <table:table-cell table:formula="oooc:=ROUND(255*(-1*([win_0_1.AJ5]+[diff_0_1.AJ5])^2/4+([win_0_1.AJ5]+[diff_0_1.AJ5]))*(1-([diff_0_1.AJ5]-[win_0_1.AJ5])^2/([win_0_1.AJ5]+[diff_0_1.AJ5])^2);0)" office:value-type="float" office:value="88">
            <text:p>88</text:p>
          </table:table-cell>
          <table:table-cell table:formula="oooc:=ROUND(255*(-1*([win_0_1.AK5]+[diff_0_1.AK5])^2/4+([win_0_1.AK5]+[diff_0_1.AK5]))*(1-([diff_0_1.AK5]-[win_0_1.AK5])^2/([win_0_1.AK5]+[diff_0_1.AK5])^2);0)" office:value-type="float" office:value="155">
            <text:p>155</text:p>
          </table:table-cell>
          <table:table-cell table:formula="oooc:=ROUND(255*(-1*([win_0_1.AL5]+[diff_0_1.AL5])^2/4+([win_0_1.AL5]+[diff_0_1.AL5]))*(1-([diff_0_1.AL5]-[win_0_1.AL5])^2/([win_0_1.AL5]+[diff_0_1.AL5])^2);0)" office:value-type="float" office:value="182">
            <text:p>182</text:p>
          </table:table-cell>
          <table:table-cell table:formula="oooc:=ROUND(255*(-1*([win_0_1.AM5]+[diff_0_1.AM5])^2/4+([win_0_1.AM5]+[diff_0_1.AM5]))*(1-([diff_0_1.AM5]-[win_0_1.AM5])^2/([win_0_1.AM5]+[diff_0_1.AM5])^2);0)" office:value-type="float" office:value="52">
            <text:p>52</text:p>
          </table:table-cell>
          <table:table-cell table:formula="oooc:=ROUND(255*(-1*([win_0_1.AN5]+[diff_0_1.AN5])^2/4+([win_0_1.AN5]+[diff_0_1.AN5]))*(1-([diff_0_1.AN5]-[win_0_1.AN5])^2/([win_0_1.AN5]+[diff_0_1.AN5])^2);0)" office:value-type="float" office:value="93">
            <text:p>93</text:p>
          </table:table-cell>
          <table:table-cell table:formula="oooc:=ROUND(255*(-1*([win_0_1.AO5]+[diff_0_1.AO5])^2/4+([win_0_1.AO5]+[diff_0_1.AO5]))*(1-([diff_0_1.AO5]-[win_0_1.AO5])^2/([win_0_1.AO5]+[diff_0_1.AO5])^2);0)" office:value-type="float" office:value="62">
            <text:p>62</text:p>
          </table:table-cell>
          <table:table-cell table:formula="oooc:=ROUND(255*(-1*([win_0_1.AP5]+[diff_0_1.AP5])^2/4+([win_0_1.AP5]+[diff_0_1.AP5]))*(1-([diff_0_1.AP5]-[win_0_1.AP5])^2/([win_0_1.AP5]+[diff_0_1.AP5])^2);0)" office:value-type="float" office:value="111">
            <text:p>111</text:p>
          </table:table-cell>
          <table:table-cell table:formula="oooc:=ROUND(255*(-1*([win_0_1.AQ5]+[diff_0_1.AQ5])^2/4+([win_0_1.AQ5]+[diff_0_1.AQ5]))*(1-([diff_0_1.AQ5]-[win_0_1.AQ5])^2/([win_0_1.AQ5]+[diff_0_1.AQ5])^2);0)" office:value-type="float" office:value="90">
            <text:p>90</text:p>
          </table:table-cell>
          <table:table-cell table:formula="oooc:=ROUND(255*(-1*([win_0_1.AR5]+[diff_0_1.AR5])^2/4+([win_0_1.AR5]+[diff_0_1.AR5]))*(1-([diff_0_1.AR5]-[win_0_1.AR5])^2/([win_0_1.AR5]+[diff_0_1.AR5])^2);0)" office:value-type="float" office:value="102">
            <text:p>102</text:p>
          </table:table-cell>
          <table:table-cell table:formula="oooc:=ROUND(255*(-1*([win_0_1.AS5]+[diff_0_1.AS5])^2/4+([win_0_1.AS5]+[diff_0_1.AS5]))*(1-([diff_0_1.AS5]-[win_0_1.AS5])^2/([win_0_1.AS5]+[diff_0_1.AS5])^2);0)" office:value-type="float" office:value="170">
            <text:p>170</text:p>
          </table:table-cell>
          <table:table-cell table:formula="oooc:=ROUND(255*(-1*([win_0_1.AT5]+[diff_0_1.AT5])^2/4+([win_0_1.AT5]+[diff_0_1.AT5]))*(1-([diff_0_1.AT5]-[win_0_1.AT5])^2/([win_0_1.AT5]+[diff_0_1.AT5])^2);0)" office:value-type="float" office:value="82">
            <text:p>82</text:p>
          </table:table-cell>
          <table:table-cell table:formula="oooc:=ROUND(255*(-1*([win_0_1.AU5]+[diff_0_1.AU5])^2/4+([win_0_1.AU5]+[diff_0_1.AU5]))*(1-([diff_0_1.AU5]-[win_0_1.AU5])^2/([win_0_1.AU5]+[diff_0_1.AU5])^2);0)" office:value-type="float" office:value="179">
            <text:p>179</text:p>
          </table:table-cell>
          <table:table-cell table:formula="oooc:=ROUND(255*(-1*([win_0_1.AV5]+[diff_0_1.AV5])^2/4+([win_0_1.AV5]+[diff_0_1.AV5]))*(1-([diff_0_1.AV5]-[win_0_1.AV5])^2/([win_0_1.AV5]+[diff_0_1.AV5])^2);0)" office:value-type="float" office:value="215">
            <text:p>215</text:p>
          </table:table-cell>
          <table:table-cell table:formula="oooc:=ROUND(255*(-1*([win_0_1.AW5]+[diff_0_1.AW5])^2/4+([win_0_1.AW5]+[diff_0_1.AW5]))*(1-([diff_0_1.AW5]-[win_0_1.AW5])^2/([win_0_1.AW5]+[diff_0_1.AW5])^2);0)" office:value-type="float" office:value="129">
            <text:p>129</text:p>
          </table:table-cell>
          <table:table-cell table:formula="oooc:=ROUND(255*(-1*([win_0_1.AX5]+[diff_0_1.AX5])^2/4+([win_0_1.AX5]+[diff_0_1.AX5]))*(1-([diff_0_1.AX5]-[win_0_1.AX5])^2/([win_0_1.AX5]+[diff_0_1.AX5])^2);0)" office:value-type="float" office:value="65">
            <text:p>65</text:p>
          </table:table-cell>
          <table:table-cell table:number-columns-repeated="206"/>
        </table:table-row>
        <table:table-row table:style-name="ro1">
          <table:table-cell table:formula="oooc:=ROUND(255*(-1*([win_0_1.A6]+[diff_0_1.A6])^2/4+([win_0_1.A6]+[diff_0_1.A6]))*(1-([diff_0_1.A6]-[win_0_1.A6])^2/([win_0_1.A6]+[diff_0_1.A6])^2);0)" office:value-type="float" office:value="0">
            <text:p>0</text:p>
          </table:table-cell>
          <table:table-cell table:formula="oooc:=ROUND(255*(-1*([win_0_1.B6]+[diff_0_1.B6])^2/4+([win_0_1.B6]+[diff_0_1.B6]))*(1-([diff_0_1.B6]-[win_0_1.B6])^2/([win_0_1.B6]+[diff_0_1.B6])^2);0)" office:value-type="float" office:value="0">
            <text:p>0</text:p>
          </table:table-cell>
          <table:table-cell table:formula="oooc:=ROUND(255*(-1*([win_0_1.C6]+[diff_0_1.C6])^2/4+([win_0_1.C6]+[diff_0_1.C6]))*(1-([diff_0_1.C6]-[win_0_1.C6])^2/([win_0_1.C6]+[diff_0_1.C6])^2);0)" office:value-type="float" office:value="0">
            <text:p>0</text:p>
          </table:table-cell>
          <table:table-cell table:formula="oooc:=ROUND(255*(-1*([win_0_1.D6]+[diff_0_1.D6])^2/4+([win_0_1.D6]+[diff_0_1.D6]))*(1-([diff_0_1.D6]-[win_0_1.D6])^2/([win_0_1.D6]+[diff_0_1.D6])^2);0)" office:value-type="float" office:value="0">
            <text:p>0</text:p>
          </table:table-cell>
          <table:table-cell table:formula="oooc:=ROUND(255*(-1*([win_0_1.E6]+[diff_0_1.E6])^2/4+([win_0_1.E6]+[diff_0_1.E6]))*(1-([diff_0_1.E6]-[win_0_1.E6])^2/([win_0_1.E6]+[diff_0_1.E6])^2);0)" office:value-type="float" office:value="0">
            <text:p>0</text:p>
          </table:table-cell>
          <table:table-cell table:formula="oooc:=ROUND(255*(-1*([win_0_1.F6]+[diff_0_1.F6])^2/4+([win_0_1.F6]+[diff_0_1.F6]))*(1-([diff_0_1.F6]-[win_0_1.F6])^2/([win_0_1.F6]+[diff_0_1.F6])^2);0)" office:value-type="float" office:value="14">
            <text:p>14</text:p>
          </table:table-cell>
          <table:table-cell table:formula="oooc:=ROUND(255*(-1*([win_0_1.G6]+[diff_0_1.G6])^2/4+([win_0_1.G6]+[diff_0_1.G6]))*(1-([diff_0_1.G6]-[win_0_1.G6])^2/([win_0_1.G6]+[diff_0_1.G6])^2);0)" office:value-type="float" office:value="4">
            <text:p>4</text:p>
          </table:table-cell>
          <table:table-cell table:formula="oooc:=ROUND(255*(-1*([win_0_1.H6]+[diff_0_1.H6])^2/4+([win_0_1.H6]+[diff_0_1.H6]))*(1-([diff_0_1.H6]-[win_0_1.H6])^2/([win_0_1.H6]+[diff_0_1.H6])^2);0)" office:value-type="float" office:value="3">
            <text:p>3</text:p>
          </table:table-cell>
          <table:table-cell table:formula="oooc:=ROUND(255*(-1*([win_0_1.I6]+[diff_0_1.I6])^2/4+([win_0_1.I6]+[diff_0_1.I6]))*(1-([diff_0_1.I6]-[win_0_1.I6])^2/([win_0_1.I6]+[diff_0_1.I6])^2);0)" office:value-type="float" office:value="1">
            <text:p>1</text:p>
          </table:table-cell>
          <table:table-cell table:formula="oooc:=ROUND(255*(-1*([win_0_1.J6]+[diff_0_1.J6])^2/4+([win_0_1.J6]+[diff_0_1.J6]))*(1-([diff_0_1.J6]-[win_0_1.J6])^2/([win_0_1.J6]+[diff_0_1.J6])^2);0)" office:value-type="float" office:value="5">
            <text:p>5</text:p>
          </table:table-cell>
          <table:table-cell table:formula="oooc:=ROUND(255*(-1*([win_0_1.K6]+[diff_0_1.K6])^2/4+([win_0_1.K6]+[diff_0_1.K6]))*(1-([diff_0_1.K6]-[win_0_1.K6])^2/([win_0_1.K6]+[diff_0_1.K6])^2);0)" office:value-type="float" office:value="7">
            <text:p>7</text:p>
          </table:table-cell>
          <table:table-cell table:formula="oooc:=ROUND(255*(-1*([win_0_1.L6]+[diff_0_1.L6])^2/4+([win_0_1.L6]+[diff_0_1.L6]))*(1-([diff_0_1.L6]-[win_0_1.L6])^2/([win_0_1.L6]+[diff_0_1.L6])^2);0)" office:value-type="float" office:value="13">
            <text:p>13</text:p>
          </table:table-cell>
          <table:table-cell table:formula="oooc:=ROUND(255*(-1*([win_0_1.M6]+[diff_0_1.M6])^2/4+([win_0_1.M6]+[diff_0_1.M6]))*(1-([diff_0_1.M6]-[win_0_1.M6])^2/([win_0_1.M6]+[diff_0_1.M6])^2);0)" office:value-type="float" office:value="9">
            <text:p>9</text:p>
          </table:table-cell>
          <table:table-cell table:formula="oooc:=ROUND(255*(-1*([win_0_1.N6]+[diff_0_1.N6])^2/4+([win_0_1.N6]+[diff_0_1.N6]))*(1-([diff_0_1.N6]-[win_0_1.N6])^2/([win_0_1.N6]+[diff_0_1.N6])^2);0)" office:value-type="float" office:value="14">
            <text:p>14</text:p>
          </table:table-cell>
          <table:table-cell table:formula="oooc:=ROUND(255*(-1*([win_0_1.O6]+[diff_0_1.O6])^2/4+([win_0_1.O6]+[diff_0_1.O6]))*(1-([diff_0_1.O6]-[win_0_1.O6])^2/([win_0_1.O6]+[diff_0_1.O6])^2);0)" office:value-type="float" office:value="27">
            <text:p>27</text:p>
          </table:table-cell>
          <table:table-cell table:formula="oooc:=ROUND(255*(-1*([win_0_1.P6]+[diff_0_1.P6])^2/4+([win_0_1.P6]+[diff_0_1.P6]))*(1-([diff_0_1.P6]-[win_0_1.P6])^2/([win_0_1.P6]+[diff_0_1.P6])^2);0)" office:value-type="float" office:value="33">
            <text:p>33</text:p>
          </table:table-cell>
          <table:table-cell table:formula="oooc:=ROUND(255*(-1*([win_0_1.Q6]+[diff_0_1.Q6])^2/4+([win_0_1.Q6]+[diff_0_1.Q6]))*(1-([diff_0_1.Q6]-[win_0_1.Q6])^2/([win_0_1.Q6]+[diff_0_1.Q6])^2);0)" office:value-type="float" office:value="12">
            <text:p>12</text:p>
          </table:table-cell>
          <table:table-cell table:formula="oooc:=ROUND(255*(-1*([win_0_1.R6]+[diff_0_1.R6])^2/4+([win_0_1.R6]+[diff_0_1.R6]))*(1-([diff_0_1.R6]-[win_0_1.R6])^2/([win_0_1.R6]+[diff_0_1.R6])^2);0)" office:value-type="float" office:value="10">
            <text:p>10</text:p>
          </table:table-cell>
          <table:table-cell table:formula="oooc:=ROUND(255*(-1*([win_0_1.S6]+[diff_0_1.S6])^2/4+([win_0_1.S6]+[diff_0_1.S6]))*(1-([diff_0_1.S6]-[win_0_1.S6])^2/([win_0_1.S6]+[diff_0_1.S6])^2);0)" office:value-type="float" office:value="12">
            <text:p>12</text:p>
          </table:table-cell>
          <table:table-cell table:formula="oooc:=ROUND(255*(-1*([win_0_1.T6]+[diff_0_1.T6])^2/4+([win_0_1.T6]+[diff_0_1.T6]))*(1-([diff_0_1.T6]-[win_0_1.T6])^2/([win_0_1.T6]+[diff_0_1.T6])^2);0)" office:value-type="float" office:value="14">
            <text:p>14</text:p>
          </table:table-cell>
          <table:table-cell table:formula="oooc:=ROUND(255*(-1*([win_0_1.U6]+[diff_0_1.U6])^2/4+([win_0_1.U6]+[diff_0_1.U6]))*(1-([diff_0_1.U6]-[win_0_1.U6])^2/([win_0_1.U6]+[diff_0_1.U6])^2);0)" office:value-type="float" office:value="44">
            <text:p>44</text:p>
          </table:table-cell>
          <table:table-cell table:formula="oooc:=ROUND(255*(-1*([win_0_1.V6]+[diff_0_1.V6])^2/4+([win_0_1.V6]+[diff_0_1.V6]))*(1-([diff_0_1.V6]-[win_0_1.V6])^2/([win_0_1.V6]+[diff_0_1.V6])^2);0)" office:value-type="float" office:value="52">
            <text:p>52</text:p>
          </table:table-cell>
          <table:table-cell table:formula="oooc:=ROUND(255*(-1*([win_0_1.W6]+[diff_0_1.W6])^2/4+([win_0_1.W6]+[diff_0_1.W6]))*(1-([diff_0_1.W6]-[win_0_1.W6])^2/([win_0_1.W6]+[diff_0_1.W6])^2);0)" office:value-type="float" office:value="52">
            <text:p>52</text:p>
          </table:table-cell>
          <table:table-cell table:formula="oooc:=ROUND(255*(-1*([win_0_1.X6]+[diff_0_1.X6])^2/4+([win_0_1.X6]+[diff_0_1.X6]))*(1-([diff_0_1.X6]-[win_0_1.X6])^2/([win_0_1.X6]+[diff_0_1.X6])^2);0)" office:value-type="float" office:value="99">
            <text:p>99</text:p>
          </table:table-cell>
          <table:table-cell table:formula="oooc:=ROUND(255*(-1*([win_0_1.Y6]+[diff_0_1.Y6])^2/4+([win_0_1.Y6]+[diff_0_1.Y6]))*(1-([diff_0_1.Y6]-[win_0_1.Y6])^2/([win_0_1.Y6]+[diff_0_1.Y6])^2);0)" office:value-type="float" office:value="53">
            <text:p>53</text:p>
          </table:table-cell>
          <table:table-cell table:formula="oooc:=ROUND(255*(-1*([win_0_1.Z6]+[diff_0_1.Z6])^2/4+([win_0_1.Z6]+[diff_0_1.Z6]))*(1-([diff_0_1.Z6]-[win_0_1.Z6])^2/([win_0_1.Z6]+[diff_0_1.Z6])^2);0)" office:value-type="float" office:value="73">
            <text:p>73</text:p>
          </table:table-cell>
          <table:table-cell table:formula="oooc:=ROUND(255*(-1*([win_0_1.AA6]+[diff_0_1.AA6])^2/4+([win_0_1.AA6]+[diff_0_1.AA6]))*(1-([diff_0_1.AA6]-[win_0_1.AA6])^2/([win_0_1.AA6]+[diff_0_1.AA6])^2);0)" office:value-type="float" office:value="154">
            <text:p>154</text:p>
          </table:table-cell>
          <table:table-cell table:formula="oooc:=ROUND(255*(-1*([win_0_1.AB6]+[diff_0_1.AB6])^2/4+([win_0_1.AB6]+[diff_0_1.AB6]))*(1-([diff_0_1.AB6]-[win_0_1.AB6])^2/([win_0_1.AB6]+[diff_0_1.AB6])^2);0)" office:value-type="float" office:value="172">
            <text:p>172</text:p>
          </table:table-cell>
          <table:table-cell table:formula="oooc:=ROUND(255*(-1*([win_0_1.AC6]+[diff_0_1.AC6])^2/4+([win_0_1.AC6]+[diff_0_1.AC6]))*(1-([diff_0_1.AC6]-[win_0_1.AC6])^2/([win_0_1.AC6]+[diff_0_1.AC6])^2);0)" office:value-type="float" office:value="140">
            <text:p>140</text:p>
          </table:table-cell>
          <table:table-cell table:formula="oooc:=ROUND(255*(-1*([win_0_1.AD6]+[diff_0_1.AD6])^2/4+([win_0_1.AD6]+[diff_0_1.AD6]))*(1-([diff_0_1.AD6]-[win_0_1.AD6])^2/([win_0_1.AD6]+[diff_0_1.AD6])^2);0)" office:value-type="float" office:value="58">
            <text:p>58</text:p>
          </table:table-cell>
          <table:table-cell table:formula="oooc:=ROUND(255*(-1*([win_0_1.AE6]+[diff_0_1.AE6])^2/4+([win_0_1.AE6]+[diff_0_1.AE6]))*(1-([diff_0_1.AE6]-[win_0_1.AE6])^2/([win_0_1.AE6]+[diff_0_1.AE6])^2);0)" office:value-type="float" office:value="60">
            <text:p>60</text:p>
          </table:table-cell>
          <table:table-cell table:formula="oooc:=ROUND(255*(-1*([win_0_1.AF6]+[diff_0_1.AF6])^2/4+([win_0_1.AF6]+[diff_0_1.AF6]))*(1-([diff_0_1.AF6]-[win_0_1.AF6])^2/([win_0_1.AF6]+[diff_0_1.AF6])^2);0)" office:value-type="float" office:value="179">
            <text:p>179</text:p>
          </table:table-cell>
          <table:table-cell table:formula="oooc:=ROUND(255*(-1*([win_0_1.AG6]+[diff_0_1.AG6])^2/4+([win_0_1.AG6]+[diff_0_1.AG6]))*(1-([diff_0_1.AG6]-[win_0_1.AG6])^2/([win_0_1.AG6]+[diff_0_1.AG6])^2);0)" office:value-type="float" office:value="212">
            <text:p>212</text:p>
          </table:table-cell>
          <table:table-cell table:formula="oooc:=ROUND(255*(-1*([win_0_1.AH6]+[diff_0_1.AH6])^2/4+([win_0_1.AH6]+[diff_0_1.AH6]))*(1-([diff_0_1.AH6]-[win_0_1.AH6])^2/([win_0_1.AH6]+[diff_0_1.AH6])^2);0)" office:value-type="float" office:value="143">
            <text:p>143</text:p>
          </table:table-cell>
          <table:table-cell table:formula="oooc:=ROUND(255*(-1*([win_0_1.AI6]+[diff_0_1.AI6])^2/4+([win_0_1.AI6]+[diff_0_1.AI6]))*(1-([diff_0_1.AI6]-[win_0_1.AI6])^2/([win_0_1.AI6]+[diff_0_1.AI6])^2);0)" office:value-type="float" office:value="15">
            <text:p>15</text:p>
          </table:table-cell>
          <table:table-cell table:formula="oooc:=ROUND(255*(-1*([win_0_1.AJ6]+[diff_0_1.AJ6])^2/4+([win_0_1.AJ6]+[diff_0_1.AJ6]))*(1-([diff_0_1.AJ6]-[win_0_1.AJ6])^2/([win_0_1.AJ6]+[diff_0_1.AJ6])^2);0)" office:value-type="float" office:value="0">
            <text:p>0</text:p>
          </table:table-cell>
          <table:table-cell table:formula="oooc:=ROUND(255*(-1*([win_0_1.AK6]+[diff_0_1.AK6])^2/4+([win_0_1.AK6]+[diff_0_1.AK6]))*(1-([diff_0_1.AK6]-[win_0_1.AK6])^2/([win_0_1.AK6]+[diff_0_1.AK6])^2);0)" office:value-type="float" office:value="142">
            <text:p>142</text:p>
          </table:table-cell>
          <table:table-cell table:formula="oooc:=ROUND(255*(-1*([win_0_1.AL6]+[diff_0_1.AL6])^2/4+([win_0_1.AL6]+[diff_0_1.AL6]))*(1-([diff_0_1.AL6]-[win_0_1.AL6])^2/([win_0_1.AL6]+[diff_0_1.AL6])^2);0)" office:value-type="float" office:value="195">
            <text:p>195</text:p>
          </table:table-cell>
          <table:table-cell table:formula="oooc:=ROUND(255*(-1*([win_0_1.AM6]+[diff_0_1.AM6])^2/4+([win_0_1.AM6]+[diff_0_1.AM6]))*(1-([diff_0_1.AM6]-[win_0_1.AM6])^2/([win_0_1.AM6]+[diff_0_1.AM6])^2);0)" office:value-type="float" office:value="78">
            <text:p>78</text:p>
          </table:table-cell>
          <table:table-cell table:formula="oooc:=ROUND(255*(-1*([win_0_1.AN6]+[diff_0_1.AN6])^2/4+([win_0_1.AN6]+[diff_0_1.AN6]))*(1-([diff_0_1.AN6]-[win_0_1.AN6])^2/([win_0_1.AN6]+[diff_0_1.AN6])^2);0)" office:value-type="float" office:value="151">
            <text:p>151</text:p>
          </table:table-cell>
          <table:table-cell table:formula="oooc:=ROUND(255*(-1*([win_0_1.AO6]+[diff_0_1.AO6])^2/4+([win_0_1.AO6]+[diff_0_1.AO6]))*(1-([diff_0_1.AO6]-[win_0_1.AO6])^2/([win_0_1.AO6]+[diff_0_1.AO6])^2);0)" office:value-type="float" office:value="65">
            <text:p>65</text:p>
          </table:table-cell>
          <table:table-cell table:formula="oooc:=ROUND(255*(-1*([win_0_1.AP6]+[diff_0_1.AP6])^2/4+([win_0_1.AP6]+[diff_0_1.AP6]))*(1-([diff_0_1.AP6]-[win_0_1.AP6])^2/([win_0_1.AP6]+[diff_0_1.AP6])^2);0)" office:value-type="float" office:value="117">
            <text:p>117</text:p>
          </table:table-cell>
          <table:table-cell table:formula="oooc:=ROUND(255*(-1*([win_0_1.AQ6]+[diff_0_1.AQ6])^2/4+([win_0_1.AQ6]+[diff_0_1.AQ6]))*(1-([diff_0_1.AQ6]-[win_0_1.AQ6])^2/([win_0_1.AQ6]+[diff_0_1.AQ6])^2);0)" office:value-type="float" office:value="186">
            <text:p>186</text:p>
          </table:table-cell>
          <table:table-cell table:formula="oooc:=ROUND(255*(-1*([win_0_1.AR6]+[diff_0_1.AR6])^2/4+([win_0_1.AR6]+[diff_0_1.AR6]))*(1-([diff_0_1.AR6]-[win_0_1.AR6])^2/([win_0_1.AR6]+[diff_0_1.AR6])^2);0)" office:value-type="float" office:value="145">
            <text:p>145</text:p>
          </table:table-cell>
          <table:table-cell table:formula="oooc:=ROUND(255*(-1*([win_0_1.AS6]+[diff_0_1.AS6])^2/4+([win_0_1.AS6]+[diff_0_1.AS6]))*(1-([diff_0_1.AS6]-[win_0_1.AS6])^2/([win_0_1.AS6]+[diff_0_1.AS6])^2);0)" office:value-type="float" office:value="191">
            <text:p>191</text:p>
          </table:table-cell>
          <table:table-cell table:formula="oooc:=ROUND(255*(-1*([win_0_1.AT6]+[diff_0_1.AT6])^2/4+([win_0_1.AT6]+[diff_0_1.AT6]))*(1-([diff_0_1.AT6]-[win_0_1.AT6])^2/([win_0_1.AT6]+[diff_0_1.AT6])^2);0)" office:value-type="float" office:value="69">
            <text:p>69</text:p>
          </table:table-cell>
          <table:table-cell table:formula="oooc:=ROUND(255*(-1*([win_0_1.AU6]+[diff_0_1.AU6])^2/4+([win_0_1.AU6]+[diff_0_1.AU6]))*(1-([diff_0_1.AU6]-[win_0_1.AU6])^2/([win_0_1.AU6]+[diff_0_1.AU6])^2);0)" office:value-type="float" office:value="164">
            <text:p>164</text:p>
          </table:table-cell>
          <table:table-cell table:formula="oooc:=ROUND(255*(-1*([win_0_1.AV6]+[diff_0_1.AV6])^2/4+([win_0_1.AV6]+[diff_0_1.AV6]))*(1-([diff_0_1.AV6]-[win_0_1.AV6])^2/([win_0_1.AV6]+[diff_0_1.AV6])^2);0)" office:value-type="float" office:value="219">
            <text:p>219</text:p>
          </table:table-cell>
          <table:table-cell table:formula="oooc:=ROUND(255*(-1*([win_0_1.AW6]+[diff_0_1.AW6])^2/4+([win_0_1.AW6]+[diff_0_1.AW6]))*(1-([diff_0_1.AW6]-[win_0_1.AW6])^2/([win_0_1.AW6]+[diff_0_1.AW6])^2);0)" office:value-type="float" office:value="151">
            <text:p>151</text:p>
          </table:table-cell>
          <table:table-cell table:formula="oooc:=ROUND(255*(-1*([win_0_1.AX6]+[diff_0_1.AX6])^2/4+([win_0_1.AX6]+[diff_0_1.AX6]))*(1-([diff_0_1.AX6]-[win_0_1.AX6])^2/([win_0_1.AX6]+[diff_0_1.AX6])^2);0)" office:value-type="float" office:value="74">
            <text:p>74</text:p>
          </table:table-cell>
          <table:table-cell table:number-columns-repeated="206"/>
        </table:table-row>
        <table:table-row table:style-name="ro1">
          <table:table-cell table:formula="oooc:=ROUND(255*(-1*([win_0_1.A7]+[diff_0_1.A7])^2/4+([win_0_1.A7]+[diff_0_1.A7]))*(1-([diff_0_1.A7]-[win_0_1.A7])^2/([win_0_1.A7]+[diff_0_1.A7])^2);0)" office:value-type="float" office:value="0">
            <text:p>0</text:p>
          </table:table-cell>
          <table:table-cell table:formula="oooc:=ROUND(255*(-1*([win_0_1.B7]+[diff_0_1.B7])^2/4+([win_0_1.B7]+[diff_0_1.B7]))*(1-([diff_0_1.B7]-[win_0_1.B7])^2/([win_0_1.B7]+[diff_0_1.B7])^2);0)" office:value-type="float" office:value="0">
            <text:p>0</text:p>
          </table:table-cell>
          <table:table-cell table:formula="oooc:=ROUND(255*(-1*([win_0_1.C7]+[diff_0_1.C7])^2/4+([win_0_1.C7]+[diff_0_1.C7]))*(1-([diff_0_1.C7]-[win_0_1.C7])^2/([win_0_1.C7]+[diff_0_1.C7])^2);0)" office:value-type="float" office:value="0">
            <text:p>0</text:p>
          </table:table-cell>
          <table:table-cell table:formula="oooc:=ROUND(255*(-1*([win_0_1.D7]+[diff_0_1.D7])^2/4+([win_0_1.D7]+[diff_0_1.D7]))*(1-([diff_0_1.D7]-[win_0_1.D7])^2/([win_0_1.D7]+[diff_0_1.D7])^2);0)" office:value-type="float" office:value="0">
            <text:p>0</text:p>
          </table:table-cell>
          <table:table-cell table:formula="oooc:=ROUND(255*(-1*([win_0_1.E7]+[diff_0_1.E7])^2/4+([win_0_1.E7]+[diff_0_1.E7]))*(1-([diff_0_1.E7]-[win_0_1.E7])^2/([win_0_1.E7]+[diff_0_1.E7])^2);0)" office:value-type="float" office:value="0">
            <text:p>0</text:p>
          </table:table-cell>
          <table:table-cell table:formula="oooc:=ROUND(255*(-1*([win_0_1.F7]+[diff_0_1.F7])^2/4+([win_0_1.F7]+[diff_0_1.F7]))*(1-([diff_0_1.F7]-[win_0_1.F7])^2/([win_0_1.F7]+[diff_0_1.F7])^2);0)" office:value-type="float" office:value="10">
            <text:p>10</text:p>
          </table:table-cell>
          <table:table-cell table:formula="oooc:=ROUND(255*(-1*([win_0_1.G7]+[diff_0_1.G7])^2/4+([win_0_1.G7]+[diff_0_1.G7]))*(1-([diff_0_1.G7]-[win_0_1.G7])^2/([win_0_1.G7]+[diff_0_1.G7])^2);0)" office:value-type="float" office:value="7">
            <text:p>7</text:p>
          </table:table-cell>
          <table:table-cell table:formula="oooc:=ROUND(255*(-1*([win_0_1.H7]+[diff_0_1.H7])^2/4+([win_0_1.H7]+[diff_0_1.H7]))*(1-([diff_0_1.H7]-[win_0_1.H7])^2/([win_0_1.H7]+[diff_0_1.H7])^2);0)" office:value-type="float" office:value="5">
            <text:p>5</text:p>
          </table:table-cell>
          <table:table-cell table:formula="oooc:=ROUND(255*(-1*([win_0_1.I7]+[diff_0_1.I7])^2/4+([win_0_1.I7]+[diff_0_1.I7]))*(1-([diff_0_1.I7]-[win_0_1.I7])^2/([win_0_1.I7]+[diff_0_1.I7])^2);0)" office:value-type="float" office:value="4">
            <text:p>4</text:p>
          </table:table-cell>
          <table:table-cell table:formula="oooc:=ROUND(255*(-1*([win_0_1.J7]+[diff_0_1.J7])^2/4+([win_0_1.J7]+[diff_0_1.J7]))*(1-([diff_0_1.J7]-[win_0_1.J7])^2/([win_0_1.J7]+[diff_0_1.J7])^2);0)" office:value-type="float" office:value="3">
            <text:p>3</text:p>
          </table:table-cell>
          <table:table-cell table:formula="oooc:=ROUND(255*(-1*([win_0_1.K7]+[diff_0_1.K7])^2/4+([win_0_1.K7]+[diff_0_1.K7]))*(1-([diff_0_1.K7]-[win_0_1.K7])^2/([win_0_1.K7]+[diff_0_1.K7])^2);0)" office:value-type="float" office:value="6">
            <text:p>6</text:p>
          </table:table-cell>
          <table:table-cell table:formula="oooc:=ROUND(255*(-1*([win_0_1.L7]+[diff_0_1.L7])^2/4+([win_0_1.L7]+[diff_0_1.L7]))*(1-([diff_0_1.L7]-[win_0_1.L7])^2/([win_0_1.L7]+[diff_0_1.L7])^2);0)" office:value-type="float" office:value="11">
            <text:p>11</text:p>
          </table:table-cell>
          <table:table-cell table:formula="oooc:=ROUND(255*(-1*([win_0_1.M7]+[diff_0_1.M7])^2/4+([win_0_1.M7]+[diff_0_1.M7]))*(1-([diff_0_1.M7]-[win_0_1.M7])^2/([win_0_1.M7]+[diff_0_1.M7])^2);0)" office:value-type="float" office:value="8">
            <text:p>8</text:p>
          </table:table-cell>
          <table:table-cell table:formula="oooc:=ROUND(255*(-1*([win_0_1.N7]+[diff_0_1.N7])^2/4+([win_0_1.N7]+[diff_0_1.N7]))*(1-([diff_0_1.N7]-[win_0_1.N7])^2/([win_0_1.N7]+[diff_0_1.N7])^2);0)" office:value-type="float" office:value="8">
            <text:p>8</text:p>
          </table:table-cell>
          <table:table-cell table:formula="oooc:=ROUND(255*(-1*([win_0_1.O7]+[diff_0_1.O7])^2/4+([win_0_1.O7]+[diff_0_1.O7]))*(1-([diff_0_1.O7]-[win_0_1.O7])^2/([win_0_1.O7]+[diff_0_1.O7])^2);0)" office:value-type="float" office:value="23">
            <text:p>23</text:p>
          </table:table-cell>
          <table:table-cell table:formula="oooc:=ROUND(255*(-1*([win_0_1.P7]+[diff_0_1.P7])^2/4+([win_0_1.P7]+[diff_0_1.P7]))*(1-([diff_0_1.P7]-[win_0_1.P7])^2/([win_0_1.P7]+[diff_0_1.P7])^2);0)" office:value-type="float" office:value="26">
            <text:p>26</text:p>
          </table:table-cell>
          <table:table-cell table:formula="oooc:=ROUND(255*(-1*([win_0_1.Q7]+[diff_0_1.Q7])^2/4+([win_0_1.Q7]+[diff_0_1.Q7]))*(1-([diff_0_1.Q7]-[win_0_1.Q7])^2/([win_0_1.Q7]+[diff_0_1.Q7])^2);0)" office:value-type="float" office:value="21">
            <text:p>21</text:p>
          </table:table-cell>
          <table:table-cell table:formula="oooc:=ROUND(255*(-1*([win_0_1.R7]+[diff_0_1.R7])^2/4+([win_0_1.R7]+[diff_0_1.R7]))*(1-([diff_0_1.R7]-[win_0_1.R7])^2/([win_0_1.R7]+[diff_0_1.R7])^2);0)" office:value-type="float" office:value="14">
            <text:p>14</text:p>
          </table:table-cell>
          <table:table-cell table:formula="oooc:=ROUND(255*(-1*([win_0_1.S7]+[diff_0_1.S7])^2/4+([win_0_1.S7]+[diff_0_1.S7]))*(1-([diff_0_1.S7]-[win_0_1.S7])^2/([win_0_1.S7]+[diff_0_1.S7])^2);0)" office:value-type="float" office:value="24">
            <text:p>24</text:p>
          </table:table-cell>
          <table:table-cell table:formula="oooc:=ROUND(255*(-1*([win_0_1.T7]+[diff_0_1.T7])^2/4+([win_0_1.T7]+[diff_0_1.T7]))*(1-([diff_0_1.T7]-[win_0_1.T7])^2/([win_0_1.T7]+[diff_0_1.T7])^2);0)" office:value-type="float" office:value="14">
            <text:p>14</text:p>
          </table:table-cell>
          <table:table-cell table:formula="oooc:=ROUND(255*(-1*([win_0_1.U7]+[diff_0_1.U7])^2/4+([win_0_1.U7]+[diff_0_1.U7]))*(1-([diff_0_1.U7]-[win_0_1.U7])^2/([win_0_1.U7]+[diff_0_1.U7])^2);0)" office:value-type="float" office:value="41">
            <text:p>41</text:p>
          </table:table-cell>
          <table:table-cell table:formula="oooc:=ROUND(255*(-1*([win_0_1.V7]+[diff_0_1.V7])^2/4+([win_0_1.V7]+[diff_0_1.V7]))*(1-([diff_0_1.V7]-[win_0_1.V7])^2/([win_0_1.V7]+[diff_0_1.V7])^2);0)" office:value-type="float" office:value="58">
            <text:p>58</text:p>
          </table:table-cell>
          <table:table-cell table:formula="oooc:=ROUND(255*(-1*([win_0_1.W7]+[diff_0_1.W7])^2/4+([win_0_1.W7]+[diff_0_1.W7]))*(1-([diff_0_1.W7]-[win_0_1.W7])^2/([win_0_1.W7]+[diff_0_1.W7])^2);0)" office:value-type="float" office:value="70">
            <text:p>70</text:p>
          </table:table-cell>
          <table:table-cell table:formula="oooc:=ROUND(255*(-1*([win_0_1.X7]+[diff_0_1.X7])^2/4+([win_0_1.X7]+[diff_0_1.X7]))*(1-([diff_0_1.X7]-[win_0_1.X7])^2/([win_0_1.X7]+[diff_0_1.X7])^2);0)" office:value-type="float" office:value="98">
            <text:p>98</text:p>
          </table:table-cell>
          <table:table-cell table:formula="oooc:=ROUND(255*(-1*([win_0_1.Y7]+[diff_0_1.Y7])^2/4+([win_0_1.Y7]+[diff_0_1.Y7]))*(1-([diff_0_1.Y7]-[win_0_1.Y7])^2/([win_0_1.Y7]+[diff_0_1.Y7])^2);0)" office:value-type="float" office:value="151">
            <text:p>151</text:p>
          </table:table-cell>
          <table:table-cell table:formula="oooc:=ROUND(255*(-1*([win_0_1.Z7]+[diff_0_1.Z7])^2/4+([win_0_1.Z7]+[diff_0_1.Z7]))*(1-([diff_0_1.Z7]-[win_0_1.Z7])^2/([win_0_1.Z7]+[diff_0_1.Z7])^2);0)" office:value-type="float" office:value="96">
            <text:p>96</text:p>
          </table:table-cell>
          <table:table-cell table:formula="oooc:=ROUND(255*(-1*([win_0_1.AA7]+[diff_0_1.AA7])^2/4+([win_0_1.AA7]+[diff_0_1.AA7]))*(1-([diff_0_1.AA7]-[win_0_1.AA7])^2/([win_0_1.AA7]+[diff_0_1.AA7])^2);0)" office:value-type="float" office:value="123">
            <text:p>123</text:p>
          </table:table-cell>
          <table:table-cell table:formula="oooc:=ROUND(255*(-1*([win_0_1.AB7]+[diff_0_1.AB7])^2/4+([win_0_1.AB7]+[diff_0_1.AB7]))*(1-([diff_0_1.AB7]-[win_0_1.AB7])^2/([win_0_1.AB7]+[diff_0_1.AB7])^2);0)" office:value-type="float" office:value="154">
            <text:p>154</text:p>
          </table:table-cell>
          <table:table-cell table:formula="oooc:=ROUND(255*(-1*([win_0_1.AC7]+[diff_0_1.AC7])^2/4+([win_0_1.AC7]+[diff_0_1.AC7]))*(1-([diff_0_1.AC7]-[win_0_1.AC7])^2/([win_0_1.AC7]+[diff_0_1.AC7])^2);0)" office:value-type="float" office:value="165">
            <text:p>165</text:p>
          </table:table-cell>
          <table:table-cell table:formula="oooc:=ROUND(255*(-1*([win_0_1.AD7]+[diff_0_1.AD7])^2/4+([win_0_1.AD7]+[diff_0_1.AD7]))*(1-([diff_0_1.AD7]-[win_0_1.AD7])^2/([win_0_1.AD7]+[diff_0_1.AD7])^2);0)" office:value-type="float" office:value="107">
            <text:p>107</text:p>
          </table:table-cell>
          <table:table-cell table:formula="oooc:=ROUND(255*(-1*([win_0_1.AE7]+[diff_0_1.AE7])^2/4+([win_0_1.AE7]+[diff_0_1.AE7]))*(1-([diff_0_1.AE7]-[win_0_1.AE7])^2/([win_0_1.AE7]+[diff_0_1.AE7])^2);0)" office:value-type="float" office:value="74">
            <text:p>74</text:p>
          </table:table-cell>
          <table:table-cell table:formula="oooc:=ROUND(255*(-1*([win_0_1.AF7]+[diff_0_1.AF7])^2/4+([win_0_1.AF7]+[diff_0_1.AF7]))*(1-([diff_0_1.AF7]-[win_0_1.AF7])^2/([win_0_1.AF7]+[diff_0_1.AF7])^2);0)" office:value-type="float" office:value="159">
            <text:p>159</text:p>
          </table:table-cell>
          <table:table-cell table:formula="oooc:=ROUND(255*(-1*([win_0_1.AG7]+[diff_0_1.AG7])^2/4+([win_0_1.AG7]+[diff_0_1.AG7]))*(1-([diff_0_1.AG7]-[win_0_1.AG7])^2/([win_0_1.AG7]+[diff_0_1.AG7])^2);0)" office:value-type="float" office:value="193">
            <text:p>193</text:p>
          </table:table-cell>
          <table:table-cell table:formula="oooc:=ROUND(255*(-1*([win_0_1.AH7]+[diff_0_1.AH7])^2/4+([win_0_1.AH7]+[diff_0_1.AH7]))*(1-([diff_0_1.AH7]-[win_0_1.AH7])^2/([win_0_1.AH7]+[diff_0_1.AH7])^2);0)" office:value-type="float" office:value="155">
            <text:p>155</text:p>
          </table:table-cell>
          <table:table-cell table:formula="oooc:=ROUND(255*(-1*([win_0_1.AI7]+[diff_0_1.AI7])^2/4+([win_0_1.AI7]+[diff_0_1.AI7]))*(1-([diff_0_1.AI7]-[win_0_1.AI7])^2/([win_0_1.AI7]+[diff_0_1.AI7])^2);0)" office:value-type="float" office:value="61">
            <text:p>61</text:p>
          </table:table-cell>
          <table:table-cell table:formula="oooc:=ROUND(255*(-1*([win_0_1.AJ7]+[diff_0_1.AJ7])^2/4+([win_0_1.AJ7]+[diff_0_1.AJ7]))*(1-([diff_0_1.AJ7]-[win_0_1.AJ7])^2/([win_0_1.AJ7]+[diff_0_1.AJ7])^2);0)" office:value-type="float" office:value="0">
            <text:p>0</text:p>
          </table:table-cell>
          <table:table-cell table:formula="oooc:=ROUND(255*(-1*([win_0_1.AK7]+[diff_0_1.AK7])^2/4+([win_0_1.AK7]+[diff_0_1.AK7]))*(1-([diff_0_1.AK7]-[win_0_1.AK7])^2/([win_0_1.AK7]+[diff_0_1.AK7])^2);0)" office:value-type="float" office:value="181">
            <text:p>181</text:p>
          </table:table-cell>
          <table:table-cell table:formula="oooc:=ROUND(255*(-1*([win_0_1.AL7]+[diff_0_1.AL7])^2/4+([win_0_1.AL7]+[diff_0_1.AL7]))*(1-([diff_0_1.AL7]-[win_0_1.AL7])^2/([win_0_1.AL7]+[diff_0_1.AL7])^2);0)" office:value-type="float" office:value="185">
            <text:p>185</text:p>
          </table:table-cell>
          <table:table-cell table:formula="oooc:=ROUND(255*(-1*([win_0_1.AM7]+[diff_0_1.AM7])^2/4+([win_0_1.AM7]+[diff_0_1.AM7]))*(1-([diff_0_1.AM7]-[win_0_1.AM7])^2/([win_0_1.AM7]+[diff_0_1.AM7])^2);0)" office:value-type="float" office:value="125">
            <text:p>125</text:p>
          </table:table-cell>
          <table:table-cell table:formula="oooc:=ROUND(255*(-1*([win_0_1.AN7]+[diff_0_1.AN7])^2/4+([win_0_1.AN7]+[diff_0_1.AN7]))*(1-([diff_0_1.AN7]-[win_0_1.AN7])^2/([win_0_1.AN7]+[diff_0_1.AN7])^2);0)" office:value-type="float" office:value="169">
            <text:p>169</text:p>
          </table:table-cell>
          <table:table-cell table:formula="oooc:=ROUND(255*(-1*([win_0_1.AO7]+[diff_0_1.AO7])^2/4+([win_0_1.AO7]+[diff_0_1.AO7]))*(1-([diff_0_1.AO7]-[win_0_1.AO7])^2/([win_0_1.AO7]+[diff_0_1.AO7])^2);0)" office:value-type="float" office:value="48">
            <text:p>48</text:p>
          </table:table-cell>
          <table:table-cell table:formula="oooc:=ROUND(255*(-1*([win_0_1.AP7]+[diff_0_1.AP7])^2/4+([win_0_1.AP7]+[diff_0_1.AP7]))*(1-([diff_0_1.AP7]-[win_0_1.AP7])^2/([win_0_1.AP7]+[diff_0_1.AP7])^2);0)" office:value-type="float" office:value="170">
            <text:p>170</text:p>
          </table:table-cell>
          <table:table-cell table:formula="oooc:=ROUND(255*(-1*([win_0_1.AQ7]+[diff_0_1.AQ7])^2/4+([win_0_1.AQ7]+[diff_0_1.AQ7]))*(1-([diff_0_1.AQ7]-[win_0_1.AQ7])^2/([win_0_1.AQ7]+[diff_0_1.AQ7])^2);0)" office:value-type="float" office:value="88">
            <text:p>88</text:p>
          </table:table-cell>
          <table:table-cell table:formula="oooc:=ROUND(255*(-1*([win_0_1.AR7]+[diff_0_1.AR7])^2/4+([win_0_1.AR7]+[diff_0_1.AR7]))*(1-([diff_0_1.AR7]-[win_0_1.AR7])^2/([win_0_1.AR7]+[diff_0_1.AR7])^2);0)" office:value-type="float" office:value="130">
            <text:p>130</text:p>
          </table:table-cell>
          <table:table-cell table:formula="oooc:=ROUND(255*(-1*([win_0_1.AS7]+[diff_0_1.AS7])^2/4+([win_0_1.AS7]+[diff_0_1.AS7]))*(1-([diff_0_1.AS7]-[win_0_1.AS7])^2/([win_0_1.AS7]+[diff_0_1.AS7])^2);0)" office:value-type="float" office:value="206">
            <text:p>206</text:p>
          </table:table-cell>
          <table:table-cell table:formula="oooc:=ROUND(255*(-1*([win_0_1.AT7]+[diff_0_1.AT7])^2/4+([win_0_1.AT7]+[diff_0_1.AT7]))*(1-([diff_0_1.AT7]-[win_0_1.AT7])^2/([win_0_1.AT7]+[diff_0_1.AT7])^2);0)" office:value-type="float" office:value="58">
            <text:p>58</text:p>
          </table:table-cell>
          <table:table-cell table:formula="oooc:=ROUND(255*(-1*([win_0_1.AU7]+[diff_0_1.AU7])^2/4+([win_0_1.AU7]+[diff_0_1.AU7]))*(1-([diff_0_1.AU7]-[win_0_1.AU7])^2/([win_0_1.AU7]+[diff_0_1.AU7])^2);0)" office:value-type="float" office:value="179">
            <text:p>179</text:p>
          </table:table-cell>
          <table:table-cell table:formula="oooc:=ROUND(255*(-1*([win_0_1.AV7]+[diff_0_1.AV7])^2/4+([win_0_1.AV7]+[diff_0_1.AV7]))*(1-([diff_0_1.AV7]-[win_0_1.AV7])^2/([win_0_1.AV7]+[diff_0_1.AV7])^2);0)" office:value-type="float" office:value="229">
            <text:p>229</text:p>
          </table:table-cell>
          <table:table-cell table:formula="oooc:=ROUND(255*(-1*([win_0_1.AW7]+[diff_0_1.AW7])^2/4+([win_0_1.AW7]+[diff_0_1.AW7]))*(1-([diff_0_1.AW7]-[win_0_1.AW7])^2/([win_0_1.AW7]+[diff_0_1.AW7])^2);0)" office:value-type="float" office:value="174">
            <text:p>174</text:p>
          </table:table-cell>
          <table:table-cell table:formula="oooc:=ROUND(255*(-1*([win_0_1.AX7]+[diff_0_1.AX7])^2/4+([win_0_1.AX7]+[diff_0_1.AX7]))*(1-([diff_0_1.AX7]-[win_0_1.AX7])^2/([win_0_1.AX7]+[diff_0_1.AX7])^2);0)" office:value-type="float" office:value="62">
            <text:p>62</text:p>
          </table:table-cell>
          <table:table-cell table:number-columns-repeated="206"/>
        </table:table-row>
        <table:table-row table:style-name="ro1">
          <table:table-cell table:formula="oooc:=ROUND(255*(-1*([win_0_1.A8]+[diff_0_1.A8])^2/4+([win_0_1.A8]+[diff_0_1.A8]))*(1-([diff_0_1.A8]-[win_0_1.A8])^2/([win_0_1.A8]+[diff_0_1.A8])^2);0)" office:value-type="float" office:value="0">
            <text:p>0</text:p>
          </table:table-cell>
          <table:table-cell table:formula="oooc:=ROUND(255*(-1*([win_0_1.B8]+[diff_0_1.B8])^2/4+([win_0_1.B8]+[diff_0_1.B8]))*(1-([diff_0_1.B8]-[win_0_1.B8])^2/([win_0_1.B8]+[diff_0_1.B8])^2);0)" office:value-type="float" office:value="0">
            <text:p>0</text:p>
          </table:table-cell>
          <table:table-cell table:formula="oooc:=ROUND(255*(-1*([win_0_1.C8]+[diff_0_1.C8])^2/4+([win_0_1.C8]+[diff_0_1.C8]))*(1-([diff_0_1.C8]-[win_0_1.C8])^2/([win_0_1.C8]+[diff_0_1.C8])^2);0)" office:value-type="float" office:value="0">
            <text:p>0</text:p>
          </table:table-cell>
          <table:table-cell table:formula="oooc:=ROUND(255*(-1*([win_0_1.D8]+[diff_0_1.D8])^2/4+([win_0_1.D8]+[diff_0_1.D8]))*(1-([diff_0_1.D8]-[win_0_1.D8])^2/([win_0_1.D8]+[diff_0_1.D8])^2);0)" office:value-type="float" office:value="0">
            <text:p>0</text:p>
          </table:table-cell>
          <table:table-cell table:formula="oooc:=ROUND(255*(-1*([win_0_1.E8]+[diff_0_1.E8])^2/4+([win_0_1.E8]+[diff_0_1.E8]))*(1-([diff_0_1.E8]-[win_0_1.E8])^2/([win_0_1.E8]+[diff_0_1.E8])^2);0)" office:value-type="float" office:value="0">
            <text:p>0</text:p>
          </table:table-cell>
          <table:table-cell table:formula="oooc:=ROUND(255*(-1*([win_0_1.F8]+[diff_0_1.F8])^2/4+([win_0_1.F8]+[diff_0_1.F8]))*(1-([diff_0_1.F8]-[win_0_1.F8])^2/([win_0_1.F8]+[diff_0_1.F8])^2);0)" office:value-type="float" office:value="14">
            <text:p>14</text:p>
          </table:table-cell>
          <table:table-cell table:formula="oooc:=ROUND(255*(-1*([win_0_1.G8]+[diff_0_1.G8])^2/4+([win_0_1.G8]+[diff_0_1.G8]))*(1-([diff_0_1.G8]-[win_0_1.G8])^2/([win_0_1.G8]+[diff_0_1.G8])^2);0)" office:value-type="float" office:value="3">
            <text:p>3</text:p>
          </table:table-cell>
          <table:table-cell table:formula="oooc:=ROUND(255*(-1*([win_0_1.H8]+[diff_0_1.H8])^2/4+([win_0_1.H8]+[diff_0_1.H8]))*(1-([diff_0_1.H8]-[win_0_1.H8])^2/([win_0_1.H8]+[diff_0_1.H8])^2);0)" office:value-type="float" office:value="6">
            <text:p>6</text:p>
          </table:table-cell>
          <table:table-cell table:formula="oooc:=ROUND(255*(-1*([win_0_1.I8]+[diff_0_1.I8])^2/4+([win_0_1.I8]+[diff_0_1.I8]))*(1-([diff_0_1.I8]-[win_0_1.I8])^2/([win_0_1.I8]+[diff_0_1.I8])^2);0)" office:value-type="float" office:value="1">
            <text:p>1</text:p>
          </table:table-cell>
          <table:table-cell table:formula="oooc:=ROUND(255*(-1*([win_0_1.J8]+[diff_0_1.J8])^2/4+([win_0_1.J8]+[diff_0_1.J8]))*(1-([diff_0_1.J8]-[win_0_1.J8])^2/([win_0_1.J8]+[diff_0_1.J8])^2);0)" office:value-type="float" office:value="4">
            <text:p>4</text:p>
          </table:table-cell>
          <table:table-cell table:formula="oooc:=ROUND(255*(-1*([win_0_1.K8]+[diff_0_1.K8])^2/4+([win_0_1.K8]+[diff_0_1.K8]))*(1-([diff_0_1.K8]-[win_0_1.K8])^2/([win_0_1.K8]+[diff_0_1.K8])^2);0)" office:value-type="float" office:value="4">
            <text:p>4</text:p>
          </table:table-cell>
          <table:table-cell table:formula="oooc:=ROUND(255*(-1*([win_0_1.L8]+[diff_0_1.L8])^2/4+([win_0_1.L8]+[diff_0_1.L8]))*(1-([diff_0_1.L8]-[win_0_1.L8])^2/([win_0_1.L8]+[diff_0_1.L8])^2);0)" office:value-type="float" office:value="7">
            <text:p>7</text:p>
          </table:table-cell>
          <table:table-cell table:formula="oooc:=ROUND(255*(-1*([win_0_1.M8]+[diff_0_1.M8])^2/4+([win_0_1.M8]+[diff_0_1.M8]))*(1-([diff_0_1.M8]-[win_0_1.M8])^2/([win_0_1.M8]+[diff_0_1.M8])^2);0)" office:value-type="float" office:value="5">
            <text:p>5</text:p>
          </table:table-cell>
          <table:table-cell table:formula="oooc:=ROUND(255*(-1*([win_0_1.N8]+[diff_0_1.N8])^2/4+([win_0_1.N8]+[diff_0_1.N8]))*(1-([diff_0_1.N8]-[win_0_1.N8])^2/([win_0_1.N8]+[diff_0_1.N8])^2);0)" office:value-type="float" office:value="5">
            <text:p>5</text:p>
          </table:table-cell>
          <table:table-cell table:formula="oooc:=ROUND(255*(-1*([win_0_1.O8]+[diff_0_1.O8])^2/4+([win_0_1.O8]+[diff_0_1.O8]))*(1-([diff_0_1.O8]-[win_0_1.O8])^2/([win_0_1.O8]+[diff_0_1.O8])^2);0)" office:value-type="float" office:value="28">
            <text:p>28</text:p>
          </table:table-cell>
          <table:table-cell table:formula="oooc:=ROUND(255*(-1*([win_0_1.P8]+[diff_0_1.P8])^2/4+([win_0_1.P8]+[diff_0_1.P8]))*(1-([diff_0_1.P8]-[win_0_1.P8])^2/([win_0_1.P8]+[diff_0_1.P8])^2);0)" office:value-type="float" office:value="34">
            <text:p>34</text:p>
          </table:table-cell>
          <table:table-cell table:formula="oooc:=ROUND(255*(-1*([win_0_1.Q8]+[diff_0_1.Q8])^2/4+([win_0_1.Q8]+[diff_0_1.Q8]))*(1-([diff_0_1.Q8]-[win_0_1.Q8])^2/([win_0_1.Q8]+[diff_0_1.Q8])^2);0)" office:value-type="float" office:value="16">
            <text:p>16</text:p>
          </table:table-cell>
          <table:table-cell table:formula="oooc:=ROUND(255*(-1*([win_0_1.R8]+[diff_0_1.R8])^2/4+([win_0_1.R8]+[diff_0_1.R8]))*(1-([diff_0_1.R8]-[win_0_1.R8])^2/([win_0_1.R8]+[diff_0_1.R8])^2);0)" office:value-type="float" office:value="10">
            <text:p>10</text:p>
          </table:table-cell>
          <table:table-cell table:formula="oooc:=ROUND(255*(-1*([win_0_1.S8]+[diff_0_1.S8])^2/4+([win_0_1.S8]+[diff_0_1.S8]))*(1-([diff_0_1.S8]-[win_0_1.S8])^2/([win_0_1.S8]+[diff_0_1.S8])^2);0)" office:value-type="float" office:value="27">
            <text:p>27</text:p>
          </table:table-cell>
          <table:table-cell table:formula="oooc:=ROUND(255*(-1*([win_0_1.T8]+[diff_0_1.T8])^2/4+([win_0_1.T8]+[diff_0_1.T8]))*(1-([diff_0_1.T8]-[win_0_1.T8])^2/([win_0_1.T8]+[diff_0_1.T8])^2);0)" office:value-type="float" office:value="12">
            <text:p>12</text:p>
          </table:table-cell>
          <table:table-cell table:formula="oooc:=ROUND(255*(-1*([win_0_1.U8]+[diff_0_1.U8])^2/4+([win_0_1.U8]+[diff_0_1.U8]))*(1-([diff_0_1.U8]-[win_0_1.U8])^2/([win_0_1.U8]+[diff_0_1.U8])^2);0)" office:value-type="float" office:value="32">
            <text:p>32</text:p>
          </table:table-cell>
          <table:table-cell table:formula="oooc:=ROUND(255*(-1*([win_0_1.V8]+[diff_0_1.V8])^2/4+([win_0_1.V8]+[diff_0_1.V8]))*(1-([diff_0_1.V8]-[win_0_1.V8])^2/([win_0_1.V8]+[diff_0_1.V8])^2);0)" office:value-type="float" office:value="51">
            <text:p>51</text:p>
          </table:table-cell>
          <table:table-cell table:formula="oooc:=ROUND(255*(-1*([win_0_1.W8]+[diff_0_1.W8])^2/4+([win_0_1.W8]+[diff_0_1.W8]))*(1-([diff_0_1.W8]-[win_0_1.W8])^2/([win_0_1.W8]+[diff_0_1.W8])^2);0)" office:value-type="float" office:value="63">
            <text:p>63</text:p>
          </table:table-cell>
          <table:table-cell table:formula="oooc:=ROUND(255*(-1*([win_0_1.X8]+[diff_0_1.X8])^2/4+([win_0_1.X8]+[diff_0_1.X8]))*(1-([diff_0_1.X8]-[win_0_1.X8])^2/([win_0_1.X8]+[diff_0_1.X8])^2);0)" office:value-type="float" office:value="94">
            <text:p>94</text:p>
          </table:table-cell>
          <table:table-cell table:formula="oooc:=ROUND(255*(-1*([win_0_1.Y8]+[diff_0_1.Y8])^2/4+([win_0_1.Y8]+[diff_0_1.Y8]))*(1-([diff_0_1.Y8]-[win_0_1.Y8])^2/([win_0_1.Y8]+[diff_0_1.Y8])^2);0)" office:value-type="float" office:value="102">
            <text:p>102</text:p>
          </table:table-cell>
          <table:table-cell table:formula="oooc:=ROUND(255*(-1*([win_0_1.Z8]+[diff_0_1.Z8])^2/4+([win_0_1.Z8]+[diff_0_1.Z8]))*(1-([diff_0_1.Z8]-[win_0_1.Z8])^2/([win_0_1.Z8]+[diff_0_1.Z8])^2);0)" office:value-type="float" office:value="115">
            <text:p>115</text:p>
          </table:table-cell>
          <table:table-cell table:formula="oooc:=ROUND(255*(-1*([win_0_1.AA8]+[diff_0_1.AA8])^2/4+([win_0_1.AA8]+[diff_0_1.AA8]))*(1-([diff_0_1.AA8]-[win_0_1.AA8])^2/([win_0_1.AA8]+[diff_0_1.AA8])^2);0)" office:value-type="float" office:value="182">
            <text:p>182</text:p>
          </table:table-cell>
          <table:table-cell table:formula="oooc:=ROUND(255*(-1*([win_0_1.AB8]+[diff_0_1.AB8])^2/4+([win_0_1.AB8]+[diff_0_1.AB8]))*(1-([diff_0_1.AB8]-[win_0_1.AB8])^2/([win_0_1.AB8]+[diff_0_1.AB8])^2);0)" office:value-type="float" office:value="191">
            <text:p>191</text:p>
          </table:table-cell>
          <table:table-cell table:formula="oooc:=ROUND(255*(-1*([win_0_1.AC8]+[diff_0_1.AC8])^2/4+([win_0_1.AC8]+[diff_0_1.AC8]))*(1-([diff_0_1.AC8]-[win_0_1.AC8])^2/([win_0_1.AC8]+[diff_0_1.AC8])^2);0)" office:value-type="float" office:value="144">
            <text:p>144</text:p>
          </table:table-cell>
          <table:table-cell table:formula="oooc:=ROUND(255*(-1*([win_0_1.AD8]+[diff_0_1.AD8])^2/4+([win_0_1.AD8]+[diff_0_1.AD8]))*(1-([diff_0_1.AD8]-[win_0_1.AD8])^2/([win_0_1.AD8]+[diff_0_1.AD8])^2);0)" office:value-type="float" office:value="96">
            <text:p>96</text:p>
          </table:table-cell>
          <table:table-cell table:formula="oooc:=ROUND(255*(-1*([win_0_1.AE8]+[diff_0_1.AE8])^2/4+([win_0_1.AE8]+[diff_0_1.AE8]))*(1-([diff_0_1.AE8]-[win_0_1.AE8])^2/([win_0_1.AE8]+[diff_0_1.AE8])^2);0)" office:value-type="float" office:value="112">
            <text:p>112</text:p>
          </table:table-cell>
          <table:table-cell table:formula="oooc:=ROUND(255*(-1*([win_0_1.AF8]+[diff_0_1.AF8])^2/4+([win_0_1.AF8]+[diff_0_1.AF8]))*(1-([diff_0_1.AF8]-[win_0_1.AF8])^2/([win_0_1.AF8]+[diff_0_1.AF8])^2);0)" office:value-type="float" office:value="215">
            <text:p>215</text:p>
          </table:table-cell>
          <table:table-cell table:formula="oooc:=ROUND(255*(-1*([win_0_1.AG8]+[diff_0_1.AG8])^2/4+([win_0_1.AG8]+[diff_0_1.AG8]))*(1-([diff_0_1.AG8]-[win_0_1.AG8])^2/([win_0_1.AG8]+[diff_0_1.AG8])^2);0)" office:value-type="float" office:value="204">
            <text:p>204</text:p>
          </table:table-cell>
          <table:table-cell table:formula="oooc:=ROUND(255*(-1*([win_0_1.AH8]+[diff_0_1.AH8])^2/4+([win_0_1.AH8]+[diff_0_1.AH8]))*(1-([diff_0_1.AH8]-[win_0_1.AH8])^2/([win_0_1.AH8]+[diff_0_1.AH8])^2);0)" office:value-type="float" office:value="183">
            <text:p>183</text:p>
          </table:table-cell>
          <table:table-cell table:formula="oooc:=ROUND(255*(-1*([win_0_1.AI8]+[diff_0_1.AI8])^2/4+([win_0_1.AI8]+[diff_0_1.AI8]))*(1-([diff_0_1.AI8]-[win_0_1.AI8])^2/([win_0_1.AI8]+[diff_0_1.AI8])^2);0)" office:value-type="float" office:value="0">
            <text:p>0</text:p>
          </table:table-cell>
          <table:table-cell table:formula="oooc:=ROUND(255*(-1*([win_0_1.AJ8]+[diff_0_1.AJ8])^2/4+([win_0_1.AJ8]+[diff_0_1.AJ8]))*(1-([diff_0_1.AJ8]-[win_0_1.AJ8])^2/([win_0_1.AJ8]+[diff_0_1.AJ8])^2);0)" office:value-type="float" office:value="13">
            <text:p>13</text:p>
          </table:table-cell>
          <table:table-cell table:formula="oooc:=ROUND(255*(-1*([win_0_1.AK8]+[diff_0_1.AK8])^2/4+([win_0_1.AK8]+[diff_0_1.AK8]))*(1-([diff_0_1.AK8]-[win_0_1.AK8])^2/([win_0_1.AK8]+[diff_0_1.AK8])^2);0)" office:value-type="float" office:value="213">
            <text:p>213</text:p>
          </table:table-cell>
          <table:table-cell table:formula="oooc:=ROUND(255*(-1*([win_0_1.AL8]+[diff_0_1.AL8])^2/4+([win_0_1.AL8]+[diff_0_1.AL8]))*(1-([diff_0_1.AL8]-[win_0_1.AL8])^2/([win_0_1.AL8]+[diff_0_1.AL8])^2);0)" office:value-type="float" office:value="199">
            <text:p>199</text:p>
          </table:table-cell>
          <table:table-cell table:formula="oooc:=ROUND(255*(-1*([win_0_1.AM8]+[diff_0_1.AM8])^2/4+([win_0_1.AM8]+[diff_0_1.AM8]))*(1-([diff_0_1.AM8]-[win_0_1.AM8])^2/([win_0_1.AM8]+[diff_0_1.AM8])^2);0)" office:value-type="float" office:value="180">
            <text:p>180</text:p>
          </table:table-cell>
          <table:table-cell table:formula="oooc:=ROUND(255*(-1*([win_0_1.AN8]+[diff_0_1.AN8])^2/4+([win_0_1.AN8]+[diff_0_1.AN8]))*(1-([diff_0_1.AN8]-[win_0_1.AN8])^2/([win_0_1.AN8]+[diff_0_1.AN8])^2);0)" office:value-type="float" office:value="185">
            <text:p>185</text:p>
          </table:table-cell>
          <table:table-cell table:formula="oooc:=ROUND(255*(-1*([win_0_1.AO8]+[diff_0_1.AO8])^2/4+([win_0_1.AO8]+[diff_0_1.AO8]))*(1-([diff_0_1.AO8]-[win_0_1.AO8])^2/([win_0_1.AO8]+[diff_0_1.AO8])^2);0)" office:value-type="float" office:value="85">
            <text:p>85</text:p>
          </table:table-cell>
          <table:table-cell table:formula="oooc:=ROUND(255*(-1*([win_0_1.AP8]+[diff_0_1.AP8])^2/4+([win_0_1.AP8]+[diff_0_1.AP8]))*(1-([diff_0_1.AP8]-[win_0_1.AP8])^2/([win_0_1.AP8]+[diff_0_1.AP8])^2);0)" office:value-type="float" office:value="197">
            <text:p>197</text:p>
          </table:table-cell>
          <table:table-cell table:formula="oooc:=ROUND(255*(-1*([win_0_1.AQ8]+[diff_0_1.AQ8])^2/4+([win_0_1.AQ8]+[diff_0_1.AQ8]))*(1-([diff_0_1.AQ8]-[win_0_1.AQ8])^2/([win_0_1.AQ8]+[diff_0_1.AQ8])^2);0)" office:value-type="float" office:value="191">
            <text:p>191</text:p>
          </table:table-cell>
          <table:table-cell table:formula="oooc:=ROUND(255*(-1*([win_0_1.AR8]+[diff_0_1.AR8])^2/4+([win_0_1.AR8]+[diff_0_1.AR8]))*(1-([diff_0_1.AR8]-[win_0_1.AR8])^2/([win_0_1.AR8]+[diff_0_1.AR8])^2);0)" office:value-type="float" office:value="124">
            <text:p>124</text:p>
          </table:table-cell>
          <table:table-cell table:formula="oooc:=ROUND(255*(-1*([win_0_1.AS8]+[diff_0_1.AS8])^2/4+([win_0_1.AS8]+[diff_0_1.AS8]))*(1-([diff_0_1.AS8]-[win_0_1.AS8])^2/([win_0_1.AS8]+[diff_0_1.AS8])^2);0)" office:value-type="float" office:value="201">
            <text:p>201</text:p>
          </table:table-cell>
          <table:table-cell table:formula="oooc:=ROUND(255*(-1*([win_0_1.AT8]+[diff_0_1.AT8])^2/4+([win_0_1.AT8]+[diff_0_1.AT8]))*(1-([diff_0_1.AT8]-[win_0_1.AT8])^2/([win_0_1.AT8]+[diff_0_1.AT8])^2);0)" office:value-type="float" office:value="61">
            <text:p>61</text:p>
          </table:table-cell>
          <table:table-cell table:formula="oooc:=ROUND(255*(-1*([win_0_1.AU8]+[diff_0_1.AU8])^2/4+([win_0_1.AU8]+[diff_0_1.AU8]))*(1-([diff_0_1.AU8]-[win_0_1.AU8])^2/([win_0_1.AU8]+[diff_0_1.AU8])^2);0)" office:value-type="float" office:value="184">
            <text:p>184</text:p>
          </table:table-cell>
          <table:table-cell table:formula="oooc:=ROUND(255*(-1*([win_0_1.AV8]+[diff_0_1.AV8])^2/4+([win_0_1.AV8]+[diff_0_1.AV8]))*(1-([diff_0_1.AV8]-[win_0_1.AV8])^2/([win_0_1.AV8]+[diff_0_1.AV8])^2);0)" office:value-type="float" office:value="229">
            <text:p>229</text:p>
          </table:table-cell>
          <table:table-cell table:formula="oooc:=ROUND(255*(-1*([win_0_1.AW8]+[diff_0_1.AW8])^2/4+([win_0_1.AW8]+[diff_0_1.AW8]))*(1-([diff_0_1.AW8]-[win_0_1.AW8])^2/([win_0_1.AW8]+[diff_0_1.AW8])^2);0)" office:value-type="float" office:value="189">
            <text:p>189</text:p>
          </table:table-cell>
          <table:table-cell table:formula="oooc:=ROUND(255*(-1*([win_0_1.AX8]+[diff_0_1.AX8])^2/4+([win_0_1.AX8]+[diff_0_1.AX8]))*(1-([diff_0_1.AX8]-[win_0_1.AX8])^2/([win_0_1.AX8]+[diff_0_1.AX8])^2);0)" office:value-type="float" office:value="84">
            <text:p>84</text:p>
          </table:table-cell>
          <table:table-cell table:number-columns-repeated="206"/>
        </table:table-row>
        <table:table-row table:style-name="ro1">
          <table:table-cell table:formula="oooc:=ROUND(255*(-1*([win_0_1.A9]+[diff_0_1.A9])^2/4+([win_0_1.A9]+[diff_0_1.A9]))*(1-([diff_0_1.A9]-[win_0_1.A9])^2/([win_0_1.A9]+[diff_0_1.A9])^2);0)" office:value-type="float" office:value="0">
            <text:p>0</text:p>
          </table:table-cell>
          <table:table-cell table:formula="oooc:=ROUND(255*(-1*([win_0_1.B9]+[diff_0_1.B9])^2/4+([win_0_1.B9]+[diff_0_1.B9]))*(1-([diff_0_1.B9]-[win_0_1.B9])^2/([win_0_1.B9]+[diff_0_1.B9])^2);0)" office:value-type="float" office:value="0">
            <text:p>0</text:p>
          </table:table-cell>
          <table:table-cell table:formula="oooc:=ROUND(255*(-1*([win_0_1.C9]+[diff_0_1.C9])^2/4+([win_0_1.C9]+[diff_0_1.C9]))*(1-([diff_0_1.C9]-[win_0_1.C9])^2/([win_0_1.C9]+[diff_0_1.C9])^2);0)" office:value-type="float" office:value="0">
            <text:p>0</text:p>
          </table:table-cell>
          <table:table-cell table:formula="oooc:=ROUND(255*(-1*([win_0_1.D9]+[diff_0_1.D9])^2/4+([win_0_1.D9]+[diff_0_1.D9]))*(1-([diff_0_1.D9]-[win_0_1.D9])^2/([win_0_1.D9]+[diff_0_1.D9])^2);0)" office:value-type="float" office:value="0">
            <text:p>0</text:p>
          </table:table-cell>
          <table:table-cell table:formula="oooc:=ROUND(255*(-1*([win_0_1.E9]+[diff_0_1.E9])^2/4+([win_0_1.E9]+[diff_0_1.E9]))*(1-([diff_0_1.E9]-[win_0_1.E9])^2/([win_0_1.E9]+[diff_0_1.E9])^2);0)" office:value-type="float" office:value="0">
            <text:p>0</text:p>
          </table:table-cell>
          <table:table-cell table:formula="oooc:=ROUND(255*(-1*([win_0_1.F9]+[diff_0_1.F9])^2/4+([win_0_1.F9]+[diff_0_1.F9]))*(1-([diff_0_1.F9]-[win_0_1.F9])^2/([win_0_1.F9]+[diff_0_1.F9])^2);0)" office:value-type="float" office:value="4">
            <text:p>4</text:p>
          </table:table-cell>
          <table:table-cell table:formula="oooc:=ROUND(255*(-1*([win_0_1.G9]+[diff_0_1.G9])^2/4+([win_0_1.G9]+[diff_0_1.G9]))*(1-([diff_0_1.G9]-[win_0_1.G9])^2/([win_0_1.G9]+[diff_0_1.G9])^2);0)" office:value-type="float" office:value="4">
            <text:p>4</text:p>
          </table:table-cell>
          <table:table-cell table:formula="oooc:=ROUND(255*(-1*([win_0_1.H9]+[diff_0_1.H9])^2/4+([win_0_1.H9]+[diff_0_1.H9]))*(1-([diff_0_1.H9]-[win_0_1.H9])^2/([win_0_1.H9]+[diff_0_1.H9])^2);0)" office:value-type="float" office:value="1">
            <text:p>1</text:p>
          </table:table-cell>
          <table:table-cell table:formula="oooc:=ROUND(255*(-1*([win_0_1.I9]+[diff_0_1.I9])^2/4+([win_0_1.I9]+[diff_0_1.I9]))*(1-([diff_0_1.I9]-[win_0_1.I9])^2/([win_0_1.I9]+[diff_0_1.I9])^2);0)" office:value-type="float" office:value="3">
            <text:p>3</text:p>
          </table:table-cell>
          <table:table-cell table:formula="oooc:=ROUND(255*(-1*([win_0_1.J9]+[diff_0_1.J9])^2/4+([win_0_1.J9]+[diff_0_1.J9]))*(1-([diff_0_1.J9]-[win_0_1.J9])^2/([win_0_1.J9]+[diff_0_1.J9])^2);0)" office:value-type="float" office:value="3">
            <text:p>3</text:p>
          </table:table-cell>
          <table:table-cell table:formula="oooc:=ROUND(255*(-1*([win_0_1.K9]+[diff_0_1.K9])^2/4+([win_0_1.K9]+[diff_0_1.K9]))*(1-([diff_0_1.K9]-[win_0_1.K9])^2/([win_0_1.K9]+[diff_0_1.K9])^2);0)" office:value-type="float" office:value="6">
            <text:p>6</text:p>
          </table:table-cell>
          <table:table-cell table:formula="oooc:=ROUND(255*(-1*([win_0_1.L9]+[diff_0_1.L9])^2/4+([win_0_1.L9]+[diff_0_1.L9]))*(1-([diff_0_1.L9]-[win_0_1.L9])^2/([win_0_1.L9]+[diff_0_1.L9])^2);0)" office:value-type="float" office:value="3">
            <text:p>3</text:p>
          </table:table-cell>
          <table:table-cell table:formula="oooc:=ROUND(255*(-1*([win_0_1.M9]+[diff_0_1.M9])^2/4+([win_0_1.M9]+[diff_0_1.M9]))*(1-([diff_0_1.M9]-[win_0_1.M9])^2/([win_0_1.M9]+[diff_0_1.M9])^2);0)" office:value-type="float" office:value="1">
            <text:p>1</text:p>
          </table:table-cell>
          <table:table-cell table:formula="oooc:=ROUND(255*(-1*([win_0_1.N9]+[diff_0_1.N9])^2/4+([win_0_1.N9]+[diff_0_1.N9]))*(1-([diff_0_1.N9]-[win_0_1.N9])^2/([win_0_1.N9]+[diff_0_1.N9])^2);0)" office:value-type="float" office:value="9">
            <text:p>9</text:p>
          </table:table-cell>
          <table:table-cell table:formula="oooc:=ROUND(255*(-1*([win_0_1.O9]+[diff_0_1.O9])^2/4+([win_0_1.O9]+[diff_0_1.O9]))*(1-([diff_0_1.O9]-[win_0_1.O9])^2/([win_0_1.O9]+[diff_0_1.O9])^2);0)" office:value-type="float" office:value="34">
            <text:p>34</text:p>
          </table:table-cell>
          <table:table-cell table:formula="oooc:=ROUND(255*(-1*([win_0_1.P9]+[diff_0_1.P9])^2/4+([win_0_1.P9]+[diff_0_1.P9]))*(1-([diff_0_1.P9]-[win_0_1.P9])^2/([win_0_1.P9]+[diff_0_1.P9])^2);0)" office:value-type="float" office:value="29">
            <text:p>29</text:p>
          </table:table-cell>
          <table:table-cell table:formula="oooc:=ROUND(255*(-1*([win_0_1.Q9]+[diff_0_1.Q9])^2/4+([win_0_1.Q9]+[diff_0_1.Q9]))*(1-([diff_0_1.Q9]-[win_0_1.Q9])^2/([win_0_1.Q9]+[diff_0_1.Q9])^2);0)" office:value-type="float" office:value="18">
            <text:p>18</text:p>
          </table:table-cell>
          <table:table-cell table:formula="oooc:=ROUND(255*(-1*([win_0_1.R9]+[diff_0_1.R9])^2/4+([win_0_1.R9]+[diff_0_1.R9]))*(1-([diff_0_1.R9]-[win_0_1.R9])^2/([win_0_1.R9]+[diff_0_1.R9])^2);0)" office:value-type="float" office:value="10">
            <text:p>10</text:p>
          </table:table-cell>
          <table:table-cell table:formula="oooc:=ROUND(255*(-1*([win_0_1.S9]+[diff_0_1.S9])^2/4+([win_0_1.S9]+[diff_0_1.S9]))*(1-([diff_0_1.S9]-[win_0_1.S9])^2/([win_0_1.S9]+[diff_0_1.S9])^2);0)" office:value-type="float" office:value="25">
            <text:p>25</text:p>
          </table:table-cell>
          <table:table-cell table:formula="oooc:=ROUND(255*(-1*([win_0_1.T9]+[diff_0_1.T9])^2/4+([win_0_1.T9]+[diff_0_1.T9]))*(1-([diff_0_1.T9]-[win_0_1.T9])^2/([win_0_1.T9]+[diff_0_1.T9])^2);0)" office:value-type="float" office:value="19">
            <text:p>19</text:p>
          </table:table-cell>
          <table:table-cell table:formula="oooc:=ROUND(255*(-1*([win_0_1.U9]+[diff_0_1.U9])^2/4+([win_0_1.U9]+[diff_0_1.U9]))*(1-([diff_0_1.U9]-[win_0_1.U9])^2/([win_0_1.U9]+[diff_0_1.U9])^2);0)" office:value-type="float" office:value="25">
            <text:p>25</text:p>
          </table:table-cell>
          <table:table-cell table:formula="oooc:=ROUND(255*(-1*([win_0_1.V9]+[diff_0_1.V9])^2/4+([win_0_1.V9]+[diff_0_1.V9]))*(1-([diff_0_1.V9]-[win_0_1.V9])^2/([win_0_1.V9]+[diff_0_1.V9])^2);0)" office:value-type="float" office:value="59">
            <text:p>59</text:p>
          </table:table-cell>
          <table:table-cell table:formula="oooc:=ROUND(255*(-1*([win_0_1.W9]+[diff_0_1.W9])^2/4+([win_0_1.W9]+[diff_0_1.W9]))*(1-([diff_0_1.W9]-[win_0_1.W9])^2/([win_0_1.W9]+[diff_0_1.W9])^2);0)" office:value-type="float" office:value="54">
            <text:p>54</text:p>
          </table:table-cell>
          <table:table-cell table:formula="oooc:=ROUND(255*(-1*([win_0_1.X9]+[diff_0_1.X9])^2/4+([win_0_1.X9]+[diff_0_1.X9]))*(1-([diff_0_1.X9]-[win_0_1.X9])^2/([win_0_1.X9]+[diff_0_1.X9])^2);0)" office:value-type="float" office:value="88">
            <text:p>88</text:p>
          </table:table-cell>
          <table:table-cell table:formula="oooc:=ROUND(255*(-1*([win_0_1.Y9]+[diff_0_1.Y9])^2/4+([win_0_1.Y9]+[diff_0_1.Y9]))*(1-([diff_0_1.Y9]-[win_0_1.Y9])^2/([win_0_1.Y9]+[diff_0_1.Y9])^2);0)" office:value-type="float" office:value="110">
            <text:p>110</text:p>
          </table:table-cell>
          <table:table-cell table:formula="oooc:=ROUND(255*(-1*([win_0_1.Z9]+[diff_0_1.Z9])^2/4+([win_0_1.Z9]+[diff_0_1.Z9]))*(1-([diff_0_1.Z9]-[win_0_1.Z9])^2/([win_0_1.Z9]+[diff_0_1.Z9])^2);0)" office:value-type="float" office:value="121">
            <text:p>121</text:p>
          </table:table-cell>
          <table:table-cell table:formula="oooc:=ROUND(255*(-1*([win_0_1.AA9]+[diff_0_1.AA9])^2/4+([win_0_1.AA9]+[diff_0_1.AA9]))*(1-([diff_0_1.AA9]-[win_0_1.AA9])^2/([win_0_1.AA9]+[diff_0_1.AA9])^2);0)" office:value-type="float" office:value="167">
            <text:p>167</text:p>
          </table:table-cell>
          <table:table-cell table:formula="oooc:=ROUND(255*(-1*([win_0_1.AB9]+[diff_0_1.AB9])^2/4+([win_0_1.AB9]+[diff_0_1.AB9]))*(1-([diff_0_1.AB9]-[win_0_1.AB9])^2/([win_0_1.AB9]+[diff_0_1.AB9])^2);0)" office:value-type="float" office:value="193">
            <text:p>193</text:p>
          </table:table-cell>
          <table:table-cell table:formula="oooc:=ROUND(255*(-1*([win_0_1.AC9]+[diff_0_1.AC9])^2/4+([win_0_1.AC9]+[diff_0_1.AC9]))*(1-([diff_0_1.AC9]-[win_0_1.AC9])^2/([win_0_1.AC9]+[diff_0_1.AC9])^2);0)" office:value-type="float" office:value="150">
            <text:p>150</text:p>
          </table:table-cell>
          <table:table-cell table:formula="oooc:=ROUND(255*(-1*([win_0_1.AD9]+[diff_0_1.AD9])^2/4+([win_0_1.AD9]+[diff_0_1.AD9]))*(1-([diff_0_1.AD9]-[win_0_1.AD9])^2/([win_0_1.AD9]+[diff_0_1.AD9])^2);0)" office:value-type="float" office:value="111">
            <text:p>111</text:p>
          </table:table-cell>
          <table:table-cell table:formula="oooc:=ROUND(255*(-1*([win_0_1.AE9]+[diff_0_1.AE9])^2/4+([win_0_1.AE9]+[diff_0_1.AE9]))*(1-([diff_0_1.AE9]-[win_0_1.AE9])^2/([win_0_1.AE9]+[diff_0_1.AE9])^2);0)" office:value-type="float" office:value="145">
            <text:p>145</text:p>
          </table:table-cell>
          <table:table-cell table:formula="oooc:=ROUND(255*(-1*([win_0_1.AF9]+[diff_0_1.AF9])^2/4+([win_0_1.AF9]+[diff_0_1.AF9]))*(1-([diff_0_1.AF9]-[win_0_1.AF9])^2/([win_0_1.AF9]+[diff_0_1.AF9])^2);0)" office:value-type="float" office:value="214">
            <text:p>214</text:p>
          </table:table-cell>
          <table:table-cell table:formula="oooc:=ROUND(255*(-1*([win_0_1.AG9]+[diff_0_1.AG9])^2/4+([win_0_1.AG9]+[diff_0_1.AG9]))*(1-([diff_0_1.AG9]-[win_0_1.AG9])^2/([win_0_1.AG9]+[diff_0_1.AG9])^2);0)" office:value-type="float" office:value="211">
            <text:p>211</text:p>
          </table:table-cell>
          <table:table-cell table:formula="oooc:=ROUND(255*(-1*([win_0_1.AH9]+[diff_0_1.AH9])^2/4+([win_0_1.AH9]+[diff_0_1.AH9]))*(1-([diff_0_1.AH9]-[win_0_1.AH9])^2/([win_0_1.AH9]+[diff_0_1.AH9])^2);0)" office:value-type="float" office:value="173">
            <text:p>173</text:p>
          </table:table-cell>
          <table:table-cell table:formula="oooc:=ROUND(255*(-1*([win_0_1.AI9]+[diff_0_1.AI9])^2/4+([win_0_1.AI9]+[diff_0_1.AI9]))*(1-([diff_0_1.AI9]-[win_0_1.AI9])^2/([win_0_1.AI9]+[diff_0_1.AI9])^2);0)" office:value-type="float" office:value="0">
            <text:p>0</text:p>
          </table:table-cell>
          <table:table-cell table:formula="oooc:=ROUND(255*(-1*([win_0_1.AJ9]+[diff_0_1.AJ9])^2/4+([win_0_1.AJ9]+[diff_0_1.AJ9]))*(1-([diff_0_1.AJ9]-[win_0_1.AJ9])^2/([win_0_1.AJ9]+[diff_0_1.AJ9])^2);0)" office:value-type="float" office:value="144">
            <text:p>144</text:p>
          </table:table-cell>
          <table:table-cell table:formula="oooc:=ROUND(255*(-1*([win_0_1.AK9]+[diff_0_1.AK9])^2/4+([win_0_1.AK9]+[diff_0_1.AK9]))*(1-([diff_0_1.AK9]-[win_0_1.AK9])^2/([win_0_1.AK9]+[diff_0_1.AK9])^2);0)" office:value-type="float" office:value="226">
            <text:p>226</text:p>
          </table:table-cell>
          <table:table-cell table:formula="oooc:=ROUND(255*(-1*([win_0_1.AL9]+[diff_0_1.AL9])^2/4+([win_0_1.AL9]+[diff_0_1.AL9]))*(1-([diff_0_1.AL9]-[win_0_1.AL9])^2/([win_0_1.AL9]+[diff_0_1.AL9])^2);0)" office:value-type="float" office:value="232">
            <text:p>232</text:p>
          </table:table-cell>
          <table:table-cell table:formula="oooc:=ROUND(255*(-1*([win_0_1.AM9]+[diff_0_1.AM9])^2/4+([win_0_1.AM9]+[diff_0_1.AM9]))*(1-([diff_0_1.AM9]-[win_0_1.AM9])^2/([win_0_1.AM9]+[diff_0_1.AM9])^2);0)" office:value-type="float" office:value="199">
            <text:p>199</text:p>
          </table:table-cell>
          <table:table-cell table:formula="oooc:=ROUND(255*(-1*([win_0_1.AN9]+[diff_0_1.AN9])^2/4+([win_0_1.AN9]+[diff_0_1.AN9]))*(1-([diff_0_1.AN9]-[win_0_1.AN9])^2/([win_0_1.AN9]+[diff_0_1.AN9])^2);0)" office:value-type="float" office:value="206">
            <text:p>206</text:p>
          </table:table-cell>
          <table:table-cell table:formula="oooc:=ROUND(255*(-1*([win_0_1.AO9]+[diff_0_1.AO9])^2/4+([win_0_1.AO9]+[diff_0_1.AO9]))*(1-([diff_0_1.AO9]-[win_0_1.AO9])^2/([win_0_1.AO9]+[diff_0_1.AO9])^2);0)" office:value-type="float" office:value="107">
            <text:p>107</text:p>
          </table:table-cell>
          <table:table-cell table:formula="oooc:=ROUND(255*(-1*([win_0_1.AP9]+[diff_0_1.AP9])^2/4+([win_0_1.AP9]+[diff_0_1.AP9]))*(1-([diff_0_1.AP9]-[win_0_1.AP9])^2/([win_0_1.AP9]+[diff_0_1.AP9])^2);0)" office:value-type="float" office:value="230">
            <text:p>230</text:p>
          </table:table-cell>
          <table:table-cell table:formula="oooc:=ROUND(255*(-1*([win_0_1.AQ9]+[diff_0_1.AQ9])^2/4+([win_0_1.AQ9]+[diff_0_1.AQ9]))*(1-([diff_0_1.AQ9]-[win_0_1.AQ9])^2/([win_0_1.AQ9]+[diff_0_1.AQ9])^2);0)" office:value-type="float" office:value="187">
            <text:p>187</text:p>
          </table:table-cell>
          <table:table-cell table:formula="oooc:=ROUND(255*(-1*([win_0_1.AR9]+[diff_0_1.AR9])^2/4+([win_0_1.AR9]+[diff_0_1.AR9]))*(1-([diff_0_1.AR9]-[win_0_1.AR9])^2/([win_0_1.AR9]+[diff_0_1.AR9])^2);0)" office:value-type="float" office:value="165">
            <text:p>165</text:p>
          </table:table-cell>
          <table:table-cell table:formula="oooc:=ROUND(255*(-1*([win_0_1.AS9]+[diff_0_1.AS9])^2/4+([win_0_1.AS9]+[diff_0_1.AS9]))*(1-([diff_0_1.AS9]-[win_0_1.AS9])^2/([win_0_1.AS9]+[diff_0_1.AS9])^2);0)" office:value-type="float" office:value="207">
            <text:p>207</text:p>
          </table:table-cell>
          <table:table-cell table:formula="oooc:=ROUND(255*(-1*([win_0_1.AT9]+[diff_0_1.AT9])^2/4+([win_0_1.AT9]+[diff_0_1.AT9]))*(1-([diff_0_1.AT9]-[win_0_1.AT9])^2/([win_0_1.AT9]+[diff_0_1.AT9])^2);0)" office:value-type="float" office:value="57">
            <text:p>57</text:p>
          </table:table-cell>
          <table:table-cell table:formula="oooc:=ROUND(255*(-1*([win_0_1.AU9]+[diff_0_1.AU9])^2/4+([win_0_1.AU9]+[diff_0_1.AU9]))*(1-([diff_0_1.AU9]-[win_0_1.AU9])^2/([win_0_1.AU9]+[diff_0_1.AU9])^2);0)" office:value-type="float" office:value="201">
            <text:p>201</text:p>
          </table:table-cell>
          <table:table-cell table:formula="oooc:=ROUND(255*(-1*([win_0_1.AV9]+[diff_0_1.AV9])^2/4+([win_0_1.AV9]+[diff_0_1.AV9]))*(1-([diff_0_1.AV9]-[win_0_1.AV9])^2/([win_0_1.AV9]+[diff_0_1.AV9])^2);0)" office:value-type="float" office:value="240">
            <text:p>240</text:p>
          </table:table-cell>
          <table:table-cell table:formula="oooc:=ROUND(255*(-1*([win_0_1.AW9]+[diff_0_1.AW9])^2/4+([win_0_1.AW9]+[diff_0_1.AW9]))*(1-([diff_0_1.AW9]-[win_0_1.AW9])^2/([win_0_1.AW9]+[diff_0_1.AW9])^2);0)" office:value-type="float" office:value="197">
            <text:p>197</text:p>
          </table:table-cell>
          <table:table-cell table:formula="oooc:=ROUND(255*(-1*([win_0_1.AX9]+[diff_0_1.AX9])^2/4+([win_0_1.AX9]+[diff_0_1.AX9]))*(1-([diff_0_1.AX9]-[win_0_1.AX9])^2/([win_0_1.AX9]+[diff_0_1.AX9])^2);0)" office:value-type="float" office:value="86">
            <text:p>86</text:p>
          </table:table-cell>
          <table:table-cell table:number-columns-repeated="206"/>
        </table:table-row>
        <table:table-row table:style-name="ro1">
          <table:table-cell table:formula="oooc:=ROUND(255*(-1*([win_0_1.A10]+[diff_0_1.A10])^2/4+([win_0_1.A10]+[diff_0_1.A10]))*(1-([diff_0_1.A10]-[win_0_1.A10])^2/([win_0_1.A10]+[diff_0_1.A10])^2);0)" office:value-type="float" office:value="0">
            <text:p>0</text:p>
          </table:table-cell>
          <table:table-cell table:formula="oooc:=ROUND(255*(-1*([win_0_1.B10]+[diff_0_1.B10])^2/4+([win_0_1.B10]+[diff_0_1.B10]))*(1-([diff_0_1.B10]-[win_0_1.B10])^2/([win_0_1.B10]+[diff_0_1.B10])^2);0)" office:value-type="float" office:value="0">
            <text:p>0</text:p>
          </table:table-cell>
          <table:table-cell table:formula="oooc:=ROUND(255*(-1*([win_0_1.C10]+[diff_0_1.C10])^2/4+([win_0_1.C10]+[diff_0_1.C10]))*(1-([diff_0_1.C10]-[win_0_1.C10])^2/([win_0_1.C10]+[diff_0_1.C10])^2);0)" office:value-type="float" office:value="0">
            <text:p>0</text:p>
          </table:table-cell>
          <table:table-cell table:formula="oooc:=ROUND(255*(-1*([win_0_1.D10]+[diff_0_1.D10])^2/4+([win_0_1.D10]+[diff_0_1.D10]))*(1-([diff_0_1.D10]-[win_0_1.D10])^2/([win_0_1.D10]+[diff_0_1.D10])^2);0)" office:value-type="float" office:value="0">
            <text:p>0</text:p>
          </table:table-cell>
          <table:table-cell table:formula="oooc:=ROUND(255*(-1*([win_0_1.E10]+[diff_0_1.E10])^2/4+([win_0_1.E10]+[diff_0_1.E10]))*(1-([diff_0_1.E10]-[win_0_1.E10])^2/([win_0_1.E10]+[diff_0_1.E10])^2);0)" office:value-type="float" office:value="0">
            <text:p>0</text:p>
          </table:table-cell>
          <table:table-cell table:formula="oooc:=ROUND(255*(-1*([win_0_1.F10]+[diff_0_1.F10])^2/4+([win_0_1.F10]+[diff_0_1.F10]))*(1-([diff_0_1.F10]-[win_0_1.F10])^2/([win_0_1.F10]+[diff_0_1.F10])^2);0)" office:value-type="float" office:value="0">
            <text:p>0</text:p>
          </table:table-cell>
          <table:table-cell table:formula="oooc:=ROUND(255*(-1*([win_0_1.G10]+[diff_0_1.G10])^2/4+([win_0_1.G10]+[diff_0_1.G10]))*(1-([diff_0_1.G10]-[win_0_1.G10])^2/([win_0_1.G10]+[diff_0_1.G10])^2);0)" office:value-type="float" office:value="3">
            <text:p>3</text:p>
          </table:table-cell>
          <table:table-cell table:formula="oooc:=ROUND(255*(-1*([win_0_1.H10]+[diff_0_1.H10])^2/4+([win_0_1.H10]+[diff_0_1.H10]))*(1-([diff_0_1.H10]-[win_0_1.H10])^2/([win_0_1.H10]+[diff_0_1.H10])^2);0)" office:value-type="float" office:value="1">
            <text:p>1</text:p>
          </table:table-cell>
          <table:table-cell table:formula="oooc:=ROUND(255*(-1*([win_0_1.I10]+[diff_0_1.I10])^2/4+([win_0_1.I10]+[diff_0_1.I10]))*(1-([diff_0_1.I10]-[win_0_1.I10])^2/([win_0_1.I10]+[diff_0_1.I10])^2);0)" office:value-type="float" office:value="0">
            <text:p>0</text:p>
          </table:table-cell>
          <table:table-cell table:formula="oooc:=ROUND(255*(-1*([win_0_1.J10]+[diff_0_1.J10])^2/4+([win_0_1.J10]+[diff_0_1.J10]))*(1-([diff_0_1.J10]-[win_0_1.J10])^2/([win_0_1.J10]+[diff_0_1.J10])^2);0)" office:value-type="float" office:value="3">
            <text:p>3</text:p>
          </table:table-cell>
          <table:table-cell table:formula="oooc:=ROUND(255*(-1*([win_0_1.K10]+[diff_0_1.K10])^2/4+([win_0_1.K10]+[diff_0_1.K10]))*(1-([diff_0_1.K10]-[win_0_1.K10])^2/([win_0_1.K10]+[diff_0_1.K10])^2);0)" office:value-type="float" office:value="7">
            <text:p>7</text:p>
          </table:table-cell>
          <table:table-cell table:formula="oooc:=ROUND(255*(-1*([win_0_1.L10]+[diff_0_1.L10])^2/4+([win_0_1.L10]+[diff_0_1.L10]))*(1-([diff_0_1.L10]-[win_0_1.L10])^2/([win_0_1.L10]+[diff_0_1.L10])^2);0)" office:value-type="float" office:value="3">
            <text:p>3</text:p>
          </table:table-cell>
          <table:table-cell table:formula="oooc:=ROUND(255*(-1*([win_0_1.M10]+[diff_0_1.M10])^2/4+([win_0_1.M10]+[diff_0_1.M10]))*(1-([diff_0_1.M10]-[win_0_1.M10])^2/([win_0_1.M10]+[diff_0_1.M10])^2);0)" office:value-type="float" office:value="2">
            <text:p>2</text:p>
          </table:table-cell>
          <table:table-cell table:formula="oooc:=ROUND(255*(-1*([win_0_1.N10]+[diff_0_1.N10])^2/4+([win_0_1.N10]+[diff_0_1.N10]))*(1-([diff_0_1.N10]-[win_0_1.N10])^2/([win_0_1.N10]+[diff_0_1.N10])^2);0)" office:value-type="float" office:value="7">
            <text:p>7</text:p>
          </table:table-cell>
          <table:table-cell table:formula="oooc:=ROUND(255*(-1*([win_0_1.O10]+[diff_0_1.O10])^2/4+([win_0_1.O10]+[diff_0_1.O10]))*(1-([diff_0_1.O10]-[win_0_1.O10])^2/([win_0_1.O10]+[diff_0_1.O10])^2);0)" office:value-type="float" office:value="20">
            <text:p>20</text:p>
          </table:table-cell>
          <table:table-cell table:formula="oooc:=ROUND(255*(-1*([win_0_1.P10]+[diff_0_1.P10])^2/4+([win_0_1.P10]+[diff_0_1.P10]))*(1-([diff_0_1.P10]-[win_0_1.P10])^2/([win_0_1.P10]+[diff_0_1.P10])^2);0)" office:value-type="float" office:value="23">
            <text:p>23</text:p>
          </table:table-cell>
          <table:table-cell table:formula="oooc:=ROUND(255*(-1*([win_0_1.Q10]+[diff_0_1.Q10])^2/4+([win_0_1.Q10]+[diff_0_1.Q10]))*(1-([diff_0_1.Q10]-[win_0_1.Q10])^2/([win_0_1.Q10]+[diff_0_1.Q10])^2);0)" office:value-type="float" office:value="14">
            <text:p>14</text:p>
          </table:table-cell>
          <table:table-cell table:formula="oooc:=ROUND(255*(-1*([win_0_1.R10]+[diff_0_1.R10])^2/4+([win_0_1.R10]+[diff_0_1.R10]))*(1-([diff_0_1.R10]-[win_0_1.R10])^2/([win_0_1.R10]+[diff_0_1.R10])^2);0)" office:value-type="float" office:value="7">
            <text:p>7</text:p>
          </table:table-cell>
          <table:table-cell table:formula="oooc:=ROUND(255*(-1*([win_0_1.S10]+[diff_0_1.S10])^2/4+([win_0_1.S10]+[diff_0_1.S10]))*(1-([diff_0_1.S10]-[win_0_1.S10])^2/([win_0_1.S10]+[diff_0_1.S10])^2);0)" office:value-type="float" office:value="16">
            <text:p>16</text:p>
          </table:table-cell>
          <table:table-cell table:formula="oooc:=ROUND(255*(-1*([win_0_1.T10]+[diff_0_1.T10])^2/4+([win_0_1.T10]+[diff_0_1.T10]))*(1-([diff_0_1.T10]-[win_0_1.T10])^2/([win_0_1.T10]+[diff_0_1.T10])^2);0)" office:value-type="float" office:value="14">
            <text:p>14</text:p>
          </table:table-cell>
          <table:table-cell table:formula="oooc:=ROUND(255*(-1*([win_0_1.U10]+[diff_0_1.U10])^2/4+([win_0_1.U10]+[diff_0_1.U10]))*(1-([diff_0_1.U10]-[win_0_1.U10])^2/([win_0_1.U10]+[diff_0_1.U10])^2);0)" office:value-type="float" office:value="22">
            <text:p>22</text:p>
          </table:table-cell>
          <table:table-cell table:formula="oooc:=ROUND(255*(-1*([win_0_1.V10]+[diff_0_1.V10])^2/4+([win_0_1.V10]+[diff_0_1.V10]))*(1-([diff_0_1.V10]-[win_0_1.V10])^2/([win_0_1.V10]+[diff_0_1.V10])^2);0)" office:value-type="float" office:value="43">
            <text:p>43</text:p>
          </table:table-cell>
          <table:table-cell table:formula="oooc:=ROUND(255*(-1*([win_0_1.W10]+[diff_0_1.W10])^2/4+([win_0_1.W10]+[diff_0_1.W10]))*(1-([diff_0_1.W10]-[win_0_1.W10])^2/([win_0_1.W10]+[diff_0_1.W10])^2);0)" office:value-type="float" office:value="61">
            <text:p>61</text:p>
          </table:table-cell>
          <table:table-cell table:formula="oooc:=ROUND(255*(-1*([win_0_1.X10]+[diff_0_1.X10])^2/4+([win_0_1.X10]+[diff_0_1.X10]))*(1-([diff_0_1.X10]-[win_0_1.X10])^2/([win_0_1.X10]+[diff_0_1.X10])^2);0)" office:value-type="float" office:value="91">
            <text:p>91</text:p>
          </table:table-cell>
          <table:table-cell table:formula="oooc:=ROUND(255*(-1*([win_0_1.Y10]+[diff_0_1.Y10])^2/4+([win_0_1.Y10]+[diff_0_1.Y10]))*(1-([diff_0_1.Y10]-[win_0_1.Y10])^2/([win_0_1.Y10]+[diff_0_1.Y10])^2);0)" office:value-type="float" office:value="166">
            <text:p>166</text:p>
          </table:table-cell>
          <table:table-cell table:formula="oooc:=ROUND(255*(-1*([win_0_1.Z10]+[diff_0_1.Z10])^2/4+([win_0_1.Z10]+[diff_0_1.Z10]))*(1-([diff_0_1.Z10]-[win_0_1.Z10])^2/([win_0_1.Z10]+[diff_0_1.Z10])^2);0)" office:value-type="float" office:value="123">
            <text:p>123</text:p>
          </table:table-cell>
          <table:table-cell table:formula="oooc:=ROUND(255*(-1*([win_0_1.AA10]+[diff_0_1.AA10])^2/4+([win_0_1.AA10]+[diff_0_1.AA10]))*(1-([diff_0_1.AA10]-[win_0_1.AA10])^2/([win_0_1.AA10]+[diff_0_1.AA10])^2);0)" office:value-type="float" office:value="164">
            <text:p>164</text:p>
          </table:table-cell>
          <table:table-cell table:formula="oooc:=ROUND(255*(-1*([win_0_1.AB10]+[diff_0_1.AB10])^2/4+([win_0_1.AB10]+[diff_0_1.AB10]))*(1-([diff_0_1.AB10]-[win_0_1.AB10])^2/([win_0_1.AB10]+[diff_0_1.AB10])^2);0)" office:value-type="float" office:value="188">
            <text:p>188</text:p>
          </table:table-cell>
          <table:table-cell table:formula="oooc:=ROUND(255*(-1*([win_0_1.AC10]+[diff_0_1.AC10])^2/4+([win_0_1.AC10]+[diff_0_1.AC10]))*(1-([diff_0_1.AC10]-[win_0_1.AC10])^2/([win_0_1.AC10]+[diff_0_1.AC10])^2);0)" office:value-type="float" office:value="143">
            <text:p>143</text:p>
          </table:table-cell>
          <table:table-cell table:formula="oooc:=ROUND(255*(-1*([win_0_1.AD10]+[diff_0_1.AD10])^2/4+([win_0_1.AD10]+[diff_0_1.AD10]))*(1-([diff_0_1.AD10]-[win_0_1.AD10])^2/([win_0_1.AD10]+[diff_0_1.AD10])^2);0)" office:value-type="float" office:value="110">
            <text:p>110</text:p>
          </table:table-cell>
          <table:table-cell table:formula="oooc:=ROUND(255*(-1*([win_0_1.AE10]+[diff_0_1.AE10])^2/4+([win_0_1.AE10]+[diff_0_1.AE10]))*(1-([diff_0_1.AE10]-[win_0_1.AE10])^2/([win_0_1.AE10]+[diff_0_1.AE10])^2);0)" office:value-type="float" office:value="162">
            <text:p>162</text:p>
          </table:table-cell>
          <table:table-cell table:formula="oooc:=ROUND(255*(-1*([win_0_1.AF10]+[diff_0_1.AF10])^2/4+([win_0_1.AF10]+[diff_0_1.AF10]))*(1-([diff_0_1.AF10]-[win_0_1.AF10])^2/([win_0_1.AF10]+[diff_0_1.AF10])^2);0)" office:value-type="float" office:value="221">
            <text:p>221</text:p>
          </table:table-cell>
          <table:table-cell table:formula="oooc:=ROUND(255*(-1*([win_0_1.AG10]+[diff_0_1.AG10])^2/4+([win_0_1.AG10]+[diff_0_1.AG10]))*(1-([diff_0_1.AG10]-[win_0_1.AG10])^2/([win_0_1.AG10]+[diff_0_1.AG10])^2);0)" office:value-type="float" office:value="233">
            <text:p>233</text:p>
          </table:table-cell>
          <table:table-cell table:formula="oooc:=ROUND(255*(-1*([win_0_1.AH10]+[diff_0_1.AH10])^2/4+([win_0_1.AH10]+[diff_0_1.AH10]))*(1-([diff_0_1.AH10]-[win_0_1.AH10])^2/([win_0_1.AH10]+[diff_0_1.AH10])^2);0)" office:value-type="float" office:value="195">
            <text:p>195</text:p>
          </table:table-cell>
          <table:table-cell table:formula="oooc:=ROUND(255*(-1*([win_0_1.AI10]+[diff_0_1.AI10])^2/4+([win_0_1.AI10]+[diff_0_1.AI10]))*(1-([diff_0_1.AI10]-[win_0_1.AI10])^2/([win_0_1.AI10]+[diff_0_1.AI10])^2);0)" office:value-type="float" office:value="0">
            <text:p>0</text:p>
          </table:table-cell>
          <table:table-cell table:formula="oooc:=ROUND(255*(-1*([win_0_1.AJ10]+[diff_0_1.AJ10])^2/4+([win_0_1.AJ10]+[diff_0_1.AJ10]))*(1-([diff_0_1.AJ10]-[win_0_1.AJ10])^2/([win_0_1.AJ10]+[diff_0_1.AJ10])^2);0)" office:value-type="float" office:value="181">
            <text:p>181</text:p>
          </table:table-cell>
          <table:table-cell table:formula="oooc:=ROUND(255*(-1*([win_0_1.AK10]+[diff_0_1.AK10])^2/4+([win_0_1.AK10]+[diff_0_1.AK10]))*(1-([diff_0_1.AK10]-[win_0_1.AK10])^2/([win_0_1.AK10]+[diff_0_1.AK10])^2);0)" office:value-type="float" office:value="227">
            <text:p>227</text:p>
          </table:table-cell>
          <table:table-cell table:formula="oooc:=ROUND(255*(-1*([win_0_1.AL10]+[diff_0_1.AL10])^2/4+([win_0_1.AL10]+[diff_0_1.AL10]))*(1-([diff_0_1.AL10]-[win_0_1.AL10])^2/([win_0_1.AL10]+[diff_0_1.AL10])^2);0)" office:value-type="float" office:value="247">
            <text:p>247</text:p>
          </table:table-cell>
          <table:table-cell table:formula="oooc:=ROUND(255*(-1*([win_0_1.AM10]+[diff_0_1.AM10])^2/4+([win_0_1.AM10]+[diff_0_1.AM10]))*(1-([diff_0_1.AM10]-[win_0_1.AM10])^2/([win_0_1.AM10]+[diff_0_1.AM10])^2);0)" office:value-type="float" office:value="229">
            <text:p>229</text:p>
          </table:table-cell>
          <table:table-cell table:formula="oooc:=ROUND(255*(-1*([win_0_1.AN10]+[diff_0_1.AN10])^2/4+([win_0_1.AN10]+[diff_0_1.AN10]))*(1-([diff_0_1.AN10]-[win_0_1.AN10])^2/([win_0_1.AN10]+[diff_0_1.AN10])^2);0)" office:value-type="float" office:value="218">
            <text:p>218</text:p>
          </table:table-cell>
          <table:table-cell table:formula="oooc:=ROUND(255*(-1*([win_0_1.AO10]+[diff_0_1.AO10])^2/4+([win_0_1.AO10]+[diff_0_1.AO10]))*(1-([diff_0_1.AO10]-[win_0_1.AO10])^2/([win_0_1.AO10]+[diff_0_1.AO10])^2);0)" office:value-type="float" office:value="134">
            <text:p>134</text:p>
          </table:table-cell>
          <table:table-cell table:formula="oooc:=ROUND(255*(-1*([win_0_1.AP10]+[diff_0_1.AP10])^2/4+([win_0_1.AP10]+[diff_0_1.AP10]))*(1-([diff_0_1.AP10]-[win_0_1.AP10])^2/([win_0_1.AP10]+[diff_0_1.AP10])^2);0)" office:value-type="float" office:value="234">
            <text:p>234</text:p>
          </table:table-cell>
          <table:table-cell table:formula="oooc:=ROUND(255*(-1*([win_0_1.AQ10]+[diff_0_1.AQ10])^2/4+([win_0_1.AQ10]+[diff_0_1.AQ10]))*(1-([diff_0_1.AQ10]-[win_0_1.AQ10])^2/([win_0_1.AQ10]+[diff_0_1.AQ10])^2);0)" office:value-type="float" office:value="225">
            <text:p>225</text:p>
          </table:table-cell>
          <table:table-cell table:formula="oooc:=ROUND(255*(-1*([win_0_1.AR10]+[diff_0_1.AR10])^2/4+([win_0_1.AR10]+[diff_0_1.AR10]))*(1-([diff_0_1.AR10]-[win_0_1.AR10])^2/([win_0_1.AR10]+[diff_0_1.AR10])^2);0)" office:value-type="float" office:value="172">
            <text:p>172</text:p>
          </table:table-cell>
          <table:table-cell table:formula="oooc:=ROUND(255*(-1*([win_0_1.AS10]+[diff_0_1.AS10])^2/4+([win_0_1.AS10]+[diff_0_1.AS10]))*(1-([diff_0_1.AS10]-[win_0_1.AS10])^2/([win_0_1.AS10]+[diff_0_1.AS10])^2);0)" office:value-type="float" office:value="185">
            <text:p>185</text:p>
          </table:table-cell>
          <table:table-cell table:formula="oooc:=ROUND(255*(-1*([win_0_1.AT10]+[diff_0_1.AT10])^2/4+([win_0_1.AT10]+[diff_0_1.AT10]))*(1-([diff_0_1.AT10]-[win_0_1.AT10])^2/([win_0_1.AT10]+[diff_0_1.AT10])^2);0)" office:value-type="float" office:value="105">
            <text:p>105</text:p>
          </table:table-cell>
          <table:table-cell table:formula="oooc:=ROUND(255*(-1*([win_0_1.AU10]+[diff_0_1.AU10])^2/4+([win_0_1.AU10]+[diff_0_1.AU10]))*(1-([diff_0_1.AU10]-[win_0_1.AU10])^2/([win_0_1.AU10]+[diff_0_1.AU10])^2);0)" office:value-type="float" office:value="214">
            <text:p>214</text:p>
          </table:table-cell>
          <table:table-cell table:formula="oooc:=ROUND(255*(-1*([win_0_1.AV10]+[diff_0_1.AV10])^2/4+([win_0_1.AV10]+[diff_0_1.AV10]))*(1-([diff_0_1.AV10]-[win_0_1.AV10])^2/([win_0_1.AV10]+[diff_0_1.AV10])^2);0)" office:value-type="float" office:value="244">
            <text:p>244</text:p>
          </table:table-cell>
          <table:table-cell table:formula="oooc:=ROUND(255*(-1*([win_0_1.AW10]+[diff_0_1.AW10])^2/4+([win_0_1.AW10]+[diff_0_1.AW10]))*(1-([diff_0_1.AW10]-[win_0_1.AW10])^2/([win_0_1.AW10]+[diff_0_1.AW10])^2);0)" office:value-type="float" office:value="216">
            <text:p>216</text:p>
          </table:table-cell>
          <table:table-cell table:formula="oooc:=ROUND(255*(-1*([win_0_1.AX10]+[diff_0_1.AX10])^2/4+([win_0_1.AX10]+[diff_0_1.AX10]))*(1-([diff_0_1.AX10]-[win_0_1.AX10])^2/([win_0_1.AX10]+[diff_0_1.AX10])^2);0)" office:value-type="float" office:value="109">
            <text:p>109</text:p>
          </table:table-cell>
          <table:table-cell table:number-columns-repeated="206"/>
        </table:table-row>
        <table:table-row table:style-name="ro1">
          <table:table-cell table:formula="oooc:=ROUND(255*(-1*([win_0_1.A11]+[diff_0_1.A11])^2/4+([win_0_1.A11]+[diff_0_1.A11]))*(1-([diff_0_1.A11]-[win_0_1.A11])^2/([win_0_1.A11]+[diff_0_1.A11])^2);0)" office:value-type="float" office:value="0">
            <text:p>0</text:p>
          </table:table-cell>
          <table:table-cell table:formula="oooc:=ROUND(255*(-1*([win_0_1.B11]+[diff_0_1.B11])^2/4+([win_0_1.B11]+[diff_0_1.B11]))*(1-([diff_0_1.B11]-[win_0_1.B11])^2/([win_0_1.B11]+[diff_0_1.B11])^2);0)" office:value-type="float" office:value="0">
            <text:p>0</text:p>
          </table:table-cell>
          <table:table-cell table:formula="oooc:=ROUND(255*(-1*([win_0_1.C11]+[diff_0_1.C11])^2/4+([win_0_1.C11]+[diff_0_1.C11]))*(1-([diff_0_1.C11]-[win_0_1.C11])^2/([win_0_1.C11]+[diff_0_1.C11])^2);0)" office:value-type="float" office:value="0">
            <text:p>0</text:p>
          </table:table-cell>
          <table:table-cell table:formula="oooc:=ROUND(255*(-1*([win_0_1.D11]+[diff_0_1.D11])^2/4+([win_0_1.D11]+[diff_0_1.D11]))*(1-([diff_0_1.D11]-[win_0_1.D11])^2/([win_0_1.D11]+[diff_0_1.D11])^2);0)" office:value-type="float" office:value="0">
            <text:p>0</text:p>
          </table:table-cell>
          <table:table-cell table:formula="oooc:=ROUND(255*(-1*([win_0_1.E11]+[diff_0_1.E11])^2/4+([win_0_1.E11]+[diff_0_1.E11]))*(1-([diff_0_1.E11]-[win_0_1.E11])^2/([win_0_1.E11]+[diff_0_1.E11])^2);0)" office:value-type="float" office:value="0">
            <text:p>0</text:p>
          </table:table-cell>
          <table:table-cell table:formula="oooc:=ROUND(255*(-1*([win_0_1.F11]+[diff_0_1.F11])^2/4+([win_0_1.F11]+[diff_0_1.F11]))*(1-([diff_0_1.F11]-[win_0_1.F11])^2/([win_0_1.F11]+[diff_0_1.F11])^2);0)" office:value-type="float" office:value="1">
            <text:p>1</text:p>
          </table:table-cell>
          <table:table-cell table:formula="oooc:=ROUND(255*(-1*([win_0_1.G11]+[diff_0_1.G11])^2/4+([win_0_1.G11]+[diff_0_1.G11]))*(1-([diff_0_1.G11]-[win_0_1.G11])^2/([win_0_1.G11]+[diff_0_1.G11])^2);0)" office:value-type="float" office:value="2">
            <text:p>2</text:p>
          </table:table-cell>
          <table:table-cell table:formula="oooc:=ROUND(255*(-1*([win_0_1.H11]+[diff_0_1.H11])^2/4+([win_0_1.H11]+[diff_0_1.H11]))*(1-([diff_0_1.H11]-[win_0_1.H11])^2/([win_0_1.H11]+[diff_0_1.H11])^2);0)" office:value-type="float" office:value="0">
            <text:p>0</text:p>
          </table:table-cell>
          <table:table-cell table:formula="oooc:=ROUND(255*(-1*([win_0_1.I11]+[diff_0_1.I11])^2/4+([win_0_1.I11]+[diff_0_1.I11]))*(1-([diff_0_1.I11]-[win_0_1.I11])^2/([win_0_1.I11]+[diff_0_1.I11])^2);0)" office:value-type="float" office:value="1">
            <text:p>1</text:p>
          </table:table-cell>
          <table:table-cell table:formula="oooc:=ROUND(255*(-1*([win_0_1.J11]+[diff_0_1.J11])^2/4+([win_0_1.J11]+[diff_0_1.J11]))*(1-([diff_0_1.J11]-[win_0_1.J11])^2/([win_0_1.J11]+[diff_0_1.J11])^2);0)" office:value-type="float" office:value="3">
            <text:p>3</text:p>
          </table:table-cell>
          <table:table-cell table:formula="oooc:=ROUND(255*(-1*([win_0_1.K11]+[diff_0_1.K11])^2/4+([win_0_1.K11]+[diff_0_1.K11]))*(1-([diff_0_1.K11]-[win_0_1.K11])^2/([win_0_1.K11]+[diff_0_1.K11])^2);0)" office:value-type="float" office:value="2">
            <text:p>2</text:p>
          </table:table-cell>
          <table:table-cell table:formula="oooc:=ROUND(255*(-1*([win_0_1.L11]+[diff_0_1.L11])^2/4+([win_0_1.L11]+[diff_0_1.L11]))*(1-([diff_0_1.L11]-[win_0_1.L11])^2/([win_0_1.L11]+[diff_0_1.L11])^2);0)" office:value-type="float" office:value="3">
            <text:p>3</text:p>
          </table:table-cell>
          <table:table-cell table:formula="oooc:=ROUND(255*(-1*([win_0_1.M11]+[diff_0_1.M11])^2/4+([win_0_1.M11]+[diff_0_1.M11]))*(1-([diff_0_1.M11]-[win_0_1.M11])^2/([win_0_1.M11]+[diff_0_1.M11])^2);0)" office:value-type="float" office:value="2">
            <text:p>2</text:p>
          </table:table-cell>
          <table:table-cell table:formula="oooc:=ROUND(255*(-1*([win_0_1.N11]+[diff_0_1.N11])^2/4+([win_0_1.N11]+[diff_0_1.N11]))*(1-([diff_0_1.N11]-[win_0_1.N11])^2/([win_0_1.N11]+[diff_0_1.N11])^2);0)" office:value-type="float" office:value="6">
            <text:p>6</text:p>
          </table:table-cell>
          <table:table-cell table:formula="oooc:=ROUND(255*(-1*([win_0_1.O11]+[diff_0_1.O11])^2/4+([win_0_1.O11]+[diff_0_1.O11]))*(1-([diff_0_1.O11]-[win_0_1.O11])^2/([win_0_1.O11]+[diff_0_1.O11])^2);0)" office:value-type="float" office:value="38">
            <text:p>38</text:p>
          </table:table-cell>
          <table:table-cell table:formula="oooc:=ROUND(255*(-1*([win_0_1.P11]+[diff_0_1.P11])^2/4+([win_0_1.P11]+[diff_0_1.P11]))*(1-([diff_0_1.P11]-[win_0_1.P11])^2/([win_0_1.P11]+[diff_0_1.P11])^2);0)" office:value-type="float" office:value="24">
            <text:p>24</text:p>
          </table:table-cell>
          <table:table-cell table:formula="oooc:=ROUND(255*(-1*([win_0_1.Q11]+[diff_0_1.Q11])^2/4+([win_0_1.Q11]+[diff_0_1.Q11]))*(1-([diff_0_1.Q11]-[win_0_1.Q11])^2/([win_0_1.Q11]+[diff_0_1.Q11])^2);0)" office:value-type="float" office:value="18">
            <text:p>18</text:p>
          </table:table-cell>
          <table:table-cell table:formula="oooc:=ROUND(255*(-1*([win_0_1.R11]+[diff_0_1.R11])^2/4+([win_0_1.R11]+[diff_0_1.R11]))*(1-([diff_0_1.R11]-[win_0_1.R11])^2/([win_0_1.R11]+[diff_0_1.R11])^2);0)" office:value-type="float" office:value="11">
            <text:p>11</text:p>
          </table:table-cell>
          <table:table-cell table:formula="oooc:=ROUND(255*(-1*([win_0_1.S11]+[diff_0_1.S11])^2/4+([win_0_1.S11]+[diff_0_1.S11]))*(1-([diff_0_1.S11]-[win_0_1.S11])^2/([win_0_1.S11]+[diff_0_1.S11])^2);0)" office:value-type="float" office:value="16">
            <text:p>16</text:p>
          </table:table-cell>
          <table:table-cell table:formula="oooc:=ROUND(255*(-1*([win_0_1.T11]+[diff_0_1.T11])^2/4+([win_0_1.T11]+[diff_0_1.T11]))*(1-([diff_0_1.T11]-[win_0_1.T11])^2/([win_0_1.T11]+[diff_0_1.T11])^2);0)" office:value-type="float" office:value="12">
            <text:p>12</text:p>
          </table:table-cell>
          <table:table-cell table:formula="oooc:=ROUND(255*(-1*([win_0_1.U11]+[diff_0_1.U11])^2/4+([win_0_1.U11]+[diff_0_1.U11]))*(1-([diff_0_1.U11]-[win_0_1.U11])^2/([win_0_1.U11]+[diff_0_1.U11])^2);0)" office:value-type="float" office:value="22">
            <text:p>22</text:p>
          </table:table-cell>
          <table:table-cell table:formula="oooc:=ROUND(255*(-1*([win_0_1.V11]+[diff_0_1.V11])^2/4+([win_0_1.V11]+[diff_0_1.V11]))*(1-([diff_0_1.V11]-[win_0_1.V11])^2/([win_0_1.V11]+[diff_0_1.V11])^2);0)" office:value-type="float" office:value="42">
            <text:p>42</text:p>
          </table:table-cell>
          <table:table-cell table:formula="oooc:=ROUND(255*(-1*([win_0_1.W11]+[diff_0_1.W11])^2/4+([win_0_1.W11]+[diff_0_1.W11]))*(1-([diff_0_1.W11]-[win_0_1.W11])^2/([win_0_1.W11]+[diff_0_1.W11])^2);0)" office:value-type="float" office:value="44">
            <text:p>44</text:p>
          </table:table-cell>
          <table:table-cell table:formula="oooc:=ROUND(255*(-1*([win_0_1.X11]+[diff_0_1.X11])^2/4+([win_0_1.X11]+[diff_0_1.X11]))*(1-([diff_0_1.X11]-[win_0_1.X11])^2/([win_0_1.X11]+[diff_0_1.X11])^2);0)" office:value-type="float" office:value="81">
            <text:p>81</text:p>
          </table:table-cell>
          <table:table-cell table:formula="oooc:=ROUND(255*(-1*([win_0_1.Y11]+[diff_0_1.Y11])^2/4+([win_0_1.Y11]+[diff_0_1.Y11]))*(1-([diff_0_1.Y11]-[win_0_1.Y11])^2/([win_0_1.Y11]+[diff_0_1.Y11])^2);0)" office:value-type="float" office:value="159">
            <text:p>159</text:p>
          </table:table-cell>
          <table:table-cell table:formula="oooc:=ROUND(255*(-1*([win_0_1.Z11]+[diff_0_1.Z11])^2/4+([win_0_1.Z11]+[diff_0_1.Z11]))*(1-([diff_0_1.Z11]-[win_0_1.Z11])^2/([win_0_1.Z11]+[diff_0_1.Z11])^2);0)" office:value-type="float" office:value="153">
            <text:p>153</text:p>
          </table:table-cell>
          <table:table-cell table:formula="oooc:=ROUND(255*(-1*([win_0_1.AA11]+[diff_0_1.AA11])^2/4+([win_0_1.AA11]+[diff_0_1.AA11]))*(1-([diff_0_1.AA11]-[win_0_1.AA11])^2/([win_0_1.AA11]+[diff_0_1.AA11])^2);0)" office:value-type="float" office:value="186">
            <text:p>186</text:p>
          </table:table-cell>
          <table:table-cell table:formula="oooc:=ROUND(255*(-1*([win_0_1.AB11]+[diff_0_1.AB11])^2/4+([win_0_1.AB11]+[diff_0_1.AB11]))*(1-([diff_0_1.AB11]-[win_0_1.AB11])^2/([win_0_1.AB11]+[diff_0_1.AB11])^2);0)" office:value-type="float" office:value="195">
            <text:p>195</text:p>
          </table:table-cell>
          <table:table-cell table:formula="oooc:=ROUND(255*(-1*([win_0_1.AC11]+[diff_0_1.AC11])^2/4+([win_0_1.AC11]+[diff_0_1.AC11]))*(1-([diff_0_1.AC11]-[win_0_1.AC11])^2/([win_0_1.AC11]+[diff_0_1.AC11])^2);0)" office:value-type="float" office:value="128">
            <text:p>128</text:p>
          </table:table-cell>
          <table:table-cell table:formula="oooc:=ROUND(255*(-1*([win_0_1.AD11]+[diff_0_1.AD11])^2/4+([win_0_1.AD11]+[diff_0_1.AD11]))*(1-([diff_0_1.AD11]-[win_0_1.AD11])^2/([win_0_1.AD11]+[diff_0_1.AD11])^2);0)" office:value-type="float" office:value="114">
            <text:p>114</text:p>
          </table:table-cell>
          <table:table-cell table:formula="oooc:=ROUND(255*(-1*([win_0_1.AE11]+[diff_0_1.AE11])^2/4+([win_0_1.AE11]+[diff_0_1.AE11]))*(1-([diff_0_1.AE11]-[win_0_1.AE11])^2/([win_0_1.AE11]+[diff_0_1.AE11])^2);0)" office:value-type="float" office:value="191">
            <text:p>191</text:p>
          </table:table-cell>
          <table:table-cell table:formula="oooc:=ROUND(255*(-1*([win_0_1.AF11]+[diff_0_1.AF11])^2/4+([win_0_1.AF11]+[diff_0_1.AF11]))*(1-([diff_0_1.AF11]-[win_0_1.AF11])^2/([win_0_1.AF11]+[diff_0_1.AF11])^2);0)" office:value-type="float" office:value="221">
            <text:p>221</text:p>
          </table:table-cell>
          <table:table-cell table:formula="oooc:=ROUND(255*(-1*([win_0_1.AG11]+[diff_0_1.AG11])^2/4+([win_0_1.AG11]+[diff_0_1.AG11]))*(1-([diff_0_1.AG11]-[win_0_1.AG11])^2/([win_0_1.AG11]+[diff_0_1.AG11])^2);0)" office:value-type="float" office:value="227">
            <text:p>227</text:p>
          </table:table-cell>
          <table:table-cell table:formula="oooc:=ROUND(255*(-1*([win_0_1.AH11]+[diff_0_1.AH11])^2/4+([win_0_1.AH11]+[diff_0_1.AH11]))*(1-([diff_0_1.AH11]-[win_0_1.AH11])^2/([win_0_1.AH11]+[diff_0_1.AH11])^2);0)" office:value-type="float" office:value="191">
            <text:p>191</text:p>
          </table:table-cell>
          <table:table-cell table:formula="oooc:=ROUND(255*(-1*([win_0_1.AI11]+[diff_0_1.AI11])^2/4+([win_0_1.AI11]+[diff_0_1.AI11]))*(1-([diff_0_1.AI11]-[win_0_1.AI11])^2/([win_0_1.AI11]+[diff_0_1.AI11])^2);0)" office:value-type="float" office:value="0">
            <text:p>0</text:p>
          </table:table-cell>
          <table:table-cell table:formula="oooc:=ROUND(255*(-1*([win_0_1.AJ11]+[diff_0_1.AJ11])^2/4+([win_0_1.AJ11]+[diff_0_1.AJ11]))*(1-([diff_0_1.AJ11]-[win_0_1.AJ11])^2/([win_0_1.AJ11]+[diff_0_1.AJ11])^2);0)" office:value-type="float" office:value="234">
            <text:p>234</text:p>
          </table:table-cell>
          <table:table-cell table:formula="oooc:=ROUND(255*(-1*([win_0_1.AK11]+[diff_0_1.AK11])^2/4+([win_0_1.AK11]+[diff_0_1.AK11]))*(1-([diff_0_1.AK11]-[win_0_1.AK11])^2/([win_0_1.AK11]+[diff_0_1.AK11])^2);0)" office:value-type="float" office:value="230">
            <text:p>230</text:p>
          </table:table-cell>
          <table:table-cell table:formula="oooc:=ROUND(255*(-1*([win_0_1.AL11]+[diff_0_1.AL11])^2/4+([win_0_1.AL11]+[diff_0_1.AL11]))*(1-([diff_0_1.AL11]-[win_0_1.AL11])^2/([win_0_1.AL11]+[diff_0_1.AL11])^2);0)" office:value-type="float" office:value="249">
            <text:p>249</text:p>
          </table:table-cell>
          <table:table-cell table:formula="oooc:=ROUND(255*(-1*([win_0_1.AM11]+[diff_0_1.AM11])^2/4+([win_0_1.AM11]+[diff_0_1.AM11]))*(1-([diff_0_1.AM11]-[win_0_1.AM11])^2/([win_0_1.AM11]+[diff_0_1.AM11])^2);0)" office:value-type="float" office:value="246">
            <text:p>246</text:p>
          </table:table-cell>
          <table:table-cell table:formula="oooc:=ROUND(255*(-1*([win_0_1.AN11]+[diff_0_1.AN11])^2/4+([win_0_1.AN11]+[diff_0_1.AN11]))*(1-([diff_0_1.AN11]-[win_0_1.AN11])^2/([win_0_1.AN11]+[diff_0_1.AN11])^2);0)" office:value-type="float" office:value="207">
            <text:p>207</text:p>
          </table:table-cell>
          <table:table-cell table:formula="oooc:=ROUND(255*(-1*([win_0_1.AO11]+[diff_0_1.AO11])^2/4+([win_0_1.AO11]+[diff_0_1.AO11]))*(1-([diff_0_1.AO11]-[win_0_1.AO11])^2/([win_0_1.AO11]+[diff_0_1.AO11])^2);0)" office:value-type="float" office:value="152">
            <text:p>152</text:p>
          </table:table-cell>
          <table:table-cell table:formula="oooc:=ROUND(255*(-1*([win_0_1.AP11]+[diff_0_1.AP11])^2/4+([win_0_1.AP11]+[diff_0_1.AP11]))*(1-([diff_0_1.AP11]-[win_0_1.AP11])^2/([win_0_1.AP11]+[diff_0_1.AP11])^2);0)" office:value-type="float" office:value="222">
            <text:p>222</text:p>
          </table:table-cell>
          <table:table-cell table:formula="oooc:=ROUND(255*(-1*([win_0_1.AQ11]+[diff_0_1.AQ11])^2/4+([win_0_1.AQ11]+[diff_0_1.AQ11]))*(1-([diff_0_1.AQ11]-[win_0_1.AQ11])^2/([win_0_1.AQ11]+[diff_0_1.AQ11])^2);0)" office:value-type="float" office:value="226">
            <text:p>226</text:p>
          </table:table-cell>
          <table:table-cell table:formula="oooc:=ROUND(255*(-1*([win_0_1.AR11]+[diff_0_1.AR11])^2/4+([win_0_1.AR11]+[diff_0_1.AR11]))*(1-([diff_0_1.AR11]-[win_0_1.AR11])^2/([win_0_1.AR11]+[diff_0_1.AR11])^2);0)" office:value-type="float" office:value="190">
            <text:p>190</text:p>
          </table:table-cell>
          <table:table-cell table:formula="oooc:=ROUND(255*(-1*([win_0_1.AS11]+[diff_0_1.AS11])^2/4+([win_0_1.AS11]+[diff_0_1.AS11]))*(1-([diff_0_1.AS11]-[win_0_1.AS11])^2/([win_0_1.AS11]+[diff_0_1.AS11])^2);0)" office:value-type="float" office:value="195">
            <text:p>195</text:p>
          </table:table-cell>
          <table:table-cell table:formula="oooc:=ROUND(255*(-1*([win_0_1.AT11]+[diff_0_1.AT11])^2/4+([win_0_1.AT11]+[diff_0_1.AT11]))*(1-([diff_0_1.AT11]-[win_0_1.AT11])^2/([win_0_1.AT11]+[diff_0_1.AT11])^2);0)" office:value-type="float" office:value="105">
            <text:p>105</text:p>
          </table:table-cell>
          <table:table-cell table:formula="oooc:=ROUND(255*(-1*([win_0_1.AU11]+[diff_0_1.AU11])^2/4+([win_0_1.AU11]+[diff_0_1.AU11]))*(1-([diff_0_1.AU11]-[win_0_1.AU11])^2/([win_0_1.AU11]+[diff_0_1.AU11])^2);0)" office:value-type="float" office:value="225">
            <text:p>225</text:p>
          </table:table-cell>
          <table:table-cell table:formula="oooc:=ROUND(255*(-1*([win_0_1.AV11]+[diff_0_1.AV11])^2/4+([win_0_1.AV11]+[diff_0_1.AV11]))*(1-([diff_0_1.AV11]-[win_0_1.AV11])^2/([win_0_1.AV11]+[diff_0_1.AV11])^2);0)" office:value-type="float" office:value="233">
            <text:p>233</text:p>
          </table:table-cell>
          <table:table-cell table:formula="oooc:=ROUND(255*(-1*([win_0_1.AW11]+[diff_0_1.AW11])^2/4+([win_0_1.AW11]+[diff_0_1.AW11]))*(1-([diff_0_1.AW11]-[win_0_1.AW11])^2/([win_0_1.AW11]+[diff_0_1.AW11])^2);0)" office:value-type="float" office:value="214">
            <text:p>214</text:p>
          </table:table-cell>
          <table:table-cell table:formula="oooc:=ROUND(255*(-1*([win_0_1.AX11]+[diff_0_1.AX11])^2/4+([win_0_1.AX11]+[diff_0_1.AX11]))*(1-([diff_0_1.AX11]-[win_0_1.AX11])^2/([win_0_1.AX11]+[diff_0_1.AX11])^2);0)" office:value-type="float" office:value="145">
            <text:p>145</text:p>
          </table:table-cell>
          <table:table-cell table:number-columns-repeated="206"/>
        </table:table-row>
        <table:table-row table:style-name="ro1">
          <table:table-cell table:formula="oooc:=ROUND(255*(-1*([win_0_1.A12]+[diff_0_1.A12])^2/4+([win_0_1.A12]+[diff_0_1.A12]))*(1-([diff_0_1.A12]-[win_0_1.A12])^2/([win_0_1.A12]+[diff_0_1.A12])^2);0)" office:value-type="float" office:value="0">
            <text:p>0</text:p>
          </table:table-cell>
          <table:table-cell table:formula="oooc:=ROUND(255*(-1*([win_0_1.B12]+[diff_0_1.B12])^2/4+([win_0_1.B12]+[diff_0_1.B12]))*(1-([diff_0_1.B12]-[win_0_1.B12])^2/([win_0_1.B12]+[diff_0_1.B12])^2);0)" office:value-type="float" office:value="0">
            <text:p>0</text:p>
          </table:table-cell>
          <table:table-cell table:formula="oooc:=ROUND(255*(-1*([win_0_1.C12]+[diff_0_1.C12])^2/4+([win_0_1.C12]+[diff_0_1.C12]))*(1-([diff_0_1.C12]-[win_0_1.C12])^2/([win_0_1.C12]+[diff_0_1.C12])^2);0)" office:value-type="float" office:value="0">
            <text:p>0</text:p>
          </table:table-cell>
          <table:table-cell table:formula="oooc:=ROUND(255*(-1*([win_0_1.D12]+[diff_0_1.D12])^2/4+([win_0_1.D12]+[diff_0_1.D12]))*(1-([diff_0_1.D12]-[win_0_1.D12])^2/([win_0_1.D12]+[diff_0_1.D12])^2);0)" office:value-type="float" office:value="0">
            <text:p>0</text:p>
          </table:table-cell>
          <table:table-cell table:formula="oooc:=ROUND(255*(-1*([win_0_1.E12]+[diff_0_1.E12])^2/4+([win_0_1.E12]+[diff_0_1.E12]))*(1-([diff_0_1.E12]-[win_0_1.E12])^2/([win_0_1.E12]+[diff_0_1.E12])^2);0)" office:value-type="float" office:value="0">
            <text:p>0</text:p>
          </table:table-cell>
          <table:table-cell table:formula="oooc:=ROUND(255*(-1*([win_0_1.F12]+[diff_0_1.F12])^2/4+([win_0_1.F12]+[diff_0_1.F12]))*(1-([diff_0_1.F12]-[win_0_1.F12])^2/([win_0_1.F12]+[diff_0_1.F12])^2);0)" office:value-type="float" office:value="0">
            <text:p>0</text:p>
          </table:table-cell>
          <table:table-cell table:formula="oooc:=ROUND(255*(-1*([win_0_1.G12]+[diff_0_1.G12])^2/4+([win_0_1.G12]+[diff_0_1.G12]))*(1-([diff_0_1.G12]-[win_0_1.G12])^2/([win_0_1.G12]+[diff_0_1.G12])^2);0)" office:value-type="float" office:value="3">
            <text:p>3</text:p>
          </table:table-cell>
          <table:table-cell table:formula="oooc:=ROUND(255*(-1*([win_0_1.H12]+[diff_0_1.H12])^2/4+([win_0_1.H12]+[diff_0_1.H12]))*(1-([diff_0_1.H12]-[win_0_1.H12])^2/([win_0_1.H12]+[diff_0_1.H12])^2);0)" office:value-type="float" office:value="0">
            <text:p>0</text:p>
          </table:table-cell>
          <table:table-cell table:formula="oooc:=ROUND(255*(-1*([win_0_1.I12]+[diff_0_1.I12])^2/4+([win_0_1.I12]+[diff_0_1.I12]))*(1-([diff_0_1.I12]-[win_0_1.I12])^2/([win_0_1.I12]+[diff_0_1.I12])^2);0)" office:value-type="float" office:value="1">
            <text:p>1</text:p>
          </table:table-cell>
          <table:table-cell table:formula="oooc:=ROUND(255*(-1*([win_0_1.J12]+[diff_0_1.J12])^2/4+([win_0_1.J12]+[diff_0_1.J12]))*(1-([diff_0_1.J12]-[win_0_1.J12])^2/([win_0_1.J12]+[diff_0_1.J12])^2);0)" office:value-type="float" office:value="2">
            <text:p>2</text:p>
          </table:table-cell>
          <table:table-cell table:formula="oooc:=ROUND(255*(-1*([win_0_1.K12]+[diff_0_1.K12])^2/4+([win_0_1.K12]+[diff_0_1.K12]))*(1-([diff_0_1.K12]-[win_0_1.K12])^2/([win_0_1.K12]+[diff_0_1.K12])^2);0)" office:value-type="float" office:value="3">
            <text:p>3</text:p>
          </table:table-cell>
          <table:table-cell table:formula="oooc:=ROUND(255*(-1*([win_0_1.L12]+[diff_0_1.L12])^2/4+([win_0_1.L12]+[diff_0_1.L12]))*(1-([diff_0_1.L12]-[win_0_1.L12])^2/([win_0_1.L12]+[diff_0_1.L12])^2);0)" office:value-type="float" office:value="4">
            <text:p>4</text:p>
          </table:table-cell>
          <table:table-cell table:formula="oooc:=ROUND(255*(-1*([win_0_1.M12]+[diff_0_1.M12])^2/4+([win_0_1.M12]+[diff_0_1.M12]))*(1-([diff_0_1.M12]-[win_0_1.M12])^2/([win_0_1.M12]+[diff_0_1.M12])^2);0)" office:value-type="float" office:value="3">
            <text:p>3</text:p>
          </table:table-cell>
          <table:table-cell table:formula="oooc:=ROUND(255*(-1*([win_0_1.N12]+[diff_0_1.N12])^2/4+([win_0_1.N12]+[diff_0_1.N12]))*(1-([diff_0_1.N12]-[win_0_1.N12])^2/([win_0_1.N12]+[diff_0_1.N12])^2);0)" office:value-type="float" office:value="11">
            <text:p>11</text:p>
          </table:table-cell>
          <table:table-cell table:formula="oooc:=ROUND(255*(-1*([win_0_1.O12]+[diff_0_1.O12])^2/4+([win_0_1.O12]+[diff_0_1.O12]))*(1-([diff_0_1.O12]-[win_0_1.O12])^2/([win_0_1.O12]+[diff_0_1.O12])^2);0)" office:value-type="float" office:value="18">
            <text:p>18</text:p>
          </table:table-cell>
          <table:table-cell table:formula="oooc:=ROUND(255*(-1*([win_0_1.P12]+[diff_0_1.P12])^2/4+([win_0_1.P12]+[diff_0_1.P12]))*(1-([diff_0_1.P12]-[win_0_1.P12])^2/([win_0_1.P12]+[diff_0_1.P12])^2);0)" office:value-type="float" office:value="12">
            <text:p>12</text:p>
          </table:table-cell>
          <table:table-cell table:formula="oooc:=ROUND(255*(-1*([win_0_1.Q12]+[diff_0_1.Q12])^2/4+([win_0_1.Q12]+[diff_0_1.Q12]))*(1-([diff_0_1.Q12]-[win_0_1.Q12])^2/([win_0_1.Q12]+[diff_0_1.Q12])^2);0)" office:value-type="float" office:value="16">
            <text:p>16</text:p>
          </table:table-cell>
          <table:table-cell table:formula="oooc:=ROUND(255*(-1*([win_0_1.R12]+[diff_0_1.R12])^2/4+([win_0_1.R12]+[diff_0_1.R12]))*(1-([diff_0_1.R12]-[win_0_1.R12])^2/([win_0_1.R12]+[diff_0_1.R12])^2);0)" office:value-type="float" office:value="13">
            <text:p>13</text:p>
          </table:table-cell>
          <table:table-cell table:formula="oooc:=ROUND(255*(-1*([win_0_1.S12]+[diff_0_1.S12])^2/4+([win_0_1.S12]+[diff_0_1.S12]))*(1-([diff_0_1.S12]-[win_0_1.S12])^2/([win_0_1.S12]+[diff_0_1.S12])^2);0)" office:value-type="float" office:value="13">
            <text:p>13</text:p>
          </table:table-cell>
          <table:table-cell table:formula="oooc:=ROUND(255*(-1*([win_0_1.T12]+[diff_0_1.T12])^2/4+([win_0_1.T12]+[diff_0_1.T12]))*(1-([diff_0_1.T12]-[win_0_1.T12])^2/([win_0_1.T12]+[diff_0_1.T12])^2);0)" office:value-type="float" office:value="13">
            <text:p>13</text:p>
          </table:table-cell>
          <table:table-cell table:formula="oooc:=ROUND(255*(-1*([win_0_1.U12]+[diff_0_1.U12])^2/4+([win_0_1.U12]+[diff_0_1.U12]))*(1-([diff_0_1.U12]-[win_0_1.U12])^2/([win_0_1.U12]+[diff_0_1.U12])^2);0)" office:value-type="float" office:value="15">
            <text:p>15</text:p>
          </table:table-cell>
          <table:table-cell table:formula="oooc:=ROUND(255*(-1*([win_0_1.V12]+[diff_0_1.V12])^2/4+([win_0_1.V12]+[diff_0_1.V12]))*(1-([diff_0_1.V12]-[win_0_1.V12])^2/([win_0_1.V12]+[diff_0_1.V12])^2);0)" office:value-type="float" office:value="47">
            <text:p>47</text:p>
          </table:table-cell>
          <table:table-cell table:formula="oooc:=ROUND(255*(-1*([win_0_1.W12]+[diff_0_1.W12])^2/4+([win_0_1.W12]+[diff_0_1.W12]))*(1-([diff_0_1.W12]-[win_0_1.W12])^2/([win_0_1.W12]+[diff_0_1.W12])^2);0)" office:value-type="float" office:value="33">
            <text:p>33</text:p>
          </table:table-cell>
          <table:table-cell table:formula="oooc:=ROUND(255*(-1*([win_0_1.X12]+[diff_0_1.X12])^2/4+([win_0_1.X12]+[diff_0_1.X12]))*(1-([diff_0_1.X12]-[win_0_1.X12])^2/([win_0_1.X12]+[diff_0_1.X12])^2);0)" office:value-type="float" office:value="81">
            <text:p>81</text:p>
          </table:table-cell>
          <table:table-cell table:formula="oooc:=ROUND(255*(-1*([win_0_1.Y12]+[diff_0_1.Y12])^2/4+([win_0_1.Y12]+[diff_0_1.Y12]))*(1-([diff_0_1.Y12]-[win_0_1.Y12])^2/([win_0_1.Y12]+[diff_0_1.Y12])^2);0)" office:value-type="float" office:value="155">
            <text:p>155</text:p>
          </table:table-cell>
          <table:table-cell table:formula="oooc:=ROUND(255*(-1*([win_0_1.Z12]+[diff_0_1.Z12])^2/4+([win_0_1.Z12]+[diff_0_1.Z12]))*(1-([diff_0_1.Z12]-[win_0_1.Z12])^2/([win_0_1.Z12]+[diff_0_1.Z12])^2);0)" office:value-type="float" office:value="114">
            <text:p>114</text:p>
          </table:table-cell>
          <table:table-cell table:formula="oooc:=ROUND(255*(-1*([win_0_1.AA12]+[diff_0_1.AA12])^2/4+([win_0_1.AA12]+[diff_0_1.AA12]))*(1-([diff_0_1.AA12]-[win_0_1.AA12])^2/([win_0_1.AA12]+[diff_0_1.AA12])^2);0)" office:value-type="float" office:value="181">
            <text:p>181</text:p>
          </table:table-cell>
          <table:table-cell table:formula="oooc:=ROUND(255*(-1*([win_0_1.AB12]+[diff_0_1.AB12])^2/4+([win_0_1.AB12]+[diff_0_1.AB12]))*(1-([diff_0_1.AB12]-[win_0_1.AB12])^2/([win_0_1.AB12]+[diff_0_1.AB12])^2);0)" office:value-type="float" office:value="206">
            <text:p>206</text:p>
          </table:table-cell>
          <table:table-cell table:formula="oooc:=ROUND(255*(-1*([win_0_1.AC12]+[diff_0_1.AC12])^2/4+([win_0_1.AC12]+[diff_0_1.AC12]))*(1-([diff_0_1.AC12]-[win_0_1.AC12])^2/([win_0_1.AC12]+[diff_0_1.AC12])^2);0)" office:value-type="float" office:value="121">
            <text:p>121</text:p>
          </table:table-cell>
          <table:table-cell table:formula="oooc:=ROUND(255*(-1*([win_0_1.AD12]+[diff_0_1.AD12])^2/4+([win_0_1.AD12]+[diff_0_1.AD12]))*(1-([diff_0_1.AD12]-[win_0_1.AD12])^2/([win_0_1.AD12]+[diff_0_1.AD12])^2);0)" office:value-type="float" office:value="99">
            <text:p>99</text:p>
          </table:table-cell>
          <table:table-cell table:formula="oooc:=ROUND(255*(-1*([win_0_1.AE12]+[diff_0_1.AE12])^2/4+([win_0_1.AE12]+[diff_0_1.AE12]))*(1-([diff_0_1.AE12]-[win_0_1.AE12])^2/([win_0_1.AE12]+[diff_0_1.AE12])^2);0)" office:value-type="float" office:value="192">
            <text:p>192</text:p>
          </table:table-cell>
          <table:table-cell table:formula="oooc:=ROUND(255*(-1*([win_0_1.AF12]+[diff_0_1.AF12])^2/4+([win_0_1.AF12]+[diff_0_1.AF12]))*(1-([diff_0_1.AF12]-[win_0_1.AF12])^2/([win_0_1.AF12]+[diff_0_1.AF12])^2);0)" office:value-type="float" office:value="205">
            <text:p>205</text:p>
          </table:table-cell>
          <table:table-cell table:formula="oooc:=ROUND(255*(-1*([win_0_1.AG12]+[diff_0_1.AG12])^2/4+([win_0_1.AG12]+[diff_0_1.AG12]))*(1-([diff_0_1.AG12]-[win_0_1.AG12])^2/([win_0_1.AG12]+[diff_0_1.AG12])^2);0)" office:value-type="float" office:value="222">
            <text:p>222</text:p>
          </table:table-cell>
          <table:table-cell table:formula="oooc:=ROUND(255*(-1*([win_0_1.AH12]+[diff_0_1.AH12])^2/4+([win_0_1.AH12]+[diff_0_1.AH12]))*(1-([diff_0_1.AH12]-[win_0_1.AH12])^2/([win_0_1.AH12]+[diff_0_1.AH12])^2);0)" office:value-type="float" office:value="209">
            <text:p>209</text:p>
          </table:table-cell>
          <table:table-cell table:formula="oooc:=ROUND(255*(-1*([win_0_1.AI12]+[diff_0_1.AI12])^2/4+([win_0_1.AI12]+[diff_0_1.AI12]))*(1-([diff_0_1.AI12]-[win_0_1.AI12])^2/([win_0_1.AI12]+[diff_0_1.AI12])^2);0)" office:value-type="float" office:value="0">
            <text:p>0</text:p>
          </table:table-cell>
          <table:table-cell table:formula="oooc:=ROUND(255*(-1*([win_0_1.AJ12]+[diff_0_1.AJ12])^2/4+([win_0_1.AJ12]+[diff_0_1.AJ12]))*(1-([diff_0_1.AJ12]-[win_0_1.AJ12])^2/([win_0_1.AJ12]+[diff_0_1.AJ12])^2);0)" office:value-type="float" office:value="227">
            <text:p>227</text:p>
          </table:table-cell>
          <table:table-cell table:formula="oooc:=ROUND(255*(-1*([win_0_1.AK12]+[diff_0_1.AK12])^2/4+([win_0_1.AK12]+[diff_0_1.AK12]))*(1-([diff_0_1.AK12]-[win_0_1.AK12])^2/([win_0_1.AK12]+[diff_0_1.AK12])^2);0)" office:value-type="float" office:value="232">
            <text:p>232</text:p>
          </table:table-cell>
          <table:table-cell table:formula="oooc:=ROUND(255*(-1*([win_0_1.AL12]+[diff_0_1.AL12])^2/4+([win_0_1.AL12]+[diff_0_1.AL12]))*(1-([diff_0_1.AL12]-[win_0_1.AL12])^2/([win_0_1.AL12]+[diff_0_1.AL12])^2);0)" office:value-type="float" office:value="239">
            <text:p>239</text:p>
          </table:table-cell>
          <table:table-cell table:formula="oooc:=ROUND(255*(-1*([win_0_1.AM12]+[diff_0_1.AM12])^2/4+([win_0_1.AM12]+[diff_0_1.AM12]))*(1-([diff_0_1.AM12]-[win_0_1.AM12])^2/([win_0_1.AM12]+[diff_0_1.AM12])^2);0)" office:value-type="float" office:value="241">
            <text:p>241</text:p>
          </table:table-cell>
          <table:table-cell table:formula="oooc:=ROUND(255*(-1*([win_0_1.AN12]+[diff_0_1.AN12])^2/4+([win_0_1.AN12]+[diff_0_1.AN12]))*(1-([diff_0_1.AN12]-[win_0_1.AN12])^2/([win_0_1.AN12]+[diff_0_1.AN12])^2);0)" office:value-type="float" office:value="228">
            <text:p>228</text:p>
          </table:table-cell>
          <table:table-cell table:formula="oooc:=ROUND(255*(-1*([win_0_1.AO12]+[diff_0_1.AO12])^2/4+([win_0_1.AO12]+[diff_0_1.AO12]))*(1-([diff_0_1.AO12]-[win_0_1.AO12])^2/([win_0_1.AO12]+[diff_0_1.AO12])^2);0)" office:value-type="float" office:value="161">
            <text:p>161</text:p>
          </table:table-cell>
          <table:table-cell table:formula="oooc:=ROUND(255*(-1*([win_0_1.AP12]+[diff_0_1.AP12])^2/4+([win_0_1.AP12]+[diff_0_1.AP12]))*(1-([diff_0_1.AP12]-[win_0_1.AP12])^2/([win_0_1.AP12]+[diff_0_1.AP12])^2);0)" office:value-type="float" office:value="235">
            <text:p>235</text:p>
          </table:table-cell>
          <table:table-cell table:formula="oooc:=ROUND(255*(-1*([win_0_1.AQ12]+[diff_0_1.AQ12])^2/4+([win_0_1.AQ12]+[diff_0_1.AQ12]))*(1-([diff_0_1.AQ12]-[win_0_1.AQ12])^2/([win_0_1.AQ12]+[diff_0_1.AQ12])^2);0)" office:value-type="float" office:value="229">
            <text:p>229</text:p>
          </table:table-cell>
          <table:table-cell table:formula="oooc:=ROUND(255*(-1*([win_0_1.AR12]+[diff_0_1.AR12])^2/4+([win_0_1.AR12]+[diff_0_1.AR12]))*(1-([diff_0_1.AR12]-[win_0_1.AR12])^2/([win_0_1.AR12]+[diff_0_1.AR12])^2);0)" office:value-type="float" office:value="192">
            <text:p>192</text:p>
          </table:table-cell>
          <table:table-cell table:formula="oooc:=ROUND(255*(-1*([win_0_1.AS12]+[diff_0_1.AS12])^2/4+([win_0_1.AS12]+[diff_0_1.AS12]))*(1-([diff_0_1.AS12]-[win_0_1.AS12])^2/([win_0_1.AS12]+[diff_0_1.AS12])^2);0)" office:value-type="float" office:value="224">
            <text:p>224</text:p>
          </table:table-cell>
          <table:table-cell table:formula="oooc:=ROUND(255*(-1*([win_0_1.AT12]+[diff_0_1.AT12])^2/4+([win_0_1.AT12]+[diff_0_1.AT12]))*(1-([diff_0_1.AT12]-[win_0_1.AT12])^2/([win_0_1.AT12]+[diff_0_1.AT12])^2);0)" office:value-type="float" office:value="105">
            <text:p>105</text:p>
          </table:table-cell>
          <table:table-cell table:formula="oooc:=ROUND(255*(-1*([win_0_1.AU12]+[diff_0_1.AU12])^2/4+([win_0_1.AU12]+[diff_0_1.AU12]))*(1-([diff_0_1.AU12]-[win_0_1.AU12])^2/([win_0_1.AU12]+[diff_0_1.AU12])^2);0)" office:value-type="float" office:value="234">
            <text:p>234</text:p>
          </table:table-cell>
          <table:table-cell table:formula="oooc:=ROUND(255*(-1*([win_0_1.AV12]+[diff_0_1.AV12])^2/4+([win_0_1.AV12]+[diff_0_1.AV12]))*(1-([diff_0_1.AV12]-[win_0_1.AV12])^2/([win_0_1.AV12]+[diff_0_1.AV12])^2);0)" office:value-type="float" office:value="229">
            <text:p>229</text:p>
          </table:table-cell>
          <table:table-cell table:formula="oooc:=ROUND(255*(-1*([win_0_1.AW12]+[diff_0_1.AW12])^2/4+([win_0_1.AW12]+[diff_0_1.AW12]))*(1-([diff_0_1.AW12]-[win_0_1.AW12])^2/([win_0_1.AW12]+[diff_0_1.AW12])^2);0)" office:value-type="float" office:value="243">
            <text:p>243</text:p>
          </table:table-cell>
          <table:table-cell table:formula="oooc:=ROUND(255*(-1*([win_0_1.AX12]+[diff_0_1.AX12])^2/4+([win_0_1.AX12]+[diff_0_1.AX12]))*(1-([diff_0_1.AX12]-[win_0_1.AX12])^2/([win_0_1.AX12]+[diff_0_1.AX12])^2);0)" office:value-type="float" office:value="146">
            <text:p>146</text:p>
          </table:table-cell>
          <table:table-cell table:number-columns-repeated="206"/>
        </table:table-row>
        <table:table-row table:style-name="ro1">
          <table:table-cell table:formula="oooc:=ROUND(255*(-1*([win_0_1.A13]+[diff_0_1.A13])^2/4+([win_0_1.A13]+[diff_0_1.A13]))*(1-([diff_0_1.A13]-[win_0_1.A13])^2/([win_0_1.A13]+[diff_0_1.A13])^2);0)" office:value-type="float" office:value="0">
            <text:p>0</text:p>
          </table:table-cell>
          <table:table-cell table:formula="oooc:=ROUND(255*(-1*([win_0_1.B13]+[diff_0_1.B13])^2/4+([win_0_1.B13]+[diff_0_1.B13]))*(1-([diff_0_1.B13]-[win_0_1.B13])^2/([win_0_1.B13]+[diff_0_1.B13])^2);0)" office:value-type="float" office:value="0">
            <text:p>0</text:p>
          </table:table-cell>
          <table:table-cell table:formula="oooc:=ROUND(255*(-1*([win_0_1.C13]+[diff_0_1.C13])^2/4+([win_0_1.C13]+[diff_0_1.C13]))*(1-([diff_0_1.C13]-[win_0_1.C13])^2/([win_0_1.C13]+[diff_0_1.C13])^2);0)" office:value-type="float" office:value="0">
            <text:p>0</text:p>
          </table:table-cell>
          <table:table-cell table:formula="oooc:=ROUND(255*(-1*([win_0_1.D13]+[diff_0_1.D13])^2/4+([win_0_1.D13]+[diff_0_1.D13]))*(1-([diff_0_1.D13]-[win_0_1.D13])^2/([win_0_1.D13]+[diff_0_1.D13])^2);0)" office:value-type="float" office:value="0">
            <text:p>0</text:p>
          </table:table-cell>
          <table:table-cell table:formula="oooc:=ROUND(255*(-1*([win_0_1.E13]+[diff_0_1.E13])^2/4+([win_0_1.E13]+[diff_0_1.E13]))*(1-([diff_0_1.E13]-[win_0_1.E13])^2/([win_0_1.E13]+[diff_0_1.E13])^2);0)" office:value-type="float" office:value="0">
            <text:p>0</text:p>
          </table:table-cell>
          <table:table-cell table:formula="oooc:=ROUND(255*(-1*([win_0_1.F13]+[diff_0_1.F13])^2/4+([win_0_1.F13]+[diff_0_1.F13]))*(1-([diff_0_1.F13]-[win_0_1.F13])^2/([win_0_1.F13]+[diff_0_1.F13])^2);0)" office:value-type="float" office:value="0">
            <text:p>0</text:p>
          </table:table-cell>
          <table:table-cell table:formula="oooc:=ROUND(255*(-1*([win_0_1.G13]+[diff_0_1.G13])^2/4+([win_0_1.G13]+[diff_0_1.G13]))*(1-([diff_0_1.G13]-[win_0_1.G13])^2/([win_0_1.G13]+[diff_0_1.G13])^2);0)" office:value-type="float" office:value="0">
            <text:p>0</text:p>
          </table:table-cell>
          <table:table-cell table:formula="oooc:=ROUND(255*(-1*([win_0_1.H13]+[diff_0_1.H13])^2/4+([win_0_1.H13]+[diff_0_1.H13]))*(1-([diff_0_1.H13]-[win_0_1.H13])^2/([win_0_1.H13]+[diff_0_1.H13])^2);0)" office:value-type="float" office:value="0">
            <text:p>0</text:p>
          </table:table-cell>
          <table:table-cell table:formula="oooc:=ROUND(255*(-1*([win_0_1.I13]+[diff_0_1.I13])^2/4+([win_0_1.I13]+[diff_0_1.I13]))*(1-([diff_0_1.I13]-[win_0_1.I13])^2/([win_0_1.I13]+[diff_0_1.I13])^2);0)" office:value-type="float" office:value="0">
            <text:p>0</text:p>
          </table:table-cell>
          <table:table-cell table:formula="oooc:=ROUND(255*(-1*([win_0_1.J13]+[diff_0_1.J13])^2/4+([win_0_1.J13]+[diff_0_1.J13]))*(1-([diff_0_1.J13]-[win_0_1.J13])^2/([win_0_1.J13]+[diff_0_1.J13])^2);0)" office:value-type="float" office:value="1">
            <text:p>1</text:p>
          </table:table-cell>
          <table:table-cell table:formula="oooc:=ROUND(255*(-1*([win_0_1.K13]+[diff_0_1.K13])^2/4+([win_0_1.K13]+[diff_0_1.K13]))*(1-([diff_0_1.K13]-[win_0_1.K13])^2/([win_0_1.K13]+[diff_0_1.K13])^2);0)" office:value-type="float" office:value="2">
            <text:p>2</text:p>
          </table:table-cell>
          <table:table-cell table:formula="oooc:=ROUND(255*(-1*([win_0_1.L13]+[diff_0_1.L13])^2/4+([win_0_1.L13]+[diff_0_1.L13]))*(1-([diff_0_1.L13]-[win_0_1.L13])^2/([win_0_1.L13]+[diff_0_1.L13])^2);0)" office:value-type="float" office:value="3">
            <text:p>3</text:p>
          </table:table-cell>
          <table:table-cell table:formula="oooc:=ROUND(255*(-1*([win_0_1.M13]+[diff_0_1.M13])^2/4+([win_0_1.M13]+[diff_0_1.M13]))*(1-([diff_0_1.M13]-[win_0_1.M13])^2/([win_0_1.M13]+[diff_0_1.M13])^2);0)" office:value-type="float" office:value="3">
            <text:p>3</text:p>
          </table:table-cell>
          <table:table-cell table:formula="oooc:=ROUND(255*(-1*([win_0_1.N13]+[diff_0_1.N13])^2/4+([win_0_1.N13]+[diff_0_1.N13]))*(1-([diff_0_1.N13]-[win_0_1.N13])^2/([win_0_1.N13]+[diff_0_1.N13])^2);0)" office:value-type="float" office:value="8">
            <text:p>8</text:p>
          </table:table-cell>
          <table:table-cell table:formula="oooc:=ROUND(255*(-1*([win_0_1.O13]+[diff_0_1.O13])^2/4+([win_0_1.O13]+[diff_0_1.O13]))*(1-([diff_0_1.O13]-[win_0_1.O13])^2/([win_0_1.O13]+[diff_0_1.O13])^2);0)" office:value-type="float" office:value="17">
            <text:p>17</text:p>
          </table:table-cell>
          <table:table-cell table:formula="oooc:=ROUND(255*(-1*([win_0_1.P13]+[diff_0_1.P13])^2/4+([win_0_1.P13]+[diff_0_1.P13]))*(1-([diff_0_1.P13]-[win_0_1.P13])^2/([win_0_1.P13]+[diff_0_1.P13])^2);0)" office:value-type="float" office:value="20">
            <text:p>20</text:p>
          </table:table-cell>
          <table:table-cell table:formula="oooc:=ROUND(255*(-1*([win_0_1.Q13]+[diff_0_1.Q13])^2/4+([win_0_1.Q13]+[diff_0_1.Q13]))*(1-([diff_0_1.Q13]-[win_0_1.Q13])^2/([win_0_1.Q13]+[diff_0_1.Q13])^2);0)" office:value-type="float" office:value="19">
            <text:p>19</text:p>
          </table:table-cell>
          <table:table-cell table:formula="oooc:=ROUND(255*(-1*([win_0_1.R13]+[diff_0_1.R13])^2/4+([win_0_1.R13]+[diff_0_1.R13]))*(1-([diff_0_1.R13]-[win_0_1.R13])^2/([win_0_1.R13]+[diff_0_1.R13])^2);0)" office:value-type="float" office:value="6">
            <text:p>6</text:p>
          </table:table-cell>
          <table:table-cell table:formula="oooc:=ROUND(255*(-1*([win_0_1.S13]+[diff_0_1.S13])^2/4+([win_0_1.S13]+[diff_0_1.S13]))*(1-([diff_0_1.S13]-[win_0_1.S13])^2/([win_0_1.S13]+[diff_0_1.S13])^2);0)" office:value-type="float" office:value="10">
            <text:p>10</text:p>
          </table:table-cell>
          <table:table-cell table:formula="oooc:=ROUND(255*(-1*([win_0_1.T13]+[diff_0_1.T13])^2/4+([win_0_1.T13]+[diff_0_1.T13]))*(1-([diff_0_1.T13]-[win_0_1.T13])^2/([win_0_1.T13]+[diff_0_1.T13])^2);0)" office:value-type="float" office:value="14">
            <text:p>14</text:p>
          </table:table-cell>
          <table:table-cell table:formula="oooc:=ROUND(255*(-1*([win_0_1.U13]+[diff_0_1.U13])^2/4+([win_0_1.U13]+[diff_0_1.U13]))*(1-([diff_0_1.U13]-[win_0_1.U13])^2/([win_0_1.U13]+[diff_0_1.U13])^2);0)" office:value-type="float" office:value="13">
            <text:p>13</text:p>
          </table:table-cell>
          <table:table-cell table:formula="oooc:=ROUND(255*(-1*([win_0_1.V13]+[diff_0_1.V13])^2/4+([win_0_1.V13]+[diff_0_1.V13]))*(1-([diff_0_1.V13]-[win_0_1.V13])^2/([win_0_1.V13]+[diff_0_1.V13])^2);0)" office:value-type="float" office:value="30">
            <text:p>30</text:p>
          </table:table-cell>
          <table:table-cell table:formula="oooc:=ROUND(255*(-1*([win_0_1.W13]+[diff_0_1.W13])^2/4+([win_0_1.W13]+[diff_0_1.W13]))*(1-([diff_0_1.W13]-[win_0_1.W13])^2/([win_0_1.W13]+[diff_0_1.W13])^2);0)" office:value-type="float" office:value="36">
            <text:p>36</text:p>
          </table:table-cell>
          <table:table-cell table:formula="oooc:=ROUND(255*(-1*([win_0_1.X13]+[diff_0_1.X13])^2/4+([win_0_1.X13]+[diff_0_1.X13]))*(1-([diff_0_1.X13]-[win_0_1.X13])^2/([win_0_1.X13]+[diff_0_1.X13])^2);0)" office:value-type="float" office:value="75">
            <text:p>75</text:p>
          </table:table-cell>
          <table:table-cell table:formula="oooc:=ROUND(255*(-1*([win_0_1.Y13]+[diff_0_1.Y13])^2/4+([win_0_1.Y13]+[diff_0_1.Y13]))*(1-([diff_0_1.Y13]-[win_0_1.Y13])^2/([win_0_1.Y13]+[diff_0_1.Y13])^2);0)" office:value-type="float" office:value="167">
            <text:p>167</text:p>
          </table:table-cell>
          <table:table-cell table:formula="oooc:=ROUND(255*(-1*([win_0_1.Z13]+[diff_0_1.Z13])^2/4+([win_0_1.Z13]+[diff_0_1.Z13]))*(1-([diff_0_1.Z13]-[win_0_1.Z13])^2/([win_0_1.Z13]+[diff_0_1.Z13])^2);0)" office:value-type="float" office:value="146">
            <text:p>146</text:p>
          </table:table-cell>
          <table:table-cell table:formula="oooc:=ROUND(255*(-1*([win_0_1.AA13]+[diff_0_1.AA13])^2/4+([win_0_1.AA13]+[diff_0_1.AA13]))*(1-([diff_0_1.AA13]-[win_0_1.AA13])^2/([win_0_1.AA13]+[diff_0_1.AA13])^2);0)" office:value-type="float" office:value="175">
            <text:p>175</text:p>
          </table:table-cell>
          <table:table-cell table:formula="oooc:=ROUND(255*(-1*([win_0_1.AB13]+[diff_0_1.AB13])^2/4+([win_0_1.AB13]+[diff_0_1.AB13]))*(1-([diff_0_1.AB13]-[win_0_1.AB13])^2/([win_0_1.AB13]+[diff_0_1.AB13])^2);0)" office:value-type="float" office:value="209">
            <text:p>209</text:p>
          </table:table-cell>
          <table:table-cell table:formula="oooc:=ROUND(255*(-1*([win_0_1.AC13]+[diff_0_1.AC13])^2/4+([win_0_1.AC13]+[diff_0_1.AC13]))*(1-([diff_0_1.AC13]-[win_0_1.AC13])^2/([win_0_1.AC13]+[diff_0_1.AC13])^2);0)" office:value-type="float" office:value="95">
            <text:p>95</text:p>
          </table:table-cell>
          <table:table-cell table:formula="oooc:=ROUND(255*(-1*([win_0_1.AD13]+[diff_0_1.AD13])^2/4+([win_0_1.AD13]+[diff_0_1.AD13]))*(1-([diff_0_1.AD13]-[win_0_1.AD13])^2/([win_0_1.AD13]+[diff_0_1.AD13])^2);0)" office:value-type="float" office:value="108">
            <text:p>108</text:p>
          </table:table-cell>
          <table:table-cell table:formula="oooc:=ROUND(255*(-1*([win_0_1.AE13]+[diff_0_1.AE13])^2/4+([win_0_1.AE13]+[diff_0_1.AE13]))*(1-([diff_0_1.AE13]-[win_0_1.AE13])^2/([win_0_1.AE13]+[diff_0_1.AE13])^2);0)" office:value-type="float" office:value="203">
            <text:p>203</text:p>
          </table:table-cell>
          <table:table-cell table:formula="oooc:=ROUND(255*(-1*([win_0_1.AF13]+[diff_0_1.AF13])^2/4+([win_0_1.AF13]+[diff_0_1.AF13]))*(1-([diff_0_1.AF13]-[win_0_1.AF13])^2/([win_0_1.AF13]+[diff_0_1.AF13])^2);0)" office:value-type="float" office:value="197">
            <text:p>197</text:p>
          </table:table-cell>
          <table:table-cell table:formula="oooc:=ROUND(255*(-1*([win_0_1.AG13]+[diff_0_1.AG13])^2/4+([win_0_1.AG13]+[diff_0_1.AG13]))*(1-([diff_0_1.AG13]-[win_0_1.AG13])^2/([win_0_1.AG13]+[diff_0_1.AG13])^2);0)" office:value-type="float" office:value="233">
            <text:p>233</text:p>
          </table:table-cell>
          <table:table-cell table:formula="oooc:=ROUND(255*(-1*([win_0_1.AH13]+[diff_0_1.AH13])^2/4+([win_0_1.AH13]+[diff_0_1.AH13]))*(1-([diff_0_1.AH13]-[win_0_1.AH13])^2/([win_0_1.AH13]+[diff_0_1.AH13])^2);0)" office:value-type="float" office:value="222">
            <text:p>222</text:p>
          </table:table-cell>
          <table:table-cell table:formula="oooc:=ROUND(255*(-1*([win_0_1.AI13]+[diff_0_1.AI13])^2/4+([win_0_1.AI13]+[diff_0_1.AI13]))*(1-([diff_0_1.AI13]-[win_0_1.AI13])^2/([win_0_1.AI13]+[diff_0_1.AI13])^2);0)" office:value-type="float" office:value="0">
            <text:p>0</text:p>
          </table:table-cell>
          <table:table-cell table:formula="oooc:=ROUND(255*(-1*([win_0_1.AJ13]+[diff_0_1.AJ13])^2/4+([win_0_1.AJ13]+[diff_0_1.AJ13]))*(1-([diff_0_1.AJ13]-[win_0_1.AJ13])^2/([win_0_1.AJ13]+[diff_0_1.AJ13])^2);0)" office:value-type="float" office:value="210">
            <text:p>210</text:p>
          </table:table-cell>
          <table:table-cell table:formula="oooc:=ROUND(255*(-1*([win_0_1.AK13]+[diff_0_1.AK13])^2/4+([win_0_1.AK13]+[diff_0_1.AK13]))*(1-([diff_0_1.AK13]-[win_0_1.AK13])^2/([win_0_1.AK13]+[diff_0_1.AK13])^2);0)" office:value-type="float" office:value="219">
            <text:p>219</text:p>
          </table:table-cell>
          <table:table-cell table:formula="oooc:=ROUND(255*(-1*([win_0_1.AL13]+[diff_0_1.AL13])^2/4+([win_0_1.AL13]+[diff_0_1.AL13]))*(1-([diff_0_1.AL13]-[win_0_1.AL13])^2/([win_0_1.AL13]+[diff_0_1.AL13])^2);0)" office:value-type="float" office:value="241">
            <text:p>241</text:p>
          </table:table-cell>
          <table:table-cell table:formula="oooc:=ROUND(255*(-1*([win_0_1.AM13]+[diff_0_1.AM13])^2/4+([win_0_1.AM13]+[diff_0_1.AM13]))*(1-([diff_0_1.AM13]-[win_0_1.AM13])^2/([win_0_1.AM13]+[diff_0_1.AM13])^2);0)" office:value-type="float" office:value="244">
            <text:p>244</text:p>
          </table:table-cell>
          <table:table-cell table:formula="oooc:=ROUND(255*(-1*([win_0_1.AN13]+[diff_0_1.AN13])^2/4+([win_0_1.AN13]+[diff_0_1.AN13]))*(1-([diff_0_1.AN13]-[win_0_1.AN13])^2/([win_0_1.AN13]+[diff_0_1.AN13])^2);0)" office:value-type="float" office:value="214">
            <text:p>214</text:p>
          </table:table-cell>
          <table:table-cell table:formula="oooc:=ROUND(255*(-1*([win_0_1.AO13]+[diff_0_1.AO13])^2/4+([win_0_1.AO13]+[diff_0_1.AO13]))*(1-([diff_0_1.AO13]-[win_0_1.AO13])^2/([win_0_1.AO13]+[diff_0_1.AO13])^2);0)" office:value-type="float" office:value="169">
            <text:p>169</text:p>
          </table:table-cell>
          <table:table-cell table:formula="oooc:=ROUND(255*(-1*([win_0_1.AP13]+[diff_0_1.AP13])^2/4+([win_0_1.AP13]+[diff_0_1.AP13]))*(1-([diff_0_1.AP13]-[win_0_1.AP13])^2/([win_0_1.AP13]+[diff_0_1.AP13])^2);0)" office:value-type="float" office:value="214">
            <text:p>214</text:p>
          </table:table-cell>
          <table:table-cell table:formula="oooc:=ROUND(255*(-1*([win_0_1.AQ13]+[diff_0_1.AQ13])^2/4+([win_0_1.AQ13]+[diff_0_1.AQ13]))*(1-([diff_0_1.AQ13]-[win_0_1.AQ13])^2/([win_0_1.AQ13]+[diff_0_1.AQ13])^2);0)" office:value-type="float" office:value="216">
            <text:p>216</text:p>
          </table:table-cell>
          <table:table-cell table:formula="oooc:=ROUND(255*(-1*([win_0_1.AR13]+[diff_0_1.AR13])^2/4+([win_0_1.AR13]+[diff_0_1.AR13]))*(1-([diff_0_1.AR13]-[win_0_1.AR13])^2/([win_0_1.AR13]+[diff_0_1.AR13])^2);0)" office:value-type="float" office:value="188">
            <text:p>188</text:p>
          </table:table-cell>
          <table:table-cell table:formula="oooc:=ROUND(255*(-1*([win_0_1.AS13]+[diff_0_1.AS13])^2/4+([win_0_1.AS13]+[diff_0_1.AS13]))*(1-([diff_0_1.AS13]-[win_0_1.AS13])^2/([win_0_1.AS13]+[diff_0_1.AS13])^2);0)" office:value-type="float" office:value="141">
            <text:p>141</text:p>
          </table:table-cell>
          <table:table-cell table:formula="oooc:=ROUND(255*(-1*([win_0_1.AT13]+[diff_0_1.AT13])^2/4+([win_0_1.AT13]+[diff_0_1.AT13]))*(1-([diff_0_1.AT13]-[win_0_1.AT13])^2/([win_0_1.AT13]+[diff_0_1.AT13])^2);0)" office:value-type="float" office:value="119">
            <text:p>119</text:p>
          </table:table-cell>
          <table:table-cell table:formula="oooc:=ROUND(255*(-1*([win_0_1.AU13]+[diff_0_1.AU13])^2/4+([win_0_1.AU13]+[diff_0_1.AU13]))*(1-([diff_0_1.AU13]-[win_0_1.AU13])^2/([win_0_1.AU13]+[diff_0_1.AU13])^2);0)" office:value-type="float" office:value="243">
            <text:p>243</text:p>
          </table:table-cell>
          <table:table-cell table:formula="oooc:=ROUND(255*(-1*([win_0_1.AV13]+[diff_0_1.AV13])^2/4+([win_0_1.AV13]+[diff_0_1.AV13]))*(1-([diff_0_1.AV13]-[win_0_1.AV13])^2/([win_0_1.AV13]+[diff_0_1.AV13])^2);0)" office:value-type="float" office:value="204">
            <text:p>204</text:p>
          </table:table-cell>
          <table:table-cell table:formula="oooc:=ROUND(255*(-1*([win_0_1.AW13]+[diff_0_1.AW13])^2/4+([win_0_1.AW13]+[diff_0_1.AW13]))*(1-([diff_0_1.AW13]-[win_0_1.AW13])^2/([win_0_1.AW13]+[diff_0_1.AW13])^2);0)" office:value-type="float" office:value="249">
            <text:p>249</text:p>
          </table:table-cell>
          <table:table-cell table:formula="oooc:=ROUND(255*(-1*([win_0_1.AX13]+[diff_0_1.AX13])^2/4+([win_0_1.AX13]+[diff_0_1.AX13]))*(1-([diff_0_1.AX13]-[win_0_1.AX13])^2/([win_0_1.AX13]+[diff_0_1.AX13])^2);0)" office:value-type="float" office:value="173">
            <text:p>173</text:p>
          </table:table-cell>
          <table:table-cell table:number-columns-repeated="206"/>
        </table:table-row>
        <table:table-row table:style-name="ro1">
          <table:table-cell table:formula="oooc:=ROUND(255*(-1*([win_0_1.A14]+[diff_0_1.A14])^2/4+([win_0_1.A14]+[diff_0_1.A14]))*(1-([diff_0_1.A14]-[win_0_1.A14])^2/([win_0_1.A14]+[diff_0_1.A14])^2);0)" office:value-type="float" office:value="0">
            <text:p>0</text:p>
          </table:table-cell>
          <table:table-cell table:formula="oooc:=ROUND(255*(-1*([win_0_1.B14]+[diff_0_1.B14])^2/4+([win_0_1.B14]+[diff_0_1.B14]))*(1-([diff_0_1.B14]-[win_0_1.B14])^2/([win_0_1.B14]+[diff_0_1.B14])^2);0)" office:value-type="float" office:value="0">
            <text:p>0</text:p>
          </table:table-cell>
          <table:table-cell table:formula="oooc:=ROUND(255*(-1*([win_0_1.C14]+[diff_0_1.C14])^2/4+([win_0_1.C14]+[diff_0_1.C14]))*(1-([diff_0_1.C14]-[win_0_1.C14])^2/([win_0_1.C14]+[diff_0_1.C14])^2);0)" office:value-type="float" office:value="0">
            <text:p>0</text:p>
          </table:table-cell>
          <table:table-cell table:formula="oooc:=ROUND(255*(-1*([win_0_1.D14]+[diff_0_1.D14])^2/4+([win_0_1.D14]+[diff_0_1.D14]))*(1-([diff_0_1.D14]-[win_0_1.D14])^2/([win_0_1.D14]+[diff_0_1.D14])^2);0)" office:value-type="float" office:value="0">
            <text:p>0</text:p>
          </table:table-cell>
          <table:table-cell table:formula="oooc:=ROUND(255*(-1*([win_0_1.E14]+[diff_0_1.E14])^2/4+([win_0_1.E14]+[diff_0_1.E14]))*(1-([diff_0_1.E14]-[win_0_1.E14])^2/([win_0_1.E14]+[diff_0_1.E14])^2);0)" office:value-type="float" office:value="0">
            <text:p>0</text:p>
          </table:table-cell>
          <table:table-cell table:formula="oooc:=ROUND(255*(-1*([win_0_1.F14]+[diff_0_1.F14])^2/4+([win_0_1.F14]+[diff_0_1.F14]))*(1-([diff_0_1.F14]-[win_0_1.F14])^2/([win_0_1.F14]+[diff_0_1.F14])^2);0)" office:value-type="float" office:value="0">
            <text:p>0</text:p>
          </table:table-cell>
          <table:table-cell table:formula="oooc:=ROUND(255*(-1*([win_0_1.G14]+[diff_0_1.G14])^2/4+([win_0_1.G14]+[diff_0_1.G14]))*(1-([diff_0_1.G14]-[win_0_1.G14])^2/([win_0_1.G14]+[diff_0_1.G14])^2);0)" office:value-type="float" office:value="1">
            <text:p>1</text:p>
          </table:table-cell>
          <table:table-cell table:formula="oooc:=ROUND(255*(-1*([win_0_1.H14]+[diff_0_1.H14])^2/4+([win_0_1.H14]+[diff_0_1.H14]))*(1-([diff_0_1.H14]-[win_0_1.H14])^2/([win_0_1.H14]+[diff_0_1.H14])^2);0)" office:value-type="float" office:value="0">
            <text:p>0</text:p>
          </table:table-cell>
          <table:table-cell table:formula="oooc:=ROUND(255*(-1*([win_0_1.I14]+[diff_0_1.I14])^2/4+([win_0_1.I14]+[diff_0_1.I14]))*(1-([diff_0_1.I14]-[win_0_1.I14])^2/([win_0_1.I14]+[diff_0_1.I14])^2);0)" office:value-type="float" office:value="1">
            <text:p>1</text:p>
          </table:table-cell>
          <table:table-cell table:formula="oooc:=ROUND(255*(-1*([win_0_1.J14]+[diff_0_1.J14])^2/4+([win_0_1.J14]+[diff_0_1.J14]))*(1-([diff_0_1.J14]-[win_0_1.J14])^2/([win_0_1.J14]+[diff_0_1.J14])^2);0)" office:value-type="float" office:value="0">
            <text:p>0</text:p>
          </table:table-cell>
          <table:table-cell table:formula="oooc:=ROUND(255*(-1*([win_0_1.K14]+[diff_0_1.K14])^2/4+([win_0_1.K14]+[diff_0_1.K14]))*(1-([diff_0_1.K14]-[win_0_1.K14])^2/([win_0_1.K14]+[diff_0_1.K14])^2);0)" office:value-type="float" office:value="1">
            <text:p>1</text:p>
          </table:table-cell>
          <table:table-cell table:formula="oooc:=ROUND(255*(-1*([win_0_1.L14]+[diff_0_1.L14])^2/4+([win_0_1.L14]+[diff_0_1.L14]))*(1-([diff_0_1.L14]-[win_0_1.L14])^2/([win_0_1.L14]+[diff_0_1.L14])^2);0)" office:value-type="float" office:value="1">
            <text:p>1</text:p>
          </table:table-cell>
          <table:table-cell table:formula="oooc:=ROUND(255*(-1*([win_0_1.M14]+[diff_0_1.M14])^2/4+([win_0_1.M14]+[diff_0_1.M14]))*(1-([diff_0_1.M14]-[win_0_1.M14])^2/([win_0_1.M14]+[diff_0_1.M14])^2);0)" office:value-type="float" office:value="3">
            <text:p>3</text:p>
          </table:table-cell>
          <table:table-cell table:formula="oooc:=ROUND(255*(-1*([win_0_1.N14]+[diff_0_1.N14])^2/4+([win_0_1.N14]+[diff_0_1.N14]))*(1-([diff_0_1.N14]-[win_0_1.N14])^2/([win_0_1.N14]+[diff_0_1.N14])^2);0)" office:value-type="float" office:value="10">
            <text:p>10</text:p>
          </table:table-cell>
          <table:table-cell table:formula="oooc:=ROUND(255*(-1*([win_0_1.O14]+[diff_0_1.O14])^2/4+([win_0_1.O14]+[diff_0_1.O14]))*(1-([diff_0_1.O14]-[win_0_1.O14])^2/([win_0_1.O14]+[diff_0_1.O14])^2);0)" office:value-type="float" office:value="3">
            <text:p>3</text:p>
          </table:table-cell>
          <table:table-cell table:formula="oooc:=ROUND(255*(-1*([win_0_1.P14]+[diff_0_1.P14])^2/4+([win_0_1.P14]+[diff_0_1.P14]))*(1-([diff_0_1.P14]-[win_0_1.P14])^2/([win_0_1.P14]+[diff_0_1.P14])^2);0)" office:value-type="float" office:value="13">
            <text:p>13</text:p>
          </table:table-cell>
          <table:table-cell table:formula="oooc:=ROUND(255*(-1*([win_0_1.Q14]+[diff_0_1.Q14])^2/4+([win_0_1.Q14]+[diff_0_1.Q14]))*(1-([diff_0_1.Q14]-[win_0_1.Q14])^2/([win_0_1.Q14]+[diff_0_1.Q14])^2);0)" office:value-type="float" office:value="16">
            <text:p>16</text:p>
          </table:table-cell>
          <table:table-cell table:formula="oooc:=ROUND(255*(-1*([win_0_1.R14]+[diff_0_1.R14])^2/4+([win_0_1.R14]+[diff_0_1.R14]))*(1-([diff_0_1.R14]-[win_0_1.R14])^2/([win_0_1.R14]+[diff_0_1.R14])^2);0)" office:value-type="float" office:value="9">
            <text:p>9</text:p>
          </table:table-cell>
          <table:table-cell table:formula="oooc:=ROUND(255*(-1*([win_0_1.S14]+[diff_0_1.S14])^2/4+([win_0_1.S14]+[diff_0_1.S14]))*(1-([diff_0_1.S14]-[win_0_1.S14])^2/([win_0_1.S14]+[diff_0_1.S14])^2);0)" office:value-type="float" office:value="7">
            <text:p>7</text:p>
          </table:table-cell>
          <table:table-cell table:formula="oooc:=ROUND(255*(-1*([win_0_1.T14]+[diff_0_1.T14])^2/4+([win_0_1.T14]+[diff_0_1.T14]))*(1-([diff_0_1.T14]-[win_0_1.T14])^2/([win_0_1.T14]+[diff_0_1.T14])^2);0)" office:value-type="float" office:value="14">
            <text:p>14</text:p>
          </table:table-cell>
          <table:table-cell table:formula="oooc:=ROUND(255*(-1*([win_0_1.U14]+[diff_0_1.U14])^2/4+([win_0_1.U14]+[diff_0_1.U14]))*(1-([diff_0_1.U14]-[win_0_1.U14])^2/([win_0_1.U14]+[diff_0_1.U14])^2);0)" office:value-type="float" office:value="12">
            <text:p>12</text:p>
          </table:table-cell>
          <table:table-cell table:formula="oooc:=ROUND(255*(-1*([win_0_1.V14]+[diff_0_1.V14])^2/4+([win_0_1.V14]+[diff_0_1.V14]))*(1-([diff_0_1.V14]-[win_0_1.V14])^2/([win_0_1.V14]+[diff_0_1.V14])^2);0)" office:value-type="float" office:value="22">
            <text:p>22</text:p>
          </table:table-cell>
          <table:table-cell table:formula="oooc:=ROUND(255*(-1*([win_0_1.W14]+[diff_0_1.W14])^2/4+([win_0_1.W14]+[diff_0_1.W14]))*(1-([diff_0_1.W14]-[win_0_1.W14])^2/([win_0_1.W14]+[diff_0_1.W14])^2);0)" office:value-type="float" office:value="24">
            <text:p>24</text:p>
          </table:table-cell>
          <table:table-cell table:formula="oooc:=ROUND(255*(-1*([win_0_1.X14]+[diff_0_1.X14])^2/4+([win_0_1.X14]+[diff_0_1.X14]))*(1-([diff_0_1.X14]-[win_0_1.X14])^2/([win_0_1.X14]+[diff_0_1.X14])^2);0)" office:value-type="float" office:value="74">
            <text:p>74</text:p>
          </table:table-cell>
          <table:table-cell table:formula="oooc:=ROUND(255*(-1*([win_0_1.Y14]+[diff_0_1.Y14])^2/4+([win_0_1.Y14]+[diff_0_1.Y14]))*(1-([diff_0_1.Y14]-[win_0_1.Y14])^2/([win_0_1.Y14]+[diff_0_1.Y14])^2);0)" office:value-type="float" office:value="172">
            <text:p>172</text:p>
          </table:table-cell>
          <table:table-cell table:formula="oooc:=ROUND(255*(-1*([win_0_1.Z14]+[diff_0_1.Z14])^2/4+([win_0_1.Z14]+[diff_0_1.Z14]))*(1-([diff_0_1.Z14]-[win_0_1.Z14])^2/([win_0_1.Z14]+[diff_0_1.Z14])^2);0)" office:value-type="float" office:value="128">
            <text:p>128</text:p>
          </table:table-cell>
          <table:table-cell table:formula="oooc:=ROUND(255*(-1*([win_0_1.AA14]+[diff_0_1.AA14])^2/4+([win_0_1.AA14]+[diff_0_1.AA14]))*(1-([diff_0_1.AA14]-[win_0_1.AA14])^2/([win_0_1.AA14]+[diff_0_1.AA14])^2);0)" office:value-type="float" office:value="188">
            <text:p>188</text:p>
          </table:table-cell>
          <table:table-cell table:formula="oooc:=ROUND(255*(-1*([win_0_1.AB14]+[diff_0_1.AB14])^2/4+([win_0_1.AB14]+[diff_0_1.AB14]))*(1-([diff_0_1.AB14]-[win_0_1.AB14])^2/([win_0_1.AB14]+[diff_0_1.AB14])^2);0)" office:value-type="float" office:value="194">
            <text:p>194</text:p>
          </table:table-cell>
          <table:table-cell table:formula="oooc:=ROUND(255*(-1*([win_0_1.AC14]+[diff_0_1.AC14])^2/4+([win_0_1.AC14]+[diff_0_1.AC14]))*(1-([diff_0_1.AC14]-[win_0_1.AC14])^2/([win_0_1.AC14]+[diff_0_1.AC14])^2);0)" office:value-type="float" office:value="144">
            <text:p>144</text:p>
          </table:table-cell>
          <table:table-cell table:formula="oooc:=ROUND(255*(-1*([win_0_1.AD14]+[diff_0_1.AD14])^2/4+([win_0_1.AD14]+[diff_0_1.AD14]))*(1-([diff_0_1.AD14]-[win_0_1.AD14])^2/([win_0_1.AD14]+[diff_0_1.AD14])^2);0)" office:value-type="float" office:value="138">
            <text:p>138</text:p>
          </table:table-cell>
          <table:table-cell table:formula="oooc:=ROUND(255*(-1*([win_0_1.AE14]+[diff_0_1.AE14])^2/4+([win_0_1.AE14]+[diff_0_1.AE14]))*(1-([diff_0_1.AE14]-[win_0_1.AE14])^2/([win_0_1.AE14]+[diff_0_1.AE14])^2);0)" office:value-type="float" office:value="206">
            <text:p>206</text:p>
          </table:table-cell>
          <table:table-cell table:formula="oooc:=ROUND(255*(-1*([win_0_1.AF14]+[diff_0_1.AF14])^2/4+([win_0_1.AF14]+[diff_0_1.AF14]))*(1-([diff_0_1.AF14]-[win_0_1.AF14])^2/([win_0_1.AF14]+[diff_0_1.AF14])^2);0)" office:value-type="float" office:value="199">
            <text:p>199</text:p>
          </table:table-cell>
          <table:table-cell table:formula="oooc:=ROUND(255*(-1*([win_0_1.AG14]+[diff_0_1.AG14])^2/4+([win_0_1.AG14]+[diff_0_1.AG14]))*(1-([diff_0_1.AG14]-[win_0_1.AG14])^2/([win_0_1.AG14]+[diff_0_1.AG14])^2);0)" office:value-type="float" office:value="228">
            <text:p>228</text:p>
          </table:table-cell>
          <table:table-cell table:formula="oooc:=ROUND(255*(-1*([win_0_1.AH14]+[diff_0_1.AH14])^2/4+([win_0_1.AH14]+[diff_0_1.AH14]))*(1-([diff_0_1.AH14]-[win_0_1.AH14])^2/([win_0_1.AH14]+[diff_0_1.AH14])^2);0)" office:value-type="float" office:value="226">
            <text:p>226</text:p>
          </table:table-cell>
          <table:table-cell table:formula="oooc:=ROUND(255*(-1*([win_0_1.AI14]+[diff_0_1.AI14])^2/4+([win_0_1.AI14]+[diff_0_1.AI14]))*(1-([diff_0_1.AI14]-[win_0_1.AI14])^2/([win_0_1.AI14]+[diff_0_1.AI14])^2);0)" office:value-type="float" office:value="0">
            <text:p>0</text:p>
          </table:table-cell>
          <table:table-cell table:formula="oooc:=ROUND(255*(-1*([win_0_1.AJ14]+[diff_0_1.AJ14])^2/4+([win_0_1.AJ14]+[diff_0_1.AJ14]))*(1-([diff_0_1.AJ14]-[win_0_1.AJ14])^2/([win_0_1.AJ14]+[diff_0_1.AJ14])^2);0)" office:value-type="float" office:value="176">
            <text:p>176</text:p>
          </table:table-cell>
          <table:table-cell table:formula="oooc:=ROUND(255*(-1*([win_0_1.AK14]+[diff_0_1.AK14])^2/4+([win_0_1.AK14]+[diff_0_1.AK14]))*(1-([diff_0_1.AK14]-[win_0_1.AK14])^2/([win_0_1.AK14]+[diff_0_1.AK14])^2);0)" office:value-type="float" office:value="211">
            <text:p>211</text:p>
          </table:table-cell>
          <table:table-cell table:formula="oooc:=ROUND(255*(-1*([win_0_1.AL14]+[diff_0_1.AL14])^2/4+([win_0_1.AL14]+[diff_0_1.AL14]))*(1-([diff_0_1.AL14]-[win_0_1.AL14])^2/([win_0_1.AL14]+[diff_0_1.AL14])^2);0)" office:value-type="float" office:value="222">
            <text:p>222</text:p>
          </table:table-cell>
          <table:table-cell table:formula="oooc:=ROUND(255*(-1*([win_0_1.AM14]+[diff_0_1.AM14])^2/4+([win_0_1.AM14]+[diff_0_1.AM14]))*(1-([diff_0_1.AM14]-[win_0_1.AM14])^2/([win_0_1.AM14]+[diff_0_1.AM14])^2);0)" office:value-type="float" office:value="245">
            <text:p>245</text:p>
          </table:table-cell>
          <table:table-cell table:formula="oooc:=ROUND(255*(-1*([win_0_1.AN14]+[diff_0_1.AN14])^2/4+([win_0_1.AN14]+[diff_0_1.AN14]))*(1-([diff_0_1.AN14]-[win_0_1.AN14])^2/([win_0_1.AN14]+[diff_0_1.AN14])^2);0)" office:value-type="float" office:value="217">
            <text:p>217</text:p>
          </table:table-cell>
          <table:table-cell table:formula="oooc:=ROUND(255*(-1*([win_0_1.AO14]+[diff_0_1.AO14])^2/4+([win_0_1.AO14]+[diff_0_1.AO14]))*(1-([diff_0_1.AO14]-[win_0_1.AO14])^2/([win_0_1.AO14]+[diff_0_1.AO14])^2);0)" office:value-type="float" office:value="205">
            <text:p>205</text:p>
          </table:table-cell>
          <table:table-cell table:formula="oooc:=ROUND(255*(-1*([win_0_1.AP14]+[diff_0_1.AP14])^2/4+([win_0_1.AP14]+[diff_0_1.AP14]))*(1-([diff_0_1.AP14]-[win_0_1.AP14])^2/([win_0_1.AP14]+[diff_0_1.AP14])^2);0)" office:value-type="float" office:value="193">
            <text:p>193</text:p>
          </table:table-cell>
          <table:table-cell table:formula="oooc:=ROUND(255*(-1*([win_0_1.AQ14]+[diff_0_1.AQ14])^2/4+([win_0_1.AQ14]+[diff_0_1.AQ14]))*(1-([diff_0_1.AQ14]-[win_0_1.AQ14])^2/([win_0_1.AQ14]+[diff_0_1.AQ14])^2);0)" office:value-type="float" office:value="222">
            <text:p>222</text:p>
          </table:table-cell>
          <table:table-cell table:formula="oooc:=ROUND(255*(-1*([win_0_1.AR14]+[diff_0_1.AR14])^2/4+([win_0_1.AR14]+[diff_0_1.AR14]))*(1-([diff_0_1.AR14]-[win_0_1.AR14])^2/([win_0_1.AR14]+[diff_0_1.AR14])^2);0)" office:value-type="float" office:value="209">
            <text:p>209</text:p>
          </table:table-cell>
          <table:table-cell table:formula="oooc:=ROUND(255*(-1*([win_0_1.AS14]+[diff_0_1.AS14])^2/4+([win_0_1.AS14]+[diff_0_1.AS14]))*(1-([diff_0_1.AS14]-[win_0_1.AS14])^2/([win_0_1.AS14]+[diff_0_1.AS14])^2);0)" office:value-type="float" office:value="185">
            <text:p>185</text:p>
          </table:table-cell>
          <table:table-cell table:formula="oooc:=ROUND(255*(-1*([win_0_1.AT14]+[diff_0_1.AT14])^2/4+([win_0_1.AT14]+[diff_0_1.AT14]))*(1-([diff_0_1.AT14]-[win_0_1.AT14])^2/([win_0_1.AT14]+[diff_0_1.AT14])^2);0)" office:value-type="float" office:value="127">
            <text:p>127</text:p>
          </table:table-cell>
          <table:table-cell table:formula="oooc:=ROUND(255*(-1*([win_0_1.AU14]+[diff_0_1.AU14])^2/4+([win_0_1.AU14]+[diff_0_1.AU14]))*(1-([diff_0_1.AU14]-[win_0_1.AU14])^2/([win_0_1.AU14]+[diff_0_1.AU14])^2);0)" office:value-type="float" office:value="252">
            <text:p>252</text:p>
          </table:table-cell>
          <table:table-cell table:formula="oooc:=ROUND(255*(-1*([win_0_1.AV14]+[diff_0_1.AV14])^2/4+([win_0_1.AV14]+[diff_0_1.AV14]))*(1-([diff_0_1.AV14]-[win_0_1.AV14])^2/([win_0_1.AV14]+[diff_0_1.AV14])^2);0)" office:value-type="float" office:value="217">
            <text:p>217</text:p>
          </table:table-cell>
          <table:table-cell table:formula="oooc:=ROUND(255*(-1*([win_0_1.AW14]+[diff_0_1.AW14])^2/4+([win_0_1.AW14]+[diff_0_1.AW14]))*(1-([diff_0_1.AW14]-[win_0_1.AW14])^2/([win_0_1.AW14]+[diff_0_1.AW14])^2);0)" office:value-type="float" office:value="240">
            <text:p>240</text:p>
          </table:table-cell>
          <table:table-cell table:formula="oooc:=ROUND(255*(-1*([win_0_1.AX14]+[diff_0_1.AX14])^2/4+([win_0_1.AX14]+[diff_0_1.AX14]))*(1-([diff_0_1.AX14]-[win_0_1.AX14])^2/([win_0_1.AX14]+[diff_0_1.AX14])^2);0)" office:value-type="float" office:value="193">
            <text:p>193</text:p>
          </table:table-cell>
          <table:table-cell table:number-columns-repeated="206"/>
        </table:table-row>
        <table:table-row table:style-name="ro1">
          <table:table-cell table:formula="oooc:=ROUND(255*(-1*([win_0_1.A15]+[diff_0_1.A15])^2/4+([win_0_1.A15]+[diff_0_1.A15]))*(1-([diff_0_1.A15]-[win_0_1.A15])^2/([win_0_1.A15]+[diff_0_1.A15])^2);0)" office:value-type="float" office:value="0">
            <text:p>0</text:p>
          </table:table-cell>
          <table:table-cell table:formula="oooc:=ROUND(255*(-1*([win_0_1.B15]+[diff_0_1.B15])^2/4+([win_0_1.B15]+[diff_0_1.B15]))*(1-([diff_0_1.B15]-[win_0_1.B15])^2/([win_0_1.B15]+[diff_0_1.B15])^2);0)" office:value-type="float" office:value="0">
            <text:p>0</text:p>
          </table:table-cell>
          <table:table-cell table:formula="oooc:=ROUND(255*(-1*([win_0_1.C15]+[diff_0_1.C15])^2/4+([win_0_1.C15]+[diff_0_1.C15]))*(1-([diff_0_1.C15]-[win_0_1.C15])^2/([win_0_1.C15]+[diff_0_1.C15])^2);0)" office:value-type="float" office:value="0">
            <text:p>0</text:p>
          </table:table-cell>
          <table:table-cell table:formula="oooc:=ROUND(255*(-1*([win_0_1.D15]+[diff_0_1.D15])^2/4+([win_0_1.D15]+[diff_0_1.D15]))*(1-([diff_0_1.D15]-[win_0_1.D15])^2/([win_0_1.D15]+[diff_0_1.D15])^2);0)" office:value-type="float" office:value="0">
            <text:p>0</text:p>
          </table:table-cell>
          <table:table-cell table:formula="oooc:=ROUND(255*(-1*([win_0_1.E15]+[diff_0_1.E15])^2/4+([win_0_1.E15]+[diff_0_1.E15]))*(1-([diff_0_1.E15]-[win_0_1.E15])^2/([win_0_1.E15]+[diff_0_1.E15])^2);0)" office:value-type="float" office:value="0">
            <text:p>0</text:p>
          </table:table-cell>
          <table:table-cell table:formula="oooc:=ROUND(255*(-1*([win_0_1.F15]+[diff_0_1.F15])^2/4+([win_0_1.F15]+[diff_0_1.F15]))*(1-([diff_0_1.F15]-[win_0_1.F15])^2/([win_0_1.F15]+[diff_0_1.F15])^2);0)" office:value-type="float" office:value="0">
            <text:p>0</text:p>
          </table:table-cell>
          <table:table-cell table:formula="oooc:=ROUND(255*(-1*([win_0_1.G15]+[diff_0_1.G15])^2/4+([win_0_1.G15]+[diff_0_1.G15]))*(1-([diff_0_1.G15]-[win_0_1.G15])^2/([win_0_1.G15]+[diff_0_1.G15])^2);0)" office:value-type="float" office:value="1">
            <text:p>1</text:p>
          </table:table-cell>
          <table:table-cell table:formula="oooc:=ROUND(255*(-1*([win_0_1.H15]+[diff_0_1.H15])^2/4+([win_0_1.H15]+[diff_0_1.H15]))*(1-([diff_0_1.H15]-[win_0_1.H15])^2/([win_0_1.H15]+[diff_0_1.H15])^2);0)" office:value-type="float" office:value="0">
            <text:p>0</text:p>
          </table:table-cell>
          <table:table-cell table:formula="oooc:=ROUND(255*(-1*([win_0_1.I15]+[diff_0_1.I15])^2/4+([win_0_1.I15]+[diff_0_1.I15]))*(1-([diff_0_1.I15]-[win_0_1.I15])^2/([win_0_1.I15]+[diff_0_1.I15])^2);0)" office:value-type="float" office:value="0">
            <text:p>0</text:p>
          </table:table-cell>
          <table:table-cell table:formula="oooc:=ROUND(255*(-1*([win_0_1.J15]+[diff_0_1.J15])^2/4+([win_0_1.J15]+[diff_0_1.J15]))*(1-([diff_0_1.J15]-[win_0_1.J15])^2/([win_0_1.J15]+[diff_0_1.J15])^2);0)" office:value-type="float" office:value="0">
            <text:p>0</text:p>
          </table:table-cell>
          <table:table-cell table:formula="oooc:=ROUND(255*(-1*([win_0_1.K15]+[diff_0_1.K15])^2/4+([win_0_1.K15]+[diff_0_1.K15]))*(1-([diff_0_1.K15]-[win_0_1.K15])^2/([win_0_1.K15]+[diff_0_1.K15])^2);0)" office:value-type="float" office:value="2">
            <text:p>2</text:p>
          </table:table-cell>
          <table:table-cell table:formula="oooc:=ROUND(255*(-1*([win_0_1.L15]+[diff_0_1.L15])^2/4+([win_0_1.L15]+[diff_0_1.L15]))*(1-([diff_0_1.L15]-[win_0_1.L15])^2/([win_0_1.L15]+[diff_0_1.L15])^2);0)" office:value-type="float" office:value="0">
            <text:p>0</text:p>
          </table:table-cell>
          <table:table-cell table:formula="oooc:=ROUND(255*(-1*([win_0_1.M15]+[diff_0_1.M15])^2/4+([win_0_1.M15]+[diff_0_1.M15]))*(1-([diff_0_1.M15]-[win_0_1.M15])^2/([win_0_1.M15]+[diff_0_1.M15])^2);0)" office:value-type="float" office:value="1">
            <text:p>1</text:p>
          </table:table-cell>
          <table:table-cell table:formula="oooc:=ROUND(255*(-1*([win_0_1.N15]+[diff_0_1.N15])^2/4+([win_0_1.N15]+[diff_0_1.N15]))*(1-([diff_0_1.N15]-[win_0_1.N15])^2/([win_0_1.N15]+[diff_0_1.N15])^2);0)" office:value-type="float" office:value="9">
            <text:p>9</text:p>
          </table:table-cell>
          <table:table-cell table:formula="oooc:=ROUND(255*(-1*([win_0_1.O15]+[diff_0_1.O15])^2/4+([win_0_1.O15]+[diff_0_1.O15]))*(1-([diff_0_1.O15]-[win_0_1.O15])^2/([win_0_1.O15]+[diff_0_1.O15])^2);0)" office:value-type="float" office:value="2">
            <text:p>2</text:p>
          </table:table-cell>
          <table:table-cell table:formula="oooc:=ROUND(255*(-1*([win_0_1.P15]+[diff_0_1.P15])^2/4+([win_0_1.P15]+[diff_0_1.P15]))*(1-([diff_0_1.P15]-[win_0_1.P15])^2/([win_0_1.P15]+[diff_0_1.P15])^2);0)" office:value-type="float" office:value="17">
            <text:p>17</text:p>
          </table:table-cell>
          <table:table-cell table:formula="oooc:=ROUND(255*(-1*([win_0_1.Q15]+[diff_0_1.Q15])^2/4+([win_0_1.Q15]+[diff_0_1.Q15]))*(1-([diff_0_1.Q15]-[win_0_1.Q15])^2/([win_0_1.Q15]+[diff_0_1.Q15])^2);0)" office:value-type="float" office:value="11">
            <text:p>11</text:p>
          </table:table-cell>
          <table:table-cell table:formula="oooc:=ROUND(255*(-1*([win_0_1.R15]+[diff_0_1.R15])^2/4+([win_0_1.R15]+[diff_0_1.R15]))*(1-([diff_0_1.R15]-[win_0_1.R15])^2/([win_0_1.R15]+[diff_0_1.R15])^2);0)" office:value-type="float" office:value="4">
            <text:p>4</text:p>
          </table:table-cell>
          <table:table-cell table:formula="oooc:=ROUND(255*(-1*([win_0_1.S15]+[diff_0_1.S15])^2/4+([win_0_1.S15]+[diff_0_1.S15]))*(1-([diff_0_1.S15]-[win_0_1.S15])^2/([win_0_1.S15]+[diff_0_1.S15])^2);0)" office:value-type="float" office:value="8">
            <text:p>8</text:p>
          </table:table-cell>
          <table:table-cell table:formula="oooc:=ROUND(255*(-1*([win_0_1.T15]+[diff_0_1.T15])^2/4+([win_0_1.T15]+[diff_0_1.T15]))*(1-([diff_0_1.T15]-[win_0_1.T15])^2/([win_0_1.T15]+[diff_0_1.T15])^2);0)" office:value-type="float" office:value="9">
            <text:p>9</text:p>
          </table:table-cell>
          <table:table-cell table:formula="oooc:=ROUND(255*(-1*([win_0_1.U15]+[diff_0_1.U15])^2/4+([win_0_1.U15]+[diff_0_1.U15]))*(1-([diff_0_1.U15]-[win_0_1.U15])^2/([win_0_1.U15]+[diff_0_1.U15])^2);0)" office:value-type="float" office:value="8">
            <text:p>8</text:p>
          </table:table-cell>
          <table:table-cell table:formula="oooc:=ROUND(255*(-1*([win_0_1.V15]+[diff_0_1.V15])^2/4+([win_0_1.V15]+[diff_0_1.V15]))*(1-([diff_0_1.V15]-[win_0_1.V15])^2/([win_0_1.V15]+[diff_0_1.V15])^2);0)" office:value-type="float" office:value="14">
            <text:p>14</text:p>
          </table:table-cell>
          <table:table-cell table:formula="oooc:=ROUND(255*(-1*([win_0_1.W15]+[diff_0_1.W15])^2/4+([win_0_1.W15]+[diff_0_1.W15]))*(1-([diff_0_1.W15]-[win_0_1.W15])^2/([win_0_1.W15]+[diff_0_1.W15])^2);0)" office:value-type="float" office:value="20">
            <text:p>20</text:p>
          </table:table-cell>
          <table:table-cell table:formula="oooc:=ROUND(255*(-1*([win_0_1.X15]+[diff_0_1.X15])^2/4+([win_0_1.X15]+[diff_0_1.X15]))*(1-([diff_0_1.X15]-[win_0_1.X15])^2/([win_0_1.X15]+[diff_0_1.X15])^2);0)" office:value-type="float" office:value="60">
            <text:p>60</text:p>
          </table:table-cell>
          <table:table-cell table:formula="oooc:=ROUND(255*(-1*([win_0_1.Y15]+[diff_0_1.Y15])^2/4+([win_0_1.Y15]+[diff_0_1.Y15]))*(1-([diff_0_1.Y15]-[win_0_1.Y15])^2/([win_0_1.Y15]+[diff_0_1.Y15])^2);0)" office:value-type="float" office:value="155">
            <text:p>155</text:p>
          </table:table-cell>
          <table:table-cell table:formula="oooc:=ROUND(255*(-1*([win_0_1.Z15]+[diff_0_1.Z15])^2/4+([win_0_1.Z15]+[diff_0_1.Z15]))*(1-([diff_0_1.Z15]-[win_0_1.Z15])^2/([win_0_1.Z15]+[diff_0_1.Z15])^2);0)" office:value-type="float" office:value="133">
            <text:p>133</text:p>
          </table:table-cell>
          <table:table-cell table:formula="oooc:=ROUND(255*(-1*([win_0_1.AA15]+[diff_0_1.AA15])^2/4+([win_0_1.AA15]+[diff_0_1.AA15]))*(1-([diff_0_1.AA15]-[win_0_1.AA15])^2/([win_0_1.AA15]+[diff_0_1.AA15])^2);0)" office:value-type="float" office:value="47">
            <text:p>47</text:p>
          </table:table-cell>
          <table:table-cell table:formula="oooc:=ROUND(255*(-1*([win_0_1.AB15]+[diff_0_1.AB15])^2/4+([win_0_1.AB15]+[diff_0_1.AB15]))*(1-([diff_0_1.AB15]-[win_0_1.AB15])^2/([win_0_1.AB15]+[diff_0_1.AB15])^2);0)" office:value-type="float" office:value="127">
            <text:p>127</text:p>
          </table:table-cell>
          <table:table-cell table:formula="oooc:=ROUND(255*(-1*([win_0_1.AC15]+[diff_0_1.AC15])^2/4+([win_0_1.AC15]+[diff_0_1.AC15]))*(1-([diff_0_1.AC15]-[win_0_1.AC15])^2/([win_0_1.AC15]+[diff_0_1.AC15])^2);0)" office:value-type="float" office:value="113">
            <text:p>113</text:p>
          </table:table-cell>
          <table:table-cell table:formula="oooc:=ROUND(255*(-1*([win_0_1.AD15]+[diff_0_1.AD15])^2/4+([win_0_1.AD15]+[diff_0_1.AD15]))*(1-([diff_0_1.AD15]-[win_0_1.AD15])^2/([win_0_1.AD15]+[diff_0_1.AD15])^2);0)" office:value-type="float" office:value="162">
            <text:p>162</text:p>
          </table:table-cell>
          <table:table-cell table:formula="oooc:=ROUND(255*(-1*([win_0_1.AE15]+[diff_0_1.AE15])^2/4+([win_0_1.AE15]+[diff_0_1.AE15]))*(1-([diff_0_1.AE15]-[win_0_1.AE15])^2/([win_0_1.AE15]+[diff_0_1.AE15])^2);0)" office:value-type="float" office:value="221">
            <text:p>221</text:p>
          </table:table-cell>
          <table:table-cell table:formula="oooc:=ROUND(255*(-1*([win_0_1.AF15]+[diff_0_1.AF15])^2/4+([win_0_1.AF15]+[diff_0_1.AF15]))*(1-([diff_0_1.AF15]-[win_0_1.AF15])^2/([win_0_1.AF15]+[diff_0_1.AF15])^2);0)" office:value-type="float" office:value="0">
            <text:p>0</text:p>
          </table:table-cell>
          <table:table-cell table:formula="oooc:=ROUND(255*(-1*([win_0_1.AG15]+[diff_0_1.AG15])^2/4+([win_0_1.AG15]+[diff_0_1.AG15]))*(1-([diff_0_1.AG15]-[win_0_1.AG15])^2/([win_0_1.AG15]+[diff_0_1.AG15])^2);0)" office:value-type="float" office:value="220">
            <text:p>220</text:p>
          </table:table-cell>
          <table:table-cell table:formula="oooc:=ROUND(255*(-1*([win_0_1.AH15]+[diff_0_1.AH15])^2/4+([win_0_1.AH15]+[diff_0_1.AH15]))*(1-([diff_0_1.AH15]-[win_0_1.AH15])^2/([win_0_1.AH15]+[diff_0_1.AH15])^2);0)" office:value-type="float" office:value="236">
            <text:p>236</text:p>
          </table:table-cell>
          <table:table-cell table:formula="oooc:=ROUND(255*(-1*([win_0_1.AI15]+[diff_0_1.AI15])^2/4+([win_0_1.AI15]+[diff_0_1.AI15]))*(1-([diff_0_1.AI15]-[win_0_1.AI15])^2/([win_0_1.AI15]+[diff_0_1.AI15])^2);0)" office:value-type="float" office:value="34">
            <text:p>34</text:p>
          </table:table-cell>
          <table:table-cell table:formula="oooc:=ROUND(255*(-1*([win_0_1.AJ15]+[diff_0_1.AJ15])^2/4+([win_0_1.AJ15]+[diff_0_1.AJ15]))*(1-([diff_0_1.AJ15]-[win_0_1.AJ15])^2/([win_0_1.AJ15]+[diff_0_1.AJ15])^2);0)" office:value-type="float" office:value="80">
            <text:p>80</text:p>
          </table:table-cell>
          <table:table-cell table:formula="oooc:=ROUND(255*(-1*([win_0_1.AK15]+[diff_0_1.AK15])^2/4+([win_0_1.AK15]+[diff_0_1.AK15]))*(1-([diff_0_1.AK15]-[win_0_1.AK15])^2/([win_0_1.AK15]+[diff_0_1.AK15])^2);0)" office:value-type="float" office:value="223">
            <text:p>223</text:p>
          </table:table-cell>
          <table:table-cell table:formula="oooc:=ROUND(255*(-1*([win_0_1.AL15]+[diff_0_1.AL15])^2/4+([win_0_1.AL15]+[diff_0_1.AL15]))*(1-([diff_0_1.AL15]-[win_0_1.AL15])^2/([win_0_1.AL15]+[diff_0_1.AL15])^2);0)" office:value-type="float" office:value="208">
            <text:p>208</text:p>
          </table:table-cell>
          <table:table-cell table:formula="oooc:=ROUND(255*(-1*([win_0_1.AM15]+[diff_0_1.AM15])^2/4+([win_0_1.AM15]+[diff_0_1.AM15]))*(1-([diff_0_1.AM15]-[win_0_1.AM15])^2/([win_0_1.AM15]+[diff_0_1.AM15])^2);0)" office:value-type="float" office:value="249">
            <text:p>249</text:p>
          </table:table-cell>
          <table:table-cell table:formula="oooc:=ROUND(255*(-1*([win_0_1.AN15]+[diff_0_1.AN15])^2/4+([win_0_1.AN15]+[diff_0_1.AN15]))*(1-([diff_0_1.AN15]-[win_0_1.AN15])^2/([win_0_1.AN15]+[diff_0_1.AN15])^2);0)" office:value-type="float" office:value="212">
            <text:p>212</text:p>
          </table:table-cell>
          <table:table-cell table:formula="oooc:=ROUND(255*(-1*([win_0_1.AO15]+[diff_0_1.AO15])^2/4+([win_0_1.AO15]+[diff_0_1.AO15]))*(1-([diff_0_1.AO15]-[win_0_1.AO15])^2/([win_0_1.AO15]+[diff_0_1.AO15])^2);0)" office:value-type="float" office:value="233">
            <text:p>233</text:p>
          </table:table-cell>
          <table:table-cell table:formula="oooc:=ROUND(255*(-1*([win_0_1.AP15]+[diff_0_1.AP15])^2/4+([win_0_1.AP15]+[diff_0_1.AP15]))*(1-([diff_0_1.AP15]-[win_0_1.AP15])^2/([win_0_1.AP15]+[diff_0_1.AP15])^2);0)" office:value-type="float" office:value="189">
            <text:p>189</text:p>
          </table:table-cell>
          <table:table-cell table:formula="oooc:=ROUND(255*(-1*([win_0_1.AQ15]+[diff_0_1.AQ15])^2/4+([win_0_1.AQ15]+[diff_0_1.AQ15]))*(1-([diff_0_1.AQ15]-[win_0_1.AQ15])^2/([win_0_1.AQ15]+[diff_0_1.AQ15])^2);0)" office:value-type="float" office:value="191">
            <text:p>191</text:p>
          </table:table-cell>
          <table:table-cell table:formula="oooc:=ROUND(255*(-1*([win_0_1.AR15]+[diff_0_1.AR15])^2/4+([win_0_1.AR15]+[diff_0_1.AR15]))*(1-([diff_0_1.AR15]-[win_0_1.AR15])^2/([win_0_1.AR15]+[diff_0_1.AR15])^2);0)" office:value-type="float" office:value="151">
            <text:p>151</text:p>
          </table:table-cell>
          <table:table-cell table:formula="oooc:=ROUND(255*(-1*([win_0_1.AS15]+[diff_0_1.AS15])^2/4+([win_0_1.AS15]+[diff_0_1.AS15]))*(1-([diff_0_1.AS15]-[win_0_1.AS15])^2/([win_0_1.AS15]+[diff_0_1.AS15])^2);0)" office:value-type="float" office:value="151">
            <text:p>151</text:p>
          </table:table-cell>
          <table:table-cell table:formula="oooc:=ROUND(255*(-1*([win_0_1.AT15]+[diff_0_1.AT15])^2/4+([win_0_1.AT15]+[diff_0_1.AT15]))*(1-([diff_0_1.AT15]-[win_0_1.AT15])^2/([win_0_1.AT15]+[diff_0_1.AT15])^2);0)" office:value-type="float" office:value="14">
            <text:p>14</text:p>
          </table:table-cell>
          <table:table-cell table:formula="oooc:=ROUND(255*(-1*([win_0_1.AU15]+[diff_0_1.AU15])^2/4+([win_0_1.AU15]+[diff_0_1.AU15]))*(1-([diff_0_1.AU15]-[win_0_1.AU15])^2/([win_0_1.AU15]+[diff_0_1.AU15])^2);0)" office:value-type="float" office:value="254">
            <text:p>254</text:p>
          </table:table-cell>
          <table:table-cell table:formula="oooc:=ROUND(255*(-1*([win_0_1.AV15]+[diff_0_1.AV15])^2/4+([win_0_1.AV15]+[diff_0_1.AV15]))*(1-([diff_0_1.AV15]-[win_0_1.AV15])^2/([win_0_1.AV15]+[diff_0_1.AV15])^2);0)" office:value-type="float" office:value="195">
            <text:p>195</text:p>
          </table:table-cell>
          <table:table-cell table:formula="oooc:=ROUND(255*(-1*([win_0_1.AW15]+[diff_0_1.AW15])^2/4+([win_0_1.AW15]+[diff_0_1.AW15]))*(1-([diff_0_1.AW15]-[win_0_1.AW15])^2/([win_0_1.AW15]+[diff_0_1.AW15])^2);0)" office:value-type="float" office:value="228">
            <text:p>228</text:p>
          </table:table-cell>
          <table:table-cell table:formula="oooc:=ROUND(255*(-1*([win_0_1.AX15]+[diff_0_1.AX15])^2/4+([win_0_1.AX15]+[diff_0_1.AX15]))*(1-([diff_0_1.AX15]-[win_0_1.AX15])^2/([win_0_1.AX15]+[diff_0_1.AX15])^2);0)" office:value-type="float" office:value="215">
            <text:p>215</text:p>
          </table:table-cell>
          <table:table-cell table:number-columns-repeated="206"/>
        </table:table-row>
        <table:table-row table:style-name="ro1">
          <table:table-cell table:formula="oooc:=ROUND(255*(-1*([win_0_1.A16]+[diff_0_1.A16])^2/4+([win_0_1.A16]+[diff_0_1.A16]))*(1-([diff_0_1.A16]-[win_0_1.A16])^2/([win_0_1.A16]+[diff_0_1.A16])^2);0)" office:value-type="float" office:value="0">
            <text:p>0</text:p>
          </table:table-cell>
          <table:table-cell table:formula="oooc:=ROUND(255*(-1*([win_0_1.B16]+[diff_0_1.B16])^2/4+([win_0_1.B16]+[diff_0_1.B16]))*(1-([diff_0_1.B16]-[win_0_1.B16])^2/([win_0_1.B16]+[diff_0_1.B16])^2);0)" office:value-type="float" office:value="0">
            <text:p>0</text:p>
          </table:table-cell>
          <table:table-cell table:formula="oooc:=ROUND(255*(-1*([win_0_1.C16]+[diff_0_1.C16])^2/4+([win_0_1.C16]+[diff_0_1.C16]))*(1-([diff_0_1.C16]-[win_0_1.C16])^2/([win_0_1.C16]+[diff_0_1.C16])^2);0)" office:value-type="float" office:value="0">
            <text:p>0</text:p>
          </table:table-cell>
          <table:table-cell table:formula="oooc:=ROUND(255*(-1*([win_0_1.D16]+[diff_0_1.D16])^2/4+([win_0_1.D16]+[diff_0_1.D16]))*(1-([diff_0_1.D16]-[win_0_1.D16])^2/([win_0_1.D16]+[diff_0_1.D16])^2);0)" office:value-type="float" office:value="0">
            <text:p>0</text:p>
          </table:table-cell>
          <table:table-cell table:formula="oooc:=ROUND(255*(-1*([win_0_1.E16]+[diff_0_1.E16])^2/4+([win_0_1.E16]+[diff_0_1.E16]))*(1-([diff_0_1.E16]-[win_0_1.E16])^2/([win_0_1.E16]+[diff_0_1.E16])^2);0)" office:value-type="float" office:value="0">
            <text:p>0</text:p>
          </table:table-cell>
          <table:table-cell table:formula="oooc:=ROUND(255*(-1*([win_0_1.F16]+[diff_0_1.F16])^2/4+([win_0_1.F16]+[diff_0_1.F16]))*(1-([diff_0_1.F16]-[win_0_1.F16])^2/([win_0_1.F16]+[diff_0_1.F16])^2);0)" office:value-type="float" office:value="0">
            <text:p>0</text:p>
          </table:table-cell>
          <table:table-cell table:formula="oooc:=ROUND(255*(-1*([win_0_1.G16]+[diff_0_1.G16])^2/4+([win_0_1.G16]+[diff_0_1.G16]))*(1-([diff_0_1.G16]-[win_0_1.G16])^2/([win_0_1.G16]+[diff_0_1.G16])^2);0)" office:value-type="float" office:value="0">
            <text:p>0</text:p>
          </table:table-cell>
          <table:table-cell table:formula="oooc:=ROUND(255*(-1*([win_0_1.H16]+[diff_0_1.H16])^2/4+([win_0_1.H16]+[diff_0_1.H16]))*(1-([diff_0_1.H16]-[win_0_1.H16])^2/([win_0_1.H16]+[diff_0_1.H16])^2);0)" office:value-type="float" office:value="0">
            <text:p>0</text:p>
          </table:table-cell>
          <table:table-cell table:formula="oooc:=ROUND(255*(-1*([win_0_1.I16]+[diff_0_1.I16])^2/4+([win_0_1.I16]+[diff_0_1.I16]))*(1-([diff_0_1.I16]-[win_0_1.I16])^2/([win_0_1.I16]+[diff_0_1.I16])^2);0)" office:value-type="float" office:value="0">
            <text:p>0</text:p>
          </table:table-cell>
          <table:table-cell table:formula="oooc:=ROUND(255*(-1*([win_0_1.J16]+[diff_0_1.J16])^2/4+([win_0_1.J16]+[diff_0_1.J16]))*(1-([diff_0_1.J16]-[win_0_1.J16])^2/([win_0_1.J16]+[diff_0_1.J16])^2);0)" office:value-type="float" office:value="0">
            <text:p>0</text:p>
          </table:table-cell>
          <table:table-cell table:formula="oooc:=ROUND(255*(-1*([win_0_1.K16]+[diff_0_1.K16])^2/4+([win_0_1.K16]+[diff_0_1.K16]))*(1-([diff_0_1.K16]-[win_0_1.K16])^2/([win_0_1.K16]+[diff_0_1.K16])^2);0)" office:value-type="float" office:value="0">
            <text:p>0</text:p>
          </table:table-cell>
          <table:table-cell table:formula="oooc:=ROUND(255*(-1*([win_0_1.L16]+[diff_0_1.L16])^2/4+([win_0_1.L16]+[diff_0_1.L16]))*(1-([diff_0_1.L16]-[win_0_1.L16])^2/([win_0_1.L16]+[diff_0_1.L16])^2);0)" office:value-type="float" office:value="0">
            <text:p>0</text:p>
          </table:table-cell>
          <table:table-cell table:formula="oooc:=ROUND(255*(-1*([win_0_1.M16]+[diff_0_1.M16])^2/4+([win_0_1.M16]+[diff_0_1.M16]))*(1-([diff_0_1.M16]-[win_0_1.M16])^2/([win_0_1.M16]+[diff_0_1.M16])^2);0)" office:value-type="float" office:value="1">
            <text:p>1</text:p>
          </table:table-cell>
          <table:table-cell table:formula="oooc:=ROUND(255*(-1*([win_0_1.N16]+[diff_0_1.N16])^2/4+([win_0_1.N16]+[diff_0_1.N16]))*(1-([diff_0_1.N16]-[win_0_1.N16])^2/([win_0_1.N16]+[diff_0_1.N16])^2);0)" office:value-type="float" office:value="8">
            <text:p>8</text:p>
          </table:table-cell>
          <table:table-cell table:formula="oooc:=ROUND(255*(-1*([win_0_1.O16]+[diff_0_1.O16])^2/4+([win_0_1.O16]+[diff_0_1.O16]))*(1-([diff_0_1.O16]-[win_0_1.O16])^2/([win_0_1.O16]+[diff_0_1.O16])^2);0)" office:value-type="float" office:value="0">
            <text:p>0</text:p>
          </table:table-cell>
          <table:table-cell table:formula="oooc:=ROUND(255*(-1*([win_0_1.P16]+[diff_0_1.P16])^2/4+([win_0_1.P16]+[diff_0_1.P16]))*(1-([diff_0_1.P16]-[win_0_1.P16])^2/([win_0_1.P16]+[diff_0_1.P16])^2);0)" office:value-type="float" office:value="2">
            <text:p>2</text:p>
          </table:table-cell>
          <table:table-cell table:formula="oooc:=ROUND(255*(-1*([win_0_1.Q16]+[diff_0_1.Q16])^2/4+([win_0_1.Q16]+[diff_0_1.Q16]))*(1-([diff_0_1.Q16]-[win_0_1.Q16])^2/([win_0_1.Q16]+[diff_0_1.Q16])^2);0)" office:value-type="float" office:value="15">
            <text:p>15</text:p>
          </table:table-cell>
          <table:table-cell table:formula="oooc:=ROUND(255*(-1*([win_0_1.R16]+[diff_0_1.R16])^2/4+([win_0_1.R16]+[diff_0_1.R16]))*(1-([diff_0_1.R16]-[win_0_1.R16])^2/([win_0_1.R16]+[diff_0_1.R16])^2);0)" office:value-type="float" office:value="5">
            <text:p>5</text:p>
          </table:table-cell>
          <table:table-cell table:formula="oooc:=ROUND(255*(-1*([win_0_1.S16]+[diff_0_1.S16])^2/4+([win_0_1.S16]+[diff_0_1.S16]))*(1-([diff_0_1.S16]-[win_0_1.S16])^2/([win_0_1.S16]+[diff_0_1.S16])^2);0)" office:value-type="float" office:value="11">
            <text:p>11</text:p>
          </table:table-cell>
          <table:table-cell table:formula="oooc:=ROUND(255*(-1*([win_0_1.T16]+[diff_0_1.T16])^2/4+([win_0_1.T16]+[diff_0_1.T16]))*(1-([diff_0_1.T16]-[win_0_1.T16])^2/([win_0_1.T16]+[diff_0_1.T16])^2);0)" office:value-type="float" office:value="9">
            <text:p>9</text:p>
          </table:table-cell>
          <table:table-cell table:formula="oooc:=ROUND(255*(-1*([win_0_1.U16]+[diff_0_1.U16])^2/4+([win_0_1.U16]+[diff_0_1.U16]))*(1-([diff_0_1.U16]-[win_0_1.U16])^2/([win_0_1.U16]+[diff_0_1.U16])^2);0)" office:value-type="float" office:value="8">
            <text:p>8</text:p>
          </table:table-cell>
          <table:table-cell table:formula="oooc:=ROUND(255*(-1*([win_0_1.V16]+[diff_0_1.V16])^2/4+([win_0_1.V16]+[diff_0_1.V16]))*(1-([diff_0_1.V16]-[win_0_1.V16])^2/([win_0_1.V16]+[diff_0_1.V16])^2);0)" office:value-type="float" office:value="8">
            <text:p>8</text:p>
          </table:table-cell>
          <table:table-cell table:formula="oooc:=ROUND(255*(-1*([win_0_1.W16]+[diff_0_1.W16])^2/4+([win_0_1.W16]+[diff_0_1.W16]))*(1-([diff_0_1.W16]-[win_0_1.W16])^2/([win_0_1.W16]+[diff_0_1.W16])^2);0)" office:value-type="float" office:value="15">
            <text:p>15</text:p>
          </table:table-cell>
          <table:table-cell table:formula="oooc:=ROUND(255*(-1*([win_0_1.X16]+[diff_0_1.X16])^2/4+([win_0_1.X16]+[diff_0_1.X16]))*(1-([diff_0_1.X16]-[win_0_1.X16])^2/([win_0_1.X16]+[diff_0_1.X16])^2);0)" office:value-type="float" office:value="33">
            <text:p>33</text:p>
          </table:table-cell>
          <table:table-cell table:formula="oooc:=ROUND(255*(-1*([win_0_1.Y16]+[diff_0_1.Y16])^2/4+([win_0_1.Y16]+[diff_0_1.Y16]))*(1-([diff_0_1.Y16]-[win_0_1.Y16])^2/([win_0_1.Y16]+[diff_0_1.Y16])^2);0)" office:value-type="float" office:value="113">
            <text:p>113</text:p>
          </table:table-cell>
          <table:table-cell table:formula="oooc:=ROUND(255*(-1*([win_0_1.Z16]+[diff_0_1.Z16])^2/4+([win_0_1.Z16]+[diff_0_1.Z16]))*(1-([diff_0_1.Z16]-[win_0_1.Z16])^2/([win_0_1.Z16]+[diff_0_1.Z16])^2);0)" office:value-type="float" office:value="112">
            <text:p>112</text:p>
          </table:table-cell>
          <table:table-cell table:formula="oooc:=ROUND(255*(-1*([win_0_1.AA16]+[diff_0_1.AA16])^2/4+([win_0_1.AA16]+[diff_0_1.AA16]))*(1-([diff_0_1.AA16]-[win_0_1.AA16])^2/([win_0_1.AA16]+[diff_0_1.AA16])^2);0)" office:value-type="float" office:value="94">
            <text:p>94</text:p>
          </table:table-cell>
          <table:table-cell table:formula="oooc:=ROUND(255*(-1*([win_0_1.AB16]+[diff_0_1.AB16])^2/4+([win_0_1.AB16]+[diff_0_1.AB16]))*(1-([diff_0_1.AB16]-[win_0_1.AB16])^2/([win_0_1.AB16]+[diff_0_1.AB16])^2);0)" office:value-type="float" office:value="0">
            <text:p>0</text:p>
          </table:table-cell>
          <table:table-cell table:formula="oooc:=ROUND(255*(-1*([win_0_1.AC16]+[diff_0_1.AC16])^2/4+([win_0_1.AC16]+[diff_0_1.AC16]))*(1-([diff_0_1.AC16]-[win_0_1.AC16])^2/([win_0_1.AC16]+[diff_0_1.AC16])^2);0)" office:value-type="float" office:value="159">
            <text:p>159</text:p>
          </table:table-cell>
          <table:table-cell table:formula="oooc:=ROUND(255*(-1*([win_0_1.AD16]+[diff_0_1.AD16])^2/4+([win_0_1.AD16]+[diff_0_1.AD16]))*(1-([diff_0_1.AD16]-[win_0_1.AD16])^2/([win_0_1.AD16]+[diff_0_1.AD16])^2);0)" office:value-type="float" office:value="148">
            <text:p>148</text:p>
          </table:table-cell>
          <table:table-cell table:formula="oooc:=ROUND(255*(-1*([win_0_1.AE16]+[diff_0_1.AE16])^2/4+([win_0_1.AE16]+[diff_0_1.AE16]))*(1-([diff_0_1.AE16]-[win_0_1.AE16])^2/([win_0_1.AE16]+[diff_0_1.AE16])^2);0)" office:value-type="float" office:value="241">
            <text:p>241</text:p>
          </table:table-cell>
          <table:table-cell table:formula="oooc:=ROUND(255*(-1*([win_0_1.AF16]+[diff_0_1.AF16])^2/4+([win_0_1.AF16]+[diff_0_1.AF16]))*(1-([diff_0_1.AF16]-[win_0_1.AF16])^2/([win_0_1.AF16]+[diff_0_1.AF16])^2);0)" office:value-type="float" office:value="226">
            <text:p>226</text:p>
          </table:table-cell>
          <table:table-cell table:formula="oooc:=ROUND(255*(-1*([win_0_1.AG16]+[diff_0_1.AG16])^2/4+([win_0_1.AG16]+[diff_0_1.AG16]))*(1-([diff_0_1.AG16]-[win_0_1.AG16])^2/([win_0_1.AG16]+[diff_0_1.AG16])^2);0)" office:value-type="float" office:value="230">
            <text:p>230</text:p>
          </table:table-cell>
          <table:table-cell table:formula="oooc:=ROUND(255*(-1*([win_0_1.AH16]+[diff_0_1.AH16])^2/4+([win_0_1.AH16]+[diff_0_1.AH16]))*(1-([diff_0_1.AH16]-[win_0_1.AH16])^2/([win_0_1.AH16]+[diff_0_1.AH16])^2);0)" office:value-type="float" office:value="246">
            <text:p>246</text:p>
          </table:table-cell>
          <table:table-cell table:formula="oooc:=ROUND(255*(-1*([win_0_1.AI16]+[diff_0_1.AI16])^2/4+([win_0_1.AI16]+[diff_0_1.AI16]))*(1-([diff_0_1.AI16]-[win_0_1.AI16])^2/([win_0_1.AI16]+[diff_0_1.AI16])^2);0)" office:value-type="float" office:value="168">
            <text:p>168</text:p>
          </table:table-cell>
          <table:table-cell table:formula="oooc:=ROUND(255*(-1*([win_0_1.AJ16]+[diff_0_1.AJ16])^2/4+([win_0_1.AJ16]+[diff_0_1.AJ16]))*(1-([diff_0_1.AJ16]-[win_0_1.AJ16])^2/([win_0_1.AJ16]+[diff_0_1.AJ16])^2);0)" office:value-type="float" office:value="228">
            <text:p>228</text:p>
          </table:table-cell>
          <table:table-cell table:formula="oooc:=ROUND(255*(-1*([win_0_1.AK16]+[diff_0_1.AK16])^2/4+([win_0_1.AK16]+[diff_0_1.AK16]))*(1-([diff_0_1.AK16]-[win_0_1.AK16])^2/([win_0_1.AK16]+[diff_0_1.AK16])^2);0)" office:value-type="float" office:value="247">
            <text:p>247</text:p>
          </table:table-cell>
          <table:table-cell table:formula="oooc:=ROUND(255*(-1*([win_0_1.AL16]+[diff_0_1.AL16])^2/4+([win_0_1.AL16]+[diff_0_1.AL16]))*(1-([diff_0_1.AL16]-[win_0_1.AL16])^2/([win_0_1.AL16]+[diff_0_1.AL16])^2);0)" office:value-type="float" office:value="232">
            <text:p>232</text:p>
          </table:table-cell>
          <table:table-cell table:formula="oooc:=ROUND(255*(-1*([win_0_1.AM16]+[diff_0_1.AM16])^2/4+([win_0_1.AM16]+[diff_0_1.AM16]))*(1-([diff_0_1.AM16]-[win_0_1.AM16])^2/([win_0_1.AM16]+[diff_0_1.AM16])^2);0)" office:value-type="float" office:value="242">
            <text:p>242</text:p>
          </table:table-cell>
          <table:table-cell table:formula="oooc:=ROUND(255*(-1*([win_0_1.AN16]+[diff_0_1.AN16])^2/4+([win_0_1.AN16]+[diff_0_1.AN16]))*(1-([diff_0_1.AN16]-[win_0_1.AN16])^2/([win_0_1.AN16]+[diff_0_1.AN16])^2);0)" office:value-type="float" office:value="238">
            <text:p>238</text:p>
          </table:table-cell>
          <table:table-cell table:formula="oooc:=ROUND(255*(-1*([win_0_1.AO16]+[diff_0_1.AO16])^2/4+([win_0_1.AO16]+[diff_0_1.AO16]))*(1-([diff_0_1.AO16]-[win_0_1.AO16])^2/([win_0_1.AO16]+[diff_0_1.AO16])^2);0)" office:value-type="float" office:value="247">
            <text:p>247</text:p>
          </table:table-cell>
          <table:table-cell table:formula="oooc:=ROUND(255*(-1*([win_0_1.AP16]+[diff_0_1.AP16])^2/4+([win_0_1.AP16]+[diff_0_1.AP16]))*(1-([diff_0_1.AP16]-[win_0_1.AP16])^2/([win_0_1.AP16]+[diff_0_1.AP16])^2);0)" office:value-type="float" office:value="223">
            <text:p>223</text:p>
          </table:table-cell>
          <table:table-cell table:formula="oooc:=ROUND(255*(-1*([win_0_1.AQ16]+[diff_0_1.AQ16])^2/4+([win_0_1.AQ16]+[diff_0_1.AQ16]))*(1-([diff_0_1.AQ16]-[win_0_1.AQ16])^2/([win_0_1.AQ16]+[diff_0_1.AQ16])^2);0)" office:value-type="float" office:value="236">
            <text:p>236</text:p>
          </table:table-cell>
          <table:table-cell table:formula="oooc:=ROUND(255*(-1*([win_0_1.AR16]+[diff_0_1.AR16])^2/4+([win_0_1.AR16]+[diff_0_1.AR16]))*(1-([diff_0_1.AR16]-[win_0_1.AR16])^2/([win_0_1.AR16]+[diff_0_1.AR16])^2);0)" office:value-type="float" office:value="214">
            <text:p>214</text:p>
          </table:table-cell>
          <table:table-cell table:formula="oooc:=ROUND(255*(-1*([win_0_1.AS16]+[diff_0_1.AS16])^2/4+([win_0_1.AS16]+[diff_0_1.AS16]))*(1-([diff_0_1.AS16]-[win_0_1.AS16])^2/([win_0_1.AS16]+[diff_0_1.AS16])^2);0)" office:value-type="float" office:value="200">
            <text:p>200</text:p>
          </table:table-cell>
          <table:table-cell table:formula="oooc:=ROUND(255*(-1*([win_0_1.AT16]+[diff_0_1.AT16])^2/4+([win_0_1.AT16]+[diff_0_1.AT16]))*(1-([diff_0_1.AT16]-[win_0_1.AT16])^2/([win_0_1.AT16]+[diff_0_1.AT16])^2);0)" office:value-type="float" office:value="248">
            <text:p>248</text:p>
          </table:table-cell>
          <table:table-cell table:formula="oooc:=ROUND(255*(-1*([win_0_1.AU16]+[diff_0_1.AU16])^2/4+([win_0_1.AU16]+[diff_0_1.AU16]))*(1-([diff_0_1.AU16]-[win_0_1.AU16])^2/([win_0_1.AU16]+[diff_0_1.AU16])^2);0)" office:value-type="float" office:value="241">
            <text:p>241</text:p>
          </table:table-cell>
          <table:table-cell table:formula="oooc:=ROUND(255*(-1*([win_0_1.AV16]+[diff_0_1.AV16])^2/4+([win_0_1.AV16]+[diff_0_1.AV16]))*(1-([diff_0_1.AV16]-[win_0_1.AV16])^2/([win_0_1.AV16]+[diff_0_1.AV16])^2);0)" office:value-type="float" office:value="228">
            <text:p>228</text:p>
          </table:table-cell>
          <table:table-cell table:formula="oooc:=ROUND(255*(-1*([win_0_1.AW16]+[diff_0_1.AW16])^2/4+([win_0_1.AW16]+[diff_0_1.AW16]))*(1-([diff_0_1.AW16]-[win_0_1.AW16])^2/([win_0_1.AW16]+[diff_0_1.AW16])^2);0)" office:value-type="float" office:value="239">
            <text:p>239</text:p>
          </table:table-cell>
          <table:table-cell table:formula="oooc:=ROUND(255*(-1*([win_0_1.AX16]+[diff_0_1.AX16])^2/4+([win_0_1.AX16]+[diff_0_1.AX16]))*(1-([diff_0_1.AX16]-[win_0_1.AX16])^2/([win_0_1.AX16]+[diff_0_1.AX16])^2);0)" office:value-type="float" office:value="202">
            <text:p>202</text:p>
          </table:table-cell>
          <table:table-cell table:number-columns-repeated="206"/>
        </table:table-row>
        <table:table-row table:style-name="ro1">
          <table:table-cell table:formula="oooc:=ROUND(255*(-1*([win_0_1.A17]+[diff_0_1.A17])^2/4+([win_0_1.A17]+[diff_0_1.A17]))*(1-([diff_0_1.A17]-[win_0_1.A17])^2/([win_0_1.A17]+[diff_0_1.A17])^2);0)" office:value-type="float" office:value="0">
            <text:p>0</text:p>
          </table:table-cell>
          <table:table-cell table:formula="oooc:=ROUND(255*(-1*([win_0_1.B17]+[diff_0_1.B17])^2/4+([win_0_1.B17]+[diff_0_1.B17]))*(1-([diff_0_1.B17]-[win_0_1.B17])^2/([win_0_1.B17]+[diff_0_1.B17])^2);0)" office:value-type="float" office:value="0">
            <text:p>0</text:p>
          </table:table-cell>
          <table:table-cell table:formula="oooc:=ROUND(255*(-1*([win_0_1.C17]+[diff_0_1.C17])^2/4+([win_0_1.C17]+[diff_0_1.C17]))*(1-([diff_0_1.C17]-[win_0_1.C17])^2/([win_0_1.C17]+[diff_0_1.C17])^2);0)" office:value-type="float" office:value="0">
            <text:p>0</text:p>
          </table:table-cell>
          <table:table-cell table:formula="oooc:=ROUND(255*(-1*([win_0_1.D17]+[diff_0_1.D17])^2/4+([win_0_1.D17]+[diff_0_1.D17]))*(1-([diff_0_1.D17]-[win_0_1.D17])^2/([win_0_1.D17]+[diff_0_1.D17])^2);0)" office:value-type="float" office:value="0">
            <text:p>0</text:p>
          </table:table-cell>
          <table:table-cell table:formula="oooc:=ROUND(255*(-1*([win_0_1.E17]+[diff_0_1.E17])^2/4+([win_0_1.E17]+[diff_0_1.E17]))*(1-([diff_0_1.E17]-[win_0_1.E17])^2/([win_0_1.E17]+[diff_0_1.E17])^2);0)" office:value-type="float" office:value="0">
            <text:p>0</text:p>
          </table:table-cell>
          <table:table-cell table:formula="oooc:=ROUND(255*(-1*([win_0_1.F17]+[diff_0_1.F17])^2/4+([win_0_1.F17]+[diff_0_1.F17]))*(1-([diff_0_1.F17]-[win_0_1.F17])^2/([win_0_1.F17]+[diff_0_1.F17])^2);0)" office:value-type="float" office:value="0">
            <text:p>0</text:p>
          </table:table-cell>
          <table:table-cell table:formula="oooc:=ROUND(255*(-1*([win_0_1.G17]+[diff_0_1.G17])^2/4+([win_0_1.G17]+[diff_0_1.G17]))*(1-([diff_0_1.G17]-[win_0_1.G17])^2/([win_0_1.G17]+[diff_0_1.G17])^2);0)" office:value-type="float" office:value="0">
            <text:p>0</text:p>
          </table:table-cell>
          <table:table-cell table:formula="oooc:=ROUND(255*(-1*([win_0_1.H17]+[diff_0_1.H17])^2/4+([win_0_1.H17]+[diff_0_1.H17]))*(1-([diff_0_1.H17]-[win_0_1.H17])^2/([win_0_1.H17]+[diff_0_1.H17])^2);0)" office:value-type="float" office:value="0">
            <text:p>0</text:p>
          </table:table-cell>
          <table:table-cell table:formula="oooc:=ROUND(255*(-1*([win_0_1.I17]+[diff_0_1.I17])^2/4+([win_0_1.I17]+[diff_0_1.I17]))*(1-([diff_0_1.I17]-[win_0_1.I17])^2/([win_0_1.I17]+[diff_0_1.I17])^2);0)" office:value-type="float" office:value="0">
            <text:p>0</text:p>
          </table:table-cell>
          <table:table-cell table:formula="oooc:=ROUND(255*(-1*([win_0_1.J17]+[diff_0_1.J17])^2/4+([win_0_1.J17]+[diff_0_1.J17]))*(1-([diff_0_1.J17]-[win_0_1.J17])^2/([win_0_1.J17]+[diff_0_1.J17])^2);0)" office:value-type="float" office:value="0">
            <text:p>0</text:p>
          </table:table-cell>
          <table:table-cell table:formula="oooc:=ROUND(255*(-1*([win_0_1.K17]+[diff_0_1.K17])^2/4+([win_0_1.K17]+[diff_0_1.K17]))*(1-([diff_0_1.K17]-[win_0_1.K17])^2/([win_0_1.K17]+[diff_0_1.K17])^2);0)" office:value-type="float" office:value="0">
            <text:p>0</text:p>
          </table:table-cell>
          <table:table-cell table:formula="oooc:=ROUND(255*(-1*([win_0_1.L17]+[diff_0_1.L17])^2/4+([win_0_1.L17]+[diff_0_1.L17]))*(1-([diff_0_1.L17]-[win_0_1.L17])^2/([win_0_1.L17]+[diff_0_1.L17])^2);0)" office:value-type="float" office:value="0">
            <text:p>0</text:p>
          </table:table-cell>
          <table:table-cell table:formula="oooc:=ROUND(255*(-1*([win_0_1.M17]+[diff_0_1.M17])^2/4+([win_0_1.M17]+[diff_0_1.M17]))*(1-([diff_0_1.M17]-[win_0_1.M17])^2/([win_0_1.M17]+[diff_0_1.M17])^2);0)" office:value-type="float" office:value="0">
            <text:p>0</text:p>
          </table:table-cell>
          <table:table-cell table:formula="oooc:=ROUND(255*(-1*([win_0_1.N17]+[diff_0_1.N17])^2/4+([win_0_1.N17]+[diff_0_1.N17]))*(1-([diff_0_1.N17]-[win_0_1.N17])^2/([win_0_1.N17]+[diff_0_1.N17])^2);0)" office:value-type="float" office:value="3">
            <text:p>3</text:p>
          </table:table-cell>
          <table:table-cell table:formula="oooc:=ROUND(255*(-1*([win_0_1.O17]+[diff_0_1.O17])^2/4+([win_0_1.O17]+[diff_0_1.O17]))*(1-([diff_0_1.O17]-[win_0_1.O17])^2/([win_0_1.O17]+[diff_0_1.O17])^2);0)" office:value-type="float" office:value="0">
            <text:p>0</text:p>
          </table:table-cell>
          <table:table-cell table:formula="oooc:=ROUND(255*(-1*([win_0_1.P17]+[diff_0_1.P17])^2/4+([win_0_1.P17]+[diff_0_1.P17]))*(1-([diff_0_1.P17]-[win_0_1.P17])^2/([win_0_1.P17]+[diff_0_1.P17])^2);0)" office:value-type="float" office:value="2">
            <text:p>2</text:p>
          </table:table-cell>
          <table:table-cell table:formula="oooc:=ROUND(255*(-1*([win_0_1.Q17]+[diff_0_1.Q17])^2/4+([win_0_1.Q17]+[diff_0_1.Q17]))*(1-([diff_0_1.Q17]-[win_0_1.Q17])^2/([win_0_1.Q17]+[diff_0_1.Q17])^2);0)" office:value-type="float" office:value="19">
            <text:p>19</text:p>
          </table:table-cell>
          <table:table-cell table:formula="oooc:=ROUND(255*(-1*([win_0_1.R17]+[diff_0_1.R17])^2/4+([win_0_1.R17]+[diff_0_1.R17]))*(1-([diff_0_1.R17]-[win_0_1.R17])^2/([win_0_1.R17]+[diff_0_1.R17])^2);0)" office:value-type="float" office:value="5">
            <text:p>5</text:p>
          </table:table-cell>
          <table:table-cell table:formula="oooc:=ROUND(255*(-1*([win_0_1.S17]+[diff_0_1.S17])^2/4+([win_0_1.S17]+[diff_0_1.S17]))*(1-([diff_0_1.S17]-[win_0_1.S17])^2/([win_0_1.S17]+[diff_0_1.S17])^2);0)" office:value-type="float" office:value="19">
            <text:p>19</text:p>
          </table:table-cell>
          <table:table-cell table:formula="oooc:=ROUND(255*(-1*([win_0_1.T17]+[diff_0_1.T17])^2/4+([win_0_1.T17]+[diff_0_1.T17]))*(1-([diff_0_1.T17]-[win_0_1.T17])^2/([win_0_1.T17]+[diff_0_1.T17])^2);0)" office:value-type="float" office:value="8">
            <text:p>8</text:p>
          </table:table-cell>
          <table:table-cell table:formula="oooc:=ROUND(255*(-1*([win_0_1.U17]+[diff_0_1.U17])^2/4+([win_0_1.U17]+[diff_0_1.U17]))*(1-([diff_0_1.U17]-[win_0_1.U17])^2/([win_0_1.U17]+[diff_0_1.U17])^2);0)" office:value-type="float" office:value="2">
            <text:p>2</text:p>
          </table:table-cell>
          <table:table-cell table:formula="oooc:=ROUND(255*(-1*([win_0_1.V17]+[diff_0_1.V17])^2/4+([win_0_1.V17]+[diff_0_1.V17]))*(1-([diff_0_1.V17]-[win_0_1.V17])^2/([win_0_1.V17]+[diff_0_1.V17])^2);0)" office:value-type="float" office:value="5">
            <text:p>5</text:p>
          </table:table-cell>
          <table:table-cell table:formula="oooc:=ROUND(255*(-1*([win_0_1.W17]+[diff_0_1.W17])^2/4+([win_0_1.W17]+[diff_0_1.W17]))*(1-([diff_0_1.W17]-[win_0_1.W17])^2/([win_0_1.W17]+[diff_0_1.W17])^2);0)" office:value-type="float" office:value="5">
            <text:p>5</text:p>
          </table:table-cell>
          <table:table-cell table:formula="oooc:=ROUND(255*(-1*([win_0_1.X17]+[diff_0_1.X17])^2/4+([win_0_1.X17]+[diff_0_1.X17]))*(1-([diff_0_1.X17]-[win_0_1.X17])^2/([win_0_1.X17]+[diff_0_1.X17])^2);0)" office:value-type="float" office:value="8">
            <text:p>8</text:p>
          </table:table-cell>
          <table:table-cell table:formula="oooc:=ROUND(255*(-1*([win_0_1.Y17]+[diff_0_1.Y17])^2/4+([win_0_1.Y17]+[diff_0_1.Y17]))*(1-([diff_0_1.Y17]-[win_0_1.Y17])^2/([win_0_1.Y17]+[diff_0_1.Y17])^2);0)" office:value-type="float" office:value="63">
            <text:p>63</text:p>
          </table:table-cell>
          <table:table-cell table:formula="oooc:=ROUND(255*(-1*([win_0_1.Z17]+[diff_0_1.Z17])^2/4+([win_0_1.Z17]+[diff_0_1.Z17]))*(1-([diff_0_1.Z17]-[win_0_1.Z17])^2/([win_0_1.Z17]+[diff_0_1.Z17])^2);0)" office:value-type="float" office:value="106">
            <text:p>106</text:p>
          </table:table-cell>
          <table:table-cell table:formula="oooc:=ROUND(255*(-1*([win_0_1.AA17]+[diff_0_1.AA17])^2/4+([win_0_1.AA17]+[diff_0_1.AA17]))*(1-([diff_0_1.AA17]-[win_0_1.AA17])^2/([win_0_1.AA17]+[diff_0_1.AA17])^2);0)" office:value-type="float" office:value="98">
            <text:p>98</text:p>
          </table:table-cell>
          <table:table-cell table:formula="oooc:=ROUND(255*(-1*([win_0_1.AB17]+[diff_0_1.AB17])^2/4+([win_0_1.AB17]+[diff_0_1.AB17]))*(1-([diff_0_1.AB17]-[win_0_1.AB17])^2/([win_0_1.AB17]+[diff_0_1.AB17])^2);0)" office:value-type="float" office:value="0">
            <text:p>0</text:p>
          </table:table-cell>
          <table:table-cell table:formula="oooc:=ROUND(255*(-1*([win_0_1.AC17]+[diff_0_1.AC17])^2/4+([win_0_1.AC17]+[diff_0_1.AC17]))*(1-([diff_0_1.AC17]-[win_0_1.AC17])^2/([win_0_1.AC17]+[diff_0_1.AC17])^2);0)" office:value-type="float" office:value="178">
            <text:p>178</text:p>
          </table:table-cell>
          <table:table-cell table:formula="oooc:=ROUND(255*(-1*([win_0_1.AD17]+[diff_0_1.AD17])^2/4+([win_0_1.AD17]+[diff_0_1.AD17]))*(1-([diff_0_1.AD17]-[win_0_1.AD17])^2/([win_0_1.AD17]+[diff_0_1.AD17])^2);0)" office:value-type="float" office:value="133">
            <text:p>133</text:p>
          </table:table-cell>
          <table:table-cell table:formula="oooc:=ROUND(255*(-1*([win_0_1.AE17]+[diff_0_1.AE17])^2/4+([win_0_1.AE17]+[diff_0_1.AE17]))*(1-([diff_0_1.AE17]-[win_0_1.AE17])^2/([win_0_1.AE17]+[diff_0_1.AE17])^2);0)" office:value-type="float" office:value="245">
            <text:p>245</text:p>
          </table:table-cell>
          <table:table-cell table:formula="oooc:=ROUND(255*(-1*([win_0_1.AF17]+[diff_0_1.AF17])^2/4+([win_0_1.AF17]+[diff_0_1.AF17]))*(1-([diff_0_1.AF17]-[win_0_1.AF17])^2/([win_0_1.AF17]+[diff_0_1.AF17])^2);0)" office:value-type="float" office:value="251">
            <text:p>251</text:p>
          </table:table-cell>
          <table:table-cell table:formula="oooc:=ROUND(255*(-1*([win_0_1.AG17]+[diff_0_1.AG17])^2/4+([win_0_1.AG17]+[diff_0_1.AG17]))*(1-([diff_0_1.AG17]-[win_0_1.AG17])^2/([win_0_1.AG17]+[diff_0_1.AG17])^2);0)" office:value-type="float" office:value="205">
            <text:p>205</text:p>
          </table:table-cell>
          <table:table-cell table:formula="oooc:=ROUND(255*(-1*([win_0_1.AH17]+[diff_0_1.AH17])^2/4+([win_0_1.AH17]+[diff_0_1.AH17]))*(1-([diff_0_1.AH17]-[win_0_1.AH17])^2/([win_0_1.AH17]+[diff_0_1.AH17])^2);0)" office:value-type="float" office:value="248">
            <text:p>248</text:p>
          </table:table-cell>
          <table:table-cell table:formula="oooc:=ROUND(255*(-1*([win_0_1.AI17]+[diff_0_1.AI17])^2/4+([win_0_1.AI17]+[diff_0_1.AI17]))*(1-([diff_0_1.AI17]-[win_0_1.AI17])^2/([win_0_1.AI17]+[diff_0_1.AI17])^2);0)" office:value-type="float" office:value="221">
            <text:p>221</text:p>
          </table:table-cell>
          <table:table-cell table:formula="oooc:=ROUND(255*(-1*([win_0_1.AJ17]+[diff_0_1.AJ17])^2/4+([win_0_1.AJ17]+[diff_0_1.AJ17]))*(1-([diff_0_1.AJ17]-[win_0_1.AJ17])^2/([win_0_1.AJ17]+[diff_0_1.AJ17])^2);0)" office:value-type="float" office:value="232">
            <text:p>232</text:p>
          </table:table-cell>
          <table:table-cell table:formula="oooc:=ROUND(255*(-1*([win_0_1.AK17]+[diff_0_1.AK17])^2/4+([win_0_1.AK17]+[diff_0_1.AK17]))*(1-([diff_0_1.AK17]-[win_0_1.AK17])^2/([win_0_1.AK17]+[diff_0_1.AK17])^2);0)" office:value-type="float" office:value="253">
            <text:p>253</text:p>
          </table:table-cell>
          <table:table-cell table:formula="oooc:=ROUND(255*(-1*([win_0_1.AL17]+[diff_0_1.AL17])^2/4+([win_0_1.AL17]+[diff_0_1.AL17]))*(1-([diff_0_1.AL17]-[win_0_1.AL17])^2/([win_0_1.AL17]+[diff_0_1.AL17])^2);0)" office:value-type="float" office:value="236">
            <text:p>236</text:p>
          </table:table-cell>
          <table:table-cell table:formula="oooc:=ROUND(255*(-1*([win_0_1.AM17]+[diff_0_1.AM17])^2/4+([win_0_1.AM17]+[diff_0_1.AM17]))*(1-([diff_0_1.AM17]-[win_0_1.AM17])^2/([win_0_1.AM17]+[diff_0_1.AM17])^2);0)" office:value-type="float" office:value="232">
            <text:p>232</text:p>
          </table:table-cell>
          <table:table-cell table:formula="oooc:=ROUND(255*(-1*([win_0_1.AN17]+[diff_0_1.AN17])^2/4+([win_0_1.AN17]+[diff_0_1.AN17]))*(1-([diff_0_1.AN17]-[win_0_1.AN17])^2/([win_0_1.AN17]+[diff_0_1.AN17])^2);0)" office:value-type="float" office:value="230">
            <text:p>230</text:p>
          </table:table-cell>
          <table:table-cell table:formula="oooc:=ROUND(255*(-1*([win_0_1.AO17]+[diff_0_1.AO17])^2/4+([win_0_1.AO17]+[diff_0_1.AO17]))*(1-([diff_0_1.AO17]-[win_0_1.AO17])^2/([win_0_1.AO17]+[diff_0_1.AO17])^2);0)" office:value-type="float" office:value="251">
            <text:p>251</text:p>
          </table:table-cell>
          <table:table-cell table:formula="oooc:=ROUND(255*(-1*([win_0_1.AP17]+[diff_0_1.AP17])^2/4+([win_0_1.AP17]+[diff_0_1.AP17]))*(1-([diff_0_1.AP17]-[win_0_1.AP17])^2/([win_0_1.AP17]+[diff_0_1.AP17])^2);0)" office:value-type="float" office:value="232">
            <text:p>232</text:p>
          </table:table-cell>
          <table:table-cell table:formula="oooc:=ROUND(255*(-1*([win_0_1.AQ17]+[diff_0_1.AQ17])^2/4+([win_0_1.AQ17]+[diff_0_1.AQ17]))*(1-([diff_0_1.AQ17]-[win_0_1.AQ17])^2/([win_0_1.AQ17]+[diff_0_1.AQ17])^2);0)" office:value-type="float" office:value="241">
            <text:p>241</text:p>
          </table:table-cell>
          <table:table-cell table:formula="oooc:=ROUND(255*(-1*([win_0_1.AR17]+[diff_0_1.AR17])^2/4+([win_0_1.AR17]+[diff_0_1.AR17]))*(1-([diff_0_1.AR17]-[win_0_1.AR17])^2/([win_0_1.AR17]+[diff_0_1.AR17])^2);0)" office:value-type="float" office:value="219">
            <text:p>219</text:p>
          </table:table-cell>
          <table:table-cell table:formula="oooc:=ROUND(255*(-1*([win_0_1.AS17]+[diff_0_1.AS17])^2/4+([win_0_1.AS17]+[diff_0_1.AS17]))*(1-([diff_0_1.AS17]-[win_0_1.AS17])^2/([win_0_1.AS17]+[diff_0_1.AS17])^2);0)" office:value-type="float" office:value="231">
            <text:p>231</text:p>
          </table:table-cell>
          <table:table-cell table:formula="oooc:=ROUND(255*(-1*([win_0_1.AT17]+[diff_0_1.AT17])^2/4+([win_0_1.AT17]+[diff_0_1.AT17]))*(1-([diff_0_1.AT17]-[win_0_1.AT17])^2/([win_0_1.AT17]+[diff_0_1.AT17])^2);0)" office:value-type="float" office:value="240">
            <text:p>240</text:p>
          </table:table-cell>
          <table:table-cell table:formula="oooc:=ROUND(255*(-1*([win_0_1.AU17]+[diff_0_1.AU17])^2/4+([win_0_1.AU17]+[diff_0_1.AU17]))*(1-([diff_0_1.AU17]-[win_0_1.AU17])^2/([win_0_1.AU17]+[diff_0_1.AU17])^2);0)" office:value-type="float" office:value="240">
            <text:p>240</text:p>
          </table:table-cell>
          <table:table-cell table:formula="oooc:=ROUND(255*(-1*([win_0_1.AV17]+[diff_0_1.AV17])^2/4+([win_0_1.AV17]+[diff_0_1.AV17]))*(1-([diff_0_1.AV17]-[win_0_1.AV17])^2/([win_0_1.AV17]+[diff_0_1.AV17])^2);0)" office:value-type="float" office:value="238">
            <text:p>238</text:p>
          </table:table-cell>
          <table:table-cell table:formula="oooc:=ROUND(255*(-1*([win_0_1.AW17]+[diff_0_1.AW17])^2/4+([win_0_1.AW17]+[diff_0_1.AW17]))*(1-([diff_0_1.AW17]-[win_0_1.AW17])^2/([win_0_1.AW17]+[diff_0_1.AW17])^2);0)" office:value-type="float" office:value="239">
            <text:p>239</text:p>
          </table:table-cell>
          <table:table-cell table:formula="oooc:=ROUND(255*(-1*([win_0_1.AX17]+[diff_0_1.AX17])^2/4+([win_0_1.AX17]+[diff_0_1.AX17]))*(1-([diff_0_1.AX17]-[win_0_1.AX17])^2/([win_0_1.AX17]+[diff_0_1.AX17])^2);0)" office:value-type="float" office:value="238">
            <text:p>238</text:p>
          </table:table-cell>
          <table:table-cell table:number-columns-repeated="20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DejaVu LGC Sans1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8">07/08/2007</text:date>, <text:time>12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6-30T12:28:18</meta:creation-date>
    <dc:creator>Feike Boomstra</dc:creator>
    <dc:date>2007-07-08T12:52:07</dc:date>
    <dc:language>en-US</dc:language>
    <meta:editing-cycles>6</meta:editing-cycles>
    <meta:user-defined meta:name="Info 1"/>
    <meta:user-defined meta:name="Info 2"/>
    <meta:user-defined meta:name="Info 3"/>
    <meta:user-defined meta:name="Info 4"/>
    <meta:document-statistic meta:table-count="8" meta:cell-count="64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1.6000003814697pt" style:font-family-asian="'DejaVu LGC Sans'" style:font-family-generic-asian="system" style:font-pitch-asian="variable" style:font-size-asian="21.6000003814697pt" style:font-family-complex="'DejaVu LGC Sans'" style:font-family-generic-complex="system" style:font-pitch-complex="variable" style:font-size-complex="21.6000003814697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pt" style:font-family-asian="'DejaVu LGC Sans'" style:font-family-generic-asian="system" style:font-pitch-asian="variable" style:font-size-asian="10pt" style:font-family-complex="'DejaVu LGC Sans'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6000003814697pt" style:font-family-asian="'DejaVu LGC Sans'" style:font-family-generic-asian="system" style:font-pitch-asian="variable" style:font-size-asian="11.6000003814697pt" style:font-family-complex="'DejaVu LGC Sans'" style:font-family-generic-complex="system" style:font-pitch-complex="variable" style:font-size-complex="11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6000003814697pt" style:font-family-asian="'DejaVu LGC Sans'" style:font-family-generic-asian="system" style:font-pitch-asian="variable" style:font-size-asian="11.6000003814697pt" style:font-family-complex="'DejaVu LGC Sans'" style:font-family-generic-complex="system" style:font-pitch-complex="variable" style:font-size-complex="11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Nimbus Sans L'" style:font-family-generic="swiss" style:font-pitch="variable" fo:font-size="10pt" style:font-family-asian="'DejaVu LGC Sans'" style:font-family-generic-asian="system" style:font-pitch-asian="variable" style:font-size-asian="10pt" style:font-family-complex="'DejaVu LGC Sans'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8.446cm" svg:height="11.643cm" chart:class="chart:line" chart:style-name="ch1">
        <chart:title svg:x="7.571cm" svg:y="0.232cm" chart:style-name="ch2">
          <text:p>Main Title</text:p>
        </chart:title>
        <chart:legend chart:legend-position="end" svg:x="15.852cm" svg:y="5.442cm" chart:style-name="ch3"/>
        <chart:plot-area chart:style-name="ch4" table:cell-range-address="Sheet5.$L$2:.$L$12" chart:table-number-list="4" svg:x="0.368cm" svg:y="1.831cm" svg:width="14.749cm" svg:height="9.58cm">
          <chart:axis chart:dimension="x" chart:name="primary-x" chart:style-name="ch5">
            <chart:categories table:cell-range-address="local-table.A2:.A12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263636363636364">
                <text:p>0.26363636363636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623076923076923">
                <text:p>0.62307692307692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947058823529412">
                <text:p>0.94705882352941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977777777777778">
                <text:p>0.97777777777777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994736842105263">
                <text:p>0.994736842105263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